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Poltavska Oblast（07:47）。 红色警报：空中威胁。 警笛声。 立即掩盖！</text:span>
</text:h>
      <text:p text:style-name="P4">
作者: liveuamap (Language: en)</text:p>
      <text:p text:style-name="P4">
时间: 2023-05-14T-108:48:00</text:p>
      <text:p text:style-name="P4">
地点: Poltavska Oblast (Latitude:49.47721 Longtitude:33.81795)</text:p>
      <text:p text:style-name="P4">
视频: []</text:p>
      <text:p text:style-name="P4">
图片: []</text:p>
      <text:p text:style-name="P4">
标签: ["Europe", "Central and Eastern Europe"]</text:p>
      <text:p text:style-name="P4">
Id: 22562668</text:p>
      <!--METADATA-->
      <text:p text:style-name="P4">
poltava(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News Source: <text:a xlink:type="simple" xlink:href="https://t.me/suspilnepoltava/11135" text:style-name="Internet_20_link" text:visited-style-name="Visited_20_Internet_20_Link">
https://t.me/suspilnepoltava/11135</text:a>
</text:p>
      <!--NEWS-->
      <text:h text:style-name="P10" text:outline-level="1">
<text:span text:style-name="T4">
Zaporizka Oblast（05:04）。 红色警报：空中威胁。 警笛声。 立即掩盖！</text:span>
</text:h>
      <text:p text:style-name="P4">
作者: liveuamap (Language: en)</text:p>
      <text:p text:style-name="P4">
时间: 2023-05-14T-15:05:00</text:p>
      <text:p text:style-name="P4">
地点: Zaporizka Oblast (Latitude:47.612131 Longtitude:35.766081)</text:p>
      <text:p text:style-name="P4">
视频: []</text:p>
      <text:p text:style-name="P4">
图片: []</text:p>
      <text:p text:style-name="P4">
标签: ["Europe", "Central and Eastern Europe"]</text:p>
      <text:p text:style-name="P4">
Id: 22562889</text:p>
      <!--METADATA-->
      <text:p text:style-name="P4">
Zaporizhzhia地区(05:04). Red Alert: aerial threat. Sirens sounding. Take covernow!</text:p>
      <text:p text:style-name="P4">
News Collection Link: <text:a xlink:type="simple" xlink:href="https://liveuamap.com/en/2023/15-may-zaporizka-oblast0504-red-alert-aerial-g" text:style-name="Internet_20_link" text:visited-style-name="Visited_20_Internet_20_Link">
https://liveuamap.com/en/2023/15-may-zaporizka-oblast0504-red-alert-aerial-g</text:a>
</text:p>
      <text:p text:style-name="P4">
News Source: <text:a xlink:type="simple" xlink:href="https://t.me/air_alert_ua/45395" text:style-name="Internet_20_link" text:visited-style-name="Visited_20_Internet_20_Link">
https://t.me/air_alert_ua/45395</text:a>
</text:p>
      <!--NEWS-->
      <text:h text:style-name="P10" text:outline-level="1">
<text:span text:style-name="T4">
在Sivershchyna和Slobozhanschyna的指示，俄罗斯军队炮击Klusy，Yeline，Zarichchya ...</text:span>
</text:h>
      <text:p text:style-name="P4">
作者: liveuamap (Language: en)</text:p>
      <text:p text:style-name="P4">
时间: 2023-05-14T-79:41:00</text:p>
      <text:p text:style-name="P4">
地点: Chernihiv (Latitude:52.0001 Longtitude:33.26797)</text:p>
      <text:p text:style-name="P4">
视频: []</text:p>
      <text:p text:style-name="P4">
图片: []</text:p>
      <text:p text:style-name="P4">
标签: ["Russia"]</text:p>
      <text:p text:style-name="P4">
Id: 22562780</text:p>
      <!--METADATA-->
      <text:p text:style-name="P4">
在Sivershchyna和Slbozhanschyna指示俄罗斯军队炮击Klusy，Yeline，Zarichchya，Mkhy，Mkhy，Medvedivka，Yanzhulivka，Yanzhulivka，Hremychhvihiv，Cherniiiiiiiiiiii。 Ozacha Lopan，Starytsya， Ohirtseve，Khatnye，Hatysche，Pletenivka，Bochkove，Nesterne，Kharkiv地区的Budarky。 俄罗斯航空在Prohres，Mkhy，Semenivka，Chernihiv地区的Novhorod -Siverskyy和Kharkivregion的Budarky进行了空袭，</text:p>
      <text:p text:style-name="P4">
新闻集链接：(https://liveuamap.com/en/2023/14-may-at-sivershchyna-and-slobozhanschyna-directions-russian)</text:p>
      <text:p text:style-name="P4">
News Source: <text:a xlink:type="simple" xlink:href="https://t.me/lumsrc/4778" text:style-name="Internet_20_link" text:visited-style-name="Visited_20_Internet_20_Link">
https://t.me/lumsrc/4778</text:a>
</text:p>
      <!--NEWS-->
      <text:h text:style-name="P10" text:outline-level="1">
<text:span text:style-name="T4">
在莱曼（Lyman）的指示，俄罗斯军队炮击了卢汉斯克地区的Makiyivka和Verkhnok的Bilohorivka ...</text:span>
</text:h>
      <text:p text:style-name="P4">
作者: liveuamap (Language: en)</text:p>
      <text:p text:style-name="P4">
时间: 2023-05-14T-81:41:00</text:p>
      <text:p text:style-name="P4">
地点: Bakhmut (Latitude:48.80551 Longtitude:38.23997)</text:p>
      <text:p text:style-name="P4">
视频: []</text:p>
      <text:p text:style-name="P4">
图片: []</text:p>
      <text:p text:style-name="P4">
标签: ["Russia"]</text:p>
      <text:p text:style-name="P4">
Id: 22562778</text:p>
      <!--METADATA-->
      <text:p text:style-name="P4">
在莱曼(Lyman)的指示，俄罗斯军队炮击了卢汉斯克地区的马克西维卡(Makiyivka)和贝利夫卡(Bilohorivka)，维尔卡尼卡米斯克(Verkhnokamyanske)，斯皮尔恩(Spirne)和顿涅茨克(Donetsk)地区的贝雷斯特夫(Berestove)。 俄语在卢汉斯克地区的比洛霍利夫卡(Bilohorivka)和顿涅茨克(Donetsk)地区的terny，verkhnokamyanske和斯皮恩(Spirne)进行了空袭，乌克兰武装部队的总参谋部在早晨的报告中说</text:p>
      <text:p text:style-name="P4">
新闻集链接：<text:a xlink:type="simple" xlink:href="https://liveuamap.com/en/2023/14-may-at-lyman-direction-russian-army-shelled-makiyivka" text:style-name="Internet_20_link" text:visited-style-name="Visited_20_Internet_20_Link">
https://liveuamap.com/en/2023/2023/14-may-at-lyman-direction-russian-marmy-shelled-makiyivka</text:a>
</text:p>
      <text:p text:style-name="P4">
News Source: <text:a xlink:type="simple" xlink:href="https://t.me/lumsrc/4780" text:style-name="Internet_20_link" text:visited-style-name="Visited_20_Internet_20_Link">
https://t.me/lumsrc/4780</text:a>
</text:p>
      <!--NEWS-->
      <text:h text:style-name="P10" text:outline-level="1">
<text:span text:style-name="T4">
JSU Bakhmut Directio Rusian军队炮击Vasukivka，Fedorivka朋友，Orikhovo-Vasylivka，上帝...</text:span>
</text:h>
      <text:p text:style-name="P4">
作者: liveuamap (Language: en)</text:p>
      <text:p text:style-name="P4">
时间: 2023-05-14T-83:41:00</text:p>
      <text:p text:style-name="P4">
地点: Donetsk Oblast (Latitude:48.38932 Longtitude:37.91039)</text:p>
      <text:p text:style-name="P4">
视频: []</text:p>
      <text:p text:style-name="P4">
图片: []</text:p>
      <text:p text:style-name="P4">
标签: ["Russia"]</text:p>
      <text:p text:style-name="P4">
Id: 22562777</text:p>
      <!--METADATA-->
      <text:p text:style-name="P4">
在巴赫穆特，俄罗斯军队炮击了Vasukivka，Fedorivka Druha，Orikhovo-Vasylivka，Bohdanivka，Bakhmut，Bakhmut，Ivanivske，Ivanivske，Chasiv Yar，Bila，Bila，Bila，Biavske enne，Biavske Enne，donetsk地区的Toresk。 Vasutynske，Novomarkove，Hryhorivka，Bakhmut，Bakhmut，Ivanivske，Kurdumivka和Pivnichne的俄罗斯航空公司约束飞机</text:p>
      <text:p text:style-name="P4">
新闻集链接：(https://liveuamap.com/en/2023/14-may-at-bakhmut-direction-russian-army-shelled-vasukivka)</text:p>
      <text:p text:style-name="P4">
News Source: <text:a xlink:type="simple" xlink:href="https://t.me/lumsrc/4781" text:style-name="Internet_20_link" text:visited-style-name="Visited_20_Internet_20_Link">
https://t.me/lumsrc/4781</text:a>
</text:p>
      <!--NEWS-->
      <text:h text:style-name="P10" text:outline-level="1">
<text:span text:style-name="T4">
在Avdiyivka方向，俄罗斯军队炮击了顿涅茨克地区的Pervomayske和Karlivka。 俄罗斯...</text:span>
</text:h>
      <text:p text:style-name="P4">
作者: liveuamap (Language: en)</text:p>
      <text:p text:style-name="P4">
时间: 2023-05-14T-85:41:00</text:p>
      <text:p text:style-name="P4">
地点: Donetsk Oblast (Latitude:48.13608 Longtitude:37.7504)</text:p>
      <text:p text:style-name="P4">
视频: []</text:p>
      <text:p text:style-name="P4">
图片: []</text:p>
      <text:p text:style-name="P4">
标签: ["Russia"]</text:p>
      <text:p text:style-name="P4">
Id: 22562776</text:p>
      <!--METADATA-->
      <text:p text:style-name="P4">
在Avdiyivka方向，俄罗斯军队炮击了Pervomayske和Karlivka Ofdonetsk地区。 俄罗斯航空在乌克兰武装部队的武装部队中进行了空袭</text:p>
      <text:p text:style-name="P4">
新闻集链接：<text:a xlink:type="simple" xlink:href="https://liveuamap.com/en/2023/14-may-at-avdiyivka-direction-russian-army-shelled-pervomayske" text:style-name="Internet_20_link" text:visited-style-name="Visited_20_Internet_20_Link">
https://liveuamap.com/en/2023/14-may-at-avdiyivka-direction-russian-army-army-shelled-pervomayske</text:a>
</text:p>
      <text:p text:style-name="P4">
News Source: <text:a xlink:type="simple" xlink:href="https://t.me/lumsrc/4782" text:style-name="Internet_20_link" text:visited-style-name="Visited_20_Internet_20_Link">
https://t.me/lumsrc/4782</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14T-87:41:00</text:p>
      <text:p text:style-name="P4">
地点: Donetsk Oblast (Latitude:47.91531 Longtitude:37.46441)</text:p>
      <text:p text:style-name="P4">
视频: []</text:p>
      <text:p text:style-name="P4">
图片: []</text:p>
      <text:p text:style-name="P4">
标签: ["Russia"]</text:p>
      <text:p text:style-name="P4">
Id: 22562775</text:p>
      <!--METADATA-->
      <text:p text:style-name="P4">
乌克兰武装部队的总参谋</text:p>
      <text:p text:style-name="P4">
新闻集链接：<text:a xlink:type="simple" xlink:href="https://liveuamap.com/en/2023/14-may-at-maryinka-direction-russian-army-shelled-heorhiyivka" text:style-name="Internet_20_link" text:visited-style-name="Visited_20_Internet_20_Link">
https://liveuamap.com/en/2023/14-may-at-maryinka-direction-russian-army-shelled-heorhiyivka</text:a>
</text:p>
      <text:p text:style-name="P4">
News Source: <text:a xlink:type="simple" xlink:href="https://t.me/lumsrc/4783" text:style-name="Internet_20_link" text:visited-style-name="Visited_20_Internet_20_Link">
https://t.me/lumsrc/4783</text:a>
</text:p>
      <!--NEWS-->
      <text:h text:style-name="P10" text:outline-level="1">
<text:span text:style-name="T4">
JSC Shakhtar Directio Rusian军队炮击Kalledar，Novoukrainka，Amenian和Shakh ...</text:span>
</text:h>
      <text:p text:style-name="P4">
作者: liveuamap (Language: en)</text:p>
      <text:p text:style-name="P4">
时间: 2023-05-14T-89:41:00</text:p>
      <text:p text:style-name="P4">
地点: Zaporizhzhia (Latitude:47.77394 Longtitude:37.07989)</text:p>
      <text:p text:style-name="P4">
视频: []</text:p>
      <text:p text:style-name="P4">
图片: []</text:p>
      <text:p text:style-name="P4">
标签: ["Russia"]</text:p>
      <text:p text:style-name="P4">
Id: 22562772</text:p>
      <!--METADATA-->
      <text:p text:style-name="P4">
在沙克塔克(Shakhtarske)的指示，俄罗斯军队炮击了Vuhledar，Novoukrayinka，Prechystivka和Shakhtarske。 俄罗斯航空进行了Airstrikes Atprechystivka，乌克兰武装部队的总参谋部在晨报中说</text:p>
      <text:p text:style-name="P4">
新闻集链接：<text:a xlink:type="simple" xlink:href="https://liveuamap.com/en/2023/14-may-at-shakhtarske-direction-russian-army-shelled-vuhledar" text:style-name="Internet_20_link" text:visited-style-name="Visited_20_Internet_20_Link">
https://liveuamap.com/en/2023/14-may-at-shakhtarske-direction-russian-army-army-shelled-vuhledar</text:a>
</text:p>
      <text:p text:style-name="P4">
News Source: <text:a xlink:type="simple" xlink:href="https://t.me/lumsrc/4784" text:style-name="Internet_20_link" text:visited-style-name="Visited_20_Internet_20_Link">
https://t.me/lumsrc/4784</text:a>
</text:p>
      <!--NEWS-->
      <text:h text:style-name="P10" text:outline-level="1">
<text:span text:style-name="T4">
At Zaporizhzhia and Kherson directions Russian army shelled Malynivka, Huliaipole, Bilohirya,...</text:span>
</text:h>
      <text:p text:style-name="P4">
作者: liveuamap (Language: en)</text:p>
      <text:p text:style-name="P4">
时间: 2023-05-14T-91:41:00</text:p>
      <text:p text:style-name="P4">
地点: Nova Kakhovka, Khersons'ka oblast (Latitude:46.78654 Longtitude:33.33063)</text:p>
      <text:p text:style-name="P4">
视频: []</text:p>
      <text:p text:style-name="P4">
图片: []</text:p>
      <text:p text:style-name="P4">
标签: ["Russia"]</text:p>
      <text:p text:style-name="P4">
Id: 22562769</text:p>
      <!--METADATA-->
      <text:p text:style-name="P4">
在Zaporizhzhzhia和Kherson的指示，俄罗斯军队炮击了Malynivka，Huliapole，Bilohirya，Novodanylivka，Novoandriyivka，Novopavlivka，Malischer，Malischer，Malischer。 ZOLOTA BALKA, Mykhaylivka, Dmytrivka, Antonivka, Chornobayivka of Kherson Region and Kherson City Atyshyshya, Huliapole, Mala tokmachka, Mali Scherbakyof Zaporizhzhia Region, Also Beryslav and Kozatske of Kherson Region , -General Staff of Armed Forces of Ukraine Says in the Morning Report</text:p>
      <text:p text:style-name="P4">
新闻集链接：(https://liveuamap.com/en/2023/14-may-at-zaporizhzhia-and-kherson-directions-russian-army)</text:p>
      <text:p text:style-name="P4">
News Source: <text:a xlink:type="simple" xlink:href="https://t.me/lumsrc/4785" text:style-name="Internet_20_link" text:visited-style-name="Visited_20_Internet_20_Link">
https://t.me/lumsrc/4785</text:a>
</text:p>
      <!--NEWS-->
      <text:h text:style-name="P10" text:outline-level="1">
<text:span text:style-name="T4">
在赫森地区的Myroliubivka村附近的农业工程中，有5人被杀害。</text:span>
</text:h>
      <text:p text:style-name="P4">
作者: liveuamap (Language: en)</text:p>
      <text:p text:style-name="P4">
时间: 2023-05-14T04:24:00</text:p>
      <text:p text:style-name="P4">
地点: Kherson (Latitude:47.4083 Longtitude:33.65025)</text:p>
      <text:p text:style-name="P4">
视频: []</text:p>
      <text:p text:style-name="P4">
图片: []</text:p>
      <text:p text:style-name="P4">
标签: ["Europe", "Central and Eastern Europe"]</text:p>
      <text:p text:style-name="P4">
Id: 22562783</text:p>
      <!--METADATA-->
      <text:p text:style-name="P4">
5人在刺射爆炸的结果</text:p>
      <text:p text:style-name="P4">
新闻集链接：<text:a xlink:type="simple" xlink:href="https://liveuamap.com/en/2023/14-may-5-person-killed-during-agricultural-works-near-myroliubivka" text:style-name="Internet_20_link" text:visited-style-name="Visited_20_Internet_20_Link">
https://liveuamap.com/en/2023/2023/14-may-5-person-kill--kill-during-during-agricultural-works-near-myroliubivka</text:a>
</text:p>
      <text:p text:style-name="P4">
News Source: <text:a xlink:type="simple" xlink:href="https://t.me/suspilnekherson/26171" text:style-name="Internet_20_link" text:visited-style-name="Visited_20_Internet_20_Link">
https://t.me/suspilnekherson/26171</text:a>
</text:p>
      <!--NEWS-->
      <text:h text:style-name="P10" text:outline-level="1">
<text:span text:style-name="T4">
布兰斯克地区克林特斯的石油仓库再次遭到袭击，没有严重损害，发现2个火山口</text:span>
</text:h>
      <text:p text:style-name="P4">
作者: liveuamap (Language: en)</text:p>
      <text:p text:style-name="P4">
时间: 2023-05-14T04:30:00</text:p>
      <text:p text:style-name="P4">
地点: Bryansk (Latitude:52.72762 Longtitude:32.21367)</text:p>
      <text:p text:style-name="P4">
视频: []</text:p>
      <text:p text:style-name="P4">
图片: []</text:p>
      <text:p text:style-name="P4">
标签: ["Russia", "Central and Eastern Europe"]</text:p>
      <text:p text:style-name="P4">
Id: 22562786</text:p>
      <!--METADATA-->
      <text:p text:style-name="P4">
布兰斯克地区克林特斯的石油仓库再次遭到袭击，没有严重损害，发现2个火山口</text:p>
      <text:p text:style-name="P4">
新闻集链接：<text:a xlink:type="simple" xlink:href="https://liveuamap.com/en/2023/14-may-oil-depot-in-klintsy-of-briansk-region-was-attacked" text:style-name="Internet_20_link" text:visited-style-name="Visited_20_Internet_20_Link">
https://liveuamap.com/en/2023/2023/14-may-oil-depot-in-klintsy-of-briansk-regiansk-region-was-actacked</text:a>
</text:p>
      <text:p text:style-name="P4">
News Source: <text:a xlink:type="simple" xlink:href="https://t.me/bbbreaking/155328" text:style-name="Internet_20_link" text:visited-style-name="Visited_20_Internet_20_Link">
https://t.me/bbbreaking/155328</text:a>
</text:p>
      <!--NEWS-->
      <text:h text:style-name="P10" text:outline-level="1">
<text:span text:style-name="T4">
Mykolaiv，Mykolaiv地区，Poltava地区（23:28）。 红色ALRT：空中tchretate。 阳光...</text:span>
</text:h>
      <text:p text:style-name="P4">
作者: liveuamap (Language: en)</text:p>
      <text:p text:style-name="P4">
时间: 2023-05-14T17:29:00</text:p>
      <text:p text:style-name="P4">
地点: Mykolaiv (Latitude:46.94866 Longtitude:32.00639)</text:p>
      <text:p text:style-name="P4">
视频: []</text:p>
      <text:p text:style-name="P4">
图片: []</text:p>
      <text:p text:style-name="P4">
标签: ["Europe", "Central and Eastern Europe"]</text:p>
      <text:p text:style-name="P4">
Id: 22562873</text:p>
      <!--METADATA-->
      <text:p text:style-name="P4">
Mykolaiv, Mykolayivska Oblast, Poltavska Oblast(23:28). Red Alert: aerialthreat. Sirens sounding. Take cover now!</text:p>
      <text:p text:style-name="P4">
News Collection Link: <text:a xlink:type="simple" xlink:href="https://liveuamap.com/en/2023/14-may-mykolaiv-mykolayivska-oblast-poltavskag" text:style-name="Internet_20_link" text:visited-style-name="Visited_20_Internet_20_Link">
https://liveuamap.com/en/2023/14-may-mykolaiv-mykolayivska-oblast-poltavskag</text:a>
</text:p>
      <text:p text:style-name="P4">
News Source: <text:a xlink:type="simple" xlink:href="https://t.me/air_alert_ua/45360" text:style-name="Internet_20_link" text:visited-style-name="Visited_20_Internet_20_Link">
https://t.me/air_alert_ua/45360</text:a>
</text:p>
      <!--NEWS-->
      <text:h text:style-name="P10" text:outline-level="1">
<text:span text:style-name="T4">
Sumy地区，Kharkiv，Kharkiv地区，顿涅茨克地区（23:30）。 红色ALRT：空中tchretate。 和...</text:span>
</text:h>
      <text:p text:style-name="P4">
作者: liveuamap (Language: en)</text:p>
      <text:p text:style-name="P4">
时间: 2023-05-14T17:31:00</text:p>
      <text:p text:style-name="P4">
地点: Sumska Oblast (Latitude:51.00075 Longtitude:34.00038)</text:p>
      <text:p text:style-name="P4">
视频: []</text:p>
      <text:p text:style-name="P4">
图片: []</text:p>
      <text:p text:style-name="P4">
标签: ["Europe", "Central and Eastern Europe"]</text:p>
      <text:p text:style-name="P4">
Id: 22562874</text:p>
      <!--METADATA-->
      <text:p text:style-name="P4">
Sumska Oblast, Kharkiv, Kharkivska Oblast, Donetsk Oblast(23:30). Red Alert:aerial threat. Sirens sounding. Take cover now!</text:p>
      <text:p text:style-name="P4">
News Collection Link: <text:a xlink:type="simple" xlink:href="https://liveuamap.com/en/2023/14-may-sumska-oblast-kharkiv-kharkivska-oblasg-8900" text:style-name="Internet_20_link" text:visited-style-name="Visited_20_Internet_20_Link">
https://liveuamap.com/en/2023/14-may-sumska-oblast-kharkiv-kharkivska-oblasg-8900</text:a>
</text:p>
      <text:p text:style-name="P4">
News Source: <text:a xlink:type="simple" xlink:href="https://t.me/air_alert_ua/45363" text:style-name="Internet_20_link" text:visited-style-name="Visited_20_Internet_20_Link">
https://t.me/air_alert_ua/45363</text:a>
</text:p>
      <!--NEWS-->
      <text:h text:style-name="P10" text:outline-level="1">
<text:span text:style-name="T4">
Dnipro，Dnipropetrovska Oblast（23:31）。 红色警报：空中威胁。 警笛声。 掩护...</text:span>
</text:h>
      <text:p text:style-name="P4">
作者: liveuamap (Language: en)</text:p>
      <text:p text:style-name="P4">
时间: 2023-05-14T17:32:00</text:p>
      <text:p text:style-name="P4">
地点: Dnipro (Latitude:48.45919 Longtitude:35.03948)</text:p>
      <text:p text:style-name="P4">
视频: []</text:p>
      <text:p text:style-name="P4">
图片: []</text:p>
      <text:p text:style-name="P4">
标签: ["Europe", "Central and Eastern Europe"]</text:p>
      <text:p text:style-name="P4">
Id: 22562875</text:p>
      <!--METADATA-->
      <text:p text:style-name="P4">
dnipro，dnipropetrovsk区域(23:31). Red Alert: aerial threat. Sirenssounding. Take cover now!</text:p>
      <text:p text:style-name="P4">
News Collection Link: <text:a xlink:type="simple" xlink:href="https://liveuamap.com/en/2023/14-may-dnipro-dnipropetrovska-oblast2331-red-g" text:style-name="Internet_20_link" text:visited-style-name="Visited_20_Internet_20_Link">
https://liveuamap.com/en/2023/14-may-dnipro-dnipropetrovska-oblast2331-red-g</text:a>
</text:p>
      <text:p text:style-name="P4">
News Source: <text:a xlink:type="simple" xlink:href="https://t.me/suspilnednipro/15440" text:style-name="Internet_20_link" text:visited-style-name="Visited_20_Internet_20_Link">
https://t.me/suspilnednipro/15440</text:a>
</text:p>
      <!--NEWS-->
      <text:h text:style-name="P10" text:outline-level="1">
<text:span text:style-name="T4">
Kherson，Khersonska Oblast（23:33）。 红色警报：空中威胁。 警笛声。 立即掩盖！</text:span>
</text:h>
      <text:p text:style-name="P4">
作者: liveuamap (Language: en)</text:p>
      <text:p text:style-name="P4">
时间: 2023-05-14T17:35:00</text:p>
      <text:p text:style-name="P4">
地点: Kherson (Latitude:46.65581000 Longtitude:32.61780000)</text:p>
      <text:p text:style-name="P4">
视频: []</text:p>
      <text:p text:style-name="P4">
图片: []</text:p>
      <text:p text:style-name="P4">
标签: ["Europe", "Central and Eastern Europe"]</text:p>
      <text:p text:style-name="P4">
Id: 22562876</text:p>
      <!--METADATA-->
      <text:p text:style-name="P4">
赫尔森，赫森地区(23:33). Red Alert: aerial threat. Sirens sounding.Take cover now!</text:p>
      <text:p text:style-name="P4">
News Collection Link: <text:a xlink:type="simple" xlink:href="https://liveuamap.com/en/2023/14-may-kherson-khersonska-oblast2333-red-alerg" text:style-name="Internet_20_link" text:visited-style-name="Visited_20_Internet_20_Link">
https://liveuamap.com/en/2023/14-may-kherson-khersonska-oblast2333-red-alerg</text:a>
</text:p>
      <text:p text:style-name="P4">
News Source: <text:a xlink:type="simple" xlink:href="https://t.me/air_alert_ua/45365" text:style-name="Internet_20_link" text:visited-style-name="Visited_20_Internet_20_Link">
https://t.me/air_alert_ua/45365</text:a>
</text:p>
      <!--NEWS-->
      <text:h text:style-name="P10" text:outline-level="1">
<text:span text:style-name="T4">
Chernihivska Oblast（00:29）。 红色警报：空中威胁。 警笛声。 立即掩盖！</text:span>
</text:h>
      <text:p text:style-name="P4">
作者: liveuamap (Language: en)</text:p>
      <text:p text:style-name="P4">
时间: 2023-05-14T18:29:00</text:p>
      <text:p text:style-name="P4">
地点: Chernihivska Oblast (Latitude:51.33333000 Longtitude:32.00000000)</text:p>
      <text:p text:style-name="P4">
视频: []</text:p>
      <text:p text:style-name="P4">
图片: []</text:p>
      <text:p text:style-name="P4">
标签: ["Europe", "Central and Eastern Europe"]</text:p>
      <text:p text:style-name="P4">
Id: 22562878</text:p>
      <!--METADATA-->
      <text:p text:style-name="P4">
切尔尼希夫地区(00:29). Red Alert: aerial threat. Sirens sounding. Takecover now!</text:p>
      <text:p text:style-name="P4">
News Collection Link: <text:a xlink:type="simple" xlink:href="https://liveuamap.com/en/2023/14-may-chernihivska-oblast0029-red-alert-aerig" text:style-name="Internet_20_link" text:visited-style-name="Visited_20_Internet_20_Link">
https://liveuamap.com/en/2023/14-may-chernihivska-oblast0029-red-alert-aerig</text:a>
</text:p>
      <text:p text:style-name="P4">
News Source: <text:a xlink:type="simple" xlink:href="https://t.me/air_alert_ua/45368" text:style-name="Internet_20_link" text:visited-style-name="Visited_20_Internet_20_Link">
https://t.me/air_alert_ua/45368</text:a>
</text:p>
      <!--NEWS-->
      <text:h text:style-name="P10" text:outline-level="1">
<text:span text:style-name="T4">
Poltavska Oblast（00:36）。 红色警报：空中威胁。 警笛声。 立即掩盖！</text:span>
</text:h>
      <text:p text:style-name="P4">
作者: liveuamap (Language: en)</text:p>
      <text:p text:style-name="P4">
时间: 2023-05-14T18:36:00</text:p>
      <text:p text:style-name="P4">
地点: Poltavska Oblast (Latitude:49.47824 Longtitude:33.81946)</text:p>
      <text:p text:style-name="P4">
视频: []</text:p>
      <text:p text:style-name="P4">
图片: []</text:p>
      <text:p text:style-name="P4">
标签: ["Europe", "Central and Eastern Europe"]</text:p>
      <text:p text:style-name="P4">
Id: 22562879</text:p>
      <!--METADATA-->
      <text:p text:style-name="P4">
poltava(00:36). Red Alert: aerial threat. Sirens sounding. Take covernow!</text:p>
      <text:p text:style-name="P4">
News Collection Link: <text:a xlink:type="simple" xlink:href="https://liveuamap.com/en/2023/14-may-poltavska-oblast0036-red-alert-aerial-g" text:style-name="Internet_20_link" text:visited-style-name="Visited_20_Internet_20_Link">
https://liveuamap.com/en/2023/14-may-poltavska-oblast0036-red-alert-aerial-g</text:a>
</text:p>
      <text:p text:style-name="P4">
News Source: <text:a xlink:type="simple" xlink:href="https://t.me/air_alert_ua/45373" text:style-name="Internet_20_link" text:visited-style-name="Visited_20_Internet_20_Link">
https://t.me/air_alert_ua/45373</text:a>
</text:p>
      <!--NEWS-->
      <text:h text:style-name="P10" text:outline-level="1">
<text:span text:style-name="T4">
Zaporizka Oblast（01:06）。 红色警报：空中威胁。 警笛声。 立即掩盖！</text:span>
</text:h>
      <text:p text:style-name="P4">
作者: liveuamap (Language: en)</text:p>
      <text:p text:style-name="P4">
时间: 2023-05-14T19:07:00</text:p>
      <text:p text:style-name="P4">
地点: Zaporizka Oblast (Latitude:47.611781 Longtitude:35.766461)</text:p>
      <text:p text:style-name="P4">
视频: []</text:p>
      <text:p text:style-name="P4">
图片: []</text:p>
      <text:p text:style-name="P4">
标签: ["Europe", "Central and Eastern Europe"]</text:p>
      <text:p text:style-name="P4">
Id: 22562880</text:p>
      <!--METADATA-->
      <text:p text:style-name="P4">
Zaporizhzhia地区(01:06). Red Alert: aerial threat. Sirens sounding. Take covernow!</text:p>
      <text:p text:style-name="P4">
News Collection Link: <text:a xlink:type="simple" xlink:href="https://liveuamap.com/en/2023/14-may-zaporizka-oblast0106-red-alert-aerial-g" text:style-name="Internet_20_link" text:visited-style-name="Visited_20_Internet_20_Link">
https://liveuamap.com/en/2023/14-may-zaporizka-oblast0106-red-alert-aerial-g</text:a>
</text:p>
      <text:p text:style-name="P4">
News Source: <text:a xlink:type="simple" xlink:href="https://t.me/air_alert_ua/45375" text:style-name="Internet_20_link" text:visited-style-name="Visited_20_Internet_20_Link">
https://t.me/air_alert_ua/45375</text:a>
</text:p>
      <!--NEWS-->
      <text:h text:style-name="P10" text:outline-level="1">
<text:span text:style-name="T4">
Kherson，Khersonska Oblast（01:17）。 红色警报：空中威胁。 警笛声。 立即掩盖！</text:span>
</text:h>
      <text:p text:style-name="P4">
作者: liveuamap (Language: en)</text:p>
      <text:p text:style-name="P4">
时间: 2023-05-14T19:20:00</text:p>
      <text:p text:style-name="P4">
地点: Kherson (Latitude:46.65622 Longtitude:32.61833)</text:p>
      <text:p text:style-name="P4">
视频: []</text:p>
      <text:p text:style-name="P4">
图片: []</text:p>
      <text:p text:style-name="P4">
标签: ["Europe", "Central and Eastern Europe"]</text:p>
      <text:p text:style-name="P4">
Id: 22562881</text:p>
      <!--METADATA-->
      <text:p text:style-name="P4">
赫尔森，赫森地区(01:17). Red Alert: aerial threat. Sirens sounding.Take cover now!</text:p>
      <text:p text:style-name="P4">
News Collection Link: <text:a xlink:type="simple" xlink:href="https://liveuamap.com/en/2023/14-may-kherson-khersonska-oblast0117-red-alerg" text:style-name="Internet_20_link" text:visited-style-name="Visited_20_Internet_20_Link">
https://liveuamap.com/en/2023/14-may-kherson-khersonska-oblast0117-red-alerg</text:a>
</text:p>
      <text:p text:style-name="P4">
News Source: <text:a xlink:type="simple" xlink:href="https://t.me/air_alert_ua/45376" text:style-name="Internet_20_link" text:visited-style-name="Visited_20_Internet_20_Link">
https://t.me/air_alert_ua/45376</text:a>
</text:p>
      <!--NEWS-->
      <text:h text:style-name="P10" text:outline-level="1">
<text:span text:style-name="T4">
Cherkaska Oblast（01:22）。 红色警报：空中威胁。 警笛声。 立即掩盖！</text:span>
</text:h>
      <text:p text:style-name="P4">
作者: liveuamap (Language: en)</text:p>
      <text:p text:style-name="P4">
时间: 2023-05-14T19:24:00</text:p>
      <text:p text:style-name="P4">
地点: Cherkaska Oblast (Latitude:49.25000000 Longtitude:31.33333000)</text:p>
      <text:p text:style-name="P4">
视频: []</text:p>
      <text:p text:style-name="P4">
图片: []</text:p>
      <text:p text:style-name="P4">
标签: ["Europe", "Central and Eastern Europe"]</text:p>
      <text:p text:style-name="P4">
Id: 22562882</text:p>
      <!--METADATA-->
      <text:p text:style-name="P4">
切尔卡斯(01:22). Red Alert: aerial threat. Sirens sounding. Take covernow!</text:p>
      <text:p text:style-name="P4">
News Collection Link: <text:a xlink:type="simple" xlink:href="https://liveuamap.com/en/2023/14-may-cherkaska-oblast0122-red-alert-aerial-g" text:style-name="Internet_20_link" text:visited-style-name="Visited_20_Internet_20_Link">
https://liveuamap.com/en/2023/14-may-cherkaska-oblast0122-red-alert-aerial-g</text:a>
</text:p>
      <text:p text:style-name="P4">
News Source: <text:a xlink:type="simple" xlink:href="https://t.me/air_alert_ua/45377" text:style-name="Internet_20_link" text:visited-style-name="Visited_20_Internet_20_Link">
https://t.me/air_alert_ua/45377</text:a>
</text:p>
      <!--NEWS-->
      <text:h text:style-name="P10" text:outline-level="1">
<text:span text:style-name="T4">
Kirovohradska Oblast（01:28）。 红色警报：空中威胁。 警笛声。 立即掩盖！</text:span>
</text:h>
      <text:p text:style-name="P4">
作者: liveuamap (Language: en)</text:p>
      <text:p text:style-name="P4">
时间: 2023-05-14T19:31:00</text:p>
      <text:p text:style-name="P4">
地点: Kirovohradska Oblast (Latitude:48.49957 Longtitude:32.00036)</text:p>
      <text:p text:style-name="P4">
视频: []</text:p>
      <text:p text:style-name="P4">
图片: []</text:p>
      <text:p text:style-name="P4">
标签: ["Europe", "Central and Eastern Europe"]</text:p>
      <text:p text:style-name="P4">
Id: 22562883</text:p>
      <!--METADATA-->
      <text:p text:style-name="P4">
Kirovohrad地区(01:28). Red Alert: aerial threat. Sirens sounding. Takecover now!</text:p>
      <text:p text:style-name="P4">
News Collection Link: <text:a xlink:type="simple" xlink:href="https://liveuamap.com/en/2023/14-may-kirovohradska-oblast0128-red-alert-aerg" text:style-name="Internet_20_link" text:visited-style-name="Visited_20_Internet_20_Link">
https://liveuamap.com/en/2023/14-may-kirovohradska-oblast0128-red-alert-aerg</text:a>
</text:p>
      <text:p text:style-name="P4">
News Source: <text:a xlink:type="simple" xlink:href="https://t.me/air_alert_ua/45378" text:style-name="Internet_20_link" text:visited-style-name="Visited_20_Internet_20_Link">
https://t.me/air_alert_ua/45378</text:a>
</text:p>
      <!--NEWS-->
      <text:h text:style-name="P10" text:outline-level="1">
<text:span text:style-name="T4">
Kharkiv，Kharkivska Oblast（01:40）。 红色警报：空中威胁。 警笛声。 立即掩盖！</text:span>
</text:h>
      <text:p text:style-name="P4">
作者: liveuamap (Language: en)</text:p>
      <text:p text:style-name="P4">
时间: 2023-05-14T19:42:00</text:p>
      <text:p text:style-name="P4">
地点: Kharkiv (Latitude:49.98081000 Longtitude:36.25272000)</text:p>
      <text:p text:style-name="P4">
视频: []</text:p>
      <text:p text:style-name="P4">
图片: []</text:p>
      <text:p text:style-name="P4">
标签: ["Europe", "Central and Eastern Europe"]</text:p>
      <text:p text:style-name="P4">
Id: 22562884</text:p>
      <!--METADATA-->
      <text:p text:style-name="P4">
哈尔基夫(Kharkiv)，哈尔基夫地区(01:40). Red Alert: aerial threat. Sirens sounding.Take cover now!</text:p>
      <text:p text:style-name="P4">
News Collection Link: <text:a xlink:type="simple" xlink:href="https://liveuamap.com/en/2023/14-may-kharkiv-kharkivska-oblast0140-red-alerg" text:style-name="Internet_20_link" text:visited-style-name="Visited_20_Internet_20_Link">
https://liveuamap.com/en/2023/14-may-kharkiv-kharkivska-oblast0140-red-alerg</text:a>
</text:p>
      <text:p text:style-name="P4">
News Source: <text:a xlink:type="simple" xlink:href="https://t.me/air_alert_ua/45380" text:style-name="Internet_20_link" text:visited-style-name="Visited_20_Internet_20_Link">
https://t.me/air_alert_ua/45380</text:a>
</text:p>
      <!--NEWS-->
      <text:h text:style-name="P10" text:outline-level="1">
<text:span text:style-name="T4">
Dnipro，Dnipropetrovska Oblast（02:05）。 红色警报：空中威胁。 警笛声。 掩护...</text:span>
</text:h>
      <text:p text:style-name="P4">
作者: liveuamap (Language: en)</text:p>
      <text:p text:style-name="P4">
时间: 2023-05-14T20:06:00</text:p>
      <text:p text:style-name="P4">
地点: Dnipro (Latitude:48.45823 Longtitude:35.03975)</text:p>
      <text:p text:style-name="P4">
视频: []</text:p>
      <text:p text:style-name="P4">
图片: []</text:p>
      <text:p text:style-name="P4">
标签: ["Europe", "Central and Eastern Europe"]</text:p>
      <text:p text:style-name="P4">
Id: 22562885</text:p>
      <!--METADATA-->
      <text:p text:style-name="P4">
dnipro，dnipropetrovsk区域(02:05). Red Alert: aerial threat. Sirenssounding. Take cover now!</text:p>
      <text:p text:style-name="P4">
News Collection Link: <text:a xlink:type="simple" xlink:href="https://liveuamap.com/en/2023/15-may-dnipro-dnipropetrovska-oblast0205-red-g" text:style-name="Internet_20_link" text:visited-style-name="Visited_20_Internet_20_Link">
https://liveuamap.com/en/2023/15-may-dnipro-dnipropetrovska-oblast0205-red-g</text:a>
</text:p>
      <text:p text:style-name="P4">
News Source: <text:a xlink:type="simple" xlink:href="https://t.me/air_alert_ua/45381" text:style-name="Internet_20_link" text:visited-style-name="Visited_20_Internet_20_Link">
https://t.me/air_alert_ua/45381</text:a>
</text:p>
      <!--NEWS-->
      <text:h text:style-name="P10" text:outline-level="1">
<text:span text:style-name="T4">
Mykolaiv，Mykolayivska Oblast（02:38）。 红色警报：空中威胁。 警笛声。 立即掩盖！</text:span>
</text:h>
      <text:p text:style-name="P4">
作者: liveuamap (Language: en)</text:p>
      <text:p text:style-name="P4">
时间: 2023-05-14T20:41:00</text:p>
      <text:p text:style-name="P4">
地点: Mykolaiv (Latitude:46.94964 Longtitude:32.00622)</text:p>
      <text:p text:style-name="P4">
视频: []</text:p>
      <text:p text:style-name="P4">
图片: []</text:p>
      <text:p text:style-name="P4">
标签: ["Europe", "Central and Eastern Europe"]</text:p>
      <text:p text:style-name="P4">
Id: 22562887</text:p>
      <!--METADATA-->
      <text:p text:style-name="P4">
Nikolaev，Mykolaiv地区(02:38). Red Alert: aerial threat. Sirenssounding. Take cover now!</text:p>
      <text:p text:style-name="P4">
News Collection Link: <text:a xlink:type="simple" xlink:href="https://liveuamap.com/en/2023/15-may-mykolaiv-mykolayivska-oblast0238-red-ag" text:style-name="Internet_20_link" text:visited-style-name="Visited_20_Internet_20_Link">
https://liveuamap.com/en/2023/15-may-mykolaiv-mykolayivska-oblast0238-red-ag</text:a>
</text:p>
      <text:p text:style-name="P4">
News Source: <text:a xlink:type="simple" xlink:href="https://t.me/air_alert_ua/45384" text:style-name="Internet_20_link" text:visited-style-name="Visited_20_Internet_20_Link">
https://t.me/air_alert_ua/45384</text:a>
</text:p>
      <!--NEWS-->
      <text:h text:style-name="P10" text:outline-level="1">
<text:span text:style-name="T4">
Kherson，Khersonska Oblast（03:11）。 红色警报：空中威胁。 警笛声。 立即掩盖！</text:span>
</text:h>
      <text:p text:style-name="P4">
作者: liveuamap (Language: en)</text:p>
      <text:p text:style-name="P4">
时间: 2023-05-14T21:15:00</text:p>
      <text:p text:style-name="P4">
地点: Kherson (Latitude:46.65502 Longtitude:32.61766)</text:p>
      <text:p text:style-name="P4">
视频: []</text:p>
      <text:p text:style-name="P4">
图片: []</text:p>
      <text:p text:style-name="P4">
标签: ["Europe", "Central and Eastern Europe"]</text:p>
      <text:p text:style-name="P4">
Id: 22562888</text:p>
      <!--METADATA-->
      <text:p text:style-name="P4">
赫尔森，赫森地区(03:11). Red Alert: aerial threat. Sirens sounding.Take cover now!</text:p>
      <text:p text:style-name="P4">
News Collection Link: <text:a xlink:type="simple" xlink:href="https://liveuamap.com/en/2023/15-may-kherson-khersonska-oblast0311-red-alerg" text:style-name="Internet_20_link" text:visited-style-name="Visited_20_Internet_20_Link">
https://liveuamap.com/en/2023/15-may-kherson-khersonska-oblast0311-red-alerg</text:a>
</text:p>
      <text:p text:style-name="P4">
News Source: <text:a xlink:type="simple" xlink:href="https://t.me/air_alert_ua/45389" text:style-name="Internet_20_link" text:visited-style-name="Visited_20_Internet_20_Link">
https://t.me/air_alert_ua/45389</text:a>
</text:p>
      <!--NEWS-->
      <text:h text:style-name="P10" text:outline-level="1">
<text:span text:style-name="T4">
Poltavska Oblast（05:05）。 红色警报：空中威胁。 警笛声。 立即掩盖！</text:span>
</text:h>
      <text:p text:style-name="P4">
作者: liveuamap (Language: en)</text:p>
      <text:p text:style-name="P4">
时间: 2023-05-14T23:05:00</text:p>
      <text:p text:style-name="P4">
地点: Poltavska Oblast (Latitude:49.47705000 Longtitude:33.81866000)</text:p>
      <text:p text:style-name="P4">
视频: []</text:p>
      <text:p text:style-name="P4">
图片: []</text:p>
      <text:p text:style-name="P4">
标签: ["Europe", "Central and Eastern Europe"]</text:p>
      <text:p text:style-name="P4">
Id: 22562890</text:p>
      <!--METADATA-->
      <text:p text:style-name="P4">
poltava(05:05). Red Alert: aerial threat. Sirens sounding. Take covernow!</text:p>
      <text:p text:style-name="P4">
News Collection Link: <text:a xlink:type="simple" xlink:href="https://liveuamap.com/en/2023/15-may-poltavska-oblast0505-red-alert-aerial-g" text:style-name="Internet_20_link" text:visited-style-name="Visited_20_Internet_20_Link">
https://liveuamap.com/en/2023/15-may-poltavska-oblast0505-red-alert-aerial-g</text:a>
</text:p>
      <text:p text:style-name="P4">
News Source: <text:a xlink:type="simple" xlink:href="https://t.me/suspilnepoltava/11149" text:style-name="Internet_20_link" text:visited-style-name="Visited_20_Internet_20_Link">
https://t.me/suspilnepoltava/11149</text:a>
</text:p>
      <!--NEWS-->
      <text:h text:style-name="P10" text:outline-level="1">
<text:span text:style-name="T4">
Dnipro，Dnipropetrovsk地区，Kirovohrad地区（05:06）。 红色ALRT：空中tchretate。 警报器...</text:span>
</text:h>
      <text:p text:style-name="P4">
作者: liveuamap (Language: en)</text:p>
      <text:p text:style-name="P4">
时间: 2023-05-14T23:07:00</text:p>
      <text:p text:style-name="P4">
地点: Dnipro (Latitude:48.46012 Longtitude:35.03841)</text:p>
      <text:p text:style-name="P4">
视频: []</text:p>
      <text:p text:style-name="P4">
图片: []</text:p>
      <text:p text:style-name="P4">
标签: ["Europe", "Central and Eastern Europe"]</text:p>
      <text:p text:style-name="P4">
Id: 22562891</text:p>
      <!--METADATA-->
      <text:p text:style-name="P4">
Dnipro，Dnipropetrovsk地区，Kirovohrad地区(05:06). Red Alert: aerialthreat. Sirens sounding. Take cover now!</text:p>
      <text:p text:style-name="P4">
News Collection Link: <text:a xlink:type="simple" xlink:href="https://liveuamap.com/en/2023/15-may-dnipro-dnipropetrovska-oblast-kirovohrg" text:style-name="Internet_20_link" text:visited-style-name="Visited_20_Internet_20_Link">
https://liveuamap.com/en/2023/15-may-dnipro-dnipropetrovska-oblast-kirovohrg</text:a>
</text:p>
      <text:p text:style-name="P4">
News Source: <text:a xlink:type="simple" xlink:href="https://t.me/air_alert_ua/45398" text:style-name="Internet_20_link" text:visited-style-name="Visited_20_Internet_20_Link">
https://t.me/air_alert_ua/45398</text:a>
</text:p>
      <!--NEWS-->
      <text:h text:style-name="P10" text:outline-level="1">
<text:span text:style-name="T4">
俄罗斯联邦现任总统将他的国家隔离在克里姆林宫-Volodymyr Zelenskyy</text:span>
</text:h>
      <text:p text:style-name="P4">
作者: ['АРМІЯINFORM']</text:p>
      <text:p text:style-name="P4">
时间: 2023-05-14T34:00:00-04:00</text:p>
      <text:p text:style-name="P4">
描述: 乌克兰总统沃罗迪米尔·泽伦斯基（Volodymyr Zelensky），钦尼·莱德·德尔扎维（Chinniy Lider derzhavi Agresor）...与乌克兰2022年的战争，与乌克兰的最新新闻战争，今天与乌克兰2022年的新闻战争，乌克兰和俄罗斯与俄罗斯之间以及乌克兰在乌克兰之间发动战争这将是不久的</text:p>
      <text:p text:style-name="P4">
图片: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标签: ['ВОЛОДИМИР ЗЕЛЕНСЬКИЙ', 'ІТАЛІЯ']</text:p>
      <text:p text:style-name="P4">
类别: News</text:p>
      <!--METADATA-->
      <text:p text:style-name="P4">
<draw:frame draw:style-name="fr1" draw:name="Image2" text:anchor-type="as-char" svg:width="6.9236in" svg:height="4.617948in" draw:z-index="0">
<draw:image xlink:href="../Images/AРМІЯINFORM/2023-05-14T34-00-00-04-00/aa4f67fb00603a221ac625cbbc0d3b6d_1684009913_extra_large.jpeg" xlink:type="simple" xlink:show="embed" xlink:actuate="onLoad" draw:mime-type="image/jpeg"/>
</draw:frame>
乌克兰沃迪米尔·泽伦斯基总统坚信，侵略者国家现任领导人弗拉基米尔·普京(Vladimir Putin)的住所担任总统，其政策越来越多地隔离了所需世界的俄罗斯联盟。 乌克兰国家的负责人在对意大利的正式访问期间采访了意大利媒体的代表时说。</text:p>
      <text:p text:style-name="P4">
“目前，俄罗斯与文明世界有联系。 今天是孤立的。 在克里姆林宫的存在下，他孤立了人，他的经济，他的历史和语言。 他们积累的一切都是冬天。 这消除了我们的关系，因为他以他的侵略性，无端的战争来到我们这里。</text:p>
      <text:p text:style-name="P4">
乌克兰总统表达了他的信念，即俄罗斯领导人对人民无动于衷 - 不仅是乌克兰人，而且对他的国家的公民都无动于衷，这就是为什么自从这一Zaporbnitsa开始以来就一直要求来到乌克兰土地的俄罗斯军队的原因。</text:p>
      <text:p text:style-name="P4">
“他没有强大的军队。 他有数百万他投掷的人。 而且他有很多苏联技术。”国家负责人说。</text:p>
      <text:p text:style-name="P4">
Volodymyr Zelensky指出，克里姆林宫对他在乌克兰的行动的理由较小。 俄罗斯现任总统不太认为是社会，商业甚至环境。</text:p>
      <text:p text:style-name="P4">
“他答应了他们快速胜利，没有胜利。 一切都是全面的，没有人与这些人进行交流，认真的业务来自俄罗斯联邦，欧洲和世界上建立俄罗斯有伙伴关系的企业，不想签订联合合同。 所有这些都会影响许多人，他们不想要它，因为他们每天都有困难……这是孤立的，”  - 说。</text:p>
      <text:p text:style-name="P4">
同时，根据弗拉基米尔·泽伦斯基(Vladimir Zelensky)的说法，俄罗斯社会在苏联之下具有传染性，并且还没有准备好再次实现视觉效果，因此它将敦促俄罗斯联邦总统。</text:p>
      <text:p text:style-name="P4">
“每天在州内的心情都在恶化。 他们会按下它。”乌克兰总统说。</text:p>
      <text:p text:style-name="P4">
国家元首强调，乌克兰在将敌人从其领土推动时即将取得胜利。 他特别指出，我们的国家正在为反对意见做准备。</text:p>
      <text:p text:style-name="P4">
“我们正在非常重视。 非常严重的步骤将是必须的。 我知道我们都是有动力的 - 不仅是那些了解所有这些想法的人，而且是我们的人民，” Volodymyr Zelenskyy补充说。总统强调，乌克兰人民相信胜利，第一个重要的报价很快就会出现。</text:p>
      <text:p text:style-name="P4">
<text:span text:style-name="T4">
资料来源：</text:span>
 <text:a xlink:type="simple" xlink:href="https://armyinform.com.ua/reformator/president.gov.ua/news/chinnij-prezident-rf-izolyuye-svoyu-krayinu-svoyeyu-prisutni-82861" text:style-name="Internet_20_link" text:visited-style-name="Visited_20_Internet_20_Link">
总统办公室</text:a>
</text:p>
      <text:p text:style-name="P4">
News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与乌克兰诗人和后卫瓦莱里亚·苏波迪纳（Valeria Subotina）举行的创意会议在基辅电影院举行</text:span>
</text:h>
      <text:p text:style-name="P4">
作者: ['Оксана Іванець']</text:p>
      <text:p text:style-name="P4">
时间: 2023-05-14T35:00:00-04:00</text:p>
      <text:p text:style-name="P4">
描述: 10 kvistnaya zakhisnitsya azovstal mariupol valeria subotin（karpilenko）在伪“ nava”上，何时，何时，何时，何时，何时，何时，何时，何时，何时，2022年与乌克兰的战争将在不久的将来与乌克兰进行战争，与乌克兰的战争，今天的乌克兰新闻，乌克兰乌克兰媒体的新闻在俄罗斯</text:p>
      <text:p text:style-name="P4">
图片: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标签: ['ЗУСТРІЧ']</text:p>
      <text:p text:style-name="P4">
类别: News</text:p>
      <!--METADATA-->
      <text:p text:style-name="P4">
<draw:frame draw:style-name="fr1" draw:name="Image3" text:anchor-type="as-char" svg:width="6.9236in" svg:height="3.900295in" draw:z-index="0">
<draw:image xlink:href="../Images/AРМІЯINFORM/2023-05-14T35-00-00-04-00/photo_5404773273645993931_y.jpg" xlink:type="simple" xlink:show="embed" xlink:actuate="onLoad" draw:mime-type="image/jpeg"/>
</draw:frame>
4月10日，Azovstal和Mariupol Valery Subotin的捍卫者(卡尔伦科)在交换空白时，纳瓦的海军中殿从俄罗斯被囚禁回家。 根据俄罗斯酒吧的说法，阿佐夫军团的一名女服务员花了327天。</text:p>
      <text:p text:style-name="P4">
今天，诗人首先向公众与读者进行交流。 它的创意之夜致力于从囚禁中返回瓦莱里亚(Valeria)，以及“鲜花和武器”的收藏，在暂时占领的野马中燃烧的循环被女孩的母亲-in -law -law -lyudmila subotina谴责。</text:p>
      <text:p text:style-name="P4">
该活动是由诗人的朋友，熟人，姐妹和兄弟参加的。 在现场，他们分享了将它们与纳瓦(Nava)结合在一起的生活故事，并从收藏中赋予了她诗歌。 还有一些献给瓦莱里亚及其男人的人，乌克兰安德里·苏伯丁的国家边境警卫队的官员，他们为阿佐夫的首都而战，他自己的作品 - 对这对夫妻的热爱是许多艺术家的灵感。</text:p>
      <text:p text:style-name="P4">
<text:a xlink:type="simple" xlink:href="https://armyinform.com.ua/wp-content/uploads/2023/05/photo_5404773273645993933_y.jpg" text:style-name="Internet_20_link" text:visited-style-name="Visited_20_Internet_20_Link">
!(Images/AРМІЯINFORM/2023-05-14T35-00-00-04-00/photo_5404773273645993933_y-150x150.jpg)</text:a>
</text:p>
      <text:p text:style-name="P4">
<text:a xlink:type="simple" xlink:href="https://armyinform.com.ua/wp-content/uploads/2023/05/photo_5404773273645993934_y.jpg" text:style-name="Internet_20_link" text:visited-style-name="Visited_20_Internet_20_Link">
<draw:frame draw:style-name="fr1" draw:name="Image4" text:anchor-type="as-char" svg:width="6.9236in" svg:height="6.9236in" draw:z-index="0">
<draw:image xlink:href="../Images/AРМІЯINFORM/2023-05-14T35-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5" text:anchor-type="as-char" svg:width="6.9236in" svg:height="6.9236in" draw:z-index="0">
<draw:image xlink:href="../Images/AРМІЯINFORM/2023-05-14T35-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6" text:anchor-type="as-char" svg:width="6.9236in" svg:height="6.9236in" draw:z-index="0">
<draw:image xlink:href="../Images/AРМІЯINFORM/2023-05-14T35-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7" text:anchor-type="as-char" svg:width="6.9236in" svg:height="6.9236in" draw:z-index="0">
<draw:image xlink:href="../Images/AРМІЯINFORM/2023-05-14T35-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8" text:anchor-type="as-char" svg:width="6.9236in" svg:height="6.9236in" draw:z-index="0">
<draw:image xlink:href="../Images/AРМІЯINFORM/2023-05-14T35-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9" text:anchor-type="as-char" svg:width="6.9236in" svg:height="6.9236in" draw:z-index="0">
<draw:image xlink:href="../Images/AРМІЯINFORM/2023-05-14T35-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10" text:anchor-type="as-char" svg:width="6.9236in" svg:height="6.9236in" draw:z-index="0">
<draw:image xlink:href="../Images/AРМІЯINFORM/2023-05-14T35-00-00-04-00/photo_5404773273645993940_y-150x150.jpg" xlink:type="simple" xlink:show="embed" xlink:actuate="onLoad" draw:mime-type="image/jpeg"/>
</draw:frame>
</text:a>
</text:p>
      <text:p text:style-name="P4">
同样在此期间，NAUL诗歌的歌曲是由演员军事服务员Dmitrylinartovich演奏的，Grigory Skovoroda的作品和Vasyl Stus-Lyrnyk iBandurist Taras Kompanichenko的作品，以及“亲吻我为Forewell” Forewell“ Forewell”，“”之歌，缅甸的后面和“胜利”。</text:p>
      <text:p text:style-name="P4">
瓦莱里亚(Valeria)本人读了三首诗。 一个关于玛丽波尔，另一个是在晚上前夕放置的，这个女孩致力于目前被俄罗斯被囚禁的兄弟。 第三首诗是为了记忆她的男人的记忆，瓦莱里(Valery)于5月5日与她结婚。 在2022年5月7日的两天内，安德烈·苏博丁上尉没有从战斗任务中返回。 他的身体仍然没有被埋葬了……</text:p>
      <text:p text:style-name="P4">
在傍晚时分，瓦莱·苏伯汀(Valery Subotin)强调，乌克兰社会会记得那些仍处于俄罗斯囚禁的人，并使他们有可能将他们从那里拉出来。</text:p>
      <ul>
        <li>
在囚禁中，您可以与任何信息隔绝。 因此，不可能确切知道您是为自己而战还是等待您。 但是，所有漫长的人都知道：您不会在那里有多少，乌克兰无法打扰您，例如朋友和亲戚。 但是，离开那里并确保它是多么重要!诗人说。</li>
      </ul>
      <text:p text:style-name="P4">
News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SBU宣布怀疑Balakliya的前职业“指挥官”，后者折磨了该市的居民</text:span>
</text:h>
      <text:p text:style-name="P4">
作者: ['АРМІЯINFORM']</text:p>
      <text:p text:style-name="P4">
时间: 2023-05-14T36:00:00-04:00</text:p>
      <text:p text:style-name="P4">
描述: Bezpeques的服务系统地在Rosiyki Pay上有效，Yaki是由Meni的尼基出版的...与乌克兰2022年的战争，与乌克兰与乌克兰的最新新闻，与乌克兰的新闻，与乌克兰2022年的新闻战争，今天将在今天，将有乌克兰和俄罗斯之间的战争以及2022年与乌克兰的战争是一年在俄罗斯的乌克兰媒体</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ПІДОЗРА', 'СБУ']</text:p>
      <text:p text:style-name="P4">
类别: News</text:p>
      <!--METADATA-->
      <text:p text:style-name="P4">
<draw:frame draw:style-name="fr1" draw:name="Image11" text:anchor-type="as-char" svg:width="6.9236in" svg:height="3.952222in" draw:z-index="0">
<draw:image xlink:href="../ConvertedIMGs/AРМІЯINFORM/2023-05-14T36-00-00-04-00/i75_articleimage_203629.png" xlink:type="simple" xlink:show="embed" xlink:actuate="onLoad" draw:mime-type="image/png"/>
</draw:frame>
说明性照片</text:p>
      <text:p text:style-name="P4">
安全局系统地暴露了在乌克兰暂时俘虏的地区犯下军队的俄罗斯入侵者。</text:p>
      <text:p text:style-name="P4">
由于调查行动，建立了在哈尔基夫地区占领期间参与国内镇压平民的另一名入侵者的身份。</text:p>
      <text:p text:style-name="P4">
参与俄罗斯联邦武装部队Kaliningrad Garrison军事指挥官的人员，目前的“花岗岩”是在全面入侵的开始时，包括在东方阵线上加入占领组织。</text:p>
      <text:p text:style-name="P4">
去年三月，他热情地来到了巴拉克利亚(Balakliya)，并奉献了俄罗斯军队和L/DNR战斗人员联合行动的协调，以在该市传播克里姆林宫政权。</text:p>
      <text:p text:style-name="P4">
后来他被任命为“指挥官”。 在这个“位置”中，占据了当地人的非法拘留。</text:p>
      <text:p text:style-name="P4">
根据花岗岩的命令，乌克兰人被带到由侵略者创建的卡蒂夫尼，并在警察局被俘虏的建筑物中制成。</text:p>
      <text:p text:style-name="P4">
在那里，人们遭受了酷刑，并且很长一段时间都没有食物。 一些受害者仍然被认为失踪了。</text:p>
      <text:p text:style-name="P4">
据报道，花岗岩亲自使用心理和身体暴力，威胁谋杀，并强迫将其亲戚驱逐出俄罗斯联邦。</text:p>
      <text:p text:style-name="P4">
在解放城市期间，占领“指挥官”逃往俄罗斯联邦，那里被掩盖了正义。</text:p>
      <text:p text:style-name="P4">
根据收集的证据，安全局的调查人员告诉他，涉嫌艺术的第2部分。 28和艺术的第1部分。 乌克兰《刑法》的438(违反一群人事先阴谋所犯下的战争法律和习俗).</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News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个无人机将从德国政府那里获得乌克兰侦察兵</text:span>
</text:h>
      <text:p text:style-name="P4">
作者: ['АРМІЯINFORM']</text:p>
      <text:p text:style-name="P4">
时间: 2023-05-14T37:00:00-04:00</text:p>
      <text:p text:style-name="P4">
描述: 乌克兰的媒体Otkhadov 105 Bezpilotnitvyv Vector在Mazh Minth的合同中...与乌克兰2022年的战争，与乌克兰的最新新闻，今天与乌克兰的新闻，与乌克兰的新闻进行战争，今天与乌克兰的新闻战争最后一次，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20230131-01.jpg" text:style-name="Internet_20_link" text:visited-style-name="Visited_20_Internet_20_Link">
20230131-01.jpg</text:a>
']</text:p>
      <text:p text:style-name="P4">
标签: ['STOPRUSSIA', 'АГРЕСІЯ РФ', 'ВТОРГНЕННЯ РФ', 'ГОЛОВНЕ УПРАВЛІННЯ РОЗВІДКИ МО УКРАЇНИ', 'ГУР МО УКРАЇНИ']</text:p>
      <text:p text:style-name="P4">
类别: News</text:p>
      <!--METADATA-->
      <text:p text:style-name="P4">
<draw:frame draw:style-name="fr1" draw:name="Image12" text:anchor-type="as-char" svg:width="6.9236in" svg:height="3.892602in" draw:z-index="0">
<draw:image xlink:href="../Images/AРМІЯINFORM/2023-05-14T37-00-00-04-00/20230131-01.jpg" xlink:type="simple" xlink:show="embed" xlink:actuate="onLoad" draw:mime-type="image/jpeg"/>
</draw:frame>
乌克兰情报将在乌克兰国防服务框架内通过德国无人机系统GmbH无人机获得105个矢量无人机。</text:p>
      <text:p text:style-name="P4">
关于它<text:a xlink:type="simple" xlink:href="https://gur.gov.ua/content/105-bpla-zi-shtuchnym-intelektom-dlia-voiennoi-rozvidky-ukrainy.html" text:style-name="Internet_20_link" text:visited-style-name="Visited_20_Internet_20_Link">
报告</text:a>
乌克兰国防智力局主要局。</text:p>
      <text:p text:style-name="P4">
“这是由德国联邦共和国融资的乌克兰军队的第二个矢量无人机。 2022年8月，乌克兰下令33种同一车型的德国无人机，他们在战场上提出了高效率。 为了开始使用矢量无人机长时间：组装形式的“鸟”的翼展为2.8米。</text:p>
      <text:p text:style-name="P4">
Vava Vector配备了电流和红外传感器，可以检测敌人的目标，并且无人机的牢固结构抵消了天气因素。 速度 - 高达72 km/h。 一次航班的持续时间为1220分钟。 得益于受保护的矢量数据传输渠道在战斗任务中，它能够实时广播视频到陆上站。非增强的人工智能用于分析的扩展功能：构建 - 中算法允许您自动识别同一时间的对象传输至关重要的智能。消息。</text:p>
      <text:p text:style-name="P4">
乌克兰国防部智力局主要委员会的战士表达了德国人民对下一项重要贡献的灵活性，这增强了乌克兰军队的奇特学优势。</text:p>
      <text:p text:style-name="P4">
News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乌克兰的胜利不仅是所有被占领领土的解放，而且是对乌克兰总统的所有杀手的公平判决</text:span>
</text:h>
      <text:p text:style-name="P4">
作者: ['АРМІЯINFORM']</text:p>
      <text:p text:style-name="P4">
时间: 2023-05-14T38:00:00-04:00</text:p>
      <text:p text:style-name="P4">
描述: 乌克兰人的Peremoga-不是Rosiyki Pay的Zvilnnnya的谎言 - 自己的劳动...与乌克兰2022年的战争，与乌克兰的最新新闻，《与乌克兰的新闻战争》，今天与乌克兰2022年的新闻战争，乌克兰之间的战争，将在乌克兰之间发动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标签: ['ВОЛОДИМИР ЗЕЛЕНСЬКИЙ', 'ІТАЛІЯ']</text:p>
      <text:p text:style-name="P4">
类别: News</text:p>
      <!--METADATA-->
      <text:p text:style-name="P4">
<draw:frame draw:style-name="fr1" draw:name="Image13" text:anchor-type="as-char" svg:width="6.9236in" svg:height="4.617948in" draw:z-index="0">
<draw:image xlink:href="../Images/AРМІЯINFORM/2023-05-14T38-00-00-04-00/df14b6f60f69bd113570e3de4b455a49_1684009913_extra_large.jpeg" xlink:type="simple" xlink:show="embed" xlink:actuate="onLoad" draw:mime-type="image/jpeg"/>
</draw:frame>
乌克兰的胜利不仅是俄罗斯入侵者对所有领土的解放，而且是将侵略罪的罪行造成对我们国家的罪行，以使所有有罪的责任。 这是由弗拉基米尔塞尔斯基总统在意大利官方名片中接受意大利媒体代表采访时所说的。</text:p>
      <text:p text:style-name="P4">
在回答这个问题时，乌克兰国家负责人指出，乌克兰领土的唯一安抚化之一对于那些失去了孩子的公民来说是不够的。</text:p>
      <text:p text:style-name="P4">
“我认识那些说，向我讲话的人，”我以某种方式授予了他们的孩子……他们说：“我们非常问你：不仅是我们的祖国。 提升。 那些下订单的人应该回答。 我们要法院。 它是由法院设计的 - 我们希望真正的正义。 我们要求它，我们不会入睡。” 这些是掩盖自己的小孩的老人，他们为国家而死。”他说。</text:p>
      <text:p text:style-name="P4">
因此，根据弗拉基米尔·泽伦斯基(Vladimir Zelensky)的说法，对于这些人和乌克兰总统而言，胜利不仅是领土的回归。</text:p>
      <text:p text:style-name="P4">
“我们是一个文明的国家，我们想要和平，但只是和平。 对杀手是正确的，诚实的句子。”总统强调。</text:p>
      <text:p text:style-name="P4">
他还指出，俄罗斯联邦的侵略可能会有所不同 - 不仅在外观上，而且在包括能量在内的勒索。 国家元首表示，在战争中失去乌克兰的情况下，俄罗斯侵略将继续解决北约和欧盟，然后公共国家将不得不将其子女和父母送入战争。</text:p>
      <text:p text:style-name="P4">
“我已经准备好进行务实的对话。 我认为您的社会应该准备好知道：最好帮助乌克兰，” Volodymyr Zelenskyy说。</text:p>
      <text:p text:style-name="P4">
<text:span text:style-name="T4">
资料来源：</text:span>
 <text:a xlink:type="simple" xlink:href="https://www.president.gov.ua/news/peremoga-ukrayini-ce-ne-lishe-zvilnennya-vsih-okupovanih-ter-82865" text:style-name="Internet_20_link" text:visited-style-name="Visited_20_Internet_20_Link">
总统办公室</text:a>
</text:p>
      <text:p text:style-name="P4">
News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是否通过对货币援助IDP进行“行动”来改变注册地点</text:span>
</text:h>
      <text:p text:style-name="P4">
作者: ['Іветта Василенко']</text:p>
      <text:p text:style-name="P4">
时间: 2023-05-14T39:00:00-04:00</text:p>
      <text:p text:style-name="P4">
描述: 个人转移的Intranshno，通过门户网站“ DIA”，纳达利的垃圾到姐妹蛇的垃圾，与乌克兰2022年的战争，与乌克兰的最新新闻战争，《与乌克兰的新闻》，与乌克兰的新闻战争，与乌克兰2022年的新闻战争，这是今天的最后一场，乌克兰与俄罗斯之间会发生战争，何时，何时，何时，何时，何时，何时，何时，何时，何时，何时，何时，何时，何时，何时，何时与乌克兰战争在2022年在不久的将来与乌克兰的战争，与乌克兰的战争，今天的乌克兰新闻，乌克兰的新闻，乌克兰媒体的俄罗斯媒体</text:p>
      <text:p text:style-name="P4">
图片: ['<text:a xlink:type="simple" xlink:href="https://armyinform.com.ua/wp-content/uploads/2021/11/5ncmojeg50czm07tphknalblebeajfzo-968x500-1-1.jpg" text:style-name="Internet_20_link" text:visited-style-name="Visited_20_Internet_20_Link">
5ncmojeg50czm07tphknalblebeajfzo-968x500-1-1.jpg</text:a>
']</text:p>
      <text:p text:style-name="P4">
标签: ['ВПО', 'ГРОШОВА ДОПОМОГА']</text:p>
      <text:p text:style-name="P4">
类别: News</text:p>
      <!--METADATA-->
      <text:p text:style-name="P4">
<draw:frame draw:style-name="fr1" draw:name="Image14" text:anchor-type="as-char" svg:width="6.9236in" svg:height="3.57624in" draw:z-index="0">
<draw:image xlink:href="../Images/AРМІЯINFORM/2023-05-14T39-00-00-04-00/5ncmojeg50czm07tphknalblebeajfzo-968x500-1-1.jpg" xlink:type="simple" xlink:show="embed" xlink:actuate="onLoad" draw:mime-type="image/jpeg"/>
</draw:frame>
说明性照片</text:p>
      <text:p text:style-name="P4">
尽管通过动作门户更改了注册地位，但内部流离失所者仍将继续获得每月现金援助。 重要的是，流离失所的人应联系社会保障当局。 这样的<text:a xlink:type="simple" xlink:href="https://www.facebook.com/MLSP.gov.ua/posts/pfbid0cL9biaAzcQivSg1dpz8ZBhqE8JRxcXT1D796kqTBT2hJwq1KnhZjx3PQEvJ31kt3l" text:style-name="Internet_20_link" text:visited-style-name="Visited_20_Internet_20_Link">
澄清</text:a>
社会政策部提供。</text:p>
      <text:p text:style-name="P4">
这是关于什么？ 如果乌克兰公民为来自该州内部流离失所者的人提供货币援助，并通过申请“行动”申请了实际居住地，则他的付款将存储，也没有存储其他验证流程。</text:p>
      <text:p text:style-name="P4">
这种援助将继续，而无需与社会保护当局进行额外联系。 如果公民还有其他付款请求，那么，当然，您应该在新居住地的地址与社会保障机构联系。</text:p>
      <text:p text:style-name="P4">
应该提醒的是，从2023年1月底开始，大约有500万个内部流离失所者注册。</text:p>
      <text:p text:style-name="P4">
获得现金援助的权利是以下公民类别：</text:p>
      <ul>
        <li>
          <text:p text:style-name="P4">
离开了所在地区清单中的定居点的人(保存了)敌对行动或俄罗斯联邦暂时占领；</text:p>
        </li>
        <li>
          <text:p text:style-name="P4">
不可用或被摧毁的住房并于2022年5月20日提交的人申请相应损失的赔偿申请，尤其是通过门户“行动”；</text:p>
        </li>
        <li>
          <text:p text:style-name="P4">
通过战斗书籍，恐怖行为，由俄罗斯联邦的侵略造成的纪录片证实了地方当局的纪录片确认事实；</text:p>
        </li>
        <li>
          <text:p text:style-name="P4">
截至2022年2月24日，每月收到目标IDP的人以支付居住费用；</text:p>
        </li>
        <li>
          <text:p text:style-name="P4">
从临时占领的终端领土中重新居住的人，在2022年2月24日之后进行了敌对行动。</text:p>
        </li>
      </ul>
      <text:p text:style-name="P4">
您可以获取IDP证书，并通过行动“行动”申请财政援助。 此外，内部流离失所者可以求助于CNAP或村庄执行机构，定居点，市议会的社会保护部门。</text:p>
      <text:p text:style-name="P4">
向该州流离失所者的每月财政援助付款是：儿童和残疾人的3000份Hryvnias和所有其他人的Hryvnias。</text:p>
      <text:p text:style-name="P4">
<text:span text:style-name="T5">
照片说明性</text:span>
</text:p>
      <text:p text:style-name="P4">
News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在国际军事朝圣中，第一次在乌克兰安娜·马利亚（Anna Malyar）祈祷</text:span>
</text:h>
      <text:p text:style-name="P4">
作者: ['АРМІЯINFORM']</text:p>
      <text:p text:style-name="P4">
时间: 2023-05-14T40:00:00-04:00</text:p>
      <text:p text:style-name="P4">
描述: Upersher Vissysovis Kaplani Zbroin，父亲Rostislav父亲Tyslas，Vasil神父...与乌克兰2022年的战争，与乌克兰的最新消息，今天与乌克兰的新闻，今天与乌克兰2022年的新闻战争，乌克兰和俄罗斯之间的战争将在乌克兰和俄罗斯之间发生战争与乌克兰的战争将是不久的</text:p>
      <text:p text:style-name="P4">
图片: ['<text:a xlink:type="simple" xlink:href="https://armyinform.com.ua/wp-content/uploads/2023/05/photo_5404413510005410340.jpg" text:style-name="Internet_20_link" text:visited-style-name="Visited_20_Internet_20_Link">
photo_5404413510005410340.jpg</text:a>
']</text:p>
      <text:p text:style-name="P4">
标签: ['ВІЙСЬКОВІ КАПЕЛАНИ', 'ГАННА МАЛЯР']</text:p>
      <text:p text:style-name="P4">
类别: News</text:p>
      <!--METADATA-->
      <text:p text:style-name="P4">
<draw:frame draw:style-name="fr1" draw:name="Image15" text:anchor-type="as-char" svg:width="6.9236in" svg:height="4.370522in" draw:z-index="0">
<draw:image xlink:href="../Images/AРМІЯINFORM/2023-05-14T40-00-00-04-00/photo_5404413510005410340.jpg" xlink:type="simple" xlink:show="embed" xlink:actuate="onLoad" draw:mime-type="image/jpeg"/>
</draw:frame>
乌克兰武装部队的军事牧师是第63届国际军事朝圣之际，乌克兰的武装部队Rostislav Vysokan vysokan Vasyl Bodnar神父，阅读“维尔京，维尔京”……乌克兰人。 关于这个<text:a xlink:type="simple" xlink:href="https://t.me/annamaliar/735" text:style-name="Internet_20_link" text:visited-style-name="Visited_20_Internet_20_Link">
被引用</text:a>
 в Телеграм-каналі Ганни Маляр.</text:p>
      <text:p text:style-name="P4">
Зараз у французькому місті Люрд триває меса за участю 14 тисячвійськовослужбовців та військових капеланів із 38 країн.</text:p>
      <text:p text:style-name="P4">
News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在监狱中服刑的占领者着迷于他签订合同-Gur</text:span>
</text:h>
      <text:p text:style-name="P4">
作者: ['АРМІЯINFORM']</text:p>
      <text:p text:style-name="P4">
时间: 2023-05-14T41:00:00-04:00</text:p>
      <text:p text:style-name="P4">
描述: https://youtu.be/vkrdby9157w俄罗斯联合会的glumadian，Yaky Pokaranni在Mixy Pozbalann上...与乌克兰2022年战争，与乌克兰与乌克兰的最新消息交战，今天与乌克兰的最新消息，今天与乌克兰的战争，今天将有一场乌克兰的战争，今天将会有一场乌克兰与俄罗斯，俄罗斯与俄罗斯之间的战争是在2022年与乌克兰战争时，是否会在不久的将来与乌克兰进行战争，乌克兰与乌克兰的战争，今天的乌克兰新闻，乌克兰的新闻，乌克兰的乌克兰媒体新闻</text:p>
      <text:p text:style-name="P4">
图片: []</text:p>
      <text:p text:style-name="P4">
标签: ['STOPRUSSIA', 'АГРЕСІЯ РФ', 'ВІЙНА', 'ВТОРГНЕННЯ РФ', 'ГУР МО УКРАЇНИ']</text:p>
      <text:p text:style-name="P4">
类别: News</text:p>
      <!--METADATA-->
      <text:p text:style-name="P4">
俄罗斯联邦的公民在RFF领土的监狱中受到惩罚，被动员并参与对乌克兰乌克兰·阿夫迪夫斯基的方向进行武装侵略。</text:p>
      <text:p text:style-name="P4">
“俄罗斯的Osssii *Banny合同，已签署，现在是不可能的。 野性是为我写的，”占用者摇了摇。</text:p>
      <text:p text:style-name="P4">
他还告诉他，一旦动员了300,000，就会立即开始一场真正的战争，而不是这样的特殊行动。 他根本不想生命的居住者，也不认为他可以被杀死。</text:p>
      <text:p text:style-name="P4">
资料来源：<text:a xlink:type="simple" xlink:href="https://gur.gov.ua/content/kontrakt-podpysal-a-teper-vylezty-ne-mohu.html" text:style-name="Internet_20_link" text:visited-style-name="Visited_20_Internet_20_Link">
乌克兰国防部情报局主要局长</text:a>
</text:p>
      <text:p text:style-name="P4">
News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乌克兰广播电视和电视，用于Zaporozhye前线领土的居民</text:span>
</text:h>
      <text:p text:style-name="P4">
作者: ['АРМІЯINFORM']</text:p>
      <text:p text:style-name="P4">
时间: 2023-05-14T42:00:00-04:00</text:p>
      <text:p text:style-name="P4">
描述: 关于乌克兰电信电台的Rospovis，在oporitoriye teriteriyuzhzhiy上...与乌克兰2022年的战争，与乌克兰的最新新闻，《今日新闻》，《新闻战》，今天与乌克兰2022年上次与乌克兰的新闻战争，将在乌克兰和俄罗斯和俄罗斯之间发生战争，以及何时与乌克兰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tzd0uhje67d26ikgjc6s.w695.jpg" text:style-name="Internet_20_link" text:visited-style-name="Visited_20_Internet_20_Link">
tzd0uhje67d26ikgjc6s.w695.jpg</text:a>
']</text:p>
      <text:p text:style-name="P4">
标签: ['ЗАПОРІЖЖЯ', 'РАДІО', 'ТЕЛЕБАЧЕННЯ']</text:p>
      <text:p text:style-name="P4">
类别: News</text:p>
      <!--METADATA-->
      <text:p text:style-name="P4">
<draw:frame draw:style-name="fr1" draw:name="Image16" text:anchor-type="as-char" svg:width="6.9236in" svg:height="3.885186in" draw:z-index="0">
<draw:image xlink:href="../Images/AРМІЯINFORM/2023-05-14T42-00-00-04-00/tzd0uhje67d26ikgjc6s.w695.jpg" xlink:type="simple" xlink:show="embed" xlink:actuate="onLoad" draw:mime-type="image/jpeg"/>
</draw:frame>
 Ілюстративне фото</text:p>
      <text:p text:style-name="P4">
Розповідаємо про українське телебачення та радіо на прифронтових територіяхЗапоріжжя. Про це <text:a xlink:type="simple" xlink:href="https://minre.gov.ua/2023/05/13/ukrayinske-radio-i-tb-dlya-meshkancziv-pryfrontovyh-terytorij-zaporizhzhya/" text:style-name="Internet_20_link" text:visited-style-name="Visited_20_Internet_20_Link">
повідомляє</text:a>
乌克兰暂时占领领土的重新融入部。</text:p>
      <text:p text:style-name="P4">
T2电视信号来自Zaporozhye中的传输站(Radiius -55公里)和Novomykolaivtsi(半径25公里).</text:p>
      <text:p text:style-name="P4">
У радіусі 50 км від Запоріжжя можна слухати: Радіо Еммануїл (69.92 MHz)， 收音机(71.5 MHz)， 文化(87.8 MHz)，FM军队(91.2 MHz)，星期五广播(94.1 MHz)，电台NV(102.7 MHz)，乌克兰广播电台(103.7 MHz), Промінь (106,2mg)， 格式(88.3 MHz)，复古FM(107 MHz).</text:p>
      <text:p text:style-name="P4">
У Новомиколаївці й прилеглих районах у радіусі 25 км можна приймати сигналрадіостанції Українське радіо (103.7 MHz).</text:p>
      <text:p text:style-name="P4">
News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芬兰已将12栋移动房屋交给了生活中的脆弱团体</text:span>
</text:h>
      <text:p text:style-name="P4">
作者: ['АРМІЯINFORM']</text:p>
      <text:p text:style-name="P4">
时间: 2023-05-14T43:00:00-04:00</text:p>
      <text:p text:style-name="P4">
描述: Fisnlandi为了调整Mintyki Rosvitka Gromad，乌克兰的Teritanian Tom Okrostructure ...与乌克兰2022年的战争，与乌克兰与乌克兰的最新新闻，与乌克兰的最新新闻进行战争，与乌克兰2022年最后一次与乌克兰的新闻战争，乌克兰和俄罗斯和俄罗斯和俄罗斯和俄罗斯之间的战争将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8/fztcfnhx0aaijgg.jpg" text:style-name="Internet_20_link" text:visited-style-name="Visited_20_Internet_20_Link">
fztcfnhx0aaijgg.jpg</text:a>
']</text:p>
      <text:p text:style-name="P4">
标签: ['МОДУЛЬНІ БУДИНОЧКИ', 'ФІНЛЯНДІЯ']</text:p>
      <text:p text:style-name="P4">
类别: News</text:p>
      <!--METADATA-->
      <text:p text:style-name="P4">
<draw:frame draw:style-name="fr1" draw:name="Image17" text:anchor-type="as-char" svg:width="6.9236in" svg:height="3.894525in" draw:z-index="0">
<draw:image xlink:href="../Images/AРМІЯINFORM/2023-05-14T43-00-00-04-00/fztcfnhx0aaijgg.jpg" xlink:type="simple" xlink:show="embed" xlink:actuate="onLoad" draw:mime-type="image/jpeg"/>
</draw:frame>
芬兰在社区发展部的协助下，乌克兰的Tainfrastructure领土将12个移动建筑转移到了基辅地区的欧丁。 关于它<text:a xlink:type="simple" xlink:href="https://www.kmu.gov.ua/news/finliandiia-peredala-12-mobilnykh-budynochkiv-dlia-prozhyvannia-sotsialno-vrazlyvykh-hrup-naselennia" text:style-name="Internet_20_link" text:visited-style-name="Visited_20_Internet_20_Link">
报告</text:a>
政府门户。</text:p>
      <text:p text:style-name="P4">
他们将能够居住大家庭，受害者家庭，残疾人，社会工作者，军事和其他社会脆弱人群的家庭。</text:p>
      <text:p text:style-name="P4">
“失去住房的乌克兰人的提供是我们部的优先事项之一。 在这里，我们与国际合作伙伴合作进行临时决策和长期住房。 包括通过住房恢复计划。 我感谢芬兰的帮助，我们希望只促进我们的合作。</text:p>
      <text:p text:style-name="P4">
每个房屋都是为3套公寓设计的，每个公寓的面积为27-28kV。 仪表。 他们可以在每个人中安顿4个人。 定居的人数总数为144人。</text:p>
      <text:p text:style-name="P4">
每个公寓都有一个走廊，一个浴室，一个厨房，两个住宅房间。</text:p>
      <text:p text:style-name="P4">
水和光线连接到每个房屋。 该镇也由电源-2发电机保护。</text:p>
      <text:p text:style-name="P4">
移动建筑本身位于行人的一个疗养院，其他重要的社交遗址以及到基辅的街头领土上。</text:p>
      <text:p text:style-name="P4">
News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我们的后卫摧毁了18个无人机SHAHD-136/131</text:span>
</text:h>
      <text:p text:style-name="P4">
作者: ['АРМІЯINFORM']</text:p>
      <text:p text:style-name="P4">
时间: 2023-05-14T44:00:00-04:00</text:p>
      <text:p text:style-name="P4">
描述: 由Rosiyska Federals粘贴，对Teritors施加了虫膜的影响...与乌克兰2022年的战争，与乌克兰的最新新闻战争，今天与乌克兰2022年的新闻战争，乌克兰和俄罗斯之间以及俄罗斯之间的战争将发生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shahed-geran-1.jpg" text:style-name="Internet_20_link" text:visited-style-name="Visited_20_Internet_20_Link">
shahed-geran-1.jpg</text:a>
']</text:p>
      <text:p text:style-name="P4">
标签: ['STOPRUSSIA', 'АГРЕСІЯ РФ', 'БПЛА', 'ВТОРГНЕННЯ РФ', 'ХРОНІКА ОБОРОНИ', 'ШАХЕДИ']</text:p>
      <text:p text:style-name="P4">
类别: News</text:p>
      <!--METADATA-->
      <text:p text:style-name="P4">
<draw:frame draw:style-name="fr1" draw:name="Image18" text:anchor-type="as-char" svg:width="6.9236in" svg:height="4.260133in" draw:z-index="0">
<draw:image xlink:href="../Images/AРМІЯINFORM/2023-05-14T44-00-00-04-00/shahed-geran-1.jpg" xlink:type="simple" xlink:show="embed" xlink:actuate="onLoad" draw:mime-type="image/jpeg"/>
</draw:frame>
<text:span text:style-name="T4">
🔥俄罗斯入侵的情况</text:span>
</text:p>
      <text:p text:style-name="P4">
最后一天，俄罗斯联邦通过应用伊朗冲击无人机无人机SHAHD-136/131击中了下一个巨大的打击。</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根据指定的信息，23个中的18个被我们的捍卫者摧毁。 大约50座高层建筑，私人建筑，文化和医疗机构被爆炸浪损坏。</text:p>
      <text:p text:style-name="P4">
该消息写道：“平民中有30多人受伤。</text:p>
      <text:p text:style-name="P4">
值得注意的是，在最后一天，敌人击中了4次导弹罢工，包括特尔诺维尔和米科洛夫城市，导致中年受伤的中年公民受伤，损害了一座多层建筑和其他平民基础设施。</text:p>
      <text:p text:style-name="P4">
News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国防军在占用者的重点领域造成了10次节拍</text:span>
</text:h>
      <text:p text:style-name="P4">
作者: ['АРМІЯINFORM']</text:p>
      <text:p text:style-name="P4">
时间: 2023-05-14T45:00:00-04:00</text:p>
      <text:p text:style-name="P4">
描述: 关于ZSU总部的谷物，在他的Ram Raskoy Zvevnini上。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2/07/241886_zsu_generalstaff.ua_.png" text:style-name="Internet_20_link" text:visited-style-name="Visited_20_Internet_20_Link">
241886_zsu_generalstaff.ua_.png</text:a>
']</text:p>
      <text:p text:style-name="P4">
标签: ['STOPRUSSIA', 'АГРЕСІЯ РФ', 'ВІЙНА', 'ВТОРГНЕННЯ РФ']</text:p>
      <text:p text:style-name="P4">
类别: News</text:p>
      <!--METADATA-->
      <text:p text:style-name="P4">
<draw:frame draw:style-name="fr1" draw:name="Image19" text:anchor-type="as-char" svg:width="6.9236in" svg:height="3.606042in" draw:z-index="0">
<draw:image xlink:href="../Images/AРМІЯINFORM/2023-05-14T45-00-00-04-00/241886_zsu_generalstaff.ua_.png" xlink:type="simple" xlink:show="embed" xlink:actuate="onLoad" draw:mime-type="image/png"/>
</draw:frame>
<text:span text:style-name="T4">
🔥俄罗斯入侵的情况</text:span>
</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在早上摘要中。</text:p>
      <text:p text:style-name="P4">
“每天的国防军航空在敌人的个人工作人员和军事装备集中的领域进行了10次节拍，并在敌对的飞行导弹综合大楼中进行了4杆。 我们的防守者还杀死了3种敌人无人机类型“ Orlan-10”，被摧毁了2架Zala侦察无人机，4枚柳叶刀弹药和5个未指定类型的类型。</text:p>
      <text:p text:style-name="P4">
值得注意的是，火箭部队和炮兵部门影响了四个生命部队，射击火力部署的反应性系统，消防部署，2个防空手段，2个弹药仓库以及敌方广播的2个站点。</text:p>
      <text:p text:style-name="P4">
News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次战斗冲突发生在利曼，巴赫穆特，阿夫迪夫和玛丽斯基方向</text:span>
</text:h>
      <text:p text:style-name="P4">
作者: ['АРМІЯINFORM']</text:p>
      <text:p text:style-name="P4">
时间: 2023-05-14T46: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su.jpg" text:style-name="Internet_20_link" text:visited-style-name="Visited_20_Internet_20_Link">
zsu.jpg</text:a>
']</text:p>
      <text:p text:style-name="P4">
标签: ['STOPRUSSIA', 'БАХМУТ', 'ВІЙНА', 'ВТОРГНЕННЯ РФ']</text:p>
      <text:p text:style-name="P4">
类别: News</text:p>
      <!--METADATA-->
      <text:p text:style-name="P4">
<draw:frame draw:style-name="fr1" draw:name="Image20" text:anchor-type="as-char" svg:width="6.9236in" svg:height="3.894525in" draw:z-index="0">
<draw:image xlink:href="../Images/AРМІЯINFORM/2023-05-14T46-00-00-04-00/zsu.jpg" xlink:type="simple" xlink:show="embed" xlink:actuate="onLoad" draw:mime-type="image/jpeg"/>
</draw:frame>
<text:span text:style-name="T4">
🔥俄罗斯入侵的情况</text:span>
</text:p>
      <text:p text:style-name="P4">
敌人继续专注于对莱曼，巴赫穆特，阿维迪夫和玛丽斯基的指示的主要努力。 过去，在过去的这些区域中，总共发生了57场战斗。</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在巴赫穆特的方向上，敌人继续采取进攻行动。 巴赫穆特正在进行加权战。 此外，在白天，敌人在定居点，Bogdanivka，Chrome，Bakhmut和White Gora的方向上进行了连续的连续行动。 敌人在Putivstyutinske，Novomarkovo，Grigorivka，Bakhmut，Bakhmut，Ivanivske，Kurdyumivka Tapovnichny的定居点中引起了空袭。 都淋索μu可бл бemuthout，др -班，¼E -班，歇斯 - ¼E -денене，cinthomeрd -ц -донец -都цц都»， -   -   - й都йй都»й都告。</text:p>
      <text:p text:style-name="P4">
值得注意的是，在马林因斯基方向上，国防军的部队反映了在马林加市敌人袭击的数量。 同时，敌对的射击是乔治卡(Georgiyivka)和顿涅茨克(Donetsk)地区的胜利。</text:p>
      <text:p text:style-name="P4">
News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На Луганщині окупанти організували підготовку ще 800 новобранців з числа ув’язнених осіб з рф</text:span>
</text:h>
      <text:p text:style-name="P4">
作者: ['АРМІЯINFORM']</text:p>
      <text:p text:style-name="P4">
时间: 2023-05-14T47:00:00-04:00</text:p>
      <text:p text:style-name="P4">
描述: 关于ZSU的总部。 “我的反对者把它交给了波波夫尼瓦蒂……与乌克兰2022年的战争，与乌克兰的战争是今天的最新消息，今天与乌克兰2022年的新闻战是今天的最后一场，乌克兰和俄罗斯，俄罗斯和俄罗斯和俄罗斯之间的战争是否会发生。他们说，与乌克兰与乌克兰的战争将在不久的将来与乌克兰发生战争时，他们说，与乌克兰与乌克兰的战争今天，今天的乌克兰新闻，乌克兰的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ІЙНА', 'ВТОРГНЕННЯ РФ']</text:p>
      <text:p text:style-name="P4">
类别: News</text:p>
      <!--METADATA-->
      <text:p text:style-name="P4">
<draw:frame draw:style-name="fr1" draw:name="Image21" text:anchor-type="as-char" svg:width="6.9236in" svg:height="4.33302in" draw:z-index="0">
<draw:image xlink:href="../Images/AРМІЯINFORM/2023-05-14T47-00-00-04-00/okupanty-strilby.jpg" xlink:type="simple" xlink:show="embed" xlink:actuate="onLoad" draw:mime-type="image/jpeg"/>
</draw:frame>
说明性照片<text:span text:style-name="T4">
🔥俄罗斯入侵的情况</text:span>
</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敌人仍然试图补充他在俄罗斯联邦执行囚犯的权力方面的损失。 最近因4周的课程训练而闻名，有200名此类人到暂时占领的角质卢汉斯克地区的一个敌人的野战训练营的到来。 到本月底，预计将有多达250名记录的人。</text:p>
      <text:p text:style-name="P4">
同样在定居点，卢汉斯克地区的莫扎基夫卡地区，他们还占领了多达800名新来的俄罗斯囚犯的准备。</text:p>
      <text:p text:style-name="P4">
同时，在Zaporizhhya地区的Novopetrivka定居地区，军事训练的Polyraitoria最近从Wagner Pecs出版的俄罗斯囚犯仓库中到达了大约400名妇女，”消息写道。</text:p>
      <text:p text:style-name="P4">
值得注意的是，被定罪的准备工作将需要几周。 在不久的将来，预计俄罗斯罪犯组成的400名雇佣军预计将进行军事训练。</text:p>
      <text:p text:style-name="P4">
News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每天敌人的损失：已消除了600多名入侵者，21个Artsystem和31个无人机被摧毁</text:span>
</text:h>
      <text:p text:style-name="P4">
作者: ['АРМІЯINFORM']</text:p>
      <text:p text:style-name="P4">
时间: 2023-05-14T48:00:00-04:00</text:p>
      <text:p text:style-name="P4">
描述: Zagalni Boyov，在02/24/22到05/14/23 Orintovo成为：...与乌克兰2022的战争，与乌克兰与乌克兰的战争，今天与乌克兰的最新消息，今天与乌克兰2022年的新闻战争，今天与乌克兰2022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2023-05-14_08-07-38-scaled.jpg" text:style-name="Internet_20_link" text:visited-style-name="Visited_20_Internet_20_Link">
photo_2023-05-14_08-07-38-scaled.jpg</text:a>
']</text:p>
      <text:p text:style-name="P4">
标签: ['STOPRUSSIA', 'ВТОРГНЕННЯ РФ', 'ВТРАТИ ВОРОГА', 'ГЕНЕРАЛЬНИЙ ШТАБ ЗС УКРАЇНИ']</text:p>
      <text:p text:style-name="P4">
类别: News</text:p>
      <!--METADATA-->
      <text:p text:style-name="P4">
<draw:frame draw:style-name="fr1" draw:name="Image22" text:anchor-type="as-char" svg:width="6.9236in" svg:height="6.992836in" draw:z-index="0">
<draw:image xlink:href="../Images/AРМІЯINFORM/2023-05-14T48-00-00-04-00/photo_2023-05-14_08-07-38-scaled.jpg" xlink:type="simple" xlink:show="embed" xlink:actuate="onLoad" draw:mime-type="image/jpeg"/>
</draw:frame>
从24.02.22到14.05.23的敌人的总损失将是定向的：</text:p>
      <text:p text:style-name="P4">
<text:span text:style-name="T4">
<text:span text:style-name="T5">
人员</text:span>
*  -  198880(+620)淘汰的人</text:span>
<text:span text:style-name="T5">
坦克</text:span>
<text:span text:style-name="T5">
 -3756(+5)单位，</text:span>
<text:span text:style-name="T4">
战斗装甲车</text:span>
 -7325(+18)<text:span text:style-name="T4">
<text:span text:style-name="T5">
炮兵系统</text:span>
<text:span text:style-name="T5">
 -3116(+21)</text:span>
 </text:span>
 rszv <text:span text:style-name="T4">
 -562(+1)  * </text:span>
засоби ППО<text:span text:style-name="T4">
 ‒ 314 (+0)</text:span>
<text:span text:style-name="T5">
飞机</text:span>
<text:span text:style-name="T5">
 -308(+0)</text:span>
<text:span text:style-name="T4">
直升机</text:span>
 -294(+0)<text:span text:style-name="T4">
<text:span text:style-name="T5">
无人机手术战术水平</text:span>
* -2696(+31)</text:span>
<text:span text:style-name="T5">
有翼导弹</text:span>
<text:span text:style-name="T5">
 -970(+0)</text:span>
<text:span text:style-name="T4">
船 /船</text:span>
  -  18(+0)<text:span text:style-name="T4">
<text:span text:style-name="T5">
汽车设备和坦克</text:span>
* -6018(+7)</text:span>
<text:span text:style-name="T5">
特殊技术</text:span>
<text:span text:style-name="T5">
 -404(+2)</text:span>
<text:span text:style-name="T5">
资料来源：</text:span>
* _ <text:a xlink:type="simple" xlink:href="https://www.facebook.com/GeneralStaff.ua/posts/pfbid0ZQDjFQ1BGE5nm1f1YyLSW89nNDiDZUqta7PFd5mbREM66hoDKPM7L4Wgpv5YgGYhl" text:style-name="Internet_20_link" text:visited-style-name="Visited_20_Internet_20_Link">
截至6月14日，乌克兰武装部队的总参谋部。</text:a>
_</text:p>
      <text:p text:style-name="P4">
News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占领者使用的策略散布了我们防空的注意力-NATALIA HUMENIUK</text:span>
</text:h>
      <text:p text:style-name="P4">
作者: ['Віктор Шубец']</text:p>
      <text:p text:style-name="P4">
时间: 2023-05-14T49:00:00-04:00</text:p>
      <text:p text:style-name="P4">
描述:  -  Vorog在Chorny Moris的Rocket（Rocket）出现的情况下，由Kilkiy（Kilkiy）与乌克兰2022年的战争，与乌克兰的最新新闻，今天与乌克兰的新闻战争，今天与乌克兰2022年的战争，乌克兰和乌克兰之间的战争将在乌克兰和乌克兰之间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2/10/nataliya-gumenyuk-herson-2.jpg" text:style-name="Internet_20_link" text:visited-style-name="Visited_20_Internet_20_Link">
nataliya-gumenyuk-herson-2.jpg</text:a>
']</text:p>
      <text:p text:style-name="P4">
标签: ['STOPRUSSIA', 'АГРЕСІЯ РФ', 'ВТОРГНЕННЯ РФ', 'НАТАЛІЯ ГУМЕНЮК', 'ТЕЛЕМАРАФОН "ЄДИНІ НОВИНИ"']</text:p>
      <text:p text:style-name="P4">
类别: News</text:p>
      <!--METADATA-->
      <text:p text:style-name="P4">
<draw:frame draw:style-name="fr1" draw:name="Image23" text:anchor-type="as-char" svg:width="6.9236in" svg:height="3.896563in" draw:z-index="0">
<draw:image xlink:href="../Images/AРМІЯINFORM/2023-05-14T49-00-00-04-00/nataliya-gumenyuk-herson-2.jpg" xlink:type="simple" xlink:show="embed" xlink:actuate="onLoad" draw:mime-type="image/jpeg"/>
</draw:frame>
 - 敌人增加了在黑海中火箭架的存在，将火箭载体的生长增加到四个，其中一个在水下。 Telelorphone Vefiri说：“ <text:a xlink:type="simple" xlink:href="https://youtu.be/WY8sDvZdWEA" text:style-name="Internet_20_link" text:visited-style-name="Visited_20_Internet_20_Link">
唯一的消息</text:a>
»主要协调乌克兰南部队长1Rorra Natalia Humeniuk的国防军中心。</text:p>
      <text:p text:style-name="P4">
她还指出，占用者使用的策略散布了任何防空的注意力，试图同时使用空气，IMO射击发射器，无人机-Kamikadze和侦察无人机。 经常使用的敌机与我们在前面的活动和种族主义者的失败有关。</text:p>
      <text:p text:style-name="P4">
News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Знищено 25 БПЛА та три крилаті ракети противника — ГШ ЗСУ</text:span>
</text:h>
      <text:p text:style-name="P4">
作者: ['АРМІЯINFORM']</text:p>
      <text:p text:style-name="P4">
时间: 2023-05-14T51:00:00-04:00</text:p>
      <text:p text:style-name="P4">
描述: 第14次受伤的最后攻击是三枚弯曲的导弹，其中包括25条未发出的25条线...与乌克兰2022的战争，与乌克兰的战争是今天的最新消息，今天与乌克兰2022年的新闻战，今天将有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标签: ['STOPRUSSIA', 'ВОЄННІ ЗЛОЧИНИ ЗС РФ', 'ВТОРГНЕННЯ РФ']</text:p>
      <text:p text:style-name="P4">
类别: News</text:p>
      <!--METADATA-->
      <text:p text:style-name="P4">
<draw:frame draw:style-name="fr1" draw:name="Image24" text:anchor-type="as-char" svg:width="6.9236in" svg:height="3.893007in" draw:z-index="0">
<draw:image xlink:href="../Images/AРМІЯINFORM/2023-05-14T51-00-00-04-00/raketnyj-udar.jpg" xlink:type="simple" xlink:show="embed" xlink:actuate="onLoad" draw:mime-type="image/jpeg"/>
</draw:frame>
在夜间袭击中，5月14日，三只有翼火箭和25个无人驾驶 - 塞夫人被摧毁。</text:p>
      <text:p text:style-name="P4">
关于它<text:a xlink:type="simple" xlink:href="https://www.facebook.com/GeneralStaff.ua/posts/pfbid0uoWcW4vAJqE1h6ZNGVDL8VdxenNicJzFMkvaS246JJLkdKL5N3DsCAdLidZVzunXl" text:style-name="Internet_20_link" text:visited-style-name="Visited_20_Internet_20_Link">
报告</text:a>
武装部队的总人员。</text:p>
      <text:p text:style-name="P4">
消息指出：“在2023年5月14日晚上，乌克兰的俄罗斯居民来自不同方向的震惊无人机Shahd-136/131，来自黑海的船只的机械电导，有翼的导弹x-101/x-555/x幻灯片TU-95MC战略航空的-55。</text:p>
      <text:p text:style-name="P4">
在夜间袭击中，三枚有翼的导弹和25辆无人驾驶飞机被摧毁：</text:p>
      <text:p text:style-name="P4">
-18 Shahed-136/131的冲击无人机;</text:p>
      <ul>
        <li>
          <text:p text:style-name="P4">
一种冲击无人机类型的“柳叶刀”；</text:p>
        </li>
        <li>
          <text:p text:style-name="P4">
两个无人机的行动性级别“ Orlan-10”；</text:p>
        </li>
        <li>
          <text:p text:style-name="P4">
四个无人机(指定类型);</text:p>
        </li>
        <li>
          <text:p text:style-name="P4">
三翼导弹X-101/X-555/X-55。</text:p>
        </li>
      </ul>
      <text:p text:style-name="P4">
在5月13日的一天和5月14日的一天开始时，战术飞机部队最多进行了五十架飞机，造成对敌方战斗机航空盖的火灾。”</text:p>
      <text:p text:style-name="P4">
<draw:frame draw:style-name="fr1" draw:name="Image25"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News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一名战斗飞行员摧毁了数百个敌对设备，在死亡周年纪念日打开了天花板</text:span>
</text:h>
      <text:p text:style-name="P4">
作者: ['Анастасія Олехнович']</text:p>
      <text:p text:style-name="P4">
时间: 2023-05-14T78:00:00-04:00</text:p>
      <text:p text:style-name="P4">
描述: Syogodnis，14草药，在Visnnitni上的VIDILILY Stele Hero的中央大厦的啤酒中的啤酒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标签: ['STOPRUSSIA', 'АГРЕСІЯ РФ', 'ВТОРГНЕННЯ РФ', 'ГЕРОЙ УКРАЇНИ СЕРГІЙ ПАРХОМЕНКО']</text:p>
      <text:p text:style-name="P4">
类别: News</text:p>
      <!--METADATA-->
      <text:p text:style-name="P4">
<draw:frame draw:style-name="fr1" draw:name="Image26" text:anchor-type="as-char" svg:width="6.9236in" svg:height="4.615733in" draw:z-index="0">
<draw:image xlink:href="../Images/AРМІЯINFORM/2023-05-14T78-00-00-04-00/golovna-1-3-scaled.jpg" xlink:type="simple" xlink:show="embed" xlink:actuate="onLoad" draw:mime-type="image/jpeg"/>
</draw:frame>
</text:p>
      <text:p text:style-name="P4">
Сьогодні, 14 травня, у Вінниці на Алеї Слави центрального кладовища відкрилистелу Герою України Сергію Пархоменку, який рівно рік тому загинув наЗапоріжжі. На ній — молодий усміхнений пілот поряд із літаком Су-25, на якомувін здійснив понад 40 бойових вильотів у складних умовах протидії ворожихзасобів ППО і винищувальної авіації окупантів… А це за найскромнішимипідрахунками — десятки знищених ворожих танків, більше ніж пів сотніброньованих машин та транспортних засобів, сотні окупантів, а головне — тисячіврятованих життів українців…</text:p>
      <text:p text:style-name="P4">
Відкривали стелу бойові пілоти — батько та молодший брат загиблого Героя.Батько — повний лицар ордена Богдана Хмельницького. Коли Сергій вступав дольотного вишу у 2014-му — батько виконував бойові завдання в АТО. Коли у2022-му юний пілот нищив на «Сушці» ворожу техніку, тато літав поряд… Молодшийбрат також пішов стопами рідних…</text:p>
      <text:p text:style-name="P4">
<text:a xlink:type="simple" xlink:href="https://armyinform.com.ua/wp-content/uploads/2023/05/5z3a9984-1-scaled.jpg" text:style-name="Internet_20_link" text:visited-style-name="Visited_20_Internet_20_Link">
<draw:frame draw:style-name="fr1" draw:name="Image27" text:anchor-type="as-char" svg:width="6.9236in" svg:height="6.9236in" draw:z-index="0">
<draw:image xlink:href="../Images/AРМІЯINFORM/2023-05-14T78-00-00-04-00/5z3a9984-1-150x150.jpg" xlink:type="simple" xlink:show="embed" xlink:actuate="onLoad" draw:mime-type="image/jpeg"/>
</draw:frame>
</text:a>
</text:p>
      <text:p text:style-name="P4">
<text:a xlink:type="simple" xlink:href="https://armyinform.com.ua/wp-content/uploads/2023/05/5z3a9977-1-scaled.jpg" text:style-name="Internet_20_link" text:visited-style-name="Visited_20_Internet_20_Link">
<draw:frame draw:style-name="fr1" draw:name="Image28"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29" text:anchor-type="as-char" svg:width="6.9236in" svg:height="6.9236in" draw:z-index="0">
<draw:image xlink:href="../Images/AРМІЯINFORM/2023-05-14T78-00-00-04-00/5z3a0024-1-150x150.jpg" xlink:type="simple" xlink:show="embed" xlink:actuate="onLoad" draw:mime-type="image/jpeg"/>
</draw:frame>
</text:a>
为了纪念飞行员聚集的亲戚，指挥官和飞行员的导师。他们记得一名25岁的飞行员是如何不时使战斗出发的，因为他是航空公司的乙烯基灵魂，并且准确地值得他塔迪德斯神父。</text:p>
      <text:p text:style-name="P4">
几年前才从跪着毕业的塞尔吉·帕克霍曼科(Sergiy Parkhomenko)从敌人的导弹中风下一再撤离乌克兰航空，然后冲进了顽固的战斗，即使是经验丰富的兄弟也感到惊讶，他是一个充满爱心的人，他是一个充满爱心父亲。</text:p>
      <text:p text:style-name="P4">
“这是你的爸爸!他是一个真正的英雄!” -Sergiy的小朋友说。只有照片知道的Khlopchik仔细地看着天花板。 尽管这并不完全意识到他的年轻父亲有多勇敢。孩子试图坚持下去，梦想他的儿子从父亲那里脱离了……</text:p>
      <text:p text:style-name="P4">
News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Alexei Reznikov感谢德国的强大安全计划</text:span>
</text:h>
      <text:p text:style-name="P4">
作者: ['АРМІЯINFORM']</text:p>
      <text:p text:style-name="P4">
时间: 2023-05-14T93:00:00-04:00</text:p>
      <text:p text:style-name="P4">
描述: Mainstro对乌克兰Oleksiy Reznikov Vidreaguv的防御，Nimuccini对伟大的贡献...与乌克兰2022年的战争，与乌克兰与乌克兰的最新新闻，《与乌克兰的新闻》，《与2022年的新闻战》，今天的最后一场战争，乌克兰和俄罗斯和俄罗斯和俄罗斯之间的战争将在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STOPRUSSIA', 'АГРЕСІЯ РФ', 'БОРИС ПІСТОРІУС', 'ВТОРГНЕННЯ РФ', 'НІМЕЧЧИНА', 'ОЛЕКСІЙ РЕЗНІКОВ']</text:p>
      <text:p text:style-name="P4">
类别: News</text:p>
      <!--METADATA-->
      <text:p text:style-name="P4">
<draw:frame draw:style-name="fr1" draw:name="Image30" text:anchor-type="as-char" svg:width="6.9236in" svg:height="4.32725in" draw:z-index="0">
<draw:image xlink:href="../Images/AРМІЯINFORM/2023-05-14T93-00-00-04-00/reznikovvv.jpeg" xlink:type="simple" xlink:show="embed" xlink:actuate="onLoad" draw:mime-type="image/jpeg"/>
</draw:frame>
乌克兰Oleksiy Reznikov国防部长对乌克兰安全和国防的巨大存放处做出了反应，并向德国国防防御鲍里斯·皮斯托里乌斯(Boris Pistorius)表示感谢。</text:p>
      <text:p text:style-name="P4">
他<text:a xlink:type="simple" xlink:href="https://twitter.com/oleksiireznikov/status/1657754589989416960" text:style-name="Internet_20_link" text:visited-style-name="Visited_20_Internet_20_Link">
写</text:a>
在Twitter中。</text:p>
      <ul>
        <li>
德国站在乌克兰附近，勇敢的乌克兰战士不仅在我们国家而且在整个欧洲都在与乐趣和稳定作斗争。 我感谢鲍里斯·皮斯托里乌斯(Boris Pistorius)和德国人民在安全领域的强大方案-Alexei Reznikov写道。</li>
      </ul>
      <text:p text:style-name="P4">
这套援助将包括创纪录的270万欧元的设备和武器。</text:p>
      <text:p text:style-name="P4">
News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敌人在巴赫穆特方向没有“弹丸饥荒”，而是生命部队的重要问题 - 谢尔盖·奇尔维蒂（Sergey Cherevaty）</text:span>
</text:h>
      <text:p text:style-name="P4">
作者: ['Андрій Агєєв']</text:p>
      <text:p text:style-name="P4">
时间: 2023-05-14T94:00:00-04:00</text:p>
      <text:p text:style-name="P4">
描述: Misto Bakhmut被Epipertrenter Boyovikh所淹没，其中一个人是Is的tsilnikh Tsilles ...与乌克兰2022年的战争，与乌克兰与乌克兰的最新新闻，与乌克兰2022的新闻战争，今天是乌克兰和俄罗斯之间的最后一场战争，将是乌克兰和俄罗斯之间的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cherevatyj-1-1.jpg" text:style-name="Internet_20_link" text:visited-style-name="Visited_20_Internet_20_Link">
cherevatyj-1-1.jpg</text:a>
']</text:p>
      <text:p text:style-name="P4">
标签: ['STOPRUSSIA', 'БАХМУТ', 'ВТОРГНЕННЯ РФ', 'СЕРГІЙ ЧЕРЕВАТИЙ']</text:p>
      <text:p text:style-name="P4">
类别: News</text:p>
      <!--METADATA-->
      <text:p text:style-name="P4">
<draw:frame draw:style-name="fr1" draw:name="Image31" text:anchor-type="as-char" svg:width="6.9236in" svg:height="4.615733in" draw:z-index="0">
<draw:image xlink:href="../Images/AРМІЯINFORM/2023-05-14T94-00-00-04-00/cherevatyj-1-1.jpg" xlink:type="simple" xlink:show="embed" xlink:actuate="onLoad" draw:mime-type="image/jpeg"/>
</draw:frame>
巴赫穆特市仍然是敌对行动的中心，也是俄罗斯 - 乌克兰战争东部方向的优先目标之一。</text:p>
      <text:p text:style-name="P4">
Sergiyeriev上校，专门针对乌克兰武装部队东部组织的[陆军]发言人。(https://armyinform.com.ua/) повідомив,що за цю добу окупанти більше як 300 разів обстріляли підрозділи Сил оборонина цьому відтинку фронту. Відбулось 30 бойових зіткнень, 11 авіаційних ударів,181 окупанта було знищено, 194 поранено, чотирьох наші захисники взяли вполон.</text:p>
      <text:p text:style-name="P4">
— На різних ділянках наші підрозділи просунулись в глиб захоплених ворогомпозицій на відстань від 150 до 600 метрів. Незважаючи на це, ворог не полишаєспроб захопити саме місто Бахмут, що призводить до значних його втрат у живійсилі й техніці. Наші мужні воїни знищили танк Т-80, бойову машину піхоти,реактивну систему залпового вогню БМ-21 «Град», два безпілотники і 8 ворожихпольових складів з боєприпасами, — підкреслив Сергій Череватий.</text:p>
      <text:p text:style-name="P4">
Крім того, він заявив, що в окупантів зовсім немає ніякого так званогоснарядного голоду. Щодоби десятки тисяч ворожих боєприпасів летять в бік нашихпозицій, прилітають по цивільній інфраструктурі мирних населених пунктів.</text:p>
      <text:p text:style-name="P4">
— Кадровий голод — це те, що вони відчувають вже, і далі відчуватимуть щесильніше. Противник продовжує свою тактику використання живої сили якголовного таранного механізму в досягненні хоч якогось успіху. За інформацієюрадника зі стратегічних комунікацій Ради національної безпеки Білого домугенерала Кірбі, росія за всі ці місяці боротьби за Бахмут вже втратила 100тисяч своїх військовослужбовців і найманців. З них 20 тисяч — загиблі, а решта— поранені, полонені і ті, хто зник безвісти, — наголосив Сергій Череватий.</text:p>
      <text:p text:style-name="P4">
News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在莱曼（Lyman）的指示，俄罗斯军队炮击了卢汉斯克地区的Makiyivka，bilohorivka，Verkhnokamy ...</text:span>
</text:h>
      <text:p text:style-name="P4">
作者: liveuamap (Language: en)</text:p>
      <text:p text:style-name="P4">
时间: 2023-05-15T-11:15:00</text:p>
      <text:p text:style-name="P4">
地点: Bakhmut (Latitude:48.81195 Longtitude:38.23946)</text:p>
      <text:p text:style-name="P4">
视频: []</text:p>
      <text:p text:style-name="P4">
图片: []</text:p>
      <text:p text:style-name="P4">
标签: ["Russia"]</text:p>
      <text:p text:style-name="P4">
Id: 22563023</text:p>
      <!--METADATA-->
      <text:p text:style-name="P4">
在莱曼(Lyman)的指示下，俄罗斯军队炮击了卢汉斯克地区，比洛霍利夫卡(Bilohorivka)，维尔卡尼卡米斯克(Verkhnokamyanske Spirne)和顿涅茨克地区的贝雷斯托夫(Berestove)。 俄罗斯武装在乌克兰武装部队的武装部队中说，在乌米罗娃，迪布罗瓦，比洛霍利夫卡，维尔卡尼卡米斯克，维尔卡尼卡米斯克进行了空袭</text:p>
      <text:p text:style-name="P4">
新闻集链接：<text:a xlink:type="simple" xlink:href="https://liveuamap.com/en/2023/15-may-at-lyman-direction-russian-army-shelled-makiyivka" text:style-name="Internet_20_link" text:visited-style-name="Visited_20_Internet_20_Link">
https://liveuamap.com/en/2023/2023/15-may-at-yman-direction-russian-marmy-shelled-makiyivka</text:a>
</text:p>
      <text:p text:style-name="P4">
News Source: <text:a xlink:type="simple" xlink:href="https://t.me/lumsrc/4790" text:style-name="Internet_20_link" text:visited-style-name="Visited_20_Internet_20_Link">
https://t.me/lumsrc/4790</text:a>
</text:p>
      <!--NEWS-->
      <text:h text:style-name="P10" text:outline-level="1">
<text:span text:style-name="T4">
军队的Bakhmut Directio Rusian炮击了Grigorivka，Bogdanivka，Bakhmut，Ivanivske，时代...</text:span>
</text:h>
      <text:p text:style-name="P4">
作者: liveuamap (Language: en)</text:p>
      <text:p text:style-name="P4">
时间: 2023-05-15T-13:15:00</text:p>
      <text:p text:style-name="P4">
地点: Bakhmut (Latitude:48.57093 Longtitude:37.92635)</text:p>
      <text:p text:style-name="P4">
视频: []</text:p>
      <text:p text:style-name="P4">
图片: []</text:p>
      <text:p text:style-name="P4">
标签: ["Russia"]</text:p>
      <text:p text:style-name="P4">
Id: 22563022</text:p>
      <!--METADATA-->
      <text:p text:style-name="P4">
俄罗斯在巴赫穆特的方向上炮击了马克里夫卡，波达尼夫卡，巴赫穆特，伊万尼维克克，查西夫·耶尔，chasiv yar，chervone，kostyantynivka，druzhba，druzhba，druzhba，druzhba，druzhba，druzhba，druzhba，druzhba，druzhba，druzhba，druzhba，druzhba，druzhba，druzhba。 俄罗斯航空在乌克兰武装部队的武装部队总参谋长在晨报中说</text:p>
      <text:p text:style-name="P4">
新闻集链接：(https://liveuamap.com/en/2023/15-may-at-bakhmut-direction-russian-army-shelled-hryhorivka)</text:p>
      <text:p text:style-name="P4">
News Source: <text:a xlink:type="simple" xlink:href="https://t.me/lumsrc/4791" text:style-name="Internet_20_link" text:visited-style-name="Visited_20_Internet_20_Link">
https://t.me/lumsrc/4791</text:a>
</text:p>
      <!--NEWS-->
      <text:h text:style-name="P10" text:outline-level="1">
<text:span text:style-name="T4">
JSC Avdiivka Directio Rusian陆军炮击草原，Lastochkine，Avdiivka，Tonyne，Netilo ...</text:span>
</text:h>
      <text:p text:style-name="P4">
作者: liveuamap (Language: en)</text:p>
      <text:p text:style-name="P4">
时间: 2023-05-15T-15:15:00</text:p>
      <text:p text:style-name="P4">
地点: Donetsk Oblast (Latitude:48.13367 Longtitude:37.74027)</text:p>
      <text:p text:style-name="P4">
视频: []</text:p>
      <text:p text:style-name="P4">
图片: []</text:p>
      <text:p text:style-name="P4">
标签: ["Russia"]</text:p>
      <text:p text:style-name="P4">
Id: 22563021</text:p>
      <!--METADATA-->
      <text:p text:style-name="P4">
在Avdiyivka方向，俄罗斯军队炮击了Stepove，Lastochkyne，Avdiyivka，Tonenke，Netaylove，Pervomayske和Donetsk地区的Karlivka。 俄罗斯武装部在乌克兰武装部队的武装部队在Novokalynove和Avdiyivka进行了空袭</text:p>
      <text:p text:style-name="P4">
新闻集链接：<text:a xlink:type="simple" xlink:href="https://liveuamap.com/en/2023/15-may-at-avdiyivka-direction-russian-army-shelled-stepove" text:style-name="Internet_20_link" text:visited-style-name="Visited_20_Internet_20_Link">
https://liveuamap.com/en/2023/2023/15-may-at-avdiyivka-direction-russian-army-army-shelledstepove</text:a>
</text:p>
      <text:p text:style-name="P4">
News Source: <text:a xlink:type="simple" xlink:href="https://t.me/lumsrc/4792" text:style-name="Internet_20_link" text:visited-style-name="Visited_20_Internet_20_Link">
https://t.me/lumsrc/4792</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5-15T-164:51:00+03:00</text:p>
      <text:p text:style-name="P4">
修改时间: 2023-05-15T14:51:00+03:00</text:p>
      <text:p text:style-name="P4">
描述: 在哈尔基夫（Kharkiv），体重56公斤的狗进行了生物整合肢体假肢。 黑色梗犬在炮击过程中摆脱了他的爪子。  - 乌克林。</text:p>
      <text:p text:style-name="P4">
图片: ["<text:a xlink:type="simple" xlink:href="https://static.ukrinform.com/photos/2023_05/thumb_files/630_360_1684151803-349.jpg" text:style-name="Internet_20_link" text:visited-style-name="Visited_20_Internet_20_Link">
630_360_16841...</text:a>
"]</text:p>
      <text:p text:style-name="P4">
标签: ['Обстріл', 'Тварини', 'Протезування', 'Імплант', 'Ветеринар']</text:p>
      <text:p text:style-name="P4">
类型: Article</text:p>
      <!--METADATA-->
      <text:p text:style-name="P4">
<draw:frame draw:style-name="fr1" draw:name="Image32" text:anchor-type="as-char" svg:width="6.9236in" svg:height="3.956343in" draw:z-index="0">
<draw:image xlink:href="../Images/yкринформ/2023-05-15T-164-51-00-03-00/630_360_1684151803-349.jpg" xlink:type="simple" xlink:show="embed" xlink:actuate="onLoad" draw:mime-type="image/jpeg"/>
</draw:frame>
乌克克维夫在重56公斤的狗中进行了生物整合的肢体假肢。黑犬在炮击过程中摆脱了他的爪子。</text:p>
      <text:p text:style-name="P4">
关于<text:a xlink:type="simple" xlink:href="https://www.instagram.com/p/CsMS3tBKmjL/" text:style-name="Internet_20_link" text:visited-style-name="Visited_20_Internet_20_Link">
</text:a>
乌克林福姆报道，由Vitaly Cluban撰写。</text:p>
      <text:p text:style-name="P4">
该手术是根据Filiarkharkiv兽医医院的Saltov兽医诊所进行的。</text:p>
      <text:p text:style-name="Quotations">

<text:p text:style-name="P4">
<text:a xlink:type="simple" xlink:href="https://www.instagram.com/p/CsMS3tBKmjL/" text:style-name="Internet_20_link" text:visited-style-name="Visited_20_Internet_20_Link">
&gt;
</text:a>
&gt;
 <text:a xlink:type="simple" xlink:href="https://www.instagram.com/p/CsMS3tBKmjL/" text:style-name="Internet_20_link" text:visited-style-name="Visited_20_Internet_20_Link">
&gt;
 </text:a>
&gt;
&gt;
 <text:a xlink:type="simple" xlink:href="https://www.instagram.com/p/CsMS3tBKmjL/" text:style-name="Internet_20_link" text:visited-style-name="Visited_20_Internet_20_Link">
&gt;
 </text:a>
医生指出，由于[]中的禁止盒式贝壳，获得了狗肢体的创伤性截肢。(https://www.ukrinform.ua/tag-harkivsina)。</text:p>

</text:p>
      <text:p text:style-name="P4">
该植入物在3D-Metal Tech上印刷。</text:p>
      <text:p text:style-name="P4">
<text:span text:style-name="T4">
另请阅读：</text:span>
 <text:a xlink:type="simple" xlink:href="https://www.ukrinform.ua/rubric-society/3707902-100-tisac-na-poratunok-izakiv-zoozahisniki-vidkrili-grant-u-pamat-pro-francuzkogo-zurnalista.html" text:style-name="Internet_20_link" text:visited-style-name="Visited_20_Internet_20_Link">
</text:a>
Vitaliy Kluban是Kharkiv兽医医院的兽医医院兽医诊所的首席医师。</text:p>
      <text:p text:style-name="P4">
News Source: <text:a xlink:type="simple" xlink:href="https://www.ukrinform.ua/rubric-regions/3709478-u-harkovi-postavili-bioprotez-tereru-akij-potrapiv-pid-obstril.html" text:style-name="Internet_20_link" text:visited-style-name="Visited_20_Internet_20_Link">
https://www.ukrinform.ua/rubric-regions/3709478-u-harkovi-postavili-bioprotez-tereru-akij-potrapiv-pid-obstril.html</text:a>
</text:p>
      <!--NEWS-->
      <text:h text:style-name="P10" text:outline-level="1">
<text:span text:style-name="T4">
军队的JSC Marinka Directio Rusian炮击Krasnogorivka，St. George，胜利Anda Novomikhai ...</text:span>
</text:h>
      <text:p text:style-name="P4">
作者: liveuamap (Language: en)</text:p>
      <text:p text:style-name="P4">
时间: 2023-05-15T-17:15:00</text:p>
      <text:p text:style-name="P4">
地点: Donetsk (Latitude:47.85153 Longtitude:37.49359)</text:p>
      <text:p text:style-name="P4">
视频: []</text:p>
      <text:p text:style-name="P4">
图片: []</text:p>
      <text:p text:style-name="P4">
标签: ["Russia"]</text:p>
      <text:p text:style-name="P4">
Id: 22563020</text:p>
      <!--METADATA-->
      <text:p text:style-name="P4">
在玛丽卡(Maryinka)的指示，俄罗斯军队炮击了克拉斯诺里夫卡(Krasnohorivka)，霍希耶夫卡(Heorhiyivka)，顿涅茨克(Donetsk)地区的pobyedaand novomykhaylivka  - 库克兰武装部队的总参谋长在早晨的报告中说</text:p>
      <text:p text:style-name="P4">
新闻集链接：<text:a xlink:type="simple" xlink:href="https://liveuamap.com/en/2023/15-may-at-maryinka-direction-russian-army-shelled-krasnohorivka" text:style-name="Internet_20_link" text:visited-style-name="Visited_20_Internet_20_Link">
https://liveuamap.com/en/2023/2023/15-may-at-maryinka-direction-russian-army-shelled-krasnohorivka</text:a>
</text:p>
      <text:p text:style-name="P4">
News Source: <text:a xlink:type="simple" xlink:href="https://t.me/lumsrc/4793" text:style-name="Internet_20_link" text:visited-style-name="Visited_20_Internet_20_Link">
https://t.me/lumsrc/4793</text:a>
</text:p>
      <!--NEWS-->
      <text:h text:style-name="P10" text:outline-level="1">
<text:span text:style-name="T4">
APL：利物浦在客人击败莱斯特</text:span>
</text:h>
      <text:p text:style-name="P4">
作者: Ukrinform (Person)</text:p>
      <text:p text:style-name="P4">
出版商: Укринформ (Organization)</text:p>
      <text:p text:style-name="P4">
出版时间: 2023-05-15T-17:59:00+03:00</text:p>
      <text:p text:style-name="P4">
修改时间: 2023-05-15T23:59:00+03:00</text:p>
      <text:p text:style-name="P4">
描述: 在英超联赛（APL）中，常规的足球冠军赛正在进行中。  - 乌克林。</text:p>
      <text:p text:style-name="P4">
图片: ["<text:a xlink:type="simple" xlink:href="https://static.ukrinform.com/photos/2023_05/thumb_files/630_360_1684184421-517.jpg" text:style-name="Internet_20_link" text:visited-style-name="Visited_20_Internet_20_Link">
630_360_16841...</text:a>
"]</text:p>
      <text:p text:style-name="P4">
标签: ['Футбол', 'Ліверпуль', 'АПЛ']</text:p>
      <text:p text:style-name="P4">
类型: Article</text:p>
      <!--METADATA-->
      <text:p text:style-name="P4">
<draw:frame draw:style-name="fr1" draw:name="Image33" text:anchor-type="as-char" svg:width="6.9236in" svg:height="3.956343in" draw:z-index="0">
<draw:image xlink:href="../Images/yкринформ/2023-05-15T-17-59-00-03-00/630_360_1684184421-517.jpg" xlink:type="simple" xlink:show="embed" xlink:actuate="onLoad" draw:mime-type="image/jpeg"/>
</draw:frame>
 ВАнглійській прем'єр-лізі (超级联赛) тривають чергові матчі футбольного чемпіонату.</text:p>
      <text:p text:style-name="P4">
«Ліверпуль» у 36-му турі в гостях на «Кінг Пауер Стедіум» з рахунком 3:0розгромив місцевий «Лестер», передає Укрінформ.</text:p>
      <text:p text:style-name="P4">
Перемогу «червоним» принесли швидкий дубль Кертіса Джонса (33，36-A分钟)特伦特·亚历山大·阿诺德的目标(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曼城领先-85分。 APL排名中的第二个是阿森纳(81)此外 - 纽卡斯尔和曼联”(66)，利物浦(65)- 第五。</text:p>
      <text:p text:style-name="P4">
莱斯特(30分) - 倒数第二，第19。</text:p>
      <text:p text:style-name="P4">
照片：法新社。</text:p>
      <text:p text:style-name="P4">
News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军队的JSC Shakhtarskoe Directio Rusian炮击了Kalledar，Novoukrainka和西部安第斯山脉 -  Gen ...</text:span>
</text:h>
      <text:p text:style-name="P4">
作者: liveuamap (Language: en)</text:p>
      <text:p text:style-name="P4">
时间: 2023-05-15T-19:15:00</text:p>
      <text:p text:style-name="P4">
地点: Zaporizhzhia (Latitude:47.77614 Longtitude:37.08504)</text:p>
      <text:p text:style-name="P4">
视频: []</text:p>
      <text:p text:style-name="P4">
图片: []</text:p>
      <text:p text:style-name="P4">
标签: ["Russia"]</text:p>
      <text:p text:style-name="P4">
Id: 22563019</text:p>
      <!--METADATA-->
      <text:p text:style-name="P4">
在Shakhtarske的指示，俄罗斯军队炮击Vuhledar，Novoukrayinka和Prechystivka，乌克兰武装部队的总参谋</text:p>
      <text:p text:style-name="P4">
新闻集链接：<text:a xlink:type="simple" xlink:href="https://liveuamap.com/en/2023/15-may-at-shakhtarske-direction-russian-army-shelled-vuhledar" text:style-name="Internet_20_link" text:visited-style-name="Visited_20_Internet_20_Link">
https://liveuamap.com/en/2023/2023/15-may-at-shakhtarske-direction-russian-army-army-shelled-vuhledar</text:a>
</text:p>
      <text:p text:style-name="P4">
News Source: <text:a xlink:type="simple" xlink:href="https://t.me/lumsrc/4794" text:style-name="Internet_20_link" text:visited-style-name="Visited_20_Internet_20_Link">
https://t.me/lumsrc/4794</text:a>
</text:p>
      <!--NEWS-->
      <text:h text:style-name="P10" text:outline-level="1">
<text:span text:style-name="T4">
乌克兰支持乌克兰的团结是由欧盟团结的，并为其扩张做出了贡献-Borrel</text:span>
</text:h>
      <text:p text:style-name="P4">
作者: Ukrinform (Person)</text:p>
      <text:p text:style-name="P4">
出版商: Укринформ (Organization)</text:p>
      <text:p text:style-name="P4">
出版时间: 2023-05-15T-19:59:00+03:00</text:p>
      <text:p text:style-name="P4">
修改时间: 2023-05-15T23:59:00+03:00</text:p>
      <text:p text:style-name="P4">
描述: 欧洲联盟保持着与乌克兰的团结，这反过来又加强了欧盟本身的统一，并为候选国家提供了新的机会。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інтеграція', 'Євросоюз', 'Боррель', 'Війна з росією']</text:p>
      <text:p text:style-name="P4">
类型: Article</text:p>
      <!--METADATA-->
      <text:p text:style-name="P4">
<draw:frame draw:style-name="fr1" draw:name="Image34" text:anchor-type="as-char" svg:width="6.9236in" svg:height="3.956343in" draw:z-index="0">
<draw:image xlink:href="../Images/yкринформ/2023-05-15T-19-59-00-03-00/630_360_1667561515-584.jpg" xlink:type="simple" xlink:show="embed" xlink:actuate="onLoad" draw:mime-type="image/jpeg"/>
</draw:frame>
欧盟与乌克兰保持了声援，这反过来又加强了欧盟本身的统一，并为候选国家提供了新的机会。</text:p>
      <text:p text:style-name="P4">
欧盟何塞普·博雷尔(Josep Borrel)的高级代表在欧洲政治分析中心的讨论中宣布了这一点。 通过参考[]传输乌克林形式(http://audiovisual.ec.europa.eu/en/video/I-241057)。</text:p>
      <text:p text:style-name="P4">
如果他能够利用乌克兰捍卫者在战场上获胜的时间，应对未来的安全挑战并克服碎片化 *EU防御的培训，这正是他回答乌克林事物通讯员的问题。</text:p>
      <text:p text:style-name="P4">
“我希望 - 是的。 是的，我们将能够借此机会刮擦和巩固我们的能力并变得更大。 我不得不说，尽管进行了延误和讨论，但我们所证明的统一性是出色的。 开始后将近一年半，尽管欧洲社会已经通过了劳动，但这种团结仍然存在。 您还记得冬季，电力和食品价格。 爱上它，(欧洲的)政府继续支持乌克兰并保持统一。”欧盟高级代表说。</text:p>
      <text:p text:style-name="P4">
他指出，他想以乐观的态度完成讨论，包括长期以来一直进展的西部巴尔干国家的整合，乌克兰的局势可以在此过程中发挥作用 - 欧洲社会。</text:p>
      <text:p text:style-name="P4">
<text:span text:style-name="T4">
另请阅读：</text:span>
 <text:a xlink:type="simple" xlink:href="https://www.ukrinform.ua/rubric-ato/3708513-borrel-vvazae-formulu-zelenskogo-edinim-slahom-do-spravedlivogo-ta-stijkogo-miru.html" text:style-name="Internet_20_link" text:visited-style-name="Visited_20_Internet_20_Link">
<text:span text:style-name="T4">
 Borrel </text:span>
</text:a>
“我了解西巴尔干人民感到失望。 但是所有过程都很长。 在西班牙，我们被告知：一旦军事独裁统治结束，您将成为欧盟成员。 佛朗哥在第75年去世。 欧盟成员在第86、11岁。 尽管我们是市场经济，并且有许多经济联系。” []说。(https://www.ukrinform.ua/tag-zozep-borrel)在等待了将近20年后，回答了马其顿代表关于该国欧盟会员机会的问题。他承认，加入新国家的过程对欧盟官员来说是一个挑战，他们也必须做作业，而欧盟膨胀的欧盟可以工作。 毕竟，当六个甚至更多州加入欧盟时，将所有程序适应制作制定系统的新过程将成为一个新的现实。</text:p>
      <text:p text:style-name="P4">
<text:span text:style-name="T4">
另请阅读：</text:span>
 <text:a xlink:type="simple" xlink:href="https://www.ukrinform.ua/rubric-polytics/3708248-evrosouz-gotue-bagatoricnij-plan-z-pidtrimki-ukraini-borrel.html" text:style-name="Internet_20_link" text:visited-style-name="Visited_20_Internet_20_Link">
<text:span text:style-name="T4">
 Borrel </text:span>
</text:a>
据报道，欧洲理事会于2022年6月授予乌克兰候选人进入欧盟的地位。 欧盟委员会制定了七克罗克人的行动计划，需要成功晋升为乌克兰的欧盟会员资格。</text:p>
      <text:p text:style-name="P4">
预计欧盟委员会将在6月对乌克兰的努力进行初步评估，并将包括关于欧盟扩展中取得进展的最终结论，该结论将在10月之前成立。</text:p>
      <text:p text:style-name="P4">
乌克兰预计，欧盟将能够在今年年底之前决定乌克兰成员在欧盟成员的开始参考。</text:p>
      <text:p text:style-name="P4">
News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5-15T-21:15:00</text:p>
      <text:p text:style-name="P4">
地点: Kherson (Latitude:46.64036 Longtitude:32.62648)</text:p>
      <text:p text:style-name="P4">
视频: []</text:p>
      <text:p text:style-name="P4">
图片: []</text:p>
      <text:p text:style-name="P4">
标签: ["Russia"]</text:p>
      <text:p text:style-name="P4">
Id: 22563017</text:p>
      <!--METADATA-->
      <text:p text:style-name="P4">
在Zaporizhzhia和Kherson的指示，俄罗斯军队炮击了Novopilof Donetsk地区的Vremivka； Huliaipole，Zaliznychne，Bilohirya，Mala Tokmachka和Zaporizhzhia地区的Kamyanske； Dnipropetrovsk地区的Nikopol； Zolotabalka，Vesele，Lvove，Antonivka，Dniprovske，Kherson地区的Kizomys和Kherson City。 俄罗斯航空在乌克兰武装部队的武装部队总理在Kizomys和Stanislavof Kherson地区进行了空袭</text:p>
      <text:p text:style-name="P4">
新闻集链接：<text:a xlink:type="simple" xlink:href="https://liveuamap.com/en/2023/15-may-at-zaporizhzhia-and-kherson-directions-russian-army" text:style-name="Internet_20_link" text:visited-style-name="Visited_20_Internet_20_Link">
https://liveuamap.com/en/2023/2023/15-may-at-zaporizhzhia-and-kherson-directions-russian-army</text:a>
</text:p>
      <text:p text:style-name="P4">
News Source: <text:a xlink:type="simple" xlink:href="https://t.me/lumsrc/4795" text:style-name="Internet_20_link" text:visited-style-name="Visited_20_Internet_20_Link">
https://t.me/lumsrc/4795</text:a>
</text:p>
      <!--NEWS-->
      <text:h text:style-name="P10" text:outline-level="1">
<text:span text:style-name="T4">
国务院评论了许多国家教乌克兰飞行员</text:span>
</text:h>
      <text:p text:style-name="P4">
作者: Ukrinform (Person)</text:p>
      <text:p text:style-name="P4">
出版商: Укринформ (Organization)</text:p>
      <text:p text:style-name="P4">
出版时间: 2023-05-15T-21:37:00+03:00</text:p>
      <text:p text:style-name="P4">
修改时间: 2023-05-15T23:37:00+03:00</text:p>
      <text:p text:style-name="P4">
描述: 美国国务院认为，训练乌克兰国外的军事训练非常重要，包括各个国家的意图，以确保武装部队飞行员在西方飞机上的准备。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Авіація', 'Літак', 'США', 'Держдеп', 'Війна з росією']</text:p>
      <text:p text:style-name="P4">
类型: Article</text:p>
      <!--METADATA-->
      <text:p text:style-name="P4">
<draw:frame draw:style-name="fr1" draw:name="Image35" text:anchor-type="as-char" svg:width="6.9236in" svg:height="3.956343in" draw:z-index="0">
<draw:image xlink:href="../Images/yкринформ/2023-05-15T-21-37-00-03-00/630_360_1666031974-150.jpg" xlink:type="simple" xlink:show="embed" xlink:actuate="onLoad" draw:mime-type="image/jpeg"/>
</draw:frame>
美国国务院认为，训练乌克兰国外的军事训练很重要，包括各个国家的意图，以确保在西部列中准备武装部队的飞行员。</text:p>
      <text:p text:style-name="P4">
相关声明是由外交政策机构Vedant Patel的副发言人报告的，他报告了他自己的乌克林福称记者。</text:p>
      <text:p text:style-name="P4">
“这是一个重要的过程，因为联盟(许多国家)为我们的乌克兰合作伙伴提供了重要的帮助，”因此，公共政治部的代表评论了有关宣布总理的问题英国，Risha Sunak计划乌克兰飞行员的准备计划。</text:p>
      <text:p text:style-name="P4">
帕特尔强调<text:a xlink:type="simple" xlink:href="https://www.ukrinform.ua/tag-ssa" text:style-name="Internet_20_link" text:visited-style-name="Visited_20_Internet_20_Link">
</text:a>
其他国家是“集体目的的唯一一个国家，乌克兰具有自卫能力，保护其领土完整性和主权的一切可能。” 他说，在这方面，某些国家正在激活他们的努力，共享系统和进行培训。</text:p>
      <text:p text:style-name="P4">
<text:span text:style-name="T4">
另请阅读：</text:span>
 <text:a xlink:type="simple" xlink:href="https://www.ukrinform.ua/rubric-ato/3709443-prezident-anonsuvav-vazlivi-risenna-u-pitanni-aviacijnoi-koalicii-dla-ukraini.html" text:style-name="Internet_20_link" text:visited-style-name="Visited_20_Internet_20_Link">
</text:a>
帕特尔说：“我们期待着加深我们的伙伴关系并发挥我们的作用。”</text:p>
      <text:p text:style-name="P4">
正如乌克林福姆报道的那样，法国和欧洲其他几个国家在不久的将来开始准备在乌克兰军事飞行员进行培训。</text:p>
      <text:p text:style-name="P4">
News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曲棍球世界冠军：胜利瑞典，加拿大，拉脱维亚和美国</text:span>
</text:h>
      <text:p text:style-name="P4">
作者: Ukrinform (Person)</text:p>
      <text:p text:style-name="P4">
出版商: Укринформ (Organization)</text:p>
      <text:p text:style-name="P4">
出版时间: 2023-05-15T-23:26:01+03:00</text:p>
      <text:p text:style-name="P4">
修改时间: 2023-05-15T23:26:01+03:00</text:p>
      <text:p text:style-name="P4">
描述: 在坦佩雷（芬兰）和里加（拉脱维亚）的曲棍球世界锦标赛上，举行了另一场比赛。  - 乌克林。</text:p>
      <text:p text:style-name="P4">
图片: ["<text:a xlink:type="simple" xlink:href="https://static.ukrinform.com/photos/2023_05/thumb_files/630_360_1684182293-517.jpg" text:style-name="Internet_20_link" text:visited-style-name="Visited_20_Internet_20_Link">
630_360_16841...</text:a>
"]</text:p>
      <text:p text:style-name="P4">
标签: ['Чемпіонат світу', 'хокей']</text:p>
      <text:p text:style-name="P4">
类型: Article</text:p>
      <!--METADATA-->
      <text:p text:style-name="P4">
<draw:frame draw:style-name="fr1" draw:name="Image36" text:anchor-type="as-char" svg:width="6.9236in" svg:height="3.956343in" draw:z-index="0">
<draw:image xlink:href="../Images/yкринформ/2023-05-15T-23-26-01-03-00/630_360_1684182293-517.jpg" xlink:type="simple" xlink:show="embed" xlink:actuate="onLoad" draw:mime-type="image/jpeg"/>
</draw:frame>
全球曲棍球在坦佩雷(Фінляндія)和里加(Латвія)每天都有游戏日。</text:p>
      <text:p text:style-name="P4">
武士的胜利继续了瑞典国家队的比赛 - 在芬兰队2：1中。(0：0，1：0，0：1，0：0，3：2)和加拿大 - 斯洛伐克 -  2：1(1：1，0：0：0，0，0，0：0，3：2)，报道乌克林福姆。</text:p>
      <text:p text:style-name="P4">
拉脱维亚在加时赛中与捷克共和国比赛的成功撕裂-4：3(0：1，2：1，1，1，1，1：0)，美国Ahokeysters赢得了对德国的自愿胜利-3：2(0：0，1：2，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世界曲棍球锦标赛将持续到5月28日。</text:p>
      <text:p text:style-name="P4">
照片：法新社。</text:p>
      <text:p text:style-name="P4">
News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在Khmelnytskyi中，俄罗斯炮击之后的辐射背景 -  OVA</text:span>
</text:h>
      <text:p text:style-name="P4">
作者: Ukrinform (Person)</text:p>
      <text:p text:style-name="P4">
出版商: Укринформ (Organization)</text:p>
      <text:p text:style-name="P4">
出版时间: 2023-05-15T-25:19:00+03:00</text:p>
      <text:p text:style-name="P4">
修改时间: 2023-05-15T23:19:00+03:00</text:p>
      <text:p text:style-name="P4">
描述: 在Khmelnytsky地区，在5月13日晚上俄罗斯军队罢工后，辐射背景和大气，水和土壤中有害物质的内容在允许的价值之内。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None</text:p>
      <text:p text:style-name="P4">
类型: Article</text:p>
      <!--METADATA-->
      <text:p text:style-name="P4">
<draw:frame draw:style-name="fr1" draw:name="Image37" text:anchor-type="as-char" svg:width="6.9236in" svg:height="3.948443in" draw:z-index="0">
<draw:image xlink:href="../Images/yкринформ/2023-05-15T-25-19-00-03-00/630_360_1538997483-946.jpg" xlink:type="simple" xlink:show="embed" xlink:actuate="onLoad" draw:mime-type="image/jpeg"/>
</draw:frame>
Uhmelnitsky地区的辐射背景以及5月13日晚上俄罗斯军队在允许的价值内克服了俄罗斯军队在俄罗斯军队撞击后的有害物质的含量。</text:p>
      <text:p text:style-name="P4">
根据乌克林福姆的说法，赫梅尔尼特斯基地区军事管理部门报告了<text:a xlink:type="simple" xlink:href="https://t.me/khmelnytskaODA/1651" text:style-name="Internet_20_link" text:visited-style-name="Visited_20_Internet_20_Link">
</text:a>
根据实验室测试的结果。</text:p>
      <text:p text:style-name="P4">
相关的分析是由赫梅尔尼特(Khmelnytsky)区域中央控制的专家进行的，并预防了乌克兰卫生部的疾病 - 恐怖袭击。</text:p>
      <text:p text:style-name="P4">
<text:span text:style-name="T4">
另请阅读：</text:span>
 <text:a xlink:type="simple" xlink:href="https://www.ukrinform.ua/rubric-regions/3709208-potagi-cerez-vinnicu-hmelnickij-ta-ternopil-poki-kursuvatimut-v-obizd.html" text:style-name="Internet_20_link" text:visited-style-name="Visited_20_Internet_20_Link">
<text:span text:style-name="T4">
 khmelnitz </text:span>
</text:a>
可以确定，间质保护区域大气中有害物质的含量不超过允许的值。</text:p>
      <text:p text:style-name="P4">
水，土壤和辐射背景的质量在允许的指标内。</text:p>
      <text:p text:style-name="P4">
“因此，对人口的生活没有威胁，”政府的版本总结道。</text:p>
      <text:p text:style-name="P4">
<text:span text:style-name="T4">
另请阅读：</text:span>
 <text:a xlink:type="simple" xlink:href="https://www.ukrinform.ua/rubric-regions/3708750-ataka-rf-na-hmelnickij-kilkist-poskodzenih-infrastrukturnih-obektiv-ide-na-sotni.html" text:style-name="Internet_20_link" text:visited-style-name="Visited_20_Internet_20_Link">
<text:span text:style-name="T4">
 khmelnitz </text:span>
</text:a>
乌克林福姆报道，5月13日晚上，俄罗斯军队<text:a xlink:type="simple" xlink:href="https://www.ukrinform.ua/rubric-ato/3708572-rosiani-vnoci-atakuvali-hmelniccinu-poskodzena-kriticna-infrastruktura.html" text:style-name="Internet_20_link" text:visited-style-name="Visited_20_Internet_20_Link">
</text:a>
 , влучивши по об'єктукритичної інфраструктури.</text:p>
      <text:p text:style-name="P4">
Кількість постраждалих унаслідок російської атаки у Хмельницькій області <text:a xlink:type="simple" xlink:href="https://www.ukrinform.ua/rubric-regions/3708702-na-hmelniccini-kilkist-postrazdalih-vid-nicnoi-ataki-rf-zrosla-do-21.html" text:style-name="Internet_20_link" text:visited-style-name="Visited_20_Internet_20_Link">
</text:a>
 .</text:p>
      <text:p text:style-name="P4">
News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纳布（Nabu）和萨普（Sap）在最高法院暴露了大规模腐败</text:span>
</text:h>
      <text:p text:style-name="P4">
作者: Ukrinform (Person)</text:p>
      <text:p text:style-name="P4">
出版商: Укринформ (Organization)</text:p>
      <text:p text:style-name="P4">
出版时间: 2023-05-15T-27:00:00+03:00</text:p>
      <text:p text:style-name="P4">
修改时间: 2023-05-15T23:00:00+03:00</text:p>
      <text:p text:style-name="P4">
描述: 国家反腐败局在乌克兰最高法院暴露了大规模腐败。  - 乌克林。</text:p>
      <text:p text:style-name="P4">
图片: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标签: ['НАБУ', 'САП', 'Корупція']</text:p>
      <text:p text:style-name="P4">
类型: Article</text:p>
      <!--METADATA-->
      <text:p text:style-name="P4">
<draw:frame draw:style-name="fr1" draw:name="Image38" text:anchor-type="as-char" svg:width="6.9236in" svg:height="3.956343in" draw:z-index="0">
<draw:image xlink:href="../Images/yкринформ/2023-05-15T-27-00-00-03-00/630_360_1669109795-901.jpg" xlink:type="simple" xlink:show="embed" xlink:actuate="onLoad" draw:mime-type="image/jpeg"/>
</draw:frame>
国家反腐败局在最高司法医生中暴露了大规模的腐败。</text:p>
      <text:p text:style-name="P4">
正如乌克林福姆报道的那样，纳布在其[]中报道了(https://t.me/nab_ukraine/1824)。</text:p>
      <text:p text:style-name="P4">
声明说：“纳布和萨普在乌克兰最高法院暴露了大规模的腐败，即最高法院管理层和法官获得不当福利的计划。”</text:p>
      <text:p text:style-name="P4">
<draw:frame draw:style-name="fr1" draw:name="Image39" text:anchor-type="as-char" svg:width="6.9236in" svg:height="9.231467in" draw:z-index="0">
<draw:image xlink:href="../Images/yкринформ/2023-05-15T-27-00-00-03-00/1684181214-137.jpg" xlink:type="simple" xlink:show="embed" xlink:actuate="onLoad" draw:mime-type="image/jpeg"/>
</draw:frame>
值得注意的是，目前正在采取紧急调查行动。</text:p>
      <text:p text:style-name="P4">
纳布报道说：“稍后细节。”</text:p>
      <text:p text:style-name="P4">
根据信息<text:a xlink:type="simple" xlink:href="https://zn.ua/ukr/war/nabu-vzjalo-holovu-verkhovnoho-sudu-knjazjeva-na-bahatomiljonnomu-khabari.html" text:style-name="Internet_20_link" text:visited-style-name="Visited_20_Internet_20_Link">
</text:a>
，纳布(Nabu)暴露了最高法院主席Vsevolod Knyazev，贿赂约300万美元。 他被拘留了，该局在该局管理中的出版物报告。</text:p>
      <text:p text:style-name="P4">
“根据纳布消息人士的Zn.ua，Knyazev从赞成法院的人那里获得了资金，以支持寡头Konstantin Zhevago。回想一下，武装部队的病房认为40.19％的案件(PGZK)ferrexpo。 摩根(Morgan)的决定使这些股票与西瓦哥公司有关，废除了20年前结束的销售合同的无效。”</text:p>
      <text:p text:style-name="P4">
<text:span text:style-name="T4">
另请阅读：</text:span>
 <text:a xlink:type="simple" xlink:href="https://www.ukrinform.ua/rubric-economy/3709562-podatkova-mitnica-ta-beb-potrebuut-perezavantazenna-marcenko.html" text:style-name="Internet_20_link" text:visited-style-name="Visited_20_Internet_20_Link">
</text:a>
值得注意的是，乌克兰目前还没有最高法院。 在Petro Poroshenko第五任总统时期的司法改革之后，APU被更名为倒立法院。</text:p>
      <text:p text:style-name="P4">
相反，APU仍然包括获得薪水的法官。</text:p>
      <text:p text:style-name="P4">
对于哪个法院尚不清楚。</text:p>
      <text:p text:style-name="P4">
正如乌克林福姆(Ukrinform)报道的那样，早些时候知道<text:a xlink:type="simple" xlink:href="https://www.ukrinform.ua/rubric-economy/3708283-na-sogodni-zablokovani-aktivi-u-bils-ak-200-osib-aki-mozna-stagnuti-na-korist-derzavi-minust.html" text:style-name="Internet_20_link" text:visited-style-name="Visited_20_Internet_20_Link">
</text:a>
 .</text:p>
      <text:p text:style-name="P4">
News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法国准备教乌克兰飞行员 - 马克龙</text:span>
</text:h>
      <text:p text:style-name="P4">
作者: Ukrinform (Person)</text:p>
      <text:p text:style-name="P4">
出版商: Укринформ (Organization)</text:p>
      <text:p text:style-name="P4">
出版时间: 2023-05-15T-30:56:00+03:00</text:p>
      <text:p text:style-name="P4">
修改时间: 2023-05-15T22:56:00+03:00</text:p>
      <text:p text:style-name="P4">
描述: 法国和其他几个欧洲国家准备开始训练乌克兰军事飞行员。  - 乌克林。</text:p>
      <text:p text:style-name="P4">
图片: ["<text:a xlink:type="simple" xlink:href="https://static.ukrinform.com/photos/2023_02/thumb_files/630_360_1675929865-521.jpg" text:style-name="Internet_20_link" text:visited-style-name="Visited_20_Internet_20_Link">
630_360_16759...</text:a>
"]</text:p>
      <text:p text:style-name="P4">
标签: ['Авіація', 'Франція', 'Макрон', 'Війна з росією']</text:p>
      <text:p text:style-name="P4">
类型: Article</text:p>
      <!--METADATA-->
      <text:p text:style-name="P4">
<draw:frame draw:style-name="fr1" draw:name="Image40" text:anchor-type="as-char" svg:width="6.9236in" svg:height="3.956343in" draw:z-index="0">
<draw:image xlink:href="../Images/yкринформ/2023-05-15T-30-56-00-03-00/630_360_1675929865-521.jpg" xlink:type="simple" xlink:show="embed" xlink:actuate="onLoad" draw:mime-type="image/jpeg"/>
</draw:frame>
法国的其他几个欧洲国家准备开始训练乌克兰军事飞行员。</text:p>
      <text:p text:style-name="P4">
根据乌克林福姆的说法，这是在接受频道的采访中<text:a xlink:type="simple" xlink:href="http://www.youtube.com/watch" text:style-name="Internet_20_link" text:visited-style-name="Visited_20_Internet_20_Link">
</text:a>
马克龙总统说法国伊曼纽尔总统。</text:p>
      <text:p text:style-name="P4">
法国领导人说：“与其他几个欧洲国家一起为此做好了准备，我们为训练飞行员打开了大门。”</text:p>
      <text:p text:style-name="P4">
据他说，这个问题也“由美国人讨论”。 马克龙说：“学习可以开始。”</text:p>
      <text:p text:style-name="P4">
<text:span text:style-name="T4">
另请阅读：</text:span>
 <text:a xlink:type="simple" xlink:href="https://www.ukrinform.ua/rubric-polytics/3709228-zelenskij-proviv-zustric-z-makronom.html" text:style-name="Internet_20_link" text:visited-style-name="Visited_20_Internet_20_Link">
<text:span text:style-name="T4">
战士</text:span>
</text:a>
他补充说，法国仍然决心帮助乌克兰抵抗俄罗斯侵略。 法国总统强调：“有很多事情，因为成功的对比对于长期和平至关重要。”</text:p>
      <text:p text:style-name="P4">
如报道，<text:a xlink:type="simple" xlink:href="https://www.ukrinform.ua/rubric-ato/3709373-u-britanii-vlitku-rozpocnutsa-navcanna-ukrainskih-pilotiv.html" text:style-name="Internet_20_link" text:visited-style-name="Visited_20_Internet_20_Link">
</text:a>
今年夏天，该国将发展乌克兰飞行员。</text:p>
      <text:p text:style-name="P4">
_foto：op _</text:p>
      <text:p text:style-name="P4">
News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在乌克兰，带回孩子UA运动是为了返回被驱逐的孩子的返回-Zarivna</text:span>
</text:h>
      <text:p text:style-name="P4">
作者: Ukrinform (Person)</text:p>
      <text:p text:style-name="P4">
出版商: Укринформ (Organization)</text:p>
      <text:p text:style-name="P4">
出版时间: 2023-05-15T-32:50:00+03:00</text:p>
      <text:p text:style-name="P4">
修改时间: 2023-05-15T22:50:00+03:00</text:p>
      <text:p text:style-name="P4">
描述: 在乌克兰，带回儿童UA运动已经发起 - 它必须团结起来，以返回俄罗斯被猛烈地从临时被俘虏的领土中带出的儿童的家园。  - 乌克林。</text:p>
      <text:p text:style-name="P4">
图片: ["<text:a xlink:type="simple" xlink:href="https://static.ukrinform.com/photos/2023_03/thumb_files/630_360_1678677741-711.jpg" text:style-name="Internet_20_link" text:visited-style-name="Visited_20_Internet_20_Link">
630_360_16786...</text:a>
"]</text:p>
      <text:p text:style-name="P4">
标签: ['Депортація', 'Діти', 'Офіс Президента', 'Війна з росією']</text:p>
      <text:p text:style-name="P4">
类型: Article</text:p>
      <!--METADATA-->
      <text:p text:style-name="P4">
<draw:frame draw:style-name="fr1" draw:name="Image41" text:anchor-type="as-char" svg:width="6.9236in" svg:height="3.956343in" draw:z-index="0">
<draw:image xlink:href="../Images/yкринформ/2023-05-15T-32-50-00-03-00/630_360_1678677741-711.jpg" xlink:type="simple" xlink:show="embed" xlink:actuate="onLoad" draw:mime-type="image/jpeg"/>
</draw:frame>
在乌克兰，带回儿童UA的运动已被召集在一起，以团结世界，以返回俄罗斯从暂时占领的领土上猛烈撤离的孩子的孩子。</text:p>
      <text:p text:style-name="P4">
正如乌克林福姆报道的那样，它在[]中报道(https://t.me/dashazarivna/732?fbclid=IwAR2oA0S54_roqO_PL4ersMG7_hzoOBR-4_vImpSp3RtPfg_Gwz1nf6OdiyU)总统办公室顾问顾问。</text:p>
      <text:p text:style-name="P4">
“俄罗斯人绑架乌克兰儿童。 这些事情很难想象任何文明的世界。 头部不符合这样一个事实，即在第21年的种族灭绝发生在欧洲附近，俄罗斯人竭尽所能摧毁乌克兰人民，”她写道。</text:p>
      <text:p text:style-name="P4">
Zarivna说，她在2023年在首都举行的哥本哈根民主峰会。 它是一个聚集了有影响力的人，国家领导人，民主机构的游乐场，讨论乌克兰和世界的局势。</text:p>
      <text:p text:style-name="P4">
“我告诉俄罗斯人如何绑架乌克兰儿童，将他们从暂时占领的领土上带走，并开始带回我们的孩子UA，我们希望团结世界以阻止俄罗斯罪行并返回我们的孩子。 根据我们的数据，大约有20,000名儿童出口到俄罗斯。 尽管这种犯罪的数字可能更高，并且达到了1万以上。”这位代表说。</text:p>
      <text:p text:style-name="P4">
<text:span text:style-name="T4">
另请阅读：</text:span>
 <text:a xlink:type="simple" xlink:href="https://www.ukrinform.ua/rubric-society/3707884-pered-kontrnastupom-zsu-rosiani-masovo-deportuut-ditej-save-ukraine.html" text:style-name="Internet_20_link" text:visited-style-name="Visited_20_Internet_20_Link">
</text:a>
根据她的说法，俄罗斯人经营的主要情况有五种：他们将孩子从孤儿院带走； 杀死父母； 在滤光过程中分配家庭； 为被占领的领土的儿童提供难以忍受的生活条件； 从字面上绑架了他们居住或学习的地方的儿童。</text:p>
      <text:p text:style-name="P4">
在Zarivna峰会上的演讲中，她谈到了Energodar的局势，Zaporizhzhia NPP被驳回。 在那儿，俄罗斯人向家庭提供了休息，但事实证明这是驱逐出境。<text:span text:style-name="T4">
另请阅读：</text:span>
 <text:a xlink:type="simple" xlink:href="https://www.ukrinform.ua/rubric-society/3708789-rosia-ne-lise-rozlucae-ditej-iz-ridnimi-a-j-vcit-nenaviditi-ukrainu-zelenskij.html" text:style-name="Internet_20_link" text:visited-style-name="Visited_20_Internet_20_Link">
</text:a>
她告知，现在只有364个婴儿能够返回乌克兰，他们只是害怕故事。</text:p>
      <text:p text:style-name="P4">
“这些暴行尚未注意到。 这就是为什么Putin和Lviv -Belova是Redeauvity儿童的SO申诉专员，应负责国际刑事法院的Zardnder，” OP的负责人的顾问。</text:p>
      <text:p text:style-name="P4">
Zarivna说，在乌克兰创建了一个新运动 - “一个新的基金会，Novthink，称为Bring Kids Ua”。 她邀请加入这一运动，并帮助返回数千名乌克兰<text:a xlink:type="simple" xlink:href="https://www.ukrinform.ua/tag-diti" text:style-name="Internet_20_link" text:visited-style-name="Visited_20_Internet_20_Link">
</text:a>
家。</text:p>
      <text:p text:style-name="P4">
在这方面，她提到温斯顿·丘吉尔(Winston Churchill)的说法：“没有什么比武力更钦佩的，没有什么比弱点更尊重的了。”</text:p>
      <text:p text:style-name="P4">
据OP代表称，俄罗斯人绑架儿童，试图努力工作：“因为人们在恐惧，逻辑上，这更容易操纵。”</text:p>
      <text:p text:style-name="P4">
<text:span text:style-name="T4">
另请阅读：</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nt </text:span>
</text:a>
“他们出售的恐怖长期以来一直精疲力尽。 俄罗斯是帝国恐怖的旗帜。 我们不必害怕这个。 当恐惧盛行时，民主。 因此，我们必须一起行动，共同恢复正义。 我也一起去找她，”扎里夫纳总结道。</text:p>
      <text:p text:style-name="P4">
News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在车辆停车场的Zaporozhye中，有一次枪击</text:span>
</text:h>
      <text:p text:style-name="P4">
作者: Ukrinform (Person)</text:p>
      <text:p text:style-name="P4">
出版商: Укринформ (Organization)</text:p>
      <text:p text:style-name="P4">
出版时间: 2023-05-15T-34:48:00+03:00</text:p>
      <text:p text:style-name="P4">
修改时间: 2023-05-15T22:48:00+03:00</text:p>
      <text:p text:style-name="P4">
描述: 在Zaporozhye的一个地区，一场以射击结束的冲突在军人和不知名的人之间发生了冲突。  - 乌克林。</text:p>
      <text:p text:style-name="P4">
图片: ["<text:a xlink:type="simple" xlink:href="https://static.ukrinform.com/photos/2022_05/thumb_files/630_360_1653576338-700.jpg" text:style-name="Internet_20_link" text:visited-style-name="Visited_20_Internet_20_Link">
630_360_16535...</text:a>
"]</text:p>
      <text:p text:style-name="P4">
标签: ['Поліція', 'Стрілянина', 'Запоріжжя']</text:p>
      <text:p text:style-name="P4">
类型: Article</text:p>
      <!--METADATA-->
      <text:p text:style-name="P4">
<draw:frame draw:style-name="fr1" draw:name="Image42" text:anchor-type="as-char" svg:width="6.9236in" svg:height="3.956343in" draw:z-index="0">
<draw:image xlink:href="../Images/yкринформ/2023-05-15T-34-48-00-03-00/630_360_1653576338-700.jpg" xlink:type="simple" xlink:show="embed" xlink:actuate="onLoad" draw:mime-type="image/jpeg"/>
</draw:frame>
在军人和不知名的人之间的一个Zaporozhye地区，发生了冲突，最终以射击。</text:p>
      <text:p text:style-name="P4">
关于<text:a xlink:type="simple" xlink:href="https://t.me/police_zp_news/5186" text:style-name="Internet_20_link" text:visited-style-name="Visited_20_Internet_20_Link">
</text:a>
据报道，乌克兰福姆报道了Zaporozhye地区的国家警察。</text:p>
      <text:p text:style-name="P4">
“今天，大约在下午4:00，在服务人员和不知名的人之间的城市市场附近的停车场发生了冲突，因此上次犯下了火灾和自动武器。</text:p>
      <text:p text:style-name="P4">
<text:span text:style-name="T4">
另请阅读：</text:span>
 <text:a xlink:type="simple" xlink:href="https://www.ukrinform.ua/rubric-world/3708003-na-zavodi-mercedes-u-nimeccini-stalasa-strilanina-e-zertvi-zmi.html" text:style-name="Internet_20_link" text:visited-style-name="Visited_20_Internet_20_Link">
<text:span text:style-name="T4">
拍摄</text:span>
</text:a>
SOG，领土警察的领导和地区格拉夫卡奇亚在现场工作。</text:p>
      <text:p text:style-name="P4">
关于这一事实，根据第1部分的《刑事诉讼》进行了预审调查。 263(非法处理武器，弹药或炸药)，第4页，第296页(流氓)刑法。 罪名的制裁规定，以七年的期限，以无意愿的形式进行惩罚。</text:p>
      <text:p text:style-name="P4">
必要的调查行动仍在继续。</text:p>
      <text:p text:style-name="P4">
正如乌克林福姆报道的<text:a xlink:type="simple" xlink:href="https://www.ukrinform.ua/rubric-world/3707395-serbi-zdali-ponad-3-tisaci-odinic-zbroi-pisla-dvoh-masovih-strilanin.html" text:style-name="Internet_20_link" text:visited-style-name="Visited_20_Internet_20_Link">
</text:a>
在大赦的前两天，在两次大规模拍摄后引入了17人。</text:p>
      <text:p text:style-name="P4">
News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在赫尔森，这位少年在俄罗斯迷你</text:span>
</text:h>
      <text:p text:style-name="P4">
作者: Ukrinform (Person)</text:p>
      <text:p text:style-name="P4">
出版商: Укринформ (Organization)</text:p>
      <text:p text:style-name="P4">
出版时间: 2023-05-15T-36:41:29+03:00</text:p>
      <text:p text:style-name="P4">
修改时间: 2023-05-15T22:41:29+03:00</text:p>
      <text:p text:style-name="P4">
描述: 在赫尔森地区的特里菲尼维卡（Trifonivka）村，一个17岁的家伙遇到了俄罗斯军队留下的俄罗斯军队，由于弹药的爆炸，受害人受害。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Міна', 'Війна з росією']</text:p>
      <text:p text:style-name="P4">
类型: Article</text:p>
      <!--METADATA-->
      <text:p text:style-name="P4">
<draw:frame draw:style-name="fr1" draw:name="Image43" text:anchor-type="as-char" svg:width="6.9236in" svg:height="3.956343in" draw:z-index="0">
<draw:image xlink:href="../Images/yкринформ/2023-05-15T-36-41-29-03-00/630_360_1654768443-794.jpg" xlink:type="simple" xlink:show="embed" xlink:actuate="onLoad" draw:mime-type="image/jpeg"/>
</draw:frame>
在赫尔森地区的塞里蒂里尼维卡(Selitrifonivka)，一个17岁的男孩遇到了一个矿山，为弹药受伤受害者爆发而留下的军队。</text:p>
      <text:p text:style-name="P4">
乌克林福姆(Ukrinform(https://t.me/khersonskaODA/5859)。</text:p>
      <text:p text:style-name="P4">
根据OVA的说法，受伤者被带到最近的医疗机构，为Kryvyi Rih的一家医院做准备。</text:p>
      <text:p text:style-name="P4">
<text:span text:style-name="T4">
另请阅读：</text:span>
 <text:a xlink:type="simple" xlink:href="https://www.ukrinform.ua/rubric-regions/3709465-na-hersonsini-traktor-pidirvavsa-na-rosijskij-mini.html" text:style-name="Internet_20_link" text:visited-style-name="Visited_20_Internet_20_Link">
</text:a>
正如乌克林福姆(Ukrinform(https://t.me/khersonskaODA/5859) .</text:p>
      <text:p text:style-name="P4">
News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在罗马锦标赛上的Kichenok和Ostapenko比赛在雨中被移动</text:span>
</text:h>
      <text:p text:style-name="P4">
作者: Ukrinform (Person)</text:p>
      <text:p text:style-name="P4">
出版商: Укринформ (Organization)</text:p>
      <text:p text:style-name="P4">
出版时间: 2023-05-15T-38:39:00+03:00</text:p>
      <text:p text:style-name="P4">
修改时间: 2023-05-15T22:39:00+03:00</text:p>
      <text:p text:style-name="P4">
描述: Lyudmila Kichenok，Olena Ostapenko，在第二次乌克兰 - 拉特维亚二重奏下播种-Olena Ostapenko并不注定要及时拿到一场决斗以及时到达八分之一决赛500万 -ukrinform。</text:p>
      <text:p text:style-name="P4">
图片: ["<text:a xlink:type="simple" xlink:href="https://static.ukrinform.com/photos/2023_05/thumb_files/630_360_1684179468-596.jpg" text:style-name="Internet_20_link" text:visited-style-name="Visited_20_Internet_20_Link">
630_360_16841...</text:a>
"]</text:p>
      <text:p text:style-name="P4">
标签: ['Теніс']</text:p>
      <text:p text:style-name="P4">
类型: Article</text:p>
      <!--METADATA-->
      <text:p text:style-name="P4">
<draw:frame draw:style-name="fr1" draw:name="Image44" text:anchor-type="as-char" svg:width="6.9236in" svg:height="3.956343in" draw:z-index="0">
<draw:image xlink:href="../Images/yкринформ/2023-05-15T-38-39-00-03-00/630_360_1684179468-596.jpg" xlink:type="simple" xlink:show="embed" xlink:actuate="onLoad" draw:mime-type="image/jpeg"/>
</draw:frame>
lyudmila kichenok，在乌克兰 - 拉特维安二重奏的第二名下播种(WTA) - 意大利的BNL BNL -ICCI(意大利)奖金350万美元。</text:p>
      <text:p text:style-name="P4">
据《乌克林福》报道，在Kichenok和Ostapenko比赛的第三轮比赛中，雨水未能与Magnet Linett -Market -Market -Vndroushov的波兰-Czech串联相反。</text:p>
      <text:p text:style-name="P4">
<text:span text:style-name="T4">
另请阅读：</text:span>
 <text:a xlink:type="simple" xlink:href="https://www.ukrinform.ua/rubric-sports/3709202-nadia-kicenok-ne-zmogla-probitisa-v-parnij-cvertfinal-turniru-wta-u-rimi.html" text:style-name="Internet_20_link" text:visited-style-name="Visited_20_Internet_20_Link">
</text:a>
罗马的比赛将持续到5月21日。</text:p>
      <text:p text:style-name="P4">
照片：盖蒂图像。</text:p>
      <text:p text:style-name="P4">
News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美国 - 关于阻止谷物协议：普京抓住饥饿的人质人民</text:span>
</text:h>
      <text:p text:style-name="P4">
作者: Ukrinform (Person)</text:p>
      <text:p text:style-name="P4">
出版商: Укринформ (Organization)</text:p>
      <text:p text:style-name="P4">
出版时间: 2023-05-15T-40:24:00+03:00</text:p>
      <text:p text:style-name="P4">
修改时间: 2023-05-15T22:24:00+03:00</text:p>
      <text:p text:style-name="P4">
描述: 美国坚决提倡扩大黑海谷物倡议，普京政权在对乌克兰的战争中实现其目标，并将其持有饥荒遭受饥荒的人质。  - 乌克林。</text:p>
      <text:p text:style-name="P4">
图片: ["<text:a xlink:type="simple" xlink:href="https://static.ukrinform.com/photos/2023_04/thumb_files/630_360_1682533357-5712.jpeg" text:style-name="Internet_20_link" text:visited-style-name="Visited_20_Internet_20_Link">
630_360_16825...</text:a>
"]</text:p>
      <text:p text:style-name="P4">
标签: ['Експорт', 'ООН', 'путін', 'Війна з росією', 'Продовольча безпека', 'зерновий коридор']</text:p>
      <text:p text:style-name="P4">
类型: Article</text:p>
      <!--METADATA-->
      <text:p text:style-name="P4">
<draw:frame draw:style-name="fr1" draw:name="Image45" text:anchor-type="as-char" svg:width="6.9236in" svg:height="3.956343in" draw:z-index="0">
<draw:image xlink:href="../Images/yкринформ/2023-05-15T-40-24-00-03-00/630_360_1682533357-5712.jpeg" xlink:type="simple" xlink:show="embed" xlink:actuate="onLoad" draw:mime-type="image/jpeg"/>
</draw:frame>
沙特多(Shatrdo)与联合国(UN)进行了交谈，以扩大黑海谷物倡议，这是雅库普丁政权用于在反乌克兰战争中实现其目标的Yakuputin政权，并持有饥荒遭受饥荒的国家的人质。</text:p>
      <text:p text:style-name="P4">
这项声明是在联合国安全理事会会议副总理罗伯特·伍德大使的乌克利福德通讯员报告中发表的。</text:p>
      <text:p text:style-name="P4">
“我们敦促普京停止持有世界上饥饿人质的行为。 我们还敦促扩大黑海谷物倡议，以确保其全面实施。”美国外交官说。</text:p>
      <text:p text:style-name="P4">
他强调，俄罗斯防止并威胁要每天暂停黑海倡议，从而提高全球粮食价格。 这是所有人的价格上涨 - 尤其是对于贫穷国家和中等收入的州以及联合国，这也是在世界市场上购买粮食的情况。</text:p>
      <text:p text:style-name="P4">
<text:span text:style-name="T4">
另请阅读：</text:span>
 <text:a xlink:type="simple" xlink:href="https://www.ukrinform.ua/rubric-economy/3709471-mzs-u-razi-zupinki-zernovogo-koridoru-cerez-misac-zrostut-potoki-bizenciv-z-afriki-do-es.html" text:style-name="Internet_20_link" text:visited-style-name="Visited_20_Internet_20_Link">
<text:span text:style-name="T4">
谷物</text:span>
</text:a>
美国代表表示，俄罗斯联邦在准确减少的体积中故意减慢了对船只的验证步伐<text:a xlink:type="simple" xlink:href="https://www.ukrinform.ua/tag-zerno" text:style-name="Internet_20_link" text:visited-style-name="Visited_20_Internet_20_Link">
</text:a>
这是从乌克兰港口以最脆弱的国家的需求。 伍德指出，最近几周，俄罗斯联邦的代表团反复拒绝在伊斯坦布尔的一个联合协调中心进行船舶检查。</text:p>
      <text:p text:style-name="P4">
“现在，俄罗斯人威胁要自5月18日以来停止合作。 俄罗斯联邦正在阻止乌克兰谷物的供应，乌克兰谷物必须养活饥饿的粮食，同时成功出口了大量的谷物。”美国外交官说。</text:p>
      <text:p text:style-name="P4">
<text:span text:style-name="T4">
另请阅读：</text:span>
 <text:a xlink:type="simple" xlink:href="https://www.ukrinform.ua/rubric-economy/3707926-mvf-zaklikav-vziti-vsih-zahodiv-dla-prodovzenna-zernovoi-ugodi.html" text:style-name="Internet_20_link" text:visited-style-name="Visited_20_Internet_20_Link">
<text:span text:style-name="T4">
谷物</text:span>
</text:a>
正如乌克兰富特(Ukrinform)报道的那样，乌克兰的永久代表在美国联合国警官的一次会议上被联合国谢里·凯斯利特(Sergey Kyslytsya)宣布，俄罗斯联邦已受伤，好像损失了一动不动的谷物倡议，尽管实际上出口增加了一倍。</text:p>
      <text:p text:style-name="P4">
<text:span text:style-name="T5">
foto：亚历山大·库布拉科夫(Alexander Kubrakov)，Facebook</text:span>
</text:p>
      <text:p text:style-name="P4">
News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死去的法国记者阿尔曼·索尔丁（Arman Soldin）在基辅（Kiev）荣幸</text:span>
</text:h>
      <text:p text:style-name="P4">
作者: Ukrinform (Person)</text:p>
      <text:p text:style-name="P4">
出版商: Укринформ (Organization)</text:p>
      <text:p text:style-name="P4">
出版时间: 2023-05-15T-42:10:00+03:00</text:p>
      <text:p text:style-name="P4">
修改时间: 2023-05-15T22:10:00+03:00</text:p>
      <text:p text:style-name="P4">
描述: 法国新闻社AFP Arman Soldin的记者的纪念晚上在基辅举行，他于2023年5月9日在Donetsk地区的Ravine时期的一次俄罗斯火箭袭击中去世。  - 乌克林。</text:p>
      <text:p text:style-name="P4">
图片: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标签: ['Ткаченко', 'Журналіст', 'МКІП ']</text:p>
      <text:p text:style-name="P4">
类型: Article</text:p>
      <!--METADATA-->
      <text:p text:style-name="P4">
<draw:frame draw:style-name="fr1" draw:name="Image46" text:anchor-type="as-char" svg:width="6.9236in" svg:height="3.956343in" draw:z-index="0">
<draw:image xlink:href="../Images/yкринформ/2023-05-15T-42-10-00-03-00/630_360_1684178771-5424.jpeg" xlink:type="simple" xlink:show="embed" xlink:actuate="onLoad" draw:mime-type="image/jpeg"/>
</draw:frame>
纪念法国新闻社AFP Armmanasoldin的记者的纪念之夜，他于2023年5月9日在基辅播放了2023年5月9日的俄罗斯火箭发射器，在唐纳茨克地区的Ravine时期，他在俄罗斯火箭发射器中去世。</text:p>
      <text:p text:style-name="P4">
为了向堕落的记者致敬，并提及他一生中最亮的页面，法新社组织的AFP新闻社与乌克兰国家国家信息局“乌克林福姆”一百个朋友，该机构通讯员报告大约有一百个朋友。 。</text:p>
      <text:p text:style-name="P4">
阿格斯·法国·法布里斯·弗里斯(Agence -Presse -Presse Fabris Fris)说：“阿曼(Arman)是最早自愿宣布来乌克兰的记者之一……他献出了生命，以使数百万人知道他在这里。”</text:p>
      <text:p text:style-name="P4">
<draw:frame draw:style-name="fr1" draw:name="Image47" text:anchor-type="as-char" svg:width="6.9236in" svg:height="3.955427in" draw:z-index="0">
<draw:image xlink:href="../Images/yкринформ/2023-05-15T-42-10-00-03-00/1684178980-997.jpg" xlink:type="simple" xlink:show="embed" xlink:actuate="onLoad" draw:mime-type="image/jpeg"/>
</draw:frame>
<text:span text:style-name="T4">
另请阅读：</text:span>
 <text:a xlink:type="simple" xlink:href="https://www.ukrinform.ua/rubric-society/3707902-100-tisac-na-poratunok-izakiv-zoozahisniki-vidkrili-grant-u-pamat-pro-francuzkogo-zurnalista.html" text:style-name="Internet_20_link" text:visited-style-name="Visited_20_Internet_20_Link">
</text:a>
索尔丁的同事们提到，他讲述了欧彭，布恰，库尔森的战争恐怖，并经常访问巴赫穆特的方向。据记者伊曼纽尔·波莫(Emmanuel Posho)说：“他很认真，知道风险，但他去了乌克兰，因为他想展示并说出有关这场战争的真相。”</text:p>
      <text:p text:style-name="P4">
在讲话中，文化和信息政策部长在讲话中并不熟悉阿曼·索尔丁(Arman Soldin)，而是从认识他的人的回忆录中熟悉，他认为他不仅是一位出色的记者，而且是一个很棒的人。</text:p>
      <text:p text:style-name="P4">
<text:span text:style-name="T4">
另请阅读：</text:span>
 <text:a xlink:type="simple" xlink:href="https://www.ukrinform.ua/rubric-ato/3707769-nazavzdi-molodij-francuzkij-zurnalist-arman-soldin-ubitij-rosijskou-raketou.html" text:style-name="Internet_20_link" text:visited-style-name="Visited_20_Internet_20_Link">
<text:span text:style-name="T4">
 soldin </text:span>
</text:a>
法国的座右铭“自由，平等，兄弟情谊”。 不幸的是，在经过证明方面，平等对每个人都有同样的危险。 但是我相信，所有开始战争的人都应该在调查后承担同样的责任。 他们之所以这样做，是因为不仅记者被杀 - 许多人被杀。 兄弟情谊表现出了以下事实：许多新闻工作者揭示了这场战争，并使世界理解俄罗斯攻击带来了我们。 当然，自由意味着我们正在为她而战，我们将在搬家。” Tkachenko说。</text:p>
      <text:p text:style-name="P4">
在东欧和中央阿齐贾纳·卡维尔(Azijanna Kavelier)的记者无国界的负责人在对乌克林福姆的评论中报道说，法国调查人员已经积累到乌克兰调查阿尔曼·索尔丁(Arman Soldin)的死亡。</text:p>
      <text:p text:style-name="P4">
“我们对此案非常关注，因为谋杀记者不仅是针对平民的战争罪。 记者执行社会功能 - 为社会提供真实的信息，而Arman Soldin则做了专业的职业。” Kavelier说。</text:p>
      <text:p text:style-name="P4">
<text:span text:style-name="T4">
另请阅读：</text:span>
 <text:a xlink:type="simple" xlink:href="https://www.ukrinform.ua/rubric-ato/3707091-poblizu-bahmuta-zaginuv-francuzkij-zurnalist-arman-soldin.html" text:style-name="Internet_20_link" text:visited-style-name="Visited_20_Internet_20_Link">
<text:span text:style-name="T4">
 soldin </text:span>
</text:a>
阿曼·索尔丁(Arman Soldin)于1991年3月21日出生于萨拉热窝，是弗兰克的公民。 他于2015年开始在罗马局担任实习生，并与伦敦联系。 Soldin属于第一支法新社，该队在全面入侵后被送往乌克兰，并于第二天进入。 自9月以来，他住在乌克兰并定期旅行。</text:p>
      <text:p text:style-name="P4">
News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俄罗斯人每天12次在Sumy地区开火</text:span>
</text:h>
      <text:p text:style-name="P4">
作者: Ukrinform (Person)</text:p>
      <text:p text:style-name="P4">
出版商: Укринформ (Organization)</text:p>
      <text:p text:style-name="P4">
出版时间: 2023-05-15T-44:05:00+03:00</text:p>
      <text:p text:style-name="P4">
修改时间: 2023-05-15T22:05:00+03:00</text:p>
      <text:p text:style-name="P4">
描述: 白天，俄罗斯军队袭击了苏米地区/乌克林形式的不同类型的武器边界社区的12次袭击。</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Війна з росією']</text:p>
      <text:p text:style-name="P4">
类型: Article</text:p>
      <!--METADATA-->
      <text:p text:style-name="P4">
<draw:frame draw:style-name="fr1" draw:name="Image48" text:anchor-type="as-char" svg:width="6.9236in" svg:height="3.956343in" draw:z-index="0">
<draw:image xlink:href="../Images/yкринформ/2023-05-15T-44-05-00-03-00/630_360_1675418382-232.jpg" xlink:type="simple" xlink:show="embed" xlink:actuate="onLoad" draw:mime-type="image/jpeg"/>
</draw:frame>
 російськаармія протягом дня 12 разів атакувала з різних видів зброї прикордонні громадиСумської області/</text:p>
      <text:p text:style-name="P4">
Як передає Укрінформ, про це Сумська обласна військова адміністраціяповідомила в <text:a xlink:type="simple" xlink:href="https://t.me/Sumy_news_ODA/16182" text:style-name="Internet_20_link" text:visited-style-name="Visited_20_Internet_20_Link">
 </text:a>
 .</text:p>
      <text:p text:style-name="P4">
Новослобідську громаду загарбники обстріляли з крупнокаліберного кулемета таствольної артилерії, унаслідок чого пролунали три вибухи. Через ворожийобстріл загорівся приватний житловий будинок.</text:p>
      <text:p text:style-name="P4">
<text:span text:style-name="T4">
Читайте також:</text:span>
 <text:a xlink:type="simple" xlink:href="https://www.ukrinform.ua/rubric-ato/3709627-rosiani-trici-vdarili-po-prikordonnu-sumsini-ta-cernigivsini.html" text:style-name="Internet_20_link" text:visited-style-name="Visited_20_Internet_20_Link">
 <text:span text:style-name="T4">
Сумщин</text:span>
 </text:a>
在同一个社区的领土上，俄罗斯人袭击了迫击炮，造成了六次爆炸。 敌对的大火损坏了传输线。</text:p>
      <text:p text:style-name="P4">
结果，入侵者还袭击了贝洛皮尔社区的迫击炮中风，因此发生了51起爆炸。 它的领土从枪管炮弹的炮弹炮弹中袭击了敌人 - 分别发生了7和55爆炸。</text:p>
      <text:p text:style-name="P4">
Shalyginsk社区遭受了俄罗斯罢工的俄罗斯军队 - 记录了9次爆炸。</text:p>
      <text:p text:style-name="P4">
<text:span text:style-name="T4">
另请阅读：</text:span>
 <text:a xlink:type="simple" xlink:href="https://www.ukrinform.ua/rubric-ato/3709220-vorog-za-den-visim-raziv-obstrilav-prikordonna-sumsini-zagalom-109-prilotiv.html" text:style-name="Internet_20_link" text:visited-style-name="Visited_20_Internet_20_Link">
<text:span text:style-name="T4">
 sumshchyn </text:span>
</text:a>
在Krasnopil社区中，俄罗斯人被自行炮兵装置击败，造成8次爆炸。</text:p>
      <text:p text:style-name="P4">
据乌克林福姆报道，5月14日，俄罗斯联邦的部队发射了苏米地区边境社区的八倍。</text:p>
      <text:p text:style-name="P4">
照片说明性</text:p>
      <text:p text:style-name="P4">
News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Kalinina将在罗马的WTA锦标赛上与澳大利亚公开赛选手一起比赛</text:span>
</text:h>
      <text:p text:style-name="P4">
作者: Ukrinform (Person)</text:p>
      <text:p text:style-name="P4">
出版商: Укринформ (Organization)</text:p>
      <text:p text:style-name="P4">
出版时间: 2023-05-15T-47:59:28+03:00</text:p>
      <text:p text:style-name="P4">
修改时间: 2023-05-15T21:59:28+03:00</text:p>
      <text:p text:style-name="P4">
描述: 来自巴西的比阿特丽斯·纳达德（Beatris Naadad Maya）的12岁以下播种将成为四分之一决赛中乌克兰安吉丽娜·卡利尼娜（Angelina Kalinina）第二个“球拍”的竞争对手。</text:p>
      <text:p text:style-name="P4">
图片: ["<text:a xlink:type="simple" xlink:href="https://static.ukrinform.com/photos/2023_05/thumb_files/630_360_1683975732-816.jpg" text:style-name="Internet_20_link" text:visited-style-name="Visited_20_Internet_20_Link">
630_360_16839...</text:a>
"]</text:p>
      <text:p text:style-name="P4">
标签: ['Теніс', 'Ангеліна Калініна']</text:p>
      <text:p text:style-name="P4">
类型: Article</text:p>
      <!--METADATA-->
      <text:p text:style-name="P4">
<draw:frame draw:style-name="fr1" draw:name="Image49" text:anchor-type="as-char" svg:width="6.9236in" svg:height="3.956343in" draw:z-index="0">
<draw:image xlink:href="../Images/yкринформ/2023-05-15T-47-59-28-03-00/630_360_1683975732-816.jpg" xlink:type="simple" xlink:show="embed" xlink:actuate="onLoad" draw:mime-type="image/jpeg"/>
</draw:frame>
来自巴西Beatrice第十二个BATRICE MAIA将在四分之一决赛中成为乌克兰安吉丽娜·卡利尼娜第二个“球拍”的竞争对手(WTA) - 意大利国际bnl-(意大利)奖金350万美元。</text:p>
      <text:p text:style-name="P4">
在比赛的第四轮比赛中，玛雅赢得了哥伦比亚·卡米拉·奥索里奥(Columbia Kamila Osorio)-3：3、6：3据报道，据报道。</text:p>
      <text:p text:style-name="P4">
应当指出的是，去年Beatrice Addad Maia在墨尔本(澳大利亚)它以配对的排放量达到了决赛。</text:p>
      <text:p text:style-name="P4">
<text:span text:style-name="T4">
另请阅读：</text:span>
 <text:a xlink:type="simple" xlink:href="https://www.ukrinform.ua/rubric-sports/3709450-ukrainka-kalinina-peremogla-amerikanku-kiz-na-turniri-wta-1000-u-rimi.html" text:style-name="Internet_20_link" text:visited-style-name="Visited_20_Internet_20_Link">
</text:a>
罗马的比赛将持续到5月21日。</text:p>
      <text:p text:style-name="P4">
照片：盖蒂图像。</text:p>
      <text:p text:style-name="P4">
News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各州已经带到德国三十打训练箱艾布拉姆斯 - 五角大楼</text:span>
</text:h>
      <text:p text:style-name="P4">
作者: Ukrinform (Person)</text:p>
      <text:p text:style-name="P4">
出版商: Укринформ (Organization)</text:p>
      <text:p text:style-name="P4">
出版时间: 2023-05-15T-49:51:00+03:00</text:p>
      <text:p text:style-name="P4">
修改时间: 2023-05-15T21:51:00+03:00</text:p>
      <text:p text:style-name="P4">
描述: 美国已经向德国派遣了三打M1艾布拉姆斯前往德国，乌克兰防守者将很快训练。  - 乌克林。</text:p>
      <text:p text:style-name="P4">
图片: ["<text:a xlink:type="simple" xlink:href="https://static.ukrinform.com/photos/2023_04/thumb_files/630_360_1682371441-131.jpg" text:style-name="Internet_20_link" text:visited-style-name="Visited_20_Internet_20_Link">
630_360_16823...</text:a>
"]</text:p>
      <text:p text:style-name="P4">
标签: ['Німеччина', 'Пентагон', 'США', 'Танк', 'Abrams ', 'Війна з росією']</text:p>
      <text:p text:style-name="P4">
类型: Article</text:p>
      <!--METADATA-->
      <text:p text:style-name="P4">
<draw:frame draw:style-name="fr1" draw:name="Image50" text:anchor-type="as-char" svg:width="6.9236in" svg:height="3.956343in" draw:z-index="0">
<draw:image xlink:href="../Images/yкринформ/2023-05-15T-49-51-00-03-00/630_360_1682371441-131.jpg" xlink:type="simple" xlink:show="embed" xlink:actuate="onLoad" draw:mime-type="image/jpeg"/>
</draw:frame>
三打M1艾布拉姆斯坦克已经与德国有联系，乌克兰后卫很快就会训练。</text:p>
      <text:p text:style-name="P4">
五角大楼的发言人帕特里克·赖德(Patrick Ryder)将军在华盛顿的一份简报中说，这是乌克兰代表通讯员的报道。</text:p>
      <text:p text:style-name="P4">
莱德说：“我可以确认，有31个M1艾布拉姆斯坦克抵达德国的Uramaki为乌克兰军队的未来培训做准备。”</text:p>
      <text:p text:style-name="P4">
据他说，关于美国的乌克兰战斗人员<text:a xlink:type="simple" xlink:href="https://www.ukrinform.ua/tag-tank" text:style-name="Internet_20_link" text:visited-style-name="Visited_20_Internet_20_Link">
</text:a>
它将在几周内开始。</text:p>
      <text:p text:style-name="P4">
<text:span text:style-name="T4">
另请阅读：</text:span>
 <text:a xlink:type="simple" xlink:href="https://www.ukrinform.ua/rubric-ato/3708038-stati-peredadut-tanki-abrams-ukraini-na-pocatku-oseni-ostin.html" text:style-name="Internet_20_link" text:visited-style-name="Visited_20_Internet_20_Link">
<text:span text:style-name="T4">
艾布拉姆斯</text:span>
</text:a>
该发言人强调说：“习惯上，针对乌克兰油轮和技术技术的广泛培训计划是为未来做准备，有效地传播了M1坦克并捍卫乌克兰人民。”</text:p>
      <text:p text:style-name="P4">
据报道，拜登总统宣布，美国将把现代化的艾布拉姆斯大学M1-A2移交给乌克兰。 但是，它们仍应在工厂或现代化旧机器中制造。 同时，现代版本所需的不仅仅是对乌克兰军队的专业培训。</text:p>
      <text:p text:style-name="P4">
News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日本希望为乌克兰提供新技术以供战后恢复</text:span>
</text:h>
      <text:p text:style-name="P4">
作者: Ukrinform (Person)</text:p>
      <text:p text:style-name="P4">
出版商: Укринформ (Organization)</text:p>
      <text:p text:style-name="P4">
出版时间: 2023-05-15T-51:48:38+03:00</text:p>
      <text:p text:style-name="P4">
修改时间: 2023-05-15T21:48:38+03:00</text:p>
      <text:p text:style-name="P4">
描述: 日本政府计划邀请乌克兰政府的代表交换技术，这些技术将在莫斯科的军事入侵造成的毁灭后帮助恢复该国。  - 乌克林。</text:p>
      <text:p text:style-name="P4">
图片: ["<text:a xlink:type="simple" xlink:href="https://static.ukrinform.com/photos/2022_11/thumb_files/630_360_1667308231-551.jpg" text:style-name="Internet_20_link" text:visited-style-name="Visited_20_Internet_20_Link">
630_360_16673...</text:a>
"]</text:p>
      <text:p text:style-name="P4">
标签: ['Японія', 'Відбудова', 'Відновлення України']</text:p>
      <text:p text:style-name="P4">
类型: Article</text:p>
      <!--METADATA-->
      <text:p text:style-name="P4">
<draw:frame draw:style-name="fr1" draw:name="Image51" text:anchor-type="as-char" svg:width="6.9236in" svg:height="3.956343in" draw:z-index="0">
<draw:image xlink:href="../Images/yкринформ/2023-05-15T-51-48-38-03-00/630_360_1667308231-551.jpg" xlink:type="simple" xlink:show="embed" xlink:actuate="onLoad" draw:mime-type="image/jpeg"/>
</draw:frame>
政府计划邀请乌克兰政府的代表交换技术，这些技术将有助于莫斯科造成的破坏后恢复该国。</text:p>
      <text:p text:style-name="P4">
正如乌克林福姆报道的那样，它报告了<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日本政府Fumio Kishida说，他想利用这一Sumyatyak证实G7国家与乌克兰的坚定声援。</text:p>
      <text:p text:style-name="P4">
信息说：“日本希望支持他恢复的努力，邀请他检查不同的方法，例如有效的垃圾并知道 - 如何加强电源系统。”</text:p>
      <text:p text:style-name="P4">
<text:span text:style-name="T4">
另请阅读：</text:span>
 <text:a xlink:type="simple" xlink:href="https://www.ukrinform.ua/rubric-vidbudova/3709483-dla-vidbudovi-deokupovanoi-lugansini-planuut-stvoriti-centr-vidnovlenna-ta-rozvitku-gromad.html" text:style-name="Internet_20_link" text:visited-style-name="Visited_20_Internet_20_Link">
<text:span text:style-name="T4">
续订</text:span>
</text:a>
据报道，在紧急恢复计划的框架内，该计划是通过乌克兰政府与日本国际合作机构之间的赠款协议实施的，NEC“ Ukrenergo”将被转让给定提供的数量513.5亿日圆。</text:p>
      <text:p text:style-name="P4">
News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炮兵摧毁了俄罗斯郁金香砂浆</text:span>
</text:h>
      <text:p text:style-name="P4">
作者: Ukrinform (Person)</text:p>
      <text:p text:style-name="P4">
出版商: Укринформ (Organization)</text:p>
      <text:p text:style-name="P4">
出版时间: 2023-05-15T-53:47:00+03:00</text:p>
      <text:p text:style-name="P4">
修改时间: 2023-05-15T21:47:00+03:00</text:p>
      <text:p text:style-name="P4">
描述: 乌克兰武装部队海军的炮兵军官摧毁了240毫米郁金香的俄罗斯自行式迫击炮。  - 乌克林。</text:p>
      <text:p text:style-name="P4">
图片: ["<text:a xlink:type="simple" xlink:href="https://static.ukrinform.com/photos/2023_05/thumb_files/630_360_1684161089-499.jpg" text:style-name="Internet_20_link" text:visited-style-name="Visited_20_Internet_20_Link">
630_360_16841...</text:a>
"]</text:p>
      <text:p text:style-name="P4">
标签: ['Міномет', 'Війна з росією', 'Артилерія']</text:p>
      <text:p text:style-name="P4">
类型: Article</text:p>
      <!--METADATA-->
      <text:p text:style-name="P4">
<draw:frame draw:style-name="fr1" draw:name="Image52" text:anchor-type="as-char" svg:width="6.9236in" svg:height="3.956343in" draw:z-index="0">
<draw:image xlink:href="../Images/yкринформ/2023-05-15T-53-47-00-03-00/630_360_1684161089-499.jpg" xlink:type="simple" xlink:show="embed" xlink:actuate="onLoad" draw:mime-type="image/jpeg"/>
</draw:frame>
乌克兰武装部队海军的炮兵军官摧毁了240毫米郁金香的俄罗斯纪念砂浆。</text:p>
      <text:p text:style-name="P4">
根据乌克林福姆的说法，海军新闻服务在[]中报道(https://t.me/ukrainian_navy/3111)“第406个单独的炮兵旅的军人，俄罗斯占领军的240毫米迫击炮2c4“郁金香”  - 驾驶俄罗斯占领军的240毫米驱动着我们的辩护人，但它是从我们的捍卫者的“眼中驾驶的，但是Apt炮兵被敌人摧毁。</text:p>
      <text:p text:style-name="P4">
<text:span text:style-name="T4">
另请阅读：</text:span>
 <text:a xlink:type="simple" xlink:href="https://www.ukrinform.ua/rubric-ato/3709401-morpihi-znisili-rosijskij-plavzasib-iz-zagarbnikami.html" text:style-name="Internet_20_link" text:visited-style-name="Visited_20_Internet_20_Link">
<text:span text:style-name="T4">
销毁</text:span>
</text:a>
正如乌克林福姆报道的，在完整的完整尺度俄罗斯联邦[]中(https://www.ukrinform.ua/rubric-ato/3709259-zsu-vze-znisili-199-tisac-460-rosijskih-zagarbnikiv.html)和成千上万的军事设备。</text:p>
      <text:p text:style-name="P4">
<text:span text:style-name="T5">
foto：wikipedia</text:span>
</text:p>
      <text:p text:style-name="P4">
News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在武装部队的巴赫穆特地区，他们向前迈向两公里 - 腹部</text:span>
</text:h>
      <text:p text:style-name="P4">
作者: Ukrinform (Person)</text:p>
      <text:p text:style-name="P4">
出版商: Укринформ (Organization)</text:p>
      <text:p text:style-name="P4">
出版时间: 2023-05-15T-55:35:00+03:00</text:p>
      <text:p text:style-name="P4">
修改时间: 2023-05-15T21:35:00+03:00</text:p>
      <text:p text:style-name="P4">
描述: 在过去的两天中，乌克兰士兵在巴赫穆特附近的350米升至2公里。  - 乌克林。</text:p>
      <text:p text:style-name="P4">
图片: ["<text:a xlink:type="simple" xlink:href="https://static.ukrinform.com/photos/2023_04/thumb_files/630_360_1682412638-215.png" text:style-name="Internet_20_link" text:visited-style-name="Visited_20_Internet_20_Link">
630_360_16824...</text:a>
"]</text:p>
      <text:p text:style-name="P4">
标签: ['Бахмут', 'ЗСУ', 'Війна з росією', 'Єдині новини']</text:p>
      <text:p text:style-name="P4">
类型: Article</text:p>
      <!--METADATA-->
      <text:p text:style-name="P4">
<draw:frame draw:style-name="fr1" draw:name="Image53" text:anchor-type="as-char" svg:width="6.9236in" svg:height="3.956343in" draw:z-index="0">
<draw:image xlink:href="../Images/yкринформ/2023-05-15T-55-35-00-03-00/630_360_1682412638-215.png" xlink:type="simple" xlink:show="embed" xlink:actuate="onLoad" draw:mime-type="image/png"/>
</draw:frame>
在过去的两天中，乌克兰士兵在Ovit Bakhmut的某些地区从350米到2公里。</text:p>
      <text:p text:style-name="P4">
乌克林福姆报道，这是由武装部队武装部队的发言人报道的。</text:p>
      <text:p text:style-name="P4">
“前两天，我们的部队在不同的距离前进：从350米的两公里处起，但敌人势在强烈地抵抗。 敌人也表现出色。 在这一天，有34次战斗报告在巴赫穆特的方向上进行，有479倍具有各种系统的敌人，各种炮兵在该点发射了，有4架飞机发生了。”他说。</text:p>
      <text:p text:style-name="P4">
<text:span text:style-name="T4">
另请阅读：</text:span>
 <text:a xlink:type="simple" xlink:href="https://www.ukrinform.ua/rubric-ato/3709616-bahmut-ta-marinka-zalisautsa-v-epicentri-bojovih-dij-na-shodi-za-dobu-37-zitknen.html" text:style-name="Internet_20_link" text:visited-style-name="Visited_20_Internet_20_Link">
<text:span text:style-name="T4">
 bakhmut </text:span>
</text:a>
Cherevaty补充说，在战斗中，乌克兰军方摧毁了149名入侵者，160人被保证，并占领了6名。</text:p>
      <text:p text:style-name="P4">
同样，在最后一天，我们的军队开枪射击了两辆步兵战车，两辆装甲车，三个敌人无人机和一个带有弹药的田野仓库。</text:p>
      <text:p text:style-name="P4">
<text:span text:style-name="T4">
另请阅读：</text:span>
 <text:a xlink:type="simple" xlink:href="https://www.ukrinform.ua/rubric-ato/3709290-sirskij-pro-oboronu-bahmuta-prosuvanna-zsu-persij-uspih-nastupalnih-dij-ale-castkovij.html" text:style-name="Internet_20_link" text:visited-style-name="Visited_20_Internet_20_Link">
<text:span text:style-name="T4">
 bakhmut </text:span>
</text:a>
“敌人首先要捕捉城市本身，并使这一努力成为可能。 我们的战士继续防守，展示了勇气，英雄主义，耐力和创造力的高峰，以保持敌人的发作。 在国防行动的框架内进行了数月的行动，这一切都预计是针对敌人的绝对破坏。”</text:p>
      <text:p text:style-name="P4">
从乌克林福姆(Ukrinform)报道，从一场完整的战争开始<text:a xlink:type="simple" xlink:href="http://www.ukrinform.ua/rubric-ato/3709259-zsu-vze-znisili-199-tisac-460-rosijskih-zagarbnikiv.html" text:style-name="Internet_20_link" text:visited-style-name="Visited_20_Internet_20_Link">
</text:a>
已经大约19万460人 - 军事俄罗斯联邦和数千个敌人的军事装备。</text:p>
      <text:p text:style-name="P4">
<text:span text:style-name="T5">
foto：konstantin liber</text:span>
</text:p>
      <text:p text:style-name="P4">
News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匈牙利已从乌克兰的资金资金武器中封锁了5亿欧元 - 媒体</text:span>
</text:h>
      <text:p text:style-name="P4">
作者: Ukrinform (Person)</text:p>
      <text:p text:style-name="P4">
出版商: Укринформ (Organization)</text:p>
      <text:p text:style-name="P4">
出版时间: 2023-05-15T-57:31:12+03:00</text:p>
      <text:p text:style-name="P4">
修改时间: 2023-05-15T21:31:12+03:00</text:p>
      <text:p text:style-name="P4">
描述: 匈牙利封锁了欧洲和平基金中第八批资金的支付，武器的金额为5亿欧元，欧盟成员国将其转移到乌克兰。  - 乌克林。</text:p>
      <text:p text:style-name="P4">
图片: ["<text:a xlink:type="simple" xlink:href="https://static.ukrinform.com/photos/2020_05/thumb_files/630_360_1589214027-326.jpg" text:style-name="Internet_20_link" text:visited-style-name="Visited_20_Internet_20_Link">
630_360_15892...</text:a>
"]</text:p>
      <text:p text:style-name="P4">
标签: ['Угорщина', 'Гроші', 'Будапешт']</text:p>
      <text:p text:style-name="P4">
类型: Article</text:p>
      <!--METADATA-->
      <text:p text:style-name="P4">
<draw:frame draw:style-name="fr1" draw:name="Image54" text:anchor-type="as-char" svg:width="6.9236in" svg:height="3.956343in" draw:z-index="0">
<draw:image xlink:href="../Images/yкринформ/2023-05-15T-57-31-12-03-00/630_360_1589214027-326.jpg" xlink:type="simple" xlink:show="embed" xlink:actuate="onLoad" draw:mime-type="image/jpeg"/>
</draw:frame>
匈牙利称其为5亿欧元的欧洲和平基金的第八批基金，欧盟成员国将其转移到乌克兰。</text:p>
      <text:p text:style-name="P4">
根据乌克林福姆的报道，该机构报告了<text:a xlink:type="simple" xlink:href="https://www.ansa.it/sito/notizie/topnews/2023/05/15/fonti-budapest-blocca-tranche-fondi-epf-per-armi-a-kiev_c2702c9d-c274-4f17-8297-3b278f4436ca.html" text:style-name="Internet_20_link" text:visited-style-name="Visited_20_Internet_20_Link">
</text:a>
。</text:p>
      <text:p text:style-name="P4">
“匈牙利令人惊讶的是，今天封锁了欧洲和平基金的第八款货币(EPF)该机构说。</text:p>
      <text:p text:style-name="P4">
<text:span text:style-name="T4">
另请阅读：</text:span>
 <text:a xlink:type="simple" xlink:href="https://www.ukrinform.ua/rubric-world/3709356-glavi-mzs-kitau-ta-ugorsini-proveli-pogliblenij-obmin-dumkami-sodo-ukraini.html" text:style-name="Internet_20_link" text:visited-style-name="Visited_20_Internet_20_Link">
<text:span text:style-name="T4">
匈牙利</text:span>
</text:a>
5亿欧元的股票将于下周一22日支付。 但是布达佩斯阻止了这一决定，据称要求“担保”欧洲和平基金将来不会仅用于乌克兰的帮助。</text:p>
      <text:p text:style-name="P4">
据报道，据报道，3月20日，欧洲理事会决定筹集乌克兰弹药的供应，并提高欧洲国防工业的能力。 这一决定规定，在接下来的12个月中，各国将暴露于乌克兰100万只炮弹，其中包括155毫米炮弹。</text:p>
      <text:p text:style-name="P4">
<text:span text:style-name="T4">
另请阅读：</text:span>
 <text:a xlink:type="simple" xlink:href="https://www.ukrinform.ua/rubric-world/3705472-glava-mzs-ugorsini-poskandaliv-z-poslom-ssa-zvinuvativsi-jogo-v-propagandi-vijni.html" text:style-name="Internet_20_link" text:visited-style-name="Visited_20_Internet_20_Link">
<text:span text:style-name="T4">
匈牙利</text:span>
</text:a>
5月5日，欧盟委员会最终批准在欧洲和平基金会内为乌克兰购买弹药和导弹的分配10亿欧元。</text:p>
      <text:p text:style-name="P4">
News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白宫：制裁影响普京的发动战争能力</text:span>
</text:h>
      <text:p text:style-name="P4">
作者: Ukrinform (Person)</text:p>
      <text:p text:style-name="P4">
出版商: Укринформ (Organization)</text:p>
      <text:p text:style-name="P4">
出版时间: 2023-05-15T-59:23:00+03:00</text:p>
      <text:p text:style-name="P4">
修改时间: 2023-05-15T21:23:00+03:00</text:p>
      <text:p text:style-name="P4">
描述: 国际制裁直接影响俄罗斯联邦对乌克兰进行战争的能力，因为它们大大限制了俄罗斯MFC的活动并逐渐破坏其经济。  - 乌克林。</text:p>
      <text:p text:style-name="P4">
图片: ["<text:a xlink:type="simple" xlink:href="https://static.ukrinform.com/photos/2022_03/thumb_files/630_360_1647268733-248.jpg" text:style-name="Internet_20_link" text:visited-style-name="Visited_20_Internet_20_Link">
630_360_16472...</text:a>
"]</text:p>
      <text:p text:style-name="P4">
标签: ['Антиросійські санкції', 'Економіка', 'США', 'Білий дім', 'Війна з росією']</text:p>
      <text:p text:style-name="P4">
类型: Article</text:p>
      <!--METADATA-->
      <text:p text:style-name="P4">
<draw:frame draw:style-name="fr1" draw:name="Image55" text:anchor-type="as-char" svg:width="6.9236in" svg:height="3.956343in" draw:z-index="0">
<draw:image xlink:href="../Images/yкринформ/2023-05-15T-59-23-00-03-00/630_360_1647268733-248.jpg" xlink:type="simple" xlink:show="embed" xlink:actuate="onLoad" draw:mime-type="image/jpeg"/>
</draw:frame>
国际制裁直接影响俄罗斯联邦与反乌克兰进行战争的能力，因为它们大大限制了俄罗斯MFC的活动并逐渐破坏了经济。</text:p>
      <text:p text:style-name="P4">
乌克林代表通讯员报道，白宫国家安全委员会约翰·柯比(John Kirby)的协调员表示，这是这一点。</text:p>
      <text:p text:style-name="P4">
白宫代表说：“制裁会影响普京发动战争的能力。”</text:p>
      <text:p text:style-name="P4">
据他说，否则，俄罗斯不会在朝鲜的无人机上转向伊朗和不愉快的购买炮弹。 毕竟，由于缺乏获得技术，微电子学和其他必要工具，经济限制和出口控制措施不允许其新近产生新的产品，包括火箭和高精油弹药。</text:p>
      <text:p text:style-name="P4">
柯比强调：“因此，我们知道制裁有其作用。”</text:p>
      <text:p text:style-name="P4">
他指出这花了一些时间。 而且，如果俄罗斯联邦的经济在去年还没有完全完全影响，那么它仍然会受到重大影响。 柯比(Kirby)被说服了，这迫使克里姆林宫(Kremlin)的领导层尤其是财务专家，尤其是加强了卢布(Ruble)，但这种激进的措施不得花很长时间。</text:p>
      <text:p text:style-name="P4">
<text:span text:style-name="T4">
另请阅读：</text:span>
 <text:a xlink:type="simple" xlink:href="https://www.ukrinform.ua/rubric-world/3709592-rosia-v-obhid-sankcij-kupue-zapcastini-do-litakiv-boeing-ta-airbus-nyt.html" text:style-name="Internet_20_link" text:visited-style-name="Visited_20_Internet_20_Link">
</text:a>
普京将不得不考虑给出的经济后果<text:a xlink:type="simple" xlink:href="https://www.ukrinform.ua/tag-sankcii" text:style-name="Internet_20_link" text:visited-style-name="Visited_20_Internet_20_Link">
</text:a>
和出口控制，”白宫代表说服了。</text:p>
      <text:p text:style-name="P4">
柯比补充说，这将需要一些时间，但是现在您可以看到俄罗斯经济的破解。</text:p>
      <text:p text:style-name="P4">
同时，他指出，在G7领导人的峰会上，本周将重新装修一个严重的意图，该意图以使用经济工具的方式与俄罗斯负责。</text:p>
      <text:p text:style-name="P4">
<text:span text:style-name="T4">
另请阅读：</text:span>
 <text:a xlink:type="simple" xlink:href="https://www.ukrinform.ua/rubric-world/3708567-kraini-es-nastupnogo-tizna-prodovzat-obgovorenna-11go-paketu-sankcij-proti-rf.html" text:style-name="Internet_20_link" text:visited-style-name="Visited_20_Internet_20_Link">
</text:a>
正如乌克林福姆报道的，本周末在广岛(日本)G7峰会将举行。 预计乌克兰的支持以及对俄罗斯联邦的压力将是会议期间的主要之一。</text:p>
      <text:p text:style-name="P4">
<text:span text:style-name="T5">
foto：dpa</text:span>
</text:p>
      <text:p text:style-name="P4">
News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白宫：制裁影响普京的发动战争能力</text:span>
</text:h>
      <text:p text:style-name="P4">
作者: Ukrinform (Person)</text:p>
      <text:p text:style-name="P4">
出版商: Укринформ (Organization)</text:p>
      <text:p text:style-name="P4">
出版时间: 2023-05-15T-59:23:00+03:00</text:p>
      <text:p text:style-name="P4">
修改时间: 2023-05-15T21:23:00+03:00</text:p>
      <text:p text:style-name="P4">
描述: 国际制裁直接影响俄罗斯联邦对乌克兰进行战争的能力，因为它们大大限制了俄罗斯MFC的活动并逐渐破坏其经济。  - 乌克林。</text:p>
      <text:p text:style-name="P4">
图片: ["<text:a xlink:type="simple" xlink:href="https://static.ukrinform.com/photos/2022_03/thumb_files/630_360_1647268733-248.jpg" text:style-name="Internet_20_link" text:visited-style-name="Visited_20_Internet_20_Link">
630_360_16472...</text:a>
"]</text:p>
      <text:p text:style-name="P4">
标签: ['Антиросійські санкції', 'Економіка', 'США', 'Білий дім', 'Війна з росією']</text:p>
      <text:p text:style-name="P4">
类型: Article</text:p>
      <!--METADATA-->
      <text:p text:style-name="P4">
<draw:frame draw:style-name="fr1" draw:name="Image56" text:anchor-type="as-char" svg:width="6.9236in" svg:height="3.956343in" draw:z-index="0">
<draw:image xlink:href="../Images/yкринформ/2023-05-15T-59-23-00-03-00/630_360_1647268733-248.jpg" xlink:type="simple" xlink:show="embed" xlink:actuate="onLoad" draw:mime-type="image/jpeg"/>
</draw:frame>
国际制裁直接影响俄罗斯联邦与反乌克兰进行战争的能力，因为它们大大限制了俄罗斯MFC的活动并逐渐破坏了经济。</text:p>
      <text:p text:style-name="P4">
乌克林代表通讯员报道，白宫国家安全委员会约翰·柯比(John Kirby)的协调员表示，这是这一点。</text:p>
      <text:p text:style-name="P4">
白宫代表说：“制裁会影响普京发动战争的能力。”</text:p>
      <text:p text:style-name="P4">
据他说，否则，俄罗斯不会在朝鲜的无人机上转向伊朗和不愉快的购买炮弹。 毕竟，由于缺乏获得技术，微电子学和其他必要工具，经济限制和出口控制措施不允许其新近产生新的产品，包括火箭和高精油弹药。</text:p>
      <text:p text:style-name="P4">
柯比强调：“因此，我们知道制裁有其作用。”</text:p>
      <text:p text:style-name="P4">
他指出这花了一些时间。 而且，如果俄罗斯联邦的经济在去年还没有完全完全影响，那么它仍然会受到重大影响。 柯比(Kirby)被说服了，这迫使克里姆林宫(Kremlin)的领导层尤其是财务专家，尤其是加强了卢布(Ruble)，但这种激进的措施不得花很长时间。</text:p>
      <text:p text:style-name="P4">
<text:span text:style-name="T4">
另请阅读：</text:span>
 <text:a xlink:type="simple" xlink:href="https://www.ukrinform.ua/rubric-world/3709592-rosia-v-obhid-sankcij-kupue-zapcastini-do-litakiv-boeing-ta-airbus-nyt.html" text:style-name="Internet_20_link" text:visited-style-name="Visited_20_Internet_20_Link">
</text:a>
普京将不得不考虑给出的经济后果<text:a xlink:type="simple" xlink:href="https://www.ukrinform.ua/tag-sankcii" text:style-name="Internet_20_link" text:visited-style-name="Visited_20_Internet_20_Link">
</text:a>
和出口控制，”白宫代表说服了。</text:p>
      <text:p text:style-name="P4">
柯比补充说，这将需要一些时间，但是现在您可以看到俄罗斯经济的破解。</text:p>
      <text:p text:style-name="P4">
同时，他指出，在G7领导人的峰会上，本周将重新装修一个严重的意图，该意图以使用经济工具的方式与俄罗斯负责。</text:p>
      <text:p text:style-name="P4">
<text:span text:style-name="T4">
另请阅读：</text:span>
 <text:a xlink:type="simple" xlink:href="https://www.ukrinform.ua/rubric-world/3708567-kraini-es-nastupnogo-tizna-prodovzat-obgovorenna-11go-paketu-sankcij-proti-rf.html" text:style-name="Internet_20_link" text:visited-style-name="Visited_20_Internet_20_Link">
</text:a>
正如乌克林福姆报道的，本周末在广岛(日本)G7峰会将举行。 预计乌克兰的支持以及对俄罗斯联邦的压力将是会议期间的主要之一。</text:p>
      <text:p text:style-name="P4">
<text:span text:style-name="T5">
foto：dpa</text:span>
</text:p>
      <text:p text:style-name="P4">
News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5T-61:17:00+03:00</text:p>
      <text:p text:style-name="P4">
修改时间: 2023-05-15T21:1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57" text:anchor-type="as-char" svg:width="6.9236in" svg:height="3.956343in" draw:z-index="0">
<draw:image xlink:href="../Images/yкринформ/2023-05-15T-61-17-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5T-61:17:00+03:00</text:p>
      <text:p text:style-name="P4">
修改时间: 2023-05-15T21:1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58" text:anchor-type="as-char" svg:width="6.9236in" svg:height="3.956343in" draw:z-index="0">
<draw:image xlink:href="../Images/yкринформ/2023-05-15T-61-17-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冠军联赛“曼彻斯特城”的半决赛 - “皇家”是由波兰的仲裁员托付的</text:span>
</text:h>
      <text:p text:style-name="P4">
作者: Ukrinform (Person)</text:p>
      <text:p text:style-name="P4">
出版商: Укринформ (Organization)</text:p>
      <text:p text:style-name="P4">
出版时间: 2023-05-15T-63:11:49+03:00</text:p>
      <text:p text:style-name="P4">
修改时间: 2023-05-15T21:11:49+03:00</text:p>
      <text:p text:style-name="P4">
描述: 5月17日星期三的欧洲冠军联赛将于响应英国“曼城”球员与现任西班牙“皇家马德里”冠军的1/2决赛。  - 乌克林。</text:p>
      <text:p text:style-name="P4">
图片: ["<text:a xlink:type="simple" xlink:href="https://static.ukrinform.com/photos/2023_05/thumb_files/630_360_1684174249-279.jpg" text:style-name="Internet_20_link" text:visited-style-name="Visited_20_Internet_20_Link">
630_360_16841...</text:a>
"]</text:p>
      <text:p text:style-name="P4">
标签: ['Футбол', 'Ліга чемпіонів', 'Реал Мадрид', 'Манчестер Сіті']</text:p>
      <text:p text:style-name="P4">
类型: Article</text:p>
      <!--METADATA-->
      <text:p text:style-name="P4">
<draw:frame draw:style-name="fr1" draw:name="Image59" text:anchor-type="as-char" svg:width="6.9236in" svg:height="3.956343in" draw:z-index="0">
<draw:image xlink:href="../Images/yкринформ/2023-05-15T-63-11-49-03-00/630_360_1684174249-279.jpg" xlink:type="simple" xlink:show="embed" xlink:actuate="onLoad" draw:mime-type="image/jpeg"/>
</draw:frame>
5月17日(星期三)的欧洲联盟Lizichampions将对英国“曼城”球员与Titulis“皇家马德里”的现任冠军之间的1/2决赛进行响应。</text:p>
      <text:p text:style-name="P4">
乌克林福姆报道，曼彻斯特竞技场“阿提哈德”的比赛将由波兰的司法旅提供。</text:p>
      <text:p text:style-name="P4">
Shimon Marchyniak的主要仲裁员将由Pavel Sokolnitsky和Tomash Liskkevich提供帮助。 第四个裁判是伊斯特万·科瓦奇。</text:p>
      <text:p text:style-name="P4">
我们将提醒，马德里的圣地亚哥·伯纳布的第一场比赛以-1：1的平局结束。</text:p>
      <text:p text:style-name="P4">
另一对半决赛由意大利语“国际”和“米兰”组成(2：0)5月16日的回合是什么，以确定朱塞佩梅兹体育场的最终参与者。</text:p>
      <text:p text:style-name="P4">
<text:span text:style-name="T4">
另请阅读：</text:span>
 <text:a xlink:type="simple" xlink:href="https://www.ukrinform.ua/rubric-sports/3709143-apl-man-siti-povernuvsa-v-odnoosibni-lideri-obigravsi-everton-mikolenka.html" text:style-name="Internet_20_link" text:visited-style-name="Visited_20_Internet_20_Link">
</text:a>
欧洲冠军联赛决赛将于6月10日在伊斯坦布尔的阿塔图尔克奥林匹克体育场举行(火鸡).</text:p>
      <text:p text:style-name="P4">
Фото: Твіттер.</text:p>
      <text:p text:style-name="P4">
News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俄罗斯正在猜测“谷物协议”，其自身出口已翻了一番-Kyslitsa在联合国</text:span>
</text:h>
      <text:p text:style-name="P4">
作者: Ukrinform (Person)</text:p>
      <text:p text:style-name="P4">
出版商: Укринформ (Organization)</text:p>
      <text:p text:style-name="P4">
出版时间: 2023-05-15T-65:11:00+03:00</text:p>
      <text:p text:style-name="P4">
修改时间: 2023-05-15T21:11:00+03:00</text:p>
      <text:p text:style-name="P4">
描述: 俄罗斯联邦通过黑海谷物协议的细分将世界勒索勒索，并假装因其行动而损失，实际上，俄罗斯联邦的谷物出口已经成长。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ООН', 'Зерно', 'росія', 'Кислиця']</text:p>
      <text:p text:style-name="P4">
类型: Article</text:p>
      <!--METADATA-->
      <text:p text:style-name="P4">
<draw:frame draw:style-name="fr1" draw:name="Image60" text:anchor-type="as-char" svg:width="6.9236in" svg:height="3.956343in" draw:z-index="0">
<draw:image xlink:href="../Images/yкринформ/2023-05-15T-65-11-00-03-00/630_360_1680511197-485.jpg" xlink:type="simple" xlink:show="embed" xlink:actuate="onLoad" draw:mime-type="image/jpeg"/>
</draw:frame>
俄罗斯联邦通过黑海谷物协议的破坏来勒索世界，而且它似乎是从其行动中进行的，实际上，俄罗斯联邦从俄罗斯联邦出口的出口已经增加了两次。</text:p>
      <text:p text:style-name="P4">
乌克兰在联合国安理会的联合国谢尔盖·凯斯利特(Un Sergey Kyslytsyan)会议上，乌克兰的永久代表在周一指出，这是纽约俄罗斯战争的人道主义后果。</text:p>
      <text:p text:style-name="P4">
“令人恶心的是，俄罗斯仍在本协议中。 我什至不会向安全理事会提醒侵略者国家对这种投诉的不道德行为，这是对钩海供应供应食物的唯一威胁。”与同一时期相比，2023年2月几乎翻了一番。 他补充说：“这就是为什么我们认为这些猜测是试图将旨在将食品供应用作武器的俄罗斯不可或缺的行为进行漂白的原因，并且我们敦促国际社会给出决定性的答案。”</text:p>
      <text:p text:style-name="P4">
<text:span text:style-name="T4">
另请阅读：</text:span>
 <text:a xlink:type="simple" xlink:href="https://www.ukrinform.ua/rubric-economy/3709545-u-portah-odesa-ta-cornomorsk-zalisilosa-po-odnomu-sudnu-zernovoi-iniciativi-blackseanews.html" text:style-name="Internet_20_link" text:visited-style-name="Visited_20_Internet_20_Link">
<text:span text:style-name="T4">
谷物</text:span>
</text:a>
他还补充说，从5月1日起，每天不到三次检查，然后从2022年8月到2023年4月的哪个期间每天从6.6检查开始。</text:p>
      <text:p text:style-name="P4">
Kislytsy说：“四月份，我们能够通过谷物走廊出口不到300万吨，这只是我们农业出口能力的一半。” 他提醒理事会成员，5月18日的日期，谷物协议继续，仅通过俄罗斯的立场决定。</text:p>
      <text:p text:style-name="P4">
他解释说：“黑谷物倡议本周没有结束。”  - 但是本周俄罗斯勒索一词已过期。”</text:p>
      <text:p text:style-name="P4">
<text:span text:style-name="T4">
另请阅读：</text:span>
 <text:a xlink:type="simple" xlink:href="https://www.ukrinform.ua/rubric-economy/3709441-zernova-ugoda-u-mzs-kazut-pro-pidvisenu-situaciu-e-rizni-signali.html" text:style-name="Internet_20_link" text:visited-style-name="Visited_20_Internet_20_Link">
<text:span text:style-name="T4">
谷物</text:span>
</text:a>
根据乌克林福姆的说法，周一，联合国安理会讨论了俄罗斯战争引起的乌克兰人道主义。</text:p>
      <text:p text:style-name="P4">
照片：Minagro</text:p>
      <text:p text:style-name="P4">
News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埃尔多安希望在第二轮中获胜</text:span>
</text:h>
      <text:p text:style-name="P4">
作者: Ukrinform (Person)</text:p>
      <text:p text:style-name="P4">
出版商: Укринформ (Organization)</text:p>
      <text:p text:style-name="P4">
出版时间: 2023-05-15T-67:00:53+03:00</text:p>
      <text:p text:style-name="P4">
修改时间: 2023-05-15T21:00:53+03:00</text:p>
      <text:p text:style-name="P4">
描述: 5月14日，土耳其赢得了土耳其人民和民主，该国总统任期的候选人之间的分离为250万票，有利于现任国家元首，该元首打算在第二轮中获胜。  - 乌克林。</text:p>
      <text:p text:style-name="P4">
图片: ["<text:a xlink:type="simple" xlink:href="https://static.ukrinform.com/photos/2020_02/thumb_files/630_360_1580752659-674.jpg" text:style-name="Internet_20_link" text:visited-style-name="Visited_20_Internet_20_Link">
630_360_15807...</text:a>
"]</text:p>
      <text:p text:style-name="P4">
标签: ['Ердоган', 'Вибори', 'Туреччина']</text:p>
      <text:p text:style-name="P4">
类型: Article</text:p>
      <!--METADATA-->
      <text:p text:style-name="P4">
<draw:frame draw:style-name="fr1" draw:name="Image61" text:anchor-type="as-char" svg:width="6.9236in" svg:height="3.956343in" draw:z-index="0">
<draw:image xlink:href="../Images/yкринформ/2023-05-15T-67-00-53-03-00/630_360_1580752659-674.jpg" xlink:type="simple" xlink:show="embed" xlink:actuate="onLoad" draw:mime-type="image/jpeg"/>
</draw:frame>
5月14日，土耳其人民和民主在土耳其赢得了胜利，与候选人共同担任该国总统，赞成国家元首赞成国家元首，该元首打算在第二轮中获胜。</text:p>
      <text:p text:style-name="P4">
根据乌克林福姆(Ukrinform(https://twitter.com/rterdogan/status/1658151839135674383?s=46&amp;t=dp-5xCG1Z4cdb5DeqlGO0w).</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人民联盟，确认他们相信我们和我们的联盟，他们相信，他们在这里看到了自己的反应性。”埃尔多安写道。</text:p>
      <text:p text:style-name="P4">
<text:span text:style-name="T4">
另请阅读：</text:span>
 <text:a xlink:type="simple" xlink:href="https://www.ukrinform.ua/rubric-world/3709536-u-tureccini-ogolosili-datu-drugogo-turu-prezidentskih-viboriv.html" text:style-name="Internet_20_link" text:visited-style-name="Visited_20_Internet_20_Link">
</text:a>
土耳其总统要感谢选举，乌克奇尼纳和国外，并表示与凯利希达罗格鲁(Kelichdaroglu)领导的分开投票是250万票。</text:p>
      <text:p text:style-name="P4">
“直到5月28日，我们将履行对我们心爱的国家的职责……我们将在5月28日成为选举中的赢家，增加了5月14日的票数，我希望我们能取得历史上的成功，政客说。</text:p>
      <text:p text:style-name="P4">
埃尔多安(Erdogan)敦促所有公民在第二轮投票，无论他们支持哪个政党。</text:p>
      <text:p text:style-name="P4">
正如乌克林福姆报道的，总统总统大选的第二轮[] [] <text:a xlink:type="simple" xlink:href="https://www.ukrinform.ua/rubric-world/3709536-u-tureccini-ogolosili-datu-drugogo-turu-prezidentskih-viboriv.html" text:style-name="Internet_20_link" text:visited-style-name="Visited_20_Internet_20_Link">
</text:a>
5月28日。</text:p>
      <text:p text:style-name="P4">
News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伊朗和俄罗斯正在扩大国防领域的伙伴关系 - 美国找到了新的证据</text:span>
</text:h>
      <text:p text:style-name="P4">
作者: Ukrinform (Person)</text:p>
      <text:p text:style-name="P4">
出版商: Укринформ (Organization)</text:p>
      <text:p text:style-name="P4">
出版时间: 2023-05-15T-70:55:00+03:00</text:p>
      <text:p text:style-name="P4">
修改时间: 2023-05-15T20:55:00+03:00</text:p>
      <text:p text:style-name="P4">
描述: 美国已经发现了新的迹象，即尽管禁令批准了联合国安理会的决议，但伊朗仍继续出售战斗无人机以及其他俄罗斯的武器。  - 乌克林。</text:p>
      <text:p text:style-name="P4">
图片: ["<text:a xlink:type="simple" xlink:href="https://static.ukrinform.com/photos/2023_04/thumb_files/630_360_1682395902-573.jpg" text:style-name="Internet_20_link" text:visited-style-name="Visited_20_Internet_20_Link">
630_360_16823...</text:a>
"]</text:p>
      <text:p text:style-name="P4">
标签: ['Безпілотник', 'Іран', 'США', 'Зброя', 'росія']</text:p>
      <text:p text:style-name="P4">
类型: Article</text:p>
      <!--METADATA-->
      <text:p text:style-name="P4">
<draw:frame draw:style-name="fr1" draw:name="Image62" text:anchor-type="as-char" svg:width="6.9236in" svg:height="3.956343in" draw:z-index="0">
<draw:image xlink:href="../Images/yкринформ/2023-05-15T-70-55-00-03-00/630_360_1682395902-573.jpg" xlink:type="simple" xlink:show="embed" xlink:actuate="onLoad" draw:mime-type="image/jpeg"/>
</draw:frame>
该联系发现了新的迹象表明，尽管禁止采用禁止，但伊朗仍在其他武器上出售战斗无人机，尤其是联合国果酱解决方案。</text:p>
      <text:p text:style-name="P4">
乌克林福音通讯员报道，在周一由国家安全理事会约翰·柯比(John Kirby)协调员的在线简报中指出，这是在此。</text:p>
      <text:p text:style-name="P4">
“我们进一步看到伊朗和俄罗斯正在扩大其在国防领域前所未有的伙伴关系的迹象。 伊朗仍然是CRF的主要军事支持，”美国国家安全委员会说。</text:p>
      <text:p text:style-name="P4">
他告知，德黑兰已经为俄罗斯提供了炮弹和坦克弹丸，以便在乌克兰使用，并继续为俄罗斯联邦的无人机 - 卡米卡德兹部队提供。</text:p>
      <text:p text:style-name="P4">
“自八月以来，伊朗提供了400多个无人机，主要是Shahaned类型。 这些无人机中的大多数都被使用，亲吻了乌克兰至关重要的基础设施。”柯比说。</text:p>
      <text:p text:style-name="P4">
<text:span text:style-name="T4">
另请阅读：</text:span>
 <text:a xlink:type="simple" xlink:href="https://www.ukrinform.ua/rubric-ato/3708835-iran-prodav-rosii-ponad-tisacu-droniv-ta-insu-zbrou-zelenskij.html" text:style-name="Internet_20_link" text:visited-style-name="Visited_20_Internet_20_Link">
<text:span text:style-name="T4">
伊朗</text:span>
</text:a>
他强调，伊朗以这种方式直接为俄罗斯扎加尔尼茨基对乌克兰战争做出了贡献。</text:p>
      <text:p text:style-name="P4">
SSI政府代表说：“伊朗与俄罗斯联邦在出售高级武器方面的相互作用，目前是特别高级无人机。”</text:p>
      <text:p text:style-name="P4">
同时，据他说，莫斯科和德黑兰之间的相互作用是“ Wobid Side”。 特别是，俄罗斯人提供了火箭的伊朗人，髋关节的电子设备<text:a xlink:type="simple" xlink:href="https://www.ukrinform.ua/tag-ppo" text:style-name="Internet_20_link" text:visited-style-name="Visited_20_Internet_20_Link">
</text:a>
。</text:p>
      <text:p text:style-name="P4">
“上个月，伊朗宣布了在俄罗斯达成战斗机35战斗机协议的缔结。 伊朗试图从俄罗斯联邦购买其他军事设备，包括冲击直升机，雷达和训练以及战斗飞机Yak-130，”柯比补充说，他在谈论数十亿个设备。</text:p>
      <text:p text:style-name="P4">
白宫代表强调，莫斯科与德黑兰之间的这种伙伴关系只会加剧对乌克兰的危险，但也破坏了附近的局势，这威胁了中东和整个国际社会的国家。</text:p>
      <text:p text:style-name="P4">
代表说：“我们使用可用的工具来确定这项活动，我们准备做更多的事情。”</text:p>
      <text:p text:style-name="P4">
<text:span text:style-name="T4">
另请阅读：</text:span>
 <text:a xlink:type="simple" xlink:href="https://www.ukrinform.ua/rubric-ato/3709303-povitrani-sili-vnoci-znisili-rosijskij-orlan-i-cotiri-sahedi.html" text:style-name="Internet_20_link" text:visited-style-name="Visited_20_Internet_20_Link">
<text:span text:style-name="T4">
 shathad </text:span>
</text:a>
他强调，这种互动违反了联合国安理会第2231号决议。正如乌克林福称所报道的那样，俄罗斯恐怖分子继续揭开乌克兰 - 卡米卡德兹伊朗的和平城市的舞台。与此同时，西方盟国为武装部队提供防空，以保护俄罗斯部队的火箭袭击。</text:p>
      <text:p text:style-name="P4">
News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在Sivershchyna和Slobozhanschyna的方向，俄罗斯军队炮击了Hirsk，Leonivka，Popivka ...</text:span>
</text:h>
      <text:p text:style-name="P4">
作者: liveuamap (Language: en)</text:p>
      <text:p text:style-name="P4">
时间: 2023-05-15T-7:15:00</text:p>
      <text:p text:style-name="P4">
地点: Vovchansk (Latitude:50.24655 Longtitude:36.77141)</text:p>
      <text:p text:style-name="P4">
视频: []</text:p>
      <text:p text:style-name="P4">
图片: []</text:p>
      <text:p text:style-name="P4">
标签: ["Russia"]</text:p>
      <text:p text:style-name="P4">
Id: 22563026</text:p>
      <!--METADATA-->
      <text:p text:style-name="P4">
在Sivershchyna和Slobozhanschyna的指示，俄罗斯军队炮击了Hirsk，Leonivka，Chernihiv地区的Popivka； Sumyregion的Volfyne，Sadky，Mohrytsya，Kharkiv地区的Oleksandrivka和Starytsya，乌克兰的总参谋部部队说</text:p>
      <text:p text:style-name="P4">
新闻集链接：<text:a xlink:type="simple" xlink:href="https://liveuamap.com/en/2023/15-may-at-sivershchyna-and-slobozhanschyna-directions-russian" text:style-name="Internet_20_link" text:visited-style-name="Visited_20_Internet_20_Link">
https://liveuamap.com/en/2023/2023/15-may-at-sivershchyna-and-slobozhanschyna-directions russian</text:a>
</text:p>
      <text:p text:style-name="P4">
News Source: <text:a xlink:type="simple" xlink:href="https://t.me/lumsrc/4788" text:style-name="Internet_20_link" text:visited-style-name="Visited_20_Internet_20_Link">
https://t.me/lumsrc/4788</text:a>
</text:p>
      <!--NEWS-->
      <text:h text:style-name="P10" text:outline-level="1">
<text:span text:style-name="T4">
在Kupiansk方向，俄罗斯军队炮击了Kamyanka，Topoli，Krasne Pershe，Fyholivka，Novoml ...</text:span>
</text:h>
      <text:p text:style-name="P4">
作者: liveuamap (Language: en)</text:p>
      <text:p text:style-name="P4">
时间: 2023-05-15T-9:15:00</text:p>
      <text:p text:style-name="P4">
地点: Kupiansk (Latitude:49.64051 Longtitude:37.9109)</text:p>
      <text:p text:style-name="P4">
视频: []</text:p>
      <text:p text:style-name="P4">
图片: []</text:p>
      <text:p text:style-name="P4">
标签: ["Russia"]</text:p>
      <text:p text:style-name="P4">
Id: 22563024</text:p>
      <!--METADATA-->
      <text:p text:style-name="P4">
俄罗斯在Kupiansk方向俄罗斯军队炮击了Kamyanka，Topoli，Krasne Pershe，Fyholivka，Novomlynsk，Dvorichna，Dvorichna，Zapadne，Kharkakivka，Kharkakivregion的Tabayivka和Luhansk地区的Stelmakhivka。 俄罗斯航空在维尔萨纳(Vilshana)和基斯利夫卡(Kyslivka) - 武装部队的武装部队在早晨的报告中说</text:p>
      <text:p text:style-name="P4">
新闻集链接：<text:a xlink:type="simple" xlink:href="https://liveuamap.com/en/2023/15-may-at-kupiansk-direction-russian-army-shelled-kamyanka" text:style-name="Internet_20_link" text:visited-style-name="Visited_20_Internet_20_Link">
https://liveuamap.com/en/2023/2023/15-may-at-kupiansk-direction-russian-army-army-shelled-kamyanka</text:a>
</text:p>
      <text:p text:style-name="P4">
News Source: <text:a xlink:type="simple" xlink:href="https://t.me/lumsrc/4789" text:style-name="Internet_20_link" text:visited-style-name="Visited_20_Internet_20_Link">
https://t.me/lumsrc/4789</text:a>
</text:p>
      <!--NEWS-->
      <text:h text:style-name="P10" text:outline-level="1">
<text:span text:style-name="T4">
Donetsk Oblast（07:12）。 红色警报：空中威胁。 警笛声。 立即掩盖！</text:span>
</text:h>
      <text:p text:style-name="P4">
作者: liveuamap (Language: en)</text:p>
      <text:p text:style-name="P4">
时间: 2023-05-15T01:14:00</text:p>
      <text:p text:style-name="P4">
地点: Donetsk Oblast (Latitude:48.72744 Longtitude:37.5781)</text:p>
      <text:p text:style-name="P4">
视频: []</text:p>
      <text:p text:style-name="P4">
图片: []</text:p>
      <text:p text:style-name="P4">
标签: ["Europe", "Central and Eastern Europe"]</text:p>
      <text:p text:style-name="P4">
Id: 22562892</text:p>
      <!--METADATA-->
      <text:p text:style-name="P4">
Donetsk Oblast(07:12). Red Alert: aerial threat. Sirens sounding. Take covernow!</text:p>
      <text:p text:style-name="P4">
News Collection Link: <text:a xlink:type="simple" xlink:href="https://liveuamap.com/en/2023/15-may-donetsk-oblast0712-red-alert-aerial-thg" text:style-name="Internet_20_link" text:visited-style-name="Visited_20_Internet_20_Link">
https://liveuamap.com/en/2023/15-may-donetsk-oblast0712-red-alert-aerial-thg</text:a>
</text:p>
      <text:p text:style-name="P4">
News Source: <text:a xlink:type="simple" xlink:href="https://t.me/air_alert_ua/45403" text:style-name="Internet_20_link" text:visited-style-name="Visited_20_Internet_20_Link">
https://t.me/air_alert_ua/45403</text:a>
</text:p>
      <!--NEWS-->
      <text:h text:style-name="P10" text:outline-level="1">
<text:span text:style-name="T4">
无人机已在苏珊卡地区的仓库掉落爆炸装置，损坏了5辆军事车辆...</text:span>
</text:h>
      <text:p text:style-name="P4">
作者: liveuamap (Language: en)</text:p>
      <text:p text:style-name="P4">
时间: 2023-05-15T01:35:00</text:p>
      <text:p text:style-name="P4">
地点: Suzemka (Latitude:52.30407 Longtitude:34.06414)</text:p>
      <text:p text:style-name="P4">
视频: []</text:p>
      <text:p text:style-name="P4">
图片: []</text:p>
      <text:p text:style-name="P4">
标签: ["Russia", "Avia"]</text:p>
      <text:p text:style-name="P4">
Id: 22562984</text:p>
      <!--METADATA-->
      <text:p text:style-name="P4">
无人机已在苏泽曼区的仓库掉落爆炸装置，损坏5军车</text:p>
      <text:p text:style-name="P4">
新闻集链接：<text:a xlink:type="simple" xlink:href="https://liveuamap.com/en/2023/15-may-drone-has-dropped-explosive-device-at-warehouse-in" text:style-name="Internet_20_link" text:visited-style-name="Visited_20_Internet_20_Link">
https://liveuamap.com/en/2023/15-may-drone-has-dropped-explosive-device-at-warehouse-in</text:a>
</text:p>
      <text:p text:style-name="P4">
News Source: <text:a xlink:type="simple" xlink:href="https://t.me/bbbreaking/155393" text:style-name="Internet_20_link" text:visited-style-name="Visited_20_Internet_20_Link">
https://t.me/bbbreaking/155393</text:a>
</text:p>
      <!--NEWS-->
      <text:h text:style-name="P10" text:outline-level="1">
<text:span text:style-name="T4">
卢汉斯克报道的2爆炸</text:span>
</text:h>
      <text:p text:style-name="P4">
作者: liveuamap (Language: en)</text:p>
      <text:p text:style-name="P4">
时间: 2023-05-15T02:13:00</text:p>
      <text:p text:style-name="P4">
地点: Luhans'k, Luhans'ka oblast (Latitude:48.54223 Longtitude:39.33337)</text:p>
      <text:p text:style-name="P4">
视频: []</text:p>
      <text:p text:style-name="P4">
图片: ["<text:a xlink:type="simple" xlink:href="https://liveuamap.com/pics/2023/05/15/22562959_0.jpg" text:style-name="Internet_20_link" text:visited-style-name="Visited_20_Internet_20_Link">
22562959_0.jpg</text:a>
"]</text:p>
      <text:p text:style-name="P4">
标签: []</text:p>
      <text:p text:style-name="P4">
Id: 22562959</text:p>
      <!--METADATA-->
      <text:p text:style-name="P4">
卢汉斯克报道的2爆炸</text:p>
      <text:p text:style-name="P4">
<draw:frame draw:style-name="fr1" draw:name="Image63" text:anchor-type="as-char" svg:width="6.9236in" svg:height="4.639012in" draw:z-index="0">
<draw:image xlink:href="../Images/liveuamap/2023-05-15T02-13-00/22562959_0.jpg" xlink:type="simple" xlink:show="embed" xlink:actuate="onLoad" draw:mime-type="image/jpeg"/>
</draw:frame>
新闻集链接：<text:a xlink:type="simple" xlink:href="https://liveuamap.com/en/2023/15-may-2-explosions-reported-in-luhansk" text:style-name="Internet_20_link" text:visited-style-name="Visited_20_Internet_20_Link">
https://liveuamap.com/en/2023/15-may-2-explosions-reported-in-luhansk</text:a>
</text:p>
      <text:p text:style-name="P4">
News Source: <text:a xlink:type="simple" xlink:href="https://t.me/novosti_donbass24/47131" text:style-name="Internet_20_link" text:visited-style-name="Visited_20_Internet_20_Link">
https://t.me/novosti_donbass24/47131</text:a>
</text:p>
      <!--NEWS-->
      <text:h text:style-name="P10" text:outline-level="1">
<text:span text:style-name="T4">
Donetsk Oblast（08:29）。 红色警报：空中威胁。 警笛声。 立即掩盖！</text:span>
</text:h>
      <text:p text:style-name="P4">
作者: liveuamap (Language: en)</text:p>
      <text:p text:style-name="P4">
时间: 2023-05-15T02:30:00</text:p>
      <text:p text:style-name="P4">
地点: Donetsk Oblast (Latitude:48.72672 Longtitude:37.57757)</text:p>
      <text:p text:style-name="P4">
视频: []</text:p>
      <text:p text:style-name="P4">
图片: []</text:p>
      <text:p text:style-name="P4">
标签: ["Europe", "Central and Eastern Europe"]</text:p>
      <text:p text:style-name="P4">
Id: 22562950</text:p>
      <!--METADATA-->
      <text:p text:style-name="P4">
Donetsk Oblast(08:29). Red Alert: aerial threat. Sirens sounding. Take covernow!</text:p>
      <text:p text:style-name="P4">
News Collection Link: <text:a xlink:type="simple" xlink:href="https://liveuamap.com/en/2023/15-may-donetsk-oblast0829-red-alert-aerial-thg" text:style-name="Internet_20_link" text:visited-style-name="Visited_20_Internet_20_Link">
https://liveuamap.com/en/2023/15-may-donetsk-oblast0829-red-alert-aerial-thg</text:a>
</text:p>
      <text:p text:style-name="P4">
News Source: <text:a xlink:type="simple" xlink:href="https://t.me/air_alert_ua/45405" text:style-name="Internet_20_link" text:visited-style-name="Visited_20_Internet_20_Link">
https://t.me/air_alert_ua/45405</text:a>
</text:p>
      <!--NEWS-->
      <text:h text:style-name="P10" text:outline-level="1">
<text:span text:style-name="T4">
Donetsk Oblast（09:48）。 红色警报：空中威胁。 警笛声。 立即掩盖！</text:span>
</text:h>
      <text:p text:style-name="P4">
作者: liveuamap (Language: en)</text:p>
      <text:p text:style-name="P4">
时间: 2023-05-15T03:49:00</text:p>
      <text:p text:style-name="P4">
地点: Donetsk Oblast (Latitude:48.72831 Longtitude:37.57794)</text:p>
      <text:p text:style-name="P4">
视频: []</text:p>
      <text:p text:style-name="P4">
图片: []</text:p>
      <text:p text:style-name="P4">
标签: ["Europe", "Central and Eastern Europe"]</text:p>
      <text:p text:style-name="P4">
Id: 22562989</text:p>
      <!--METADATA-->
      <text:p text:style-name="P4">
Donetsk Oblast(09:48). Red Alert: aerial threat. Sirens sounding. Take covernow!</text:p>
      <text:p text:style-name="P4">
News Collection Link: <text:a xlink:type="simple" xlink:href="https://liveuamap.com/en/2023/15-may-donetsk-oblast0948-red-alert-aerial-thg" text:style-name="Internet_20_link" text:visited-style-name="Visited_20_Internet_20_Link">
https://liveuamap.com/en/2023/15-may-donetsk-oblast0948-red-alert-aerial-thg</text:a>
</text:p>
      <text:p text:style-name="P4">
News Source: <text:a xlink:type="simple" xlink:href="https://t.me/air_alert_ua/45408" text:style-name="Internet_20_link" text:visited-style-name="Visited_20_Internet_20_Link">
https://t.me/air_alert_ua/45408</text:a>
</text:p>
      <!--NEWS-->
      <text:h text:style-name="P10" text:outline-level="1">
<text:span text:style-name="T4">
俄罗斯军队今天早上炮击了赫尔森，造成重大损害</text:span>
</text:h>
      <text:p text:style-name="P4">
作者: liveuamap (Language: en)</text:p>
      <text:p text:style-name="P4">
时间: 2023-05-15T05:00:00</text:p>
      <text:p text:style-name="P4">
地点: Kherson (Latitude:46.67615 Longtitude:32.61347)</text:p>
      <text:p text:style-name="P4">
视频: []</text:p>
      <text:p text:style-name="P4">
图片: ["<text:a xlink:type="simple" xlink:href="https://liveuamap.com/pics/2023/05/15/22563045_0.png" text:style-name="Internet_20_link" text:visited-style-name="Visited_20_Internet_20_Link">
22563045_0.png</text:a>
"]</text:p>
      <text:p text:style-name="P4">
标签: ["Europe", "Central and Eastern Europe"]</text:p>
      <text:p text:style-name="P4">
Id: 22563045</text:p>
      <!--METADATA-->
      <text:p text:style-name="P4">
俄罗斯军队今天早上炮击了赫尔森，造成重大损害</text:p>
      <text:p text:style-name="P4">
<draw:frame draw:style-name="fr1" draw:name="Image64" text:anchor-type="as-char" svg:width="6.9236in" svg:height="6.484542in" draw:z-index="0">
<draw:image xlink:href="../Images/liveuamap/2023-05-15T05-00-00/22563045_0.png" xlink:type="simple" xlink:show="embed" xlink:actuate="onLoad" draw:mime-type="image/png"/>
</draw:frame>
新闻集链接：<text:a xlink:type="simple" xlink:href="https://liveuamap.com/en/2023/15-may-russian-army-shelled-kherson-this-morning-causing" text:style-name="Internet_20_link" text:visited-style-name="Visited_20_Internet_20_Link">
https://liveuamap.com/en/2023/2023/15-may-russian-army-shelled-khers--kherson-this-morning-causision</text:a>
</text:p>
      <text:p text:style-name="P4">
News Source: <text:a xlink:type="simple" xlink:href="https://twitter.com/hochu_dodomu/status/1658019497003950082" text:style-name="Internet_20_link" text:visited-style-name="Visited_20_Internet_20_Link">
https://twitter.com/hochu_dodomu/status/1658019497003950082</text:a>
</text:p>
      <!--NEWS-->
      <text:h text:style-name="P10" text:outline-level="1">
<text:span text:style-name="T4">
防空击落了顿涅茨克的唐巴斯竞技场体育场的一枚导弹</text:span>
</text:h>
      <text:p text:style-name="P4">
作者: liveuamap (Language: en)</text:p>
      <text:p text:style-name="P4">
时间: 2023-05-15T05:10:00</text:p>
      <text:p text:style-name="P4">
地点: Donetsk, Donetsk Oblast (Latitude:48.02146 Longtitude:37.81078)</text:p>
      <text:p text:style-name="P4">
视频: []</text:p>
      <text:p text:style-name="P4">
图片: []</text:p>
      <text:p text:style-name="P4">
标签: ["Minsk Monitor", "Europe"]</text:p>
      <text:p text:style-name="P4">
Id: 22563030</text:p>
      <!--METADATA-->
      <text:p text:style-name="P4">
防空击落了顿涅茨克的唐巴斯竞技场体育场的一枚导弹</text:p>
      <text:p text:style-name="P4">
新闻集链接：<text:a xlink:type="simple" xlink:href="https://liveuamap.com/en/2023/15-may-air-defense-shot-down-a-missile-over-donbas-arena" text:style-name="Internet_20_link" text:visited-style-name="Visited_20_Internet_20_Link">
https://liveuamap.com/en/2023/2023/15-may-air-defense-shot-down-down-a-missile-missile-over-donbas-arena</text:a>
</text:p>
      <text:p text:style-name="P4">
News Source: <text:a xlink:type="simple" xlink:href="https://t.me/bbbreaking/155418" text:style-name="Internet_20_link" text:visited-style-name="Visited_20_Internet_20_Link">
https://t.me/bbbreaking/155418</text:a>
</text:p>
      <!--NEWS-->
      <text:h text:style-name="P10" text:outline-level="1">
<text:span text:style-name="T4">
Donetsk Oblast（11:11）。 红色警报：空中威胁。 警笛声。 立即掩盖！</text:span>
</text:h>
      <text:p text:style-name="P4">
作者: liveuamap (Language: en)</text:p>
      <text:p text:style-name="P4">
时间: 2023-05-15T05:12:00</text:p>
      <text:p text:style-name="P4">
地点: Donetsk Oblast (Latitude:48.72763 Longtitude:37.57851)</text:p>
      <text:p text:style-name="P4">
视频: []</text:p>
      <text:p text:style-name="P4">
图片: []</text:p>
      <text:p text:style-name="P4">
标签: ["Europe", "Central and Eastern Europe"]</text:p>
      <text:p text:style-name="P4">
Id: 22563013</text:p>
      <!--METADATA-->
      <text:p text:style-name="P4">
Donetsk Oblast(11:11). Red Alert: aerial threat. Sirens sounding. Take covernow!</text:p>
      <text:p text:style-name="P4">
News Collection Link: <text:a xlink:type="simple" xlink:href="https://liveuamap.com/en/2023/15-may-donetsk-oblast1111-red-alert-aerial-thg" text:style-name="Internet_20_link" text:visited-style-name="Visited_20_Internet_20_Link">
https://liveuamap.com/en/2023/15-may-donetsk-oblast1111-red-alert-aerial-thg</text:a>
</text:p>
      <text:p text:style-name="P4">
News Source: <text:a xlink:type="simple" xlink:href="https://t.me/air_alert_ua/45411" text:style-name="Internet_20_link" text:visited-style-name="Visited_20_Internet_20_Link">
https://t.me/air_alert_ua/45411</text:a>
</text:p>
      <!--NEWS-->
      <text:h text:style-name="P10" text:outline-level="1">
<text:span text:style-name="T4">
俄罗斯军队进行了11次导弹，41次空袭和74次炮击，用MLR进行了使用...</text:span>
</text:h>
      <text:p text:style-name="P4">
作者: liveuamap (Language: en)</text:p>
      <text:p text:style-name="P4">
时间: 2023-05-15T05:15:00</text:p>
      <text:p text:style-name="P4">
地点: Kostyantynivka (Latitude:48.52206 Longtitude:37.70594)</text:p>
      <text:p text:style-name="P4">
视频: []</text:p>
      <text:p text:style-name="P4">
图片: []</text:p>
      <text:p text:style-name="P4">
标签: []</text:p>
      <text:p text:style-name="P4">
Id: 22563027</text:p>
      <!--METADATA-->
      <text:p text:style-name="P4">
没有任何</text:p>
      <text:p text:style-name="P4">
新闻集链接：<text:a xlink:type="simple" xlink:href="https://liveuamap.com/en/2023/15-may-russian-army-conducted-11-missile-strikes-41-airstrikes" text:style-name="Internet_20_link" text:visited-style-name="Visited_20_Internet_20_Link">
https://liveuamap.com/en/2023/2023/15-may-russian-army-conducted-11-missile-strikes-41- airstrikes</text:a>
</text:p>
      <text:p text:style-name="P4">
News Source: <text:a xlink:type="simple" xlink:href="https://liveuamap.com/en/2023/15-may-russian-army-conducted-11-missile-strikes-41-airstrikes" text:style-name="Internet_20_link" text:visited-style-name="Visited_20_Internet_20_Link">
https://liveuamap.com/en/2023/15-may-russian-army-conducted-11-missile-strikes-41-airstrikes</text:a>
</text:p>
      <!--NEWS-->
      <text:h text:style-name="P10" text:outline-level="1">
<text:span text:style-name="T4">
俄罗斯部队在Lyman，Bakhmut，Avdiivka和Maryinka Directio进行进攻行动...</text:span>
</text:h>
      <text:p text:style-name="P4">
作者: liveuamap (Language: en)</text:p>
      <text:p text:style-name="P4">
时间: 2023-05-15T05:21:46</text:p>
      <text:p text:style-name="P4">
地点: Marinka, Donetsk Oblast (Latitude:47.94452 Longtitude:37.50097)</text:p>
      <text:p text:style-name="P4">
视频: []</text:p>
      <text:p text:style-name="P4">
图片: []</text:p>
      <text:p text:style-name="P4">
标签: ["Russia"]</text:p>
      <text:p text:style-name="P4">
Id: 22563015</text:p>
      <!--METADATA-->
      <text:p text:style-name="P4">
俄罗斯部队在莱曼，巴赫穆特，阿夫迪夫卡和玛丽卡执行进攻行动。 乌克兰军队与安德鲁斯部队进行了46次战斗。 俄罗斯军队试图在Masutivka Andsynkivka，Bakhmut，Hryhorivka，Bohdanivka和Predtechyne，Maryinka，Maryinka，乌克兰武装部队的武装部队说在早晨的报告中说，</text:p>
      <text:p text:style-name="P4">
新闻集链接：<text:a xlink:type="simple" xlink:href="https://liveuamap.com/en/2023/15-may-russian-forces-conducting-offensive-actions-at-lyman" text:style-name="Internet_20_link" text:visited-style-name="Visited_20_Internet_20_Link">
https://liveuamap.com/en/2023/15-may-russian-forces-conducting-contresident-contendion-actions-actions-at-lyman</text:a>
</text:p>
      <text:p text:style-name="P4">
News Source: <text:a xlink:type="simple" xlink:href="https://t.me/lumsrc/4796" text:style-name="Internet_20_link" text:visited-style-name="Visited_20_Internet_20_Link">
https://t.me/lumsrc/4796</text:a>
</text:p>
      <!--NEWS-->
      <text:h text:style-name="P10" text:outline-level="1">
<text:span text:style-name="T4">
Dnipro，Dnipropetrovsk地区，Kharkiv，Kharkiv地区（11:22）。 红色ALRT：空中tchretate。 ...</text:span>
</text:h>
      <text:p text:style-name="P4">
作者: liveuamap (Language: en)</text:p>
      <text:p text:style-name="P4">
时间: 2023-05-15T05:23:00</text:p>
      <text:p text:style-name="P4">
地点: Dnipro (Latitude:48.45930000 Longtitude:35.03865000)</text:p>
      <text:p text:style-name="P4">
视频: []</text:p>
      <text:p text:style-name="P4">
图片: []</text:p>
      <text:p text:style-name="P4">
标签: ["Europe", "Central and Eastern Europe"]</text:p>
      <text:p text:style-name="P4">
Id: 22563016</text:p>
      <!--METADATA-->
      <text:p text:style-name="P4">
dnipro，dnipropetrovsk地区，哈尔基夫地区哈尔基夫地区(11:22). Red Alert:aerial threat. Sirens sounding. Take cover now!</text:p>
      <text:p text:style-name="P4">
News Collection Link: <text:a xlink:type="simple" xlink:href="https://liveuamap.com/en/2023/15-may-dnipro-dnipropetrovska-oblast-kharkiv-g" text:style-name="Internet_20_link" text:visited-style-name="Visited_20_Internet_20_Link">
https://liveuamap.com/en/2023/15-may-dnipro-dnipropetrovska-oblast-kharkiv-g</text:a>
</text:p>
      <text:p text:style-name="P4">
News Source: <text:a xlink:type="simple" xlink:href="https://t.me/air_alert_ua/45413" text:style-name="Internet_20_link" text:visited-style-name="Visited_20_Internet_20_Link">
https://t.me/air_alert_ua/45413</text:a>
</text:p>
      <!--NEWS-->
      <text:h text:style-name="P10" text:outline-level="1">
<text:span text:style-name="T4">
泽伦斯基总统已经到达伦敦</text:span>
</text:h>
      <text:p text:style-name="P4">
作者: liveuamap (Language: en)</text:p>
      <text:p text:style-name="P4">
时间: 2023-05-15T05:33:00</text:p>
      <text:p text:style-name="P4">
地点: London, England (Latitude:51.49927 Longtitude:-0.12456)</text:p>
      <text:p text:style-name="P4">
视频: []</text:p>
      <text:p text:style-name="P4">
图片: ["<text:a xlink:type="simple" xlink:href="https://liveuamap.com/pics/2023/05/15/22563028_0.jpg" text:style-name="Internet_20_link" text:visited-style-name="Visited_20_Internet_20_Link">
22563028_0.jpg</text:a>
"]</text:p>
      <text:p text:style-name="P4">
标签: ["Europe", "UK"]</text:p>
      <text:p text:style-name="P4">
Id: 22563028</text:p>
      <!--METADATA-->
      <text:p text:style-name="P4">
泽伦斯基总统已经到达伦敦</text:p>
      <text:p text:style-name="P4">
<draw:frame draw:style-name="fr1" draw:name="Image65" text:anchor-type="as-char" svg:width="6.9236in" svg:height="4.609964in" draw:z-index="0">
<draw:image xlink:href="../Images/liveuamap/2023-05-15T05-33-00/22563028_0.jpg" xlink:type="simple" xlink:show="embed" xlink:actuate="onLoad" draw:mime-type="image/jpeg"/>
</draw:frame>
新闻集链接：<text:a xlink:type="simple" xlink:href="https://liveuamap.com/en/2023/15-may-president-zelensky-has-arrived-in-london" text:style-name="Internet_20_link" text:visited-style-name="Visited_20_Internet_20_Link">
https://liveuamap.com/en/2023/15-may-president-zelensky-has-has-arrive-in-london</text:a>
</text:p>
      <text:p text:style-name="P4">
News Source: <text:a xlink:type="simple" xlink:href="https://twitter.com/RishiSunak/status/1658027796592046081" text:style-name="Internet_20_link" text:visited-style-name="Visited_20_Internet_20_Link">
https://twitter.com/RishiSunak/status/1658027796592046081</text:a>
</text:p>
      <!--NEWS-->
      <text:h text:style-name="P10" text:outline-level="1">
<text:span text:style-name="T4">
Donetsk Oblast（12:32）。 红色警报：空中威胁。 警笛声。 立即掩盖！</text:span>
</text:h>
      <text:p text:style-name="P4">
作者: liveuamap (Language: en)</text:p>
      <text:p text:style-name="P4">
时间: 2023-05-15T06:33:00</text:p>
      <text:p text:style-name="P4">
地点: Donetsk Oblast (Latitude:48.72794 Longtitude:37.57837)</text:p>
      <text:p text:style-name="P4">
视频: []</text:p>
      <text:p text:style-name="P4">
图片: []</text:p>
      <text:p text:style-name="P4">
标签: ["Europe", "Central and Eastern Europe"]</text:p>
      <text:p text:style-name="P4">
Id: 22563040</text:p>
      <!--METADATA-->
      <text:p text:style-name="P4">
Donetsk Oblast(12:32). Red Alert: aerial threat. Sirens sounding. Take covernow!</text:p>
      <text:p text:style-name="P4">
News Collection Link: <text:a xlink:type="simple" xlink:href="https://liveuamap.com/en/2023/15-may-donetsk-oblast1232-red-alert-aerial-thg" text:style-name="Internet_20_link" text:visited-style-name="Visited_20_Internet_20_Link">
https://liveuamap.com/en/2023/15-may-donetsk-oblast1232-red-alert-aerial-thg</text:a>
</text:p>
      <text:p text:style-name="P4">
News Source: <text:a xlink:type="simple" xlink:href="https://t.me/air_alert_ua/45417" text:style-name="Internet_20_link" text:visited-style-name="Visited_20_Internet_20_Link">
https://t.me/air_alert_ua/45417</text:a>
</text:p>
      <!--NEWS-->
      <text:h text:style-name="P10" text:outline-level="1">
<text:span text:style-name="T4">
Kherson，Khersonska Oblast（12:45）。 红色警报：空中威胁。 警笛声。 立即掩盖！</text:span>
</text:h>
      <text:p text:style-name="P4">
作者: liveuamap (Language: en)</text:p>
      <text:p text:style-name="P4">
时间: 2023-05-15T06:46:00</text:p>
      <text:p text:style-name="P4">
地点: Kherson (Latitude:46.6547 Longtitude:32.61863)</text:p>
      <text:p text:style-name="P4">
视频: []</text:p>
      <text:p text:style-name="P4">
图片: []</text:p>
      <text:p text:style-name="P4">
标签: ["Europe", "Central and Eastern Europe"]</text:p>
      <text:p text:style-name="P4">
Id: 22563041</text:p>
      <!--METADATA-->
      <text:p text:style-name="P4">
赫尔森，赫森地区(12:45). Red Alert: aerial threat. Sirens sounding.Take cover now!</text:p>
      <text:p text:style-name="P4">
News Collection Link: <text:a xlink:type="simple" xlink:href="https://liveuamap.com/en/2023/15-may-kherson-khersonska-oblast1245-red-alerg" text:style-name="Internet_20_link" text:visited-style-name="Visited_20_Internet_20_Link">
https://liveuamap.com/en/2023/15-may-kherson-khersonska-oblast1245-red-alerg</text:a>
</text:p>
      <text:p text:style-name="P4">
News Source: <text:a xlink:type="simple" xlink:href="https://t.me/air_alert_ua/45418" text:style-name="Internet_20_link" text:visited-style-name="Visited_20_Internet_20_Link">
https://t.me/air_alert_ua/45418</text:a>
</text:p>
      <!--NEWS-->
      <text:h text:style-name="P10" text:outline-level="1">
<text:span text:style-name="T4">
卢甘斯克中心的另一个爆炸</text:span>
</text:h>
      <text:p text:style-name="P4">
作者: liveuamap (Language: en)</text:p>
      <text:p text:style-name="P4">
时间: 2023-05-15T07:16:26</text:p>
      <text:p text:style-name="P4">
地点: Luhans'k, Luhans'ka oblast (Latitude:48.57184 Longtitude:39.29432)</text:p>
      <text:p text:style-name="P4">
视频: []</text:p>
      <text:p text:style-name="P4">
图片: []</text:p>
      <text:p text:style-name="P4">
标签: ["Minsk Monitor", "Central and Eastern Europe"]</text:p>
      <text:p text:style-name="P4">
Id: 22563044</text:p>
      <!--METADATA-->
      <text:p text:style-name="P4">
卢甘斯克中心的另一个爆炸</text:p>
      <text:p text:style-name="P4">
新闻收集链接：<text:a xlink:type="simple" xlink:href="https://liveuamap.com/en/2023/15-may-another-explosion-in-the-center-of-lugansk" text:style-name="Internet_20_link" text:visited-style-name="Visited_20_Internet_20_Link">
https://liveuamap.com/en/2023/15-may-another-explosion-in-the-center-center-of-lugansk</text:a>
</text:p>
      <text:p text:style-name="P4">
News Source: <text:a xlink:type="simple" xlink:href="https://t.me/rusbrief/117312" text:style-name="Internet_20_link" text:visited-style-name="Visited_20_Internet_20_Link">
https://t.me/rusbrief/117312</text:a>
</text:p>
      <!--NEWS-->
      <text:h text:style-name="P10" text:outline-level="1">
<text:span text:style-name="T4">
拖拉机驾驶员因地雷爆炸而受伤</text:span>
</text:h>
      <text:p text:style-name="P4">
作者: liveuamap (Language: en)</text:p>
      <text:p text:style-name="P4">
时间: 2023-05-15T07:53:00</text:p>
      <text:p text:style-name="P4">
地点: Kherson (Latitude:46.87677 Longtitude:33.31025)</text:p>
      <text:p text:style-name="P4">
视频: []</text:p>
      <text:p text:style-name="P4">
图片: []</text:p>
      <text:p text:style-name="P4">
标签: ["Europe", "Central and Eastern Europe"]</text:p>
      <text:p text:style-name="P4">
Id: 22563048</text:p>
      <!--METADATA-->
      <text:p text:style-name="P4">
拖拉机驾驶员因地雷爆炸而受伤</text:p>
      <text:p text:style-name="P4">
新闻集链接：<text:a xlink:type="simple" xlink:href="https://liveuamap.com/en/2023/15-may-tractor-driver-wounded-as-result-of-landmine-explosion" text:style-name="Internet_20_link" text:visited-style-name="Visited_20_Internet_20_Link">
https://liveuamap.com/en/2023/2023/15-may-tractor-tractor-driver-wounded-as-result-landmine-explosion</text:a>
</text:p>
      <text:p text:style-name="P4">
News Source: <text:a xlink:type="simple" xlink:href="https://twitter.com/kava2022/status/1658063016066179072" text:style-name="Internet_20_link" text:visited-style-name="Visited_20_Internet_20_Link">
https://twitter.com/kava2022/status/1658063016066179072</text:a>
</text:p>
      <!--NEWS-->
      <text:h text:style-name="P10" text:outline-level="1">
<text:span text:style-name="T4">
卢汉斯克地区部分职业当局的代表Ihor Kornet受伤了...</text:span>
</text:h>
      <text:p text:style-name="P4">
作者: liveuamap (Language: en)</text:p>
      <text:p text:style-name="P4">
时间: 2023-05-15T08:30:30</text:p>
      <text:p text:style-name="P4">
地点: Luhans'k, Luhans'ka oblast (Latitude:48.56712 Longtitude:39.29093)</text:p>
      <text:p text:style-name="P4">
视频: []</text:p>
      <text:p text:style-name="P4">
图片: []</text:p>
      <text:p text:style-name="P4">
标签: ["Minsk Monitor", "Central and Eastern Europe"]</text:p>
      <text:p text:style-name="P4">
Id: 22563049</text:p>
      <!--METADATA-->
      <text:p text:style-name="P4">
Representative of occupation authorities in parts of Luhansk region IhorKornet was wounded as result of explosion</text:p>
      <text:p text:style-name="P4">
News Collection Link: <text:a xlink:type="simple" xlink:href="https://liveuamap.com/en/2023/15-may-representative-of-occupation-authorities-in-parts" text:style-name="Internet_20_link" text:visited-style-name="Visited_20_Internet_20_Link">
https://liveuamap.com/en/2023/15-may-representative-of-occupation-authorities-in-parts</text:a>
</text:p>
      <text:p text:style-name="P4">
News Source: <text:a xlink:type="simple" xlink:href="https://t.me/rusbrief/117343" text:style-name="Internet_20_link" text:visited-style-name="Visited_20_Internet_20_Link">
https://t.me/rusbrief/117343</text:a>
</text:p>
      <!--NEWS-->
      <text:h text:style-name="P10" text:outline-level="1">
<text:span text:style-name="T4">
Donetsk Oblast（15:13）。 红色警报：空中威胁。 警笛声。 立即掩盖！</text:span>
</text:h>
      <text:p text:style-name="P4">
作者: liveuamap (Language: en)</text:p>
      <text:p text:style-name="P4">
时间: 2023-05-15T09:13:00</text:p>
      <text:p text:style-name="P4">
地点: Donetsk Oblast (Latitude:48.72841 Longtitude:37.578)</text:p>
      <text:p text:style-name="P4">
视频: []</text:p>
      <text:p text:style-name="P4">
图片: []</text:p>
      <text:p text:style-name="P4">
标签: ["Europe", "Central and Eastern Europe"]</text:p>
      <text:p text:style-name="P4">
Id: 22563051</text:p>
      <!--METADATA-->
      <text:p text:style-name="P4">
Donetsk Oblast(15:13). Red Alert: aerial threat. Sirens sounding. Take covernow!</text:p>
      <text:p text:style-name="P4">
News Collection Link: <text:a xlink:type="simple" xlink:href="https://liveuamap.com/en/2023/15-may-donetsk-oblast1513-red-alert-aerial-thg" text:style-name="Internet_20_link" text:visited-style-name="Visited_20_Internet_20_Link">
https://liveuamap.com/en/2023/15-may-donetsk-oblast1513-red-alert-aerial-thg</text:a>
</text:p>
      <text:p text:style-name="P4">
News Source: <text:a xlink:type="simple" xlink:href="https://t.me/air_alert_ua/45422" text:style-name="Internet_20_link" text:visited-style-name="Visited_20_Internet_20_Link">
https://t.me/air_alert_ua/45422</text:a>
</text:p>
      <!--NEWS-->
      <text:h text:style-name="P10" text:outline-level="1">
<text:span text:style-name="T4">
2人丧生，一人是由于俄罗斯军队在Kupiansk Dist的Dvorichna炮击而受伤的...</text:span>
</text:h>
      <text:p text:style-name="P4">
作者: liveuamap (Language: en)</text:p>
      <text:p text:style-name="P4">
时间: 2023-05-15T09:20:16</text:p>
      <text:p text:style-name="P4">
地点: Dvorichna (Latitude:49.85005 Longtitude:37.68259)</text:p>
      <text:p text:style-name="P4">
视频: []</text:p>
      <text:p text:style-name="P4">
图片: []</text:p>
      <text:p text:style-name="P4">
标签: ["Europe", "Central and Eastern Europe"]</text:p>
      <text:p text:style-name="P4">
Id: 22563052</text:p>
      <!--METADATA-->
      <text:p text:style-name="P4">
2人丧生，1人受伤是由于俄罗斯军队在库皮安斯克地区的俄罗斯军队炮击而受伤</text:p>
      <text:p text:style-name="P4">
新闻集链接：<text:a xlink:type="simple" xlink:href="https://liveuamap.com/en/2023/15-may-2-person-killed-one-wounded-as-result-of-russian-army" text:style-name="Internet_20_link" text:visited-style-name="Visited_20_Internet_20_Link">
https://liveuamap.com/en/2023/2023/15-may-2-person-kill-kill-on-wounded-as-result-of-russian-army</text:a>
</text:p>
      <text:p text:style-name="P4">
News Source: <text:a xlink:type="simple" xlink:href="https://t.me/kharkivlife/60846" text:style-name="Internet_20_link" text:visited-style-name="Visited_20_Internet_20_Link">
https://t.me/kharkivlife/60846</text:a>
</text:p>
      <!--NEWS-->
      <text:h text:style-name="P10" text:outline-level="1">
<text:span text:style-name="T4">
G7领导人会议上的第一个主题将是乌克兰 - 乌尔苏拉·冯·德莱恩</text:span>
</text:h>
      <text:p text:style-name="P4">
作者: Ukrinform (Person)</text:p>
      <text:p text:style-name="P4">
出版商: Укринформ (Organization)</text:p>
      <text:p text:style-name="P4">
出版时间: 2023-05-15T14:41:30+03:00</text:p>
      <text:p text:style-name="P4">
修改时间: 2023-05-15T14:41:30+03:00</text:p>
      <text:p text:style-name="P4">
描述: 在日本的七国集团领导人和欧洲理事会峰会会议上讨论的第一个主题将是乌克兰的局势，国际团结，为其提供援助并创建使俄罗斯对犯罪负责的结构。  - 乌克林。</text:p>
      <text:p text:style-name="P4">
图片: ["<text:a xlink:type="simple" xlink:href="https://static.ukrinform.com/photos/2023_02/thumb_files/630_360_1675442885-581.jpeg" text:style-name="Internet_20_link" text:visited-style-name="Visited_20_Internet_20_Link">
630_360_16754...</text:a>
"]</text:p>
      <text:p text:style-name="P4">
标签: ['Єврокомісія', 'Україна', 'Велика сімка', 'Фон дер Ляєн', 'Війна з росією']</text:p>
      <text:p text:style-name="P4">
类型: Article</text:p>
      <!--METADATA-->
      <text:p text:style-name="P4">
<draw:frame draw:style-name="fr1" draw:name="Image66" text:anchor-type="as-char" svg:width="6.9236in" svg:height="3.956343in" draw:z-index="0">
<draw:image xlink:href="../Images/yкринформ/2023-05-15T14-41-30-03-00/630_360_1675442885-581.jpeg" xlink:type="simple" xlink:show="embed" xlink:actuate="onLoad" draw:mime-type="image/jpeg"/>
</draw:frame>
在日本的G7领导人和冰岛欧洲护理的会议期间，讨论的第一个主题将是乌克兰的局势，乌克兰是国际团结的援助，并创建俄罗斯参考犯罪的结构。</text:p>
      <text:p text:style-name="P4">
乌克林传闻记者报道，欧洲委员会主席Ursula von der Lien在布鲁塞尔举行的新闻发布会上指出。</text:p>
      <text:p text:style-name="P4">
“当然，第一个主要和重要的话题是乌克兰。 这是对俄罗斯入侵乌克兰的反应，以及我们继续对这个勇敢的国家的反应。 上个星期二(5月9日 -  ed。)我很多，令人印象深刻 - 首次看到和感觉到乌克兰人民的决心，稳定和耐力。 我认为我们支持的国家必须表现出同样的毅力和水库。”总统说<text:a xlink:type="simple" xlink:href="https://www.ukrinform.ua/tag-evrokomisia" text:style-name="Internet_20_link" text:visited-style-name="Visited_20_Internet_20_Link">
</text:a>
。</text:p>
      <text:p text:style-name="P4">
她对七国集团的领导人将在对乌克兰的态度上团结起来，这是一个信心 - 这是一种愿意在必要时支持基辅的意愿，以及“没有乌克兰的乌克兰”的规则。 应首次转变为为乌克兰提供稳定的财政支持，包括2023年之后，并加速军事援助。第二原则将提供为总统弗拉基米尔·泽伦斯基(Vladimir Zelensky)提供强大的国际支持。</text:p>
      <text:p text:style-name="P4">
<text:span text:style-name="T4">
另请阅读：</text:span>
 <text:a xlink:type="simple" xlink:href="https://www.ukrinform.ua/rubric-economy/3709231-na-samiti-g7-mozut-ogolositi-pro-ekonomicnu-dopomogu-ukraini-zmi.html" text:style-name="Internet_20_link" text:visited-style-name="Visited_20_Internet_20_Link">
</text:a>
“我们不应该忘记乌克兰是一个被滥用的国家，因此必须制定公正的和平原则。 这个和平的公式应该为我们所有更多努力的基础。”冯·德莱恩强调。</text:p>
      <text:p text:style-name="P4">
据她说，七国集团领导人还将讨论对俄罗斯的进一步制裁，并取得一些已采取限制性措施的结果。 沃纳加达(Vonanagada)是，欧盟委员会已经提出了第11套俄罗斯制裁方案的提议，这将着重于他们的加强和预防进行尝试。 这些努力与其他G7国家进行了协调，这些国家形成了类似的限制性包装。如报道，<text:a xlink:type="simple" xlink:href="https://www.ukrinform.ua/rubric-polytics/3706569-do-kieva-pribula-prezidentka-evrokomisii-ursula-fon-der-laen.html" text:style-name="Internet_20_link" text:visited-style-name="Visited_20_Internet_20_Link">
</text:a>
向乌克兰人民表达团结和支持。</text:p>
      <text:p text:style-name="P4">
今天，欧洲委员会和欧洲理事会的领导人转到了外交点，在此期间，他们将参加冰岛欧洲理事会峰会，广岛的Sumitg7和首尔的欧盟 - 南韩国峰会。</text:p>
      <text:p text:style-name="P4">
News Source: <text:a xlink:type="simple" xlink:href="https://www.ukrinform.ua/rubric-polytics/3709467-persou-temou-na-zustrici-lideriv-g7-bude-ukraina-ursula-fon-der-laen.html" text:style-name="Internet_20_link" text:visited-style-name="Visited_20_Internet_20_Link">
https://www.ukrinform.ua/rubric-polytics/3709467-persou-temou-na-zustrici-lideriv-g7-bude-ukraina-ursula-fon-der-laen.html</text:a>
</text:p>
      <!--NEWS-->
      <text:h text:style-name="P10" text:outline-level="1">
<text:span text:style-name="T4">
外国MFA：如果在一个月内停止“谷物走廊”，从非洲流向欧盟的难民将增加</text:span>
</text:h>
      <text:p text:style-name="P4">
作者: Ukrinform (Person)</text:p>
      <text:p text:style-name="P4">
出版商: Укринформ (Organization)</text:p>
      <text:p text:style-name="P4">
出版时间: 2023-05-15T14:50:27+03:00</text:p>
      <text:p text:style-name="P4">
修改时间: 2023-05-15T14:50:27+03:00</text:p>
      <text:p text:style-name="P4">
描述: 在一个月内停止“谷物走廊”的情况下，从非洲到欧盟的难民流动将增加。</text:p>
      <text:p text:style-name="P4">
图片: ["<text:a xlink:type="simple" xlink:href="https://static.ukrinform.com/photos/2023_05/thumb_files/630_360_1684142886-737.jpg" text:style-name="Internet_20_link" text:visited-style-name="Visited_20_Internet_20_Link">
630_360_16841...</text:a>
"]</text:p>
      <text:p text:style-name="P4">
标签: ['МЗС', 'Зерно', 'Біженці']</text:p>
      <text:p text:style-name="P4">
类型: Article</text:p>
      <!--METADATA-->
      <text:p text:style-name="P4">
<draw:frame draw:style-name="fr1" draw:name="Image67" text:anchor-type="as-char" svg:width="6.9236in" svg:height="3.956343in" draw:z-index="0">
<draw:image xlink:href="../Images/yкринформ/2023-05-15T14-50-27-03-00/630_360_1684142886-737.jpg" xlink:type="simple" xlink:show="embed" xlink:actuate="onLoad" draw:mime-type="image/jpeg"/>
</draw:frame>
在谷物走廊中，非洲NEC的难民将增加“谷物走廊”</text:p>
      <text:p text:style-name="P4">
这是由乌克兰外交部特殊工程的大使，出口商和投资者Olga Trofimtsev的协调员Olga Trofimtsev在乌克兰媒体中心的简报中。</text:p>
      <text:p text:style-name="P4">
“如果“谷物走廊”现在停下来，包括乌克兰人道主义计划谷物中的供应，因为不可能简单地导出这种谷物，否则其出口将是复杂的，因此需要通过欧盟来做什么，这将更长。机动车和铁路将不会有这样的数量。它将影响塔夫里坦大陆的提供和社会保障的情况，尤其是在那些依赖联合国世界人道主义计划的国家食品计划，”她说。</text:p>
      <text:p text:style-name="P4">
<text:span text:style-name="T4">
另请阅读：</text:span>
 <text:a xlink:type="simple" xlink:href="https://www.ukrinform.ua/rubric-economy/3709441-zernova-ugoda-u-mzs-kazut-pro-pidvisenu-situaciu-e-rizni-signali.html" text:style-name="Internet_20_link" text:visited-style-name="Visited_20_Internet_20_Link">
<text:span text:style-name="T4">
谷物</text:span>
</text:a>
Trofimtseva强调，“谷物走廊”停止的负面影响几乎会立即感受到那些提供人道主义食品的国家，因为它们无法积累足够的股票。</text:p>
      <text:p text:style-name="P4">
据她说，如果在声音边界停止向国家供应乌克兰谷物，则在2-3周内，这些国家的公民将缺乏食物。在这种情况下，最多一个月将增加难民的难民。</text:p>
      <text:p text:style-name="P4">
“也就是说，“谷物走廊”的工作停止了，我们已经在某些非洲国家看到了这种情况的一些并发症。经过几个以上，一个月，我们看到难民流动的增加，首先是，欧洲联盟无关，”特罗菲姆特塞瓦解释说。</text:p>
      <text:p text:style-name="P4">
<text:span text:style-name="T4">
另请阅读：</text:span>
 <text:a xlink:type="simple" xlink:href="https://www.ukrinform.ua/rubric-economy/3708841-zelenskij-pro-blokuvanna-ukrainskogo-zerna-nevelicki-negarazdi-mi-ih-virisimo.html" text:style-name="Internet_20_link" text:visited-style-name="Visited_20_Internet_20_Link">
<text:span text:style-name="T4">
谷物</text:span>
</text:a>
据报道，在8个月的谷物走廊工作中，乌克兰通过海港向非洲出口了超过300万吨的食物，其中包括近100万吨525.8万吨，被送到了乌克兰农产品。 吨。</text:p>
      <text:p text:style-name="P4">
News Source: <text:a xlink:type="simple" xlink:href="https://www.ukrinform.ua/rubric-economy/3709471-mzs-u-razi-zupinki-zernovogo-koridoru-cerez-misac-zrostut-potoki-bizenciv-z-afriki-do-es.html" text:style-name="Internet_20_link" text:visited-style-name="Visited_20_Internet_20_Link">
https://www.ukrinform.ua/rubric-economy/3709471-mzs-u-razi-zupinki-zernovogo-koridoru-cerez-misac-zrostut-potoki-bizenciv-z-afriki-do-es.html</text:a>
</text:p>
      <!--NEWS-->
      <text:h text:style-name="P10" text:outline-level="1">
<text:span text:style-name="T4">
Dovbik在英超冠军赛中击败了Dnipro-1击败“ Minei”</text:span>
</text:h>
      <text:p text:style-name="P4">
作者: Ukrinform (Person)</text:p>
      <text:p text:style-name="P4">
出版商: Укринформ (Organization)</text:p>
      <text:p text:style-name="P4">
出版时间: 2023-05-15T14:51:00+03:00</text:p>
      <text:p text:style-name="P4">
修改时间: 2023-05-15T14:51:00+03:00</text:p>
      <text:p text:style-name="P4">
描述: DNIPRO-1球员周一在总理俱乐部的第26轮比赛中赢得了跨电视米纳伊（1-0）。  - 乌克林。</text:p>
      <text:p text:style-name="P4">
图片: ["<text:a xlink:type="simple" xlink:href="https://static.ukrinform.com/photos/2023_05/thumb_files/630_360_1684150902-964.jpg" text:style-name="Internet_20_link" text:visited-style-name="Visited_20_Internet_20_Link">
630_360_16841...</text:a>
"]</text:p>
      <text:p text:style-name="P4">
标签: ['Футбол', "Прем'єр-ліга", 'Україна', 'Дніпро-1', 'Минай']</text:p>
      <text:p text:style-name="P4">
类型: Article</text:p>
      <!--METADATA-->
      <text:p text:style-name="P4">
<draw:frame draw:style-name="fr1" draw:name="Image68" text:anchor-type="as-char" svg:width="6.9236in" svg:height="3.956343in" draw:z-index="0">
<draw:image xlink:href="../Images/yкринформ/2023-05-15T14-51-00-03-00/630_360_1684150902-964.jpg" xlink:type="simple" xlink:show="embed" xlink:actuate="onLoad" draw:mime-type="image/jpeg"/>
</draw:frame>
Dnipro-1球员周一赢得了Transcarpathian Minaj(1：0)在英超俱乐部中乌克兰的第26次转盘。</text:p>
      <text:p text:style-name="P4">
乌克林福姆报道，第79分钟的球为目前的杜比克商会的最佳得分手。</text:p>
      <text:p text:style-name="P4">
dnipro-1在冠军第二(61分)，“ Minaj”  - 第13(26).</text:p>
      <text:p text:style-name="P4">
Сьогодні також відбудеться заключна гра туру, в якій зустрінуться ковалівський«Колос» та «Олександрія», передає Укрінформ.</text:p>
      <text:p text:style-name="P4">
Результати попередніх матчів:</text:p>
      <text:p text:style-name="P4">
«Динамо» (基辅)-Chernomorets(odesa)-2：3</text:p>
      <text:p text:style-name="P4">
插入(彼得罗娃)-Shakhtar(顿涅茨克)-0：2</text:p>
      <text:p text:style-name="P4">
金属主义者(哈尔基夫) - “黎明”(卢甘斯克)-0：5</text:p>
      <text:p text:style-name="P4">
“ LVIV”  - “ Vorskla”(poltava)-0：2</text:p>
      <text:p text:style-name="P4">
“希瑟”(里文) - 金属主义者1925(Харків)-1：0</text:p>
      <text:p text:style-name="P4">
Kryvbas(Kryvyi rih)- “移动”(Львів)-1：0，</text:p>
      <text:p text:style-name="P4">
<text:span text:style-name="T4">
另请阅读：</text:span>
 <text:a xlink:type="simple" xlink:href="https://www.ukrinform.ua/rubric-sports/3708969-inter-ta-milan-u-lizi-cempioniv-rozsudat-francuzi.html" text:style-name="Internet_20_link" text:visited-style-name="Visited_20_Internet_20_Link">
</text:a>
球队在排行榜顶部的位置：Shakhtar -63分(після 26-ти ігор), «Дніпро-1» - 61 (26), «Зоря» - 58 (26)，«dynamo»-50(26)，亚历山大-39(25)，克里夫巴斯-35(26)，Vorskla -33(26)，“ kolos” -33(25).</text:p>
      <text:p text:style-name="P4">
27-й тур запланований на 19-21 травня.</text:p>
      <text:p text:style-name="P4">
Фото: scdnipro1.com.ua.</text:p>
      <text:p text:style-name="P4">
News Source: <text:a xlink:type="simple" xlink:href="https://www.ukrinform.ua/rubric-sports/3709472-dovbik-prinis-dnipru1-peremogu-nad-minaem-u-cempionati-premerligi.html" text:style-name="Internet_20_link" text:visited-style-name="Visited_20_Internet_20_Link">
https://www.ukrinform.ua/rubric-sports/3709472-dovbik-prinis-dnipru1-peremogu-nad-minaem-u-cempionati-premerligi.html</text:a>
</text:p>
      <!--NEWS-->
      <text:h text:style-name="P10" text:outline-level="1">
<text:span text:style-name="T4">
在Mariupol，记录了俄罗斯联邦一大柱军事设备的运动</text:span>
</text:h>
      <text:p text:style-name="P4">
作者: Ukrinform (Person)</text:p>
      <text:p text:style-name="P4">
出版商: Укринформ (Organization)</text:p>
      <text:p text:style-name="P4">
出版时间: 2023-05-15T14:55:00+03:00</text:p>
      <text:p text:style-name="P4">
修改时间: 2023-05-15T14:55:00+03:00</text:p>
      <text:p text:style-name="P4">
描述: 在临时捕获的野马中，用弹药将军事装备中的大型敌方柱子固定在大型敌人的城市中。  - 乌克林。</text:p>
      <text:p text:style-name="P4">
图片: ["<text:a xlink:type="simple" xlink:href="https://static.ukrinform.com/photos/2022_11/thumb_files/630_360_1668244448-935.jpg" text:style-name="Internet_20_link" text:visited-style-name="Visited_20_Internet_20_Link">
630_360_16682...</text:a>
"]</text:p>
      <text:p text:style-name="P4">
标签: ['Маріуполь', 'Військова техніка', 'Війна з росією']</text:p>
      <text:p text:style-name="P4">
类型: Article</text:p>
      <!--METADATA-->
      <text:p text:style-name="P4">
<draw:frame draw:style-name="fr1" draw:name="Image69" text:anchor-type="as-char" svg:width="6.9236in" svg:height="3.956343in" draw:z-index="0">
<draw:image xlink:href="../Images/yкринформ/2023-05-15T14-55-00-03-00/630_360_1668244448-935.jpg" xlink:type="simple" xlink:show="embed" xlink:actuate="onLoad" draw:mime-type="image/jpeg"/>
</draw:frame>
被捕获的野马捕获的大型枪支捕获了带有弹药的军事设备的大型枪支城市的运动。</text:p>
      <text:p text:style-name="P4">
关于<text:a xlink:type="simple" xlink:href="https://t.me/andriyshTime/9705" text:style-name="Internet_20_link" text:visited-style-name="Visited_20_Internet_20_Link">
</text:a>
乌克林福姆报道说，Mariupol Misky主席Petro Andryushchenko的顾问报道。</text:p>
      <text:p text:style-name="P4">
“……占领者立即从BK.Maryupol -Nikolske的大型柱子上紧急派遣，滚动/分娩的方向”， -  Andryushchenko写道。</text:p>
      <text:p text:style-name="P4">
<text:span text:style-name="T5">
viso：<text:a xlink:type="simple" xlink:href="https://t.me/andriyshTime/9705" text:style-name="Internet_20_link" text:visited-style-name="Visited_20_Internet_20_Link">
</text:a>
</text:span>
</text:p>
      <text:p text:style-name="P4">
<text:span text:style-name="T4">
另请阅读：</text:span>
 <text:a xlink:type="simple" xlink:href="https://www.ukrinform.ua/rubric-regions/3709351-andrusenko-pokazav-ak-zagarbniki-ukripluut-mariupol.html" text:style-name="Internet_20_link" text:visited-style-name="Visited_20_Internet_20_Link">
<text:span text:style-name="T4">
 mariupol </text:span>
</text:a>
据报道，Mariupol和周围定居点是由俄罗斯军队的Naiysk-Logistics Hub转变的。</text:p>
      <text:p text:style-name="P4">
News Source: <text:a xlink:type="simple" xlink:href="https://www.ukrinform.ua/rubric-regions/3709476-u-mariupoli-zafiksuvali-ruh-velikoi-koloni-vijskovoi-tehniki-rosii.html" text:style-name="Internet_20_link" text:visited-style-name="Visited_20_Internet_20_Link">
https://www.ukrinform.ua/rubric-regions/3709476-u-mariupoli-zafiksuvali-ruh-velikoi-koloni-vijskovoi-tehniki-rosii.html</text:a>
</text:p>
      <!--NEWS-->
      <text:h text:style-name="P10" text:outline-level="1">
<text:span text:style-name="T4">
伊格纳蒂希望风暴阴影导弹能够给乌克兰足够</text:span>
</text:h>
      <text:p text:style-name="P4">
作者: Ukrinform (Person)</text:p>
      <text:p text:style-name="P4">
出版商: Укринформ (Organization)</text:p>
      <text:p text:style-name="P4">
出版时间: 2023-05-15T14:59:33+03:00</text:p>
      <text:p text:style-name="P4">
修改时间: 2023-05-15T14:59:33+03:00</text:p>
      <text:p text:style-name="P4">
描述: 风暴影子是一种新型武器，乌克兰希望能够以足够的数量转移该武器。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Повітряні сили ЗСУ', 'Війна з росією', 'Storm Shadow']</text:p>
      <text:p text:style-name="P4">
类型: Article</text:p>
      <!--METADATA-->
      <text:p text:style-name="P4">
<draw:frame draw:style-name="fr1" draw:name="Image70" text:anchor-type="as-char" svg:width="6.9236in" svg:height="3.956343in" draw:z-index="0">
<draw:image xlink:href="../Images/yкринформ/2023-05-15T14-59-33-03-00/630_360_1681053650-211.jpg" xlink:type="simple" xlink:show="embed" xlink:actuate="onLoad" draw:mime-type="image/jpeg"/>
</draw:frame>
Stormshadow是一种新型武器，乌克兰希望能够以足够的数量转移此武器。</text:p>
      <text:p text:style-name="P4">
乌克林福姆报道，武装部队武装部队的发言人尤里·伊格纳特(Yuri Ignat)在Telernorphone的空中“统一新闻”说，这是乌克林福姆报道的。(https://armyinform.com.ua/2023/05/15/naskilky-efektyvnymy-ye-storm-shadow-bude-vydno-na-poli-boyu-yurij-ignat/)。</text:p>
      <text:p text:style-name="P4">
“由于西方伙伴已经决定转运这些导弹的决定已经制造和表达，因此将使用和适应乌克兰武器的问题。它是一枚现代有翼的火箭，它是由领先的世界国家组成的。在乌克兰的敌对行动中，他们的武器有效。反过来，我们将要求他更多。”他说。</text:p>
      <text:p text:style-name="P4">
<text:span text:style-name="T4">
另请阅读：</text:span>
 <text:a xlink:type="simple" xlink:href="https://www.ukrinform.ua/rubric-ato/3708372-zelenskij-obgovoriv-iz-sunakom-oboronnu-spivpracu-i-podakuvav-za-storm-shadow.html" text:style-name="Internet_20_link" text:visited-style-name="Visited_20_Internet_20_Link">
<text:span text:style-name="T4">
风暴</text:span>
 <text:span text:style-name="T4">
阴影</text:span>
</text:a>
当被问及是否是一次时间的帮助或火箭发言人不会回答空军司令部。 但是，可以传达导弹将以足够数量的方式传输，以执行当前的国家保护以及未来的能力。</text:p>
      <text:p text:style-name="P4">
正如乌克林福姆报道的那样，英国证实了Rakkettorm Shadow的转移到250公里。</text:p>
      <text:p text:style-name="P4">
News Source: <text:a xlink:type="simple" xlink:href="https://www.ukrinform.ua/rubric-ato/3709479-ignat-spodivaetsa-so-raketi-storm-shadow-nadadut-ukraini-u-dostatnij-kilkosti.html" text:style-name="Internet_20_link" text:visited-style-name="Visited_20_Internet_20_Link">
https://www.ukrinform.ua/rubric-ato/3709479-ignat-spodivaetsa-so-raketi-storm-shadow-nadadut-ukraini-u-dostatnij-kilkosti.html</text:a>
</text:p>
      <!--NEWS-->
      <text:h text:style-name="P10" text:outline-level="1">
<text:span text:style-name="T4">
斯托尔滕贝格告诉乌克兰在北约七月峰会上期望什么</text:span>
</text:h>
      <text:p text:style-name="P4">
作者: Ukrinform (Person)</text:p>
      <text:p text:style-name="P4">
出版商: Укринформ (Organization)</text:p>
      <text:p text:style-name="P4">
出版时间: 2023-05-15T15:00:38+03:00</text:p>
      <text:p text:style-name="P4">
修改时间: 2023-05-15T15:00:38+03:00</text:p>
      <text:p text:style-name="P4">
描述: 在7月的峰会上，乌克兰将获得盟国的援助保证，并愿意支持基辅联盟成员。  - 乌克林。</text:p>
      <text:p text:style-name="P4">
图片: ["<text:a xlink:type="simple" xlink:href="https://static.ukrinform.com/photos/2022_04/thumb_files/630_360_1649165705-470.jpg" text:style-name="Internet_20_link" text:visited-style-name="Visited_20_Internet_20_Link">
630_360_16491...</text:a>
"]</text:p>
      <text:p text:style-name="P4">
标签: ['Саміт НАТО', 'Столтенберг', 'Україна']</text:p>
      <text:p text:style-name="P4">
类型: Article</text:p>
      <!--METADATA-->
      <text:p text:style-name="P4">
<draw:frame draw:style-name="fr1" draw:name="Image71" text:anchor-type="as-char" svg:width="6.9236in" svg:height="3.956343in" draw:z-index="0">
<draw:image xlink:href="../Images/yкринформ/2023-05-15T15-00-38-03-00/630_360_1649165705-470.jpg" xlink:type="simple" xlink:show="embed" xlink:actuate="onLoad" draw:mime-type="image/jpeg"/>
</draw:frame>
北约北约北约峰会将获得盟国的帮助，并愿意支持基辅联盟成员。</text:p>
      <text:p text:style-name="P4">
这是在北约·斯托尔滕贝格(Nato Stoltenberg)在北约·斯托尔滕贝格(Nato Stoltenberg)举行的哥本哈根民主峰会上的演讲中指出的，报道了自己的记者。</text:p>
      <text:p text:style-name="P4">
根据北约秘书长的说法，维尔纽斯峰会的联盟成员应支持他们对乌克兰的政治，军事和实际支持。 他认为盟国应在7月“传达非常清晰的乌克兰信息”。</text:p>
      <text:p text:style-name="P4">
斯托尔滕贝格说：“至于会员，我希望北约盟友会说：乌克兰将成为北约的成员，这已经多次提及。”</text:p>
      <text:p text:style-name="P4">
<text:span text:style-name="T4">
另请阅读：</text:span>
 <text:a xlink:type="simple" xlink:href="https://www.ukrinform.ua/rubric-polytics/3709436-nato-na-samiti-u-vilnusi-mae-nadati-ukraini-garantii-bezpeki-rasmussen.html" text:style-name="Internet_20_link" text:visited-style-name="Visited_20_Internet_20_Link">
<text:span text:style-name="T4">
 Vilnius </text:span>
</text:a>
据他介绍，乌克兰必须独立选择其未来，莫斯科绝不应影响乌克兰在联盟中成员的决定。 窗户北约“保持打开”的门。</text:p>
      <text:p text:style-name="P4">
北约秘书长强调，从7月北约峰会开始，它预计将为乌克兰提供多功能支持计划，在那里将在如何帮助乌克兰从北约苏联苏维埃时代的学说转移到未来的帮助下进行工作。在乌克兰有勇气。</text:p>
      <text:p text:style-name="P4">
<text:span text:style-name="T4">
另请阅读：</text:span>
 <text:a xlink:type="simple" xlink:href="https://www.ukrinform.ua/rubric-polytics/3708782-ukraina-ocikue-na-samiti-nato-viznacenna-algoritmu-priednanna-ta-garantij-bezpeki-zelenskij.html" text:style-name="Internet_20_link" text:visited-style-name="Visited_20_Internet_20_Link">
</text:a>
关于北约峰会期间乌克兰安全保证的问题，斯托尔滕贝格强调说，峰会在峰会上继续在这次峰会上继续进行磋商。 但是，他指出每个人都同意：向乌克兰提供军事援助以赢得战争。 北约秘书长回忆说，盟友<text:a xlink:type="simple" xlink:href="https://www.ukrinform.ua/tag-nato" text:style-name="Internet_20_link" text:visited-style-name="Visited_20_Internet_20_Link">
</text:a>
他们为乌克兰提供了1500亿欧元的协助，而新的军事援助套餐最近宣布了第九和美国。</text:p>
      <text:p text:style-name="P4">
斯托尔滕贝格指出，北约峰会将在保安的关键时刻举行。 因此，盟国应表明北约是历史上最强大，最成功的，它将保持统一。 据他介绍，在课程期间应批准一个新计划，以进一步威慑调整。 他补充说，面对支持乌克兰联盟，有必要避免在乌克兰以外的广泛战争。北约秘书长还指出，峰会将被邀请到亚洲 - 太平洋地区 - 日本，韩国和澳大利亚 - 与他们翻新他们的合作伙伴关系。</text:p>
      <text:p text:style-name="P4">
据报道，北约峰会将于7月11日至12日在维尔纽斯举行。</text:p>
      <text:p text:style-name="P4">
总统 <text:a xlink:type="simple" xlink:href="https://www.ukrinform.ua/rubric-polytics/3709378-zelenskij-zaklikav-nato-uhvaliti-risenna-pro-clenstvo-ukraini-na-samiti-u-lipni.html" text:style-name="Internet_20_link" text:visited-style-name="Visited_20_Internet_20_Link">
</text:a>
在这次峰会上对乌克兰的乌克兰成员采取积极的政治决定。</text:p>
      <text:p text:style-name="P4">
<text:span text:style-name="T5">
foto：efe/epa</text:span>
</text:p>
      <text:p text:style-name="P4">
News Source: <text:a xlink:type="simple" xlink:href="https://www.ukrinform.ua/rubric-polytics/3709480-stoltenberg-rozpoviv-cogo-ukraini-ocikuvati-vid-lipnevogo-samitu-nato.html" text:style-name="Internet_20_link" text:visited-style-name="Visited_20_Internet_20_Link">
https://www.ukrinform.ua/rubric-polytics/3709480-stoltenberg-rozpoviv-cogo-ukraini-ocikuvati-vid-lipnevogo-samitu-nato.html</text:a>
</text:p>
      <!--NEWS-->
      <text:h text:style-name="P10" text:outline-level="1">
<text:span text:style-name="T4">
重建Deocal Luhansk地区计划建立一个社区恢复和发展中心</text:span>
</text:h>
      <text:p text:style-name="P4">
作者: Ukrinform (Person)</text:p>
      <text:p text:style-name="P4">
出版商: Укринформ (Organization)</text:p>
      <text:p text:style-name="P4">
出版时间: 2023-05-15T15:08:00+03:00</text:p>
      <text:p text:style-name="P4">
修改时间: 2023-05-15T15:08:00+03:00</text:p>
      <text:p text:style-name="P4">
描述: 为了实施卢汉斯克地区重建项目的实施，在其占领之后，区域当局与联合国计划一起计划创建一个社区恢复和发展中心。  - 乌克林。</text:p>
      <text:p text:style-name="P4">
图片: ["<text:a xlink:type="simple" xlink:href="https://static.ukrinform.com/photos/2023_05/thumb_files/630_360_1684152238-326.jpg" text:style-name="Internet_20_link" text:visited-style-name="Visited_20_Internet_20_Link">
630_360_16841...</text:a>
"]</text:p>
      <text:p text:style-name="P4">
标签: ['Дніпро', 'Луганщина', 'Відбудова']</text:p>
      <text:p text:style-name="P4">
类型: Article</text:p>
      <!--METADATA-->
      <text:p text:style-name="P4">
<draw:frame draw:style-name="fr1" draw:name="Image72" text:anchor-type="as-char" svg:width="6.9236in" svg:height="3.956343in" draw:z-index="0">
<draw:image xlink:href="../Images/yкринформ/2023-05-15T15-08-00-03-00/630_360_1684152238-326.jpg" xlink:type="simple" xlink:show="embed" xlink:actuate="onLoad" draw:mime-type="image/jpeg"/>
</draw:frame>
为了实现卢汉斯克地区重建项目的实现，联合国计划的区域领主计划建立一个社区恢复和发展中心。</text:p>
      <text:p text:style-name="P4">
关于IT报告乌克林福姆，参考<text:a xlink:type="simple" xlink:href="https://t.me/luhanskaVTSA/10500" text:style-name="Internet_20_link" text:visited-style-name="Visited_20_Internet_20_Link">
</text:a>
Lugansk Ova Artem Lisogor的负责人。</text:p>
      <text:p text:style-name="P4">
“关于机器人的机器机制和机构间协调处理和社区发展流程，用于DE被营养领土机器人机器人的移动组的技术设备以及支持卢汉斯克地区的小型和中间人的可能性。联合国收集和发展和平的收集和发展计划负责。</text:p>
      <text:p text:style-name="P4">
<text:span text:style-name="T4">
另请阅读：</text:span>
 <text:a xlink:type="simple" xlink:href="https://www.ukrinform.ua/rubric-vidbudova/3708365-u-kiivskij-ova-obgovorili-z-poslom-francii-podalsu-vidbudovu-oblasti.html" text:style-name="Internet_20_link" text:visited-style-name="Visited_20_Internet_20_Link">
<text:span text:style-name="T4">
重建</text:span>
</text:a>
Lisogor指出，该中心现在计划放置在Dnipro市，并向卢甘斯克地区的一个会众采取稳定措施，并继续履行所有更新和领土发展的功能。</text:p>
      <text:p text:style-name="P4">
“我们称之为“恢复办公室”。 我们正在考虑包括卢汉斯地区在内的四个地区。 当该项目工作时，它们将与乌克兰其他地区大不相同。”克里斯汀森说。</text:p>
      <text:p text:style-name="P4">
计划实施重建缘领土的项目，以使现已注册到其他地区但准备返回的基础设施公司。 因此，对他们而言，在联合国计划活动的框架内，计划在专业管理方面进行和平与发展的发展，并调节与开发计划署的互动。</text:p>
      <text:p text:style-name="P4">
<text:span text:style-name="T4">
另请阅读：</text:span>
 <text:a xlink:type="simple" xlink:href="https://www.ukrinform.ua/rubric-vidbudova/3708041-aponia-moze-buti-garnim-zrazkom-dla-povoennoi-vidbudovi-ukraini-glava-mzs-polsi.html" text:style-name="Internet_20_link" text:visited-style-name="Visited_20_Internet_20_Link">
<text:span text:style-name="T4">
重建</text:span>
</text:a>
正如乌克林福姆(Ukrinform)报道的那样，部长内阁大臣奥列格·尼姆奇诺夫(Oleg Nemchinov)表示，本周的通过将在续签问题上确定副部长和OVA负责人的形式，计划在乌克兰实施这些问题。</text:p>
      <text:p text:style-name="P4">
News Source: <text:a xlink:type="simple" xlink:href="https://www.ukrinform.ua/rubric-vidbudova/3709483-dla-vidbudovi-deokupovanoi-lugansini-planuut-stvoriti-centr-vidnovlenna-ta-rozvitku-gromad.html" text:style-name="Internet_20_link" text:visited-style-name="Visited_20_Internet_20_Link">
https://www.ukrinform.ua/rubric-vidbudova/3709483-dla-vidbudovi-deokupovanoi-lugansini-planuut-stvoriti-centr-vidnovlenna-ta-rozvitku-gromad.html</text:a>
</text:p>
      <!--NEWS-->
      <text:h text:style-name="P10" text:outline-level="1">
<text:span text:style-name="T4">
波兰收到了第一个himars综合大楼</text:span>
</text:h>
      <text:p text:style-name="P4">
作者: Ukrinform (Person)</text:p>
      <text:p text:style-name="P4">
出版商: Укринформ (Organization)</text:p>
      <text:p text:style-name="P4">
出版时间: 2023-05-15T15:08:20+03:00</text:p>
      <text:p text:style-name="P4">
修改时间: 2023-05-15T15:08:20+03:00</text:p>
      <text:p text:style-name="P4">
描述: 第一个M142 HIMARS炮兵系统抵达波兰。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Армія', 'Польща', 'HIMARS']</text:p>
      <text:p text:style-name="P4">
类型: Article</text:p>
      <!--METADATA-->
      <text:p text:style-name="P4">
<draw:frame draw:style-name="fr1" draw:name="Image73" text:anchor-type="as-char" svg:width="6.9236in" svg:height="3.956343in" draw:z-index="0">
<draw:image xlink:href="../Images/yкринформ/2023-05-15T15-08-20-03-00/630_360_1662821775-754.jpg" xlink:type="simple" xlink:show="embed" xlink:actuate="onLoad" draw:mime-type="image/jpeg"/>
</draw:frame>
到波兰，M142 HIMARS炮兵系统的首次开始装置。</text:p>
      <text:p text:style-name="P4">
据他自己的记者报道，在波兰·马里乌斯·布拉斯查克(Poland Mariusz Blaschak)国防部长菲格雷米尔(Figuremier)的参与下，首批HIMARS的正式演讲仪式曾在华沙(Warsaw)担任运输航空的第一基地。</text:p>
      <text:p text:style-name="P4">
“今天，我们接受了波兰军队的Himars综合体。 这是一种在乌克兰手中证明的技术，阻止了俄罗斯的侵略。”布拉斯查克在仪式上说。</text:p>
      <text:p text:style-name="P4">
他报告说，这些复合物将被武装部队的第16个机械化划分<text:a xlink:type="simple" xlink:href="https://www.ukrinform.ua/tag-polsa" text:style-name="Internet_20_link" text:visited-style-name="Visited_20_Internet_20_Link">
</text:a>
，其单位在与俄罗斯白俄罗斯伊卡林格拉德地区边界附近的波兰东北部出现。</text:p>
      <text:p text:style-name="P4">
<text:span text:style-name="T4">
另请阅读：</text:span>
 <text:a xlink:type="simple" xlink:href="https://www.ukrinform.ua/rubric-ato/3700906-polsa-rozsirue-virobnictvo-sau-krab-aki-peredae-ukraini.html" text:style-name="Internet_20_link" text:visited-style-name="Visited_20_Internet_20_Link">
</text:a>
据该机构报道，波兰在2019年以4.14亿美元的价格购买了20个HIMARS，其中包括18次战斗和2次培训。 随后，波兰转向美国购买了大约484枚此类火箭，并获得了Varkan方面的同意。 最高购买成本估计为10美元。</text:p>
      <text:p text:style-name="P4">
据报道，Viceremier-Minister，国防部长Polandimarius Blaschak最近表示，今年<text:a xlink:type="simple" xlink:href="https://www.ukrinform.ua/rubric-world/3705053-cogoric-u-polsi-stvorat-hab-himars-blasak.html" text:style-name="Internet_20_link" text:visited-style-name="Visited_20_Internet_20_Link">
</text:a>
 .</text:p>
      <text:p text:style-name="P4">
News Source: <text:a xlink:type="simple" xlink:href="https://www.ukrinform.ua/rubric-world/3709484-polsa-otrimala-persi-kompleksi-himars.html" text:style-name="Internet_20_link" text:visited-style-name="Visited_20_Internet_20_Link">
https://www.ukrinform.ua/rubric-world/3709484-polsa-otrimala-persi-kompleksi-himars.html</text:a>
</text:p>
      <!--NEWS-->
      <text:h text:style-name="P10" text:outline-level="1">
<text:span text:style-name="T4">
Gur有有关Lukashenko健康问题的信息</text:span>
</text:h>
      <text:p text:style-name="P4">
作者: Ukrinform (Person)</text:p>
      <text:p text:style-name="P4">
出版商: Укринформ (Organization)</text:p>
      <text:p text:style-name="P4">
出版时间: 2023-05-15T15:14:31+03:00</text:p>
      <text:p text:style-name="P4">
修改时间: 2023-05-15T15:14:31+03:00</text:p>
      <text:p text:style-name="P4">
描述: 国防部安德里·尤索夫（Andriy Yusov）智力部主要局长的代表说，关于亚历山大·卢卡申科（Alexander Lukashenko）健康问题的信息。  - 乌克林。</text:p>
      <text:p text:style-name="P4">
图片: ["<text:a xlink:type="simple" xlink:href="https://static.ukrinform.com/photos/2021_04/thumb_files/630_360_1619268007-387.jpg" text:style-name="Internet_20_link" text:visited-style-name="Visited_20_Internet_20_Link">
630_360_16192...</text:a>
"]</text:p>
      <text:p text:style-name="P4">
标签: ['білорусь', 'Розвідка', 'Єдині новини']</text:p>
      <text:p text:style-name="P4">
类型: Article</text:p>
      <!--METADATA-->
      <text:p text:style-name="P4">
<draw:frame draw:style-name="fr1" draw:name="Image74" text:anchor-type="as-char" svg:width="6.9236in" svg:height="3.956343in" draw:z-index="0">
<draw:image xlink:href="../Images/yкринформ/2023-05-15T15-14-31-03-00/630_360_1619268007-387.jpg" xlink:type="simple" xlink:show="embed" xlink:actuate="onLoad" draw:mime-type="image/jpeg"/>
</draw:frame>
国防部安德里·尤索夫(Andriy Yusov)智力部主要局长代表说，关于亚历山大·卢卡申科(Alexander Lukashenko)健康问题的信息。</text:p>
      <text:p text:style-name="P4">
报道说，他在Teleterna的“一个新闻”中说了这件事。</text:p>
      <text:p text:style-name="P4">
“是的，有有关健康问题的信息(在Lukashenka -ed。). Але мидеталізувати це не будемо у силу різних причин. І зрештою, здоров’я умовногопутіна є, звичайно, для України і всього світу значно більш цікавим об’єктомдля дослідження, ніж розмови про те, яке у білоруського диктатора здоров’я», -сказав Юсов.</text:p>
      <text:p text:style-name="P4">
<text:span text:style-name="T4">
Читайте також:</text:span>
 <text:a xlink:type="simple" xlink:href="https://www.ukrinform.ua/rubric-world/3709184-u-derzdumi-rf-pidtverdili-problemi-zi-zdorovam-lukasenka.html" text:style-name="Internet_20_link" text:visited-style-name="Visited_20_Internet_20_Link">
 <text:span text:style-name="T4">
лукашенка</text:span>
 </text:a>
据报道，5月9日游行后不久，莫斯科卢卡申科·泰米诺沃(Lukashenko Terminovo)返回明斯克。 根据一些报道，救护车被吸引到机场。</text:p>
      <text:p text:style-name="P4">
在他手上的游行期间，人们可以看到类似于柱绷带的绷带。</text:p>
      <text:p text:style-name="P4">
5月14日，关于卢卡申科病的谣言的背景，没有出现在国旗，标志和国歌的庆祝活动中。</text:p>
      <text:p text:style-name="P4">
<text:span text:style-name="T4">
另请阅读：</text:span>
 <text:a xlink:type="simple" xlink:href="https://www.ukrinform.ua/rubric-world/3709057-lukasenko-ne-zavivsa-na-urocistostah-do-dna-prapora-bilorusi.html" text:style-name="Internet_20_link" text:visited-style-name="Visited_20_Internet_20_Link">
<text:span text:style-name="T4">
 lukashenko </text:span>
</text:a>
随后，俄罗斯州杜马委员会的第一任副主席Cydkostyantin Zatulin说，白俄罗斯亚历山大·卢卡申科总统正在生病。</text:p>
      <text:p text:style-name="P4">
照片：Belta</text:p>
      <text:p text:style-name="P4">
News Source: <text:a xlink:type="simple" xlink:href="https://www.ukrinform.ua/rubric-world/3709488-u-gur-e-informacia-pro-problemi-zi-zdorovam-u-lukasenka.html" text:style-name="Internet_20_link" text:visited-style-name="Visited_20_Internet_20_Link">
https://www.ukrinform.ua/rubric-world/3709488-u-gur-e-informacia-pro-problemi-zi-zdorovam-u-lukasenka.html</text:a>
</text:p>
      <!--NEWS-->
      <text:h text:style-name="P10" text:outline-level="1">
<text:span text:style-name="T4">
航空公司开始申请佐治亚州和俄罗斯联邦之间的航班</text:span>
</text:h>
      <text:p text:style-name="P4">
作者: Ukrinform (Person)</text:p>
      <text:p text:style-name="P4">
出版商: Укринформ (Organization)</text:p>
      <text:p text:style-name="P4">
出版时间: 2023-05-15T15:16:37+03:00</text:p>
      <text:p text:style-name="P4">
修改时间: 2023-05-15T15:16:37+03:00</text:p>
      <text:p text:style-name="P4">
描述: Агентство громадянської авіації Грузії отримало кілька заявок щодо початку регулярного повітряного сполучення із росією. — Укрінформ.</text:p>
      <text:p text:style-name="P4">
图片: ["<text:a xlink:type="simple" xlink:href="https://static.ukrinform.com/photos/2018_09/thumb_files/630_360_1536748525-9826.jpg" text:style-name="Internet_20_link" text:visited-style-name="Visited_20_Internet_20_Link">
630_360_15367...</text:a>
"]</text:p>
      <text:p text:style-name="P4">
标签: ['Грузія', 'росія', 'Авіасполучення']</text:p>
      <text:p text:style-name="P4">
类型: Article</text:p>
      <!--METADATA-->
      <text:p text:style-name="P4">
<draw:frame draw:style-name="fr1" draw:name="Image75" text:anchor-type="as-char" svg:width="6.9236in" svg:height="3.956343in" draw:z-index="0">
<draw:image xlink:href="../Images/yкринформ/2023-05-15T15-16-37-03-00/630_360_1536748525-9826.jpg" xlink:type="simple" xlink:show="embed" xlink:actuate="onLoad" draw:mime-type="image/jpeg"/>
</draw:frame>
佐治亚州公民航空局已收到多项与俄罗斯的空中连接的申请。</text:p>
      <text:p text:style-name="P4">
关于它报告<text:a xlink:type="simple" xlink:href="https://www.ekhokavkaza.com/a/32412085.html" text:style-name="Internet_20_link" text:visited-style-name="Visited_20_Internet_20_Link">
</text:a>
，报道乌克林福姆。</text:p>
      <text:p text:style-name="P4">
“佐治亚州的明确地位是[]之间的飞行(https://www.ukrinform.ua/tag-gruzia)但是，俄罗斯联邦只会由不受制裁的航空公司和飞机进行。 因此，IAI公司提供的所有申请，信息和文档都将在制裁方面详细研究和验证不同机制。”该机构说。</text:p>
      <text:p text:style-name="P4">
他们在部门中补充说，咨询和研究批准的国家的示例，同时与俄罗斯有直接的空中联系。</text:p>
      <text:p text:style-name="P4">
<text:span text:style-name="T4">
另请阅读：</text:span>
 <text:a xlink:type="simple" xlink:href="https://www.ukrinform.ua/rubric-polytics/3707873-u-mzs-ukraini-nazvali-ostanni-kroki-rosii-sodo-gruzii-ugodou-z-diavolom.html" text:style-name="Internet_20_link" text:visited-style-name="Visited_20_Internet_20_Link">
</text:a>
Tbilisi保证，在国际制裁或限制的背景下，将授予飞行许可证的授予航空公司及其飞机的地位。</text:p>
      <text:p text:style-name="P4">
据报道，5月10日，俄罗斯联邦总统<text:a xlink:type="simple" xlink:href="https://www.ukrinform.ua/rubric-world/3707248-putin-skasuvav-vizovij-rezim-ta-obmezenna-na-pereloti-dla-gromadan-gruzii.html" text:style-name="Internet_20_link" text:visited-style-name="Visited_20_Internet_20_Link">
</text:a>
关于取消佐治亚州公民的签证政权将在该国开发航空服务。</text:p>
      <text:p text:style-name="P4">
同一天，佐治亚州玛丽安·库维什维利(Mariam Kvivishvili)的经济副部长表示，尚未实施制裁的俄罗斯飞机公司和飞机将能够在佐治亚州的方向上进行直接航空通信。</text:p>
      <text:p text:style-name="P4">
<text:span text:style-name="T4">
另请阅读：</text:span>
 <text:a xlink:type="simple" xlink:href="https://www.ukrinform.ua/rubric-world/3707814-es-zaohocue-gruziu-priednatisa-do-sankcij-proti-rosii-v-aviacijnij-galuzi.html" text:style-name="Internet_20_link" text:visited-style-name="Visited_20_Internet_20_Link">
</text:a>
佐治亚州总统萨洛姆·苏拉比什维利对普京签署的普京做出了反应，<text:a xlink:type="simple" xlink:href="https://www.ukrinform.ua/rubric-world/3707307-cergova-provokacia-prezidentka-gruzii-vidreaguvala-na-skasuvanna-viz-rosieu.html" text:style-name="Internet_20_link" text:visited-style-name="Visited_20_Internet_20_Link">
</text:a>
 .</text:p>
      <text:p text:style-name="P4">
<text:a xlink:type="simple" xlink:href="https://www.ukrinform.ua/rubric-world/3707738-derzdep-ssa-poperediv-gruziu-pro-sankcii-u-razi-vidnovlenna-aviaspolucenna-z-rf.html" text:style-name="Internet_20_link" text:visited-style-name="Visited_20_Internet_20_Link">
 </text:a>
时间与俄罗斯更新直接的空中语言。</text:p>
      <text:p text:style-name="P4">
News Source: <text:a xlink:type="simple" xlink:href="https://www.ukrinform.ua/rubric-world/3709489-aviakompanii-pocali-podavati-zaavki-na-poloti-miz-gruzieu-ta-rf.html" text:style-name="Internet_20_link" text:visited-style-name="Visited_20_Internet_20_Link">
https://www.ukrinform.ua/rubric-world/3709489-aviakompanii-pocali-podavati-zaavki-na-poloti-miz-gruzieu-ta-rf.html</text:a>
</text:p>
      <!--NEWS-->
      <text:h text:style-name="P10" text:outline-level="1">
<text:span text:style-name="T4">
Затоплення заплав утримається у Києві та двох областях – ДСНС</text:span>
</text:h>
      <text:p text:style-name="P4">
作者: Ukrinform (Person)</text:p>
      <text:p text:style-name="P4">
出版商: Укринформ (Organization)</text:p>
      <text:p text:style-name="P4">
出版时间: 2023-05-15T15:20:00+03:00</text:p>
      <text:p text:style-name="P4">
修改时间: 2023-05-15T15:20:00+03:00</text:p>
      <text:p text:style-name="P4">
描述: 基辅，基辅和切耳区的河流水位升高，洪泛区域的洪水泛滥区域泛滥。  - 乌克林。</text:p>
      <text:p text:style-name="P4">
图片: ["<text:a xlink:type="simple" xlink:href="https://static.ukrinform.com/photos/2020_07/thumb_files/630_360_1594043876-696.jpg" text:style-name="Internet_20_link" text:visited-style-name="Visited_20_Internet_20_Link">
630_360_15940...</text:a>
"]</text:p>
      <text:p text:style-name="P4">
标签: ['ДСНС', 'Вода', 'Водопілля']</text:p>
      <text:p text:style-name="P4">
类型: Article</text:p>
      <!--METADATA-->
      <text:p text:style-name="P4">
<draw:frame draw:style-name="fr1" draw:name="Image76" text:anchor-type="as-char" svg:width="6.9236in" svg:height="3.956343in" draw:z-index="0">
<draw:image xlink:href="../Images/yкринформ/2023-05-15T15-20-00-03-00/630_360_1594043876-696.jpg" xlink:type="simple" xlink:show="embed" xlink:actuate="onLoad" draw:mime-type="image/jpeg"/>
</draw:frame>
由于5月15日至18日，河流在河流中增加的洪水区域将在基辅，基辅和切尔加斯加斯地区维持。</text:p>
      <text:p text:style-name="P4">
正如乌克林福姆报道的那样，它报告了<text:a xlink:type="simple" xlink:href="https://dsns.gov.ua/uk/news/ostanni-novini/poperedzennia-pro-pidvishhennia-rivniv-vodi-2" text:style-name="Internet_20_link" text:visited-style-name="Visited_20_Internet_20_Link">
</text:a>
“由于春季瀑布穿过水库级联，洪泛区域的洪水泛滥，将维持在Uherkassk地区的Kremenchug水库的许多定居点的洪水泛滥区域，将维持5月15日至18日。(III危险水平是红色)”， - 证词阅读。</text:p>
      <text:p text:style-name="P4">
同样在基辅，维斯戈罗德，布罗瓦尔斯基和基辅地区的博利斯基地区的Dniep​​er上也将维持洪泛区域的洪水泛滥。(和危险水平 -  Yellow).</text:p>
      <text:p text:style-name="P4">
<text:span text:style-name="T4">
Читайте також:</text:span>
 <text:a xlink:type="simple" xlink:href="https://www.ukrinform.ua/rubric-regions/3709320-vesnane-vodopilla-v-ukraini-riven-vodi-padae-po-vsih-oblastah.html" text:style-name="Internet_20_link" text:visited-style-name="Visited_20_Internet_20_Link">
 <text:span text:style-name="T4">
водоп</text:span>
 </text:a>
正如乌克林福姆(Ukrinform)报道的那样，在基辅市，军事管理部门被告知，在基辅<text:a xlink:type="simple" xlink:href="https://www.ukrinform.ua/rubric-kyiv/3709299-u-stolici-riven-vodi-v-dnipri-za-dobu-zbilsivsa-na-8-santimetriv.html" text:style-name="Internet_20_link" text:visited-style-name="Visited_20_Internet_20_Link">
</text:a>
 за добу збільшився на 8 сантиметрів.</text:p>
      <text:p text:style-name="P4">
News Source: <text:a xlink:type="simple" xlink:href="https://www.ukrinform.ua/rubric-regions/3709494-zatoplenna-zaplav-utrimaetsa-u-kievi-ta-dvoh-oblastah-dsns.html" text:style-name="Internet_20_link" text:visited-style-name="Visited_20_Internet_20_Link">
https://www.ukrinform.ua/rubric-regions/3709494-zatoplenna-zaplav-utrimaetsa-u-kievi-ta-dvoh-oblastah-dsns.html</text:a>
</text:p>
      <!--NEWS-->
      <text:h text:style-name="P10" text:outline-level="1">
<text:span text:style-name="T4">
英国不打算将其战士转移到乌克兰 - 政府发言人</text:span>
</text:h>
      <text:p text:style-name="P4">
作者: Ukrinform (Person)</text:p>
      <text:p text:style-name="P4">
出版商: Укринформ (Organization)</text:p>
      <text:p text:style-name="P4">
出版时间: 2023-05-15T15:21:00+03:00</text:p>
      <text:p text:style-name="P4">
修改时间: 2023-05-15T15:21:00+03:00</text:p>
      <text:p text:style-name="P4">
描述: 英国不打算将其战斗机转移到乌克兰，因为乌克兰方面希望在美国F-16上训练飞行员。  - 乌克林。</text:p>
      <text:p text:style-name="P4">
图片: ["<text:a xlink:type="simple" xlink:href="https://static.ukrinform.com/photos/2023_02/thumb_files/630_360_1677389139-607.jpg" text:style-name="Internet_20_link" text:visited-style-name="Visited_20_Internet_20_Link">
630_360_16773...</text:a>
"]</text:p>
      <text:p text:style-name="P4">
标签: ['Британія', 'Літак', 'Війна з росією']</text:p>
      <text:p text:style-name="P4">
类型: Article</text:p>
      <!--METADATA-->
      <text:p text:style-name="P4">
<draw:frame draw:style-name="fr1" draw:name="Image77" text:anchor-type="as-char" svg:width="6.9236in" svg:height="3.956343in" draw:z-index="0">
<draw:image xlink:href="../Images/yкринформ/2023-05-15T15-21-00-03-00/630_360_1677389139-607.jpg" xlink:type="simple" xlink:show="embed" xlink:actuate="onLoad" draw:mime-type="image/jpeg"/>
</draw:frame>
Grand-Cubricity不打算将其战斗人员转移到乌克兰，因为乌克兰方面正在对美国F-16进行训练。</text:p>
      <text:p text:style-name="P4">
正如乌克林福姆报道了<text:a xlink:type="simple" xlink:href="https://www.theguardian.com/world/live/2023/may/15/russia-ukraine-war-latest-g7-reportedly-set-to-tighten-russia-sanctions-france-to-send-kyiv-military-aid-live" text:style-name="Internet_20_link" text:visited-style-name="Visited_20_Internet_20_Link">
</text:a>
 , про це заявив у понеділок прессекретар прем'єр-міністраВеликої Британії Ріші Сунака.</text:p>
      <text:p text:style-name="P4">
"Ми не плануємо цього робити. Українці прийняли рішення тренувати своїхпілотів на F-16, і ви знаєте, що Королівські військово-повітряні сили невикористовують ці літаки", - відповів речник на запитання, чи відправитьБританія винищувачі в Україну.</text:p>
      <text:p text:style-name="P4">
<text:span text:style-name="T4">
Читайте також:</text:span>
 <text:a xlink:type="simple" xlink:href="https://www.ukrinform.ua/rubric-ato/3709452-britania-bude-klucovou-castinou-koalicii-z-pidtrimki-povitranih-sil-ukraini-sunak.html" text:style-name="Internet_20_link" text:visited-style-name="Visited_20_Internet_20_Link">
 <text:span text:style-name="T4">
Сунак</text:span>
 </text:a>
正如乌克林福姆报道的那样，英国首相瑞沙·苏加洛卡洛洛娃(Risha Sunaokalokakalovoka)在2月份表示，英国将在乌克兰飞行员制定新的培训计划，以支持根据标准[] <text:a xlink:type="simple" xlink:href="https://www.ukrinform.ua/tag-nato" text:style-name="Internet_20_link" text:visited-style-name="Visited_20_Internet_20_Link">
</text:a>
，带F16飞机。</text:p>
      <text:p text:style-name="P4">
英国政府报告说，今年夏天，乌克兰飞行员在基础培训中的初始阶段将开始。 英国飞行员将有一个适应的计划，以赋予乌克兰人的技能，他们可以在其他类型的飞机上使用。</text:p>
      <text:p text:style-name="P4">
值得注意的是，这些练习与英国与其他国家在向乌克兰提供F-16战斗机方面的努力密切相关。</text:p>
      <text:p text:style-name="P4">
<text:span text:style-name="T5">
foto：陆军inforfor.com.ua</text:span>
</text:p>
      <text:p text:style-name="P4">
News Source: <text:a xlink:type="simple" xlink:href="https://www.ukrinform.ua/rubric-ato/3709493-britania-ne-planue-peredavati-ukraini-svoi-vinisuvaci-recnik-uradu.html" text:style-name="Internet_20_link" text:visited-style-name="Visited_20_Internet_20_Link">
https://www.ukrinform.ua/rubric-ato/3709493-britania-ne-planue-peredavati-ukraini-svoi-vinisuvaci-recnik-uradu.html</text:a>
</text:p>
      <!--NEWS-->
      <text:h text:style-name="P10" text:outline-level="1">
<text:span text:style-name="T4">
在北方的敌人，DRG试图感觉到乌克兰边境-Yusov</text:span>
</text:h>
      <text:p text:style-name="P4">
作者: Ukrinform (Person)</text:p>
      <text:p text:style-name="P4">
出版商: Укринформ (Organization)</text:p>
      <text:p text:style-name="P4">
出版时间: 2023-05-15T15:23:00+03:00</text:p>
      <text:p text:style-name="P4">
修改时间: 2023-05-15T15:23:00+03:00</text:p>
      <text:p text:style-name="P4">
描述: 在乌克兰北部，敌对的破坏和情报团体正试图感受到边界。  - 乌克林。</text:p>
      <text:p text:style-name="P4">
图片: ["<text:a xlink:type="simple" xlink:href="https://static.ukrinform.com/photos/2016_06/thumb_files/630_360_1466575560-4498-drg-boevikov.jpg" text:style-name="Internet_20_link" text:visited-style-name="Visited_20_Internet_20_Link">
630_360_14665...</text:a>
"]</text:p>
      <text:p text:style-name="P4">
标签: ['Розвідка', 'Війна з росією', 'ДРГ']</text:p>
      <text:p text:style-name="P4">
类型: Article</text:p>
      <!--METADATA-->
      <text:p text:style-name="P4">
<draw:frame draw:style-name="fr1" draw:name="Image78" text:anchor-type="as-char" svg:width="6.9236in" svg:height="3.956343in" draw:z-index="0">
<draw:image xlink:href="../Images/yкринформ/2023-05-15T15-23-00-03-00/630_360_1466575560-4498-drg-boevikov.jpg" xlink:type="simple" xlink:show="embed" xlink:actuate="onLoad" draw:mime-type="image/jpeg"/>
</draw:frame>
在乌克兰北部，敌对的破坏和情报团体能够感受到边界。</text:p>
      <text:p text:style-name="P4">
乌克利福德通讯员报道，通用国防情报局Andriy Yusov的代表在Teleterhone的“统一新闻”中报道了这一点。</text:p>
      <text:p text:style-name="P4">
“总的来说，敌人在整个前线进行防守。 这是一个严重的因素，当然要考虑到乌克兰的命令，以准备乌克兰领土的占领和实现。”他说。</text:p>
      <text:p text:style-name="P4">
<text:span text:style-name="T4">
另请阅读：</text:span>
 <text:a xlink:type="simple" xlink:href="https://www.ukrinform.ua/rubric-world/3709488-u-gur-e-informacia-pro-problemi-zi-zdorovam-u-lukasenka.html" text:style-name="Internet_20_link" text:visited-style-name="Visited_20_Internet_20_Link">
</text:a>
在回答一个问题时，俄罗斯联邦在乌克兰释放了大约150次冲击无人机，Gur代表说，俄罗斯人现在正在寻求赔偿。 “也就是说，在俄罗斯，这是一个真正困难的局势，恢复了自己的麦克风制裁和有限的能力，(他们是ed。)正在找(必需的资源 -  ed。)世界各地的。 这是不可能的。 实际上，伊朗无人机是同样的“沙哈达”，是外国资源吸引力中为数不多的系统成就之一。 但是当然(俄罗斯人 -  ed。)会尝试(找到一些东西 -  ed。)”， -  Yusov通知。</text:p>
      <text:p text:style-name="P4">
他说，谈到Shahaned的某些补偿机制，很明显，现在它们被积极使用，特别是使用GPS-Navigation Systems的相同的bard骨和弹药，等等。</text:p>
      <text:p text:style-name="P4">
据他说，如果我们谈论C-300导弹的个别储备，那么俄罗斯人的储量很长，可能会在很长一段时间内造成伤害和损害，尤其是边境，边境领土，这是最后一次。</text:p>
      <text:p text:style-name="P4">
<text:span text:style-name="T4">
另请阅读：</text:span>
 <text:a xlink:type="simple" xlink:href="https://www.ukrinform.ua/rubric-ato/3709463-u-gur-prokomentuvali-padinna-litakiv-ta-gelikopteriv-u-rosii-mozlivo-palili-lotciki.html" text:style-name="Internet_20_link" text:visited-style-name="Visited_20_Internet_20_Link">
</text:a>
国防部代表说，现在敌人强度高的大型名册的任务的机会比冬季小。</text:p>
      <text:p text:style-name="P4">
“是的，闪电战已经失败了，冬天结束了，现在主要目标不再是能量对象，而是与安全部队破坏乌克兰领土解放的范围相关的一切伊伯伦(Iboron)，”尤索夫(Yusov)说。<text:span text:style-name="T4">
另请阅读：</text:span>
 <text:a xlink:type="simple" xlink:href="https://www.ukrinform.ua/rubric-ato/3692975-u-rosii-zavlautsa-grupi-aktivistiv-gotovi-do-zbrojnogo-oporu-rezimu-usov.html" text:style-name="Internet_20_link" text:visited-style-name="Visited_20_Internet_20_Link">
</text:a>
反过来，这位GUR代表指出，尤其是在北部，敌对的是，Dragom被触及了我们的边界。</text:p>
      <text:p text:style-name="P4">
据他说，俄罗斯人结合了手段和力量。 Yusov告知，当然，乌克兰的安全和国防对其进行了分析，并正确地考虑了他们的进一步释放被占领地区和保护乌克兰边境的计划。”</text:p>
      <text:p text:style-name="P4">
据报道，4月27日在国民警卫队中指出，俄罗斯已转向Zaporozhye和Kherson指示的辩护。</text:p>
      <text:p text:style-name="P4">
照片说明性</text:p>
      <text:p text:style-name="P4">
News Source: <text:a xlink:type="simple" xlink:href="https://www.ukrinform.ua/rubric-ato/3709496-na-pivnoci-vorozi-drg-namagautsa-promacuvati-ukrainskij-kordon-usov.html" text:style-name="Internet_20_link" text:visited-style-name="Visited_20_Internet_20_Link">
https://www.ukrinform.ua/rubric-ato/3709496-na-pivnoci-vorozi-drg-namagautsa-promacuvati-ukrainskij-kordon-usov.html</text:a>
</text:p>
      <!--NEWS-->
      <text:h text:style-name="P10" text:outline-level="1">
<text:span text:style-name="T4">
自全面战争开始以来，担保基金已投资于超过210亿的证券</text:span>
</text:h>
      <text:p text:style-name="P4">
作者: Ukrinform (Person)</text:p>
      <text:p text:style-name="P4">
出版商: Укринформ (Organization)</text:p>
      <text:p text:style-name="P4">
出版时间: 2023-05-15T15:24:38+03:00</text:p>
      <text:p text:style-name="P4">
修改时间: 2023-05-15T15:24:38+03:00</text:p>
      <text:p text:style-name="P4">
描述: 自全面俄罗斯入侵开始以来，个人的存款保证在UAH上投资了210亿美元的国内贷款债券（t -bills）。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Фонд гарантування', 'Цінні папери']</text:p>
      <text:p text:style-name="P4">
类型: Article</text:p>
      <!--METADATA-->
      <text:p text:style-name="P4">
<draw:frame draw:style-name="fr1" draw:name="Image79" text:anchor-type="as-char" svg:width="6.9236in" svg:height="3.956343in" draw:z-index="0">
<draw:image xlink:href="../Images/yкринформ/2023-05-15T15-24-38-03-00/630_360_1664184137-668.jpg" xlink:type="simple" xlink:show="embed" xlink:actuate="onLoad" draw:mime-type="image/jpeg"/>
</draw:frame>
自全面俄罗斯的开始以来，个人存款的资金一直投资于内部国家贷款的债券(ОВДП) понад 21млрд грн.</text:p>
      <text:p text:style-name="P4">
Про це повідомляє пресслужба <text:a xlink:type="simple" xlink:href="https://www.fg.gov.ua/articles/53981-ponad-21-mlrd-grn-investuvav-fond-u-derzhavni-cinni-paperi-z-pochatku-povnomasshtabno-viyni.html" text:style-name="Internet_20_link" text:visited-style-name="Visited_20_Internet_20_Link">
</text:a>
，报道乌克林福姆。</text:p>
      <text:p text:style-name="P4">
“ 2023年5月，个人的存款担保基金购买了ATPP的另一位UAH 5.997亿美元，每年收益率为18.5％。 因此，总的来说，从俄罗斯对乌克兰的全面军事侵略开始，该基金会已将国家证券投资于UAH 210亿个临时免费资金，”该报告写道。</text:p>
      <text:p text:style-name="P4">
根据机构Elena Nuzhnenko的信息总监的说法，今天<text:a xlink:type="simple" xlink:href="https://www.ukrinform.ua/tag-fond-garantuvanna" text:style-name="Internet_20_link" text:visited-style-name="Visited_20_Internet_20_Link">
</text:a>
它具有足够的资源来执行其功能。 特别是，自全面入侵开始以来，从市场上向银行支付了超过75亿UAH的保证付款。 此外，当时向此类银行的债权人付款总计为UAH 63亿。</text:p>
      <text:p text:style-name="P4">
<text:span text:style-name="T4">
另请阅读：</text:span>
 <text:a xlink:type="simple" xlink:href="https://www.ukrinform.ua/rubric-economy/3691560-fond-garantuvanna-prodae-aktivi-bankiv-na-21-milarda-griven.html" text:style-name="Internet_20_link" text:visited-style-name="Visited_20_Internet_20_Link">
<text:span text:style-name="T4">
基金</text:span>
 <text:span text:style-name="T4">
 </text:span>
保证**</text:a>
据报道，从2023年5月1日开始全面入侵俄罗斯，俄罗斯在乌克兰的入侵开始，政府吸引了几乎4290亿英镑，相当于在拍卖会上出售政府债券。</text:p>
      <text:p text:style-name="P4">
News Source: <text:a xlink:type="simple" xlink:href="https://www.ukrinform.ua/rubric-economy/3709495-fond-garantuvanna-z-pocatku-povnomasstabnoi-vijni-investuvav-u-cinni-paperi-ponad-21-milard.html" text:style-name="Internet_20_link" text:visited-style-name="Visited_20_Internet_20_Link">
https://www.ukrinform.ua/rubric-economy/3709495-fond-garantuvanna-z-pocatku-povnomasstabnoi-vijni-investuvav-u-cinni-paperi-ponad-21-milard.html</text:a>
</text:p>
      <!--NEWS-->
      <text:h text:style-name="P10" text:outline-level="1">
<text:span text:style-name="T4">
Лісівники цієї весни висадили понад 109 мільйона сіянців</text:span>
</text:h>
      <text:p text:style-name="P4">
作者: Ukrinform (Person)</text:p>
      <text:p text:style-name="P4">
出版商: Укринформ (Organization)</text:p>
      <text:p text:style-name="P4">
出版时间: 2023-05-15T15:33:13+03:00</text:p>
      <text:p text:style-name="P4">
修改时间: 2023-05-15T15:33:13+03:00</text:p>
      <text:p text:style-name="P4">
描述: 今年春天，州森林资源局今年春季种植了超过1.09亿个幼苗，重新创建了15,000多公顷的森林。  - 乌克林。</text:p>
      <text:p text:style-name="P4">
图片: ["<text:a xlink:type="simple" xlink:href="https://static.ukrinform.com/photos/2023_05/thumb_files/630_360_1684153895-945.jpg" text:style-name="Internet_20_link" text:visited-style-name="Visited_20_Internet_20_Link">
630_360_16841...</text:a>
"]</text:p>
      <text:p text:style-name="P4">
标签: ['Держлісагентство', 'Міндовкілля']</text:p>
      <text:p text:style-name="P4">
类型: Article</text:p>
      <!--METADATA-->
      <text:p text:style-name="P4">
<draw:frame draw:style-name="fr1" draw:name="Image80" text:anchor-type="as-char" svg:width="6.9236in" svg:height="3.956343in" draw:z-index="0">
<draw:image xlink:href="../Images/yкринформ/2023-05-15T15-33-13-03-00/630_360_1684153895-945.jpg" xlink:type="simple" xlink:show="embed" xlink:actuate="onLoad" draw:mime-type="image/jpeg"/>
</draw:frame>
今年春天，州森林资源局今年春季种植了超过1.09亿个幼苗，重新创建了15,000多公顷的森林。</text:p>
      <text:p text:style-name="P4">
根据乌克林福姆的说法，[]报告了环境保护和自然资源部(https://t.me/mindovkillia/1018)。</text:p>
      <text:p text:style-name="P4">
“今年春天种植了超过1.09亿个幼苗。 这比计划的近300万。 消息总的来说，国家林业机构的企业和机构已经设法繁殖了近15公顷284公顷的森林，这是702公顷的新森林。</text:p>
      <text:p text:style-name="P4">
值得注意的是，最大的树植物是种植在Rivne的-20 201种，基辅-12 035幼苗和Volyn地区-7 875幼苗。</text:p>
      <text:p text:style-name="P4">
恢复 <text:a xlink:type="simple" xlink:href="https://www.ukrinform.ua/tag-lis" text:style-name="Internet_20_link" text:visited-style-name="Visited_20_Internet_20_Link">
</text:a>
在安全的领土上，它是安全的。 特别是，去年秋天的森林人是由切尔尼夫(Chernihiv)的苏米(Sumy)地区的村庄种植的。 今年在Mykolaiv地区。</text:p>
      <text:p text:style-name="P4">
尽管有戒严，但乌克兰计划“绿色国家”的总统实施仍在进行中。 目前正在积极开发一个新的森林创造基础设施。 开设了此类道路地区Zhytomyr地区种植幼苗的新中心，开放了Khmelnytsky地区的中心。</text:p>
      <text:p text:style-name="P4">
<text:span text:style-name="T4">
另请阅读：</text:span>
 <text:a xlink:type="simple" xlink:href="https://www.ukrinform.ua/rubric-economy/3666519-lisi-ukraini-perehodit-na-zakupivli-cerez-emajdancik.html" text:style-name="Internet_20_link" text:visited-style-name="Visited_20_Internet_20_Link">
<text:span text:style-name="T4">
森林</text:span>
 <text:span text:style-name="T4">
乌克兰</text:span>
 <text:span text:style-name="T4">
 </text:span>
通过<text:span text:style-name="T4">
 </text:span>
 <text:span text:style-name="T4">
通过</text:span>
 <text:span text:style-name="T4">
 </text:span>
 <text:span text:style-name="T4">
 </text:span>
 playground **</text:a>
今年，在Ternopil地区计划了7个新的育种和种子中心的建设。</text:p>
      <text:p text:style-name="P4">
“由于乌克兰的森林恢复战争，这成为一个至关重要的问题。 由于俄罗斯壳造成的昂贵，我们损失了数千公顷的树木。它们已恢复到必要的几年。 因此，将来，我们将不得不努力工作，以复制入侵者摧毁的一切。”法官和自然资源保护部长Ruslan Strilet补充说。</text:p>
      <text:p text:style-name="P4">
据报道，国家企业“乌克兰森林”的分支机构完成了“绿色国家”计划下的树木降落，<text:a xlink:type="simple" xlink:href="https://www.ukrinform.ua/rubric-economy/3707984-v-ukraini-perevikonali-plan-posadki-derev-za-programou-zelena-kraina.html" text:style-name="Internet_20_link" text:visited-style-name="Visited_20_Internet_20_Link">
</text:a>
 .</text:p>
      <text:p text:style-name="P4">
News Source: <text:a xlink:type="simple" xlink:href="https://www.ukrinform.ua/rubric-society/3709500-lisivniki-ciei-vesni-visadili-ponad-109-miljona-sianciv.html" text:style-name="Internet_20_link" text:visited-style-name="Visited_20_Internet_20_Link">
https://www.ukrinform.ua/rubric-society/3709500-lisivniki-ciei-vesni-visadili-ponad-109-miljona-sianciv.html</text:a>
</text:p>
      <!--NEWS-->
      <text:h text:style-name="P10" text:outline-level="1">
<text:span text:style-name="T4">
Vuchich说：“贝尔格莱德不会有迈丹”  - 乌克兰大使馆做出了反应</text:span>
</text:h>
      <text:p text:style-name="P4">
作者: Ukrinform (Person)</text:p>
      <text:p text:style-name="P4">
出版商: Укринформ (Organization)</text:p>
      <text:p text:style-name="P4">
出版时间: 2023-05-15T15:40:00+03:00</text:p>
      <text:p text:style-name="P4">
修改时间: 2023-05-15T15:40:00+03:00</text:p>
      <text:p text:style-name="P4">
描述: 乌克兰大使馆在塞尔维亚谴责了任何外国官员的尊严革命事件的负面诉讼，以介绍乌克兰的内部事务。  - 乌克林。</text:p>
      <text:p text:style-name="P4">
图片: ["<text:a xlink:type="simple" xlink:href="https://static.ukrinform.com/photos/2018_09/thumb_files/630_360_1536488633-8763.jpg" text:style-name="Internet_20_link" text:visited-style-name="Visited_20_Internet_20_Link">
630_360_15364...</text:a>
"]</text:p>
      <text:p text:style-name="P4">
标签: ['Майдан', 'Сербія', 'Вучич', 'Революція Гідності']</text:p>
      <text:p text:style-name="P4">
类型: Article</text:p>
      <!--METADATA-->
      <text:p text:style-name="P4">
<draw:frame draw:style-name="fr1" draw:name="Image81" text:anchor-type="as-char" svg:width="6.9236in" svg:height="3.956343in" draw:z-index="0">
<draw:image xlink:href="../Images/yкринформ/2023-05-15T15-40-00-03-00/630_360_1536488633-8763.jpg" xlink:type="simple" xlink:show="embed" xlink:actuate="onLoad" draw:mime-type="image/jpeg"/>
</draw:frame>
乌克兰在塞尔维亚的大使馆在任何外国官员的尊严革命事件的负面背景下谴责了这一提及，因为它试图在乌克兰的内部事务中创造。</text:p>
      <text:p text:style-name="P4">
这在[]中颁布了(https://www.facebook.com/ambasadaukrajine/posts/pfbid02SrH4SL2BskXuXahrqhLHYGc9HZmut8hgafGWxcRJRngY9wvsmmRx2qYAnphtJ6Sal)<text:a xlink:type="simple" xlink:href="https://www.facebook.com/ambasadaukrajine/posts/pfbid02SrH4SL2BskXuXahrqhLHYGc9HZmut8hgafGWxcRJRngY9wvsmmRx2qYAnphtJ6Sal" text:style-name="Internet_20_link" text:visited-style-name="Visited_20_Internet_20_Link">
</text:a>
<text:a xlink:type="simple" xlink:href="https://www.facebook.com/ambasadaukrajine/posts/pfbid02SrH4SL2BskXuXahrqhLHYGc9HZmut8hgafGWxcRJRngY9wvsmmRx2qYAnphtJ6Sal" text:style-name="Internet_20_link" text:visited-style-name="Visited_20_Internet_20_Link">
</text:a>
乌克林福姆报道，乌克兰在塞尔维亚总统的话说：“将没有梅丹·弗贝尔格拉德的话说”。</text:p>
      <text:p text:style-name="P4">
外交部指出，近年来，乌克兰的尊严革命在塞尔维亚的政治和信息空间中经常提及，有时在负面背景下。</text:p>
      <text:p text:style-name="P4">
“今年也不例外，因为乌克兰迈丹再次被负面看。 在这方面，乌克兰大使馆在<text:a xlink:type="simple" xlink:href="https://www.ukrinform.ua/tag-serbia" text:style-name="Internet_20_link" text:visited-style-name="Visited_20_Internet_20_Link">
</text:a>
再次正式指出，乌克兰州不会干扰塞尔维亚共和国的内部政治局势。 同时，大使馆考虑了不可接受的尝试来干扰乌克兰的内部事务，尤其是关于任何外国官员一边有意识地选择欧洲人选择欧洲人选择的公开评估，”大使馆说。</text:p>
      <text:p text:style-name="P4">
乌克兰外交官强调，有时试图以“乌克兰的情景”而试图表现出无情的环境的事实实际上是乌克兰人民为反对腐败和极权主义权力的权利而奋斗。</text:p>
      <text:p text:style-name="P4">
“这是大多数乌克兰人的欧洲选择，我们为此付出了昂贵。 对这种选择的任何评估，正面或负面的评估都是乌克兰人的挚爱。”评论说。</text:p>
      <text:p text:style-name="P4">
乌克兰大使馆表示希望每个支持塞尔维亚的Heuro融合的人都会尊重欧洲对友好的斯拉夫纳特罗德 - 乌克兰人的选择。</text:p>
      <text:p text:style-name="P4">
<text:span text:style-name="T4">
另请阅读：</text:span>
 <text:a xlink:type="simple" xlink:href="https://www.ukrinform.ua/rubric-world/3709139-vucic-zaaviv-so-zalisit-post-lidera-pravlacoi-serbskoi-progresivnoi-partii.html" text:style-name="Internet_20_link" text:visited-style-name="Visited_20_Internet_20_Link">
<text:span text:style-name="T4">
 Vuchich </text:span>
</text:a>
</text:p>
      <text:p text:style-name="P4">
据报道，塞尔维亚总统亚历山大·沃基奇(Alexander Vuchich)表示，尽管抗议活动呼吁他离开立场，“贝尔格莱德将没有迈丹。”</text:p>
      <text:p text:style-name="P4">
News Source: <text:a xlink:type="simple" xlink:href="https://www.ukrinform.ua/rubric-polytics/3709509-vucic-zaaviv-so-majdanu-v-belgradi-ne-bude-posolstvo-ukraini-vidreaguvalo.html" text:style-name="Internet_20_link" text:visited-style-name="Visited_20_Internet_20_Link">
https://www.ukrinform.ua/rubric-polytics/3709509-vucic-zaaviv-so-majdanu-v-belgradi-ne-bude-posolstvo-ukraini-vidreaguvalo.html</text:a>
</text:p>
      <!--NEWS-->
      <text:h text:style-name="P10" text:outline-level="1">
<text:span text:style-name="T4">
Терлюга: Відчуваю у собі сили виграти чемпіонат світу</text:span>
</text:h>
      <text:p text:style-name="P4">
作者: Ukrinform (Person)</text:p>
      <text:p text:style-name="P4">
出版商: Укринформ (Organization)</text:p>
      <text:p text:style-name="P4">
出版时间: 2023-05-15T15:40:35+03:00</text:p>
      <text:p text:style-name="P4">
修改时间: 2023-05-15T15:40:35+03:00</text:p>
      <text:p text:style-name="P4">
描述: 来自空手道的当归当归Terluga在东京奥运会的银牌得主分享了本赛季的计划。</text:p>
      <ul>
        <li>
I的，。: </li>
      </ul>
      <text:p text:style-name="P4">
图片: ["<text:a xlink:type="simple" xlink:href="https://static.ukrinform.com/photos/2023_05/thumb_files/630_360_1684154279-466.jpg" text:style-name="Internet_20_link" text:visited-style-name="Visited_20_Internet_20_Link">
630_360_16841...</text:a>
"]</text:p>
      <text:p text:style-name="P4">
标签: ['карате']</text:p>
      <text:p text:style-name="P4">
类型: Article</text:p>
      <!--METADATA-->
      <text:p text:style-name="P4">
<draw:frame draw:style-name="fr1" draw:name="Image82" text:anchor-type="as-char" svg:width="6.9236in" svg:height="3.956343in" draw:z-index="0">
<draw:image xlink:href="../Images/yкринформ/2023-05-15T15-40-35-03-00/630_360_1684154279-466.jpg" xlink:type="simple" xlink:show="embed" xlink:actuate="onLoad" draw:mime-type="image/jpeg"/>
</draw:frame>
在东京举行的空手道当归当归特卢加的奥运会的银色比赛分享了本赛季的飞机。</text:p>
      <text:p text:style-name="P4">
她在对乌克林福音通讯员的评论中讲述了这件事。</text:p>
      <text:p text:style-name="P4">
“我真的很想参加世界杯。 我希望它会发生。 他感觉到赢得世界杯的力量。”她说。</text:p>
      <text:p text:style-name="P4">
这位乌克兰空手道球员也赞赏她在英超联赛阶段的讲话，而德斯波特派人设法获得了第一名。</text:p>
      <text:p text:style-name="P4">
“这次竞争非常有趣，因为有一些我没有与之相交的新竞争对手。 每个人都是新的，但在结局中是美国人，但很少见到他们。 这个结局是我们之间的第二场战斗。 我期望更多的侵略性和打击，因为上次我们的比赛以8-1结束。 Yambigaza在世界奥运会上。 她以为这次将是邪恶的。 通常，它对比赛感到满意。 我努力了所有的决斗，在最后一秒钟的决赛中只缺席了一分。 但是你不必放松!为了进一步的结果，这是一年的工作。” Terluga总结道。</text:p>
      <text:p text:style-name="P4">
<text:span text:style-name="T4">
另请阅读：</text:span>
 <text:a xlink:type="simple" xlink:href="https://www.ukrinform.ua/rubric-sports/3709156-terluga-vigrala-etap-premerligi-z-karate.html" text:style-name="Internet_20_link" text:visited-style-name="Visited_20_Internet_20_Link">
<text:span text:style-name="T4">
 terluga </text:span>
</text:a>
正如乌克林福姆报道的那样，摩洛哥乌克兰的另一枚奖牌是放大Eliteselleselluhenev-重量达到68公斤，她获得了“青铜”。</text:p>
      <text:p text:style-name="P4">
照片：盖蒂图像</text:p>
      <text:p text:style-name="P4">
News Source: <text:a xlink:type="simple" xlink:href="https://www.ukrinform.ua/rubric-sports/3709504-terluga-vidcuvau-u-sobi-sili-vigrati-cempionat-svitu.html" text:style-name="Internet_20_link" text:visited-style-name="Visited_20_Internet_20_Link">
https://www.ukrinform.ua/rubric-sports/3709504-terluga-vidcuvau-u-sobi-sili-vigrati-cempionat-svitu.html</text:a>
</text:p>
      <!--NEWS-->
      <text:h text:style-name="P10" text:outline-level="1">
<text:span text:style-name="T4">
在基辅，流感和SAR的发病率降低了</text:span>
</text:h>
      <text:p text:style-name="P4">
作者: Ukrinform (Person)</text:p>
      <text:p text:style-name="P4">
出版商: Укринформ (Organization)</text:p>
      <text:p text:style-name="P4">
出版时间: 2023-05-15T15:41:28+03:00</text:p>
      <text:p text:style-name="P4">
修改时间: 2023-05-15T15:41:28+03:00</text:p>
      <text:p text:style-name="P4">
描述: У Києві за тиждень зареєстрували 7578 нових випадків захворювання на грип та ГРВІ. — Укрінформ.</text:p>
      <text:p text:style-name="P4">
图片: ["<text:a xlink:type="simple" xlink:href="https://static.ukrinform.com/photos/2018_10/thumb_files/630_360_1539711053-929.jpg" text:style-name="Internet_20_link" text:visited-style-name="Visited_20_Internet_20_Link">
630_360_15397...</text:a>
"]</text:p>
      <text:p text:style-name="P4">
标签: ['Грип', 'Київ', 'Хвороба']</text:p>
      <text:p text:style-name="P4">
类型: Article</text:p>
      <!--METADATA-->
      <text:p text:style-name="P4">
<draw:frame draw:style-name="fr1" draw:name="Image83" text:anchor-type="as-char" svg:width="6.9236in" svg:height="3.956343in" draw:z-index="0">
<draw:image xlink:href="../Images/yкринформ/2023-05-15T15-41-28-03-00/630_360_1539711053-929.jpg" xlink:type="simple" xlink:show="embed" xlink:actuate="onLoad" draw:mime-type="image/jpeg"/>
</draw:frame>
在基辅，已经注册了7578例流感和SAR的新病例。</text:p>
      <text:p text:style-name="P4">
关于它报告<text:a xlink:type="simple" xlink:href="https://kyivcity.gov.ua/news/za_tizhden_u_kiyevi_zareyestrovano_7578_novikh_vipadkiv_zakhvoryuvannya_na_grip_ta_grvi/" text:style-name="Internet_20_link" text:visited-style-name="Visited_20_Internet_20_Link">
</text:a>
基辅市政府，乌克林福姆报道。</text:p>
      <text:p text:style-name="P4">
声明说：“在2023年第19周的资本中，登记了7578例新的流感和SARS病例。较低流行阈值的发病率为67.8％。目前，发病率为256.7。”</text:p>
      <text:p text:style-name="P4">
值得注意的是，与上周相比，基辅的发生率降低了2％，而成人和儿童的牺牲为代价。(减少1.8％), дорослих – 3244 (减少2.1％).</text:p>
      <text:p text:style-name="P4">
<text:span text:style-name="T4">
Читайте також:</text:span>
 <text:a xlink:type="simple" xlink:href="https://www.ukrinform.ua/rubric-society/3698749-v-ukraini-zahvoruvanist-na-covid19-pisla-na-spad-lasko.html" text:style-name="Internet_20_link" text:visited-style-name="Visited_20_Internet_20_Link">
 </text:a>
在发病率的结构中，儿童占总数的57.2％，为期一周 -  57.1％。 学生的发病率下降了11.2％。特别是，学生中有2036例案件。</text:p>
      <text:p text:style-name="P4">
此外，住院医师总数有所减少，但儿童中的住院治疗有所增加。 159人住院了一周，其中79人是孩子。</text:p>
      <text:p text:style-name="P4">
正如乌克林福姆报道的那样，针对[]的疫苗接种水平(https://www.ukrinform.ua/tag-koronavirus)乌克兰低于70％。</text:p>
      <text:p text:style-name="P4">
News Source: <text:a xlink:type="simple" xlink:href="https://www.ukrinform.ua/rubric-kyiv/3709506-u-kievi-znizuetsa-zahvoruvanosti-na-grip-ta-grvi.html" text:style-name="Internet_20_link" text:visited-style-name="Visited_20_Internet_20_Link">
https://www.ukrinform.ua/rubric-kyiv/3709506-u-kievi-znizuetsa-zahvoruvanosti-na-grip-ta-grvi.html</text:a>
</text:p>
      <!--NEWS-->
      <text:h text:style-name="P10" text:outline-level="1">
<text:span text:style-name="T4">
在泰国，反对党在选举中领导</text:span>
</text:h>
      <text:p text:style-name="P4">
作者: Ukrinform (Person)</text:p>
      <text:p text:style-name="P4">
出版商: Укринформ (Organization)</text:p>
      <text:p text:style-name="P4">
出版时间: 2023-05-15T15:53:12+03:00</text:p>
      <text:p text:style-name="P4">
修改时间: 2023-05-15T15:53:12+03:00</text:p>
      <text:p text:style-name="P4">
描述: 泰国的选民投票支持反对党，该选民呼吁对该国机构进行彻底改革。  - 乌克林。</text:p>
      <text:p text:style-name="P4">
图片: ["<text:a xlink:type="simple" xlink:href="https://static.ukrinform.com/photos/2023_05/thumb_files/630_360_1684155153-669.png" text:style-name="Internet_20_link" text:visited-style-name="Visited_20_Internet_20_Link">
630_360_16841...</text:a>
"]</text:p>
      <text:p text:style-name="P4">
标签: ['Таїланд', 'Вибори']</text:p>
      <text:p text:style-name="P4">
类型: Article</text:p>
      <!--METADATA-->
      <text:p text:style-name="P4">
<draw:frame draw:style-name="fr1" draw:name="Image84" text:anchor-type="as-char" svg:width="6.9236in" svg:height="3.956343in" draw:z-index="0">
<draw:image xlink:href="../Images/yкринформ/2023-05-15T15-53-12-03-00/630_360_1684155153-669.png" xlink:type="simple" xlink:show="embed" xlink:actuate="onLoad" draw:mime-type="image/png"/>
</draw:frame>
选举兰德(Electionaeland)对反对党进行了大量投票，要求对该国当局的机构进行激进改革。</text:p>
      <text:p text:style-name="P4">
正如乌克林福姆报道的那样，它报告了<text:a xlink:type="simple" xlink:href="https://www.bbc.com/news/world-asia-65567781" text:style-name="Internet_20_link" text:visited-style-name="Visited_20_Internet_20_Link">
</text:a>
</text:p>
      <text:p text:style-name="P4">
Перші результати парламентських виборів у Таїланді показують, що політичнасила “Рух вперед” перевершила усі прогнози та отримала 151 з 500 місць унижній палаті Національної асамблеї <text:a xlink:type="simple" xlink:href="https://www.ukrinform.ua/tag-tailand" text:style-name="Internet_20_link" text:visited-style-name="Visited_20_Internet_20_Link">
 </text:a>
. Тепер вона на 10 місць випереджає лідера перегонів, партію “Pheu Thai”, якуочолює дочка експрем'єр-міністра Таксина Чинавата.</text:p>
      <text:p text:style-name="P4">
Аналітики називають це політичним землетрусом, який є значним зрушенням угромадській думці таїландців.</text:p>
      <text:p text:style-name="P4">
Це також очевидна відмова країни від двох військових партій теперішнього урядута прем’єр-міністра Праюта Чан-Очі, який керував державним переворотом, щоусунув обраний уряд у 2014 році.</text:p>
      <text:p text:style-name="P4">
Як зазначається, правляча коаліція отримала лише 15% місць.</text:p>
      <text:p text:style-name="P4">
“Люди отримали вдосталь за останнє десятиліття. Тепер настав новий день”, −сказав лідер партії “Рух вперед” Піта Лімджароенрат.</text:p>
      <text:p text:style-name="P4">
<text:span text:style-name="T4">
Читайте також:</text:span>
 <text:a xlink:type="simple" xlink:href="https://www.ukrinform.ua/rubric-world/3709239-vibori-v-tureccini-pidrahunok-golosiv-trivae-zoden-z-kandidativ-ne-nabrav-bilse-50.html" text:style-name="Internet_20_link" text:visited-style-name="Visited_20_Internet_20_Link">
 </text:a>
泰国党党表示，已同意加入几个较小反对党的托车运动党，从而使他们来自60％以上的议会联盟的联盟。</text:p>
      <text:p text:style-name="P4">
据报道，5月14日星期日在泰国，<text:a xlink:type="simple" xlink:href="https://www.ukrinform.ua/rubric-world/3709097-u-tailandi-prohodat-parlamentski-vibori.html" text:style-name="Internet_20_link" text:visited-style-name="Visited_20_Internet_20_Link">
</text:a>
 на парламентських виборах. У 2019 році у Таїландівідбулися вибори, але за результатами голосування жодна партія не здобулабільшості.</text:p>
      <text:p text:style-name="P4">
<text:span text:style-name="T5">
Фото: ВВС</text:span>
</text:p>
      <text:p text:style-name="P4">
News Source: <text:a xlink:type="simple" xlink:href="https://www.ukrinform.ua/rubric-world/3709512-u-tailandi-opozicijna-partia-lidirue-na-viborah.html" text:style-name="Internet_20_link" text:visited-style-name="Visited_20_Internet_20_Link">
https://www.ukrinform.ua/rubric-world/3709512-u-tailandi-opozicijna-partia-lidirue-na-viborah.html</text:a>
</text:p>
      <!--NEWS-->
      <text:h text:style-name="P10" text:outline-level="1">
<text:span text:style-name="T4">
Gur被提醒梅德维奇克（Medvedchuk）和波迪（Popi）：乌克兰已准备好采取创造性行动来返回囚犯</text:span>
</text:h>
      <text:p text:style-name="P4">
作者: Ukrinform (Person)</text:p>
      <text:p text:style-name="P4">
出版商: Укринформ (Organization)</text:p>
      <text:p text:style-name="P4">
出版时间: 2023-05-15T15:54:00+03:00</text:p>
      <text:p text:style-name="P4">
修改时间: 2023-05-15T15:54:00+03:00</text:p>
      <text:p text:style-name="P4">
描述: Представник Головного управління розвідки Міноборони Андрій Юсов щодо ймовірності включення експрезидента «Мотор Січі» В'ячеслава Богуслаєва у список на обмін заявив, що така інформація розголошенню не підлягає. — Укрінформ.</text:p>
      <text:p text:style-name="P4">
图片: ["<text:a xlink:type="simple" xlink:href="https://static.ukrinform.com/photos/2023_02/thumb_files/630_360_1676285387-262.jpg" text:style-name="Internet_20_link" text:visited-style-name="Visited_20_Internet_20_Link">
630_360_16762...</text:a>
"]</text:p>
      <text:p text:style-name="P4">
标签: ['Медведчук', 'Розвідка', 'Полонені', 'Богуслаєв', 'Війна з росією', 'Єдині новини']</text:p>
      <text:p text:style-name="P4">
类型: Article</text:p>
      <!--METADATA-->
      <text:p text:style-name="P4">
<draw:frame draw:style-name="fr1" draw:name="Image85" text:anchor-type="as-char" svg:width="6.9236in" svg:height="3.956343in" draw:z-index="0">
<draw:image xlink:href="../Images/yкринформ/2023-05-15T15-54-00-03-00/630_360_1676285387-262.jpg" xlink:type="simple" xlink:show="embed" xlink:actuate="onLoad" draw:mime-type="image/jpeg"/>
</draw:frame>
国防部安德里·尤索夫(Andriy Yusov)的主要情报局代表包括Vyacheslav Boguslaev的外国人“ Motor Sich”的代表，该交易所的暴露表示此类信息不受披露。</text:p>
      <text:p text:style-name="P4">
报道说，他在Teleterna的“一个新闻”中说了这件事。</text:p>
      <text:p text:style-name="P4">
“但是我们可以回想起特定的其他案件：交流的事实，例如梅德维奇克，以及交换属于乌克兰的俄罗斯俄罗斯教会等的直言不讳的国家罪犯的事实。” Gur的代表。</text:p>
      <text:p text:style-name="P4">
同时，他保证乌克兰已准备好采取最具创造力的行动来扭转其公民，因为对于乌克兰而言，与俄罗斯联邦不同，人类和他的生活是真实的。</text:p>
      <text:p text:style-name="P4">
<text:span text:style-name="T4">
另请阅读：</text:span>
 <text:a xlink:type="simple" xlink:href="https://www.ukrinform.ua/rubric-ato/3707639-danilov-listom-iz-prohannam-pro-obmin-boguslaev-pidtverdiv-so-buv-rosijskim-agentom.html" text:style-name="Internet_20_link" text:visited-style-name="Visited_20_Internet_20_Link">
<text:span text:style-name="T4">
 bohusla </text:span>
</text:a>
</text:p>
      <text:p text:style-name="P4">
Він також зазначив, що обмін у форматі "всіх на всіх" є реалістичним длявиконання завданням, але надзвичайно важким. "Це – надзвичайно великийкомплекс заходів, над яким працює Координаційний штаб з питань поводження звійськовополоненими, всі представники силових структур, також команда ОфісуПрезидента тощо», - заявив Юсов.</text:p>
      <text:p text:style-name="P4">
Представник <text:a xlink:type="simple" xlink:href="https://www.ukrinform.ua/tag-rozvidka" text:style-name="Internet_20_link" text:visited-style-name="Visited_20_Internet_20_Link">
 </text:a>
 нагадав, що понад 2300українців вже визволені з полону.</text:p>
      <text:p text:style-name="P4">
«Триває підготовка до наступних окремих обмінів. Триває серйозна ґрунтовнаробота по обміну "всіх на всіх", і звичайно, результати будуть», - переконанийЮсов.</text:p>
      <text:p text:style-name="P4">
<text:span text:style-name="T4">
Читайте також:</text:span>
 <text:a xlink:type="simple" xlink:href="https://www.ukrinform.ua/rubric-society/3708031-podolak-rozpoviv-za-akij-umov-mozlivij-obmin-boguslaeva-do-rosii.html" text:style-name="Internet_20_link" text:visited-style-name="Visited_20_Internet_20_Link">
 <text:span text:style-name="T4">
Богусла</text:span>
 </text:a>
据报道，在州 - 侵略者国家中衰老的合作活动，促进恐怖组织的活动和对武装部队的反对的活动，要求包括他的交易所的合规性。</text:p>
      <text:p text:style-name="P4">
News Source: <text:a xlink:type="simple" xlink:href="https://www.ukrinform.ua/rubric-society/3709513-u-gur-nagadali-pro-obmin-medvedcuka-i-popiv-dla-povernenna-polonenih-ukraina-gotova-do-kreativnih-dij.html" text:style-name="Internet_20_link" text:visited-style-name="Visited_20_Internet_20_Link">
https://www.ukrinform.ua/rubric-society/3709513-u-gur-nagadali-pro-obmin-medvedcuka-i-popiv-dla-povernenna-polonenih-ukraina-gotova-do-kreativnih-dij.html</text:a>
</text:p>
      <!--NEWS-->
      <text:h text:style-name="P10" text:outline-level="1">
<text:span text:style-name="T4">
那里的歇斯底里：伊格纳蒂评论了俄罗斯联邦对布莱恩斯克地区飞机失事的反应</text:span>
</text:h>
      <text:p text:style-name="P4">
作者: Ukrinform (Person)</text:p>
      <text:p text:style-name="P4">
出版商: Укринформ (Organization)</text:p>
      <text:p text:style-name="P4">
出版时间: 2023-05-15T16:06:00+03:00</text:p>
      <text:p text:style-name="P4">
修改时间: 2023-05-15T16:06:00+03:00</text:p>
      <text:p text:style-name="P4">
描述: 5月13日，俄罗斯联邦宣传在布莱恩斯克地区的飞机和直升机倒塌的情况下 - 歇斯底里开始了。  - 乌克林。</text:p>
      <text:p text:style-name="P4">
图片: ["<text:a xlink:type="simple" xlink:href="https://static.ukrinform.com/photos/2022_09/thumb_files/630_360_1662723765-520.jpg" text:style-name="Internet_20_link" text:visited-style-name="Visited_20_Internet_20_Link">
630_360_16627...</text:a>
"]</text:p>
      <text:p text:style-name="P4">
标签: ['Літак', 'росія', 'Вертоліт', 'Єдині новини', 'Ігнат']</text:p>
      <text:p text:style-name="P4">
类型: Article</text:p>
      <!--METADATA-->
      <text:p text:style-name="P4">
<draw:frame draw:style-name="fr1" draw:name="Image86" text:anchor-type="as-char" svg:width="6.9236in" svg:height="3.956343in" draw:z-index="0">
<draw:image xlink:href="../Images/yкринформ/2023-05-15T16-06-00-03-00/630_360_1662723765-520.jpg" xlink:type="simple" xlink:show="embed" xlink:actuate="onLoad" draw:mime-type="image/jpeg"/>
</draw:frame>
RFPROPAGANDA于5月13日在布莱恩斯卡亚地区放置了不同版本的飞机和直升机坠落 - 歇斯底里开始了。</text:p>
      <text:p text:style-name="P4">
乌克利芬通讯员报道，在全国范围内的电信中，武装部队尤里·伊格纳特(Yuri Ignat)的武装部队的“唯一新闻”所说。</text:p>
      <text:p text:style-name="P4">
伊格纳蒂证实，布莱恩斯克地区有两名军人<text:a xlink:type="simple" xlink:href="https://www.ukrinform.ua/tag-litak" text:style-name="Internet_20_link" text:visited-style-name="Visited_20_Internet_20_Link">
</text:a>
和三架直升机。</text:p>
      <text:p text:style-name="P4">
他说：“第三架直升机也因不清楚的原因而消失了。这不是WRF认可的，因此对他们来说，这是更多的黑色。”</text:p>
      <text:p text:style-name="P4">
发言人指出，俄罗斯宣传正在考虑不同的选择：乌克兰战斗机的工作或他们自己的原型防御的游击队。</text:p>
      <text:p text:style-name="P4">
“那里有歇斯底里。我们看到了他们，这很高兴，”  - 说。</text:p>
      <text:p text:style-name="P4">
<text:span text:style-name="T4">
另请阅读：</text:span>
 <text:a xlink:type="simple" xlink:href="https://www.ukrinform.ua/rubric-ato/3709463-u-gur-prokomentuvali-padinna-litakiv-ta-gelikopteriv-u-rosii-mozlivo-palili-lotciki.html" text:style-name="Internet_20_link" text:visited-style-name="Visited_20_Internet_20_Link">
<text:span text:style-name="T4">
 gur </text:span>
 <text:span text:style-name="T4">
 </text:span>
评论<text:span text:style-name="T4">
 </text:span>
跌倒<text:span text:style-name="T4">
 </text:span>
 <text:span text:style-name="T4">
飞机</text:span>
<text:span text:style-name="T4">
直升机</text:span>
 <text:span text:style-name="T4">
 </text:span>
 <text:span text:style-name="T4">
飞行员</text:span>
</text:a>
</text:p>
      <text:p text:style-name="P4">
Він зауважив, що рф продовжує готувати пілотів, йдеться про близько 100 – 150осіб щороку.</text:p>
      <text:p text:style-name="P4">
"Особливих надій на те, що в росії закінчаться льотчики, ми, звичайно, немаємо. Але якісний склад буде значно гірший", - сказав Ігнат.</text:p>
      <text:p text:style-name="P4">
Як повідомлялось, у суботу <text:a xlink:type="simple" xlink:href="https://www.ukrinform.ua/rubric-world/3708726-u-branskij-oblasti-vpali-dva-vertoloti-zmi.html" text:style-name="Internet_20_link" text:visited-style-name="Visited_20_Internet_20_Link">
 </text:a>
和凝胶仪。</text:p>
      <text:p text:style-name="P4">
伊格尼空军发言人说，在周六在俄罗斯布莱恩斯克地区的航空倒塌之前<text:a xlink:type="simple" xlink:href="https://www.ukrinform.ua/rubric-ato/3708972-do-aviakatastrof-u-branskij-oblasti-pricetna-rosijska-ppo-ignat.html" text:style-name="Internet_20_link" text:visited-style-name="Visited_20_Internet_20_Link">
</text:a>
。</text:p>
      <text:p text:style-name="P4">
_foto：陆军</text:p>
      <text:p text:style-name="P4">
News Source: <text:a xlink:type="simple" xlink:href="https://www.ukrinform.ua/rubric-ato/3709515-tam-isterika-ignat-prokomentuvav-reakciu-rf-na-aviakatastrofi-v-branskij-oblasti.html" text:style-name="Internet_20_link" text:visited-style-name="Visited_20_Internet_20_Link">
https://www.ukrinform.ua/rubric-ato/3709515-tam-isterika-ignat-prokomentuvav-reakciu-rf-na-aviakatastrofi-v-branskij-oblasti.html</text:a>
</text:p>
      <!--NEWS-->
      <text:h text:style-name="P10" text:outline-level="1">
<text:span text:style-name="T4">
На вулиці Києва повернулись велопатруль та кінна поліція</text:span>
</text:h>
      <text:p text:style-name="P4">
作者: Ukrinform (Person)</text:p>
      <text:p text:style-name="P4">
出版商: Укринформ (Organization)</text:p>
      <text:p text:style-name="P4">
出版时间: 2023-05-15T16:07:01+03:00</text:p>
      <text:p text:style-name="P4">
修改时间: 2023-05-15T16:07:01+03:00</text:p>
      <text:p text:style-name="P4">
描述: 在街上和基辅公园里，返回了自行车巡逻队和马术警察。  - 乌克林。</text:p>
      <text:p text:style-name="P4">
图片: ["<text:a xlink:type="simple" xlink:href="https://static.ukrinform.com/photos/2023_05/thumb_files/630_360_1684155965-456.jpeg" text:style-name="Internet_20_link" text:visited-style-name="Visited_20_Internet_20_Link">
630_360_16841...</text:a>
"]</text:p>
      <text:p text:style-name="P4">
标签: ['Поліція', 'Київ']</text:p>
      <text:p text:style-name="P4">
类型: Article</text:p>
      <!--METADATA-->
      <text:p text:style-name="P4">
<draw:frame draw:style-name="fr1" draw:name="Image87" text:anchor-type="as-char" svg:width="6.9236in" svg:height="3.956343in" draw:z-index="0">
<draw:image xlink:href="../Images/yкринформ/2023-05-15T16-07-01-03-00/630_360_1684155965-456.jpeg" xlink:type="simple" xlink:show="embed" xlink:actuate="onLoad" draw:mime-type="image/jpeg"/>
</draw:frame>
在街上，基辅公园回到了自行车巡逻队和马术警察。</text:p>
      <text:p text:style-name="P4">
根据乌克林福姆的说法，基辅巡逻警察在[]中报告(https://t.me/kyivpatrol/10273)</text:p>
      <text:p text:style-name="P4">
"Сьогодні інспектори вирушили на перше патрулювання у цьому сезоні.Поліцейські забезпечуватимуть охорону громадського порядку у парках, зонахвідпочинку, а також у місцях, де неможливо проїхати на службовому автомобілі",- йдеться у повідомленні.</text:p>
      <text:p text:style-name="P4">
Крім того, патрульні реагуватимуть на усі виклики та звернення громадян.</text:p>
      <text:p text:style-name="P4">
<text:span text:style-name="T4">
Читайте також:</text:span>
 <text:a xlink:type="simple" xlink:href="https://www.ukrinform.ua/rubric-regions/3543343-u-cernivcah-zapracuvav-velopatrul-mer.html" text:style-name="Internet_20_link" text:visited-style-name="Visited_20_Internet_20_Link">
 <text:span text:style-name="T4">
велопатр</text:span>
 </text:a>
正如乌克林福姆报道的那样，凯梅尔尼茨基在赫梅尔尼茨基恢复了Robotevelopatroli，这变得更加今年。 正如他们在市议会中指出的那样，他们将鼓励公园和其他休息地点的法律和命令。</text:p>
      <text:p text:style-name="P4">
News Source: <text:a xlink:type="simple" xlink:href="https://www.ukrinform.ua/rubric-kyiv/3709519-na-vulici-kieva-povernulis-velopatrul-ta-kinna-policia.html" text:style-name="Internet_20_link" text:visited-style-name="Visited_20_Internet_20_Link">
https://www.ukrinform.ua/rubric-kyiv/3709519-na-vulici-kieva-povernulis-velopatrul-ta-kinna-policia.html</text:a>
</text:p>
      <!--NEWS-->
      <text:h text:style-name="P10" text:outline-level="1">
<text:span text:style-name="T4">
国家房地产基金一周，私有化超过1.26亿</text:span>
</text:h>
      <text:p text:style-name="P4">
作者: Ukrinform (Person)</text:p>
      <text:p text:style-name="P4">
出版商: Укринформ (Organization)</text:p>
      <text:p text:style-name="P4">
出版时间: 2023-05-15T16:13:25+03:00</text:p>
      <text:p text:style-name="P4">
修改时间: 2023-05-15T16:13:25+03:00</text:p>
      <text:p text:style-name="P4">
描述: 该州房地产基金上周以1.261亿美元的价格出售了该物品。  - 乌克林。</text:p>
      <text:p text:style-name="P4">
图片: ["<text:a xlink:type="simple" xlink:href="https://static.ukrinform.com/photos/2020_10/thumb_files/630_360_1602826953-917.jpg" text:style-name="Internet_20_link" text:visited-style-name="Visited_20_Internet_20_Link">
630_360_16028...</text:a>
"]</text:p>
      <text:p text:style-name="P4">
标签: ['ФДМУ', 'Приватизація']</text:p>
      <text:p text:style-name="P4">
类型: Article</text:p>
      <!--METADATA-->
      <text:p text:style-name="P4">
<draw:frame draw:style-name="fr1" draw:name="Image88" text:anchor-type="as-char" svg:width="6.9236in" svg:height="3.956343in" draw:z-index="0">
<draw:image xlink:href="../Images/yкринформ/2023-05-15T16-13-25-03-00/630_360_1602826953-917.jpg" xlink:type="simple" xlink:show="embed" xlink:actuate="onLoad" draw:mime-type="image/jpeg"/>
</draw:frame>
资金 - 州上周在私有化拍卖会上出售了1.261亿UAH的对象。</text:p>
      <text:p text:style-name="P4">
新闻服务报告<text:a xlink:type="simple" xlink:href="https://www.spfu.gov.ua/ua/news/9681.html" text:style-name="Internet_20_link" text:visited-style-name="Visited_20_Internet_20_Link">
</text:a>
，报道乌克林福姆。</text:p>
      <text:p text:style-name="P4">
“从5月8日至5月12日，股票的私有化拍卖率达到1.261亿美元。 62位企业家参加了62次拍卖，竞争Azaves比起始价值增长了近8倍。”</text:p>
      <text:p text:style-name="P4">
根据该基金的说法，需求最高是由伊万 - 弗兰基夫斯克(Ivano-Frankivsk)，沃尔林(Volyn)和利维夫(Lviv)地区的房地产造成的。</text:p>
      <text:p text:style-name="P4">
出售的物品中有州劳动的DNIEPER专家技术中心。</text:p>
      <text:p text:style-name="P4">
<text:span text:style-name="T4">
另请阅读：</text:span>
 <text:a xlink:type="simple" xlink:href="https://www.ukrinform.ua/rubric-economy/3708305-fond-derzmajna-z-pocatku-roku-zaluciv-15-milarda-investicij.html" text:style-name="Internet_20_link" text:visited-style-name="Visited_20_Internet_20_Link">
</text:a>
本周计划持有13 <text:a xlink:type="simple" xlink:href="https://www.ukrinform.ua/tag-privatizacia" text:style-name="Internet_20_link" text:visited-style-name="Visited_20_Internet_20_Link">
</text:a>
拍卖。 鼓励企业家购买Naivano-Frankivsk和Ternopil地区的行政大楼，这是基辅的汽车运输企业，这是Khadzhibei河口河岸的建筑物，以及Zystmyr地区商店的建筑物。</text:p>
      <text:p text:style-name="P4">
据报道，自年初以来国家财产基金<text:a xlink:type="simple" xlink:href="https://www.ukrinform.ua/rubric-economy/3708305-fond-derzmajna-z-pocatku-roku-zaluciv-15-milarda-investicij.html" text:style-name="Internet_20_link" text:visited-style-name="Visited_20_Internet_20_Link">
</text:a>
 .</text:p>
      <text:p text:style-name="P4">
News Source: <text:a xlink:type="simple" xlink:href="https://www.ukrinform.ua/rubric-economy/3709522-fond-derzmajna-za-tizden-zarobiv-na-privatizacii-ponad-126-miljoniv.html" text:style-name="Internet_20_link" text:visited-style-name="Visited_20_Internet_20_Link">
https://www.ukrinform.ua/rubric-economy/3709522-fond-derzmajna-za-tizden-zarobiv-na-privatizacii-ponad-126-miljoniv.html</text:a>
</text:p>
      <!--NEWS-->
      <text:h text:style-name="P10" text:outline-level="1">
<text:span text:style-name="T4">
俄罗斯人增加了南部方向的炮击数量 - 军事</text:span>
</text:h>
      <text:p text:style-name="P4">
作者: Ukrinform (Person)</text:p>
      <text:p text:style-name="P4">
出版商: Укринформ (Organization)</text:p>
      <text:p text:style-name="P4">
出版时间: 2023-05-15T16:14:17+03:00</text:p>
      <text:p text:style-name="P4">
修改时间: 2023-05-15T16:14:17+03:00</text:p>
      <text:p text:style-name="P4">
描述: Російські окупаційні війська посилили обстріли на південному напрямку, завдавши вночі авіацією ударів по н.п. Станіслав, що на Херсонщині. За добу зафіксовано 97 обстрілів із застосуванням 440 снарядів. — Укрінформ.</text:p>
      <text:p text:style-name="P4">
图片: ["<text:a xlink:type="simple" xlink:href="https://static.ukrinform.com/photos/2022_12/thumb_files/630_360_1670879455-850.jpg" text:style-name="Internet_20_link" text:visited-style-name="Visited_20_Internet_20_Link">
630_360_16708...</text:a>
"]</text:p>
      <text:p text:style-name="P4">
标签: ['Херсонщина', 'Обстріл', 'Війна з росією', 'Південь України']</text:p>
      <text:p text:style-name="P4">
类型: Article</text:p>
      <!--METADATA-->
      <text:p text:style-name="P4">
<draw:frame draw:style-name="fr1" draw:name="Image89" text:anchor-type="as-char" svg:width="6.9236in" svg:height="3.956343in" draw:z-index="0">
<draw:image xlink:href="../Images/yкринформ/2023-05-15T16-14-17-03-00/630_360_1670879455-850.jpg" xlink:type="simple" xlink:show="embed" xlink:actuate="onLoad" draw:mime-type="image/jpeg"/>
</draw:frame>
俄罗斯占领部队在南部方向加强了炮击，在夜间造成笔触。 斯坦尼斯拉夫，位于赫尔森地区。 白天，使用440个壳记录了97个胫骨。</text:p>
      <text:p text:style-name="P4">
正如乌克林福姆报道的那样，关于<text:a xlink:type="simple" xlink:href="https://www.facebook.com/OperationalCommandSouth/posts/569080088685571" text:style-name="Internet_20_link" text:visited-style-name="Visited_20_Internet_20_Link">
</text:a>
OK“南方”的新闻服务报告。</text:p>
      <text:p text:style-name="P4">
“敌人继续攻击正确的银行。 到了晚上，斯坦尼斯拉夫区的两个KAB-500击中了蒸汽-35航空罢工。 两个平民被摧毁的私人房屋受伤。 同样在晚上，对一家赫尔森专家机构的强烈打击也受到了袭击。 在一个超过3 200平方米的区域发生了大火，大火迅速消除，瓦砾解析。 消息说，人民并不感到惊讶，但该建筑物遭受了巨大破坏。</text:p>
      <text:p text:style-name="P4">
<text:span text:style-name="T4">
另请阅读：</text:span>
 <text:a xlink:type="simple" xlink:href="https://www.ukrinform.ua/rubric-regions/3709393-rosiani-za-dobu-obstrilali-devat-oblastej-ukraini-zvedenna-ova.html" text:style-name="Internet_20_link" text:visited-style-name="Visited_20_Internet_20_Link">
<text:span text:style-name="T4">
 avenaCerbate </text:span>
</text:a>
如前所述，强度<text:a xlink:type="simple" xlink:href="https://www.ukrinform.ua/tag-obstril" text:style-name="Internet_20_link" text:visited-style-name="Visited_20_Internet_20_Link">
</text:a>
仍然加强：固定了97层，用约440个壳固定。 由于炮击，一个被杀死，另一人受伤，伤口受到警官的伤害。 一座以上的建筑物 - 住宅建筑和社会设施，附属建筑 - 被摧毁和损坏。</text:p>
      <text:p text:style-name="P4">
爆炸的结果是，当试图在贝斯拉夫地区拆卸敌人的弹丸，5名平民，以及在矿山受伤的现场拖拉机上。</text:p>
      <text:p text:style-name="P4">
<text:span text:style-name="T4">
另请阅读：</text:span>
 <text:a xlink:type="simple" xlink:href="https://www.ukrinform.ua/rubric-ato/3709389-v-avdiivci-vid-rosijskogo-aviaudaru-po-likarni-zaginuli-cetvero-civilnih.html" text:style-name="Internet_20_link" text:visited-style-name="Visited_20_Internet_20_Link">
</text:a>
新闻社还报告说，朝这个方向的部队的航空和斯卡多夫斯基地区活力的积累报告了3杆。 我们防空的力量被摧毁了3个无人机 - 敌方战术水平。</text:p>
      <text:p text:style-name="P4">
由于火箭艺术厂单位的有效工作，敌人的总损失是：10轴，5艘船，1辆坦克-72/62、7个工程和自动弹药单位。</text:p>
      <text:p text:style-name="P4">
South司令部还提醒，导弹和无人机Ataxzzz的威胁与土地和海洋中的矿山危险一样。</text:p>
      <text:p text:style-name="P4">
<text:span text:style-name="T4">
另请阅读：</text:span>
 <text:a xlink:type="simple" xlink:href="https://www.ukrinform.ua/rubric-ato/3709496-na-pivnoci-vorozi-drg-namagautsa-promacuvati-ukrainskij-kordon-usov.html" text:style-name="Internet_20_link" text:visited-style-name="Visited_20_Internet_20_Link">
<text:span text:style-name="T4">
 yusov </text:span>
</text:a>
</text:p>
      <text:p text:style-name="P4">
News Source: <text:a xlink:type="simple" xlink:href="https://www.ukrinform.ua/rubric-ato/3709523-rosiani-zbilsili-kilkist-obstriliv-na-pivdennomu-napramku-vijskovi.html" text:style-name="Internet_20_link" text:visited-style-name="Visited_20_Internet_20_Link">
https://www.ukrinform.ua/rubric-ato/3709523-rosiani-zbilsili-kilkist-obstriliv-na-pivdennomu-napramku-vijskovi.html</text:a>
</text:p>
      <!--NEWS-->
      <text:h text:style-name="P10" text:outline-level="1">
<text:span text:style-name="T4">
Zavatska进入马德里的主要网</text:span>
</text:h>
      <text:p text:style-name="P4">
作者: Ukrinform (Person)</text:p>
      <text:p text:style-name="P4">
出版商: Укринформ (Organization)</text:p>
      <text:p text:style-name="P4">
出版时间: 2023-05-15T16:23:31+03:00</text:p>
      <text:p text:style-name="P4">
修改时间: 2023-05-15T16:23:31+03:00</text:p>
      <text:p text:style-name="P4">
描述: 乌克兰赢得了英国的艾米丽·埃普尔顿（Emily Epleton）。  - 乌克林。</text:p>
      <text:p text:style-name="P4">
图片: ["<text:a xlink:type="simple" xlink:href="https://static.ukrinform.com/photos/2023_05/thumb_files/630_360_1684156956-498.jpg" text:style-name="Internet_20_link" text:visited-style-name="Visited_20_Internet_20_Link">
630_360_16841...</text:a>
"]</text:p>
      <text:p text:style-name="P4">
标签: ['Теніс']</text:p>
      <text:p text:style-name="P4">
类型: Article</text:p>
      <!--METADATA-->
      <text:p text:style-name="P4">
<draw:frame draw:style-name="fr1" draw:name="Image90" text:anchor-type="as-char" svg:width="6.9236in" svg:height="3.956343in" draw:z-index="0">
<draw:image xlink:href="../Images/yкринформ/2023-05-15T16-23-31-03-00/630_360_1684156956-498.jpg" xlink:type="simple" xlink:show="embed" xlink:actuate="onLoad" draw:mime-type="image/jpeg"/>
</draw:frame>
乌克兰的胜利是来自英国的艾米丽·埃普尔顿(Emily Epplton)。</text:p>
      <text:p text:style-name="P4">
乌克兰网球运动员Katarina Zavatskaya(WTA 248)报道说，它发布了马德里的ITF W100系列的主要融化锦标赛。</text:p>
      <text:p text:style-name="P4">
在乌克兰人在艾米丽·埃普顿(Emily Epplton)赢得的三套比赛的决赛中(英国，WTA 420)-3：6，6：2，6：1。 比赛持续了1小时50分钟。</text:p>
      <text:p text:style-name="P4">
尽管第一盘失落，但卡塔琳娜还是能够重返比赛并打对手。 这是女孩的第一次见面。</text:p>
      <text:p text:style-name="P4">
Zavatskaya竞争对手在西班牙首都竞争基本面的1/16总决赛中得到了确定。</text:p>
      <text:p text:style-name="P4">
<text:span text:style-name="T4">
另请阅读：</text:span>
 <text:a xlink:type="simple" xlink:href="https://www.ukrinform.ua/rubric-sports/3709174-zavacka-peremogla-rosianku-u-kvalifikacii-turniru-itf-u-madridi.html" text:style-name="Internet_20_link" text:visited-style-name="Visited_20_Internet_20_Link">
<text:span text:style-name="T4">
 Zavatskaya </text:span>
</text:a>
正如乌克林福姆报道的那样，卡塔林资格开始时击败了俄罗斯Zajanna Semenov。</text:p>
      <text:p text:style-name="P4">
照片：btu.org.ua</text:p>
      <text:p text:style-name="P4">
News Source: <text:a xlink:type="simple" xlink:href="https://www.ukrinform.ua/rubric-sports/3709526-zavacka-vijsla-v-osnovnu-sitku-100tisacnika-u-madridi.html" text:style-name="Internet_20_link" text:visited-style-name="Visited_20_Internet_20_Link">
https://www.ukrinform.ua/rubric-sports/3709526-zavacka-vijsla-v-osnovnu-sitku-100tisacnika-u-madridi.html</text:a>
</text:p>
      <!--NEWS-->
      <text:h text:style-name="P10" text:outline-level="1">
<text:span text:style-name="T4">
入侵者在Zaporozhye进行强制认证 - 安装了新的“截止日期”</text:span>
</text:h>
      <text:p text:style-name="P4">
作者: Ukrinform (Person)</text:p>
      <text:p text:style-name="P4">
出版商: Укринформ (Organization)</text:p>
      <text:p text:style-name="P4">
出版时间: 2023-05-15T16:24:25+03:00</text:p>
      <text:p text:style-name="P4">
修改时间: 2023-05-15T16:24:25+03:00</text:p>
      <text:p text:style-name="P4">
描述: Zaporozhye的入侵者正在积极进行强制认证，并将“截止日期”定为9月1日。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Паспорт', 'Запоріжжя', 'Війна з росією']</text:p>
      <text:p text:style-name="P4">
类型: Article</text:p>
      <!--METADATA-->
      <text:p text:style-name="P4">
<draw:frame draw:style-name="fr1" draw:name="Image91" text:anchor-type="as-char" svg:width="6.9236in" svg:height="3.956343in" draw:z-index="0">
<draw:image xlink:href="../Images/yкринформ/2023-05-15T16-24-25-03-00/630_360_1649607686-819.png" xlink:type="simple" xlink:show="embed" xlink:actuate="onLoad" draw:mime-type="image/png"/>
</draw:frame>
Zaporozhye的入侵者积极执行强制认证，将“截止日期”定为9月1日。</text:p>
      <text:p text:style-name="P4">
这是在[]中报道的(https://t.me/ivan_fedorov_melitopol/1973)据报道，梅利托波尔市董事长伊万·费多罗夫(Ivan Fedorov)据报道。</text:p>
      <text:p text:style-name="P4">
“ Zaporozhye地区的入侵者因假货而失败“ <text:a xlink:type="simple" xlink:href="https://www.ukrinform.ua/tag-evakuacia" text:style-name="Internet_20_link" text:visited-style-name="Visited_20_Internet_20_Link">
</text:a>
»，因此他们返回了旧主题的认证。 费多罗夫说，他们建立了另一个截止日期 - 在9月1日直到9月1日的“对俄罗斯的爱”的所有卫星灌输。</text:p>
      <text:p text:style-name="P4">
据他说，即使在昨天进行撤离，在检查站进行了加强，因此入侵者即使在昨天进行撤离的地方也恢复了“移民服务”的工作。 此外，俄罗斯护照设计中的出站人员已经在被挖到贝迪安斯克的居民的临时居住地工作。</text:p>
      <text:p text:style-name="P4">
<text:span text:style-name="T4">
另请阅读：</text:span>
 <text:a xlink:type="simple" xlink:href="https://www.ukrinform.ua/rubric-regions/3706702-na-zaporizzi-ucasnikam-psevdoreferendumu-vidaut-dovidki-zamist-pasportiv-rf-fedorov.html" text:style-name="Internet_20_link" text:visited-style-name="Visited_20_Internet_20_Link">
<text:span text:style-name="T4">
护照</text:span>
</text:a>
费多尔罗夫说：“种族主义者的目的是让更多的人吸引更多的人犯罪，并宣传“俄罗斯联邦的保护公民”。</text:p>
      <text:p text:style-name="P4">
据报道，在乌克兰暂时占领的领土上，入侵者正在从“选举”组织(2023年9月10日)的“选举”组织中做准备。</text:p>
      <text:p text:style-name="P4">
News Source: <text:a xlink:type="simple" xlink:href="https://www.ukrinform.ua/rubric-regions/3709527-zagarbniki-provodat-primusovu-pasportizaciu-na-zaporizzi-vstanovili-novij-dedlajn.html" text:style-name="Internet_20_link" text:visited-style-name="Visited_20_Internet_20_Link">
https://www.ukrinform.ua/rubric-regions/3709527-zagarbniki-provodat-primusovu-pasportizaciu-na-zaporizzi-vstanovili-novij-dedlajn.html</text:a>
</text:p>
      <!--NEWS-->
      <text:h text:style-name="P10" text:outline-level="1">
<text:span text:style-name="T4">
敌人解雇了哈尔基夫地区 - 两人死亡</text:span>
</text:h>
      <text:p text:style-name="P4">
作者: Ukrinform (Person)</text:p>
      <text:p text:style-name="P4">
出版商: Укринформ (Organization)</text:p>
      <text:p text:style-name="P4">
出版时间: 2023-05-15T16:27:00+03:00</text:p>
      <text:p text:style-name="P4">
修改时间: 2023-05-15T16:27:00+03:00</text:p>
      <text:p text:style-name="P4">
描述: 在哈尔基夫地区，由于两年库平地区的村庄炮击村庄，两人被杀，一名男子因销售伤口而住院。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92" text:anchor-type="as-char" svg:width="6.9236in" svg:height="3.956343in" draw:z-index="0">
<draw:image xlink:href="../Images/yкринформ/2023-05-15T16-27-00-03-00/630_360_1538997483-946.jpg" xlink:type="simple" xlink:show="embed" xlink:actuate="onLoad" draw:mime-type="image/jpeg"/>
</draw:frame>
由于对两年库珀斯基地区的村庄进行了炮击，纳基夫什奇纳有两个人，一名男子因销售伤口而住院。</text:p>
      <text:p text:style-name="P4">
这是在[]中报道的(https://t.me/synegubov/6203)据报道，乌克林福姆(Ukrinform)报道，哈尔基夫·奥瓦洛夫(Kharkiv Ovaologov)Sinegubov的负责人。</text:p>
      <text:p text:style-name="P4">
“敌人再次向两年库珀扬斯基地区的边境开火……由于炮击，两人被杀，65岁 - 年龄 - 妇女和一名男子被杀。” 。</text:p>
      <text:p text:style-name="P4">
<text:span text:style-name="T4">
另请阅读：</text:span>
 <text:a xlink:type="simple" xlink:href="https://www.ukrinform.ua/rubric-ato/3709523-rosiani-zbilsili-kilkist-obstriliv-na-pivdennomu-napramku-vijskovi.html" text:style-name="Internet_20_link" text:visited-style-name="Visited_20_Internet_20_Link">
<text:span text:style-name="T4">
射击</text:span>
</text:a>
此外，根据Sinogubova的说法，一名平民男子被烧毁了52年，并被住院。</text:p>
      <text:p text:style-name="P4">
正如乌克林福姆(Ukrinform)报道的那样，前一天，5月14日，俄罗斯联邦部队开除了Chuguev区的Selostarytsya，这对夫妇被杀。</text:p>
      <text:p text:style-name="P4">
News Source: <text:a xlink:type="simple" xlink:href="https://www.ukrinform.ua/rubric-ato/3709534-vorog-obstrilav-harkivsinu-dvoe-zagiblih.html" text:style-name="Internet_20_link" text:visited-style-name="Visited_20_Internet_20_Link">
https://www.ukrinform.ua/rubric-ato/3709534-vorog-obstrilav-harkivsinu-dvoe-zagiblih.html</text:a>
</text:p>
      <!--NEWS-->
      <text:h text:style-name="P10" text:outline-level="1">
<text:span text:style-name="T4">
德国政府开始向乌克兰形成军事援助计划</text:span>
</text:h>
      <text:p text:style-name="P4">
作者: Ukrinform (Person)</text:p>
      <text:p text:style-name="P4">
出版商: Укринформ (Organization)</text:p>
      <text:p text:style-name="P4">
出版时间: 2023-05-15T16:29:56+03:00</text:p>
      <text:p text:style-name="P4">
修改时间: 2023-05-15T16:29:56+03:00</text:p>
      <text:p text:style-name="P4">
描述: 柏林宣布的军事援助计划的形成工作已经开始。  - 乌克林。</text:p>
      <text:p text:style-name="P4">
图片: ["<text:a xlink:type="simple" xlink:href="https://static.ukrinform.com/photos/2022_02/thumb_files/630_360_1645403995-536.jpg" text:style-name="Internet_20_link" text:visited-style-name="Visited_20_Internet_20_Link">
630_360_16454...</text:a>
"]</text:p>
      <text:p text:style-name="P4">
标签: ['Німеччина', 'Україна', 'допомога']</text:p>
      <text:p text:style-name="P4">
类型: Article</text:p>
      <!--METADATA-->
      <text:p text:style-name="P4">
<draw:frame draw:style-name="fr1" draw:name="Image93" text:anchor-type="as-char" svg:width="6.9236in" svg:height="3.956343in" draw:z-index="0">
<draw:image xlink:href="../Images/yкринформ/2023-05-15T16-29-56-03-00/630_360_1645403995-536.jpg" xlink:type="simple" xlink:show="embed" xlink:actuate="onLoad" draw:mime-type="image/jpeg"/>
</draw:frame>
柏林宣布的军事援助计划的工作已经开发。</text:p>
      <text:p text:style-name="P4">
德国国防部纳丁·克鲁格(Nadin Kruger)的女发言人在乌克林代表通讯员的简报中说。</text:p>
      <text:p text:style-name="P4">
克鲁格说：“与某些类型的武器有关的合同已经结束。”</text:p>
      <text:p text:style-name="P4">
据她说，最新系统的生产仍在继续<text:a xlink:type="simple" xlink:href="https://www.ukrinform.ua/tag-ppo" text:style-name="Internet_20_link" text:visited-style-name="Visited_20_Internet_20_Link">
</text:a>
iris-t slm。 发言人说，除了之前宣布的4个，还将有4个这样的系统。</text:p>
      <text:p text:style-name="P4">
<text:span text:style-name="T4">
另请阅读：</text:span>
 <text:a xlink:type="simple" xlink:href="https://www.ukrinform.ua/rubric-ato/3709318-britania-vidpravit-v-ukrainu-sotni-udarnih-bezpilotnikiv-dalnogo-radiusu-dii-zmi.html" text:style-name="Internet_20_link" text:visited-style-name="Visited_20_Internet_20_Link">
</text:a>
在 <text:a xlink:type="simple" xlink:href="https://www.bmvg.de/de/presse/militaerisches-unterstuetzungspaket-fuer-die-ukraine-5623392" text:style-name="Internet_20_link" text:visited-style-name="Visited_20_Internet_20_Link">
</text:a>
德国指出，价值超过27亿欧元的乌克兰的下一套军事支持包括18轮枪支，炮兵弹药，防空系统的控制导弹，4 Iris-TSLM，Iris-T SLS的启动设备，Infrared可视化系统，30个坦克和20个Marder BMP，100多个装甲车，200多个侦察等等。</text:p>
      <text:p text:style-name="P4">
据报道，从战争开始时，自战争开始以来，总共为乌克兰提供了170亿欧元的支持。</text:p>
      <text:p text:style-name="P4">
News Source: <text:a xlink:type="simple" xlink:href="https://www.ukrinform.ua/rubric-ato/3709532-urad-nimeccini-pocav-formuvati-paket-vijskovoi-dopomogi-ukraini.html" text:style-name="Internet_20_link" text:visited-style-name="Visited_20_Internet_20_Link">
https://www.ukrinform.ua/rubric-ato/3709532-urad-nimeccini-pocav-formuvati-paket-vijskovoi-dopomogi-ukraini.html</text:a>
</text:p>
      <!--NEWS-->
      <text:h text:style-name="P10" text:outline-level="1">
<text:span text:style-name="T4">
土耳其宣布了第二轮总统大选的日期</text:span>
</text:h>
      <text:p text:style-name="P4">
作者: Ukrinform (Person)</text:p>
      <text:p text:style-name="P4">
出版商: Укринформ (Organization)</text:p>
      <text:p text:style-name="P4">
出版时间: 2023-05-15T16:30:00+03:00</text:p>
      <text:p text:style-name="P4">
修改时间: 2023-05-15T16:30:00+03:00</text:p>
      <text:p text:style-name="P4">
描述: 土耳其总统的第二轮选举将于5月28日举行。  - 乌克林。</text:p>
      <text:p text:style-name="P4">
图片: ["<text:a xlink:type="simple" xlink:href="https://static.ukrinform.com/photos/2022_07/thumb_files/630_360_1656891223-699.jpg" text:style-name="Internet_20_link" text:visited-style-name="Visited_20_Internet_20_Link">
630_360_16568...</text:a>
"]</text:p>
      <text:p text:style-name="P4">
标签: ['Президент', 'Вибори', 'Туреччина']</text:p>
      <text:p text:style-name="P4">
类型: Article</text:p>
      <!--METADATA-->
      <text:p text:style-name="P4">
<draw:frame draw:style-name="fr1" draw:name="Image94" text:anchor-type="as-char" svg:width="6.9236in" svg:height="3.956343in" draw:z-index="0">
<draw:image xlink:href="../Images/yкринформ/2023-05-15T16-30-00-03-00/630_360_1656891223-699.jpg" xlink:type="simple" xlink:show="embed" xlink:actuate="onLoad" draw:mime-type="image/jpeg"/>
</draw:frame>
第二次土耳其土耳其洞土耳其人将于5月28日举行。</text:p>
      <text:p text:style-name="P4">
乌克林福姆报道，这是由高选委员会主席Akhmet Ener的报道。</text:p>
      <text:p text:style-name="P4">
他宣布：“ 5月28日，星期日，举行了第二轮选举。”</text:p>
      <text:p text:style-name="P4">
他还指出，到目前为止，在第一轮比赛之前，有99.9％的选票是进行了制定的。</text:p>
      <text:p text:style-name="P4">
据他介绍，该州内部的选举箱数量“开放为100％”，选民参与的百分比为88.92。 国外选民的水平为52.69％。 Ent说，目前，仍有3.5万874票的外国投票站投票继续进入。</text:p>
      <text:p text:style-name="P4">
<text:span text:style-name="T4">
另请阅读：</text:span>
 <text:a xlink:type="simple" xlink:href="https://www.ukrinform.ua/rubric-world/3709266-u-tureccini-porahuvali-majze-99-golosiv-erdogan-ne-peremagae-u-persomu-turi.html" text:style-name="Internet_20_link" text:visited-style-name="Visited_20_Internet_20_Link">
<text:span text:style-name="T4">
 erdogan </text:span>
</text:a>
根据目前的结果，recep tayyip <text:a xlink:type="simple" xlink:href="https://www.ukrinform.ua/tag-erdogan" text:style-name="Internet_20_link" text:visited-style-name="Visited_20_Internet_20_Link">
</text:a>
他获得了49.51％的选民票，Kemal Kilicilglu -44.88％，Sinan Ogan -5.17％和Muharram Ins -0.44％。</text:p>
      <text:p text:style-name="P4">
“假设尚未在该系统中以15.15输入的35,000票是我们的两名评分最高的候选人，那么Taiip Erdogan Taiip Erdogan将获得49.54％的评分。 如果将全部35,824票给予奉献精神，则将获得44.85％的选票。 Therefore, it was evident that the Zodenkidate could not get the right to be elected, ”the head of the election committee said.</text:p>
      <text:p text:style-name="P4">
正如乌克林福姆报道的那样，在投票之夜，埃尔多安总统在选民面前的演讲中<text:a xlink:type="simple" xlink:href="https://www.ukrinform.ua/rubric-world/3709233-erdogan-u-vistupi-pered-viborcami-ne-vikluciv-imovirnist-drugogo-turu.html" text:style-name="Internet_20_link" text:visited-style-name="Visited_20_Internet_20_Link">
</text:a>
土耳其的候选人Kelichdaroglu宣布了第二个Turuvibor的支持，并赢得了胜利。</text:p>
      <text:p text:style-name="P4">
News Source: <text:a xlink:type="simple" xlink:href="https://www.ukrinform.ua/rubric-world/3709536-u-tureccini-ogolosili-datu-drugogo-turu-prezidentskih-viboriv.html" text:style-name="Internet_20_link" text:visited-style-name="Visited_20_Internet_20_Link">
https://www.ukrinform.ua/rubric-world/3709536-u-tureccini-ogolosili-datu-drugogo-turu-prezidentskih-viboriv.html</text:a>
</text:p>
      <!--NEWS-->
      <text:h text:style-name="P10" text:outline-level="1">
<text:span text:style-name="T4">
在被占领的卢甘斯克（Lugansk），LNR Cornet的内部事务部长</text:span>
</text:h>
      <text:p text:style-name="P4">
作者: Ukrinform (Person)</text:p>
      <text:p text:style-name="P4">
出版商: Укринформ (Organization)</text:p>
      <text:p text:style-name="P4">
出版时间: 2023-05-15T16:31:00+03:00</text:p>
      <text:p text:style-name="P4">
修改时间: 2023-05-15T16:31:00+03:00</text:p>
      <text:p text:style-name="P4">
描述: 由于卢甘斯克中心的理发店美发师爆炸爆炸，因此被称为LNR内政大臣伊戈尔·科纳特（Igor Kornet）受了重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Вибух', 'Луганськ', 'Колаборант']</text:p>
      <text:p text:style-name="P4">
类型: Article</text:p>
      <!--METADATA-->
      <text:p text:style-name="P4">
<draw:frame draw:style-name="fr1" draw:name="Image95" text:anchor-type="as-char" svg:width="6.9236in" svg:height="3.956343in" draw:z-index="0">
<draw:image xlink:href="../Images/yкринформ/2023-05-15T16-31-00-03-00/630_360_1669987737-966.jpg" xlink:type="simple" xlink:show="embed" xlink:actuate="onLoad" draw:mime-type="image/jpeg"/>
</draw:frame>
由于卢甘斯克中心的理发店美发师短缺，因此被称为LNR内政部长伊戈尔·科恩特(Igor Kornet)受了重伤。</text:p>
      <text:p text:style-name="P4">
正如乌克林福姆报道的那样，据报道<text:a xlink:type="simple" xlink:href="https://meduza.io/news/2023/05/15/glava-mvd-anneksirovannoy-lnr-igor-kornet-poluchil-ranenie-pri-vzryve-v-luganske" text:style-name="Internet_20_link" text:visited-style-name="Visited_20_Internet_20_Link">
</text:a>
据指出，条件处于严重状态，目前正在重症监护中。</text:p>
      <text:p text:style-name="P4">
根据罗斯米(Roszmi)的说法，在破坏过程中有五人受伤，其中三人加权。</text:p>
      <text:p text:style-name="P4">
Rospropaganda发布了一家美容院的视频，今天听到了他的声音<text:a xlink:type="simple" xlink:href="https://www.ukrinform.ua/tag-vibuh" text:style-name="Internet_20_link" text:visited-style-name="Visited_20_Internet_20_Link">
</text:a>
。 它显示了富裕窗户被破坏的墙壁。</text:p>
      <text:p text:style-name="P4">
<text:span text:style-name="T4">
另请阅读：</text:span>
 <text:a xlink:type="simple" xlink:href="https://www.ukrinform.ua/rubric-regions/3708417-u-melitopoli-bila-pidizdu-pidirvali-kolaboranta.html" text:style-name="Internet_20_link" text:visited-style-name="Visited_20_Internet_20_Link">
<text:span text:style-name="T4">
爆炸</text:span>
</text:a>
</text:p>
      <text:p text:style-name="P4">
Як нагадав у <text:a xlink:type="simple" xlink:href="https://t.me/kazansky2017/6730" text:style-name="Internet_20_link" text:visited-style-name="Visited_20_Internet_20_Link">
 </text:a>
博客作者丹尼斯·卡赞斯基(Denis Kazansky)只是根本管理了2017年的“ LNR政变”，当时他们将Plotnitsky放弃了。</text:p>
      <text:p text:style-name="P4">
卡赞斯基写道：“然后，科纳特本人就在椅子“ LNR头”上，而是任命的Pasichtor。有了养蜂人，Cornet也发生了很长的冲突。相反的阴谋的盘子和试图留下来。” Kazansky写道。</text:p>
      <text:p text:style-name="P4">
一些俄罗斯博客作者还提到了分离主义者之间的摊牌。</text:p>
      <text:p text:style-name="P4">
<text:span text:style-name="T4">
另请阅读：</text:span>
 <text:a xlink:type="simple" xlink:href="https://www.ukrinform.ua/rubric-ato/3705756-u-sbu-prokomentuvali-vibuh-masini-prilepina.html" text:style-name="Internet_20_link" text:visited-style-name="Visited_20_Internet_20_Link">
</text:a>
</text:p>
      <text:p text:style-name="P4">
Вони нагадують, що свого часу в будівлі "МВД ЛНР" за дивних обставин буловбито російського військового найманця Артема Булгакова. Тоді в росії щодоКорнета навіть відкрили кримінальну справу, та вона нічим не закінчилася.</text:p>
      <text:p text:style-name="P4">
News Source: <text:a xlink:type="simple" xlink:href="https://www.ukrinform.ua/rubric-ato/3709538-v-okupovanomu-lugansku-pidirvali-ministra-vnutrisnih-sprav-lnr-korneta-roszmi.html" text:style-name="Internet_20_link" text:visited-style-name="Visited_20_Internet_20_Link">
https://www.ukrinform.ua/rubric-ato/3709538-v-okupovanomu-lugansku-pidirvali-ministra-vnutrisnih-sprav-lnr-korneta-roszmi.html</text:a>
</text:p>
      <!--NEWS-->
      <text:h text:style-name="P10" text:outline-level="1">
<text:span text:style-name="T4">
乌克兰和世界将在纪念克里米亚塔塔尔种族灭绝的受害者的日子里举行活动</text:span>
</text:h>
      <text:p text:style-name="P4">
作者: Ukrinform (Person)</text:p>
      <text:p text:style-name="P4">
出版商: Укринформ (Organization)</text:p>
      <text:p text:style-name="P4">
出版时间: 2023-05-15T16:39:00+03:00</text:p>
      <text:p text:style-name="P4">
修改时间: 2023-05-15T16:39:00+03:00</text:p>
      <text:p text:style-name="P4">
描述: 在纪念克里米亚塔塔尔人种族灭绝的受害者的纪念日中，乌克兰以及世界其他国家的其他国家都计划了许多事件。  - 乌克林。</text:p>
      <text:p text:style-name="P4">
图片: ["<text:a xlink:type="simple" xlink:href="https://static.ukrinform.com/photos/2023_05/thumb_files/630_360_1684157482-627.jpg" text:style-name="Internet_20_link" text:visited-style-name="Visited_20_Internet_20_Link">
630_360_16841...</text:a>
", "<text:a xlink:type="simple" xlink:href="https://static.ukrinform.com/photos/2023_05/1684157482-901.jpg" text:style-name="Internet_20_link" text:visited-style-name="Visited_20_Internet_20_Link">
1684157482-90...</text:a>
", "<text:a xlink:type="simple" xlink:href="https://static.ukrinform.com/photos/2023_05/1684162191-492.jpg" text:style-name="Internet_20_link" text:visited-style-name="Visited_20_Internet_20_Link">
1684162191-49...</text:a>
"]</text:p>
      <text:p text:style-name="P4">
标签: ['Чубаров', 'Крим', 'Кримські татари']</text:p>
      <text:p text:style-name="P4">
类型: Article</text:p>
      <!--METADATA-->
      <text:p text:style-name="P4">
<draw:frame draw:style-name="fr1" draw:name="Image96" text:anchor-type="as-char" svg:width="6.9236in" svg:height="3.956343in" draw:z-index="0">
<draw:image xlink:href="../Images/yкринформ/2023-05-15T16-39-00-03-00/630_360_1684157482-627.jpg" xlink:type="simple" xlink:show="embed" xlink:actuate="onLoad" draw:mime-type="image/jpeg"/>
</draw:frame>
在乌克兰以及世界其他国家 /地区为克里米亚塔塔尔种族灭绝日的受害者计划了许多事件。</text:p>
      <text:p text:style-name="P4">
这是在Majlisukrim Tatar People Refat Chubarov的负责人在乌克林福姆举行的新闻发布会上报道的。</text:p>
      <text:p text:style-name="P4">
“根据Verkhovna Rada于2015年11月12日的决议，在5月18日在乌克兰，建立了克里米亚塔塔尔人种族灭绝受害者的日期。 显然，在一场全面战争的条件下，我们应该避免早些时候进行的大规模事件。”丘巴罗夫说。</text:p>
      <text:p text:style-name="P4">
<draw:frame draw:style-name="fr1" draw:name="Image97" text:anchor-type="as-char" svg:width="6.9236in" svg:height="4.67343in" draw:z-index="0">
<draw:image xlink:href="../Images/yкринформ/2023-05-15T16-39-00-03-00/1684157482-901.jpg" xlink:type="simple" xlink:show="embed" xlink:actuate="onLoad" draw:mime-type="image/jpeg"/>
</draw:frame>
据他说，总统在ARC中的代表向区域政府提出了呼吁，市议会确保乌克兰的日常旗帜是令人惊叹的丝带。</text:p>
      <text:p text:style-name="P4">
<text:span text:style-name="T4">
另请阅读：</text:span>
 <text:a xlink:type="simple" xlink:href="https://www.ukrinform.ua/rubric-crimea/3706907-zagarbniki-pereviraut-koznogo-hto-viizdzae-z-krimu-cerez-mist-cubarov.html" text:style-name="Internet_20_link" text:visited-style-name="Visited_20_Internet_20_Link">
<text:span text:style-name="T4">
 chubarov </text:span>
</text:a>
克里米亚塔塔尔国旗(Crimean Tatar Flag)表示，乌克兰州立日程安排附近的基辅和乌克兰其他城市的机构和组织将被提高。 “特别是，在9:15，旗帜将在他们附近抬起。 舍夫申科(Shevchenko)，那些想参加这项活动的人可以来到红色军团大学，”丘巴罗夫说。</text:p>
      <text:p text:style-name="P4">
关于暂时占领的克里米亚，马吉利斯建议他的同胞在古迹和古迹附近采取措施，并在纪念克里米亚塔塔尔人种族灭绝的受害者的记忆中竖立。</text:p>
      <text:p text:style-name="P4">
“我们提出了一些建议，以确保参与者的安全，并避免占领权的代表的参与，合作者。我们还建议同胞们在5月20日之前在5月20日之前将克里米亚塔塔尔国旗抬高到住宅建筑物上。 我们建议克里米亚人遵循一分钟的沉默，乌克兰广播公司将被安排。”丘巴罗夫说。</text:p>
      <text:p text:style-name="P4">
<text:span text:style-name="T4">
另请阅读：</text:span>
 <text:a xlink:type="simple" xlink:href="https://www.ukrinform.ua/rubric-crimea/3702366-okupanti-planuut-zapustiti-poromi-z-krimu-dla-vivezenna-ludej-i-tehniki-cubarov.html" text:style-name="Internet_20_link" text:visited-style-name="Visited_20_Internet_20_Link">
<text:span text:style-name="T4">
 chubarov </text:span>
</text:a>
</text:p>
      <text:p text:style-name="P4">
Низка заходів, за його словами, запланована на материковій частині України.Так, 17 травня о 17:00 пройде духовний захід “Пам’ятаємо, боремося,переможемо”.</text:p>
      <text:p text:style-name="P4">
5月18日，纪念西部的12:00“记住历史 - 我们返回该领土”将在基辅火车站举行。 它的组织者是克里米亚塔塔尔人，克里米亚塔塔尔人，克里米亚公共组织和Zmina人权中心的办公室。</text:p>
      <text:p text:style-name="P4">
<text:span text:style-name="T4">
另请阅读：</text:span>
 <text:a xlink:type="simple" xlink:href="https://www.ukrinform.ua/rubric-crimea/3701896-zagarbniki-v-krimu-perekinuli-vijskovu-tehniku-na-oboronni-rubezi-cubarov.html" text:style-name="Internet_20_link" text:visited-style-name="Visited_20_Internet_20_Link">
<text:span text:style-name="T4">
 chubarov </text:span>
</text:a>
</text:p>
      <text:p text:style-name="P4">
Цього ж дня, додав Чубаров, у м. Вишневе на Київщині відбудеться меморіальнийзахід за участю керівництва КМДА, міського голови Вишневої територіальноїгромади, представників Меджлісу. Під час заходу, зокрема, транслюватимутьфільм “Хайтарма”.</text:p>
      <text:p text:style-name="P4">
За словами голови Меджлісу, у Луцьку 18 травня об 11:00 відбудеться церемоніяпокладання квітів до пам’ятника жертв політичних репресій, о 13:00 пройдезахід-реквієм у Волинській обласній бібліотеці для юнацтва.</text:p>
      <text:p text:style-name="P4">
В Одесі до Дня пам’яті жертв геноциду кримськотатарського народу запланованімеморіальні заходи в Одеській міській бібліотеці та кінотеатрі “Планета”.</text:p>
      <text:p text:style-name="P4">
<text:span text:style-name="T4">
Читайте також:</text:span>
 <text:a xlink:type="simple" xlink:href="https://www.ukrinform.ua/rubric-crimea/3700119-kabmin-za-piv-roku-mae-provesti-robotu-iz-perejmenuvanna-toponimiv-u-krimu-cubarov.html" text:style-name="Internet_20_link" text:visited-style-name="Visited_20_Internet_20_Link">
 <text:span text:style-name="T4">
Чубаров</text:span>
 </text:a>
5月18日，在利维夫(Lviv)，将在极权政权博物馆举行记忆课，并计划在城市中为种族灭绝周年纪念。 有些是尼古拉夫和乌克兰其他地区的活动。</text:p>
      <text:p text:style-name="P4">
马吉利斯(Majlis)负责人指出，乌克兰外交部将这些细节指向国外的所有外交任务，因此，乌克兰州旗帜旁边的第18张表格抬高了克里米亚塔塔尔国旗。</text:p>
      <text:p text:style-name="P4">
丘巴罗夫在安卡拉说(Туреччина)5月17日，哈迪清真寺祈祷。 在安卡(Ankar)的乌克兰公园(Ukrainian Park)，Crymal Tatar社区协会将举行新闻发布会和纪念活动。</text:p>
      <text:p text:style-name="P4">
在埃斯基希尔和伊斯坦布尔的土耳其城市也将举行许多主题事件。</text:p>
      <text:p text:style-name="P4">
<text:span text:style-name="T4">
另请阅读：</text:span>
 <text:a xlink:type="simple" xlink:href="https://www.ukrinform.ua/rubric-crimea/3697136-cubarov-rozpoviv-pro-zirvani-plani-rf-sodo-mobilizacii-krimskih-tatar.html" text:style-name="Internet_20_link" text:visited-style-name="Visited_20_Internet_20_Link">
<text:span text:style-name="T4">
 chubarov </text:span>
</text:a>
</text:p>
      <text:p text:style-name="P4">
Крім того, у Празі (捷克共和国)少数群体将举行纪念活动。</text:p>
      <text:p text:style-name="P4">
“与克里米亚·塔塔尔(Crimean Tatar)和乌克兰社区一起参加的主题活动将在波兰举行。 是的，5月18日，电影“海塔尔马”将在华沙放映，将有唱片。 5月19日，将放映电影“ Mirny -21”，将与Akhtem Seitablaev领导的创意集体举行会议，” Majlis Head说。反过来，克里米亚塔塔尔资源中心(Crimean Tatar Resource Center)呼吁乌克兰人纪念克里米亚塔塔尔(Crimean Tatar)受害者的纪念日。</text:p>
      <text:p text:style-name="P4">
这是KRCC通信经理Tatiana Podvornik所说的。</text:p>
      <text:p text:style-name="P4">
“今年克里米亚塔塔尔人的受害者的纪念日是刺绣的进入。 我们敦促乌克兰人在1944年的种族灭绝中穿着一半或与克里米亚塔塔尔国旗的图像一起穿着刺绣。 因此，我们将表明我们继续保持一场胜利。 Podvornik说，相应的照片可以通过“我们的团结”标签分配给Wester网络。</text:p>
      <text:p text:style-name="P4">
<draw:frame draw:style-name="fr1" draw:name="Image98" text:anchor-type="as-char" svg:width="6.9236in" svg:height="4.609323in" draw:z-index="0">
<draw:image xlink:href="../Images/yкринформ/2023-05-15T16-39-00-03-00/1684162191-492.jpg" xlink:type="simple" xlink:show="embed" xlink:actuate="onLoad" draw:mime-type="image/jpeg"/>
</draw:frame>
她还敦促在社交网络上传播由UCRC开发的主题海报，标语“生存了 - 我们现在将获胜”，“被驱逐出旧的，tadie tadie -tadie-今天 - 今天”，“犯罪”，“犯罪”，“ nidoportations”，“ nidoportations'' ，“更名为 - 尝试 - 尝试 - 今天尝试”和其他人。</text:p>
      <text:p text:style-name="P4">
据报道，克里米亚的克里米亚tatars驱逐出境发生在1944年5月18日至20日。 苏联安全部队从半岛距离半岛有两天的时间，最多可退缩1.9.4千人。 2015年11月，Verkhovna Rada由克里米亚塔塔尔人的种族灭绝确定，并于5月18日确立了种族灭绝的受害者。</text:p>
      <text:p text:style-name="P4">
News Source: <text:a xlink:type="simple" xlink:href="https://www.ukrinform.ua/rubric-crimea/3709537-v-ukraini-ta-sviti-provedut-zahodi-do-dna-pamati-zertv-genocidu-krimskih-tatar.html" text:style-name="Internet_20_link" text:visited-style-name="Visited_20_Internet_20_Link">
https://www.ukrinform.ua/rubric-crimea/3709537-v-ukraini-ta-sviti-provedut-zahodi-do-dna-pamati-zertv-genocidu-krimskih-tatar.html</text:a>
</text:p>
      <!--NEWS-->
      <text:h text:style-name="P10" text:outline-level="1">
<text:span text:style-name="T4">
杜达（Duda）将与斯托尔滕贝格（Stoltenberg</text:span>
</text:h>
      <text:p text:style-name="P4">
作者: Ukrinform (Person)</text:p>
      <text:p text:style-name="P4">
出版商: Укринформ (Organization)</text:p>
      <text:p text:style-name="P4">
出版时间: 2023-05-15T16:42:00+03:00</text:p>
      <text:p text:style-name="P4">
修改时间: 2023-05-15T16:42:00+03:00</text:p>
      <text:p text:style-name="P4">
描述: 波兰总裁安德烈·杜达（Andrzej Duda）将于周一与北约秘书长詹斯·斯托尔滕贝格（Jens Stoltenberg Fall）讨论，可能是比德戈施附近的俄罗斯X-55俄罗斯俄罗斯导弹。  - 乌克林。</text:p>
      <text:p text:style-name="P4">
图片: ["<text:a xlink:type="simple" xlink:href="https://static.ukrinform.com/photos/2023_01/thumb_files/630_360_1673446462-648.jpg" text:style-name="Internet_20_link" text:visited-style-name="Visited_20_Internet_20_Link">
630_360_16734...</text:a>
"]</text:p>
      <text:p text:style-name="P4">
标签: ['Дуда', 'Польща', 'Ракета', 'Столтенберг', 'Війна з росією']</text:p>
      <text:p text:style-name="P4">
类型: Article</text:p>
      <!--METADATA-->
      <text:p text:style-name="P4">
<draw:frame draw:style-name="fr1" draw:name="Image99" text:anchor-type="as-char" svg:width="6.9236in" svg:height="3.956343in" draw:z-index="0">
<draw:image xlink:href="../Images/yкринформ/2023-05-15T16-42-00-03-00/630_360_1673446462-648.jpg" xlink:type="simple" xlink:show="embed" xlink:actuate="onLoad" draw:mime-type="image/jpeg"/>
</draw:frame>
周一，北约秘书长詹斯托尔滕贝格秋天(Jenstoltenberg Fall)周一将在周一讨论总统，可能是比德戈施附近的俄罗斯X-55俄罗斯俄罗斯导弹。</text:p>
      <text:p text:style-name="P4">
关于它的空气<text:a xlink:type="simple" xlink:href="https://www.rmf24.pl/tylko-w-rmf24/poranna-rozmowa/news-przydacz-w-sprawie-rosyjskiej-rakiety-beda-podejmowane-dzial,nId,6777214#crp_state=1" text:style-name="Internet_20_link" text:visited-style-name="Visited_20_Internet_20_Link">
</text:a>
乌克林福姆报道说，波兰总统马丁·普希达奇国际政策局负责人说。</text:p>
      <text:p text:style-name="P4">
“当然，外交步骤将朝西方方向执行：今天，总统将与将军部长进行交流<text:a xlink:type="simple" xlink:href="https://www.ukrinform.ua/tag-nato" text:style-name="Internet_20_link" text:visited-style-name="Visited_20_Internet_20_Link">
</text:a>
。 我们还与美国盟友接触，我们将谈论这种情况。”  -  Pyshidach说。</text:p>
      <text:p text:style-name="P4">
同时，他指出，如果最终确认火箭到达的位置以及在一个不参与敌对行动的国家的领土上，波兰也将在外交和东部纳普里姆卡行动。</text:p>
      <text:p text:style-name="P4">
反过来，波兰政府Mateusz Moravetsky的负责人周一表示，此类案件发生在整个欧洲，包括位于乌克兰前线的地方。 他指出，波兰正在与其他北约盟友接触，并“在这种情况下有必要做出回应的方式。”</text:p>
      <text:p text:style-name="P4">
<text:span text:style-name="T4">
另请阅读：</text:span>
 <text:a xlink:type="simple" xlink:href="https://www.ukrinform.ua/rubric-world/3707929-duda-bagato-vkazue-na-te-so-bila-bidgosa-mogla-vpasti-raketa.html" text:style-name="Internet_20_link" text:visited-style-name="Visited_20_Internet_20_Link">
<text:span text:style-name="T4">
 bydgosch </text:span>
</text:a>
根据RMF.FM的说法，波兰技术研究所部队的专家此前已经证实，在Bydgoszchatn市附近的森林中发现了俄罗斯X-55导弹。</text:p>
      <text:p text:style-name="P4">
4月下旬，波兰波兰武装部队运作指挥官的指挥官说，检测到的物体可能与“在12月16日在空域发生的事物”有关，当时俄罗斯正在通过释放76枚导弹进行大规模发射乌克兰。</text:p>
      <text:p text:style-name="P4">
根据出版物<text:a xlink:type="simple" xlink:href="https://www.onet.pl/informacje/onetwiadomosci/co-uderzylo-pod-bydgoszcza-sledczy-badaja-rosyjski-slad/6xyv7rb,79cfc278" text:style-name="Internet_20_link" text:visited-style-name="Visited_20_Internet_20_Link">
</text:a>
，调查的主要版本之一是去年从白俄罗斯领空的俄罗斯飞机发行的X-55火箭的坠落。</text:p>
      <text:p text:style-name="P4">
News Source: <text:a xlink:type="simple" xlink:href="https://www.ukrinform.ua/rubric-polytics/3709535-duda-obgovorit-zi-stoltenbergom-padinna-raketi-pid-bidgosem.html" text:style-name="Internet_20_link" text:visited-style-name="Visited_20_Internet_20_Link">
https://www.ukrinform.ua/rubric-polytics/3709535-duda-obgovorit-zi-stoltenbergom-padinna-raketi-pid-bidgosem.html</text:a>
</text:p>
      <!--NEWS-->
      <text:h text:style-name="P10" text:outline-level="1">
<text:span text:style-name="T4">
在切尔尼希夫地区，由于炮击而建立了五个定居点</text:span>
</text:h>
      <text:p text:style-name="P4">
作者: Ukrinform (Person)</text:p>
      <text:p text:style-name="P4">
出版商: Укринформ (Organization)</text:p>
      <text:p text:style-name="P4">
出版时间: 2023-05-15T16:43:00+03:00</text:p>
      <text:p text:style-name="P4">
修改时间: 2023-05-15T16:43:00+03:00</text:p>
      <text:p text:style-name="P4">
描述: 在切尔尼希夫地区，由于斯诺夫斯基市领土社区的耶琳村庄的早晨炮击，一座私人房屋被摧毁，经济场所遭到损害，五个定居点没有电源。  - 乌克林。</text:p>
      <text:p text:style-name="P4">
图片: ["<text:a xlink:type="simple" xlink:href="https://static.ukrinform.com/photos/2023_05/thumb_files/630_360_1684158025-622.jpg" text:style-name="Internet_20_link" text:visited-style-name="Visited_20_Internet_20_Link">
630_360_16841...</text:a>
"]</text:p>
      <text:p text:style-name="P4">
标签: ['Обстріл', 'Чернігівщина', 'Війна з росією']</text:p>
      <text:p text:style-name="P4">
类型: Article</text:p>
      <!--METADATA-->
      <text:p text:style-name="P4">
<draw:frame draw:style-name="fr1" draw:name="Image100" text:anchor-type="as-char" svg:width="6.9236in" svg:height="3.956343in" draw:z-index="0">
<draw:image xlink:href="../Images/yкринформ/2023-05-15T16-43-00-03-00/630_360_1684158025-622.jpg" xlink:type="simple" xlink:show="embed" xlink:actuate="onLoad" draw:mime-type="image/jpeg"/>
</draw:frame>
由于耶琳村的早晨炮击，斯诺夫斯基市的领土社区被摧毁，一座私人房屋被摧毁，经济通道损坏了，五次定居点没有电源。</text:p>
      <text:p text:style-name="P4">
这是在[]中报道的(https://www.facebook.com/ivan.vashchenko.krk)乌克林福姆报道，Koriukivska RVA负责人Ivan Vashchenko报道。</text:p>
      <text:p text:style-name="P4">
“因此 <text:a xlink:type="simple" xlink:href="https://www.ukrinform.ua/tag-obstril" text:style-name="Internet_20_link" text:visited-style-name="Visited_20_Internet_20_Link">
 </text:a>
斯诺夫斯基城市领土社区的定居被一所私人房屋，一所私人房屋和一个附属建筑摧毁，”  - 说。</text:p>
      <text:p text:style-name="P4">
据他说，传输线也损坏了，五个抽水点被停用。</text:p>
      <text:p text:style-name="P4">
代替8个DPRC的紧急救援工作单位(M.Snovsk)2乌克兰州乌克兰地区紧急服务的DPRZ。</text:p>
      <text:p text:style-name="P4">
<text:span text:style-name="T4">
另请阅读：</text:span>
 <text:a xlink:type="simple" xlink:href="https://www.ukrinform.ua/rubric-regions/3709393-rosiani-za-dobu-obstrilali-devat-oblastej-ukraini-zvedenna-ova.html" text:style-name="Internet_20_link" text:visited-style-name="Visited_20_Internet_20_Link">
</text:a>
正如乌克林福姆报道的那样，4月15日早上俄罗斯军队<text:a xlink:type="simple" xlink:href="https://www.ukrinform.ua/rubric-ato/3709294-zagarbniki-obstrilali-prikordonna-cernigivsini-16-prilotiv.html" text:style-name="Internet_20_link" text:visited-style-name="Visited_20_Internet_20_Link">
</text:a>
由于这种受损的平民基础设施，切尼希夫地区的边界。</text:p>
      <text:p text:style-name="P4">
News Source: <text:a xlink:type="simple" xlink:href="https://www.ukrinform.ua/rubric-regions/3709541-na-cernigivsini-vnaslidok-obstrilu-znestrumleni-pat-naselenih-punktiv.html" text:style-name="Internet_20_link" text:visited-style-name="Visited_20_Internet_20_Link">
https://www.ukrinform.ua/rubric-regions/3709541-na-cernigivsini-vnaslidok-obstrilu-znestrumleni-pat-naselenih-punktiv.html</text:a>
</text:p>
      <!--NEWS-->
      <text:h text:style-name="P10" text:outline-level="1">
<text:span text:style-name="T4">
U-Lead计划在NSA和医疗设施之间启动了新的通信格式</text:span>
</text:h>
      <text:p text:style-name="P4">
作者: Ukrinform (Person)</text:p>
      <text:p text:style-name="P4">
出版商: Укринформ (Organization)</text:p>
      <text:p text:style-name="P4">
出版时间: 2023-05-15T16:53:38+03:00</text:p>
      <text:p text:style-name="P4">
修改时间: 2023-05-15T16:53:38+03:00</text:p>
      <text:p text:style-name="P4">
描述: 在卫生保健系统改革的背景下，欧洲U领导计划的专家进行了信息衡量标准“与乌克兰国家卫生服务局的对话”，并在区域办事处，由医疗机构的创始人和负责人参与，社区代表。  - 乌克林。</text:p>
      <text:p text:style-name="P4">
图片: ["<text:a xlink:type="simple" xlink:href="https://static.ukrinform.com/photos/2022_10/thumb_files/630_360_1665068047-341.jpg" text:style-name="Internet_20_link" text:visited-style-name="Visited_20_Internet_20_Link">
630_360_16650...</text:a>
"]</text:p>
      <text:p text:style-name="P4">
标签: ['Тергромада', "Здоров'я", 'Нацслужба здоров’я', 'U-LEAD з Європою']</text:p>
      <text:p text:style-name="P4">
类型: Article</text:p>
      <!--METADATA-->
      <text:p text:style-name="P4">
<draw:frame draw:style-name="fr1" draw:name="Image101" text:anchor-type="as-char" svg:width="6.9236in" svg:height="3.956343in" draw:z-index="0">
<draw:image xlink:href="../Images/yкринформ/2023-05-15T16-53-38-03-00/630_360_1665068047-341.jpg" xlink:type="simple" xlink:show="embed" xlink:actuate="onLoad" draw:mime-type="image/jpeg"/>
</draw:frame>
在卫生保健系统改革的背景下，在卫生保健系统改革的背景下，与欧洲的U领导，提供了信息措施“与乌克兰签署的卫生服务对话”，并在创始人的参与下提供和人，社区代表的负责人。</text:p>
      <text:p text:style-name="P4">
这报告了<text:a xlink:type="simple" xlink:href="https://u-lead.org.ua/news/202" text:style-name="Internet_20_link" text:visited-style-name="Visited_20_Internet_20_Link">
</text:a>
，报道乌克林福姆。</text:p>
      <text:p text:style-name="P4">
“了解定性变化和建设性对话的重要性，我们在NSA的参与下为社区启动了社区。 从Nadvlavylik的社区中，有关增强业主的管理能力，医疗机构的签约等问题的数量，”  -   - 外部专家Lenad Alice Alice Makarikhin说。</text:p>
      <text:p text:style-name="P4">
在“对话”的框架内，演讲者回答了许多紧急问题，特别是关于2023年的医疗保证计划，牙科套餐，电子病历以及对军事人员和敌对行动人口的医疗援助。</text:p>
      <text:p text:style-name="P4">
<text:span text:style-name="T4">
另请阅读：</text:span>
 <text:a xlink:type="simple" xlink:href="https://www.ukrinform.ua/rubric-vidbudova/3707327-evrokomisia-cerez-programu-ulead-organizue-v-ukraini-testovi-pilotni-proekti-z-vidnovlenna-skil.html" text:style-name="Internet_20_link" text:visited-style-name="Visited_20_Internet_20_Link">
</text:a>
乌克兰纳塔利亚·侯萨克(Natalia Husak)国家卫生局负责人强调，NSZUNES负责为患者购买的服务及其提供服务。 此外，该服务确保纪念机构根据合同收到的资金用于提供帮助。</text:p>
      <text:p text:style-name="P4">
她说：“医疗机构的活动应以患者为导向，社区居民的每个居民都应在医疗保证计划中获得质量和免费服务，医院应获得对这些服务滥用的财务报酬。” 。</text:p>
      <text:p text:style-name="P4">
Gusak指出，NSAU可以定性地与地方当局分享，在此基础上，“机构可以做出正确的有效的管理决定”。</text:p>
      <text:p text:style-name="P4">
根据NSAU的负责人的说法，与人的沟通是交流的重要任务，从事有关接受医疗服务的权利的解释性工作，该工作消耗了NSAU。</text:p>
      <text:p text:style-name="P4">
<text:span text:style-name="T4">
另请阅读：</text:span>
 <text:a xlink:type="simple" xlink:href="https://www.ukrinform.ua/rubric-society/3701366-gromadi-povinni-mati-gotovij-kompleks-dokumentiv-neobhidnih-pid-cas-evakuacii-ludej-ekspert-ulead.html" text:style-name="Internet_20_link" text:visited-style-name="Visited_20_Internet_20_Link">
</text:a>
</text:p>
      <text:p text:style-name="P4">
News Source: <text:a xlink:type="simple" xlink:href="https://www.ukrinform.ua/rubric-society/3709543-programa-ulead-zapocatkuvala-novij-format-komunikacii-miz-nszu-ta-medzakladami.html" text:style-name="Internet_20_link" text:visited-style-name="Visited_20_Internet_20_Link">
https://www.ukrinform.ua/rubric-society/3709543-programa-ulead-zapocatkuvala-novij-format-komunikacii-miz-nszu-ta-medzakladami.html</text:a>
</text:p>
      <!--NEWS-->
      <text:h text:style-name="P10" text:outline-level="1">
<text:span text:style-name="T4">
赫尔森·奥瓦（Kherson Ova）显示了船舶地区的破坏，该船是由俄罗斯人发射的</text:span>
</text:h>
      <text:p text:style-name="P4">
作者: Ukrinform (Person)</text:p>
      <text:p text:style-name="P4">
出版商: Укринформ (Organization)</text:p>
      <text:p text:style-name="P4">
出版时间: 2023-05-15T16:54:00+03:00</text:p>
      <text:p text:style-name="P4">
修改时间: 2023-05-15T16:54:00+03:00</text:p>
      <text:p text:style-name="P4">
描述: 入侵者在赫尔森开了一艘船区，导致大规模大火。  - 乌克林。</text:p>
      <text:p text:style-name="P4">
图片: ["<text:a xlink:type="simple" xlink:href="https://static.ukrinform.com/photos/2023_05/thumb_files/630_360_1683129867-638.jpg" text:style-name="Internet_20_link" text:visited-style-name="Visited_20_Internet_20_Link">
630_360_16831...</text:a>
"]</text:p>
      <text:p text:style-name="P4">
标签: ['Херсон', 'Інфраструктура', 'Обстріл', 'Війна з росією']</text:p>
      <text:p text:style-name="P4">
类型: Article</text:p>
      <!--METADATA-->
      <text:p text:style-name="P4">
<draw:frame draw:style-name="fr1" draw:name="Image102" text:anchor-type="as-char" svg:width="6.9236in" svg:height="3.956343in" draw:z-index="0">
<draw:image xlink:href="../Images/yкринформ/2023-05-15T16-54-00-03-00/630_360_1683129867-638.jpg" xlink:type="simple" xlink:show="embed" xlink:actuate="onLoad" draw:mime-type="image/jpeg"/>
</draw:frame>
入侵者在赫尔森开了一艘船区，导致了巨大的差距。</text:p>
      <text:p text:style-name="P4">
关于它报告<text:a xlink:type="simple" xlink:href="https://t.me/khersonskaODA/5854" text:style-name="Internet_20_link" text:visited-style-name="Visited_20_Internet_20_Link">
</text:a>
，报道乌克林福姆。</text:p>
      <text:p text:style-name="P4">
“俄罗斯人再次向平民基础设施开火。 今天被抨击 - 赫尔森的船。”消息写道。</text:p>
      <text:p text:style-name="P4">
<text:span text:style-name="T4">
另请阅读：</text:span>
 <text:a xlink:type="simple" xlink:href="https://www.ukrinform.ua/rubric-ato/3709432-na-hersonsini-zsu-sodna-znisuut-do-semi-legkomotornih-kateriv-voroga-gumenuk.html" text:style-name="Internet_20_link" text:visited-style-name="Visited_20_Internet_20_Link">
<text:span text:style-name="T4">
 kherson </text:span>
</text:a>
值得注意的是，炮击损坏的住房和附属建筑，一些财产被完全摧毁。 有一个大尺度<text:a xlink:type="simple" xlink:href="https://www.ukrinform.ua/tag-pozeza" text:style-name="Internet_20_link" text:visited-style-name="Visited_20_Internet_20_Link">
</text:a>
，迅速消除了救援人员。</text:p>
      <text:p text:style-name="P4">
之后 <text:a xlink:type="simple" xlink:href="https://t.me/roman_mrochko/297" text:style-name="Internet_20_link" text:visited-style-name="Visited_20_Internet_20_Link">
</text:a>
她报告说，由于该地区昂贵的炮击，霍森尼被卡住了，没有电力和供水。</text:p>
      <text:p text:style-name="P4">
市政当局确保正在努力为该地区的居民提供水水，并促进消除后果的问题。</text:p>
      <text:p text:style-name="P4">
作为 <text:a xlink:type="simple" xlink:href="https://www.ukrinform.ua/rubric-ato/3709363-vorog-obstrilav-herson-pid-udar-potrapiv-osvitnij-zaklad.html" text:style-name="Internet_20_link" text:visited-style-name="Visited_20_Internet_20_Link">
 </text:a>
5月15日，乌克林福姆(Ukrinform)在Kherson上使用了Dron Kamikadze。</text:p>
      <text:p text:style-name="P4">
News Source: <text:a xlink:type="simple" xlink:href="https://www.ukrinform.ua/rubric-regions/3709546-hersonska-ova-pokazala-rujnuvanna-v-korabelnomu-rajoni-akij-obstrilali-rosiani.html" text:style-name="Internet_20_link" text:visited-style-name="Visited_20_Internet_20_Link">
https://www.ukrinform.ua/rubric-regions/3709546-hersonska-ova-pokazala-rujnuvanna-v-korabelnomu-rajoni-akij-obstrilali-rosiani.html</text:a>
</text:p>
      <!--NEWS-->
      <text:h text:style-name="P10" text:outline-level="1">
<text:span text:style-name="T4">
在Odesa和Chernomorsk的港口中，有一艘“谷物倡议”的船只 - 布莱克斯科夫妇</text:span>
</text:h>
      <text:p text:style-name="P4">
作者: Ukrinform (Person)</text:p>
      <text:p text:style-name="P4">
出版商: Укринформ (Organization)</text:p>
      <text:p text:style-name="P4">
出版时间: 2023-05-15T16:54:54+03:00</text:p>
      <text:p text:style-name="P4">
修改时间: 2023-05-15T16:54:54+03:00</text:p>
      <text:p text:style-name="P4">
描述: 截至5月15日起，Odesa和Chernomorsk城市的港口保留了一艘“谷物倡议”。  - 乌克林。</text:p>
      <text:p text:style-name="P4">
图片: ["<text:a xlink:type="simple" xlink:href="https://static.ukrinform.com/photos/2022_11/thumb_files/630_360_1669632623-529.jpg" text:style-name="Internet_20_link" text:visited-style-name="Visited_20_Internet_20_Link">
630_360_16696...</text:a>
", "<text:a xlink:type="simple" xlink:href="https://static.ukrinform.com/photos/2023_05/1684158816-912.jpg" text:style-name="Internet_20_link" text:visited-style-name="Visited_20_Internet_20_Link">
1684158816-91...</text:a>
"]</text:p>
      <text:p text:style-name="P4">
标签: ['Порт', 'Зерно', 'Корабель']</text:p>
      <text:p text:style-name="P4">
类型: Article</text:p>
      <!--METADATA-->
      <text:p text:style-name="P4">
<draw:frame draw:style-name="fr1" draw:name="Image103" text:anchor-type="as-char" svg:width="6.9236in" svg:height="3.954724in" draw:z-index="0">
<draw:image xlink:href="../Images/yкринформ/2023-05-15T16-54-54-03-00/630_360_1669632623-529.jpg" xlink:type="simple" xlink:show="embed" xlink:actuate="onLoad" draw:mime-type="image/jpeg"/>
</draw:frame>
截至5月15日，在Odesa和Chernomorsk港口，有一艘“谷物倡议”船。</text:p>
      <text:p text:style-name="P4">
正如乌克林福姆报道的那样，关于<text:a xlink:type="simple" xlink:href="https://www.facebook.com/permalink.php" text:style-name="Internet_20_link" text:visited-style-name="Visited_20_Internet_20_Link">
</text:a>
黑海战略研究所监测小组的负责人，布莱克斯尤(Blackseanews Andriy Klimenko)的编辑 - 主持人，为监测小组的负责人提供了信息。</text:p>
      <text:p text:style-name="P4">
“截至2023年5月15日，Odesa和Chernomorsk的港口仍然是一艘船只” <text:a xlink:type="simple" xlink:href="https://www.ukrinform.ua/tag-zerno" text:style-name="Internet_20_link" text:visited-style-name="Visited_20_Internet_20_Link">
</text:a>
倡议”，没有这样的船只。</text:p>
      <text:p text:style-name="P4">
<draw:frame draw:style-name="fr1" draw:name="Image104" text:anchor-type="as-char" svg:width="6.9236in" svg:height="4.205446in" draw:z-index="0">
<draw:image xlink:href="../Images/yкринформ/2023-05-15T16-54-54-03-00/1684158816-912.jpg" xlink:type="simple" xlink:show="embed" xlink:actuate="onLoad" draw:mime-type="image/jpeg"/>
</draw:frame>
<text:span text:style-name="T4">
另请阅读：</text:span>
 <text:a xlink:type="simple" xlink:href="https://www.ukrinform.ua/rubric-economy/3708841-zelenskij-pro-blokuvanna-ukrainskogo-zerna-nevelicki-negarazdi-mi-ih-virisimo.html" text:style-name="Internet_20_link" text:visited-style-name="Visited_20_Internet_20_Link">
<text:span text:style-name="T4">
谷物</text:span>
</text:a>
据乌克林福姆(Ukrinform)报道，5月11日在伊斯坦布尔举行的《国防部副部长级别的黑海谷物倡议》的谈判结束了，同意在不久的将来继续以同一格式进行谈判，以及返回留在乌克兰的船只和船员。</text:p>
      <text:p text:style-name="P4">
News Source: <text:a xlink:type="simple" xlink:href="https://www.ukrinform.ua/rubric-economy/3709545-u-portah-odesa-ta-cornomorsk-zalisilosa-po-odnomu-sudnu-zernovoi-iniciativi-blackseanews.html" text:style-name="Internet_20_link" text:visited-style-name="Visited_20_Internet_20_Link">
https://www.ukrinform.ua/rubric-economy/3709545-u-portah-odesa-ta-cornomorsk-zalisilosa-po-odnomu-sudnu-zernovoi-iniciativi-blackseanews.html</text:a>
</text:p>
      <!--NEWS-->
      <text:h text:style-name="P10" text:outline-level="1">
<text:span text:style-name="T4">
UPL：亚历山大赢得了科洛斯</text:span>
</text:h>
      <text:p text:style-name="P4">
作者: Ukrinform (Person)</text:p>
      <text:p text:style-name="P4">
出版商: Укринформ (Organization)</text:p>
      <text:p text:style-name="P4">
出版时间: 2023-05-15T16:55:21+03:00</text:p>
      <text:p text:style-name="P4">
修改时间: 2023-05-15T16:55:21+03:00</text:p>
      <text:p text:style-name="P4">
描述: 亚历山大从比赛的第一分钟开始接管了优势。  - 乌克林。</text:p>
      <text:p text:style-name="P4">
图片: ["<text:a xlink:type="simple" xlink:href="https://static.ukrinform.com/photos/2023_05/thumb_files/630_360_1684158442-364.jpg" text:style-name="Internet_20_link" text:visited-style-name="Visited_20_Internet_20_Link">
630_360_16841...</text:a>
"]</text:p>
      <text:p text:style-name="P4">
标签: ['Футбол', 'Олександрія', 'Колос Ковалівка']</text:p>
      <text:p text:style-name="P4">
类型: Article</text:p>
      <!--METADATA-->
      <text:p text:style-name="P4">
<draw:frame draw:style-name="fr1" draw:name="Image105" text:anchor-type="as-char" svg:width="6.9236in" svg:height="3.956343in" draw:z-index="0">
<draw:image xlink:href="../Images/yкринформ/2023-05-15T16-55-21-03-00/630_360_1684158442-364.jpg" xlink:type="simple" xlink:show="embed" xlink:actuate="onLoad" draw:mime-type="image/jpeg"/>
</draw:frame>
亚历山大从比赛的第一分钟开始接管了优势。</text:p>
      <text:p text:style-name="P4">
乌克林福姆报道，“ Kolos”在家中的Kovalivka在第26届Truhku-Ikrainian英超联赛的比赛中让位给了Alexandria-0：2。</text:p>
      <text:p text:style-name="P4">
比赛在第4分钟的比赛中打开了分数 - 区分了Kovalets。 对于Simniwil“ Alexandria”，其优势翻了一番，是洛金诺夫(Loginov)的第二个进球。定义了穆斯塔法耶夫(Mustafayev)，他实现了两个目标。</text:p>
      <text:p text:style-name="P4">
这场胜利使亚历山大排在UPL的第五名，他们得到42分，Kolos获得8分，其资产为33分。</text:p>
      <text:p text:style-name="P4">
<text:span text:style-name="T4">
另请阅读：</text:span>
 <text:a xlink:type="simple" xlink:href="https://www.ukrinform.ua/rubric-sports/3709472-dovbik-prinis-dnipru1-peremogu-nad-minaem-u-cempionati-premerligi.html" text:style-name="Internet_20_link" text:visited-style-name="Visited_20_Internet_20_Link">
</text:a>
正如乌克林福姆报道的那样，在Dnipro-1比赛日的另一场比赛中，Minaja很少。</text:p>
      <text:p text:style-name="P4">
照片：UPL.UA</text:p>
      <text:p text:style-name="P4">
News Source: <text:a xlink:type="simple" xlink:href="https://www.ukrinform.ua/rubric-sports/3709547-upl-oleksandria-peremogla-kolos.html" text:style-name="Internet_20_link" text:visited-style-name="Visited_20_Internet_20_Link">
https://www.ukrinform.ua/rubric-sports/3709547-upl-oleksandria-peremogla-kolos.html</text:a>
</text:p>
      <!--NEWS-->
      <text:h text:style-name="P10" text:outline-level="1">
<text:span text:style-name="T4">
议会关于附加费向军队返还的决定不适合任何人-Marchenko</text:span>
</text:h>
      <text:p text:style-name="P4">
作者: Ukrinform (Person)</text:p>
      <text:p text:style-name="P4">
出版商: Укринформ (Organization)</text:p>
      <text:p text:style-name="P4">
出版时间: 2023-05-15T16:59:00+03:00</text:p>
      <text:p text:style-name="P4">
修改时间: 2023-05-15T16:59:00+03:00</text:p>
      <text:p text:style-name="P4">
描述: 乌克兰的Verkhovna Rada决定以3万UAH的价格向军队返还额外付款不适合任何人，因为它消除了军队的动力。  - 乌克林。</text:p>
      <text:p text:style-name="P4">
图片: ["<text:a xlink:type="simple" xlink:href="https://static.ukrinform.com/photos/2023_05/thumb_files/630_360_1682960098-603.jpg" text:style-name="Internet_20_link" text:visited-style-name="Visited_20_Internet_20_Link">
630_360_16829...</text:a>
"]</text:p>
      <text:p text:style-name="P4">
标签: ['Мінфін', 'Гроші', 'Сергій Марченко']</text:p>
      <text:p text:style-name="P4">
类型: Article</text:p>
      <!--METADATA-->
      <text:p text:style-name="P4">
<draw:frame draw:style-name="fr1" draw:name="Image106" text:anchor-type="as-char" svg:width="6.9236in" svg:height="3.956343in" draw:z-index="0">
<draw:image xlink:href="../Images/yкринформ/2023-05-15T16-59-00-03-00/630_360_1682960098-603.jpg" xlink:type="simple" xlink:show="embed" xlink:actuate="onLoad" draw:mime-type="image/jpeg"/>
</draw:frame>
乌克兰的Verkhovna Rada在向军队返还额外付款的情况下，以3万UAH适合任何人付款，因为它消除了军队的动力。</text:p>
      <text:p text:style-name="P4">
根据乌克林福姆的说法，乌克兰·谢尔盖·马尔嫩科(Ukraine Sergey Marchenko)在[]中说(https://forbes.ua/money/poshuk-groshey-na-viynu-30-000-viyskovim-shcho-bude-z-podatkovoyu-ta-chomu-vidbudova-ne-bude-shvidkoyu-velike-intervyu-ministra-finansiv-sergiya-marchenka-15052023-13642)。</text:p>
      <text:p text:style-name="P4">
“法律提出的法律提议(二月份，军方的补充30,000人害怕，但在4月初，Verkhovna Rada偶然地返回了“通过对Dmitry Razumkov对武装部队其他方面的法律进行的投票。  - 福布斯)，它并不完全适合任何人，因为它已被删除。 一些执法机构负责人说，在定义了付款系统之后，他们的单位似乎更有动力，而不是坐在后方。 应该寻求动力，因为正如许多人认为的那样，并非百万部队中的每个人都在前线。”他说。</text:p>
      <text:p text:style-name="P4">
<text:span text:style-name="T4">
另请阅读：</text:span>
 <text:a xlink:type="simple" xlink:href="https://www.ukrinform.ua/rubric-ato/3707675-700-griven-na-misac-dla-veterana-vijni-koli-ce-vipravlat.html" text:style-name="Internet_20_link" text:visited-style-name="Visited_20_Internet_20_Link">
</text:a>
Marchenko指出，议会工作组已经在开发该选项，可以公平有效地解决附加费的问题。</text:p>
      <text:p text:style-name="P4">
部长强调，这一决定应尽可能有用，对武装部队并解除财政部分。 因为附加费将通过收入支付。 据他介绍，在此问题上妥协的空间是，该部准备听取乌克兰军事司令部，以需要动机的特殊性。</text:p>
      <text:p text:style-name="P4">
“我强调，国防部门的预算不会减少，但相反，它增加了。战斗和确定付款计划的案件是首席团队的决定。在预算中，我们说：决定，做出正确的动机。例如，即使一个人的事实是遗弃的事实，该州仍继续以30 000 UAH支付额外费用。”</text:p>
      <text:p text:style-name="P4">
<text:span text:style-name="T4">
另请阅读：</text:span>
 <text:a xlink:type="simple" xlink:href="https://www.ukrinform.ua/rubric-society/3704071-dla-finansuvanna-doplat-vijskovim-treba-vnositi-zmini-v-budzet-marcenko.html" text:style-name="Internet_20_link" text:visited-style-name="Visited_20_Internet_20_Link">
<text:span text:style-name="T4">
补充</text:span>
</text:a>
</text:p>
      <text:p text:style-name="P4">
国际货币基金组织认为，补充剂返回军队可能会导致2023年乌克兰预算的赤字增加。</text:p>
      <text:p text:style-name="P4">
国会议员在Verkhovna Rada中成立了一个工作委员会，该委员会应通过向乌克兰军人付款来规范情况。</text:p>
      <text:p text:style-name="P4">
照片：财政部</text:p>
      <text:p text:style-name="P4">
News Source: <text:a xlink:type="simple" xlink:href="https://www.ukrinform.ua/rubric-society/3709552-risenna-parlamentu-pro-povernenna-doplat-vijskovim-ne-vlastovue-nikogo-marcenko.html" text:style-name="Internet_20_link" text:visited-style-name="Visited_20_Internet_20_Link">
https://www.ukrinform.ua/rubric-society/3709552-risenna-parlamentu-pro-povernenna-doplat-vijskovim-ne-vlastovue-nikogo-marcenko.html</text:a>
</text:p>
      <!--NEWS-->
      <text:h text:style-name="P10" text:outline-level="1">
<text:span text:style-name="T4">
乌克兰音乐节“ Vyshivanka Combines”将在塔林举行。</text:span>
</text:h>
      <text:p text:style-name="P4">
作者: Ukrinform (Person)</text:p>
      <text:p text:style-name="P4">
出版商: Укринформ (Organization)</text:p>
      <text:p text:style-name="P4">
出版时间: 2023-05-15T17:07:00+03:00</text:p>
      <text:p text:style-name="P4">
修改时间: 2023-05-15T17:07:00+03:00</text:p>
      <text:p text:style-name="P4">
描述: 乌克兰组织在爱沙尼亚的组织与塔林的公开空气博物馆的协会由世界维斯希万卡日节组织“刺绣”。  - 乌克林。</text:p>
      <text:p text:style-name="P4">
图片: ["<text:a xlink:type="simple" xlink:href="https://static.ukrinform.com/photos/2019_04/thumb_files/630_360_1555315859-235.jpg" text:style-name="Internet_20_link" text:visited-style-name="Visited_20_Internet_20_Link">
630_360_15553...</text:a>
", "<text:a xlink:type="simple" xlink:href="https://static.ukrinform.com/photos/2023_05/1684159406-840.jpg" text:style-name="Internet_20_link" text:visited-style-name="Visited_20_Internet_20_Link">
1684159406-84...</text:a>
"]</text:p>
      <text:p text:style-name="P4">
标签: ['Діаспора', 'Естонія', 'Культура', 'Вишиванка', 'День вишиванки']</text:p>
      <text:p text:style-name="P4">
类型: Article</text:p>
      <!--METADATA-->
      <text:p text:style-name="P4">
<draw:frame draw:style-name="fr1" draw:name="Image107" text:anchor-type="as-char" svg:width="6.9236in" svg:height="3.956343in" draw:z-index="0">
<draw:image xlink:href="../Images/yкринформ/2023-05-15T17-07-00-03-00/630_360_1555315859-235.jpg" xlink:type="simple" xlink:show="embed" xlink:actuate="onLoad" draw:mime-type="image/jpeg"/>
</draw:frame>
乌克兰组织在爱沙尼亚的组织与公开空气博物馆Utallin协会由世界Vyshivanka日节“刺绣连接”组织。</text:p>
      <text:p text:style-name="P4">
正如乌克林福姆报道的那样，据说<text:a xlink:type="simple" xlink:href="https://www.facebook.com/events/s/%D1%84%D0%B5%D1%81%D1%82%D0%B8%D0%B2%D0%B0%D0%BB%D1%8C-%D0%B2%D0%B8%D1%88%D0%B8%D0%B2%D0%B0%D0%BD%D0%BA%D0%B0-%D0%BE%D0%B1%D1%94%D0%B4%D0%BD%D1%83%D1%94-ra/2081191072083273/" text:style-name="Internet_20_link" text:visited-style-name="Visited_20_Internet_20_Link">
</text:a>
事件。</text:p>
      <text:p text:style-name="P4">
值得注意的是，这一事件旨在将乌克兰人和爱沙尼亚人团结起来，以保护原始的民间传统和文化，并将单曲介绍给其族裔和民族文化遗产。</text:p>
      <text:p text:style-name="P4">
<draw:frame draw:style-name="fr1" draw:name="Image108" text:anchor-type="as-char" svg:width="6.9236in" svg:height="3.89773in" draw:z-index="0">
<draw:image xlink:href="../Images/yкринформ/2023-05-15T17-07-00-03-00/1684159406-840.jpg" xlink:type="simple" xlink:show="embed" xlink:actuate="onLoad" draw:mime-type="image/jpeg"/>
</draw:frame>
“刺绣对于每个乌克兰人都非常重要。 它不仅是假日民间服装的元素，而且是乌克兰人民的美丽，力量和福祉的象征。 现在，在战争条件下，许多强迫人会在爱沙尼亚与他见面，这使我们伸展了一只手枪，并给了我们成千上万的乌克兰人。 因此，我们很高兴与爱沙尼亚人民庆祝这一天!”</text:p>
      <text:p text:style-name="P4">
Vyshivanka音乐节将于5月20日在Sleeping Sky博物馆的领土上举行，并将持续12.00至18:00。</text:p>
      <text:p text:style-name="P4">
在这一天，为游客提供不同口味的游客的娱乐活动：</text:p>
      <text:p text:style-name="P4">
<text:span text:style-name="T5">
乌克兰和爱沙尼亚生产商的商品公平； * 15个研讨会； </text:span>
儿童区； <text:span text:style-name="T5">
乌克兰美食，糖果和饮料的菜肴； </text:span>
民歌和舞蹈音乐会； <text:span text:style-name="T5">
乌克兰刺绣和爱沙尼亚民间服装的演讲； </text:span>
测验和彩票； <text:span text:style-name="T5">
从Standupfromua显示“非常有趣的问题”； </text:span>
与塔林刺绣中最多的人的照片</text:p>
      <text:p text:style-name="P4">
“整整一天的灵感，休息和娱乐 - 我们团结在一起，以感受到Silhoular的善良和文化!- 组织者强调。</text:p>
      <text:p text:style-name="P4">
我们将提醒乌克兰社区<text:a xlink:type="simple" xlink:href="https://www.ukrinform.ua/rubric-diaspora/3705041-ukrainsku-gromadu-zaprosili-priednatisa-do-visivankovoi-hodi-v-afinah.html" text:style-name="Internet_20_link" text:visited-style-name="Visited_20_Internet_20_Link">
</text:a>
到雅典的刺绣步态。</text:p>
      <text:p text:style-name="P4">
News Source: <text:a xlink:type="simple" xlink:href="https://www.ukrinform.ua/rubric-diaspora/3709551-u-tallinni-vidbudetsa-ukrainskij-festival-visivanka-obednue.html" text:style-name="Internet_20_link" text:visited-style-name="Visited_20_Internet_20_Link">
https://www.ukrinform.ua/rubric-diaspora/3709551-u-tallinni-vidbudetsa-ukrainskij-festival-visivanka-obednue.html</text:a>
</text:p>
      <!--NEWS-->
      <text:h text:style-name="P10" text:outline-level="1">
<text:span text:style-name="T4">
捷克总统呼吁乌克兰尽快为乌克兰提供反击的武器</text:span>
</text:h>
      <text:p text:style-name="P4">
作者: Ukrinform (Person)</text:p>
      <text:p text:style-name="P4">
出版商: Укринформ (Organization)</text:p>
      <text:p text:style-name="P4">
出版时间: 2023-05-15T17:13:17+03:00</text:p>
      <text:p text:style-name="P4">
修改时间: 2023-05-15T17:13:17+03:00</text:p>
      <text:p text:style-name="P4">
描述: 乌克兰的合作伙伴应在春季为反官方武器所需的武装力量提供。  - 乌克林。</text:p>
      <text:p text:style-name="P4">
图片: ["<text:a xlink:type="simple" xlink:href="https://static.ukrinform.com/photos/2023_05/thumb_files/630_360_1683710233-148.jpg" text:style-name="Internet_20_link" text:visited-style-name="Visited_20_Internet_20_Link">
630_360_16837...</text:a>
"]</text:p>
      <text:p text:style-name="P4">
标签: ['Чехія', 'Зброя', 'Війна з росією']</text:p>
      <text:p text:style-name="P4">
类型: Article</text:p>
      <!--METADATA-->
      <text:p text:style-name="P4">
<draw:frame draw:style-name="fr1" draw:name="Image109" text:anchor-type="as-char" svg:width="6.9236in" svg:height="3.956343in" draw:z-index="0">
<draw:image xlink:href="../Images/yкринформ/2023-05-15T17-13-17-03-00/630_360_1683710233-148.jpg" xlink:type="simple" xlink:show="embed" xlink:actuate="onLoad" draw:mime-type="image/jpeg"/>
</draw:frame>
乌克兰的合作伙伴应在春季为武装部队提供反对意义的武器。</text:p>
      <text:p text:style-name="P4">
乌克利福德通讯员报告说，这是捷克总统彼得·帕维尔(Czech)总统彼得·帕维尔(Peter Pavel)在哥本哈根Samotidemoccortatic的报道。</text:p>
      <text:p text:style-name="P4">
“乌克兰有机会在夏天开始一个重大的反辩论，而“窗口”窄。后来的帮助将会到来，它将越少……使用此时间窗口(仍在那里)，我们应该提供乌克兰在春季。”帕维尔说。</text:p>
      <text:p text:style-name="P4">
他解释说，在秋天，天气不会导致成功的进攻。</text:p>
      <text:p text:style-name="P4">
同时总统<text:a xlink:type="simple" xlink:href="https://www.ukrinform.ua/tag-cehia" text:style-name="Internet_20_link" text:visited-style-name="Visited_20_Internet_20_Link">
</text:a>
他认为Vevrope并不缺乏麦克风的生产能力。 据他说，在欧洲中央证据中，有机会增加产量。 保罗说，可能有工作席位的不足，但乌克兰准备提供它，提到最近对基辅的访问的结果。 另一个问题是资金，但有些州已准备好提供它。</text:p>
      <text:p text:style-name="P4">
<text:span text:style-name="T4">
另请阅读：</text:span>
 <text:a xlink:type="simple" xlink:href="https://www.ukrinform.ua/rubric-ato/3708501-prezident-cehii-ocinue-sansi-kontrnastupu-ukraini-ak-dobri.html" text:style-name="Internet_20_link" text:visited-style-name="Visited_20_Internet_20_Link">
<text:span text:style-name="T4">
总统</text:span>
 <text:span text:style-name="T4">
捷克语</text:span>
</text:a>
捷克总统说：“这是一个更好的协调：收集一切并开始很快生产。”</text:p>
      <text:p text:style-name="P4">
他还回忆说，在欧洲以外的许多第三国，苏联模式的武器的仓库，他认为可以将其传输到乌克兰。</text:p>
      <text:p text:style-name="P4">
<text:span text:style-name="T5">
foto：aa</text:span>
</text:p>
      <text:p text:style-name="P4">
News Source: <text:a xlink:type="simple" xlink:href="https://www.ukrinform.ua/rubric-ato/3709555-prezident-cehii-zaklikav-nadati-ukraini-zbrou-dla-kontrnastupu-aknajsvidse.html" text:style-name="Internet_20_link" text:visited-style-name="Visited_20_Internet_20_Link">
https://www.ukrinform.ua/rubric-ato/3709555-prezident-cehii-zaklikav-nadati-ukraini-zbrou-dla-kontrnastupu-aknajsvidse.html</text:a>
</text:p>
      <!--NEWS-->
      <text:h text:style-name="P10" text:outline-level="1">
<text:span text:style-name="T4">
经济部已确定韩国投资的优先行业</text:span>
</text:h>
      <text:p text:style-name="P4">
作者: Ukrinform (Person)</text:p>
      <text:p text:style-name="P4">
出版商: Укринформ (Organization)</text:p>
      <text:p text:style-name="P4">
出版时间: 2023-05-15T17:14:15+03:00</text:p>
      <text:p text:style-name="P4">
修改时间: 2023-05-15T17:14:15+03:00</text:p>
      <text:p text:style-name="P4">
描述: 乌克兰对实施联合项目的韩国投资感兴趣，以恢复和恢复国民经济。  - 乌克林。</text:p>
      <text:p text:style-name="P4">
图片: ["<text:a xlink:type="simple" xlink:href="https://static.ukrinform.com/photos/2023_05/thumb_files/630_360_1684159332-867.jpg" text:style-name="Internet_20_link" text:visited-style-name="Visited_20_Internet_20_Link">
630_360_16841...</text:a>
"]</text:p>
      <text:p text:style-name="P4">
标签: ['Інвестиції', 'Корея', 'Україна']</text:p>
      <text:p text:style-name="P4">
类型: Article</text:p>
      <!--METADATA-->
      <text:p text:style-name="P4">
<draw:frame draw:style-name="fr1" draw:name="Image110" text:anchor-type="as-char" svg:width="6.9236in" svg:height="3.953188in" draw:z-index="0">
<draw:image xlink:href="../Images/yкринформ/2023-05-15T17-14-15-03-00/630_360_1684159332-867.jpg" xlink:type="simple" xlink:show="embed" xlink:actuate="onLoad" draw:mime-type="image/jpeg"/>
</draw:frame>
它是乌克兰在韩国投资中实施联合项目，以取消和恢复国民经济。</text:p>
      <text:p text:style-name="P4">
正如乌克林福姆报道了<text:a xlink:type="simple" xlink:href="https://www.me.gov.ua/News/Detail" text:style-name="Internet_20_link" text:visited-style-name="Visited_20_Internet_20_Link">
</text:a>
乌克兰经济少数的第一个维奇雷米尔·米尼斯特(Viceremier-Minister)强调了这一点(松鼠)和韩国公司。</text:p>
      <text:p text:style-name="P4">
“估计的 <text:a xlink:type="simple" xlink:href="https://www.ukrinform.ua/tag-svitovij-bank" text:style-name="Internet_20_link" text:visited-style-name="Visited_20_Internet_20_Link">
</text:a>
 , потреби длявідновлення України вже складають понад $400 млрд, а фінансування проєктіврозвитку, за оцінкою Мінекономіки, – понад $500 млрд. Інвестувати в розвитокУкраїни – це нові перспективи для корейського бізнесу і ми очікуємо на йогоучасть у цьому процесі», - зауважила Свириденко.</text:p>
      <text:p text:style-name="P4">
<text:span text:style-name="T4">
Читайте також:</text:span>
 <text:a xlink:type="simple" xlink:href="https://www.ukrinform.ua/rubric-polytics/3708033-pivdenna-korea-pidtrimue-ukrainsku-formulu-miru-kuleba.html" text:style-name="Internet_20_link" text:visited-style-name="Visited_20_Internet_20_Link">
 </text:a>
经济科学部指出，乌克兰韩国合作的优先事项是诸如电力和氢，能源设备的生产，绿色冶金，物流的发展，物流的发展，生产Talers，电动卡车和城市运输工具。</text:p>
      <text:p text:style-name="P4">
根据Sviridenko的说法，还有一些与乌克兰发展直接相关的项目，以及旨在发展经济的项目：住宅建筑，可再生能源，电池的生产，造船，道路，铁路，铁路业务以及专门的Agrotechnics的生产。</text:p>
      <text:p text:style-name="P4">
特别是，Yulia Sviridenko邀请韩国电动汽车制造商Tamashino Builders合作。 有人强调，已经实现了关于其行业在乌克兰的潜在地位的著名讲话。</text:p>
      <text:p text:style-name="P4">
<text:span text:style-name="T4">
另请阅读：</text:span>
 <text:a xlink:type="simple" xlink:href="https://www.ukrinform.ua/rubric-polytics/3698504-pivdenna-korea-vidilit-230-miljoniv-na-dopomogu-ukraini.html" text:style-name="Internet_20_link" text:visited-style-name="Visited_20_Internet_20_Link">
</text:a>
此外，第一批Viceremier-Minister建议韩国公司放置其生产设施，包括在工业园区，并吸引乌克兰工业园区的发展作为其管理公司。 乌克兰反过来又提供了国家激励措施，以驳回进口税和增值税的形式，用于为制造商进口设备。</text:p>
      <text:p text:style-name="P4">
News Source: <text:a xlink:type="simple" xlink:href="https://www.ukrinform.ua/rubric-economy/3709556-minekonomiki-viznacilo-prioritetni-galuzi-dla-korejskih-investicij.html" text:style-name="Internet_20_link" text:visited-style-name="Visited_20_Internet_20_Link">
https://www.ukrinform.ua/rubric-economy/3709556-minekonomiki-viznacilo-prioritetni-galuzi-dla-korejskih-investicij.html</text:a>
</text:p>
      <!--NEWS-->
      <text:h text:style-name="P10" text:outline-level="1">
<text:span text:style-name="T4">
在LVIV和Ternopil举行的包容性音乐会中</text:span>
</text:h>
      <text:p text:style-name="P4">
作者: Ukrinform (Person)</text:p>
      <text:p text:style-name="P4">
出版商: Укринформ (Organization)</text:p>
      <text:p text:style-name="P4">
出版时间: 2023-05-15T17:17:59+03:00</text:p>
      <text:p text:style-name="P4">
修改时间: 2023-05-15T17:17:59+03:00</text:p>
      <text:p text:style-name="P4">
描述: 慈善机构包容性音乐会项目“ Life Open”在LVIV和Ternopil举行，筹集了40万UAH。 对于特殊操作的单位之一。  - 乌克林。</text:p>
      <text:p text:style-name="P4">
图片: ["<text:a xlink:type="simple" xlink:href="https://static.ukrinform.com/photos/2023_05/thumb_files/630_360_1684160139-1132.jpeg" text:style-name="Internet_20_link" text:visited-style-name="Visited_20_Internet_20_Link">
630_360_16841...</text:a>
", "<text:a xlink:type="simple" xlink:href="https://static.ukrinform.com/photos/2023_05/thumb_files/630_360_1684160139-3259.jpeg" text:style-name="Internet_20_link" text:visited-style-name="Visited_20_Internet_20_Link">
630_360_16841...</text:a>
", "<text:a xlink:type="simple" xlink:href="https://static.ukrinform.com/photos/2023_05/thumb_files/630_360_1684160139-3104.jpeg" text:style-name="Internet_20_link" text:visited-style-name="Visited_20_Internet_20_Link">
630_360_16841...</text:a>
", "<text:a xlink:type="simple" xlink:href="https://static.ukrinform.com/photos/2023_05/thumb_files/630_360_1684160139-9848.jpeg" text:style-name="Internet_20_link" text:visited-style-name="Visited_20_Internet_20_Link">
630_360_16841...</text:a>
", "<text:a xlink:type="simple" xlink:href="https://static.ukrinform.com/photos/2023_05/thumb_files/630_360_1684160139-3407.jpeg" text:style-name="Internet_20_link" text:visited-style-name="Visited_20_Internet_20_Link">
630_360_16841...</text:a>
", "<text:a xlink:type="simple" xlink:href="https://static.ukrinform.com/photos/2023_05/thumb_files/630_360_1684160139-5501.jpeg" text:style-name="Internet_20_link" text:visited-style-name="Visited_20_Internet_20_Link">
630_360_16841...</text:a>
", "<text:a xlink:type="simple" xlink:href="https://static.ukrinform.com/photos/2023_05/thumb_files/630_360_1684160140-7593.jpeg" text:style-name="Internet_20_link" text:visited-style-name="Visited_20_Internet_20_Link">
630_360_16841...</text:a>
", "<text:a xlink:type="simple" xlink:href="https://static.ukrinform.com/photos/2023_05/thumb_files/630_360_1684160140-7493.jpeg" text:style-name="Internet_20_link" text:visited-style-name="Visited_20_Internet_20_Link">
630_360_16841...</text:a>
", "<text:a xlink:type="simple" xlink:href="https://static.ukrinform.com/photos/2023_05/thumb_files/630_360_1684160140-9973.jpeg" text:style-name="Internet_20_link" text:visited-style-name="Visited_20_Internet_20_Link">
630_360_16841...</text:a>
"]</text:p>
      <text:p text:style-name="P4">
标签: ['Львів', 'ЗСУ', 'Тернопіль']</text:p>
      <text:p text:style-name="P4">
类型: Article</text:p>
      <!--METADATA-->
      <text:p text:style-name="P4">
<draw:frame draw:style-name="fr1" draw:name="Image111" text:anchor-type="as-char" svg:width="6.9236in" svg:height="3.956343in" draw:z-index="0">
<draw:image xlink:href="../Images/yкринформ/2023-05-15T17-17-59-03-00/630_360_1684160139-1132.jpeg" xlink:type="simple" xlink:show="embed" xlink:actuate="onLoad" draw:mime-type="image/jpeg"/>
</draw:frame>
在乌尔沃(Ulvo)和特诺皮尔(Ternopil)举行的慈善融合音乐会项目“ Life Open开放”筹集了40万UAH。 对于符号操作的单位之一。</text:p>
      <text:p text:style-name="P4">
关于它报告<text:a xlink:type="simple" xlink:href="https://city-adm.lviv.ua/news/society/social-sphere/296509-pid-chas-inkliuzyvnykh-kontsertiv-vidchynylosia-zhyttia-zibraly-400-tys-hrn-dlia-zsu" text:style-name="Internet_20_link" text:visited-style-name="Visited_20_Internet_20_Link">
</text:a>
，报道乌克林福姆。</text:p>
      <text:p text:style-name="P4">
“从两场音乐会购买的配饰将有助于乌克兰军队更接近乌克兰的胜利。 衷心感谢所有在利沃夫和特尔诺皮尔购买了“开放式生活”票的人，这不仅是对该国与Tukraine Stars一起表演盲目歌手的支持，而且还积极加入了支持Potto。</text:p>
      <text:p text:style-name="P4">
<draw:frame draw:style-name="fr1" draw:name="Image112" text:anchor-type="as-char" svg:width="6.9236in" svg:height="3.956343in" draw:z-index="0">
<draw:image xlink:href="../Images/yкринформ/2023-05-15T17-17-59-03-00/630_360_1684160139-3259.jpeg" xlink:type="simple" xlink:show="embed" xlink:actuate="onLoad" draw:mime-type="image/jpeg"/>
</draw:frame>
在LVIV和Ternopil的定期音乐会中，为武装部队/照片筹集了40万Hryvnias：FB/ Oksana Potimko <text:a xlink:type="simple" xlink:href="https://static.ukrinform.com/photos/2023_05/1684160139-3259.jpeg" text:style-name="Internet_20_link" text:visited-style-name="Visited_20_Internet_20_Link">
![] [] [] [] [] [](Images/yкринформ/2023-05-15T17-17-59-03-00/630_360_1684160139-3259.jpeg)</text:a>
 <text:a xlink:type="simple" xlink:href="https://static.ukrinform.com/photos/2023_05/1684160139-3104.jpeg" text:style-name="Internet_20_link" text:visited-style-name="Visited_20_Internet_20_Link">
<draw:frame draw:style-name="fr1" draw:name="Image113" text:anchor-type="as-char" svg:width="6.9236in" svg:height="3.956343in" draw:z-index="0">
<draw:image xlink:href="../Images/yкринформ/2023-05-15T17-17-59-03-00/630_360_1684160139-3104.jpeg" xlink:type="simple" xlink:show="embed" xlink:actuate="onLoad" draw:mime-type="image/jpeg"/>
</draw:frame>
</text:a>
 <text:a xlink:type="simple" xlink:href="https://static.ukrinform.com/photos/2023_05/1684160139-9848.jpeg" text:style-name="Internet_20_link" text:visited-style-name="Visited_20_Internet_20_Link">
<draw:frame draw:style-name="fr1" draw:name="Image114" text:anchor-type="as-char" svg:width="6.9236in" svg:height="3.956343in" draw:z-index="0">
<draw:image xlink:href="../Images/yкринформ/2023-05-15T17-17-59-03-00/630_360_1684160139-9848.jpeg" xlink:type="simple" xlink:show="embed" xlink:actuate="onLoad" draw:mime-type="image/jpeg"/>
</draw:frame>
</text:a>
 <text:a xlink:type="simple" xlink:href="https://static.ukrinform.com/photos/2023_05/1684160139-1132.jpeg" text:style-name="Internet_20_link" text:visited-style-name="Visited_20_Internet_20_Link">
<draw:frame draw:style-name="fr1" draw:name="Image115" text:anchor-type="as-char" svg:width="6.9236in" svg:height="3.956343in" draw:z-index="0">
<draw:image xlink:href="../Images/yкринформ/2023-05-15T17-17-59-03-00/630_360_1684160139-1132.jpeg" xlink:type="simple" xlink:show="embed" xlink:actuate="onLoad" draw:mime-type="image/jpeg"/>
</draw:frame>
</text:a>
 <text:a xlink:type="simple" xlink:href="https://static.ukrinform.com/photos/2023_05/1684160139-3407.jpeg" text:style-name="Internet_20_link" text:visited-style-name="Visited_20_Internet_20_Link">
<draw:frame draw:style-name="fr1" draw:name="Image116" text:anchor-type="as-char" svg:width="6.9236in" svg:height="3.956343in" draw:z-index="0">
<draw:image xlink:href="../Images/yкринформ/2023-05-15T17-17-59-03-00/630_360_1684160139-3407.jpeg" xlink:type="simple" xlink:show="embed" xlink:actuate="onLoad" draw:mime-type="image/jpeg"/>
</draw:frame>
</text:a>
 <text:a xlink:type="simple" xlink:href="https://static.ukrinform.com/photos/2023_05/1684160139-5501.jpeg" text:style-name="Internet_20_link" text:visited-style-name="Visited_20_Internet_20_Link">
<draw:frame draw:style-name="fr1" draw:name="Image117" text:anchor-type="as-char" svg:width="6.9236in" svg:height="3.956343in" draw:z-index="0">
<draw:image xlink:href="../Images/yкринформ/2023-05-15T17-17-59-03-00/630_360_1684160139-5501.jpeg" xlink:type="simple" xlink:show="embed" xlink:actuate="onLoad" draw:mime-type="image/jpeg"/>
</draw:frame>
</text:a>
 <text:a xlink:type="simple" xlink:href="https://static.ukrinform.com/photos/2023_05/1684160140-7593.jpeg" text:style-name="Internet_20_link" text:visited-style-name="Visited_20_Internet_20_Link">
<draw:frame draw:style-name="fr1" draw:name="Image118" text:anchor-type="as-char" svg:width="6.9236in" svg:height="3.956343in" draw:z-index="0">
<draw:image xlink:href="../Images/yкринформ/2023-05-15T17-17-59-03-00/630_360_1684160140-7593.jpeg" xlink:type="simple" xlink:show="embed" xlink:actuate="onLoad" draw:mime-type="image/jpeg"/>
</draw:frame>
</text:a>
 <text:a xlink:type="simple" xlink:href="https://static.ukrinform.com/photos/2023_05/1684160140-7493.jpeg" text:style-name="Internet_20_link" text:visited-style-name="Visited_20_Internet_20_Link">
<draw:frame draw:style-name="fr1" draw:name="Image119" text:anchor-type="as-char" svg:width="6.9236in" svg:height="3.956343in" draw:z-index="0">
<draw:image xlink:href="../Images/yкринформ/2023-05-15T17-17-59-03-00/630_360_1684160140-7493.jpeg" xlink:type="simple" xlink:show="embed" xlink:actuate="onLoad" draw:mime-type="image/jpeg"/>
</draw:frame>
</text:a>
 <text:a xlink:type="simple" xlink:href="https://static.ukrinform.com/photos/2023_05/1684160140-9973.jpeg" text:style-name="Internet_20_link" text:visited-style-name="Visited_20_Internet_20_Link">
<draw:frame draw:style-name="fr1" draw:name="Image120" text:anchor-type="as-char" svg:width="6.9236in" svg:height="3.956343in" draw:z-index="0">
<draw:image xlink:href="../Images/yкринформ/2023-05-15T17-17-59-03-00/630_360_1684160140-9973.jpeg" xlink:type="simple" xlink:show="embed" xlink:actuate="onLoad" draw:mime-type="image/jpeg"/>
</draw:frame>
</text:a>
<text:span text:style-name="T4">
另请阅读：</text:span>
 <text:a xlink:type="simple" xlink:href="https://www.ukrinform.ua/rubric-culture/3708709-na-doneccini-startuvav-misteckij-proekt-kulturnij-front-mkip.html" text:style-name="Internet_20_link" text:visited-style-name="Visited_20_Internet_20_Link">
</text:a>
</text:p>
      <text:p text:style-name="P4">
由于表演者的身体残疾看着指挥魔杖以及相应的指南，因此乐团与盲人独奏家的表现非常困难。 玛丽亚Zankovetskaya国家剧院乐团(迫击炮是唯一的)他同意进行一个名为“ Life已开业”的大胆而创新的实验，并一直与来自乌克兰和欧洲不同国家的有天赋的盲目执行者连续15年连续15年连续15年，持续15年了15年。连续15年连续15年连续15年连续15年连续15年连续15年连续15年连续15年，连续15年，15年连续15年连续15年连续15年连续15年连续15年连续15年连续15年连续15年连续15年，连续15年连续15年连续15年连续15年连续15年连续15年连续15年连续15年连续15年连续15年15年连续。(立陶宛，波兰，佐治亚州，瑞典).</text:p>
      <text:p text:style-name="P4">
News Source: <text:a xlink:type="simple" xlink:href="https://www.ukrinform.ua/rubric-culture/3709559-pid-cas-inkluzivnih-koncertiv-u-lvovi-ta-ternopoli-zibrali-400-tisac-griven-dla-zsu.html" text:style-name="Internet_20_link" text:visited-style-name="Visited_20_Internet_20_Link">
https://www.ukrinform.ua/rubric-culture/3709559-pid-cas-inkluzivnih-koncertiv-u-lvovi-ta-ternopoli-zibrali-400-tisac-griven-dla-zsu.html</text:a>
</text:p>
      <!--NEWS-->
      <text:h text:style-name="P10" text:outline-level="1">
<text:span text:style-name="T4">
税收，海关和BEBB需要重新启动-Marchenko</text:span>
</text:h>
      <text:p text:style-name="P4">
作者: Ukrinform (Person)</text:p>
      <text:p text:style-name="P4">
出版商: Укринформ (Organization)</text:p>
      <text:p text:style-name="P4">
出版时间: 2023-05-15T17:20:00+03:00</text:p>
      <text:p text:style-name="P4">
修改时间: 2023-05-15T17:20:00+03:00</text:p>
      <text:p text:style-name="P4">
描述: 乌克兰塞里·马尔森科（Ukraine Serhiy Marchenko）的财政部长认为，州税务服务局，州海关服务局和经济安全局需要重新开始。  - 乌克林。</text:p>
      <text:p text:style-name="P4">
图片: ["<text:a xlink:type="simple" xlink:href="https://static.ukrinform.com/photos/2023_05/thumb_files/630_360_1682960086-137.jpg" text:style-name="Internet_20_link" text:visited-style-name="Visited_20_Internet_20_Link">
630_360_16829...</text:a>
"]</text:p>
      <text:p text:style-name="P4">
标签: ['Мінфін', 'Митниця', 'Сергій Марченко']</text:p>
      <text:p text:style-name="P4">
类型: Article</text:p>
      <!--METADATA-->
      <text:p text:style-name="P4">
<draw:frame draw:style-name="fr1" draw:name="Image121" text:anchor-type="as-char" svg:width="6.9236in" svg:height="3.956343in" draw:z-index="0">
<draw:image xlink:href="../Images/yкринформ/2023-05-15T17-20-00-03-00/630_360_1682960086-137.jpg" xlink:type="simple" xlink:show="embed" xlink:actuate="onLoad" draw:mime-type="image/jpeg"/>
</draw:frame>
乌克兰部长Serhiy Marchenko认为，州税务局，州海关服务局和经济安全局需要重新开始。</text:p>
      <text:p text:style-name="P4">
正如乌克林福姆报道的那样，他在一次采访中说<text:a xlink:type="simple" xlink:href="https://forbes.ua/money/poshuk-groshey-na-viynu-30-000-viyskovim-shcho-bude-z-podatkovoyu-ta-chomu-vidbudova-ne-bude-shvidkoyu-velike-intervyu-ministra-finansiv-sergiya-marchenka-15052023-13642" text:style-name="Internet_20_link" text:visited-style-name="Visited_20_Internet_20_Link">
</text:a>
他说：“这些机构中的每一个都在商业和公民方面都有疑问。我认为这三种结构确实需要重新启动。”</text:p>
      <text:p text:style-name="P4">
Marchenko指出，该部目前正在积极研究如何通过国际组织的参与，特别是在人事​​选择方面形成传统的海关改革愿景。</text:p>
      <text:p text:style-name="P4">
“因为在整合到欧盟<text:a xlink:type="simple" xlink:href="https://www.ukrinform.ua/tag-mitnica" text:style-name="Internet_20_link" text:visited-style-name="Visited_20_Internet_20_Link">
</text:a>
这是一个重要的地方。 在海关方面，已经完成了一项巨大的工作，因为我们已经有80％的乌克兰在海关领域遵守欧盟协会协议的要求。”</text:p>
      <text:p text:style-name="P4">
他补充说，税收试图执行计划的指标，从流程开始，它比习俗更结构化，系统性。它也会上升。</text:p>
      <text:p text:style-name="P4">
<text:span text:style-name="T4">
另请阅读：</text:span>
 <text:a xlink:type="simple" xlink:href="https://www.ukrinform.ua/rubric-polytics/3694478-parlament-pidtrimav-zakonoproekt-sodo-perezavantazenna-mitnici.html" text:style-name="Internet_20_link" text:visited-style-name="Visited_20_Internet_20_Link">
</text:a>
“当重新启动与人员任命相关联时，我不是一种方法。我曾经认为，通过寻找专业人员，您正在以某种方式承担责任。因此，不幸的是，与业务的任何互动都已经发生了。一切都应该是自动化的。不是因为纳税人是不好或不好的生意，而是因为它是一种合乎逻辑的设计。不想缴税的企业找到了这样的机会来看那些准备为此做出贡献的纳税人， ”  - 脑海中说。</text:p>
      <text:p text:style-name="P4">
据他说，有必要创造这种条件，使任何商机都会与州官员互动，除非在某些情况下是法律明确定义的。</text:p>
      <text:p text:style-name="P4">
目前，财政部正在准备有关习俗改革的相关法律草案。正如乌克林福姆(Ukrinform)报道的那样。到年底，国家税务服务。 特别是在2023年1月，代理人将税收的大规模数字化化为税收。</text:p>
      <text:p text:style-name="P4">
2023年2月，乌克兰丹尼斯·施米加尔(Denis Shmigal)总理表示，部长的内阁计划今年改革海关，其中包括六个步骤。</text:p>
      <text:p text:style-name="P4">
News Source: <text:a xlink:type="simple" xlink:href="https://www.ukrinform.ua/rubric-economy/3709562-podatkova-mitnica-ta-beb-potrebuut-perezavantazenna-marcenko.html" text:style-name="Internet_20_link" text:visited-style-name="Visited_20_Internet_20_Link">
https://www.ukrinform.ua/rubric-economy/3709562-podatkova-mitnica-ta-beb-potrebuut-perezavantazenna-marcenko.html</text:a>
</text:p>
      <!--NEWS-->
      <text:h text:style-name="P10" text:outline-level="1">
<text:span text:style-name="T4">
在Prozorro中，进行了5.4万次拍卖</text:span>
</text:h>
      <text:p text:style-name="P4">
作者: Ukrinform (Person)</text:p>
      <text:p text:style-name="P4">
出版商: Укринформ (Organization)</text:p>
      <text:p text:style-name="P4">
出版时间: 2023-05-15T17:22:00+03:00</text:p>
      <text:p text:style-name="P4">
修改时间: 2023-05-15T17:22:00+03:00</text:p>
      <text:p text:style-name="P4">
描述: 在Prozorro系统中。从2023年初开始的销售，截至5月15日，5 417次拍卖已成功完成。  - 乌克林。</text:p>
      <text:p text:style-name="P4">
图片: ["<text:a xlink:type="simple" xlink:href="https://static.ukrinform.com/photos/2023_01/thumb_files/630_360_1672825122-567.jpg" text:style-name="Internet_20_link" text:visited-style-name="Visited_20_Internet_20_Link">
630_360_16728...</text:a>
"]</text:p>
      <text:p text:style-name="P4">
标签: ['Аукціон', 'Банк', 'ProZorro']</text:p>
      <text:p text:style-name="P4">
类型: Article</text:p>
      <!--METADATA-->
      <text:p text:style-name="P4">
<draw:frame draw:style-name="fr1" draw:name="Image122" text:anchor-type="as-char" svg:width="6.9236in" svg:height="3.956343in" draw:z-index="0">
<draw:image xlink:href="../Images/yкринформ/2023-05-15T17-22-00-03-00/630_360_1672825122-567.jpg" xlink:type="simple" xlink:show="embed" xlink:actuate="onLoad" draw:mime-type="image/jpeg"/>
</draw:frame>
从2023年初开始的Prozorro系统中，截至5月15日，已成功完成了一次拍卖。</text:p>
      <text:p text:style-name="P4">
关于它报告了<text:a xlink:type="simple" xlink:href="https://www.facebook.com/prozorro.sale/posts/pfbid02gKnUMPGKSqc2wu7cKCC8uQpg8pA4vKHDHHerJgzwLJwwDBVQtEH2TiUS5kAdfHx2l" text:style-name="Internet_20_link" text:visited-style-name="Visited_20_Internet_20_Link">
</text:a>
，报道乌克林福姆。</text:p>
      <text:p text:style-name="P4">
“自2023年初以来，在Prozorro.s成功完成了5 417次的拍卖。</text:p>
      <text:p text:style-name="P4">
有关公司的信息，超过一半的这笔钱带来了在线销售破产银行的拍卖，即UAH 12.9亿。</text:p>
      <text:p text:style-name="P4">
<text:span text:style-name="T4">
另请阅读：</text:span>
 <text:a xlink:type="simple" xlink:href="https://www.ukrinform.ua/rubric-economy/3701432-prozorroprodazi-povnistu-zaversili-proces-korporatizacii.html" text:style-name="Internet_20_link" text:visited-style-name="Visited_20_Internet_20_Link">
<text:span text:style-name="T4">
 Prozorro </text:span>
 <text:span text:style-name="T4">
销售</text:span>
</text:a>
最有利可图的目的地之一是国家和公共财产的私有化(3.43亿UAH)，出售财产和资产(3.24亿UAH)，土地拍卖(2.18亿UAH)和 <text:a xlink:type="simple" xlink:href="https://www.ukrinform.ua/tag-aukcion" text:style-name="Internet_20_link" text:visited-style-name="Visited_20_Internet_20_Link">
</text:a>
在破产案件的范围内(1.38亿UAH).</text:p>
      <text:p text:style-name="P4">
Станом на 15 травня у системі оголошено понад 4 тисячі е-аукціонів.</text:p>
      <text:p text:style-name="P4">
Як повідомлялося, у системі Prozorro.Продажі вже відбулось 435 аукціонів зпродажу прав на спеціальне використання водних біоресурсів у внутрішніхводоймах України.</text:p>
      <text:p text:style-name="P4">
News Source: <text:a xlink:type="simple" xlink:href="https://www.ukrinform.ua/rubric-economy/3709561-u-prozorroprodazi-vidbulisa-ponad-54-tisaci-aukcioniv.html" text:style-name="Internet_20_link" text:visited-style-name="Visited_20_Internet_20_Link">
https://www.ukrinform.ua/rubric-economy/3709561-u-prozorroprodazi-vidbulisa-ponad-54-tisaci-aukcioniv.html</text:a>
</text:p>
      <!--NEWS-->
      <text:h text:style-name="P10" text:outline-level="1">
<text:span text:style-name="T4">
即使改变力量，土耳其也将继续在战争中赚钱-Ogrizko</text:span>
</text:h>
      <text:p text:style-name="P4">
作者: Ukrinform (Person)</text:p>
      <text:p text:style-name="P4">
出版商: Укринформ (Organization)</text:p>
      <text:p text:style-name="P4">
出版时间: 2023-05-15T17:24:04+03:00</text:p>
      <text:p text:style-name="P4">
修改时间: 2023-05-15T17:24:04+03:00</text:p>
      <text:p text:style-name="P4">
描述: 前外交大臣沃迪米尔·奥格里佐科（Volodymyr Ogrizko）认为，即使由于总统大选而改变权力时，土耳其也不会放弃其国家利益，并将继续在俄罗斯和乌克兰获得赚钱。  - 乌克林。</text:p>
      <text:p text:style-name="P4">
图片: ["<text:a xlink:type="simple" xlink:href="https://static.ukrinform.com/photos/2018_11/thumb_files/630_360_1542971118-8338.jpeg" text:style-name="Internet_20_link" text:visited-style-name="Visited_20_Internet_20_Link">
630_360_15429...</text:a>
"]</text:p>
      <text:p text:style-name="P4">
标签: ['МЗС', 'Огризко', 'Туреччина']</text:p>
      <text:p text:style-name="P4">
类型: Article</text:p>
      <!--METADATA-->
      <text:p text:style-name="P4">
<draw:frame draw:style-name="fr1" draw:name="Image123" text:anchor-type="as-char" svg:width="6.9236in" svg:height="3.956343in" draw:z-index="0">
<draw:image xlink:href="../Images/yкринформ/2023-05-15T17-24-04-03-00/630_360_1542971118-8338.jpeg" xlink:type="simple" xlink:show="embed" xlink:actuate="onLoad" draw:mime-type="image/jpeg"/>
</draw:frame>
前外交大臣沃迪米尔·奥格里斯科(Volodymyr Ogryzko)认为，土耳其即使是总统大选也不会放弃他的利益，并将继续在俄罗斯和乌克兰赚钱。</text:p>
      <text:p text:style-name="P4">
外交官在[]中表达了这一观点(https://www.youtube.com/watch?v=jFmRPLN7fBQ&amp;ab_channel=RadioNV)，报道乌克林福姆。</text:p>
      <text:p text:style-name="P4">
“当然，情况可能主要改变土耳其的所有球员 - 乌克兰，俄罗斯，西方。 现在在这里捆绑了一个有趣的“结”。 但是，另一方面，让我们了解到，即使在其国家利益中改变权力时，土耳其也不会拒绝。” Ogryzko说。</text:p>
      <text:p text:style-name="P4">
<text:span text:style-name="T4">
另请阅读：</text:span>
 <text:a xlink:type="simple" xlink:href="https://www.ukrinform.ua/rubric-world/3709536-u-tureccini-ogolosili-datu-drugogo-turu-prezidentskih-viboriv.html" text:style-name="Internet_20_link" text:visited-style-name="Visited_20_Internet_20_Link">
<text:span text:style-name="T4">
土耳其</text:span>
</text:a>
据他说，尽管埃尔多安(Erdogan)的竞争对手是反对党的领导人凯马基里奇(Kemalkilichdaroglu)的领导人，而不是一个自由主义的政治家，实际上，没有必要期望他的位置“非凡”。</text:p>
      <text:p text:style-name="P4">
“坦率地说，现在土耳其赢得了最高战争，因此与俄罗斯的贸易和经济联系非常好，其利润几何增长，另一方面，它与乌克兰有很好的军事关系，也得到了良好的军事关系它在这里。我无法梦想这场战争。 新的土耳其领导人会说：“不，我们将是水晶并考虑原则”？ 但是，他会认为没有这样的东西让土耳其赚钱。 她将进一步赚钱，我们想要或不想要它。”前部长预测。</text:p>
      <text:p text:style-name="P4">
同时，根据奥格里兹(Ogryzk)的说法，随着事件情况的发展，世界上的低位状况将改变，很大程度上取决于普京政权将开始下降。</text:p>
      <text:p text:style-name="P4">
<text:span text:style-name="T4">
另请阅读：</text:span>
 <text:a xlink:type="simple" xlink:href="https://www.ukrinform.ua/rubric-world/3709266-u-tureccini-porahuvali-majze-99-golosiv-erdogan-ne-peremagae-u-persomu-turi.html" text:style-name="Internet_20_link" text:visited-style-name="Visited_20_Internet_20_Link">
<text:span text:style-name="T4">
土耳其</text:span>
</text:a>
“那么，当然，不仅土耳其，而且许多其他国家都会迅速改变言论。 说到土耳其，如果埃尔多安(Erdogan)输掉的话，这可能是枢机主教。 但是我认为至少在俄罗斯输掉之前，它不会如此艰巨。 然后，我认为，时间将出现在许多事情上 - 全球安全，区域安全，俄罗斯各地的某些国家的定位。”外交官说。</text:p>
      <text:p text:style-name="P4">
News Source: <text:a xlink:type="simple" xlink:href="https://www.ukrinform.ua/rubric-world/3709563-navit-pri-zmini-vladi-tureccina-prodovzit-zaroblati-na-vijni-ogrizko.html" text:style-name="Internet_20_link" text:visited-style-name="Visited_20_Internet_20_Link">
https://www.ukrinform.ua/rubric-world/3709563-navit-pri-zmini-vladi-tureccina-prodovzit-zaroblati-na-vijni-ogrizko.html</text:a>
</text:p>
      <!--NEWS-->
      <text:h text:style-name="P10" text:outline-level="1">
<text:span text:style-name="T4">
脊髓瘤覆盖了强大的摩果旋风，至少六人死亡</text:span>
</text:h>
      <text:p text:style-name="P4">
作者: Ukrinform (Person)</text:p>
      <text:p text:style-name="P4">
出版商: Укринформ (Organization)</text:p>
      <text:p text:style-name="P4">
出版时间: 2023-05-15T17:25:00+03:00</text:p>
      <text:p text:style-name="P4">
修改时间: 2023-05-15T17:25:00+03:00</text:p>
      <text:p text:style-name="P4">
描述: 缅甸的军事领导层宣布了拉金的自然灾害，因为摩卡摩卡飓风至少六人被杀。  - 乌克林。</text:p>
      <text:p text:style-name="P4">
图片: ["<text:a xlink:type="simple" xlink:href="https://static.ukrinform.com/photos/2023_05/thumb_files/630_360_1684160933-227.jpg" text:style-name="Internet_20_link" text:visited-style-name="Visited_20_Internet_20_Link">
630_360_16841...</text:a>
"]</text:p>
      <text:p text:style-name="P4">
标签: ['Мʼянма', 'Загибель', 'Негода', 'Циклон']</text:p>
      <text:p text:style-name="P4">
类型: Article</text:p>
      <!--METADATA-->
      <text:p text:style-name="P4">
<draw:frame draw:style-name="fr1" draw:name="Image124" text:anchor-type="as-char" svg:width="6.9236in" svg:height="3.956343in" draw:z-index="0">
<draw:image xlink:href="../Images/yкринформ/2023-05-15T17-25-00-03-00/630_360_1684160933-227.jpg" xlink:type="simple" xlink:show="embed" xlink:actuate="onLoad" draw:mime-type="image/jpeg"/>
</draw:frame>
缅甸的军事工程宣布了拉金的自然灾害，此后至少有六人在Mokco Cyclone中丧生。</text:p>
      <text:p text:style-name="P4">
关于它报告<text:a xlink:type="simple" xlink:href="https://www.bbc.com/news/world-asia-65595693" text:style-name="Internet_20_link" text:visited-style-name="Visited_20_Internet_20_Link">
</text:a>
，报道乌克林福姆。</text:p>
      <text:p text:style-name="P4">
击中孟加拉湾，击中Mynem和孟加拉国的飓风是本世纪最强大的一种。</text:p>
      <text:p text:style-name="P4">
在岸上 <text:a xlink:type="simple" xlink:href="https://www.ukrinform.ua/tag-manma" text:style-name="Internet_20_link" text:visited-style-name="Visited_20_Internet_20_Link">
 </text:a>
该元素摧毁了数百个建筑物和临时庇护所。</text:p>
      <text:p text:style-name="P4">
在若开邦记录了阵雨，强风和风暴，尤其是在其首都西特威的郊区。</text:p>
      <text:p text:style-name="P4">
<text:span text:style-name="T4">
另请阅读：</text:span>
 <text:a xlink:type="simple" xlink:href="https://www.ukrinform.ua/rubric-world/3690456-kilkist-zertv-tornado-u-statah-zrosla-do-22-desatki-ludej-u-likarnah.html" text:style-name="Internet_20_link" text:visited-style-name="Visited_20_Internet_20_Link">
</text:a>
居民说，这座城市的90％被摧毁。 沟通线在风中推翻圆柱和树后不起作用。</text:p>
      <text:p text:style-name="P4">
根据信息<text:a xlink:type="simple" xlink:href="https://apnews.com/article/cyclone-mocha-myanmar-bangladesh-b785ae31d2b9800affe1aba24531a37f" text:style-name="Internet_20_link" text:visited-style-name="Visited_20_Internet_20_Link">
</text:a>
，在5月14日，由于无意识，有700多人在缅甸。</text:p>
      <text:p text:style-name="P4">
据报道，通过一场强有力的风暴，周日接近孟加拉国缅甸，成千上万的人被撤离到更安全的地方。</text:p>
      <text:p text:style-name="P4">
<text:span text:style-name="T5">
foto：twitter.com/wai129</text:span>
</text:p>
      <text:p text:style-name="P4">
News Source: <text:a xlink:type="simple" xlink:href="https://www.ukrinform.ua/rubric-world/3709564-manmu-nakriv-potuznij-ciklon-mokko-sonajmense-sestero-zagiblih.html" text:style-name="Internet_20_link" text:visited-style-name="Visited_20_Internet_20_Link">
https://www.ukrinform.ua/rubric-world/3709564-manmu-nakriv-potuznij-ciklon-mokko-sonajmense-sestero-zagiblih.html</text:a>
</text:p>
      <!--NEWS-->
      <text:h text:style-name="P10" text:outline-level="1">
<text:span text:style-name="T4">
乌克兰乐队Kazka在海牙演出</text:span>
</text:h>
      <text:p text:style-name="P4">
作者: Ukrinform (Person)</text:p>
      <text:p text:style-name="P4">
出版商: Укринформ (Organization)</text:p>
      <text:p text:style-name="P4">
出版时间: 2023-05-15T17:30:00+03:00</text:p>
      <text:p text:style-name="P4">
修改时间: 2023-05-15T17:30:00+03:00</text:p>
      <text:p text:style-name="P4">
描述: 5月14日，举行了乌克兰音乐乐队Kazka的音乐会 - 享受来自全国各地的著名热门歌曲“哭泣”和“假期”的乌克兰人和荷兰人。  - 乌克林。</text:p>
      <text:p text:style-name="P4">
图片: ["<text:a xlink:type="simple" xlink:href="https://static.ukrinform.com/photos/2023_05/thumb_files/630_360_1684160793-377.jpeg" text:style-name="Internet_20_link" text:visited-style-name="Visited_20_Internet_20_Link">
630_360_16841...</text:a>
", "<text:a xlink:type="simple" xlink:href="https://static.ukrinform.com/photos/2023_05/1684160818-742.jpeg" text:style-name="Internet_20_link" text:visited-style-name="Visited_20_Internet_20_Link">
1684160818-74...</text:a>
", "<text:a xlink:type="simple" xlink:href="https://static.ukrinform.com/photos/2023_05/1684160837-719.jpeg" text:style-name="Internet_20_link" text:visited-style-name="Visited_20_Internet_20_Link">
1684160837-71...</text:a>
", "<text:a xlink:type="simple" xlink:href="https://static.ukrinform.com/photos/2023_05/1684160859-109.jpeg" text:style-name="Internet_20_link" text:visited-style-name="Visited_20_Internet_20_Link">
1684160859-10...</text:a>
", "<text:a xlink:type="simple" xlink:href="https://static.ukrinform.com/photos/2023_05/1684160873-318.jpeg" text:style-name="Internet_20_link" text:visited-style-name="Visited_20_Internet_20_Link">
1684160873-31...</text:a>
", "<text:a xlink:type="simple" xlink:href="https://static.ukrinform.com/photos/2023_05/1684160895-791.jpeg" text:style-name="Internet_20_link" text:visited-style-name="Visited_20_Internet_20_Link">
1684160895-79...</text:a>
", "<text:a xlink:type="simple" xlink:href="https://static.ukrinform.com/photos/2023_05/1684160981-394.jpg" text:style-name="Internet_20_link" text:visited-style-name="Visited_20_Internet_20_Link">
1684160981-39...</text:a>
", "<text:a xlink:type="simple" xlink:href="https://static.ukrinform.com/photos/2023_05/1684160915-761.jpeg" text:style-name="Internet_20_link" text:visited-style-name="Visited_20_Internet_20_Link">
1684160915-76...</text:a>
"]</text:p>
      <text:p text:style-name="P4">
标签: ['Гаага', 'Культура', 'Нідерланди', 'Гурт KAZKA', 'Війна з росією']</text:p>
      <text:p text:style-name="P4">
类型: Article</text:p>
      <!--METADATA-->
      <text:p text:style-name="P4">
<draw:frame draw:style-name="fr1" draw:name="Image125" text:anchor-type="as-char" svg:width="6.9236in" svg:height="3.956343in" draw:z-index="0">
<draw:image xlink:href="../Images/yкринформ/2023-05-15T17-30-00-03-00/630_360_1684160793-377.jpeg" xlink:type="simple" xlink:show="embed" xlink:actuate="onLoad" draw:mime-type="image/jpeg"/>
</draw:frame>
5月14日，在海牙，举行了乌克兰音乐乐队Kazka的音乐会 - 享受乌克兰人和乌克兰各地的乌克兰人和荷兰人的著名热门歌曲“哭泣”和“假期”。</text:p>
      <text:p text:style-name="P4">
海牙的乌克林福音通讯员报告了它。</text:p>
      <text:p text:style-name="P4">
<draw:frame draw:style-name="fr1" draw:name="Image126" text:anchor-type="as-char" svg:width="6.9236in" svg:height="4.622144in" draw:z-index="0">
<draw:image xlink:href="../Images/yкринформ/2023-05-15T17-30-00-03-00/1684160818-742.jpeg" xlink:type="simple" xlink:show="embed" xlink:actuate="onLoad" draw:mime-type="image/jpeg"/>
</draw:frame>
还有许多人，由于乌克兰的俄罗斯战争，他们要在乌克兰留下自己的家，并在荷兰发现自己。 乌克兰乐队的志愿者还访问了乌克兰军队，目前在荷兰康复。</text:p>
      <text:p text:style-name="P4">
<draw:frame draw:style-name="fr1" draw:name="Image127" text:anchor-type="as-char" svg:width="6.9236in" svg:height="4.622144in" draw:z-index="0">
<draw:image xlink:href="../Images/yкринформ/2023-05-15T17-30-00-03-00/1684160837-719.jpeg" xlink:type="simple" xlink:show="embed" xlink:actuate="onLoad" draw:mime-type="image/jpeg"/>
</draw:frame>
在音乐会上，卡萨卡独奏家亚历山大·扎里茨卡亚(Alexander Zaritskaya)敦促女孩们感恩地生活乌克兰捍卫者。</text:p>
      <text:p text:style-name="P4">
她从乌克兰军队和乌克兰国旗那里收到了鲜花。音乐会后，这位歌手向乌克兰的通讯员展示了她的礼物 - 乌克兰国旗由乌克兰军队签署。</text:p>
      <text:p text:style-name="P4">
<draw:frame draw:style-name="fr1" draw:name="Image128" text:anchor-type="as-char" svg:width="6.9236in" svg:height="5.1927in" draw:z-index="0">
<draw:image xlink:href="../Images/yкринформ/2023-05-15T17-30-00-03-00/1684160859-109.jpeg" xlink:type="simple" xlink:show="embed" xlink:actuate="onLoad" draw:mime-type="image/jpeg"/>
</draw:frame>
“他们给我一个惊喜，这是非常有价值的礼物。 我可能会在框架的某个地方在家。 请参阅这里的每名军队与自己签约，这非常有价值。 在这里，吸引了呼叫，签名和心脏。 这很好，非常好。” Zaritskaya说。</text:p>
      <text:p text:style-name="P4">
值得注意的是，乌克兰乐队Kazka四年前在海牙演出。乐队的独奏家说她更害羞。</text:p>
      <text:p text:style-name="P4">
<draw:frame draw:style-name="fr1" draw:name="Image129" text:anchor-type="as-char" svg:width="6.9236in" svg:height="5.1927in" draw:z-index="0">
<draw:image xlink:href="../Images/yкринформ/2023-05-15T17-30-00-03-00/1684160873-318.jpeg" xlink:type="simple" xlink:show="embed" xlink:actuate="onLoad" draw:mime-type="image/jpeg"/>
</draw:frame>
“音乐会访客应该爱上艺术家，我试图赐予我的灵魂。 我认为四年前我在表演音乐时有点害羞。 现在，我并不感到羞耻地表现出自己并生病，这对我来说最重要的是我真正能使他们抓住积极的态度。 我们设法看到并微笑。 军方令人难以置信。 这位艺术家说：“在海牙有一场非常真诚的音乐会。”</text:p>
      <text:p text:style-name="P4">
<draw:frame draw:style-name="fr1" draw:name="Image130" text:anchor-type="as-char" svg:width="6.9236in" svg:height="5.1927in" draw:z-index="0">
<draw:image xlink:href="../Images/yкринформ/2023-05-15T17-30-00-03-00/1684160895-791.jpeg" xlink:type="simple" xlink:show="embed" xlink:actuate="onLoad" draw:mime-type="image/jpeg"/>
</draw:frame>
卡萨(Kazka)还演唱了乌克兰的国歌，并不断地表达了捍卫者和乌克兰人的支持，他们在战争中发现自己在荷兰。</text:p>
      <text:p text:style-name="P4">
<draw:frame draw:style-name="fr1" draw:name="Image131" text:anchor-type="as-char" svg:width="6.9236in" svg:height="5.1927in" draw:z-index="0">
<draw:image xlink:href="../Images/yкринформ/2023-05-15T17-30-00-03-00/1684160981-394.jpg" xlink:type="simple" xlink:show="embed" xlink:actuate="onLoad" draw:mime-type="image/jpeg"/>
</draw:frame>
除了音乐会外，乐队还参观了乌克兰难民居住的鹿特丹中心以及海牙的乌克兰学校。</text:p>
      <text:p text:style-name="P4">
<draw:frame draw:style-name="fr1" draw:name="Image132" text:anchor-type="as-char" svg:width="6.9236in" svg:height="8.5804in" draw:z-index="0">
<draw:image xlink:href="../Images/yкринформ/2023-05-15T17-30-00-03-00/1684160915-761.jpeg" xlink:type="simple" xlink:show="embed" xlink:actuate="onLoad" draw:mime-type="image/jpeg"/>
</draw:frame>
当然，卡萨卡访问了和平宫殿附近的海牙 - 联合国国际法院的官方住所和仲裁法院的永久会议厅。</text:p>
      <text:p text:style-name="P4">
在那里，乌克兰乐队的照片是用一张海报拍摄的，该海报写着“我们在这里等你，x*”。 Putin Kazka发表的照片关系发布<text:a xlink:type="simple" xlink:href="https://www.instagram.com/kazka.band/" text:style-name="Internet_20_link" text:visited-style-name="Visited_20_Internet_20_Link">
</text:a>
。  回想一下，在一个致力于解放日的节日中，在荷兰城市的Gertogenbos，<text:a xlink:type="simple" xlink:href="https://www.ukrinform.ua/rubric-diaspora/3706403-u-niderlandah-gurt-goa-vistupiv-na-festivali-prisvacenomu-dnu-vizvolenna.html" text:style-name="Internet_20_link" text:visited-style-name="Visited_20_Internet_20_Link">
</text:a>
乌克兰乐队Go-A。</text:p>
      <text:p text:style-name="P4">
<text:span text:style-name="T5">
foto：荷兰乌克兰基金会Irina Drabok，Kazka / Instagram</text:span>
</text:p>
      <text:p text:style-name="P4">
News Source: <text:a xlink:type="simple" xlink:href="https://www.ukrinform.ua/rubric-diaspora/3709568-ukrainskij-gurt-kazka-vistupiv-u-gaazi.html" text:style-name="Internet_20_link" text:visited-style-name="Visited_20_Internet_20_Link">
https://www.ukrinform.ua/rubric-diaspora/3709568-ukrainskij-gurt-kazka-vistupiv-u-gaazi.html</text:a>
</text:p>
      <!--NEWS-->
      <text:h text:style-name="P10" text:outline-level="1">
<text:span text:style-name="T4">
国内业务的期望和计划仍然足够谨慎</text:span>
</text:h>
      <text:p text:style-name="P4">
作者: Ukrinform (Person)</text:p>
      <text:p text:style-name="P4">
出版商: Укринформ (Organization)</text:p>
      <text:p text:style-name="P4">
出版时间: 2023-05-15T17:31:00+03:00</text:p>
      <text:p text:style-name="P4">
修改时间: 2023-05-15T17:31:00+03:00</text:p>
      <text:p text:style-name="P4">
描述: 4月，对当前状况进行积极评估的企业比例增加了9％。相反，计划在未来几个月增长的人的比例减少了10％。  - 乌克林。</text:p>
      <text:p text:style-name="P4">
图片: ["<text:a xlink:type="simple" xlink:href="https://static.ukrinform.com/photos/2022_06/thumb_files/630_360_1654625684-969.jpg" text:style-name="Internet_20_link" text:visited-style-name="Visited_20_Internet_20_Link">
630_360_16546...</text:a>
"]</text:p>
      <text:p text:style-name="P4">
标签: ['Бізнес', 'Резерви НБУ', 'Релокація підприємств']</text:p>
      <text:p text:style-name="P4">
类型: Article</text:p>
      <!--METADATA-->
      <text:p text:style-name="P4">
<draw:frame draw:style-name="fr1" draw:name="Image133" text:anchor-type="as-char" svg:width="6.9236in" svg:height="3.956343in" draw:z-index="0">
<draw:image xlink:href="../Images/yкринформ/2023-05-15T17-31-00-03-00/630_360_1654625684-969.jpg" xlink:type="simple" xlink:show="embed" xlink:actuate="onLoad" draw:mime-type="image/jpeg"/>
</draw:frame>
4月，积极评估当前情况的企业增长了9％。相反，计划生长月份的人的比例减少了10％。</text:p>
      <text:p text:style-name="P4">
tapialition咨询经济研究所的执行董事Oksana Kuzyakov在乌克兰国际商业对乌克兰商业环境的调查中的一项演讲中说，这是战争期间商业纪念的经济趋势。 2023年4月»。</text:p>
      <text:p text:style-name="P4">
因此，根据已发布的数据，2023年4月，那些认为情况比一年前更好的企业经理的比例从41％增加到50％。与此同时，那些比一年差的人的百分比AGO从43％下降到30％。</text:p>
      <text:p text:style-name="P4">
<text:span text:style-name="T4">
另请阅读：</text:span>
 <text:a xlink:type="simple" xlink:href="https://www.ukrinform.ua/rubric-regions/3709448-relokovanij-biznes-vid-gadzetiv-i-bronikiv-do-kavuniv-i-sirnih-snekiv.html" text:style-name="Internet_20_link" text:visited-style-name="Visited_20_Internet_20_Link">
<text:span text:style-name="T4">
业务</text:span>
</text:a>
“ 2023年4月，企业继续恢复生产。 在过去的12个月中，几乎全额运营的柳树是最高的。”库扎基纳说。</text:p>
      <text:p text:style-name="P4">
同时，作为对该国和企业当前状况的评估，继续改善，期望和评估直接前景(在6个月和3个月的观点中)继续下降。</text:p>
      <text:p text:style-name="P4">
“接下来三个月的期望和业务计划仍然保持谨慎。 狂热的未来，未来两年的计划以及Butinem。” Kuzakina说。</text:p>
      <text:p text:style-name="P4">
<text:span text:style-name="T4">
另请阅读：</text:span>
 <text:a xlink:type="simple" xlink:href="https://www.ukrinform.ua/rubric-regions/3708500-kim-nazvav-najbilsu-problemu-dla-biznesu-mikolaivsini.html" text:style-name="Internet_20_link" text:visited-style-name="Visited_20_Internet_20_Link">
<text:span text:style-name="T4">
业务</text:span>
</text:a>
特别是在4月，与2023年3月相比，计划在未来3-4个月内增加产量的企业份额从60.1％下降到50.2％。 同时，计划减少产量的人的比例从3月的3.8％增加到4月的6.1％。</text:p>
      <text:p text:style-name="P4">
“这里的原因很明显。 如果在战争开始时，一年前或夏季，积极战斗的持续时间可能会预测一年或礼物，那么很明显，现在由于无法确定清晰的时间，当一切都结束时，我们会看到如此的业务反应。”库兹亚基纳说。</text:p>
      <text:p text:style-name="P4">
News Source: <text:a xlink:type="simple" xlink:href="https://www.ukrinform.ua/rubric-economy/3709591-ocikuvanna-i-plani-vitciznanogo-biznesu-zalisautsa-dosit-obereznimi.html" text:style-name="Internet_20_link" text:visited-style-name="Visited_20_Internet_20_Link">
https://www.ukrinform.ua/rubric-economy/3709591-ocikuvanna-i-plani-vitciznanogo-biznesu-zalisautsa-dosit-obereznimi.html</text:a>
</text:p>
      <!--NEWS-->
      <text:h text:style-name="P10" text:outline-level="1">
<text:span text:style-name="T4">
在基辅地区，大规模的森林大火 - 燃烧15公顷</text:span>
</text:h>
      <text:p text:style-name="P4">
作者: Ukrinform (Person)</text:p>
      <text:p text:style-name="P4">
出版商: Укринформ (Organization)</text:p>
      <text:p text:style-name="P4">
出版时间: 2023-05-15T17:34:09+03:00</text:p>
      <text:p text:style-name="P4">
修改时间: 2023-05-15T17:34:09+03:00</text:p>
      <text:p text:style-name="P4">
描述: 救援人员试图在基夫地区的Vyshgorod区域进行大规模射击，森林地板在15公顷的区域燃烧。  - 乌克林。</text:p>
      <text:p text:style-name="P4">
图片: ["<text:a xlink:type="simple" xlink:href="https://static.ukrinform.com/photos/2023_05/thumb_files/630_360_1684161117-446.jpg" text:style-name="Internet_20_link" text:visited-style-name="Visited_20_Internet_20_Link">
630_360_16841...</text:a>
"]</text:p>
      <text:p text:style-name="P4">
标签: ['ДСНС', 'Пожежа', 'Київщина']</text:p>
      <text:p text:style-name="P4">
类型: Article</text:p>
      <!--METADATA-->
      <text:p text:style-name="P4">
<draw:frame draw:style-name="fr1" draw:name="Image134" text:anchor-type="as-char" svg:width="6.9236in" svg:height="3.956343in" draw:z-index="0">
<draw:image xlink:href="../Images/yкринформ/2023-05-15T17-34-09-03-00/630_360_1684161117-446.jpg" xlink:type="simple" xlink:show="embed" xlink:actuate="onLoad" draw:mime-type="image/jpeg"/>
</draw:frame>
救援人员试图在Vyshgorod区域定位大规模火灾，森林地板在15公顷的区域燃烧。</text:p>
      <text:p text:style-name="P4">
关于它报告<text:a xlink:type="simple" xlink:href="https://www.facebook.com/MNS.GOV.UA/" text:style-name="Internet_20_link" text:visited-style-name="Visited_20_Internet_20_Link">
</text:a>
，报道乌克林福姆。</text:p>
      <text:p text:style-name="P4">
如前所述，Virgorod区的5月15日下午2:20，在村庄附近的Claudiivsky Forestry Zeraitoria的森林垃圾点火上收到了一份报告。 新的Petrivtsi。</text:p>
      <text:p text:style-name="P4">
<text:span text:style-name="T4">
另请阅读：</text:span>
 <text:a xlink:type="simple" xlink:href="https://www.ukrinform.ua/rubric-society/3709500-lisivniki-ciei-vesni-visadili-ponad-109-miljona-sianciv.html" text:style-name="Internet_20_link" text:visited-style-name="Visited_20_Internet_20_Link">
</text:a>
声明说：“到达救援人员后，已经确定对15公顷的林业区域发生了点火。”</text:p>
      <text:p text:style-name="P4">
根据救援局的说法，25人和7个单位被扑灭大火，其中SES中有15人和4件设备。 来自武装部队5人和1个单一设备，从林业5人和2个设备。 四轮驱动器用于估计。</text:p>
      <text:p text:style-name="P4">
火灾定位正在进行中。</text:p>
      <text:p text:style-name="P4">
<text:span text:style-name="T4">
另请阅读：</text:span>
 <text:a xlink:type="simple" xlink:href="https://www.ukrinform.ua/rubric-ato/3708572-rosiani-vnoci-atakuvali-hmelniccinu-poskodzena-kriticna-infrastruktura.html" text:style-name="Internet_20_link" text:visited-style-name="Visited_20_Internet_20_Link">
</text:a>
在SES中确保了情况。</text:p>
      <text:p text:style-name="P4">
据报道，在5月15日至18日，乌克兰的大多数地区，预计将出现极大的火灾危险。</text:p>
      <text:p text:style-name="P4">
News Source: <text:a xlink:type="simple" xlink:href="https://www.ukrinform.ua/rubric-regions/3709570-na-kiivsini-masstabna-lisova-pozeza-gorat-15-gektariv.html" text:style-name="Internet_20_link" text:visited-style-name="Visited_20_Internet_20_Link">
https://www.ukrinform.ua/rubric-regions/3709570-na-kiivsini-masstabna-lisova-pozeza-gorat-15-gektariv.html</text:a>
</text:p>
      <!--NEWS-->
      <text:h text:style-name="P10" text:outline-level="1">
<text:span text:style-name="T4">
季后赛蒙特·韦德利（Monte Wedley）</text:span>
</text:h>
      <text:p text:style-name="P4">
作者: Ukrinform (Person)</text:p>
      <text:p text:style-name="P4">
出版商: Укринформ (Organization)</text:p>
      <text:p text:style-name="P4">
出版时间: 2023-05-15T17:35:00+03:00</text:p>
      <text:p text:style-name="P4">
修改时间: 2023-05-15T17:35:00+03:00</text:p>
      <text:p text:style-name="P4">
描述: 在传奇阶段，他们击败了另一支乌克兰的纳维尼队。  - 乌克林。</text:p>
      <text:p text:style-name="P4">
图片: ["<text:a xlink:type="simple" xlink:href="https://static.ukrinform.com/photos/2023_05/thumb_files/630_360_1684161238-455.jpg" text:style-name="Internet_20_link" text:visited-style-name="Visited_20_Internet_20_Link">
630_360_16841...</text:a>
"]</text:p>
      <text:p text:style-name="P4">
标签: ['кіберспорт']</text:p>
      <text:p text:style-name="P4">
类型: Article</text:p>
      <!--METADATA-->
      <text:p text:style-name="P4">
<draw:frame draw:style-name="fr1" draw:name="Image135" text:anchor-type="as-char" svg:width="6.9236in" svg:height="3.956343in" draw:z-index="0">
<draw:image xlink:href="../Images/yкринформ/2023-05-15T17-35-00-03-00/630_360_1684161238-455.jpg" xlink:type="simple" xlink:show="embed" xlink:actuate="onLoad" draw:mime-type="image/jpeg"/>
</draw:frame>
在传奇阶段，他们击败了另一支乌克兰的纳维尼队。</text:p>
      <text:p text:style-name="P4">
乌克林法姆报道，乌克兰队蒙特和纳图斯·文塞尔在爆炸的第四轮比赛中相遇。TV巴黎主要传奇舞台。</text:p>
      <text:p text:style-name="P4">
蒙特以2：0击败Navi(阿努比斯 -  16:12，核武器 -  16：2)这个故事第一次进入了少校的季后赛。 早些时候，在传奇阶段，乌克兰队击败了Furia Esports和Fnatic，以及团队的活力。</text:p>
      <text:p text:style-name="P4">
Navi在传奇阶段遭受了第二次失败，并以2-2的成绩获得统计。 5月16日，“出生的获奖者”将在传奇舞台上举行决赛。 乌克兰队将在胜利的情况下进入季后赛，并在失败时离开比赛。</text:p>
      <text:p text:style-name="P4">
传奇阶段将于5月13日至5月16日持续。 由于传奇舞台在季后赛爆炸中。</text:p>
      <text:p text:style-name="P4">
Blast.TV巴黎Majoor- CS：Go In History的最后一位专业。 奖金为$ 1,250,000。</text:p>
      <text:p text:style-name="P4">
<text:span text:style-name="T4">
另请阅读：</text:span>
 <text:a xlink:type="simple" xlink:href="https://www.ukrinform.ua/rubric-sports/3709049-navi-zdolali-ninjas-in-pyjamas-na-blast-paris-major-2023.html" text:style-name="Internet_20_link" text:visited-style-name="Visited_20_Internet_20_Link">
</text:a>
据乌克林福姆报道，比赛的总决赛定于5月21日举行。</text:p>
      <text:p text:style-name="P4">
照片：盖蒂图像</text:p>
      <text:p text:style-name="P4">
News Source: <text:a xlink:type="simple" xlink:href="https://www.ukrinform.ua/rubric-sports/3709571-monte-vijsli-v-plejoff-blasttv-paris-major-2023.html" text:style-name="Internet_20_link" text:visited-style-name="Visited_20_Internet_20_Link">
https://www.ukrinform.ua/rubric-sports/3709571-monte-vijsli-v-plejoff-blasttv-paris-major-2023.html</text:a>
</text:p>
      <!--NEWS-->
      <text:h text:style-name="P10" text:outline-level="1">
<text:span text:style-name="T4">
卡纳托沃飞机场炮击：上诉法院被拘留在切尔文斯基官员的拘留所</text:span>
</text:h>
      <text:p text:style-name="P4">
作者: Ukrinform (Person)</text:p>
      <text:p text:style-name="P4">
出版商: Укринформ (Organization)</text:p>
      <text:p text:style-name="P4">
出版时间: 2023-05-15T17:37:00+03:00</text:p>
      <text:p text:style-name="P4">
修改时间: 2023-05-15T17:37:00+03:00</text:p>
      <text:p text:style-name="P4">
描述: 上诉法院为罗马切尔文斯基特种作战部队之一的前代理司令留下了预防措施，就卡纳托沃·埃罗德（Kanatovo）的需求而言。  - 乌克林。</text:p>
      <text:p text:style-name="P4">
图片: ["<text:a xlink:type="simple" xlink:href="https://static.ukrinform.com/photos/2023_04/thumb_files/630_360_1682446981-986.jpg" text:style-name="Internet_20_link" text:visited-style-name="Visited_20_Internet_20_Link">
630_360_16824...</text:a>
"]</text:p>
      <text:p text:style-name="P4">
标签: ['Обстріл', 'Апеляція', 'Аеродром']</text:p>
      <text:p text:style-name="P4">
类型: Article</text:p>
      <!--METADATA-->
      <text:p text:style-name="P4">
<draw:frame draw:style-name="fr1" draw:name="Image136" text:anchor-type="as-char" svg:width="6.9236in" svg:height="3.956343in" draw:z-index="0">
<draw:image xlink:href="../Images/yкринформ/2023-05-15T17-37-00-03-00/630_360_1682446981-986.jpg" xlink:type="simple" xlink:show="embed" xlink:actuate="onLoad" draw:mime-type="image/jpeg"/>
</draw:frame>
上诉法院为Romanochervsky特种作战部队的一部分指挥官的前执行义务留下了预防措施。</text:p>
      <text:p text:style-name="P4">
关于它报告<text:a xlink:type="simple" xlink:href="https://suspilne.media/476743-obstril-rf-aerodromu-kanatove-apelacijnij-sud-zalisiv-cervinskogo-pid-vartou/" text:style-name="Internet_20_link" text:visited-style-name="Visited_20_Internet_20_Link">
</text:a>
，报道乌克林福姆。</text:p>
      <text:p text:style-name="P4">
据指出，会议处于封闭模式。</text:p>
      <text:p text:style-name="P4">
Chervinsky的律师Lyudmila Kusa报告说，辩方计划更改约束。</text:p>
      <text:p text:style-name="P4">
<text:span text:style-name="T4">
另请阅读：</text:span>
 <text:a xlink:type="simple" xlink:href="https://www.ukrinform.ua/rubric-society/3698964-obstril-rosianami-aerodromu-kanatove-sbu-povidomila-pro-pidozru-eksbijcu-sso.html" text:style-name="Internet_20_link" text:visited-style-name="Visited_20_Internet_20_Link">
</text:a>
她说：“从第一天开始，我们的立场是不变的 - 切尔文的怀疑是不合理的，论点没有得到证据的证实，并且被远远地得到了胜利。”</text:p>
      <text:p text:style-name="P4">
正如乌克林福姆报道的，调查<text:a xlink:type="simple" xlink:href="https://www.ukrinform.ua/rubric-ato/3698454-hotili-vkrasti-vorozij-litak-ale-naskodili-ukraini-sbu-zavela-spravu-na-vijskovih.html" text:style-name="Internet_20_link" text:visited-style-name="Visited_20_Internet_20_Link">
</text:a>
2022年7月，卡纳托沃飞机场俄罗斯入侵者的大量火箭袭击引起了个人军人的未经授权行动。</text:p>
      <text:p text:style-name="P4">
4月24日在乌克兰安全部门的机场炮击<text:a xlink:type="simple" xlink:href="https://www.ukrinform.ua/rubric-society/3700000-sbu-zatrimala-oficera-cervinskogo-akogo-sukali-v-spravi-pro-obstril-aerodromu-kanatove-dzerelo.html" text:style-name="Internet_20_link" text:visited-style-name="Visited_20_Internet_20_Link">
</text:a>
Chervinsky官员。</text:p>
      <text:p text:style-name="P4">
4月25日Shevchenkivsky <text:a xlink:type="simple" xlink:href="https://www.ukrinform.ua/tag-sud" text:style-name="Internet_20_link" text:visited-style-name="Visited_20_Internet_20_Link">
</text:a>
Kyiv进行了两个月的预审措施，没有正确的保证。</text:p>
      <text:p text:style-name="P4">
<text:span text:style-name="T5">
照片：公共</text:span>
</text:p>
      <text:p text:style-name="P4">
News Source: <text:a xlink:type="simple" xlink:href="https://www.ukrinform.ua/rubric-society/3709573-obstril-aerodromu-kanatove-apelacijnij-sud-zalisiv-pid-vartou-oficera-cervinskogo.html" text:style-name="Internet_20_link" text:visited-style-name="Visited_20_Internet_20_Link">
https://www.ukrinform.ua/rubric-society/3709573-obstril-aerodromu-kanatove-apelacijnij-sud-zalisiv-pid-vartou-oficera-cervinskogo.html</text:a>
</text:p>
      <!--NEWS-->
      <text:h text:style-name="P10" text:outline-level="1">
<text:span text:style-name="T4">
Google启动功能以查找假和人为生成的图像</text:span>
</text:h>
      <text:p text:style-name="P4">
作者: Ukrinform (Person)</text:p>
      <text:p text:style-name="P4">
出版商: Укринформ (Organization)</text:p>
      <text:p text:style-name="P4">
出版时间: 2023-05-15T17:38:05+03:00</text:p>
      <text:p text:style-name="P4">
修改时间: 2023-05-15T17:38:05+03:00</text:p>
      <text:p text:style-name="P4">
描述: Google添加了两个新功能，以查找假和人为生成的图像，以减少在人工智能开发背景下的错误信息。  - 乌克林。</text:p>
      <text:p text:style-name="P4">
图片: ["<text:a xlink:type="simple" xlink:href="https://static.ukrinform.com/photos/2021_10/thumb_files/630_360_1633690866-459.jpg" text:style-name="Internet_20_link" text:visited-style-name="Visited_20_Internet_20_Link">
630_360_16336...</text:a>
"]</text:p>
      <text:p text:style-name="P4">
标签: ['Google', 'Технології', 'Штучний інтелект']</text:p>
      <text:p text:style-name="P4">
类型: Article</text:p>
      <!--METADATA-->
      <text:p text:style-name="P4">
<draw:frame draw:style-name="fr1" draw:name="Image137" text:anchor-type="as-char" svg:width="6.9236in" svg:height="3.956343in" draw:z-index="0">
<draw:image xlink:href="../Images/yкринформ/2023-05-15T17-38-05-03-00/630_360_1633690866-459.jpg" xlink:type="simple" xlink:show="embed" xlink:actuate="onLoad" draw:mime-type="image/jpeg"/>
</draw:frame>
Google有两个新功能可以找到假和人为生成的图像，以在人工智能开发的背景下改变错误信息。</text:p>
      <text:p text:style-name="P4">
正如乌克林福姆报道的那样，它报告了<text:a xlink:type="simple" xlink:href="https://www.bloomberg.com/news/articles/2023-05-15/google-launching-tools-to-identify-misleading-and-ai-images" text:style-name="Internet_20_link" text:visited-style-name="Visited_20_Internet_20_Link">
</text:a>
。</text:p>
      <text:p text:style-name="P4">
Alphabet Inc.的两个新功能中的第一个。 它被称为“在凯西米亚上”，并提供了一个附加的上下文：有关情节的第一个索引的信息，该图的第一个索引，出版物的第一名以及其在网络上的出版物的其他地方。</text:p>
      <text:p text:style-name="P4">
消息传出：“目标是帮助用户识别原始源，以通过媒体提供的任何启示证据来模拟图像。”</text:p>
      <text:p text:style-name="P4">
<text:span text:style-name="T4">
另请阅读：</text:span>
 <text:a xlink:type="simple" xlink:href="https://www.ukrinform.ua/rubric-technology/3705164-bajden-zustrivsa-z-kerivnikami-microsoft-i-google-govorili-pro-bezpecnist-stucnogo-intelektu.html" text:style-name="Internet_20_link" text:visited-style-name="Visited_20_Internet_20_Link">
</text:a>
Google还将指定使用AI和工具创建的每个图像。 该公司还与其他平台合作，以确保它们对此类图像有类似的标记，包括Mmidjourney和Shutterstock Services。</text:p>
      <text:p text:style-name="P4">
以前的truepic，它支持<text:a xlink:type="simple" xlink:href="https://www.ukrinform.ua/tag-microsoft" text:style-name="Internet_20_link" text:visited-style-name="Visited_20_Internet_20_Link">
</text:a>
，提出的系统保证图像不会从拍摄和随着发送结束而更改。</text:p>
      <text:p text:style-name="P4">
正如人工智能开发商乌克林福姆报道的(雷神)杰弗里(Jeffrey)认为最新的<text:a xlink:type="simple" xlink:href="https://www.ukrinform.ua/rubric-technology/3705572-zagroza-stucnogo-intelektu-moze-buti-bilsou-za-zminu-klimatu-rozrobnik.html" text:style-name="Internet_20_link" text:visited-style-name="Visited_20_Internet_20_Link">
</text:a>
对于人类而不是气候变化。</text:p>
      <text:p text:style-name="P4">
News Source: <text:a xlink:type="simple" xlink:href="https://www.ukrinform.ua/rubric-technology/3709572-google-zapuskae-funkcii-dla-posuku-fejkovih-ta-stucno-zgenerovanih-zobrazen.html" text:style-name="Internet_20_link" text:visited-style-name="Visited_20_Internet_20_Link">
https://www.ukrinform.ua/rubric-technology/3709572-google-zapuskae-funkcii-dla-posuku-fejkovih-ta-stucno-zgenerovanih-zobrazen.html</text:a>
</text:p>
      <!--NEWS-->
      <text:h text:style-name="P10" text:outline-level="1">
<text:span text:style-name="T4">
UPL：Dovbik和Van Leuven是April的最佳球员和教练</text:span>
</text:h>
      <text:p text:style-name="P4">
作者: Ukrinform (Person)</text:p>
      <text:p text:style-name="P4">
出版商: Укринформ (Organization)</text:p>
      <text:p text:style-name="P4">
出版时间: 2023-05-15T17:41:40+03:00</text:p>
      <text:p text:style-name="P4">
修改时间: 2023-05-15T17:41:40+03:00</text:p>
      <text:p text:style-name="P4">
描述: 上个月在5场冠军赛中，Artem的帐户8个进球。  - 乌克林。</text:p>
      <text:p text:style-name="P4">
图片: ["<text:a xlink:type="simple" xlink:href="https://static.ukrinform.com/photos/2023_05/thumb_files/630_360_1684161598-709.jpg" text:style-name="Internet_20_link" text:visited-style-name="Visited_20_Internet_20_Link">
630_360_16841...</text:a>
", "<text:a xlink:type="simple" xlink:href="https://static.ukrinform.com/photos/2023_05/1684161680-560.jpg" text:style-name="Internet_20_link" text:visited-style-name="Visited_20_Internet_20_Link">
1684161680-56...</text:a>
"]</text:p>
      <text:p text:style-name="P4">
标签: ['Футбол']</text:p>
      <text:p text:style-name="P4">
类型: Article</text:p>
      <!--METADATA-->
      <text:p text:style-name="P4">
<draw:frame draw:style-name="fr1" draw:name="Image138" text:anchor-type="as-char" svg:width="6.9236in" svg:height="3.956343in" draw:z-index="0">
<draw:image xlink:href="../Images/yкринформ/2023-05-15T17-41-40-03-00/630_360_1684161598-709.jpg" xlink:type="simple" xlink:show="embed" xlink:actuate="onLoad" draw:mime-type="image/jpeg"/>
</draw:frame>
上个月的5场冠军赛中有8个进球。</text:p>
      <text:p text:style-name="P4">
UPL媒体服务<text:a xlink:type="simple" xlink:href="https://upl.ua/ua/news/view/7273" text:style-name="Internet_20_link" text:visited-style-name="Visited_20_Internet_20_Link">
</text:a>
据《乌克林福姆》报道，在三月比赛之后，一名受限制的教练和冠军球员投票的结果。</text:p>
      <text:p text:style-name="P4">
Dnipro-1前锋Artem Dovbik和Zori Couch获得了奖项。</text:p>
      <text:p text:style-name="P4">
<draw:frame draw:style-name="fr1" draw:name="Image139" text:anchor-type="as-char" svg:width="6.9236in" svg:height="4.15416in" draw:z-index="0">
<draw:image xlink:href="../Images/yкринформ/2023-05-15T17-41-40-03-00/1684161680-560.jpg" xlink:type="simple" xlink:show="embed" xlink:actuate="onLoad" draw:mime-type="image/jpeg"/>
</draw:frame>
Dovbik在Artem Bondarenko之前的声音(“矿工”)，Daniel Alefirenko(Chernomorets)埃雷罗的食物(“星星”). На рахунку Артема 8 голів у 5матчах чемпіонату у минулому місяці.</text:p>
      <text:p text:style-name="P4">
Ван Леувен натомість отримав більше голосів, ніж Олександр Кучер (dnipro-1)，罗马·格里戈尔丘克(Roman Grigorchuk)(Chernomorets)和Igor Yovichevich(“矿工”). Його «Зоря» уквітні здобула 4 перемоги та зазнала поразки від «Кривбаса» (0：1).</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据乌克林福姆报道，“杜比克”帮助他的团队赢得了ZakarPathian的“ Minaj”(1：0)在第26轮UPL。</text:p>
      <text:p text:style-name="P4">
照片：UPL.UA</text:p>
      <text:p text:style-name="P4">
News Source: <text:a xlink:type="simple" xlink:href="https://www.ukrinform.ua/rubric-sports/3709574-upl-dovbik-ta-van-leuven-najkrasi-gravec-ta-trener-kvitna.html" text:style-name="Internet_20_link" text:visited-style-name="Visited_20_Internet_20_Link">
https://www.ukrinform.ua/rubric-sports/3709574-upl-dovbik-ta-van-leuven-najkrasi-gravec-ta-trener-kvitna.html</text:a>
</text:p>
      <!--NEWS-->
      <text:h text:style-name="P10" text:outline-level="1">
<text:span text:style-name="T4">
财政部长不排除可以反复增加预算支出</text:span>
</text:h>
      <text:p text:style-name="P4">
作者: Ukrinform (Person)</text:p>
      <text:p text:style-name="P4">
出版商: Укринформ (Organization)</text:p>
      <text:p text:style-name="P4">
出版时间: 2023-05-15T17:49:38+03:00</text:p>
      <text:p text:style-name="P4">
修改时间: 2023-05-15T17:49:38+03:00</text:p>
      <text:p text:style-name="P4">
描述: 乌克兰塞里·马尔森科（Serhiy Marchenko）的财政部长并不排除2023年的国家预算支出可以反复增加。  - 乌克林。</text:p>
      <text:p text:style-name="P4">
图片: ["<text:a xlink:type="simple" xlink:href="https://static.ukrinform.com/photos/2023_05/thumb_files/630_360_1682960086-137.jpg" text:style-name="Internet_20_link" text:visited-style-name="Visited_20_Internet_20_Link">
630_360_16829...</text:a>
"]</text:p>
      <text:p text:style-name="P4">
标签: ['Бюджет', 'Мінфін', 'Гроші', 'Сергій Марченко']</text:p>
      <text:p text:style-name="P4">
类型: Article</text:p>
      <!--METADATA-->
      <text:p text:style-name="P4">
<draw:frame draw:style-name="fr1" draw:name="Image140" text:anchor-type="as-char" svg:width="6.9236in" svg:height="3.956343in" draw:z-index="0">
<draw:image xlink:href="../Images/yкринформ/2023-05-15T17-49-38-03-00/630_360_1682960086-137.jpg" xlink:type="simple" xlink:show="embed" xlink:actuate="onLoad" draw:mime-type="image/jpeg"/>
</draw:frame>
乌克兰塞里·马尔森科(Serhiy Marchenko)的芬兰人部长并不排除20123年的国家预算支出可以反复增加。</text:p>
      <text:p text:style-name="P4">
正如乌克林福姆报道的那样，他在一次采访中说<text:a xlink:type="simple" xlink:href="https://forbes.ua/money/poshuk-groshey-na-viynu-30-000-viyskovim-shcho-bude-z-podatkovoyu-ta-chomu-vidbudova-ne-bude-shvidkoyu-velike-intervyu-ministra-finansiv-sergiya-marchenka-15052023-13642" text:style-name="Internet_20_link" text:visited-style-name="Visited_20_Internet_20_Link">
</text:a>
“这些可能是点的调整。但这不是数千亿美元的问题，这是一回事。也许在1000亿之内。可以瓶装这种变化，因为我们是一个好战的国家，我们无法预测一切，” --- - - - 说。</text:p>
      <text:p text:style-name="P4">
据他说，当前的预算足以在2023年进行敌对行动。 但是，部长不排除调整。</text:p>
      <text:p text:style-name="P4">
<text:span text:style-name="T4">
另请阅读：</text:span>
 <text:a xlink:type="simple" xlink:href="https://www.ukrinform.ua/rubric-economy/3709431-do-zvedenogo-budzetu-nadijslo-677-milarda-podatkiv.html" text:style-name="Internet_20_link" text:visited-style-name="Visited_20_Internet_20_Link">
<text:span text:style-name="T4">
合并</text:span>
 <text:span text:style-name="T4">
预算</text:span>
 <text:span text:style-name="T4">
 </text:span>
收到<text:span text:style-name="T4">
 </text:span>
亿万<text:span text:style-name="T4">
**税</text:span>
</text:a>
正如乌克林福姆报道的那样，Verkhovna Rada于2023年3月21日通过了一项法律，该法律规定了州支出的增加<text:a xlink:type="simple" xlink:href="https://www.ukrinform.ua/tag-budzet" text:style-name="Internet_20_link" text:visited-style-name="Visited_20_Internet_20_Link">
</text:a>
UAH 5372亿，其中96.5％被送往国家安全和国防部门。</text:p>
      <text:p text:style-name="P4">
<text:span text:style-name="T5">
foto：minion</text:span>
</text:p>
      <text:p text:style-name="P4">
News Source: <text:a xlink:type="simple" xlink:href="https://www.ukrinform.ua/rubric-economy/3709575-ministr-finansiv-ne-viklucae-so-vidatki-budzetu-mozut-buti-neodnorazovo-zbilseni.html" text:style-name="Internet_20_link" text:visited-style-name="Visited_20_Internet_20_Link">
https://www.ukrinform.ua/rubric-economy/3709575-ministr-finansiv-ne-viklucae-so-vidatki-budzetu-mozut-buti-neodnorazovo-zbilseni.html</text:a>
</text:p>
      <!--NEWS-->
      <text:h text:style-name="P10" text:outline-level="1">
<text:span text:style-name="T4">
Dmytro Kuleba宣布访问非洲 - 将促进乌克兰和平公式</text:span>
</text:h>
      <text:p text:style-name="P4">
作者: Ukrinform (Person)</text:p>
      <text:p text:style-name="P4">
出版商: Укринформ (Organization)</text:p>
      <text:p text:style-name="P4">
出版时间: 2023-05-15T17:49:49+03:00</text:p>
      <text:p text:style-name="P4">
修改时间: 2023-05-15T17:49:49+03:00</text:p>
      <text:p text:style-name="P4">
描述: 乌克兰Dmytro Kuleba外交大臣将很快访问非洲，以促进总统弗拉基米尔·泽伦斯基和平的公式，并为该国开放新的前景。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Африка', 'Дмитро Кулеба', 'Візит']</text:p>
      <text:p text:style-name="P4">
类型: Article</text:p>
      <!--METADATA-->
      <text:p text:style-name="P4">
<draw:frame draw:style-name="fr1" draw:name="Image141" text:anchor-type="as-char" svg:width="6.9236in" svg:height="3.956343in" draw:z-index="0">
<draw:image xlink:href="../Images/yкринформ/2023-05-15T17-49-49-03-00/630_360_1683309991-286.png" xlink:type="simple" xlink:show="embed" xlink:actuate="onLoad" draw:mime-type="image/png"/>
</draw:frame>
乌克兰法律事务部长Dmytro Kuleba将很快访问非洲，以促进总统弗拉基米尔·泽伦斯基和平的公式，并为该国的新承诺开放。</text:p>
      <text:p text:style-name="P4">
乌克兰外交负责人在加入[]时宣布了这一点(https://www.facebook.com/dmytro.kuleba/videos/5834514513327125/)报道乌克林福姆。</text:p>
      <text:p text:style-name="P4">
“我们正在世界各地聚集以支持<text:a xlink:type="simple" xlink:href="https://www.ukrinform.ua/tag-formula-miru" text:style-name="Internet_20_link" text:visited-style-name="Visited_20_Internet_20_Link">
</text:a>
Zelensky总裁。 正是为此，我飞往拉丁美洲，这就是我很快去Vafrik的原因。 我们需要继续为乌克兰外交官，乌克兰国家，商业和公民开放新的视野。”库尔巴说。</text:p>
      <text:p text:style-name="P4">
他强调，乌克兰将巩固自己周围的世界，并为乌克兰人提供新的机会。</text:p>
      <text:p text:style-name="P4">
<text:span text:style-name="T4">
另请阅读：</text:span>
 <text:a xlink:type="simple" xlink:href="https://www.ukrinform.ua/rubric-ato/3709051-budakij-plan-sodo-miru-mae-bazuvatisa-na-propoziciah-ukraini-prezident.html" text:style-name="Internet_20_link" text:visited-style-name="Visited_20_Internet_20_Link">
</text:a>
据报道，5月12日<text:a xlink:type="simple" xlink:href="https://www.ukrinform.ua/rubric-polytics/3707604-dmitro-kuleba-rozpocav-persij-vizit-glavi-mzs-do-gvatemali.html" text:style-name="Internet_20_link" text:visited-style-name="Visited_20_Internet_20_Link">
</text:a>
乌克兰外交部首次访问危地马拉。</text:p>
      <text:p text:style-name="P4">
News Source: <text:a xlink:type="simple" xlink:href="https://www.ukrinform.ua/rubric-polytics/3709576-dmitro-kuleba-anonsuvav-vizit-do-krain-afriki-prosuvatime-ukrainsku-formulu-miru.html" text:style-name="Internet_20_link" text:visited-style-name="Visited_20_Internet_20_Link">
https://www.ukrinform.ua/rubric-polytics/3709576-dmitro-kuleba-anonsuvav-vizit-do-krain-afriki-prosuvatime-ukrainsku-formulu-miru.html</text:a>
</text:p>
      <!--NEWS-->
      <text:h text:style-name="P10" text:outline-level="1">
<text:span text:style-name="T4">
在赫尔森防空，四架俄罗斯无人机被摧毁</text:span>
</text:h>
      <text:p text:style-name="P4">
作者: Ukrinform (Person)</text:p>
      <text:p text:style-name="P4">
出版商: Укринформ (Organization)</text:p>
      <text:p text:style-name="P4">
出版时间: 2023-05-15T17:53:41+03:00</text:p>
      <text:p text:style-name="P4">
修改时间: 2023-05-15T17:53:41+03:00</text:p>
      <text:p text:style-name="P4">
描述: 5月15日，在赫尔森地区，防空摧毁了四架俄罗斯无人机。  - 乌克林。</text:p>
      <text:p text:style-name="P4">
图片: ["<text:a xlink:type="simple" xlink:href="https://static.ukrinform.com/photos/2019_06/thumb_files/630_360_1560689258-427.jpg" text:style-name="Internet_20_link" text:visited-style-name="Visited_20_Internet_20_Link">
630_360_15606...</text:a>
", "<text:a xlink:type="simple" xlink:href="https://static.ukrinform.com/photos/2023_05/1684162319-509.jpg" text:style-name="Internet_20_link" text:visited-style-name="Visited_20_Internet_20_Link">
1684162319-50...</text:a>
"]</text:p>
      <text:p text:style-name="P4">
标签: ['Херсонщина', 'Війна з росією', 'ППО']</text:p>
      <text:p text:style-name="P4">
类型: Article</text:p>
      <!--METADATA-->
      <text:p text:style-name="P4">
<draw:frame draw:style-name="fr1" draw:name="Image142" text:anchor-type="as-char" svg:width="6.9236in" svg:height="3.956343in" draw:z-index="0">
<draw:image xlink:href="../Images/yкринформ/2023-05-15T17-53-41-03-00/630_360_1560689258-427.jpg" xlink:type="simple" xlink:show="embed" xlink:actuate="onLoad" draw:mime-type="image/jpeg"/>
</draw:frame>
5月15日，乌克森地区摧毁了四个俄罗斯非皮科防御。</text:p>
      <text:p text:style-name="P4">
根据乌克林福姆的说法，南空气司令部报告了<text:a xlink:type="simple" xlink:href="https://www.facebook.com/PvKPivden/posts/pfbid0354iVMUUh3bLxCEpEWszjCnanAD79GJNVWwmkyxg7Fyb5exQbHWRVDca25S5wGnHbl" text:style-name="Internet_20_link" text:visited-style-name="Visited_20_Internet_20_Link">
</text:a>
.</text:p>
      <text:p text:style-name="P4">
“15 травня 2023 року на Херсонщині силами та засобами протиповітряної оборониповітряного командування “Південь” знищено 4 російських безпілотних літальнихапарати: 1 розвідувальний БпЛА “Орлан-10”, 1 розвідувальний безпілотник“Суперкам”, 2 ударних БпЛА типу “Ланцет”, - ідеться в повідомленні.</text:p>
      <text:p text:style-name="P4">
<draw:frame draw:style-name="fr1" draw:name="Image143" text:anchor-type="as-char" svg:width="6.9236in" svg:height="6.9236in" draw:z-index="0">
<draw:image xlink:href="../Images/yкринформ/2023-05-15T17-53-41-03-00/1684162319-509.jpg" xlink:type="simple" xlink:show="embed" xlink:actuate="onLoad" draw:mime-type="image/jpeg"/>
</draw:frame>
正如乌克林福姆报道的，5月14日，乌克兰空军<text:a xlink:type="simple" xlink:href="https://www.ukrinform.ua/rubric-ato/3709303-povitrani-sili-vnoci-znisili-rosijskij-orlan-i-cotiri-sahedi.html" text:style-name="Internet_20_link" text:visited-style-name="Visited_20_Internet_20_Link">
</text:a>
和侦察无人机“ Orlan-10”。</text:p>
      <text:p text:style-name="P4">
照片说明性</text:p>
      <text:p text:style-name="P4">
News Source: <text:a xlink:type="simple" xlink:href="https://www.ukrinform.ua/rubric-ato/3709581-na-hersonsini-ppo-znisila-cotiri-rosijskih-bezpilotniki.html" text:style-name="Internet_20_link" text:visited-style-name="Visited_20_Internet_20_Link">
https://www.ukrinform.ua/rubric-ato/3709581-na-hersonsini-ppo-znisila-cotiri-rosijskih-bezpilotniki.html</text:a>
</text:p>
      <!--NEWS-->
      <text:h text:style-name="P10" text:outline-level="1">
<text:span text:style-name="T4">
波兰通过拆除Irkutsk附近的一座纪念碑，发出了俄罗斯抗议的记录</text:span>
</text:h>
      <text:p text:style-name="P4">
作者: Ukrinform (Person)</text:p>
      <text:p text:style-name="P4">
出版商: Укринформ (Organization)</text:p>
      <text:p text:style-name="P4">
出版时间: 2023-05-15T17:54:00+03:00</text:p>
      <text:p text:style-name="P4">
修改时间: 2023-05-15T17:54:00+03:00</text:p>
      <text:p text:style-name="P4">
描述: 华沙向莫斯科发了一张纸条，该声明与拆除伊尔库茨克纪念碑有关的波兰受害者的镇压受害者。  - 乌克林。</text:p>
      <text:p text:style-name="P4">
图片: ["<text:a xlink:type="simple" xlink:href="https://static.ukrinform.com/photos/2019_05/thumb_files/630_360_1557729860-429.jpg" text:style-name="Internet_20_link" text:visited-style-name="Visited_20_Internet_20_Link">
630_360_15577...</text:a>
"]</text:p>
      <text:p text:style-name="P4">
标签: ["Пам'ятник", 'Польща', 'росія', 'Нота протесту']</text:p>
      <text:p text:style-name="P4">
类型: Article</text:p>
      <!--METADATA-->
      <text:p text:style-name="P4">
<draw:frame draw:style-name="fr1" draw:name="Image144" text:anchor-type="as-char" svg:width="6.9236in" svg:height="3.956343in" draw:z-index="0">
<draw:image xlink:href="../Images/yкринформ/2023-05-15T17-54-00-03-00/630_360_1557729860-429.jpg" xlink:type="simple" xlink:show="embed" xlink:actuate="onLoad" draw:mime-type="image/jpeg"/>
</draw:frame>
华沙瓦纳纳德(Warsawanad)向莫斯科(Moscow)提出了与波兰镇压受害者拆除Irkutska Camatt有关的抗议活动。</text:p>
      <text:p text:style-name="P4">
这是在评论中报告的<text:a xlink:type="simple" xlink:href="https://www.pap.pl/aktualnosci/news%2C1572470%2Cambasador-krajewski-skierowalismy-note-do-msz-rosji-w-zwiazku-z-usunieciem" text:style-name="Internet_20_link" text:visited-style-name="Visited_20_Internet_20_Link">
</text:a>
据报道，波兰驻俄罗斯克拉夫斯基大使。</text:p>
      <text:p text:style-name="P4">
“今天，由于拆除了象征性的墓碑，我们向俄罗斯联邦外交部提交了一份纸条，该墓碑是由波兰政治镇压的俄罗斯政治镇压受害者以及十字架的纪念墓碑提交的，而十字架也向立陶宛受害者致敬。它说。</text:p>
      <text:p text:style-name="P4">
据他介绍，两个纪念物的拆除和转移到不变的“抵抗”中。</text:p>
      <text:p text:style-name="P4">
<text:span text:style-name="T4">
另请阅读：</text:span>
 <text:a xlink:type="simple" xlink:href="https://www.ukrinform.ua/rubric-regions/3707821-zagarbniki-zrujnuvali-mozaicne-panno-na-vokzali-u-mariupoli.html" text:style-name="Internet_20_link" text:visited-style-name="Visited_20_Internet_20_Link">
</text:a>
克拉夫斯基(Kraevsky)报道说，在注释中，波兰方面还要求解释为什么纪念碑被运输到哪里。</text:p>
      <text:p text:style-name="P4">
据他说，波兰纪念碑是在地方当局同意的2015年在俄罗斯的波兰侨民建立的。</text:p>
      <text:p text:style-name="P4">
<text:span text:style-name="T4">
另请阅读：</text:span>
 <text:a xlink:type="simple" xlink:href="https://www.ukrinform.ua/rubric-world/3705325-polsa-peredala-notu-protestu-rosii-cerez-pogrozi-poslu-u-moskvi.html" text:style-name="Internet_20_link" text:visited-style-name="Visited_20_Internet_20_Link">
<text:span text:style-name="T4">
威胁</text:span>
 <text:span text:style-name="T4">
应用</text:span>
</text:a>
据报道，在南部的Opole Voivodeship的Glubchyice市<text:a xlink:type="simple" xlink:href="https://www.ukrinform.ua/tag-polsa" text:style-name="Internet_20_link" text:visited-style-name="Visited_20_Internet_20_Link">
</text:a>
5月5日<text:a xlink:type="simple" xlink:href="https://www.ukrinform.ua/rubric-world/3705189-u-polsi-demontuvali-se-odin-pamatnik-vdacnosti-cervonij-armii.html" text:style-name="Internet_20_link" text:visited-style-name="Visited_20_Internet_20_Link">
</text:a>
，它于1945年安装。</text:p>
      <text:p text:style-name="P4">
News Source: <text:a xlink:type="simple" xlink:href="https://www.ukrinform.ua/rubric-world/3709582-polsa-nadislala-notu-protestu-rosii-cerez-demontaz-pamatnika-pid-irkutskom.html" text:style-name="Internet_20_link" text:visited-style-name="Visited_20_Internet_20_Link">
https://www.ukrinform.ua/rubric-world/3709582-polsa-nadislala-notu-protestu-rosii-cerez-demontaz-pamatnika-pid-irkutskom.html</text:a>
</text:p>
      <!--NEWS-->
      <text:h text:style-name="P10" text:outline-level="1">
<text:span text:style-name="T4">
乌克兰支持乌克兰的团结是由欧盟团结的，并为其扩张做出了贡献-Borrel</text:span>
</text:h>
      <text:p text:style-name="P4">
作者: Ukrinform (Person)</text:p>
      <text:p text:style-name="P4">
出版商: Укринформ (Organization)</text:p>
      <text:p text:style-name="P4">
出版时间: 2023-05-15T17:59:00+03:00</text:p>
      <text:p text:style-name="P4">
修改时间: 2023-05-15T23:59:00+03:00</text:p>
      <text:p text:style-name="P4">
描述: 欧洲联盟保持着与乌克兰的团结，这反过来又加强了欧盟本身的统一，并为候选国家提供了新的机会。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інтеграція', 'Євросоюз', 'Боррель', 'Війна з росією']</text:p>
      <text:p text:style-name="P4">
类型: Article</text:p>
      <!--METADATA-->
      <text:p text:style-name="P4">
<draw:frame draw:style-name="fr1" draw:name="Image145" text:anchor-type="as-char" svg:width="6.9236in" svg:height="3.956343in" draw:z-index="0">
<draw:image xlink:href="../Images/yкринформ/2023-05-15T17-59-00-03-00/630_360_1667561515-584.jpg" xlink:type="simple" xlink:show="embed" xlink:actuate="onLoad" draw:mime-type="image/jpeg"/>
</draw:frame>
欧盟与乌克兰保持了声援，这反过来又加强了欧盟本身的统一，并为候选国家提供了新的机会。</text:p>
      <text:p text:style-name="P4">
欧盟何塞普·博雷尔(Josep Borrel)的高级代表在欧洲政治分析中心的讨论中宣布了这一点。 通过参考[]传输乌克林形式(http://audiovisual.ec.europa.eu/en/video/I-241057)。</text:p>
      <text:p text:style-name="P4">
如果他能够利用乌克兰捍卫者在战场上获胜的时间，应对未来的安全挑战并克服碎片化 *EU防御的培训，这正是他回答乌克林事物通讯员的问题。</text:p>
      <text:p text:style-name="P4">
“我希望 - 是的。 是的，我们将能够借此机会刮擦和巩固我们的能力并变得更大。 我不得不说，尽管进行了延误和讨论，但我们所证明的统一性是出色的。 开始后将近一年半，尽管欧洲社会已经通过了劳动，但这种团结仍然存在。 您还记得冬季，电力和食品价格。 爱上它，(欧洲的)政府继续支持乌克兰并保持统一。”欧盟高级代表说。</text:p>
      <text:p text:style-name="P4">
他指出，他想以乐观的态度完成讨论，包括长期以来一直进展的西部巴尔干国家的整合，乌克兰的局势可以在此过程中发挥作用 - 欧洲社会。</text:p>
      <text:p text:style-name="P4">
<text:span text:style-name="T4">
另请阅读：</text:span>
 <text:a xlink:type="simple" xlink:href="https://www.ukrinform.ua/rubric-ato/3708513-borrel-vvazae-formulu-zelenskogo-edinim-slahom-do-spravedlivogo-ta-stijkogo-miru.html" text:style-name="Internet_20_link" text:visited-style-name="Visited_20_Internet_20_Link">
<text:span text:style-name="T4">
 Borrel </text:span>
</text:a>
“我了解西巴尔干人民感到失望。 但是所有过程都很长。 在西班牙，我们被告知：一旦军事独裁统治结束，您将成为欧盟成员。 佛朗哥在第75年去世。 欧盟成员在第86、11岁。 尽管我们是市场经济，并且有许多经济联系。” []说。(https://www.ukrinform.ua/tag-zozep-borrel)在等待了将近20年后，回答了马其顿代表关于该国欧盟会员机会的问题。他承认，加入新国家的过程对欧盟官员来说是一个挑战，他们也必须做作业，而欧盟膨胀的欧盟可以工作。 毕竟，当六个甚至更多州加入欧盟时，将所有程序适应制作制定系统的新过程将成为一个新的现实。</text:p>
      <text:p text:style-name="P4">
<text:span text:style-name="T4">
另请阅读：</text:span>
 <text:a xlink:type="simple" xlink:href="https://www.ukrinform.ua/rubric-polytics/3708248-evrosouz-gotue-bagatoricnij-plan-z-pidtrimki-ukraini-borrel.html" text:style-name="Internet_20_link" text:visited-style-name="Visited_20_Internet_20_Link">
<text:span text:style-name="T4">
 Borrel </text:span>
</text:a>
据报道，欧洲理事会于2022年6月授予乌克兰候选人进入欧盟的地位。 欧盟委员会制定了七克罗克人的行动计划，需要成功晋升为乌克兰的欧盟会员资格。</text:p>
      <text:p text:style-name="P4">
预计欧盟委员会将在6月对乌克兰的努力进行初步评估，并将包括关于欧盟扩展中取得进展的最终结论，该结论将在10月之前成立。</text:p>
      <text:p text:style-name="P4">
乌克兰预计，欧盟将能够在今年年底之前决定乌克兰成员在欧盟成员的开始参考。</text:p>
      <text:p text:style-name="P4">
News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乌克兰国家队在意大利的国际剧院锦标赛上获得了15个奖项</text:span>
</text:h>
      <text:p text:style-name="P4">
作者: Ukrinform (Person)</text:p>
      <text:p text:style-name="P4">
出版商: Укринформ (Organization)</text:p>
      <text:p text:style-name="P4">
出版时间: 2023-05-15T18:00:12+03:00</text:p>
      <text:p text:style-name="P4">
修改时间: 2023-05-15T18:00:12+03:00</text:p>
      <text:p text:style-name="P4">
描述: 最高成绩的六个奖项。  - 乌克林。</text:p>
      <text:p text:style-name="P4">
图片: ["<text:a xlink:type="simple" xlink:href="https://static.ukrinform.com/photos/2023_05/thumb_files/630_360_1684162702-262.jpg" text:style-name="Internet_20_link" text:visited-style-name="Visited_20_Internet_20_Link">
630_360_16841...</text:a>
"]</text:p>
      <text:p text:style-name="P4">
标签: ['Паралімпійці']</text:p>
      <text:p text:style-name="P4">
类型: Article</text:p>
      <!--METADATA-->
      <text:p text:style-name="P4">
<draw:frame draw:style-name="fr1" draw:name="Image146" text:anchor-type="as-char" svg:width="6.9236in" svg:height="3.956343in" draw:z-index="0">
<draw:image xlink:href="../Images/yкринформ/2023-05-15T18-00-12-03-00/630_360_1684162702-262.jpg" xlink:type="simple" xlink:show="embed" xlink:actuate="onLoad" draw:mime-type="image/jpeg"/>
</draw:frame>
最高等级的六个纳戈罗德。</text:p>
      <text:p text:style-name="P4">
意大利城市Yezolo的田径残奥会的国际评级锦标赛<text:a xlink:type="simple" xlink:href="https://suspilne.media/476893-ukraina-zdobula-15-nagorod-na-miznarodnomu-turniri-z-paraatletiki-v-italii-usi-medali-zbirnoi/" text:style-name="Internet_20_link" text:visited-style-name="Visited_20_Internet_20_Link">
</text:a>
乌克林福姆报道，公共运动。</text:p>
      <text:p text:style-name="P4">
乌克兰国家队在比赛中包括16个副手。</text:p>
      <text:p text:style-name="P4">
乌克兰选片赢得了15个奖项，其中6个奖项最高的奖项，此外，国家队获得了3枚银牌和6枚铜牌。</text:p>
      <text:p text:style-name="P4">
乌克兰国家队中最多的奖牌被弗拉迪斯拉夫格雷布尔尼赢得(“黄金”  - 跑100米，“银”  - 跳高长度“青铜”  - 每100米).</text:p>
      <text:p text:style-name="P4">
А ось Володимир Пономаренко єдиним з українців виборов дві золоті нагороди –перше місце у штовханні ядра та метанні диска. Також мультимедалістом турнірустав Олександр Дорошенко (“银”  - 推动内核和“青铜”  - 扔掉破折号).</text:p>
      <text:p text:style-name="P4">
<text:span text:style-name="T4">
Читайте також:</text:span>
 <text:a xlink:type="simple" xlink:href="https://www.ukrinform.ua/rubric-sports/3708356-tribunal-miznarodnogo-paralimpijskogo-komitetu-skasuvav-pripinenna-clenstva-rosii-ta-bilorusi-v-organizacii.html" text:style-name="Internet_20_link" text:visited-style-name="Visited_20_Internet_20_Link">
 </text:a>
根据乌克林福姆的说法，国际残奥会委员会于5月满足了中止俄罗斯和白俄罗斯成员资格的上诉。</text:p>
      <text:p text:style-name="P4">
照片：盖蒂图像</text:p>
      <text:p text:style-name="P4">
News Source: <text:a xlink:type="simple" xlink:href="https://www.ukrinform.ua/rubric-sports/3709584-zbirna-ukraini-zdobula-15-nagorod-na-miznarodnomu-turniri-z-paraatletiki-v-italii.html" text:style-name="Internet_20_link" text:visited-style-name="Visited_20_Internet_20_Link">
https://www.ukrinform.ua/rubric-sports/3709584-zbirna-ukraini-zdobula-15-nagorod-na-miznarodnomu-turniri-z-paraatletiki-v-italii.html</text:a>
</text:p>
      <!--NEWS-->
      <text:h text:style-name="P10" text:outline-level="1">
<text:span text:style-name="T4">
俄罗斯绕过制裁将备件购买到波音和空中客车</text:span>
</text:h>
      <text:p text:style-name="P4">
作者: Ukrinform (Person)</text:p>
      <text:p text:style-name="P4">
出版商: Укринформ (Organization)</text:p>
      <text:p text:style-name="P4">
出版时间: 2023-05-15T18:20:43+03:00</text:p>
      <text:p text:style-name="P4">
修改时间: 2023-05-15T18:20:43+03:00</text:p>
      <text:p text:style-name="P4">
描述: 去年，在俄罗斯有数百万美元的波音，空中客车公司和其他制造商的备件。  - 乌克林。</text:p>
      <text:p text:style-name="P4">
图片: ["<text:a xlink:type="simple" xlink:href="https://static.ukrinform.com/photos/2023_05/thumb_files/630_360_1684163722-213.png" text:style-name="Internet_20_link" text:visited-style-name="Visited_20_Internet_20_Link">
630_360_16841...</text:a>
"]</text:p>
      <text:p text:style-name="P4">
标签: ['Антиросійські санкції', 'США', 'Російська авіація', 'росія']</text:p>
      <text:p text:style-name="P4">
类型: Article</text:p>
      <!--METADATA-->
      <text:p text:style-name="P4">
<draw:frame draw:style-name="fr1" draw:name="Image147" text:anchor-type="as-char" svg:width="6.9236in" svg:height="3.956343in" draw:z-index="0">
<draw:image xlink:href="../Images/yкринформ/2023-05-15T18-20-43-03-00/630_360_1684163722-213.png" xlink:type="simple" xlink:show="embed" xlink:actuate="onLoad" draw:mime-type="image/png"/>
</draw:frame>
去年，波音，空中客车飞机和其他生产商以数百万美元的价格绕开了制裁。</text:p>
      <text:p text:style-name="P4">
根据乌克林福姆的说法，关于俄罗斯海关的数据写作<text:a xlink:type="simple" xlink:href="https://www.nytimes.com/2023/05/15/business/economy/russia-airlines-sanctions-ukraine.html" text:style-name="Internet_20_link" text:visited-style-name="Visited_20_Internet_20_Link">
</text:a>
。</text:p>
      <text:p text:style-name="P4">
根据该出版物，由美国进口天才贸易数据进口收集和分析的信息表明，[]的备件零件(https://www.ukrinform.ua/tag-litak)根据美国制裁，媒体“俄罗斯”，“ Aeroflot”，“乌拉尔航空公司”，航空公司，S7airlines，Utair Aviation和“胜利”，媒体“俄罗斯”，“ Aeroflot”媒体，媒体媒体，媒体，“俄罗斯”媒体派往俄罗斯航空公司，数千万美元被送往俄罗斯航空公司。</text:p>
      <text:p text:style-name="P4">
值得注意的是，这些交付是通过能够绕过制裁的非法计划使这些交付的，这些计划经常在中东和亚洲发现的非官方买家，这些货物通过非官方的买家移动。</text:p>
      <text:p text:style-name="P4">
<text:span text:style-name="T4">
另请阅读：</text:span>
 <text:a xlink:type="simple" xlink:href="https://www.ukrinform.ua/rubric-world/3700943-boeing-likvidue-docirnu-kompaniu-v-bilorusi.html" text:style-name="Internet_20_link" text:visited-style-name="Visited_20_Internet_20_Link">
</text:a>
例如，正如出版物所表明的那样，去年，Aeroflot仓库被波音公司在美国贴上的铜线，螺栓，石墨和其他细节的派对。 它们是通过阿拉伯联合酋长国和中国的未知贸易公司，自由贸易区和工业园区提供的，然后到达了俄罗斯。</text:p>
      <text:p text:style-name="P4">
这些海关数据在2022年涵盖了八个月的多氧化杂志空军的5,000多个供应 - 从简单的螺丝到霍尼韦尔起动发动机，价值290,000美元。</text:p>
      <text:p text:style-name="P4">
<text:span text:style-name="T4">
另请阅读：</text:span>
 <text:a xlink:type="simple" xlink:href="https://www.ukrinform.ua/rubric-world/3708567-kraini-es-nastupnogo-tizna-prodovzat-obgovorenna-11go-paketu-sankcij-proti-rf.html" text:style-name="Internet_20_link" text:visited-style-name="Visited_20_Internet_20_Link">
</text:a>
数据表明，大多数产品都是通过阿拉伯联合酋长国，土耳其，中国和马尔代夫等国家进行的。 但是，几个政党，尤其是俄罗斯，直接从美国或欧洲国家发送。</text:p>
      <text:p text:style-name="P4">
据报道，在俄罗斯入侵乌克兰之后，美利坚合众国引入了许多经济盟友<text:a xlink:type="simple" xlink:href="https://www.ukrinform.ua/tag-sankcii" text:style-name="Internet_20_link" text:visited-style-name="Visited_20_Internet_20_Link">
</text:a>
反对俄罗斯联邦，被认为参与战争或支持和解的个人和法人实体。</text:p>
      <text:p text:style-name="P4">
_foto：纽约时报的谢尔盖·ponomarev</text:p>
      <text:p text:style-name="P4">
News Source: <text:a xlink:type="simple" xlink:href="https://www.ukrinform.ua/rubric-world/3709592-rosia-v-obhid-sankcij-kupue-zapcastini-do-litakiv-boeing-ta-airbus-nyt.html" text:style-name="Internet_20_link" text:visited-style-name="Visited_20_Internet_20_Link">
https://www.ukrinform.ua/rubric-world/3709592-rosia-v-obhid-sankcij-kupue-zapcastini-do-litakiv-boeing-ta-airbus-nyt.html</text:a>
</text:p>
      <!--NEWS-->
      <text:h text:style-name="P10" text:outline-level="1">
<text:span text:style-name="T4">
劳动劳动仍然是开展业务的障碍之一</text:span>
</text:h>
      <text:p text:style-name="P4">
作者: Ukrinform (Person)</text:p>
      <text:p text:style-name="P4">
出版商: Укринформ (Organization)</text:p>
      <text:p text:style-name="P4">
出版时间: 2023-05-15T18:22:22+03:00</text:p>
      <text:p text:style-name="P4">
修改时间: 2023-05-15T18:22:22+03:00</text:p>
      <text:p text:style-name="P4">
描述: 在乌克兰，随着员工搜索而增加问题的企业数量有所增加。  - 乌克林。</text:p>
      <text:p text:style-name="P4">
图片: ["<text:a xlink:type="simple" xlink:href="https://static.ukrinform.com/photos/2023_02/thumb_files/630_360_1676561865-943.jpg" text:style-name="Internet_20_link" text:visited-style-name="Visited_20_Internet_20_Link">
630_360_16765...</text:a>
"]</text:p>
      <text:p text:style-name="P4">
标签: ['Бізнес', 'Нацбанк']</text:p>
      <text:p text:style-name="P4">
类型: Article</text:p>
      <!--METADATA-->
      <text:p text:style-name="P4">
<draw:frame draw:style-name="fr1" draw:name="Image148" text:anchor-type="as-char" svg:width="6.9236in" svg:height="3.956343in" draw:z-index="0">
<draw:image xlink:href="../Images/yкринформ/2023-05-15T18-22-22-03-00/630_360_1676561865-943.jpg" xlink:type="simple" xlink:show="embed" xlink:actuate="onLoad" draw:mime-type="image/jpeg"/>
</draw:frame>
乌克兰人有许多企业，在寻找员工方面遇到问题。</text:p>
      <text:p text:style-name="P4">
tapialition咨询经济研究所的执行董事Oksana Kuzyakov在乌克兰国际商业对乌克兰商业环境的调查中的一项演讲中说，这是战争期间商业纪念的经济趋势。 2023年4月»。</text:p>
      <text:p text:style-name="P4">
“在驾驶的所有障碍中(https://www.ukrinform.ua/tag-biznes)在乌克兰，缺乏劳动力排名第五，31％的受访者将问题与人员配备结合在一起。”专家说。</text:p>
      <text:p text:style-name="P4">
因此，在四月，认为缺乏熟练工人的企业份额增加到三月份的19.9％中的26.9％。 同时，雇主减少了(从7％到4.9％)报告说他们很容易找到非熟练的工人。</text:p>
      <text:p text:style-name="P4">
因此，企业并不急于增加员工。 计划仅增加5.6％的员工人数(三月份的8.3％). Тоді як вжепонад 91% не очікують змін у зайнятості (3月，有88.3％).</text:p>
      <text:p text:style-name="P4">
<text:span text:style-name="T4">
Читайте також:</text:span>
 <text:a xlink:type="simple" xlink:href="https://www.ukrinform.ua/rubric-society/3707420-na-edinomu-portali-184-tisaci-vakansij-kogo-sukaut-robotodavci-ta-na-aku-zarplatu.html" text:style-name="Internet_20_link" text:visited-style-name="Visited_20_Internet_20_Link">
 </text:a>
“如果您通过企业的规模来看这个数字，我们会发现，搜索员工的高层和中等规模的企业是更为敏锐的问题，与小型和微量企业不同。 这种趋势可以证明大型和中型业务的第一次诉讼以诉诸发展。” Oksanakuzyak说。</text:p>
      <text:p text:style-name="P4">
据NBU报道，2023年4月，约翰(期望商业活动指数)它在3月增加到49.5中的51.5，这表明，由于能源状况的稳定，改善了消费者的情绪，改善通货膨胀和课程预期，乌克​​兰生产的增长。</text:p>
      <text:p text:style-name="P4">
News Source: <text:a xlink:type="simple" xlink:href="https://www.ukrinform.ua/rubric-economy/3709593-brak-robocoi-sili-zalisaetsa-odnieu-z-pereskod-dla-vedenna-biznesu.html" text:style-name="Internet_20_link" text:visited-style-name="Visited_20_Internet_20_Link">
https://www.ukrinform.ua/rubric-economy/3709593-brak-robocoi-sili-zalisaetsa-odnieu-z-pereskod-dla-vedenna-biznesu.html</text:a>
</text:p>
      <!--NEWS-->
      <text:h text:style-name="P10" text:outline-level="1">
<text:span text:style-name="T4">
在芬兰，一架军事训练飞机坠毁</text:span>
</text:h>
      <text:p text:style-name="P4">
作者: Ukrinform (Person)</text:p>
      <text:p text:style-name="P4">
出版商: Укринформ (Organization)</text:p>
      <text:p text:style-name="P4">
出版时间: 2023-05-15T18:25:14+03:00</text:p>
      <text:p text:style-name="P4">
修改时间: 2023-05-15T18:25:14+03:00</text:p>
      <text:p text:style-name="P4">
描述: 霍克空军教育空军今天今天在该国中部坠毁。  - 乌克林。</text:p>
      <text:p text:style-name="P4">
图片: ["<text:a xlink:type="simple" xlink:href="https://static.ukrinform.com/photos/2023_05/thumb_files/630_360_1684164059-317.png" text:style-name="Internet_20_link" text:visited-style-name="Visited_20_Internet_20_Link">
630_360_16841...</text:a>
"]</text:p>
      <text:p text:style-name="P4">
标签: ['Аварія', 'Фінляндія', 'Літак']</text:p>
      <text:p text:style-name="P4">
类型: Article</text:p>
      <!--METADATA-->
      <text:p text:style-name="P4">
<draw:frame draw:style-name="fr1" draw:name="Image149" text:anchor-type="as-char" svg:width="6.9236in" svg:height="3.956343in" draw:z-index="0">
<draw:image xlink:href="../Images/yкринформ/2023-05-15T18-25-14-03-00/630_360_1684164059-317.png" xlink:type="simple" xlink:show="embed" xlink:actuate="onLoad" draw:mime-type="image/png"/>
</draw:frame>
霍克空军训练和教育飞机今天在该国中部的库鲁市坠毁。</text:p>
      <text:p text:style-name="P4">
正如乌克林福姆报道的那样，它报告了<text:a xlink:type="simple" xlink:href="https://yle.fi/a/74-20031919" text:style-name="Internet_20_link" text:visited-style-name="Visited_20_Internet_20_Link">
</text:a>
。</text:p>
      <text:p text:style-name="P4">
如图所述，两位飞行员都设法弹射了。</text:p>
      <text:p text:style-name="P4">
训练 <text:a xlink:type="simple" xlink:href="https://www.ukrinform.ua/tag-litak" text:style-name="Internet_20_link" text:visited-style-name="Visited_20_Internet_20_Link">
</text:a>
他在芬兰空军芬兰赫尔辛基以北约300公里的南考鲁坠毁。</text:p>
      <text:p text:style-name="P4">
根据空军蒂莫·杰拉宁(Timo Gerranen)的旅，飞机的飞行员进行了。 两名飞行员都被送去检查。</text:p>
      <text:p text:style-name="P4">
<text:span text:style-name="T4">
另请阅读：</text:span>
 <text:a xlink:type="simple" xlink:href="https://www.ukrinform.ua/rubric-crimea/3708401-u-krimu-rozbivsa-rosijskij-vertolit-mi28-piloti-zaginuli.html" text:style-name="Internet_20_link" text:visited-style-name="Visited_20_Internet_20_Link">
<text:span text:style-name="T4">
崩溃</text:span>
</text:a>
注意到，这是第12架鹰飞机事故，这是因为它在1980年被用来使用这些飞机以来发生的。</text:p>
      <text:p text:style-name="P4">
鹰飞机的最后一次事故发生在2013年11月，当时两架飞机在战斗演习中震惊。</text:p>
      <text:p text:style-name="P4">
_foto：risto degerman / yle _</text:p>
      <text:p text:style-name="P4">
News Source: <text:a xlink:type="simple" xlink:href="https://www.ukrinform.ua/rubric-world/3709595-u-finlandii-rozbivsa-vijskovij-navcalnij-litak.html" text:style-name="Internet_20_link" text:visited-style-name="Visited_20_Internet_20_Link">
https://www.ukrinform.ua/rubric-world/3709595-u-finlandii-rozbivsa-vijskovij-navcalnij-litak.html</text:a>
</text:p>
      <!--NEWS-->
      <text:h text:style-name="P10" text:outline-level="1">
<text:span text:style-name="T4">
在乌克兰，宣布了文化和艺术项目的竞争</text:span>
</text:h>
      <text:p text:style-name="P4">
作者: Ukrinform (Person)</text:p>
      <text:p text:style-name="P4">
出版商: Укринформ (Organization)</text:p>
      <text:p text:style-name="P4">
出版时间: 2023-05-15T18:28:42+03:00</text:p>
      <text:p text:style-name="P4">
修改时间: 2023-05-15T18:28:42+03:00</text:p>
      <text:p text:style-name="P4">
描述: 该书乌克兰学院宣布了一项针对书籍生产的文化和艺术项目的竞争。  - 乌克林。</text:p>
      <text:p text:style-name="P4">
图片: ["<text:a xlink:type="simple" xlink:href="https://static.ukrinform.com/photos/2022_12/thumb_files/630_360_1670748759-862.jpg" text:style-name="Internet_20_link" text:visited-style-name="Visited_20_Internet_20_Link">
630_360_16707...</text:a>
"]</text:p>
      <text:p text:style-name="P4">
标签: ['Книги', 'Конкурс', 'МКІП ']</text:p>
      <text:p text:style-name="P4">
类型: Article</text:p>
      <!--METADATA-->
      <text:p text:style-name="P4">
<draw:frame draw:style-name="fr1" draw:name="Image150" text:anchor-type="as-char" svg:width="6.9236in" svg:height="3.956343in" draw:z-index="0">
<draw:image xlink:href="../Images/yкринформ/2023-05-15T18-28-42-03-00/630_360_1670748759-862.jpg" xlink:type="simple" xlink:show="embed" xlink:actuate="onLoad" draw:mime-type="image/jpeg"/>
</draw:frame>
该书的乌克兰研究所宣布了一项针对书籍生产的文化和艺术项目的竞争。</text:p>
      <text:p text:style-name="P4">
根据乌克林福姆的说法，文化和信息政策部报告了<text:a xlink:type="simple" xlink:href="https://t.me/mkipu/6072" text:style-name="Internet_20_link" text:visited-style-name="Visited_20_Internet_20_Link">
</text:a>
。</text:p>
      <text:p text:style-name="P4">
邀请竞争提交文化和艺术项目，旨在在主题领域发布书籍产品：艺术和流行科学的读者类别的艺术和流行科学作品； 为饮食儿童作品； 与纪念战争退伍军人壮举有关的艺术作品，体现在保护主权，乌克兰羔羊的领土完整性中。</text:p>
      <text:p text:style-name="P4">
<text:span text:style-name="T4">
另请阅读：</text:span>
 <text:a xlink:type="simple" xlink:href="https://www.ukrinform.ua/rubric-diaspora/3708208-na-knizkovomu-festivali-u-prazi-predstavili-ukrainskij-stend.html" text:style-name="Internet_20_link" text:visited-style-name="Visited_20_Internet_20_Link">
<text:span text:style-name="T4">
书</text:span>
</text:a>
参与者可以在一个或所有优先的主题领域申请不超过六本书。</text:p>
      <text:p text:style-name="P4">
根据竞争的条款，VIK将资助参与者的所有直接支出，即：书籍的准备，打印和交付，这些书籍将由参与者在合同期间实施项目实施； 打印成本和打印成本； 书籍产品的成本。</text:p>
      <text:p text:style-name="P4">
书本被发送到公共图书馆以补充其资金。</text:p>
      <text:p text:style-name="P4">
<text:span text:style-name="T4">
另请阅读：</text:span>
 <text:a xlink:type="simple" xlink:href="https://www.ukrinform.ua/rubric-culture/3706479-u-mzs-rozpovili-pro-rezultati-misaca-kulturnoi-diplomatii-ukraini-u-vikipedii.html" text:style-name="Internet_20_link" text:visited-style-name="Visited_20_Internet_20_Link">
</text:a>
可以在链接的MKIP网站上找到所有要提交的要求和文件的详细信息。</text:p>
      <text:p text:style-name="P4">
正如乌克林福姆报道的那样，乌克兰人可以参与乌克兰“正面书籍”的各部委和信息政策的项目，以通过书籍并支持道德精神和军事的心理状态。</text:p>
      <text:p text:style-name="P4">
News Source: <text:a xlink:type="simple" xlink:href="https://www.ukrinform.ua/rubric-culture/3709597-v-ukraini-ogolosili-konkurs-kulturnomisteckih-proektiv-z-vipusku-knizkovoi-produkcii.html" text:style-name="Internet_20_link" text:visited-style-name="Visited_20_Internet_20_Link">
https://www.ukrinform.ua/rubric-culture/3709597-v-ukraini-ogolosili-konkurs-kulturnomisteckih-proektiv-z-vipusku-knizkovoi-produkcii.html</text:a>
</text:p>
      <!--NEWS-->
      <text:h text:style-name="P10" text:outline-level="1">
<text:span text:style-name="T4">
英国人从伦敦开车到利维夫 - 筹集了我的资金</text:span>
</text:h>
      <text:p text:style-name="P4">
作者: Ukrinform (Person)</text:p>
      <text:p text:style-name="P4">
出版商: Укринформ (Organization)</text:p>
      <text:p text:style-name="P4">
出版时间: 2023-05-15T18:34:52+03:00</text:p>
      <text:p text:style-name="P4">
修改时间: 2023-05-15T18:34:52+03:00</text:p>
      <text:p text:style-name="P4">
描述: 英国卷哈米米（Hashami）从伦敦到利维夫（Lviv）进行了自行车旅行，该旅行收集了超过21,000磅，以挖掘乌克兰领土。  - 乌克林。</text:p>
      <text:p text:style-name="P4">
图片: ["<text:a xlink:type="simple" xlink:href="https://static.ukrinform.com/photos/2023_05/thumb_files/630_360_1684164668-428.png" text:style-name="Internet_20_link" text:visited-style-name="Visited_20_Internet_20_Link">
630_360_16841...</text:a>
"]</text:p>
      <text:p text:style-name="P4">
标签: ['Британія', 'Розмінування', 'Україна', 'Велосипед']</text:p>
      <text:p text:style-name="P4">
类型: Article</text:p>
      <!--METADATA-->
      <text:p text:style-name="P4">
<draw:frame draw:style-name="fr1" draw:name="Image151" text:anchor-type="as-char" svg:width="6.9236in" svg:height="3.956343in" draw:z-index="0">
<draw:image xlink:href="../Images/yкринформ/2023-05-15T18-34-52-03-00/630_360_1684164668-428.png" xlink:type="simple" xlink:show="embed" xlink:actuate="onLoad" draw:mime-type="image/png"/>
</draw:frame>
英国哈米米(Hashami)从伦敦到利维夫(Lviv)进行了自行车之旅，他在那儿拿起了超过21,000磅以挖掘乌克兰领土。</text:p>
      <text:p text:style-name="P4">
关于它报告<text:a xlink:type="simple" xlink:href="https://city-adm.lviv.ua/news/society/public-sector/296516-mer-lvova-zustrivsia-iz-brytantsem-shcho-zdiisnyv-blahodiinu-podorozh-velosypedom-z-londona-do-lvova" text:style-name="Internet_20_link" text:visited-style-name="Visited_20_Internet_20_Link">
</text:a>
理事会，乌克林福姆报道。</text:p>
      <text:p text:style-name="P4">
值得注意的是，汤姆·哈勒姆(Tom Hasham)在周六抵达利维夫(Lviv)，在欧洲克服了2000公里，持续了两个星期。 这列火车的主要目的是在筹款平台上挖掘乌克兰领土的集会。</text:p>
      <text:p text:style-name="P4">
英国人对不合理的事实感到非常惊讶<text:a xlink:type="simple" xlink:href="https://www.ukrinform.ua/tag-mina" text:style-name="Internet_20_link" text:visited-style-name="Visited_20_Internet_20_Link">
</text:a>
而且由于粗心大意，贝壳通常受到儿童的影响。 这个问题有一个5岁的儿子，受到这个问题的影响，因此他决定为这样一个目标筹集资金。 有必要收集21,000磅。</text:p>
      <text:p text:style-name="P4">
“这是一个困难的方法，但我很高兴一切都成功了。 很高兴再次来到Dugasasiv Lviv。 我希望我们能够加强利维夫与科托农之间的联系。”英国人说。</text:p>
      <text:p text:style-name="P4">
<text:span text:style-name="T4">
另请阅读：</text:span>
 <text:a xlink:type="simple" xlink:href="https://www.ukrinform.ua/rubric-society/3709586-estonski-saperi-gotovi-dopomagati-ukraini-u-rozminuvanni-teritorij.html" text:style-name="Internet_20_link" text:visited-style-name="Visited_20_Internet_20_Link">
<text:span text:style-name="T4">
 mine </text:span>
</text:a>
如今，哈哈米(Hashami)会见了利维夫·安德里·萨德夫(Lviv Andriy Sadov)市长，并通过了罗奇代尔议会议员和英国政府代表的支持支持。</text:p>
      <text:p text:style-name="P4">
市长介绍了来宾生态系统“牢不可破”，该系统是为受战争影响的人们的帮助而在利维夫开发的，并谈到了与不同的双胞胎的合作。 在会议期间，他们同意进一步的合作：特别是，哈哈米(Hashami)会尝试帮助利维夫与英国伴侣建立伙伴关系。</text:p>
      <text:p text:style-name="P4">
根据乌克林福姆的报道，根据世界银行的计算，<text:a xlink:type="simple" xlink:href="https://www.ukrinform.ua/rubric-economy/3705065-potrebi-na-rozminuvanna-na-potocnij-rik-sagaut-ponad-397-mln-pavluk.html" text:style-name="Internet_20_link" text:visited-style-name="Visited_20_Internet_20_Link">
</text:a>
。 完整的人道主义作品的估计成本为370亿美元。</text:p>
      <text:p text:style-name="P4">
截至5月初，已经在该地区土地的人道主义侵入中进行了大约7万公顷的调查。</text:p>
      <text:p text:style-name="P4">
<text:span text:style-name="T5">
foto：利维夫市议会</text:span>
</text:p>
      <text:p text:style-name="P4">
News Source: <text:a xlink:type="simple" xlink:href="https://www.ukrinform.ua/rubric-regions/3709599-britanec-proihav-na-velosipedi-z-londona-do-lvova-zbirav-kosti-na-rozminuvanna-ukraini.html" text:style-name="Internet_20_link" text:visited-style-name="Visited_20_Internet_20_Link">
https://www.ukrinform.ua/rubric-regions/3709599-britanec-proihav-na-velosipedi-z-londona-do-lvova-zbirav-kosti-na-rozminuvanna-ukraini.html</text:a>
</text:p>
      <!--NEWS-->
      <text:h text:style-name="P10" text:outline-level="1">
<text:span text:style-name="T4">
根据5-7-9％的计划，业务已经获得了1970亿贷款</text:span>
</text:h>
      <text:p text:style-name="P4">
作者: Ukrinform (Person)</text:p>
      <text:p text:style-name="P4">
出版商: Укринформ (Organization)</text:p>
      <text:p text:style-name="P4">
出版时间: 2023-05-15T18:37:32+03:00</text:p>
      <text:p text:style-name="P4">
修改时间: 2023-05-15T18:37:32+03:00</text:p>
      <text:p text:style-name="P4">
描述: 根据政府计划的“可用贷款5-7-9％”的业务已经获得了UAH 170亿，其中UAH上周发行了18亿美元。  - 乌克林。</text:p>
      <text:p text:style-name="P4">
图片: ["<text:a xlink:type="simple" xlink:href="https://static.ukrinform.com/photos/2020_01/thumb_files/630_360_1579711515-863.jpg" text:style-name="Internet_20_link" text:visited-style-name="Visited_20_Internet_20_Link">
630_360_15797...</text:a>
"]</text:p>
      <text:p text:style-name="P4">
标签: ['Кредит', 'Мінекономіки', 'Доступні кредити']</text:p>
      <text:p text:style-name="P4">
类型: Article</text:p>
      <!--METADATA-->
      <text:p text:style-name="P4">
<draw:frame draw:style-name="fr1" draw:name="Image152" text:anchor-type="as-char" svg:width="6.9236in" svg:height="3.956343in" draw:z-index="0">
<draw:image xlink:href="../Images/yкринформ/2023-05-15T18-37-32-03-00/630_360_1579711515-863.jpg" xlink:type="simple" xlink:show="embed" xlink:actuate="onLoad" draw:mime-type="image/jpeg"/>
</draw:frame>
5-7-9％的可用贷款“可用贷款” 5-7-9％已经收到了UAH 1.70亿，其中上周发行了18亿美元。</text:p>
      <text:p text:style-name="P4">
新闻服务报告<text:a xlink:type="simple" xlink:href="https://www.me.gov.ua/News/Detail" text:style-name="Internet_20_link" text:visited-style-name="Visited_20_Internet_20_Link">
</text:a>
，报道乌克林福姆。</text:p>
      <text:p text:style-name="P4">
“自2023年初以来，银行已向UAH发行了8.5万贷款。(2020年2月)该消息写道：“ 61.6亿贷款在UAH 616亿张。”</text:p>
      <text:p text:style-name="P4">
特别是，上周，政府计划下的400多名企业家总共收到了18亿欧元。</text:p>
      <text:p text:style-name="P4">
<text:span text:style-name="T4">
另请阅读：</text:span>
 <text:a xlink:type="simple" xlink:href="https://www.ukrinform.ua/rubric-economy/3707822-za-programou-eosela-vidali-ponad-tisacu-kreditiv.html" text:style-name="Internet_20_link" text:visited-style-name="Visited_20_Internet_20_Link">
<text:span text:style-name="T4">
贷款</text:span>
</text:a>
有人强调，大多数企业家都采取了反危机<text:a xlink:type="simple" xlink:href="https://www.ukrinform.ua/tag-kredit" text:style-name="Internet_20_link" text:visited-style-name="Visited_20_Internet_20_Link">
</text:a>
-uah 620亿，出于反战争的目的-5.5亿UAH。 签发了2860万次以前收到的贷款的再融资，出于投资目的发行了1,26亿美元。</text:p>
      <text:p text:style-name="P4">
此外，Agrarians收到了UAH 302亿美元的信贷基金来支持其活动，而贸易公司则花了15亿UAH贷款来补充这笔钱。</text:p>
      <text:p text:style-name="P4">
最常归功于在领域工作的企业计划(54％)，贸易和生产(23％)，工业处理(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участь у програмі беруть 45 банків, найбільшу кількість кредитіввидали ПриватБанк (27000。)， 储蓄银行(9.3,000)和莱菲森银行aval(5.3这。).</text:p>
      <text:p text:style-name="P4">
<text:span text:style-name="T4">
Читайте також:</text:span>
 <text:a xlink:type="simple" xlink:href="https://www.ukrinform.ua/rubric-economy/3708341-kabmin-rozsirue-diu-programi-pilgovogo-kredituvanna-na-tec-ta-tes.html" text:style-name="Internet_20_link" text:visited-style-name="Visited_20_Internet_20_Link">
 <text:span text:style-name="T4">
кредит</text:span>
 </text:a>
据报道，政府计划“ 5-7-9％的可用贷款开始为1 2020年。 其中有3％(取决于业务日期及其规模(年营业额)：每年5％ - 如果在第一季度创建了2500万Hryvnias的流出和至少2个工作场所； 每年7％ - 用于收入高达2500万的业务； 每年9％ - 用于UAH 5000万的业务。 2023年3月，部长的内阁允许企业家来自可能敌对领土的敌对行动，参加了“可用信贷5-7-9％”的州计划。</text:p>
      <text:p text:style-name="P4">
News Source: <text:a xlink:type="simple" xlink:href="https://www.ukrinform.ua/rubric-economy/3709600-za-programou-579-biznes-uze-otrimav-197-milardiv-kreditiv.html" text:style-name="Internet_20_link" text:visited-style-name="Visited_20_Internet_20_Link">
https://www.ukrinform.ua/rubric-economy/3709600-za-programou-579-biznes-uze-otrimav-197-milardiv-kreditiv.html</text:a>
</text:p>
      <!--NEWS-->
      <text:h text:style-name="P10" text:outline-level="1">
<text:span text:style-name="T4">
根据5-7-9％的计划，业务已经获得了1970亿贷款</text:span>
</text:h>
      <text:p text:style-name="P4">
作者: Ukrinform (Person)</text:p>
      <text:p text:style-name="P4">
出版商: Укринформ (Organization)</text:p>
      <text:p text:style-name="P4">
出版时间: 2023-05-15T18:37:32+03:00</text:p>
      <text:p text:style-name="P4">
修改时间: 2023-05-15T18:37:32+03:00</text:p>
      <text:p text:style-name="P4">
描述: 根据政府计划的“可用贷款5-7-9％”的业务已经获得了UAH 170亿，其中UAH上周发行了18亿美元。  - 乌克林。</text:p>
      <text:p text:style-name="P4">
图片: ["<text:a xlink:type="simple" xlink:href="https://static.ukrinform.com/photos/2020_01/thumb_files/630_360_1579711515-863.jpg" text:style-name="Internet_20_link" text:visited-style-name="Visited_20_Internet_20_Link">
630_360_15797...</text:a>
"]</text:p>
      <text:p text:style-name="P4">
标签: ['Кредит', 'Мінекономіки', 'Доступні кредити']</text:p>
      <text:p text:style-name="P4">
类型: Article</text:p>
      <!--METADATA-->
      <text:p text:style-name="P4">
<draw:frame draw:style-name="fr1" draw:name="Image153" text:anchor-type="as-char" svg:width="6.9236in" svg:height="3.956343in" draw:z-index="0">
<draw:image xlink:href="../Images/yкринформ/2023-05-15T18-37-32-03-00/630_360_1579711515-863.jpg" xlink:type="simple" xlink:show="embed" xlink:actuate="onLoad" draw:mime-type="image/jpeg"/>
</draw:frame>
5-7-9％的可用贷款“可用贷款” 5-7-9％已经收到了UAH 1.70亿，其中上周发行了18亿美元。</text:p>
      <text:p text:style-name="P4">
新闻服务报告<text:a xlink:type="simple" xlink:href="https://www.me.gov.ua/News/Detail" text:style-name="Internet_20_link" text:visited-style-name="Visited_20_Internet_20_Link">
</text:a>
，报道乌克林福姆。</text:p>
      <text:p text:style-name="P4">
“自2023年初以来，银行已向UAH发行了8.5万贷款。(2020年2月)该消息写道：“ 61.6亿贷款在UAH 616亿张。”</text:p>
      <text:p text:style-name="P4">
特别是，上周，政府计划下的400多名企业家总共收到了18亿欧元。</text:p>
      <text:p text:style-name="P4">
<text:span text:style-name="T4">
另请阅读：</text:span>
 <text:a xlink:type="simple" xlink:href="https://www.ukrinform.ua/rubric-economy/3707822-za-programou-eosela-vidali-ponad-tisacu-kreditiv.html" text:style-name="Internet_20_link" text:visited-style-name="Visited_20_Internet_20_Link">
<text:span text:style-name="T4">
贷款</text:span>
</text:a>
有人强调，大多数企业家都采取了反危机<text:a xlink:type="simple" xlink:href="https://www.ukrinform.ua/tag-kredit" text:style-name="Internet_20_link" text:visited-style-name="Visited_20_Internet_20_Link">
</text:a>
-uah 620亿，出于反战争的目的-5.5亿UAH。 签发了2860万次以前收到的贷款的再融资，出于投资目的发行了1,26亿美元。</text:p>
      <text:p text:style-name="P4">
此外，Agrarians收到了UAH 302亿美元的信贷基金来支持其活动，而贸易公司则花了15亿UAH贷款来补充这笔钱。</text:p>
      <text:p text:style-name="P4">
最常归功于在领域工作的企业计划(54％)，贸易和生产(23％)，工业处理(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участь у програмі беруть 45 банків, найбільшу кількість кредитіввидали ПриватБанк (27000。)， 储蓄银行(9.3,000)和莱菲森银行aval(5.3这。).</text:p>
      <text:p text:style-name="P4">
<text:span text:style-name="T4">
Читайте також:</text:span>
 <text:a xlink:type="simple" xlink:href="https://www.ukrinform.ua/rubric-economy/3708341-kabmin-rozsirue-diu-programi-pilgovogo-kredituvanna-na-tec-ta-tes.html" text:style-name="Internet_20_link" text:visited-style-name="Visited_20_Internet_20_Link">
 <text:span text:style-name="T4">
кредит</text:span>
 </text:a>
据报道，政府计划“ 5-7-9％的可用贷款开始为1 2020年。 其中有3％(取决于业务日期及其规模(年营业额)：每年5％ - 如果在第一季度创建了2500万Hryvnias的流出和至少2个工作场所； 每年7％ - 用于收入高达2500万的业务； 每年9％ - 用于UAH 5000万的业务。 2023年3月，部长的内阁允许企业家来自可能敌对领土的敌对行动，参加了“可用信贷5-7-9％”的州计划。</text:p>
      <text:p text:style-name="P4">
News Source: <text:a xlink:type="simple" xlink:href="https://www.ukrinform.ua/rubric-economy/3709600-za-programou-579-biznes-uze-otrimav-197-milardiv-kreditiv.html" text:style-name="Internet_20_link" text:visited-style-name="Visited_20_Internet_20_Link">
https://www.ukrinform.ua/rubric-economy/3709600-za-programou-579-biznes-uze-otrimav-197-milardiv-kreditiv.html</text:a>
</text:p>
      <!--NEWS-->
      <text:h text:style-name="P10" text:outline-level="1">
<text:span text:style-name="T4">
23 600人因俄罗斯对乌克兰的入侵而丧生并受伤。</text:span>
</text:h>
      <text:p text:style-name="P4">
作者: Ukrinform (Person)</text:p>
      <text:p text:style-name="P4">
出版商: Укринформ (Organization)</text:p>
      <text:p text:style-name="P4">
出版时间: 2023-05-15T18:38:00+03:00</text:p>
      <text:p text:style-name="P4">
修改时间: 2023-05-15T18:38:00+03:00</text:p>
      <text:p text:style-name="P4">
描述: 最近几个月，乌克兰平民中的受害者人数增加到了最高水平 -  23,600人丧生和受伤。  - 乌克林。</text:p>
      <text:p text:style-name="P4">
图片: ["<text:a xlink:type="simple" xlink:href="https://static.ukrinform.com/photos/2023_02/thumb_files/630_360_1675700887-744.jpeg" text:style-name="Internet_20_link" text:visited-style-name="Visited_20_Internet_20_Link">
630_360_16757...</text:a>
"]</text:p>
      <text:p text:style-name="P4">
标签: ['ООН', 'Радбез ООН', 'Війна з росією']</text:p>
      <text:p text:style-name="P4">
类型: Article</text:p>
      <!--METADATA-->
      <text:p text:style-name="P4">
<draw:frame draw:style-name="fr1" draw:name="Image154" text:anchor-type="as-char" svg:width="6.9236in" svg:height="3.956343in" draw:z-index="0">
<draw:image xlink:href="../Images/yкринформ/2023-05-15T18-38-00-03-00/630_360_1675700887-744.jpeg" xlink:type="simple" xlink:show="embed" xlink:actuate="onLoad" draw:mime-type="image/jpeg"/>
</draw:frame>
最近几个月，乌克兰的平民牺牲人数增加了 -  23,600人丧生并受伤。</text:p>
      <text:p text:style-name="P4">
联合国对人道主义事务的副副局长马丁·吉菲茨(Martin Giffits)宣布，这是在联合国安全理事会的一次会议上宣布的，该委员会在俄罗斯战争中造成了人道主义局势。</text:p>
      <text:p text:style-name="P4">
根据格里菲斯(Griffiths)的说法，从完整的俄罗斯侵略开始就记录了23 600人伤亡(被杀并受伤)在平民中，尽管“实际损失可能要高得多”。</text:p>
      <text:p text:style-name="P4">
<text:span text:style-name="T4">
另请阅读：</text:span>
 <text:a xlink:type="simple" xlink:href="https://www.ukrinform.ua/rubric-polytics/3708551-u-ponedilok-radbez-oon-obgovorit-gumanitarni-naslidki-rosijskoi-vijni-proti-ukraini.html" text:style-name="Internet_20_link" text:visited-style-name="Visited_20_Internet_20_Link">
<text:span text:style-name="T4">
 un </text:span>
</text:a>
他还回想起了俄国人道主义援助的火箭炮击，敖德萨，尼古拉耶夫红十字会的移动医院，这导致了人道主义货物和重要的医疗设备的破坏。</text:p>
      <text:p text:style-name="P4">
联合国副秘书长指出，今年第一季度，将近360万人在乌克兰获得了人道主义援助。 这是关于现金支付，食品，医疗服务等，特别是在一线地区大约有28万人获得了各种帮助。</text:p>
      <text:p text:style-name="P4">
他补充说：“最大的问题是进入Udonetsk，Luhansk，Kherson和Zaporizhhya地区的所有地区的障碍，此时，这在俄罗斯联邦的军事控制下被淹没了。” 用语，俄罗斯从未使沿占领地区前线的社区提供人道主义援助是可能的。</text:p>
      <text:p text:style-name="P4">
<text:span text:style-name="T4">
另请阅读：</text:span>
 <text:a xlink:type="simple" xlink:href="https://www.ukrinform.ua/rubric-ato/3666489-zertvami-rosijskoi-agresii-v-ukraini-stali-ponad-sim-miljoniv-civilnih-zastupnik-genseka-oon.html" text:style-name="Internet_20_link" text:visited-style-name="Visited_20_Internet_20_Link">
</text:a>
格里菲斯还回忆说，在乌克兰港口的框架内已将超过3000万吨的货物从乌克兰港口撤出，其中已有超过60万吨的小麦已交付给世界人道主义者在埃塞俄比亚，埃塞俄比亚，埃塞俄比亚的人道主义业务计划中。肯尼亚。同时，据副秘书长称，通过主动行动实施谷物的努力“将在未来几天继续并集中精力”。</text:p>
      <text:p text:style-name="P4">
根据乌克林福姆的说法，周一，联合国安理会讨论了俄罗斯战争引起的乌克兰人道主义。</text:p>
      <text:p text:style-name="P4">
News Source: <text:a xlink:type="simple" xlink:href="https://www.ukrinform.ua/rubric-ato/3709601-v-oon-zaavili-pro-23-600-ubitih-i-poranenih-civilnih-vnaslidok-vtorgnenna-rf-v-ukrainu.html" text:style-name="Internet_20_link" text:visited-style-name="Visited_20_Internet_20_Link">
https://www.ukrinform.ua/rubric-ato/3709601-v-oon-zaavili-pro-23-600-ubitih-i-poranenih-civilnih-vnaslidok-vtorgnenna-rf-v-ukrainu.html</text:a>
</text:p>
      <!--NEWS-->
      <text:h text:style-name="P10" text:outline-level="1">
<text:span text:style-name="T4">
“摩托车”  - 乌克兰杯在男子中的冠军</text:span>
</text:h>
      <text:p text:style-name="P4">
作者: Ukrinform (Person)</text:p>
      <text:p text:style-name="P4">
出版商: Укринформ (Organization)</text:p>
      <text:p text:style-name="P4">
出版时间: 2023-05-15T18:41:08+03:00</text:p>
      <text:p text:style-name="P4">
修改时间: 2023-05-15T18:41:08+03:00</text:p>
      <text:p text:style-name="P4">
描述: Zaporozhye本赛季发行了“ Golden Tapl”。  - 乌克林。</text:p>
      <text:p text:style-name="P4">
图片: ["<text:a xlink:type="simple" xlink:href="https://static.ukrinform.com/photos/2023_05/thumb_files/630_360_1684165179-333.jpg" text:style-name="Internet_20_link" text:visited-style-name="Visited_20_Internet_20_Link">
630_360_16841...</text:a>
"]</text:p>
      <text:p text:style-name="P4">
标签: ['гандбол', 'Мотор Запоріжжя']</text:p>
      <text:p text:style-name="P4">
类型: Article</text:p>
      <!--METADATA-->
      <text:p text:style-name="P4">
<draw:frame draw:style-name="fr1" draw:name="Image155" text:anchor-type="as-char" svg:width="6.9236in" svg:height="3.956343in" draw:z-index="0">
<draw:image xlink:href="../Images/yкринформ/2023-05-15T18-41-08-03-00/630_360_1684165179-333.jpg" xlink:type="simple" xlink:show="embed" xlink:actuate="onLoad" draw:mime-type="image/jpeg"/>
</draw:frame>
黄金怀疑是本赛季被判给的。</text:p>
      <text:p text:style-name="P4">
乌克利福姆报道，马达在男子中赢得了手球杯，扎波罗兹(Zaporozhye)击败了敖德萨-40：27。</text:p>
      <text:p text:style-name="P4">
今年的乌克兰杯在男子中获得了乌克兰杯的冠军，这已经确定了四人的四分之一。 这场迷你比赛的比赛发生在5月14日至15日在乌兹戈罗德举行。国家杯的竞争者之一是锦标赛“马达”的现任冠军。 除了他，在四个决赛中，打了“ Odesa”，“ Izmail”和“ Donbas”。</text:p>
      <text:p text:style-name="P4">
根据半决赛的结果，Izmail和Donbas进入了第三名。 后者最终赢得了铜杯，以28:23的比分击败了癫痫发作。</text:p>
      <text:p text:style-name="P4">
马达在本赛季开始在内部竞技场，其储备构成是其基础，其基础是在第二次德国联合化中进行的。 在乌克兰杯中，Zaporozhye以44:19的比分击败Izmail。</text:p>
      <text:p text:style-name="P4">
在四摩托车的决赛中，敖德萨击败了40：27，并在其历史上赢得了乌克兰杯的胜利。</text:p>
      <text:p text:style-name="P4">
在马达中，决赛中最成功的球员是Dmitry Gorga，Igor Turchenko和Dmitry Tyutyunnik，他们投掷了6个进球。</text:p>
      <text:p text:style-name="P4">
得益于此结果，Zaporozhye在本赛季“ Golden Tapl”发行，赢得了冠军和杯赛。</text:p>
      <text:p text:style-name="P4">
<text:span text:style-name="T4">
另请阅读：</text:span>
 <text:a xlink:type="simple" xlink:href="https://www.ukrinform.ua/rubric-sports/3707057-motor-postupivsa-u-matci-drugoi-bundesligi.html" text:style-name="Internet_20_link" text:visited-style-name="Visited_20_Internet_20_Link">
<text:span text:style-name="T4">
电动机</text:span>
</text:a>
正如乌克林福姆(Ukrinform)报道的那样，在第二次德国联合化的“摩托车”中，五个Turivo终点线排名第17，球队得分21分，领先于Zonuvillot。</text:p>
      <text:p text:style-name="P4">
照片：facebook.com/handball.lub.motor</text:p>
      <text:p text:style-name="P4">
News Source: <text:a xlink:type="simple" xlink:href="https://www.ukrinform.ua/rubric-sports/3709602-motor-peremozec-kubka-ukraini-z-gandbolu-sered-colovikiv.html" text:style-name="Internet_20_link" text:visited-style-name="Visited_20_Internet_20_Link">
https://www.ukrinform.ua/rubric-sports/3709602-motor-peremozec-kubka-ukraini-z-gandbolu-sered-colovikiv.html</text:a>
</text:p>
      <!--NEWS-->
      <text:h text:style-name="P10" text:outline-level="1">
<text:span text:style-name="T4">
所有 - 乌克兰教会理事会都支持创作</text:span>
</text:h>
      <text:p text:style-name="P4">
作者: Ukrinform (Person)</text:p>
      <text:p text:style-name="P4">
出版商: Укринформ (Organization)</text:p>
      <text:p text:style-name="P4">
出版时间: 2023-05-15T18:46:32+03:00</text:p>
      <text:p text:style-name="P4">
修改时间: 2023-05-15T18:46:32+03:00</text:p>
      <text:p text:style-name="P4">
描述: 所有 - 乌克兰教会和宗教组织理事会支持创建有关反对俄罗斯的旅程的特别之处。  - 乌克林。</text:p>
      <text:p text:style-name="P4">
图片: ["<text:a xlink:type="simple" xlink:href="https://static.ukrinform.com/photos/2023_05/thumb_files/630_360_1684165506-919.png" text:style-name="Internet_20_link" text:visited-style-name="Visited_20_Internet_20_Link">
630_360_16841...</text:a>
"]</text:p>
      <text:p text:style-name="P4">
标签: ['Трибунал', 'Війна з росією', 'Всеукраїнська рада церков']</text:p>
      <text:p text:style-name="P4">
类型: Article</text:p>
      <!--METADATA-->
      <text:p text:style-name="P4">
<draw:frame draw:style-name="fr1" draw:name="Image156" text:anchor-type="as-char" svg:width="6.9236in" svg:height="3.956343in" draw:z-index="0">
<draw:image xlink:href="../Images/yкринформ/2023-05-15T18-46-32-03-00/630_360_1684165506-919.png" xlink:type="simple" xlink:show="embed" xlink:actuate="onLoad" draw:mime-type="image/png"/>
</draw:frame>
所有 - 乌克兰教会和宗教组织委员会支持建立一个对俄罗斯的法庭。</text:p>
      <text:p text:style-name="P4">
正如乌克林福姆报道的那样，适当<text:a xlink:type="simple" xlink:href="https://vrciro.org.ua/ua/news/zayava-vseukrainskoi-radi-tserkov-i-religiynikh-organizatsiy-z-privodu-initsiativ-prezidenta-ukraini-shchodo-prityagnennya-do-vidpovidalnosti-rosiyskoi-vladi-ta-vidnovlennya-spravedlivosti" text:style-name="Internet_20_link" text:visited-style-name="Visited_20_Internet_20_Link">
</text:a>
在VRC网站上发布。</text:p>
      <text:p text:style-name="P4">
“意识到俄罗斯带给我们忠实的悲伤的规模，向整个乌克兰人民带给整个乌克兰人民，意识到俄罗斯对欧洲人民的威胁是什么威胁，基于我们的宗教原则，我们的侦察良心(https://www.ukrinform.ua/tag-tribunal)无论是侵略罪的法官，即乌克兰的战争。</text:p>
      <text:p text:style-name="P4">
VRC还主张国际法庭是由创建并开始尽快开始工作的，对乌克兰发动激进的战争的每个人都是Bacid。</text:p>
      <text:p text:style-name="P4">
VRC已转向世界上所有国家，尤其是众议院，美国国务院的参议院，以支持在国家模式中建立法庭。</text:p>
      <text:p text:style-name="P4">
<text:span text:style-name="T4">
另请阅读：</text:span>
 <text:a xlink:type="simple" xlink:href="https://www.ukrinform.ua/rubric-polytics/3708740-zelenskij-obgovoriv-iz-prezidentom-italii-pidtrimku-ukraini-j-tisk-na-rosiu.html" text:style-name="Internet_20_link" text:visited-style-name="Visited_20_Internet_20_Link">
</text:a>
此外，该声明谴责了将乌克兰儿童非法和暴力驱逐出俄罗斯及其暴力收养的做法。</text:p>
      <text:p text:style-name="P4">
声明强调：“我们敦促联合国，联合国儿童基金会和红十字会对俄罗斯施加压力，要求将被驱逐的乌克兰儿童转变为国家，并与眼镜和亲戚团聚。”</text:p>
      <text:p text:style-name="P4">
此外，VRC祝贺反俄罗斯政权和战争罪犯国际刑事法院的调查。</text:p>
      <text:p text:style-name="P4">
该组织呼吁国际社会支持一种薪酬机制，该机制能够弥补俄罗斯乌克兰国家和社会造成的损失。</text:p>
      <text:p text:style-name="P4">
<text:span text:style-name="T4">
另请阅读：</text:span>
 <text:a xlink:type="simple" xlink:href="https://www.ukrinform.ua/rubric-polytics/3708010-ssa-vistupaut-na-pidtrimku-pravosudda-ta-vidpovidalnosti-za-voenni-zlocini-derzdep.html" text:style-name="Internet_20_link" text:visited-style-name="Visited_20_Internet_20_Link">
</text:a>
</text:p>
      <text:p text:style-name="P4">
<text:span text:style-name="T5">
fto：vrc</text:span>
</text:p>
      <text:p text:style-name="P4">
News Source: <text:a xlink:type="simple" xlink:href="https://www.ukrinform.ua/rubric-polytics/3709603-vseukrainska-rada-cerkov-pidtrimala-stvorenna-spectribunalu-proti-rosii.html" text:style-name="Internet_20_link" text:visited-style-name="Visited_20_Internet_20_Link">
https://www.ukrinform.ua/rubric-polytics/3709603-vseukrainska-rada-cerkov-pidtrimala-stvorenna-spectribunalu-proti-rosii.html</text:a>
</text:p>
      <!--NEWS-->
      <text:h text:style-name="P10" text:outline-level="1">
<text:span text:style-name="T4">
卢卡申科（Lukashenko）在媒体空间中首次出现了关于生病的谣言之后</text:span>
</text:h>
      <text:p text:style-name="P4">
作者: Ukrinform (Person)</text:p>
      <text:p text:style-name="P4">
出版商: Укринформ (Organization)</text:p>
      <text:p text:style-name="P4">
出版时间: 2023-05-15T18:48:12+03:00</text:p>
      <text:p text:style-name="P4">
修改时间: 2023-05-15T18:48:12+03:00</text:p>
      <text:p text:style-name="P4">
描述: 在没有自称为白俄罗斯亚历山大·卢卡申科总统的总统之后，他的照片出版了，他再次用绷带的手再次出版。  - 乌克林。</text:p>
      <text:p text:style-name="P4">
图片: ["<text:a xlink:type="simple" xlink:href="https://static.ukrinform.com/photos/2023_05/thumb_files/630_360_1684165530-185.jpg" text:style-name="Internet_20_link" text:visited-style-name="Visited_20_Internet_20_Link">
630_360_16841...</text:a>
"]</text:p>
      <text:p text:style-name="P4">
标签: ['білорусь', 'лукашенко', 'Хвороба']</text:p>
      <text:p text:style-name="P4">
类型: Article</text:p>
      <!--METADATA-->
      <text:p text:style-name="P4">
<draw:frame draw:style-name="fr1" draw:name="Image157" text:anchor-type="as-char" svg:width="6.9236in" svg:height="3.956343in" draw:z-index="0">
<draw:image xlink:href="../Images/yкринформ/2023-05-15T18-48-12-03-00/630_360_1684165530-185.jpg" xlink:type="simple" xlink:show="embed" xlink:actuate="onLoad" draw:mime-type="image/jpeg"/>
</draw:frame>
在公众自称为白俄罗斯亚历山大·鲁卢卡申科总统的公众之后，他的照片被张贴了，他再次用绑着手。</text:p>
      <text:p text:style-name="P4">
关于它报告了乌克林福姆，参考白俄罗斯独裁者<text:a xlink:type="simple" xlink:href="https://t.me/pul_1/8919" text:style-name="Internet_20_link" text:visited-style-name="Visited_20_Internet_20_Link">
</text:a>
。</text:p>
      <text:p text:style-name="P4">
消息写道：“今天的第一个在空军和空军部队的中央团队点工作。有一份关于组织和原型防御战斗义务任务的报告。”</text:p>
      <text:p text:style-name="P4">
<text:span text:style-name="T4">
另请阅读：</text:span>
 <text:a xlink:type="simple" xlink:href="https://www.ukrinform.ua/rubric-world/3709488-u-gur-e-informacia-pro-problemi-zi-zdorovam-u-lukasenka.html" text:style-name="Internet_20_link" text:visited-style-name="Visited_20_Internet_20_Link">
<text:span text:style-name="T4">
 lukashenko </text:span>
</text:a>
电报通道也<text:a xlink:type="simple" xlink:href="https://t.me/pul_1/8921" text:style-name="Internet_20_link" text:visited-style-name="Visited_20_Internet_20_Link">
</text:a>
这样的话，好像对Lukashenko说：“在我们旁边的事件发生三天之后 - 我的意思是在Bryanskaya地区(俄罗斯 -  ed。)当四架飞机被枪击时。 我们被迫。 从那时起，我们的部队就已经增加了准备。”</text:p>
      <text:p text:style-name="P4">
正如乌克林福姆(Ukrinform)报道的那样，5月14日早些时候，卢卡申科(Lukashenko)在明斯克(Minsk)的血统中错过了旗帜，白俄罗斯(Belarus)的标志和国歌。 媒体和社交网络创造了Lukashenko的不健康外观，事实是，在5月9日，在莫斯文的游行队伍中，有一只绷带的手，飞往明斯克，而不是留在顺式国家的Lunaments。</text:p>
      <text:p text:style-name="P4">
News Source: <text:a xlink:type="simple" xlink:href="https://www.ukrinform.ua/rubric-world/3709604-lukasenko-pisla-cutok-pro-hvorobu-vperse-za-tizden-zavivsa-u-mediaprostori.html" text:style-name="Internet_20_link" text:visited-style-name="Visited_20_Internet_20_Link">
https://www.ukrinform.ua/rubric-world/3709604-lukasenko-pisla-cutok-pro-hvorobu-vperse-za-tizden-zavivsa-u-mediaprostori.html</text:a>
</text:p>
      <!--NEWS-->
      <text:h text:style-name="P10" text:outline-level="1">
<text:span text:style-name="T4">
消除侵略后果的基金聚集了617亿</text:span>
</text:h>
      <text:p text:style-name="P4">
作者: Ukrinform (Person)</text:p>
      <text:p text:style-name="P4">
出版商: Укринформ (Organization)</text:p>
      <text:p text:style-name="P4">
出版时间: 2023-05-15T19:01:19+03:00</text:p>
      <text:p text:style-name="P4">
修改时间: 2023-05-15T19:01:19+03:00</text:p>
      <text:p text:style-name="P4">
描述: 消除武装侵略后果的国家预算是UAH 617亿，其中有258亿卢比被强行从侵略性国家撤回。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Бюджет', 'Агресія РФ', 'Відбудова']</text:p>
      <text:p text:style-name="P4">
类型: Article</text:p>
      <!--METADATA-->
      <text:p text:style-name="P4">
<draw:frame draw:style-name="fr1" draw:name="Image158" text:anchor-type="as-char" svg:width="6.9236in" svg:height="3.956343in" draw:z-index="0">
<draw:image xlink:href="../Images/yкринформ/2023-05-15T19-01-19-03-00/630_360_1550576451-985.jpg" xlink:type="simple" xlink:show="embed" xlink:actuate="onLoad" draw:mime-type="image/jpeg"/>
</draw:frame>
消除武装侵略后果的实质性预算是UAH 617亿，而牺牲了UAH 258亿，从侵略者州则撤回。</text:p>
      <text:p text:style-name="P4">
正如乌克林福姆报道的那样，关于<text:a xlink:type="simple" xlink:href="https://www.facebook.com/roksolana.pidlasa/posts/pfbid02FQHCz7ETPSanuxnhWtUBBkuMsrjDRM4PzpvBHYU1PpJqR6iWKma4kKRXfMygdB18l" text:style-name="Internet_20_link" text:visited-style-name="Visited_20_Internet_20_Link">
</text:a>
据Roksolana Pidlas的Verkhovna Rada委员会负责人报道。</text:p>
      <text:p text:style-name="P4">
“消除武装的后果<text:a xlink:type="simple" xlink:href="https://www.ukrinform.ua/tag-russian-aggression" text:style-name="Internet_20_link" text:visited-style-name="Visited_20_Internet_20_Link">
</text:a>
预算有617亿美元。 在其中，UAH 359亿美元是2022年利润的50％，从强迫扣押侵略者国家获得了258亿ua，”该消息写道。</text:p>
      <text:p text:style-name="P4">
正如代理人所指出的那样，资金将在2023年使用以提供现金援助以修复损坏的住房(编程)，恢复关键基础设施，对五个地区的Proctus进行临界基础设施，以及全国已被破坏的大量物体。</text:p>
      <text:p text:style-name="P4">
<text:span text:style-name="T4">
另请阅读：</text:span>
 <text:a xlink:type="simple" xlink:href="https://www.ukrinform.ua/rubric-vidbudova/3708323-ukrainci-za-programou-evidnovlenna-vze-oformili-5-575-zaavok-smigal.html" text:style-name="Internet_20_link" text:visited-style-name="Visited_20_Internet_20_Link">
</text:a>
指导这些资金的另一个领域可能是克服战争的社会经济后果。</text:p>
      <text:p text:style-name="P4">
据报道，基础设施部关于该基金续签和损坏的物体资金的分配已从16个单位应用。</text:p>
      <text:p text:style-name="P4">
News Source: <text:a xlink:type="simple" xlink:href="https://www.ukrinform.ua/rubric-economy/3709611-u-fond-likvidacii-naslidkiv-agresii-zibrali-617-milarda.html" text:style-name="Internet_20_link" text:visited-style-name="Visited_20_Internet_20_Link">
https://www.ukrinform.ua/rubric-economy/3709611-u-fond-likvidacii-naslidkiv-agresii-zibrali-617-milarda.html</text:a>
</text:p>
      <!--NEWS-->
      <text:h text:style-name="P10" text:outline-level="1">
<text:span text:style-name="T4">
Shulyavsky立交桥的重建将在-2024年中部完成-Klitschko</text:span>
</text:h>
      <text:p text:style-name="P4">
作者: Ukrinform (Person)</text:p>
      <text:p text:style-name="P4">
出版商: Укринформ (Organization)</text:p>
      <text:p text:style-name="P4">
出版时间: 2023-05-15T19:07:14+03:00</text:p>
      <text:p text:style-name="P4">
修改时间: 2023-05-15T19:07:14+03:00</text:p>
      <text:p text:style-name="P4">
描述: 在基辅，他们计划在临时年中完成Shulyavsky立交桥的重建。  - 乌克林。</text:p>
      <text:p text:style-name="P4">
图片: ["<text:a xlink:type="simple" xlink:href="https://static.ukrinform.com/photos/2023_05/thumb_files/630_360_1684166568-885.jpg" text:style-name="Internet_20_link" text:visited-style-name="Visited_20_Internet_20_Link">
630_360_16841...</text:a>
"]</text:p>
      <text:p text:style-name="P4">
标签: ['КМДА', 'Віталій Кличко', 'Київ']</text:p>
      <text:p text:style-name="P4">
类型: Article</text:p>
      <!--METADATA-->
      <text:p text:style-name="P4">
<draw:frame draw:style-name="fr1" draw:name="Image159" text:anchor-type="as-char" svg:width="6.9236in" svg:height="3.956343in" draw:z-index="0">
<draw:image xlink:href="../Images/yкринформ/2023-05-15T19-07-14-03-00/630_360_1684166568-885.jpg" xlink:type="simple" xlink:show="embed" xlink:actuate="onLoad" draw:mime-type="image/jpeg"/>
</draw:frame>
在基辅，计划在中年完成Shulyavsky立交桥的重建。</text:p>
      <text:p text:style-name="P4">
乌克林福姆(Ukrinform(https://kyivcity.gov.ua/news/vitaliy_klichko_rekonstruktsiyu_shulyavskogo_shlyakhoprovodu_povnistyu_zavershat_do_seredini_nastupnogo_roku/)，报道了基辅市政府。</text:p>
      <text:p text:style-name="P4">
“计划在明年中期完成Shulyavsky立交桥的重建。 到那时，拆除位于立交桥附近的5个研讨会的工作将配备Shulyavskaya管道的国会，将完成该领土的改进。”</text:p>
      <text:p text:style-name="P4">
<text:span text:style-name="T4">
另请阅读：</text:span>
 <text:a xlink:type="simple" xlink:href="https://www.ukrinform.ua/rubric-kyiv/3708348-klicko-pokazav-zurnalistam-ulamki-rosijskih-raket-ta-droniv.html" text:style-name="Internet_20_link" text:visited-style-name="Visited_20_Internet_20_Link">
<text:span text:style-name="T4">
 klitschko </text:span>
</text:a>
他指出，只有在拆除商店后才能完成这个物体。 这座建筑是国家拥有的，因为它是展览的状态“一个非常相当大的帐户 - 近1.13亿hryvnias”。 根据基辅市议会的决定，由2022年提供的预算拨款分配了赎回资金。</text:p>
      <text:p text:style-name="P4">
克里奇科报告说，现在的公用事业公司“基辅市建设和运输结构局”与前所有者一起拆除和释放建筑物的内部房屋，从设备上进一步拆除建筑物本身以及该建筑物本身和继续实施项目。</text:p>
      <text:p text:style-name="P4">
“地下行人穿越已经在Shulyavsky立交桥附近进行了修复。 它们将在今年秋末完成。 在7月，这项工作开始拆除第五家商店。 10月，建筑商将开始装备国会。 在2024年中期，应完成所有关于重建Shchuliavsky立交桥的施工和工作。 解决方案将完全启动。”基辅市长说。</text:p>
      <text:p text:style-name="P4">
<text:span text:style-name="T4">
另请阅读：</text:span>
 <text:a xlink:type="simple" xlink:href="https://www.ukrinform.ua/rubric-kyiv/3708261-klicko-vruciv-vidznaki-materam-zagiblih-zahisnikiv.html" text:style-name="Internet_20_link" text:visited-style-name="Visited_20_Internet_20_Link">
<text:span text:style-name="T4">
 klitschko </text:span>
</text:a>
根据乌克林福姆的说法，首都的大多数领域开始在交叉路口配备决议，今年总共计划配备40种新的循环解决方案，以改善交通安全性。</text:p>
      <text:p text:style-name="P4">
照片：KSCA</text:p>
      <text:p text:style-name="P4">
News Source: <text:a xlink:type="simple" xlink:href="https://www.ukrinform.ua/rubric-kyiv/3709612-rekonstrukciu-sulavskogo-slahoprovodu-zaversat-do-seredini-2024-roku-klicko.html" text:style-name="Internet_20_link" text:visited-style-name="Visited_20_Internet_20_Link">
https://www.ukrinform.ua/rubric-kyiv/3709612-rekonstrukciu-sulavskogo-slahoprovodu-zaversat-do-seredini-2024-roku-klicko.html</text:a>
</text:p>
      <!--NEWS-->
      <text:h text:style-name="P10" text:outline-level="1">
<text:span text:style-name="T4">
Donetsk Ova显示了Konstantinovka两次火箭击的后果</text:span>
</text:h>
      <text:p text:style-name="P4">
作者: Ukrinform (Person)</text:p>
      <text:p text:style-name="P4">
出版商: Укринформ (Organization)</text:p>
      <text:p text:style-name="P4">
出版时间: 2023-05-15T19:10:00+03:00</text:p>
      <text:p text:style-name="P4">
修改时间: 2023-05-15T19:10:00+03:00</text:p>
      <text:p text:style-name="P4">
描述: 顿涅茨克地区军事政府发表了一段录像带，其后果是俄罗斯军队在康斯坦蒂尼诺夫卡的夜间导弹中风，该城市两名平民受伤。  - 乌克林。</text:p>
      <text:p text:style-name="P4">
图片: ["<text:a xlink:type="simple" xlink:href="https://static.ukrinform.com/photos/2023_05/thumb_files/630_360_1684167193-844.jpg" text:style-name="Internet_20_link" text:visited-style-name="Visited_20_Internet_20_Link">
630_360_16841...</text:a>
"]</text:p>
      <text:p text:style-name="P4">
标签: ['Донеччина', 'Обстріл', 'Ракетний удар']</text:p>
      <text:p text:style-name="P4">
类型: Article</text:p>
      <!--METADATA-->
      <text:p text:style-name="P4">
<draw:frame draw:style-name="fr1" draw:name="Image160" text:anchor-type="as-char" svg:width="6.9236in" svg:height="3.956343in" draw:z-index="0">
<draw:image xlink:href="../Images/yкринформ/2023-05-15T19-10-00-03-00/630_360_1684167193-844.jpg" xlink:type="simple" xlink:show="embed" xlink:actuate="onLoad" draw:mime-type="image/jpeg"/>
</draw:frame>
顿涅茨克地区军事管理局(Donetsk Regional Administration)发表了一段录像带，其后果是俄罗斯军队在康斯坦蒂尼诺夫卡(Konstantinovka)的后果，该录像带受伤，该市两名平民受伤。</text:p>
      <text:p text:style-name="P4">
适当的辊在[]上列出(https://www.youtube.com/watch?v=iwMdgMfeCT8)，报道乌克林福姆。</text:p>
      <text:p text:style-name="P4">
在视频中 - 一座损坏的建筑物是一所两座学校，那里没有玻璃，窗户上没有玻璃，框架被熄灭，在他们飞行的地方，屋顶受损。 敌人火箭的大电线。 在公寓楼中，插头飞过窗户，打破了树的房屋，Nasttechnika的公共服务消除了损失。 他们还取消了爆炸后形成的建筑垃圾。 视频也多面私人住宅</text:p>
      <text:p text:style-name="P4">
“由于Konstantinovka夜射击，两名平民受伤。(https://www.ukrinform.ua/tag-raketa)：大约20点ISKANDER-K火箭弹，第一个晚上的一半(S-300导弹)说。</text:p>
      <text:p text:style-name="P4">
OVA还补充说，敌对的火箭件被10座私人建筑物，七座高层建筑物，一所学校和一个天然气分配点损坏。</text:p>
      <text:p text:style-name="P4">
<text:span text:style-name="T4">
另请阅读：</text:span>
 <text:a xlink:type="simple" xlink:href="https://www.ukrinform.ua/rubric-ato/3709332-vorog-vcora-obstrilav-raketami-kramatorsk-vnoci-vdariv-iz-gradiv-po-avdiivci.html" text:style-name="Internet_20_link" text:visited-style-name="Visited_20_Internet_20_Link">
</text:a>
“康斯坦蒂诺夫卡几乎每天都在敌对的大火中。 照顾好自己 - 走!”  - 在地区政府中强调。</text:p>
      <text:p text:style-name="P4">
据报道，5月14日的最后一天，俄罗斯军队<text:a xlink:type="simple" xlink:href="https://www.ukrinform.ua/rubric-regions/3709258-rosiani-za-dobu-poranili-na-doneccini-simoh-civilnih.html" text:style-name="Internet_20_link" text:visited-style-name="Visited_20_Internet_20_Link">
</text:a>
顿涅茨克地区的居民。</text:p>
      <text:p text:style-name="P4">
顿涅茨克地区不断受到俄罗斯军队的火灾，日常旅行和伤害平民，破坏基础设施。</text:p>
      <text:p text:style-name="P4">
News Source: <text:a xlink:type="simple" xlink:href="https://www.ukrinform.ua/rubric-regions/3709615-donecka-ova-pokazala-naslidki-dvoh-raketnih-udariv-po-kostantinivci.html" text:style-name="Internet_20_link" text:visited-style-name="Visited_20_Internet_20_Link">
https://www.ukrinform.ua/rubric-regions/3709615-donecka-ova-pokazala-naslidki-dvoh-raketnih-udariv-po-kostantinivci.html</text:a>
</text:p>
      <!--NEWS-->
      <text:h text:style-name="P10" text:outline-level="1">
<text:span text:style-name="T4">
在基辅地区，救援人员将森林大火定位</text:span>
</text:h>
      <text:p text:style-name="P4">
作者: Ukrinform (Person)</text:p>
      <text:p text:style-name="P4">
出版商: Укринформ (Organization)</text:p>
      <text:p text:style-name="P4">
出版时间: 2023-05-15T19:16:00+03:00</text:p>
      <text:p text:style-name="P4">
修改时间: 2023-05-15T19:16:00+03:00</text:p>
      <text:p text:style-name="P4">
描述: 在基辅地区的维斯霍罗德地区，救援人员将森林大火定位。  - 乌克林。</text:p>
      <text:p text:style-name="P4">
图片: ["<text:a xlink:type="simple" xlink:href="https://static.ukrinform.com/photos/2023_05/thumb_files/630_360_1684167309-779.jpg" text:style-name="Internet_20_link" text:visited-style-name="Visited_20_Internet_20_Link">
630_360_16841...</text:a>
"]</text:p>
      <text:p text:style-name="P4">
标签: ['Ліс', 'Пожежа', 'Київщина']</text:p>
      <text:p text:style-name="P4">
类型: Article</text:p>
      <!--METADATA-->
      <text:p text:style-name="P4">
<draw:frame draw:style-name="fr1" draw:name="Image161" text:anchor-type="as-char" svg:width="6.9236in" svg:height="3.956343in" draw:z-index="0">
<draw:image xlink:href="../Images/yкринформ/2023-05-15T19-16-00-03-00/630_360_1684167309-779.jpg" xlink:type="simple" xlink:show="embed" xlink:actuate="onLoad" draw:mime-type="image/jpeg"/>
</draw:frame>
救援人员将基辅地区基辅地区的林业区域定位。</text:p>
      <text:p text:style-name="P4">
根据乌克林福姆的说法，UKIV地区的州紧急服务在[]中报告(https://t.me/dsns_kyiv_region/5771)。</text:p>
      <text:p text:style-name="P4">
“大火在整个广场的17:28局部。 情况受到控制。”消息说。</text:p>
      <text:p text:style-name="P4">
SES被注意到，5月15日14:20，Vyshzhgorod区的作战派对服务收到了一份关于Novi Petrovka村附近Storeteliah Forest Forestry森林垃圾的大火的报告。</text:p>
      <text:p text:style-name="P4">
<text:span text:style-name="T4">
另请阅读：</text:span>
 <text:a xlink:type="simple" xlink:href="https://www.ukrinform.ua/rubric-regions/3709570-na-kiivsini-masstabna-lisova-pozeza-gorat-15-gektariv.html" text:style-name="Internet_20_link" text:visited-style-name="Visited_20_Internet_20_Link">
<text:span text:style-name="T4">
开火</text:span>
</text:a>
消防员被送往现场。 到达后，救援人员发现在15公顷的面积上燃烧了火垃圾。</text:p>
      <text:p text:style-name="P4">
75人和7辆车被吸引以扑灭大火，特别是从SES 15和4件设备中，国民警卫队55和1个单位，林业5和两个设备。</text:p>
      <text:p text:style-name="P4">
正如乌克林福姆报道的那样，5月15日至17日在基辅地区，将有非同寻常的火灾危险。</text:p>
      <text:p text:style-name="P4">
News Source: <text:a xlink:type="simple" xlink:href="https://www.ukrinform.ua/rubric-regions/3709614-na-kiivsini-ratuvalniki-lokalizuvali-lisovu-pozezu.html" text:style-name="Internet_20_link" text:visited-style-name="Visited_20_Internet_20_Link">
https://www.ukrinform.ua/rubric-regions/3709614-na-kiivsini-ratuvalniki-lokalizuvali-lisovu-pozezu.html</text:a>
</text:p>
      <!--NEWS-->
      <text:h text:style-name="P10" text:outline-level="1">
<text:span text:style-name="T4">
巴赫穆特（Bakhmut）和马林卡（Marinka</text:span>
</text:h>
      <text:p text:style-name="P4">
作者: Ukrinform (Person)</text:p>
      <text:p text:style-name="P4">
出版商: Укринформ (Organization)</text:p>
      <text:p text:style-name="P4">
出版时间: 2023-05-15T19:18:00+03:00</text:p>
      <text:p text:style-name="P4">
修改时间: 2023-05-15T19:18:00+03:00</text:p>
      <text:p text:style-name="P4">
描述: 乌克兰国防军每天的航空在俄罗斯军队中进行了14次跳动：人员和军事装备集中的七个领域，即静止的防空导弹综合大楼。  - 乌克林。</text:p>
      <text:p text:style-name="P4">
图片: ["<text:a xlink:type="simple" xlink:href="https://static.ukrinform.com/photos/2023_04/thumb_files/630_360_1682412638-215.png" text:style-name="Internet_20_link" text:visited-style-name="Visited_20_Internet_20_Link">
630_360_16824...</text:a>
"]</text:p>
      <text:p text:style-name="P4">
标签: ['Бахмут', 'Генштаб', 'Війна з росією']</text:p>
      <text:p text:style-name="P4">
类型: Article</text:p>
      <!--METADATA-->
      <text:p text:style-name="P4">
<draw:frame draw:style-name="fr1" draw:name="Image162" text:anchor-type="as-char" svg:width="6.9236in" svg:height="3.956343in" draw:z-index="0">
<draw:image xlink:href="../Images/yкринформ/2023-05-15T19-18-00-03-00/630_360_1682412638-215.png" xlink:type="simple" xlink:show="embed" xlink:actuate="onLoad" draw:mime-type="image/png"/>
</draw:frame>
乌克兰防御的航空在俄罗斯军队中进行了14次跳动：人员和军事装备集中的七个领域，其余的赛后综合体。</text:p>
      <text:p text:style-name="P4">
根据乌克兰的说法，乌克兰武装部队的总参谋部在[]中报道(https://www.facebook.com/GeneralStaff.ua/posts/pfbid0graoCze2X4inr45acwsJX41cYUyALuimYddDxMW7etiKjirNHvbCtgmitaAGUJD2l)截至5月15日18:00发布了及时信息。</text:p>
      <text:p text:style-name="P4">
乌克兰导弹部队和炮兵部队的一部分击中了标点符号，两个活力集中的领域，三个火炮部队的火灾位置，两个电台电子摔跤站的两个站以及敌人的存储。</text:p>
      <text:p text:style-name="P4">
俄罗斯入侵者继续将主要努力集中在利曼，巴赫穆特，阿夫迪夫和玛丽斯基的方向上。 上述地块中有37次战斗冲突。</text:p>
      <text:p text:style-name="P4">
<text:span text:style-name="T4">
另请阅读：</text:span>
 <text:a xlink:type="simple" xlink:href="https://www.ukrinform.ua/rubric-ato/3709290-sirskij-pro-oboronu-bahmuta-prosuvanna-zsu-persij-uspih-nastupalnih-dij-ale-castkovij.html" text:style-name="Internet_20_link" text:visited-style-name="Visited_20_Internet_20_Link">
</text:a>
据总参谋部称，战斗的中心仍然是顿涅茨克地区的巴赫穆特·塔玛林。</text:p>
      <text:p text:style-name="P4">
在白天，敌人总共进行了两枚导弹和38架飞机打击，以及25多个火箭发射器的炮击。 火箭是使用防空导弹综合体C-300的顿涅茨克地区Konstantinovka的火箭。</text:p>
      <text:p text:style-name="P4">
总参谋部警告：乌克兰的进一步失踪和航空罢工的可能性仍然很高。</text:p>
      <text:p text:style-name="P4">
在Volyn和Polissya的指示中，情况没有发生重大变化。</text:p>
      <text:p text:style-name="P4">
In the Siversky and Slobozhansky directions, the Russian army inflicted mortar artillery blows on Yelina and ants of the Chernihiv region, Vovkivka, Iskrykivshchyna, Volfin, Spire and Stepok of Sumy region, Kozachaylopani, Goptivtsi, Lukytivka Kharkiv region.</text:p>
      <text:p text:style-name="P4">
在库皮斯克的方向上，俄罗斯人并没有停止试图改善战术。 在这一天，在Masyutivka地区，敌人的秩序失败了。</text:p>
      <text:p text:style-name="P4">
<text:span text:style-name="T4">
另请阅读：</text:span>
 <text:a xlink:type="simple" xlink:href="https://www.ukrinform.ua/rubric-ato/3709444-na-teritorii-bilorusi-perebuvae-blizko-25-tisaci-vijskovih-rf.html" text:style-name="Internet_20_link" text:visited-style-name="Visited_20_Internet_20_Link">
</text:a>
</text:p>
      <text:p text:style-name="P4">
白天，在利马方向上，没有进行俄罗斯联邦的进攻行动，相反，他们在纠纷区造成了航空罢工，并在卢汉斯克地区，Verkhnaamyansk的炮兵和Bigorivka的炮兵向炮兵中开枪，并对Donetsk地区提出了质疑。</text:p>
      <text:p text:style-name="P4">
在巴赫穆特(Bakhmut)的方向上，敌人继续采取进攻行动。 重燃料正在进行中。 Grigorivka，Bogdanivka，Bakhmut，Ivanivske，友谊，North，Petrovka和Toretsk，Donetsk地区受到敌对炮击的伤害。</text:p>
      <text:p text:style-name="P4">
俄罗斯人在伊万尼夫斯基(Ivanivsky)的白天进行了失败的尝试。</text:p>
      <text:p text:style-name="P4">
在Avdeevsky的方向上，俄罗斯军队继续摧毁Avdiivka上的航空，开火，donetsk地区的Avdiivka，解雇Steppe，Lastokne，Avdiivka，Pervomaisk和Karlovka。</text:p>
      <text:p text:style-name="P4">
在马林因斯基的方向上，国防军在马林卡遭到了无数次攻击。 俄罗斯人的炮击遭到了顿涅茨克地区的Krasnogorivka，Acute，St. George，Marinka和Novomikhailivka。</text:p>
      <text:p text:style-name="P4">
在白天的矿物方向上，俄罗斯军队击败了碳，普赖切斯蒂夫卡，诺沃克林和沙赫塔尔斯基。</text:p>
      <text:p text:style-name="P4">
在Zaporizhzhya和Kherson的指示中，俄罗斯军队继续进行。 入侵者的航空吹动是Donetsk地区，Zaporizhzhya地区的Mala Tokmachka和Stanislav Kherson地区的自由领域。</text:p>
      <text:p text:style-name="P4">
来自敌对<text:a xlink:type="simple" xlink:href="https://www.ukrinform.ua/tag-obstril" text:style-name="Internet_20_link" text:visited-style-name="Visited_20_Internet_20_Link">
</text:a>
Burlatske，自由领域和顿涅茨克地区的Novopol，Olgiv，Malynivka，Gulyaypole，Railway，Gulyaypil，Belogorye，Mala Tokmachka，Orikhiv和Kamyanskayaposhka地区以及Kherson。</text:p>
      <text:p text:style-name="P4">
<text:span text:style-name="T4">
另请阅读：</text:span>
 <text:a xlink:type="simple" xlink:href="https://www.ukrinform.ua/rubric-ato/3709523-rosiani-zbilsili-kilkist-obstriliv-na-pivdennomu-napramku-vijskovi.html" text:style-name="Internet_20_link" text:visited-style-name="Visited_20_Internet_20_Link">
<text:span text:style-name="T4">
 avenaCerbate </text:span>
</text:a>
在Zaporizhzhya地区暂时占领的领土上，已提议与俄罗斯入侵者合作的人以拒绝乌克兰公民身份并接受俄罗斯人来记录。</text:p>
      <text:p text:style-name="P4">
为了加强对人口的控制，内政部和RFF联邦安全局的移动群体在暂时占领克里米亚，在火车站和公交车站进行突袭。 首先检查Crimean Tatars。<text:span text:style-name="T5">
foto：konstantin liber</text:span>
</text:p>
      <text:p text:style-name="P4">
News Source: <text:a xlink:type="simple" xlink:href="https://www.ukrinform.ua/rubric-ato/3709616-bahmut-ta-marinka-zalisautsa-v-epicentri-bojovih-dij-na-shodi-za-dobu-37-zitknen.html" text:style-name="Internet_20_link" text:visited-style-name="Visited_20_Internet_20_Link">
https://www.ukrinform.ua/rubric-ato/3709616-bahmut-ta-marinka-zalisautsa-v-epicentri-bojovih-dij-na-shodi-za-dobu-37-zitknen.html</text:a>
</text:p>
      <!--NEWS-->
      <text:h text:style-name="P10" text:outline-level="1">
<text:span text:style-name="T4">
乔治·索罗斯（George Soros）否认了关于他死亡的谣言</text:span>
</text:h>
      <text:p text:style-name="P4">
作者: Ukrinform (Person)</text:p>
      <text:p text:style-name="P4">
出版商: Укринформ (Organization)</text:p>
      <text:p text:style-name="P4">
出版时间: 2023-05-15T19:22:03+03:00</text:p>
      <text:p text:style-name="P4">
修改时间: 2023-05-15T19:22:03+03:00</text:p>
      <text:p text:style-name="P4">
描述: 著名的慈善团乔治·索罗斯（George Soros）否认了他死亡的谣言，并报告说他很健康。  - 乌克林。</text:p>
      <text:p text:style-name="P4">
图片: ["<text:a xlink:type="simple" xlink:href="https://static.ukrinform.com/photos/2017_06/thumb_files/630_360_1496968915-1298.jpg" text:style-name="Internet_20_link" text:visited-style-name="Visited_20_Internet_20_Link">
630_360_14969...</text:a>
"]</text:p>
      <text:p text:style-name="P4">
标签: ['Смерть', 'Сорос']</text:p>
      <text:p text:style-name="P4">
类型: Article</text:p>
      <!--METADATA-->
      <text:p text:style-name="P4">
<draw:frame draw:style-name="fr1" draw:name="Image163" text:anchor-type="as-char" svg:width="6.9236in" svg:height="3.956343in" draw:z-index="0">
<draw:image xlink:href="../Images/yкринформ/2023-05-15T19-22-03-03-00/630_360_1496968915-1298.jpg" xlink:type="simple" xlink:show="embed" xlink:actuate="onLoad" draw:mime-type="image/jpeg"/>
</draw:frame>
著名的菲兰特·乔治·索罗斯(George Soros)否认了他死亡的谣言，并报告了维多罗沃(Vindorovo)。</text:p>
      <text:p text:style-name="P4">
正如乌克林福姆报道的那样，他自己报告了<text:a xlink:type="simple" xlink:href="https://twitter.com/georgesoros/status/1658098300203958272" text:style-name="Internet_20_link" text:visited-style-name="Visited_20_Internet_20_Link">
</text:a>
。</text:p>
      <text:p text:style-name="P4">
“有传言说我心脏病发作与现实不符。 我还活着健康，”信息写道。</text:p>
      <text:p text:style-name="P4">
早些时候，社交网络开始传播乔治[]的信息(https://www.ukrinform.ua/tag-soros)据称，死了。</text:p>
      <text:p text:style-name="P4">
<text:span text:style-name="T4">
另请阅读：</text:span>
 <text:a xlink:type="simple" xlink:href="https://www.ukrinform.ua/rubric-world/3709007-u-sudani-vnaslidok-zbrojnih-suticok-zaginula-vidoma-spivacka.html" text:style-name="Internet_20_link" text:visited-style-name="Visited_20_Internet_20_Link">
</text:a>
特别是<text:a xlink:type="simple" xlink:href="https://twitter.com/MattWallace888/status/1657972202484953090" text:style-name="Internet_20_link" text:visited-style-name="Visited_20_Internet_20_Link">
</text:a>
美国发明家亿万富翁伊洛娜面具马特·华莱士(Matt Wallace)的博客作者和朋友。</text:p>
      <text:p text:style-name="P4">
News Source: <text:a xlink:type="simple" xlink:href="https://www.ukrinform.ua/rubric-world/3709617-dzordz-soros-sprostuvav-cutki-pro-svou-smert.html" text:style-name="Internet_20_link" text:visited-style-name="Visited_20_Internet_20_Link">
https://www.ukrinform.ua/rubric-world/3709617-dzordz-soros-sprostuvav-cutki-pro-svou-smert.html</text:a>
</text:p>
      <!--NEWS-->
      <text:h text:style-name="P10" text:outline-level="1">
<text:span text:style-name="T4">
美国将在接下来的几个月内为乌克兰提供常规帮助套餐 - 白宫</text:span>
</text:h>
      <text:p text:style-name="P4">
作者: Ukrinform (Person)</text:p>
      <text:p text:style-name="P4">
出版商: Укринформ (Organization)</text:p>
      <text:p text:style-name="P4">
出版时间: 2023-05-15T19:25:00+03:00</text:p>
      <text:p text:style-name="P4">
修改时间: 2023-05-15T19:25:00+03:00</text:p>
      <text:p text:style-name="P4">
描述: 美国总统政府乔·贝登（Joe Baiden）已确认，在中间角度，美国将由美国区分。  - 乌克林。</text:p>
      <text:p text:style-name="P4">
图片: ["<text:a xlink:type="simple" xlink:href="https://static.ukrinform.com/photos/2016_05/thumb_files/630_360_1463722910-7684.jpg" text:style-name="Internet_20_link" text:visited-style-name="Visited_20_Internet_20_Link">
630_360_14637...</text:a>
"]</text:p>
      <text:p text:style-name="P4">
标签: ['США', 'Україна', 'Білий дім', 'Війна з росією']</text:p>
      <text:p text:style-name="P4">
类型: Article</text:p>
      <!--METADATA-->
      <text:p text:style-name="P4">
<draw:frame draw:style-name="fr1" draw:name="Image164" text:anchor-type="as-char" svg:width="6.9236in" svg:height="3.956343in" draw:z-index="0">
<draw:image xlink:href="../Images/yкринформ/2023-05-15T19-25-00-03-00/630_360_1463722910-7684.jpg" xlink:type="simple" xlink:show="embed" xlink:actuate="onLoad" draw:mime-type="image/jpeg"/>
</draw:frame>
美国总统管理局乔·贝登(Joe Baiden)证实，在中间角度，将继续扣除定期安全和国防安全以及国防安全和国防援助。</text:p>
      <text:p text:style-name="P4">
这项声明是在乌克林福音通讯员报告的周一在白人多达津·柯比国家安全委员会协调员的协调员中发表的。</text:p>
      <text:p text:style-name="P4">
“关于 <text:a xlink:type="simple" xlink:href="https://www.ukrinform.ua/tag-ssa" text:style-name="Internet_20_link" text:visited-style-name="Visited_20_Internet_20_Link">
 </text:a>
，我们将继续支持乌克兰。 您已经看到了如何每两周发布一次国防援助套餐 - 这将在IDPA的接下来的几周内持续。”拜登政府代表说。</text:p>
      <text:p text:style-name="P4">
他还确认，乌克兰的进一步支持问题将在本周在广岛的G7领导人峰会上解决。 在这种沟通中，他保证，作为这种格式的一部分，美国将维持国际领导地位，以支持乌克兰国家。 他说，此外，所有G7成员国也仍然有利于对俄罗斯侵略和对乌克兰的援助的纠正。</text:p>
      <text:p text:style-name="P4">
<text:span text:style-name="T4">
另请阅读：</text:span>
 <text:a xlink:type="simple" xlink:href="https://www.ukrinform.ua/rubric-economy/3708722-kraini-g7-zbilsili-obsag-dopomogi-ukraini-do-44-milardiv.html" text:style-name="Internet_20_link" text:visited-style-name="Visited_20_Internet_20_Link">
</text:a>
正如乌克林福姆报道的<text:a xlink:type="simple" xlink:href="https://www.ukrinform.ua/rubric-ato/3708649-nimeccina-anonsuvala-paket-vijskovoi-dopomogi-na-27-milarda-aku-zbrou-otrimae-ukraina.html" text:style-name="Internet_20_link" text:visited-style-name="Visited_20_Internet_20_Link">
</text:a>
。 它包括包括18架轮式榴弹炮，炮兵弹药，防空系统的受控导弹，4个IRIS-T SLM，IRIS-T SLS的起始设备，红外可视化系统，30辆Tank Leopard 1A5和20 BMP Marder，超过100张BBLAT子弹。 ，超过200次侦察等。</text:p>
      <text:p text:style-name="P4">
News Source: <text:a xlink:type="simple" xlink:href="https://www.ukrinform.ua/rubric-polytics/3709619-ssa-nadavatimut-ukraini-regularni-paketi-dopomogi-vprodovz-nastupnih-misaciv-bilij-dim.html" text:style-name="Internet_20_link" text:visited-style-name="Visited_20_Internet_20_Link">
https://www.ukrinform.ua/rubric-polytics/3709619-ssa-nadavatimut-ukraini-regularni-paketi-dopomogi-vprodovz-nastupnih-misaciv-bilij-dim.html</text:a>
</text:p>
      <!--NEWS-->
      <text:h text:style-name="P10" text:outline-level="1">
<text:span text:style-name="T4">
敌人向顿涅茨克地区开了枪，伤害了白天使单位的五名警察</text:span>
</text:h>
      <text:p text:style-name="P4">
作者: Ukrinform (Person)</text:p>
      <text:p text:style-name="P4">
出版商: Укринформ (Organization)</text:p>
      <text:p text:style-name="P4">
出版时间: 2023-05-15T19:32:00+03:00</text:p>
      <text:p text:style-name="P4">
修改时间: 2023-05-15T19:32:00+03:00</text:p>
      <text:p text:style-name="P4">
描述: 在巴赫穆特地区，白天使警察局的汽车遭到抨击，因此，五名警察受伤。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Донеччина', 'Обстріл', 'Війна з росією']</text:p>
      <text:p text:style-name="P4">
类型: Article</text:p>
      <!--METADATA-->
      <text:p text:style-name="P4">
<draw:frame draw:style-name="fr1" draw:name="Image165" text:anchor-type="as-char" svg:width="6.9236in" svg:height="3.956343in" draw:z-index="0">
<draw:image xlink:href="../Images/yкринформ/2023-05-15T19-32-00-03-00/630_360_1507654552-5163.jpeg" xlink:type="simple" xlink:show="embed" xlink:actuate="onLoad" draw:mime-type="image/jpeg"/>
</draw:frame>
白天使警车的Ubakhmut区被解雇，五名警察受伤。</text:p>
      <text:p text:style-name="P4">
正如乌克林福姆报道的那样，它报告了<text:a xlink:type="simple" xlink:href="https://t.me/UA_National_Police/11661" text:style-name="Internet_20_link" text:visited-style-name="Visited_20_Internet_20_Link">
</text:a>
。</text:p>
      <text:p text:style-name="P4">
伊万·维吉夫斯基(Ivan Vygivsky)说：“今天，白天使警察部门的汽车是顿涅茨克地区的一个地下土壤 - 五名警察受伤。</text:p>
      <text:p text:style-name="P4">
<text:span text:style-name="T4">
另请阅读：</text:span>
 <text:a xlink:type="simple" xlink:href="https://www.ukrinform.ua/rubric-ato/3709534-vorog-obstrilav-harkivsinu-dvoe-zagiblih.html" text:style-name="Internet_20_link" text:visited-style-name="Visited_20_Internet_20_Link">
<text:span text:style-name="T4">
射击</text:span>
</text:a>
注意到他们离开了病变区，得到了医疗援助。 执法人员的状况被揭示了。</text:p>
      <text:p text:style-name="P4">
撤离儿童和整个家庭从危险码头撤离的国家警察部门，运送人道主义援助并帮助人们，被称为“白天使”的人们。</text:p>
      <text:p text:style-name="P4">
据报道，该部队中有20多名警察局在前线附近不断工作。 他们的帐户中有成千上万的撤离公民，包括600名儿童。</text:p>
      <text:p text:style-name="P4">
News Source: <text:a xlink:type="simple" xlink:href="https://www.ukrinform.ua/rubric-ato/3709623-vorog-obstrilav-doneccinu-poraneni-patero-policejskih-z-pidrozdilu-bilij-angol.html" text:style-name="Internet_20_link" text:visited-style-name="Visited_20_Internet_20_Link">
https://www.ukrinform.ua/rubric-ato/3709623-vorog-obstrilav-doneccinu-poraneni-patero-policejskih-z-pidrozdilu-bilij-angol.html</text:a>
</text:p>
      <!--NEWS-->
      <text:h text:style-name="P10" text:outline-level="1">
<text:span text:style-name="T4">
Zelensky：我们带有新的防守套餐 - 乌克兰变得更强大</text:span>
</text:h>
      <text:p text:style-name="P4">
作者: Ukrinform (Person)</text:p>
      <text:p text:style-name="P4">
出版商: Укринформ (Organization)</text:p>
      <text:p text:style-name="P4">
出版时间: 2023-05-15T19:35:00+03:00</text:p>
      <text:p text:style-name="P4">
修改时间: 2023-05-15T19:35:00+03:00</text:p>
      <text:p text:style-name="P4">
描述: 乌克兰沃迪米尔·泽伦斯基总统凭借新的国防套餐返回乌克兰。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Британія', 'Франція', 'Італія', 'Німеччина', 'Зеленський', 'Війна з росією']</text:p>
      <text:p text:style-name="P4">
类型: Article</text:p>
      <!--METADATA-->
      <text:p text:style-name="P4">
<draw:frame draw:style-name="fr1" draw:name="Image166" text:anchor-type="as-char" svg:width="6.9236in" svg:height="3.956343in" draw:z-index="0">
<draw:image xlink:href="../Images/yкринформ/2023-05-15T19-35-00-03-00/630_360_1683122925-491.jpeg" xlink:type="simple" xlink:show="embed" xlink:actuate="onLoad" draw:mime-type="image/jpeg"/>
</draw:frame>
乌克兰Volodymyr Zelenskyy总统带着新的国防包回到乌克兰。</text:p>
      <text:p text:style-name="P4">
他在晚上说了这个<text:a xlink:type="simple" xlink:href="https://t.me/V_Zelenskiy_official/6234" text:style-name="Internet_20_link" text:visited-style-name="Visited_20_Internet_20_Link">
</text:a>
，报道乌克林福姆。</text:p>
      <text:p text:style-name="P4">
“三天 - 我们的战士，我们的国家变得更加强大。 强大得多。 我们带有新的防守套餐回家。 更新的，更强大的武器。 为我们的人民提供更多保护。 更多的政治支持，” Zelensky强调。</text:p>
      <text:p text:style-name="P4">
他指出，意大利与总理乔治·梅洛尼(George Meloni)任务的谈判与塞戈·马塔雷利(Sergo Mattarelli)总统的谈判令人鼓舞。</text:p>
      <text:p text:style-name="P4">
Zelensky还指出，由Steinmeyer总统和Zanzler Olof Scholtz在德国举行的会议对我们的辩护特别有意义。</text:p>
      <text:p text:style-name="P4">
在法国，国家元首会见了马克龙总统。</text:p>
      <text:p text:style-name="P4">
“延长，有用的谈判。 有一个新的军事套餐。 强大的。 新的政治安排。”他强调。</text:p>
      <text:p text:style-name="P4">
在英国，Zelensky会见了总理Risha Sunak。</text:p>
      <text:p text:style-name="P4">
“国防和非常重要的英国在军事联盟中的领导。</text:p>
      <text:p text:style-name="P4">
总统说：“在计划在不久的将来计划的国际措施之前。</text:p>
      <text:p text:style-name="P4">
他指出，在所有会议上，他们讨论了乌克兰情节提出的和平的公式，现在乌克兰公式有更多的准备就绪。 据他说，我们的环境有更多的支持，更了解乌克兰对北约的加入是不可避免的。</text:p>
      <text:p text:style-name="P4">
据报道，沃迪米尔Zelenskyy总统周一在英国，以及他访问法国和德国13日 - 意大利的前一天。</text:p>
      <text:p text:style-name="P4">
_ukrinform引用了乌克兰人的全文。</text:p>
      <text:p text:style-name="P4">
_ <text:span text:style-name="T4">
我希望健康，亲爱的乌克兰人!</text:span>
 _</text:p>
      <text:p text:style-name="P4">
三天 - 我们的战士，我们的国家变得更加强大。 我敢肯定 - 要强大。</text:p>
      <text:p text:style-name="P4">
我们带有新的防御套餐回到家：更多新的，更强大的武器，为我们的人民提供更多保护。 更多的政治支持。</text:p>
      <text:p text:style-name="P4">
意大利与总理乔治(George)进行了很好的会谈。 会议非常令人鼓舞。 与意大利总统会面。</text:p>
      <text:p text:style-name="P4">
德国 - 斯坦米尔总统先生，与总理奥拉夫·舒尔茨(Olaf Scholtz)会面 - 对我们的辩护尤其有意义。代表并为了纪念乌克兰人民，以亚在以卡尔大帝(Karl The Great)命名的欧洲名字。 乌克兰语在演讲中首次在获奖者的大厅中首次发声。 我敢肯定，乌克兰将成为官方语言联盟之一。</text:p>
      <text:p text:style-name="P4">
法国是与马克龙先生主席的一次会面，长期有用的谈判。有一个新的军事方案。 强大的。 有新的政治安排。</text:p>
      <text:p text:style-name="P4">
英国是与Richa的会议，总理Sunak先生。 国防是英国在军事联盟中的重要领导。</text:p>
      <text:p text:style-name="P4">
在计划在不久的将来计划的国际措施之前，它就与途中进行了协调：在Vilnius的峰会之前。</text:p>
      <text:p text:style-name="P4">
所有会议都讨论了我们的和平公式，现在有更多的合作伙伴愿意按照乌克兰公式进行。 我们的环境有更多的支持，更了解乌克兰的加入北约是不可避免的。</text:p>
      <text:p text:style-name="P4">
我感谢意大利为保护我们人民的生命提供帮助 - 免受战斗结束后的全面重建的天空。</text:p>
      <text:p text:style-name="P4">
我感谢德国最大的防守套餐 -  20亿欧元。</text:p>
      <text:p text:style-name="P4">
此外，德国将长期支持我们的国家 - 有1100万欧元，纯粹是国防。 加上德国参与了欧洲和平基金，这增强了我们的保护。</text:p>
      <text:p text:style-name="P4">
我感谢法国为我们的战士抵消俄罗斯恐怖的新机会，现在现在不是时候谈论细节了。 感谢您提供的额外设备，少量装甲车。 寻求合并合作伙伴的协助。</text:p>
      <text:p text:style-name="P4">
我感谢英国的飞行员安排。 我们建立了一个联盟，用于培训现代西方飞机的飞行员。 英国 - 是的，波兰是，我相信法国，其他合作伙伴会联系。 我们继续在战斗人员的联盟上工作，我们正在积极行动。 当然，感谢您为我们的战士和他们的范围提供的远程机会。</text:p>
      <text:p text:style-name="P4">
因此，如今的主要结果 - 乌克兰的新武器，d -ukrainians的荣誉，我们的胜利变得更加接近。</text:p>
      <text:p text:style-name="P4">
我们将增加支持!我知道这。 我相信这个。</text:p>
      <text:p text:style-name="P4">
荣耀所有在为我们国家战斗的人!荣耀所有帮助的人!手套，训练我们的战士的人!</text:p>
      <text:p text:style-name="P4">
_ <text:span text:style-name="T4">
荣耀到乌克兰!</text:span>
 _</text:p>
      <text:p text:style-name="P4">
_foto：op _</text:p>
      <text:p text:style-name="P4">
News Source: <text:a xlink:type="simple" xlink:href="https://www.ukrinform.ua/rubric-ato/3709626-zelenskij-povertaemosa-dodomu-z-novimi-oboronnimi-paketami-ukraina-stae-silnisou.html" text:style-name="Internet_20_link" text:visited-style-name="Visited_20_Internet_20_Link">
https://www.ukrinform.ua/rubric-ato/3709626-zelenskij-povertaemosa-dodomu-z-novimi-oboronnimi-paketami-ukraina-stae-silnisou.html</text:a>
</text:p>
      <!--NEWS-->
      <text:h text:style-name="P10" text:outline-level="1">
<text:span text:style-name="T4">
基辅在玛丽波尔流离失所的人的经历中开业了一个照片展览</text:span>
</text:h>
      <text:p text:style-name="P4">
作者: Ukrinform (Person)</text:p>
      <text:p text:style-name="P4">
出版商: Укринформ (Organization)</text:p>
      <text:p text:style-name="P4">
出版时间: 2023-05-15T19:37:44+03:00</text:p>
      <text:p text:style-name="P4">
修改时间: 2023-05-15T19:37:44+03:00</text:p>
      <text:p text:style-name="P4">
描述: 乌克兰国家历史博物馆主持了野马肖像的演讲，其中收集了27人的故事，其生活改变了全面的入侵。  - 乌克林。</text:p>
      <text:p text:style-name="P4">
图片: ["<text:a xlink:type="simple" xlink:href="https://static.ukrinform.com/photos/2023_05/thumb_files/630_360_1684165879-7306.jpeg" text:style-name="Internet_20_link" text:visited-style-name="Visited_20_Internet_20_Link">
630_360_16841...</text:a>
", "<text:a xlink:type="simple" xlink:href="https://static.ukrinform.com/photos/2023_05/thumb_files/630_360_1684165879-8868.jpeg" text:style-name="Internet_20_link" text:visited-style-name="Visited_20_Internet_20_Link">
630_360_16841...</text:a>
", "<text:a xlink:type="simple" xlink:href="https://static.ukrinform.com/photos/2023_05/thumb_files/630_360_1684165878-1933.jpeg" text:style-name="Internet_20_link" text:visited-style-name="Visited_20_Internet_20_Link">
630_360_16841...</text:a>
", "<text:a xlink:type="simple" xlink:href="https://static.ukrinform.com/photos/2023_05/thumb_files/630_360_1684165878-1260.jpeg" text:style-name="Internet_20_link" text:visited-style-name="Visited_20_Internet_20_Link">
630_360_16841...</text:a>
", "<text:a xlink:type="simple" xlink:href="https://static.ukrinform.com/photos/2023_05/thumb_files/630_360_1684165878-9590.jpeg" text:style-name="Internet_20_link" text:visited-style-name="Visited_20_Internet_20_Link">
630_360_16841...</text:a>
", "<text:a xlink:type="simple" xlink:href="https://static.ukrinform.com/photos/2023_05/thumb_files/630_360_1684165878-9911.jpeg" text:style-name="Internet_20_link" text:visited-style-name="Visited_20_Internet_20_Link">
630_360_16841...</text:a>
", "<text:a xlink:type="simple" xlink:href="https://static.ukrinform.com/photos/2023_05/thumb_files/630_360_1684165878-2703.jpeg" text:style-name="Internet_20_link" text:visited-style-name="Visited_20_Internet_20_Link">
630_360_16841...</text:a>
", "<text:a xlink:type="simple" xlink:href="https://static.ukrinform.com/photos/2023_05/thumb_files/630_360_1684165878-8150.jpeg" text:style-name="Internet_20_link" text:visited-style-name="Visited_20_Internet_20_Link">
630_360_16841...</text:a>
", "<text:a xlink:type="simple" xlink:href="https://static.ukrinform.com/photos/2023_05/thumb_files/630_360_1684165879-2575.jpeg" text:style-name="Internet_20_link" text:visited-style-name="Visited_20_Internet_20_Link">
630_360_16841...</text:a>
", "<text:a xlink:type="simple" xlink:href="https://static.ukrinform.com/photos/2023_05/thumb_files/630_360_1684165879-2277.jpeg" text:style-name="Internet_20_link" text:visited-style-name="Visited_20_Internet_20_Link">
630_360_16841...</text:a>
", "<text:a xlink:type="simple" xlink:href="https://static.ukrinform.com/photos/2023_05/thumb_files/630_360_1684165879-5538.jpeg" text:style-name="Internet_20_link" text:visited-style-name="Visited_20_Internet_20_Link">
630_360_16841...</text:a>
", "<text:a xlink:type="simple" xlink:href="https://static.ukrinform.com/photos/2023_05/thumb_files/630_360_1684165879-4072.jpeg" text:style-name="Internet_20_link" text:visited-style-name="Visited_20_Internet_20_Link">
630_360_16841...</text:a>
", "<text:a xlink:type="simple" xlink:href="https://static.ukrinform.com/photos/2023_05/thumb_files/630_360_1684165880-3526.jpeg" text:style-name="Internet_20_link" text:visited-style-name="Visited_20_Internet_20_Link">
630_360_16841...</text:a>
"]</text:p>
      <text:p text:style-name="P4">
标签: ['Фото', 'Маріуполь', 'Виставка', 'Київ']</text:p>
      <text:p text:style-name="P4">
类型: Article</text:p>
      <!--METADATA-->
      <text:p text:style-name="P4">
<draw:frame draw:style-name="fr1" draw:name="Image167" text:anchor-type="as-char" svg:width="6.9236in" svg:height="3.956343in" draw:z-index="0">
<draw:image xlink:href="../Images/yкринформ/2023-05-15T19-37-44-03-00/630_360_1684165879-7306.jpeg" xlink:type="simple" xlink:show="embed" xlink:actuate="onLoad" draw:mime-type="image/jpeg"/>
</draw:frame>
乌克兰联合博物馆的乌克兰历史进行了肖像画项目的演讲，其中收集了27人的故事，其生命被全面入侵所取代。</text:p>
      <text:p text:style-name="P4">
这是乌克利福通讯员的报道。</text:p>
      <text:p text:style-name="P4">
Mariupol肖像不仅要告诉他如何在玛丽亚市生存。新的社会关系。对于他们每个人来说，这是对家庭的搜索，而这是我们一定会回到玛丽波尔·德奥科波尔(Mariupol DeOocupol)的信念。”</text:p>
      <text:p text:style-name="P4">
从参展商的照片来看，实际上失去了前世的人看了参展商，因为大规模火灾摧毁了住房和事物。 尤其是，维马奇·多维肯科(Vymachis dovzhenko)失去了一系列古老的东西，他已经拿到了30年来创建[]的古物博物馆(https://www.ukrinform.ua/tag-mariupol)，Xenia Safonov是他自己在码头上咖啡和热狗的销售点。</text:p>
      <text:p text:style-name="P4">
英雄还团结了离开被占领城市的困难方式。 是的，离开Mariupol时，Marynaartemova受伤，尽管他痛苦痛苦，但仍将这座城市留给她的儿子，因为她确信，如果她跌倒，最大的人会站起来。 纳塔利娅·亚科文科(Natalia Yakovenko)不得不用向俄罗斯军队开火的时钟火车关闭孩子。</text:p>
      <text:p text:style-name="P4">
<text:span text:style-name="T4">
另请阅读：</text:span>
 <text:a xlink:type="simple" xlink:href="https://www.ukrinform.ua/rubric-culture/3700086-mikolaivskij-teatr-na-festivali-u-polsi-predstaviv-vistavu-pro-rodinni-stosunki-pid-cas-vijni.html" text:style-name="Internet_20_link" text:visited-style-name="Visited_20_Internet_20_Link">
</text:a>
“我们很幸运。我们决定离开城市，买票，和我的女友和两个孩子离开。目前，Mariupols在乌克兰的整个社区中找到了自己：荣誉人物梅尔尼克(Melnyk)的建设重建了俄罗斯人在DeOocupean Bucha摧毁的建筑物，Yevgeny Voloshin，Yevgeny Voloshin，Yevgeny Voloshin，Yevgeny Voloshin，直到2022年3月15日，现在是首都的一名老师的工作Lyceums。 为了表明生活的迹象，Sergey Makarov项目的摄影师向玛丽亚·斯维特利纳(Maria Svitlina)的居民展示了，后者将为该项目的每个参与者创建一个新的照片档案。</text:p>
      <text:p text:style-name="P4">
他说：“我知道要提及这个项目的故事是多么困难，所以我非常感谢。我想用新照片补充您的专辑。让它成为您新照片档案的开始。”</text:p>
      <text:p text:style-name="P4">
<text:span text:style-name="T4">
另请阅读：</text:span>
 <text:a xlink:type="simple" xlink:href="https://www.ukrinform.ua/rubric-regions/3698172-u-lucku-vidkrili-fotovistavku-pro-voenni-zlocini-rosian.html" text:style-name="Internet_20_link" text:visited-style-name="Visited_20_Internet_20_Link">
<text:span text:style-name="T4">
照片展览</text:span>
</text:a>
该视频还由摄影师亚历山大·耶夫曼科(Alexander Yevmanenko)制作，Shvetsova收集的材料，文字由Yana Ivanov撰写。 LVIV，Ternopil和Kiev的Instexjuvalariupolchan团队，因为大多数人来自这些城市，因此大多数人同意分享战争的经验，并申请参与参与。</text:p>
      <text:p text:style-name="P4">
该项目是在非政府组织“ Maria Space”的支持下创建的。 此外，国际基金“文艺复兴”的倡议。</text:p>
      <text:p text:style-name="P4">
正如乌克林福姆报道的那样，乌克兰国家历史博物馆开设了一场有关玛丽upol被摧毁的纪念碑的摄影展。</text:p>
      <text:p text:style-name="P4">
News Source: <text:a xlink:type="simple" xlink:href="https://www.ukrinform.ua/rubric-kyiv/3709624-u-kievi-vidkrili-fotovistavku-pro-dosvid-vijni-pereselenciv-iz-mariupola.html" text:style-name="Internet_20_link" text:visited-style-name="Visited_20_Internet_20_Link">
https://www.ukrinform.ua/rubric-kyiv/3709624-u-kievi-vidkrili-fotovistavku-pro-dosvid-vijni-pereselenciv-iz-mariupola.html</text:a>
</text:p>
      <!--NEWS-->
      <text:h text:style-name="P10" text:outline-level="1">
<text:span text:style-name="T4">
俄罗斯人撞到了苏米（Sumy）和切尼希夫（Chernihiv）的边界三遍</text:span>
</text:h>
      <text:p text:style-name="P4">
作者: Ukrinform (Person)</text:p>
      <text:p text:style-name="P4">
出版商: Укринформ (Organization)</text:p>
      <text:p text:style-name="P4">
出版时间: 2023-05-15T19:45:57+03:00</text:p>
      <text:p text:style-name="P4">
修改时间: 2023-05-15T19:45:57+03:00</text:p>
      <text:p text:style-name="P4">
描述: 俄罗斯联邦的部队于5月15日向切尼希夫和苏米地区的边境领土向迫击炮和炮兵开火，总共进行了20次以上的命中。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Обстріл', 'Сумщина', 'Чернігівщина', 'Війна з росією']</text:p>
      <text:p text:style-name="P4">
类型: Article</text:p>
      <!--METADATA-->
      <text:p text:style-name="P4">
<draw:frame draw:style-name="fr1" draw:name="Image168" text:anchor-type="as-char" svg:width="6.9236in" svg:height="3.956343in" draw:z-index="0">
<draw:image xlink:href="../Images/yкринформ/2023-05-15T19-45-57-03-00/630_360_1656480323-642.jpg" xlink:type="simple" xlink:show="embed" xlink:actuate="onLoad" draw:mime-type="image/jpeg"/>
</draw:frame>
5月15日，俄罗斯联合会在切尼夫和苏米地区的迫击炮和炮兵边境地区开火了三次，总共进行了20次命中。</text:p>
      <text:p text:style-name="P4">
根据乌克林福姆的说法，北部运营司令部报告了<text:a xlink:type="simple" xlink:href="https://t.me/ok_pivnich1/2631" text:style-name="Internet_20_link" text:visited-style-name="Visited_20_Internet_20_Link">
</text:a>
。</text:p>
      <text:p text:style-name="P4">
特别是，从10:35到11:40，在切尼希夫地区的穆拉维亚村(Muravia村)7次命中，可能是来自敌人的炮兵。</text:p>
      <text:p text:style-name="P4">
从11:10到12:10九次命中可能与<text:a xlink:type="simple" xlink:href="https://www.ukrinform.ua/tag-minomet" text:style-name="Internet_20_link" text:visited-style-name="Visited_20_Internet_20_Link">
</text:a>
Sumy地区Raysela Vovkivka中的120毫米口径。</text:p>
      <text:p text:style-name="P4">
从13:30到13:50，入侵者发出了五次命中，可能是切尔尼希夫地区Medvedivka村的相同武器。</text:p>
      <text:p text:style-name="P4">
<text:span text:style-name="T4">
另请阅读：</text:span>
 <text:a xlink:type="simple" xlink:href="https://www.ukrinform.ua/rubric-regions/3709541-na-cernigivsini-vnaslidok-obstrilu-znestrumleni-pat-naselenih-punktiv.html" text:style-name="Internet_20_link" text:visited-style-name="Visited_20_Internet_20_Link">
<text:span text:style-name="T4">
 chernig </text:span>
</text:a>
在所有情况下，均未收到有关当地人口损失或对平民基础设施损失的信息。</text:p>
      <text:p text:style-name="P4">
正如乌克林福姆报道的那样，5月15日上午，俄罗斯军队从火箭发射器发射了切尔尼希夫地区的边界。 耶琳村是一个拇指。</text:p>
      <text:p text:style-name="P4">
News Source: <text:a xlink:type="simple" xlink:href="https://www.ukrinform.ua/rubric-ato/3709627-rosiani-trici-vdarili-po-prikordonnu-sumsini-ta-cernigivsini.html" text:style-name="Internet_20_link" text:visited-style-name="Visited_20_Internet_20_Link">
https://www.ukrinform.ua/rubric-ato/3709627-rosiani-trici-vdarili-po-prikordonnu-sumsini-ta-cernigivsini.html</text:a>
</text:p>
      <!--NEWS-->
      <text:h text:style-name="P10" text:outline-level="1">
<text:span text:style-name="T4">
乌克兰足球英超联赛的比赛将于5月19日至21日举行</text:span>
</text:h>
      <text:p text:style-name="P4">
作者: Ukrinform (Person)</text:p>
      <text:p text:style-name="P4">
出版商: Укринформ (Organization)</text:p>
      <text:p text:style-name="P4">
出版时间: 2023-05-15T19:51:50+03:00</text:p>
      <text:p text:style-name="P4">
修改时间: 2023-05-15T19:51:50+03:00</text:p>
      <text:p text:style-name="P4">
描述: 乌克兰足球俱乐部将继续在27轮英超联赛球队中的全国冠军争夺战，该冠军将于5月19日至21日举行。  - 乌克林。</text:p>
      <text:p text:style-name="P4">
图片: ["<text:a xlink:type="simple" xlink:href="https://static.ukrinform.com/photos/2018_04/thumb_files/630_360_1524051222-8444.jpg" text:style-name="Internet_20_link" text:visited-style-name="Visited_20_Internet_20_Link">
630_360_15240...</text:a>
"]</text:p>
      <text:p text:style-name="P4">
标签: ['Футбол', "Прем'єр-ліга"]</text:p>
      <text:p text:style-name="P4">
类型: Article</text:p>
      <!--METADATA-->
      <text:p text:style-name="P4">
<draw:frame draw:style-name="fr1" draw:name="Image169" text:anchor-type="as-char" svg:width="6.9236in" svg:height="3.956343in" draw:z-index="0">
<draw:image xlink:href="../Images/yкринформ/2023-05-15T19-51-50-03-00/630_360_1524051222-8444.jpg" xlink:type="simple" xlink:show="embed" xlink:actuate="onLoad" draw:mime-type="image/jpeg"/>
</draw:frame>
乌克兰足球俱乐部将继续在第27轮英超联赛球队的全国冠军赛中挣扎，该冠军将于5月19日至21日举行。</text:p>
      <text:p text:style-name="P4">
据《乌克林法姆》报道，5月19日，星期五，巡回赛将在乌兹戈罗德的Avangard体育场举行一场比赛，DEO 14.00 DNIPRO-1球员和Kovalovsky Kolos将会见面。</text:p>
      <text:p text:style-name="P4">
第一场比赛日将继续与Kryvyi Rih Kryvbas的Poltava Vorskla比赛(15.00)还有shakhtar donetsk和里文(Rivne)的“ veres”(17.00).</text:p>
      <text:p text:style-name="P4">
У суботу, 20 травня, зіграють одеський «Чорноморець» та закарпатський «Минай»(13.00)，Lugansk“ Zorya”和“ Ingulets”(14.00)，亚历山大·迪纳摩·塔克伊夫斯卡(15.00).</text:p>
      <text:p text:style-name="P4">
У понеділок, 21 травня, зійдуться харківські «Металіст 1925» та «Металіст»(15.00)，LVIV“运动”和“ LVIV”(17.00).</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Shakhtar是UPL积分榜的领导者，其中有63分，然后-dnipro -1 -61，Zorya -58，Dynamo -50，Alexandria -42，Kryvbas -35，Kryvbas -35，Vorskla»-33，“ Kolos”，“ Kolos”，“ Kolos” -33 .. ..</text:p>
      <text:p text:style-name="P4">
News Source: <text:a xlink:type="simple" xlink:href="https://www.ukrinform.ua/rubric-sports/3709629-matci-27go-turu-futbolnoi-premerligi-ukraini-vidbudutsa-1921-travna.html" text:style-name="Internet_20_link" text:visited-style-name="Visited_20_Internet_20_Link">
https://www.ukrinform.ua/rubric-sports/3709629-matci-27go-turu-futbolnoi-premerligi-ukraini-vidbudutsa-1921-travna.html</text:a>
</text:p>
      <!--NEWS-->
      <text:h text:style-name="P10" text:outline-level="1">
<text:span text:style-name="T4">
乌克兰足球英超联赛的比赛将于5月19日至21日举行</text:span>
</text:h>
      <text:p text:style-name="P4">
作者: Ukrinform (Person)</text:p>
      <text:p text:style-name="P4">
出版商: Укринформ (Organization)</text:p>
      <text:p text:style-name="P4">
出版时间: 2023-05-15T19:51:50+03:00</text:p>
      <text:p text:style-name="P4">
修改时间: 2023-05-15T19:51:50+03:00</text:p>
      <text:p text:style-name="P4">
描述: 乌克兰足球俱乐部将继续在27轮英超联赛球队中的全国冠军争夺战，该冠军将于5月19日至21日举行。  - 乌克林。</text:p>
      <text:p text:style-name="P4">
图片: ["<text:a xlink:type="simple" xlink:href="https://static.ukrinform.com/photos/2018_04/thumb_files/630_360_1524051222-8444.jpg" text:style-name="Internet_20_link" text:visited-style-name="Visited_20_Internet_20_Link">
630_360_15240...</text:a>
"]</text:p>
      <text:p text:style-name="P4">
标签: ['Футбол', "Прем'єр-ліга"]</text:p>
      <text:p text:style-name="P4">
类型: Article</text:p>
      <!--METADATA-->
      <text:p text:style-name="P4">
<draw:frame draw:style-name="fr1" draw:name="Image170" text:anchor-type="as-char" svg:width="6.9236in" svg:height="3.956343in" draw:z-index="0">
<draw:image xlink:href="../Images/yкринформ/2023-05-15T19-51-50-03-00/630_360_1524051222-8444.jpg" xlink:type="simple" xlink:show="embed" xlink:actuate="onLoad" draw:mime-type="image/jpeg"/>
</draw:frame>
乌克兰足球俱乐部将继续在第27轮英超联赛球队的全国冠军赛中挣扎，该冠军将于5月19日至21日举行。</text:p>
      <text:p text:style-name="P4">
据《乌克林法姆》报道，5月19日，星期五，巡回赛将在乌兹戈罗德的Avangard体育场举行一场比赛，DEO 14.00 DNIPRO-1球员和Kovalovsky Kolos将会见面。</text:p>
      <text:p text:style-name="P4">
第一场比赛日将继续与Kryvyi Rih Kryvbas的Poltava Vorskla比赛(15.00)还有shakhtar donetsk和里文(Rivne)的“ veres”(17.00).</text:p>
      <text:p text:style-name="P4">
У суботу, 20 травня, зіграють одеський «Чорноморець» та закарпатський «Минай»(13.00)，Lugansk“ Zorya”和“ Ingulets”(14.00)，亚历山大·迪纳摩·塔克伊夫斯卡(15.00).</text:p>
      <text:p text:style-name="P4">
У понеділок, 21 травня, зійдуться харківські «Металіст 1925» та «Металіст»(15.00)，LVIV“运动”和“ LVIV”(17.00).</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Shakhtar是UPL积分榜的领导者，其中有63分，然后-dnipro -1 -61，Zorya -58，Dynamo -50，Alexandria -42，Kryvbas -35，Kryvbas -35，Vorskla»-33，“ Kolos”，“ Kolos”，“ Kolos” -33 .. ..</text:p>
      <text:p text:style-name="P4">
News Source: <text:a xlink:type="simple" xlink:href="https://www.ukrinform.ua/rubric-sports/3709629-matci-27go-turu-futbolnoi-premerligi-ukraini-vidbudutsa-1921-travna.html" text:style-name="Internet_20_link" text:visited-style-name="Visited_20_Internet_20_Link">
https://www.ukrinform.ua/rubric-sports/3709629-matci-27go-turu-futbolnoi-premerligi-ukraini-vidbudutsa-1921-travna.html</text:a>
</text:p>
      <!--NEWS-->
      <text:h text:style-name="P10" text:outline-level="1">
<text:span text:style-name="T4">
库布拉科夫与联合国和伙伴国家进行了讨论</text:span>
</text:h>
      <text:p text:style-name="P4">
作者: Ukrinform (Person)</text:p>
      <text:p text:style-name="P4">
出版商: Укринформ (Organization)</text:p>
      <text:p text:style-name="P4">
出版时间: 2023-05-15T19:55:33+03:00</text:p>
      <text:p text:style-name="P4">
修改时间: 2023-05-15T19:55:33+03:00</text:p>
      <text:p text:style-name="P4">
描述: 恢复的牧师 - 社区发展，领土和基础设施部长亚历山大·库布拉科夫（Alexander Kubrakov）与联合国，美国，日本，加拿大，加拿大，瑞典，挪威，德国，意大利，意大利，西班牙，西班牙，丹麦，斯洛文尼亚，爱尔兰，瑞典，瑞士，瑞典，瑞士，瑞士，瑞士，瑞典，瑞典，瑞典，瑞典，瑞典，瑞典，瑞典，瑞典，瑞典，瑞典，瑞典，瑞典，瑞典，德国，瑞典，德国，瑞典，德国，德国，瑞典，德国，瑞典，德国，瑞典，德国，瑞典，德国，瑞典，德国，瑞典，德国，瑞典，德国比利时，比利时。荷兰。  - 乌克林。</text:p>
      <text:p text:style-name="P4">
图片: ["<text:a xlink:type="simple" xlink:href="https://static.ukrinform.com/photos/2023_05/thumb_files/630_360_1684169524-517.jpg" text:style-name="Internet_20_link" text:visited-style-name="Visited_20_Internet_20_Link">
630_360_16841...</text:a>
", "<text:a xlink:type="simple" xlink:href="https://static.ukrinform.com/photos/2023_05/1684169524-975.jpg" text:style-name="Internet_20_link" text:visited-style-name="Visited_20_Internet_20_Link">
1684169524-97...</text:a>
", "<text:a xlink:type="simple" xlink:href="https://static.ukrinform.com/photos/2023_05/1684169525-439.jpg" text:style-name="Internet_20_link" text:visited-style-name="Visited_20_Internet_20_Link">
1684169525-43...</text:a>
"]</text:p>
      <text:p text:style-name="P4">
标签: ['ООН', 'США', 'Україна', 'Кубраков', 'Війна з росією', 'Відбудова']</text:p>
      <text:p text:style-name="P4">
类型: Article</text:p>
      <!--METADATA-->
      <text:p text:style-name="P4">
<draw:frame draw:style-name="fr1" draw:name="Image171" text:anchor-type="as-char" svg:width="6.9236in" svg:height="3.956343in" draw:z-index="0">
<draw:image xlink:href="../Images/yкринформ/2023-05-15T19-55-33-03-00/630_360_1684169524-517.jpg" xlink:type="simple" xlink:show="embed" xlink:actuate="onLoad" draw:mime-type="image/jpeg"/>
</draw:frame>
副人士 - 社区发展部长，TainFradstruct的领土亚历山大·库布拉科夫(亚历山大·库布拉科夫(Alexander Kubrakov))与乌恩，美国，日本，加拿大，瑞典，瑞典，挪威，德国，意大利，西班牙，丹麦，斯洛文尼亚，爱尔兰，爱尔兰，瑞士，瑞士，韩国的代表讨论了乌克兰的重建。</text:p>
      <text:p text:style-name="P4">
根据乌克林福姆的说法，<text:a xlink:type="simple" xlink:href="https://www.facebook.com/Ministry.for.restoration/posts/pfbid02RrWGw7mQmNzkDPSsH8sEafEFDFVrzgBVNR6Ld6gdXpCCwQoMyz36RN64F5EtyQfDl" text:style-name="Internet_20_link" text:visited-style-name="Visited_20_Internet_20_Link">
</text:a>
.</text:p>
      <text:p text:style-name="P4">
«Зараз у нашому фокусі – запуск єВідновлення, державної допомоги людям, чиєжитло зазнало незначних пошкоджень через російську агресію; запуск Фондуліквідації наслідків збройної агресії рф; цифрової системи управліннявідбудовою – система DREAM. Вдячні партнерам, які планують або вже реалізуютьпроєкти, які посилюють спроможність громад, адже це є умовою успішностівідбудови», – розповів Кубраков.</text:p>
      <text:p text:style-name="P4">
<text:span text:style-name="T4">
Читайте також:</text:span>
 <text:a xlink:type="simple" xlink:href="https://www.ukrinform.ua/rubric-vidbudova/3707215-u-dii-zapustili-programu-derzavnoi-dopomogi-evidnovlenna.html" text:style-name="Internet_20_link" text:visited-style-name="Visited_20_Internet_20_Link">
 </text:a>
</text:p>
      <text:p text:style-name="P4">
<draw:frame draw:style-name="fr1" draw:name="Image172" text:anchor-type="as-char" svg:width="6.9236in" svg:height="4.615733in" draw:z-index="0">
<draw:image xlink:href="../Images/yкринформ/2023-05-15T19-55-33-03-00/1684169524-975.jpg" xlink:type="simple" xlink:show="embed" xlink:actuate="onLoad" draw:mime-type="image/jpeg"/>
</draw:frame>
他指出，事工团队与修复机构一起致力于提供重建的透明度和问责制，以及基于收集和验证的数据的数据的优先级。</text:p>
      <text:p text:style-name="P4">
会议还提出了该计划<text:a xlink:type="simple" xlink:href="https://www.ukrinform.ua/tag-oon" text:style-name="Internet_20_link" text:visited-style-name="Visited_20_Internet_20_Link">
</text:a>
关于创建社区恢复基金的。 在支持的重点 - 优先事项：住房； 能源基础设施； 社会，市政和关键基础设施(包括); 领土的衰落； 私营部门的支持。</text:p>
      <text:p text:style-name="P4">
<draw:frame draw:style-name="fr1" draw:name="Image173" text:anchor-type="as-char" svg:width="6.9236in" svg:height="4.615733in" draw:z-index="0">
<draw:image xlink:href="../Images/yкринформ/2023-05-15T19-55-33-03-00/1684169525-439.jpg" xlink:type="simple" xlink:show="embed" xlink:actuate="onLoad" draw:mime-type="image/jpeg"/>
</draw:frame>
该部提醒人们，根据世界银行的报告，在乌克兰，近18,000座高层建筑物，1.35亿座私人建筑，3000所学校和幼儿园，超过1.5万次医院遭到损害或摧毁，领土上有200万平方公里被替换。</text:p>
      <text:p text:style-name="P4">
<text:span text:style-name="T4">
另请阅读：</text:span>
 <text:a xlink:type="simple" xlink:href="https://www.ukrinform.ua/rubric-economy/3709611-u-fond-likvidacii-naslidkiv-agresii-zibrali-617-milarda.html" text:style-name="Internet_20_link" text:visited-style-name="Visited_20_Internet_20_Link">
</text:a>
据报道，4月21日，部长的内阁批准了提供州援助以维修损坏的程序的程序。 它设想为俄罗斯联邦的武装侵略，国家对目前的住房维修援助而造成的住房损害的公民。 这可以通过平衡的电子服务来完成。<text:span text:style-name="T5">
foto：国防部</text:span>
</text:p>
      <text:p text:style-name="P4">
News Source: <text:a xlink:type="simple" xlink:href="https://www.ukrinform.ua/rubric-vidbudova/3709630-kubrakov-obgovoriv-z-predstavnikami-oon-i-krainpartneriv-vidbudovu-ukraini.html" text:style-name="Internet_20_link" text:visited-style-name="Visited_20_Internet_20_Link">
https://www.ukrinform.ua/rubric-vidbudova/3709630-kubrakov-obgovoriv-z-predstavnikami-oon-i-krainpartneriv-vidbudovu-ukraini.html</text:a>
</text:p>
      <!--NEWS-->
      <text:h text:style-name="P10" text:outline-level="1">
<text:span text:style-name="T4">
库布拉科夫与联合国和伙伴国家进行了讨论</text:span>
</text:h>
      <text:p text:style-name="P4">
作者: Ukrinform (Person)</text:p>
      <text:p text:style-name="P4">
出版商: Укринформ (Organization)</text:p>
      <text:p text:style-name="P4">
出版时间: 2023-05-15T19:55:33+03:00</text:p>
      <text:p text:style-name="P4">
修改时间: 2023-05-15T19:55:33+03:00</text:p>
      <text:p text:style-name="P4">
描述: 恢复的牧师 - 社区发展，领土和基础设施部长亚历山大·库布拉科夫（Alexander Kubrakov）与联合国，美国，日本，加拿大，加拿大，瑞典，挪威，德国，意大利，意大利，西班牙，西班牙，丹麦，斯洛文尼亚，爱尔兰，瑞典，瑞士，瑞典，瑞士，瑞士，瑞士，瑞典，瑞典，瑞典，瑞典，瑞典，瑞典，瑞典，瑞典，瑞典，瑞典，瑞典，瑞典，瑞典，德国，瑞典，德国，瑞典，德国，德国，瑞典，德国，瑞典，德国，瑞典，德国，瑞典，德国，瑞典，德国，瑞典，德国，瑞典，德国比利时，比利时。荷兰。  - 乌克林。</text:p>
      <text:p text:style-name="P4">
图片: ["<text:a xlink:type="simple" xlink:href="https://static.ukrinform.com/photos/2023_05/thumb_files/630_360_1684169524-517.jpg" text:style-name="Internet_20_link" text:visited-style-name="Visited_20_Internet_20_Link">
630_360_16841...</text:a>
", "<text:a xlink:type="simple" xlink:href="https://static.ukrinform.com/photos/2023_05/1684169524-975.jpg" text:style-name="Internet_20_link" text:visited-style-name="Visited_20_Internet_20_Link">
1684169524-97...</text:a>
", "<text:a xlink:type="simple" xlink:href="https://static.ukrinform.com/photos/2023_05/1684169525-439.jpg" text:style-name="Internet_20_link" text:visited-style-name="Visited_20_Internet_20_Link">
1684169525-43...</text:a>
"]</text:p>
      <text:p text:style-name="P4">
标签: ['ООН', 'США', 'Україна', 'Кубраков', 'Війна з росією', 'Відбудова']</text:p>
      <text:p text:style-name="P4">
类型: Article</text:p>
      <!--METADATA-->
      <text:p text:style-name="P4">
<draw:frame draw:style-name="fr1" draw:name="Image174" text:anchor-type="as-char" svg:width="6.9236in" svg:height="3.956343in" draw:z-index="0">
<draw:image xlink:href="../Images/yкринформ/2023-05-15T19-55-33-03-00/630_360_1684169524-517.jpg" xlink:type="simple" xlink:show="embed" xlink:actuate="onLoad" draw:mime-type="image/jpeg"/>
</draw:frame>
副人士 - 社区发展部长，TainFradstruct的领土亚历山大·库布拉科夫(亚历山大·库布拉科夫(Alexander Kubrakov))与乌恩，美国，日本，加拿大，瑞典，瑞典，挪威，德国，意大利，西班牙，丹麦，斯洛文尼亚，爱尔兰，爱尔兰，瑞士，瑞士，韩国的代表讨论了乌克兰的重建。</text:p>
      <text:p text:style-name="P4">
根据乌克林福姆的说法，<text:a xlink:type="simple" xlink:href="https://www.facebook.com/Ministry.for.restoration/posts/pfbid02RrWGw7mQmNzkDPSsH8sEafEFDFVrzgBVNR6Ld6gdXpCCwQoMyz36RN64F5EtyQfDl" text:style-name="Internet_20_link" text:visited-style-name="Visited_20_Internet_20_Link">
</text:a>
.</text:p>
      <text:p text:style-name="P4">
«Зараз у нашому фокусі – запуск єВідновлення, державної допомоги людям, чиєжитло зазнало незначних пошкоджень через російську агресію; запуск Фондуліквідації наслідків збройної агресії рф; цифрової системи управліннявідбудовою – система DREAM. Вдячні партнерам, які планують або вже реалізуютьпроєкти, які посилюють спроможність громад, адже це є умовою успішностівідбудови», – розповів Кубраков.</text:p>
      <text:p text:style-name="P4">
<text:span text:style-name="T4">
Читайте також:</text:span>
 <text:a xlink:type="simple" xlink:href="https://www.ukrinform.ua/rubric-vidbudova/3707215-u-dii-zapustili-programu-derzavnoi-dopomogi-evidnovlenna.html" text:style-name="Internet_20_link" text:visited-style-name="Visited_20_Internet_20_Link">
 </text:a>
</text:p>
      <text:p text:style-name="P4">
<draw:frame draw:style-name="fr1" draw:name="Image175" text:anchor-type="as-char" svg:width="6.9236in" svg:height="4.615733in" draw:z-index="0">
<draw:image xlink:href="../Images/yкринформ/2023-05-15T19-55-33-03-00/1684169524-975.jpg" xlink:type="simple" xlink:show="embed" xlink:actuate="onLoad" draw:mime-type="image/jpeg"/>
</draw:frame>
他指出，事工团队与修复机构一起致力于提供重建的透明度和问责制，以及基于收集和验证的数据的数据的优先级。</text:p>
      <text:p text:style-name="P4">
会议还提出了该计划<text:a xlink:type="simple" xlink:href="https://www.ukrinform.ua/tag-oon" text:style-name="Internet_20_link" text:visited-style-name="Visited_20_Internet_20_Link">
</text:a>
关于创建社区恢复基金的。 在支持的重点 - 优先事项：住房； 能源基础设施； 社会，市政和关键基础设施(包括); 领土的衰落； 私营部门的支持。</text:p>
      <text:p text:style-name="P4">
<draw:frame draw:style-name="fr1" draw:name="Image176" text:anchor-type="as-char" svg:width="6.9236in" svg:height="4.615733in" draw:z-index="0">
<draw:image xlink:href="../Images/yкринформ/2023-05-15T19-55-33-03-00/1684169525-439.jpg" xlink:type="simple" xlink:show="embed" xlink:actuate="onLoad" draw:mime-type="image/jpeg"/>
</draw:frame>
该部提醒人们，根据世界银行的报告，在乌克兰，近18,000座高层建筑物，1.35亿座私人建筑，3000所学校和幼儿园，超过1.5万次医院遭到损害或摧毁，领土上有200万平方公里被替换。</text:p>
      <text:p text:style-name="P4">
<text:span text:style-name="T4">
另请阅读：</text:span>
 <text:a xlink:type="simple" xlink:href="https://www.ukrinform.ua/rubric-economy/3709611-u-fond-likvidacii-naslidkiv-agresii-zibrali-617-milarda.html" text:style-name="Internet_20_link" text:visited-style-name="Visited_20_Internet_20_Link">
</text:a>
据报道，4月21日，部长的内阁批准了提供州援助以维修损坏的程序的程序。 它设想为俄罗斯联邦的武装侵略，国家对目前的住房维修援助而造成的住房损害的公民。 这可以通过平衡的电子服务来完成。<text:span text:style-name="T5">
foto：国防部</text:span>
</text:p>
      <text:p text:style-name="P4">
News Source: <text:a xlink:type="simple" xlink:href="https://www.ukrinform.ua/rubric-vidbudova/3709630-kubrakov-obgovoriv-z-predstavnikami-oon-i-krainpartneriv-vidbudovu-ukraini.html" text:style-name="Internet_20_link" text:visited-style-name="Visited_20_Internet_20_Link">
https://www.ukrinform.ua/rubric-vidbudova/3709630-kubrakov-obgovoriv-z-predstavnikami-oon-i-krainpartneriv-vidbudovu-ukraini.html</text:a>
</text:p>
      <!--NEWS-->
      <text:h text:style-name="P10" text:outline-level="1">
<text:span text:style-name="T4">
联合国Radbeza的Kyslytsya：直到4月，俄罗斯在乌克兰杀死了207名平民，其中11个孩子</text:span>
</text:h>
      <text:p text:style-name="P4">
作者: Ukrinform (Person)</text:p>
      <text:p text:style-name="P4">
出版商: Укринформ (Organization)</text:p>
      <text:p text:style-name="P4">
出版时间: 2023-05-15T19:58:05+03:00</text:p>
      <text:p text:style-name="P4">
修改时间: 2023-05-15T19:58:05+03:00</text:p>
      <text:p text:style-name="P4">
描述: 仅在4月，俄罗斯在乌克兰杀死了200多名平民，其中包括11名儿童。  - 乌克林。</text:p>
      <text:p text:style-name="P4">
图片: ["<text:a xlink:type="simple" xlink:href="https://static.ukrinform.com/photos/2023_05/thumb_files/630_360_1684169740-893.jpg" text:style-name="Internet_20_link" text:visited-style-name="Visited_20_Internet_20_Link">
630_360_16841...</text:a>
"]</text:p>
      <text:p text:style-name="P4">
标签: ['ООН', 'Кислиця', 'Війна з росією']</text:p>
      <text:p text:style-name="P4">
类型: Article</text:p>
      <!--METADATA-->
      <text:p text:style-name="P4">
<draw:frame draw:style-name="fr1" draw:name="Image177" text:anchor-type="as-char" svg:width="6.9236in" svg:height="3.956343in" draw:z-index="0">
<draw:image xlink:href="../Images/yкринформ/2023-05-15T19-58-05-03-00/630_360_1684169740-893.jpg" xlink:type="simple" xlink:show="embed" xlink:actuate="onLoad" draw:mime-type="image/jpeg"/>
</draw:frame>
只有开花俄罗斯在乌克兰杀死了200多名平民，其中包括11名儿童。</text:p>
      <text:p text:style-name="P4">
根据纽约的乌克林事物通讯员的说法，联合国安理会联合国乌克兰的永久代表在联合国安理会谢尔盖·基斯利特斯(Sergey Kislytsia)表示。</text:p>
      <text:p text:style-name="P4">
他说：“针对解放领土的恐怖已成为俄罗斯军队的名片。”</text:p>
      <text:p text:style-name="P4">
<text:span text:style-name="T4">
另请阅读：</text:span>
 <text:a xlink:type="simple" xlink:href="https://www.ukrinform.ua/rubric-polytics/3703239-v-oon-rozumiut-so-pokaranna-rosijskih-zlocinciv-zapobigatime-majbutnim-konfliktam-kislica.html" text:style-name="Internet_20_link" text:visited-style-name="Visited_20_Internet_20_Link">
<text:span text:style-name="T4">
 cyslits </text:span>
</text:a>
根据基斯利特(Kislytsya)的说法，仅在今年4月，俄罗斯入侵者犯下了6139次战争罪，这导致了207名乌克兰平民死亡，其中包括11名儿童。</text:p>
      <text:p text:style-name="P4">
他回忆说，4月28日，俄罗斯在Uman袭击了一所多层住宅，导致23名居民丧生，其中包括6名儿童。</text:p>
      <text:p text:style-name="P4">
“在俄罗斯联邦中，观众在州宣传频道“俄罗斯-1”上看到了这些录像。 同时，俄罗斯军事部在社交网络上写道：“就目标!”  - 乌克兰在联合国的代表说。</text:p>
      <text:p text:style-name="P4">
<text:span text:style-name="T4">
另请阅读：</text:span>
 <text:a xlink:type="simple" xlink:href="https://www.ukrinform.ua/rubric-ato/3709601-v-oon-zaavili-pro-23-600-ubitih-i-poranenih-civilnih-vnaslidok-vtorgnenna-rf-v-ukrainu.html" text:style-name="Internet_20_link" text:visited-style-name="Visited_20_Internet_20_Link">
<text:span text:style-name="T4">
 un </text:span>
</text:a>
Kyslytsy还谈到了5月1日的去世，这是一个14岁男孩在Lizunivtsi Chernyhiv地区的俄罗斯航空，该地区也摧毁了当地学校。</text:p>
      <text:p text:style-name="P4">
他说：“这次袭击已成为怯ward和征服的恐怖策略的另一种体现，Yaca军队被广泛应用于去年北部地区的解放 - 从俄罗斯空中轰炸了乌克兰边境定居点的轰炸。”</text:p>
      <text:p text:style-name="P4">
5月3日，只有在赫尔森地区，俄罗斯人杀死了23人，49人受伤 - 在商店，车站，加油站，房屋中。</text:p>
      <text:p text:style-name="P4">
<text:span text:style-name="T4">
另请阅读：</text:span>
 <text:a xlink:type="simple" xlink:href="https://www.ukrinform.ua/rubric-polytics/3709603-vseukrainska-rada-cerkov-pidtrimala-stvorenna-spectribunalu-proti-rosii.html" text:style-name="Internet_20_link" text:visited-style-name="Visited_20_Internet_20_Link">
</text:a>
在谈到俄罗斯对人道主义援助的袭击时，他指出，乌克兰红十字会的25个物体损坏或摧毁了全面的入侵。</text:p>
      <text:p text:style-name="P4">
根据基斯利特(Kislytsya)的说法，俄罗斯使用重复的伊朗无人机，有翼的导弹和C-300发起了新的大规模攻击。 Donetsk地区的Khmelnytsky市，Ternopil，Mykolaiv，Kharkiv和Konstantinovka对平民基础设施和人类伤亡遭受了重大破坏。</text:p>
      <text:p text:style-name="P4">
News Source: <text:a xlink:type="simple" xlink:href="https://www.ukrinform.ua/rubric-ato/3709631-kislica-v-radbezi-oon-lise-za-kviten-rosia-vbila-v-ukraini-207-civilnih-z-nih-11-ditej.html" text:style-name="Internet_20_link" text:visited-style-name="Visited_20_Internet_20_Link">
https://www.ukrinform.ua/rubric-ato/3709631-kislica-v-radbezi-oon-lise-za-kviten-rosia-vbila-v-ukraini-207-civilnih-z-nih-11-ditej.html</text:a>
</text:p>
      <!--NEWS-->
      <text:h text:style-name="P10" text:outline-level="1">
<text:span text:style-name="T4">
俄罗斯人解雇了赫尔森地区的村庄，受伤了</text:span>
</text:h>
      <text:p text:style-name="P4">
作者: Ukrinform (Person)</text:p>
      <text:p text:style-name="P4">
出版商: Укринформ (Organization)</text:p>
      <text:p text:style-name="P4">
出版时间: 2023-05-15T20:00:00+03:00</text:p>
      <text:p text:style-name="P4">
修改时间: 2023-05-15T20:00:00+03:00</text:p>
      <text:p text:style-name="P4">
描述: 在赫尔森地区，俄罗斯军队在利维夫·泰根斯克（Lviv Tyaginsk）村开火，袭击了住宅建筑，并伤害了两名平民。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Обстріл', 'Поранені', 'Війна з росією']</text:p>
      <text:p text:style-name="P4">
类型: Article</text:p>
      <!--METADATA-->
      <text:p text:style-name="P4">
<draw:frame draw:style-name="fr1" draw:name="Image178" text:anchor-type="as-char" svg:width="6.9236in" svg:height="3.956343in" draw:z-index="0">
<draw:image xlink:href="../Images/yкринформ/2023-05-15T20-00-00-03-00/630_360_1669987737-966.jpg" xlink:type="simple" xlink:show="embed" xlink:actuate="onLoad" draw:mime-type="image/jpeg"/>
</draw:frame>
乌尔森地区俄罗斯军队在利维夫·泰格斯卡亚·格罗马德(Lviv Tyaginskaya Gromad)村开火，撞上了住宅建筑，并伤害了两名平民。</text:p>
      <text:p text:style-name="P4">
乌克林福姆(Ukrinform(https://t.me/olexandrprokudin/505)。</text:p>
      <text:p text:style-name="P4">
“由于伤口大火，一名79岁的男子和他的48岁儿子被收到。(https://www.ukrinform.ua/tag-herson)他们交付了我们的军队。”他说。</text:p>
      <text:p text:style-name="P4">
<text:span text:style-name="T4">
另请阅读：</text:span>
 <text:a xlink:type="simple" xlink:href="https://www.ukrinform.ua/rubric-ato/3709581-na-hersonsini-ppo-znisila-cotiri-rosijskih-bezpilotniki.html" text:style-name="Internet_20_link" text:visited-style-name="Visited_20_Internet_20_Link">
<text:span text:style-name="T4">
 kherson </text:span>
</text:a>
正如乌克林福姆报道的，5月15日的入侵者<text:a xlink:type="simple" xlink:href="https://www.ukrinform.ua/rubric-ato/3709363-vorog-obstrilav-herson-pid-udar-potrapiv-osvitnij-zaklad.html" text:style-name="Internet_20_link" text:visited-style-name="Visited_20_Internet_20_Link">
</text:a>
霍森(Kherson)是一家寄售机构的敌对打击。</text:p>
      <text:p text:style-name="P4">
News Source: <text:a xlink:type="simple" xlink:href="https://www.ukrinform.ua/rubric-ato/3709634-rosiani-obstrilali-selo-na-hersonsini-e-poraneni.html" text:style-name="Internet_20_link" text:visited-style-name="Visited_20_Internet_20_Link">
https://www.ukrinform.ua/rubric-ato/3709634-rosiani-obstrilali-selo-na-hersonsini-e-poraneni.html</text:a>
</text:p>
      <!--NEWS-->
      <text:h text:style-name="P10" text:outline-level="1">
<text:span text:style-name="T4">
德国将纯粹用于防御的乌克兰分配110亿欧元-Zelensky</text:span>
</text:h>
      <text:p text:style-name="P4">
作者: Ukrinform (Person)</text:p>
      <text:p text:style-name="P4">
出版商: Укринформ (Organization)</text:p>
      <text:p text:style-name="P4">
出版时间: 2023-05-15T20:02:00+03:00</text:p>
      <text:p text:style-name="P4">
修改时间: 2023-05-15T20:02:00+03:00</text:p>
      <text:p text:style-name="P4">
描述: 德国将纯粹用于防御需求，将€110亿欧元分配给乌克兰。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Німеччина', 'Гроші', 'Зеленський']</text:p>
      <text:p text:style-name="P4">
类型: Article</text:p>
      <!--METADATA-->
      <text:p text:style-name="P4">
<draw:frame draw:style-name="fr1" draw:name="Image179" text:anchor-type="as-char" svg:width="6.9236in" svg:height="3.956343in" draw:z-index="0">
<draw:image xlink:href="../Images/yкринформ/2023-05-15T20-02-00-03-00/630_360_1682862659-378.jpeg" xlink:type="simple" xlink:show="embed" xlink:actuate="onLoad" draw:mime-type="image/jpeg"/>
</draw:frame>
德国将纯粹用于国防需求，将重新获得110亿欧元。</text:p>
      <text:p text:style-name="P4">
他在[]期间说了这一点(https://t.me/V_Zelenskiy_official/6234)，报道乌克林福姆。</text:p>
      <text:p text:style-name="P4">
“我感谢英国的飞行员安排。 我们建立了一个联盟，用于培训现代西方飞机的飞行员。 英国 - 是的，波兰是，我相信法国，其他合作伙伴会联系。 我们继续在战斗人员的联盟上工作，我们正在积极行动。 当然，感谢您为我们的战士提供的漫长机会，他们的范围。” Zelensky说。</text:p>
      <text:p text:style-name="P4">
<text:span text:style-name="T4">
另请阅读：</text:span>
 <text:a xlink:type="simple" xlink:href="https://www.ukrinform.ua/rubric-ato/3709626-zelenskij-povertaemosa-dodomu-z-novimi-oboronnimi-paketami-ukraina-stae-silnisou.html" text:style-name="Internet_20_link" text:visited-style-name="Visited_20_Internet_20_Link">
<text:span text:style-name="T4">
 Zelensky </text:span>
</text:a>
他感谢意大利在保护乌克兰人的生活方面的帮助 - 免于在战斗结束后保护乌克兰的全面重建。</text:p>
      <text:p text:style-name="P4">
国家元首还感谢德国最大的防守方案 -  2000万欧元7亿欧元。 它包括IRIS-T防空系统，导弹，枪支，炮弹，装甲车。</text:p>
      <text:p text:style-name="P4">
此外，总统指出，德国将长期支持乌克兰。“有110亿欧元，纯粹是国防。 加上德国参与了欧洲和平基金，这加强了我们的保护。”他说。</text:p>
      <text:p text:style-name="P4">
<text:span text:style-name="T4">
另请阅读：</text:span>
 <text:a xlink:type="simple" xlink:href="https://www.ukrinform.ua/rubric-ato/3709439-zelenskij-rozpoviv-pro-domovlenosti-pid-cas-evroturu-e-potuzni-oboronni-paketi.html" text:style-name="Internet_20_link" text:visited-style-name="Visited_20_Internet_20_Link">
<text:span text:style-name="T4">
 Zelensky </text:span>
</text:a>
Zelensky感谢法国为俄罗斯恐怖的乌克兰战士提供的新机会，以提供其他装甲车，以帮助他们协助合并合作伙伴。</text:p>
      <text:p text:style-name="P4">
他总结说：“因此，如今的主要结果 - 乌克兰的新武器，d -kukrainians的荣誉，我们的胜利变得更加接近。”</text:p>
      <text:p text:style-name="P4">
据报道，沃迪米尔Zelenskyy总统周一在英国，以及他访问法国和德国13日 - 意大利的前一天。</text:p>
      <text:p text:style-name="P4">
照片：作品</text:p>
      <text:p text:style-name="P4">
News Source: <text:a xlink:type="simple" xlink:href="https://www.ukrinform.ua/rubric-ato/3709635-nimeccina-vidilit-ukraini-11-milardiv-suto-na-oboronu-zelenskij.html" text:style-name="Internet_20_link" text:visited-style-name="Visited_20_Internet_20_Link">
https://www.ukrinform.ua/rubric-ato/3709635-nimeccina-vidilit-ukraini-11-milardiv-suto-na-oboronu-zelenskij.html</text:a>
</text:p>
      <!--NEWS-->
      <text:h text:style-name="P10" text:outline-level="1">
<text:span text:style-name="T4">
NBU年度报告：尽管有战争，但仍有可能维持宏观财务稳定和公民的信心</text:span>
</text:h>
      <text:p text:style-name="P4">
作者: Ukrinform (Person)</text:p>
      <text:p text:style-name="P4">
出版商: Укринформ (Organization)</text:p>
      <text:p text:style-name="P4">
出版时间: 2023-05-15T20:12:09+03:00</text:p>
      <text:p text:style-name="P4">
修改时间: 2023-05-15T20:12:09+03:00</text:p>
      <text:p text:style-name="P4">
描述: 国家银行总结了过去一年中乌克兰金融体系和经济的变化 - 全面战争的前所未有的测试年。  - 乌克林。</text:p>
      <text:p text:style-name="P4">
图片: ["<text:a xlink:type="simple" xlink:href="https://static.ukrinform.com/photos/2023_03/thumb_files/630_360_1679320501-539.png" text:style-name="Internet_20_link" text:visited-style-name="Visited_20_Internet_20_Link">
630_360_16793...</text:a>
"]</text:p>
      <text:p text:style-name="P4">
标签: ['Банк', 'Економіка', 'Фінанси', 'Нацбанк', 'Україна', 'Андрій Пишний']</text:p>
      <text:p text:style-name="P4">
类型: Article</text:p>
      <!--METADATA-->
      <text:p text:style-name="P4">
<draw:frame draw:style-name="fr1" draw:name="Image180" text:anchor-type="as-char" svg:width="6.9236in" svg:height="3.956343in" draw:z-index="0">
<draw:image xlink:href="../Images/yкринформ/2023-05-15T20-12-09-03-00/630_360_1679320501-539.png" xlink:type="simple" xlink:show="embed" xlink:actuate="onLoad" draw:mime-type="image/png"/>
</draw:frame>
国家银行总结了过去一年的乌克兰经济学金融体系中发生的变化，这是乌克兰的陶艺经济学 - 史无前例的测试年，并进行了全面的战争。</text:p>
      <text:p text:style-name="P4">
这是在已发布的[]中指出的(https://bank.gov.ua/ua/news/all/richniy-zvit-natsionalnogo-banku-ukrayini-za-2022-rik)乌克林福姆报道，国家银行为2022年。</text:p>
      <text:p text:style-name="P4">
声明说：“多亏了国家银行在2022年的综合努力，乌克兰的金融部门始于奠定其稳定工作和进一步发展的可靠基础的指标。”</text:p>
      <text:p text:style-name="P4">
特别是给出以下指标：</text:p>
      <text:p text:style-name="P4">
<text:span text:style-name="T5">
具有历史悠久的利润的强大且资本良好的银行系统 -  2021年775亿uah; </text:span>
由于2015年过渡到浮动汇率形成，稳定且高度流动的货币市场； <text:span text:style-name="T5">
国际储备金 - 近310亿美元。 美国; </text:span>
通货膨胀目标的成功经验 -  2021年底的通货膨胀放缓，与世界上大多数国家的增长不同； *在乌克兰金融部门的竞争性高水平上：由于发展无现金经济的发展以及远程识别和验证金融机构的客户的方法，尤其是通过Bankid NBU系统。</text:p>
      <text:p text:style-name="P4">
<text:span text:style-name="T4">
另请阅读：</text:span>
 <text:a xlink:type="simple" xlink:href="https://www.ukrinform.ua/rubric-economy/3709362-nbu-za-tizden-prodav-na-mizbanku-5522-miljona.html" text:style-name="Internet_20_link" text:visited-style-name="Visited_20_Internet_20_Link">
</text:a>
有人强调，从2022年2月24日起，金融体系的坚实基础和最糟糕的选择的早期培训起着至关重要的作用。</text:p>
      <text:p text:style-name="P4">
结果，2022年国家银行，金融机构和州管理的联合工作的结果是保存宏观财务稳定性，阻止了敌人对金融体系的不稳定。</text:p>
      <text:p text:style-name="P4">
提供了国家国防支出的紧急融资，并为过渡到未见资金的构建消费<text:a xlink:type="simple" xlink:href="https://www.ukrinform.ua/tag-budzet" text:style-name="Internet_20_link" text:visited-style-name="Visited_20_Internet_20_Link">
</text:a>
在2023年。 汇率稳定性已在外汇市场中保持。 尽管导弹发射大量，能源供应问题，乌克兰领土的占领以及持续敌对行动的持续阶段，但在2022年底，通货膨胀率放缓。</text:p>
      <text:p text:style-name="P4">
<text:span text:style-name="T4">
另请阅读：</text:span>
 <text:a xlink:type="simple" xlink:href="https://www.ukrinform.ua/rubric-economy/3707246-bankivska-sistema-ukraini-finansovij-uspih-na-tli-dodatkovih-viklikiv.html" text:style-name="Internet_20_link" text:visited-style-name="Visited_20_Internet_20_Link">
</text:a>
</text:p>
      <text:p text:style-name="P4">
与IMF合作的新模型是在监视计划的2023年成功实施的关键，并且编写了新的四年工作计划，这使得实施了一个前所未有的援助套件，总数量超过超过1,150亿美元。</text:p>
      <text:p text:style-name="P4">
从NBU的特殊账户收集和转移了2230万美元的资金账户，以满足乌克兰国防军的需求，UAH 9.2亿UAH，为人道主义援助。</text:p>
      <text:p text:style-name="P4">
总的来说，对银行体系和国家银行的信任是由乌克兰独立最关键的时刻维护的。</text:p>
      <text:p text:style-name="P4">
<text:span text:style-name="T4">
另请阅读：</text:span>
 <text:a xlink:type="simple" xlink:href="https://www.ukrinform.ua/rubric-economy/3709575-ministr-finansiv-ne-viklucae-so-vidatki-budzetu-mozut-buti-neodnorazovo-zbilseni.html" text:style-name="Internet_20_link" text:visited-style-name="Visited_20_Internet_20_Link">
<text:span text:style-name="T4">
部长</text:span>
 <text:span text:style-name="T4">
金融</text:span>
 <text:span text:style-name="T4">
 </text:span>
排除<text:span text:style-name="T4">
 </text:span>
支出<text:span text:style-name="T4">
<text:span text:style-name="T5">
*预算</text:span>
* </text:span>
 <text:span text:style-name="T4">
可以</text:span>
 <text:span text:style-name="T4">
 </text:span>
 <text:span text:style-name="T4">
 </text:span>
 <text:span text:style-name="T4">
 </text:span>
 <text:span text:style-name="T4">
 </text:span>
 <text:span text:style-name="T4">
<text:span text:style-name="T5">
 </text:span>
</text:span>
 <text:span text:style-name="T4">
 </text:span>
 <text:span text:style-name="T4">
 </text:span>
 <text:span text:style-name="T4">
放大</text:span>
</text:a>
“环顾四周并总结2022年，乌克兰国家银行对乌克兰，金融机构的雇员，州建设，国际合作伙伴的迷恋表示有助于延迟今年的团结和信任。 但最重要的是 - 我们对乌克兰的捍卫者感到荣幸和感激之情，因为如果没有您的英勇斗争，这是可能的。”</text:p>
      <text:p text:style-name="P4">
据报道，金融稳定委员会已经同意了金融部门制定新战略的概念，乌克兰与国际货币基金之间的备忘录设想了发展的发展。</text:p>
      <text:p text:style-name="P4">
News Source: <text:a xlink:type="simple" xlink:href="https://www.ukrinform.ua/rubric-economy/3709638-ricnij-zvit-nbu-popri-vijnu-vdalosa-zberegti-makrofinansovu-stabilnist-ta-doviru-gromadan.html" text:style-name="Internet_20_link" text:visited-style-name="Visited_20_Internet_20_Link">
https://www.ukrinform.ua/rubric-economy/3709638-ricnij-zvit-nbu-popri-vijnu-vdalosa-zberegti-makrofinansovu-stabilnist-ta-doviru-gromadan.html</text:a>
</text:p>
      <!--NEWS-->
      <text:h text:style-name="P10" text:outline-level="1">
<text:span text:style-name="T4">
美国国会仍然是乌克兰的两项支持-Pelosi</text:span>
</text:h>
      <text:p text:style-name="P4">
作者: Ukrinform (Person)</text:p>
      <text:p text:style-name="P4">
出版商: Укринформ (Organization)</text:p>
      <text:p text:style-name="P4">
出版时间: 2023-05-15T20:20:00+03:00</text:p>
      <text:p text:style-name="P4">
修改时间: 2023-05-15T20:20:00+03:00</text:p>
      <text:p text:style-name="P4">
描述: 有影响力的民主党人和共和党人保证了美国双方在美国双方的强大两党支持，因为这符合美国的国家利益。  - 乌克林。</text:p>
      <text:p text:style-name="P4">
图片: ["<text:a xlink:type="simple" xlink:href="https://static.ukrinform.com/photos/2019_09/thumb_files/630_360_1569605948-904.jpg" text:style-name="Internet_20_link" text:visited-style-name="Visited_20_Internet_20_Link">
630_360_15696...</text:a>
"]</text:p>
      <text:p text:style-name="P4">
标签: ['США', 'Конгрес США', 'Пелосі']</text:p>
      <text:p text:style-name="P4">
类型: Article</text:p>
      <!--METADATA-->
      <text:p text:style-name="P4">
<draw:frame draw:style-name="fr1" draw:name="Image181" text:anchor-type="as-char" svg:width="6.9236in" svg:height="3.956343in" draw:z-index="0">
<draw:image xlink:href="../Images/yкринформ/2023-05-15T20-20-00-03-00/630_360_1569605948-904.jpg" xlink:type="simple" xlink:show="embed" xlink:actuate="onLoad" draw:mime-type="image/jpeg"/>
</draw:frame>
额外的交换者和共和党人已确保在美国双方在美国双方保存对乌克兰的强大和政治支持，因为它回答了美国的国家利益。</text:p>
      <text:p text:style-name="P4">
乌克林传闻通讯员报告说，这是在乌克林福音通讯员报告的周一在哥本哈根民主党峰会52发言人南希·佩洛西(Nancy Pelosi)和66个美国国务卿赖斯(Rice)的哥本哈根民主党峰会上指出的。</text:p>
      <text:p text:style-name="P4">
“我们为总统乔·贝登(Joe Baiden)的出色领导而感到自豪，该领导使自由世界与乌克兰团结在一起。 在美国国会中，有一个有力的两党和双色支持乌克兰的援助，需要成为赢家，”代表民主党的佩洛西(Pelosi)。</text:p>
      <text:p text:style-name="P4">
<text:span text:style-name="T4">
另请阅读：</text:span>
 <text:a xlink:type="simple" xlink:href="https://www.ukrinform.ua/rubric-polytics/3709619-ssa-nadavatimut-ukraini-regularni-paketi-dopomogi-vprodovz-nastupnih-misaciv-bilij-dim.html" text:style-name="Internet_20_link" text:visited-style-name="Visited_20_Internet_20_Link">
<text:span text:style-name="T4">
美国</text:span>
</text:a>
她还呼吁国际社会共同努力吸引俄罗斯总统弗拉基米尔·普京及其政府。</text:p>
      <text:p text:style-name="P4">
反过来，前白宫发行的共和党代表和美国国务卿(2005-2009。)Condoliza被宣布，世界正在经历几代人的审判。 她说，乌克兰人不要求在这场斗争中战斗，武器。</text:p>
      <text:p text:style-name="P4">
“这不仅是正义问题，而且是保护我们的利益的问题。 乌克兰的奉献会影响世界秩序。”共和党强调。 在这方面，她强调说，乌克兰的事件与威胁到中东和中国的其他威胁到Uevrop世界的挑战是不可分之的。</text:p>
      <text:p text:style-name="P4">
<text:span text:style-name="T4">
另请阅读：</text:span>
 <text:a xlink:type="simple" xlink:href="https://www.ukrinform.ua/rubric-polytics/3709020-ermak-obgovoriv-z-radnikom-prezidenta-ssa-situaciu-na-fronti.html" text:style-name="Internet_20_link" text:visited-style-name="Visited_20_Internet_20_Link">
<text:span text:style-name="T4">
美国</text:span>
</text:a>
普京认为时间在他身边。 但是我们应该向他展示，即使他准备好度过年轻的俄罗斯人的生命，即使他准备恐吓乌克兰人民，实际上我们的团结和我们的支持也不会被摧毁，”前美国部长国家强调。</text:p>
      <text:p text:style-name="P4">
据她说，任何可能停火的安排都在当时是时候了，就可以使他们有强大的位置再次产生。<text:span text:style-name="T4">
另请阅读：</text:span>
 <text:a xlink:type="simple" xlink:href="https://www.ukrinform.ua/rubric-polytics/3702636-pelosi-vpevnena-so-obidvi-partii-kongresu-ssa-pidtrimuvatimut-ukrainu-do-peremogi.html" text:style-name="Internet_20_link" text:visited-style-name="Visited_20_Internet_20_Link">
<text:span text:style-name="T4">
 Pelosi </text:span>
</text:a>
同时，白宫国家安全委员会约翰·柯比(John Kirby)的协调员周一在华盛顿，巴登政府获得了她为帮助乌克兰所做的一切而获得的“令人惊叹的试验和双色支持”。 在这方面，他提到了有影响力的共和党人的陈述，尤其是詹姆斯商店委员会委员会主席凯文·麦卡锡(Kevin McCarthy)的议长，以及下议院国际委员会的估算，后者主张继续向乌克兰提供援助。</text:p>
      <text:p text:style-name="P4">
“对乌克兰的进一步支持仍然很大(位置 -  ed。)，它的存在偏见，它仍然是双色和两个方，而Ipided Biden对此表示赞赏。 我们感谢这种支持，我们希望这种支持将继续下去。”柯比强调。</text:p>
      <text:p text:style-name="P4">
他还承认，众议院共和党人的一小部分会质疑乌克兰进一步支持的需求，但是，根据其言论，这不会影响大多数人的地位。</text:p>
      <text:p text:style-name="P4">
正如乌克林福姆(Ukrinform)所报道的那样，贝登(Baiden)总统周一确认，在平均观点中，将来会区分美国在美国一侧的安全和国防领域的定期安全套餐。</text:p>
      <text:p text:style-name="P4">
照片：MCT</text:p>
      <text:p text:style-name="P4">
News Source: <text:a xlink:type="simple" xlink:href="https://www.ukrinform.ua/rubric-polytics/3709643-u-kongresi-ssa-zalisaetsa-dvopartijna-pidtrimka-ukraini-pelosi.html" text:style-name="Internet_20_link" text:visited-style-name="Visited_20_Internet_20_Link">
https://www.ukrinform.ua/rubric-polytics/3709643-u-kongresi-ssa-zalisaetsa-dvopartijna-pidtrimka-ukraini-pelosi.html</text:a>
</text:p>
      <!--NEWS-->
      <text:h text:style-name="P10" text:outline-level="1">
<text:span text:style-name="T4">
俄罗斯人在尼科波尔地区开火，其中三人受伤，其中一个孩子</text:span>
</text:h>
      <text:p text:style-name="P4">
作者: Ukrinform (Person)</text:p>
      <text:p text:style-name="P4">
出版商: Укринформ (Organization)</text:p>
      <text:p text:style-name="P4">
出版时间: 2023-05-15T20:34:00+03:00</text:p>
      <text:p text:style-name="P4">
修改时间: 2023-05-15T20:34:00+03:00</text:p>
      <text:p text:style-name="P4">
描述: 俄罗斯入侵者在Dnipropetrovsk的Nikopol区开火。 两个成年人和一个孩子受伤。  - 乌克林。</text:p>
      <text:p text:style-name="P4">
图片: ["<text:a xlink:type="simple" xlink:href="https://static.ukrinform.com/photos/2023_05/thumb_files/630_360_1684171993-605.jpg" text:style-name="Internet_20_link" text:visited-style-name="Visited_20_Internet_20_Link">
630_360_16841...</text:a>
"]</text:p>
      <text:p text:style-name="P4">
标签: ['Дніпропетровщина', 'Обстріл', 'Війна з росією']</text:p>
      <text:p text:style-name="P4">
类型: Article</text:p>
      <!--METADATA-->
      <text:p text:style-name="P4">
<draw:frame draw:style-name="fr1" draw:name="Image182" text:anchor-type="as-char" svg:width="6.9236in" svg:height="3.956343in" draw:z-index="0">
<draw:image xlink:href="../Images/yкринформ/2023-05-15T20-34-00-03-00/630_360_1684171993-605.jpg" xlink:type="simple" xlink:show="embed" xlink:actuate="onLoad" draw:mime-type="image/jpeg"/>
</draw:frame>
俄罗斯的头脑在Dnipropetrovsk的Nikopol区开火。 两个成年人和一个孩子受伤。</text:p>
      <text:p text:style-name="P4">
关于<text:a xlink:type="simple" xlink:href="https://t.me/mykola_lukashuk/4566" text:style-name="Internet_20_link" text:visited-style-name="Visited_20_Internet_20_Link">
</text:a>
乌克林福姆报道，首席Properpetrovsk区域委员会Mykola Lukashuk报道。</text:p>
      <text:p text:style-name="P4">
他写道：“女孩在2009年因诊断出雷杀伤性损伤，脑外伤而住院。医生提供了所有必要的帮助。”</text:p>
      <text:p text:style-name="P4">
<text:span text:style-name="T4">
另请阅读：</text:span>
 <text:a xlink:type="simple" xlink:href="https://www.ukrinform.ua/rubric-ato/3709634-rosiani-obstrilali-selo-na-hersonsini-e-poraneni.html" text:style-name="Internet_20_link" text:visited-style-name="Visited_20_Internet_20_Link">
<text:span text:style-name="T4">
射击</text:span>
</text:a>
炮击在1981年受伤。 他受到双手，头部和挫伤的刺伤。 受伤的人目前是诺维尔仪式的治疗。</text:p>
      <text:p text:style-name="P4">
1962年的另一名男子被送往医院。 他是通过诊断为矿山爆发损伤而抚养的。</text:p>
      <text:p text:style-name="P4">
另外，在炮击之后，附属建筑和objectifrastructure中有三起。 1个附属建筑被摧毁。</text:p>
      <text:p text:style-name="P4">
<text:span text:style-name="T4">
另请阅读：</text:span>
 <text:a xlink:type="simple" xlink:href="https://www.ukrinform.ua/rubric-ato/3709623-vorog-obstrilav-doneccinu-poraneni-patero-policejskih-z-pidrozdilu-bilij-angol.html" text:style-name="Internet_20_link" text:visited-style-name="Visited_20_Internet_20_Link">
<text:span text:style-name="T4">
射击</text:span>
</text:a>
私人企业，14座高层建筑，6座住宅建筑，8座农场建筑物，4辆汽车，1辆卡车损坏。</text:p>
      <text:p text:style-name="P4">
卢卡苏克强调说，救援人员继续当场工作。</text:p>
      <text:p text:style-name="P4">
据报道，5月14日，俄罗斯人在Zaporizhzhya地区的定居点近距离袭击了84笔炮兵，航空，RSZV和UAV。</text:p>
      <text:p text:style-name="P4">
News Source: <text:a xlink:type="simple" xlink:href="https://www.ukrinform.ua/rubric-ato/3709647-rosiani-obstrilali-nikopolskij-rajon-troe-poranenih-sered-nih-ditina.html" text:style-name="Internet_20_link" text:visited-style-name="Visited_20_Internet_20_Link">
https://www.ukrinform.ua/rubric-ato/3709647-rosiani-obstrilali-nikopolskij-rajon-troe-poranenih-sered-nih-ditina.html</text:a>
</text:p>
      <!--NEWS-->
      <text:h text:style-name="P10" text:outline-level="1">
<text:span text:style-name="T4">
俄罗斯增加了驱逐出境和盗窃</text:span>
</text:h>
      <text:p text:style-name="P4">
作者: Ukrinform (Person)</text:p>
      <text:p text:style-name="P4">
出版商: Укринформ (Organization)</text:p>
      <text:p text:style-name="P4">
出版时间: 2023-05-15T20:40:52+03:00</text:p>
      <text:p text:style-name="P4">
修改时间: 2023-05-15T20:40:52+03:00</text:p>
      <text:p text:style-name="P4">
描述: 俄罗斯联邦增加了暂时占领地区人民的驱逐和盗窃。  - 乌克林。</text:p>
      <text:p text:style-name="P4">
图片: ["<text:a xlink:type="simple" xlink:href="https://static.ukrinform.com/photos/2020_02/thumb_files/630_360_1582283346-120.jpg" text:style-name="Internet_20_link" text:visited-style-name="Visited_20_Internet_20_Link">
630_360_15822...</text:a>
"]</text:p>
      <text:p text:style-name="P4">
标签: ['Депортація', 'Діти', 'Кислиця', 'Радбез ООН', 'Війна з росією']</text:p>
      <text:p text:style-name="P4">
类型: Article</text:p>
      <!--METADATA-->
      <text:p text:style-name="P4">
<draw:frame draw:style-name="fr1" draw:name="Image183" text:anchor-type="as-char" svg:width="6.9236in" svg:height="3.956343in" draw:z-index="0">
<draw:image xlink:href="../Images/yкринформ/2023-05-15T20-40-52-03-00/630_360_1582283346-120.jpg" xlink:type="simple" xlink:show="embed" xlink:actuate="onLoad" draw:mime-type="image/jpeg"/>
</draw:frame>
俄罗斯联邦增加了暂时占领地区人民的驱逐和盗窃。</text:p>
      <text:p text:style-name="P4">
乌克林代表通讯员在纽约的报道中，乌克兰的乌克兰常设代表在联合国安全委员会的联合国谢尔盖·凯斯利特(Sergey Kyslytsyan)会议上表示，这是俄罗斯战争的人道主义后果。</text:p>
      <text:p text:style-name="P4">
他说：“我们担心俄罗斯加剧了以所谓的“疏散”为幌子，驱逐被占领地的人存储的行为。”  - 像你们中的许多人一样，我们重复说，只有俄罗斯军队才能从乌克兰领土中“撤离”。 天花板后，战争的暴行就会被放置。”</text:p>
      <text:p text:style-name="P4">
他强调，俄罗斯违反了保护儿童的基本原则。 由于俄罗斯的侵略，有480名儿童被杀，967名受伤。 根据Kislytsya的说法，今天，乌克兰检察官办公室已经意识到了13例针对乌顿夫妇，基夫，霍森，米科洛维和切尔尼希夫地区的性暴力案件。</text:p>
      <text:p text:style-name="P4">
<text:span text:style-name="T4">
另请阅读：</text:span>
 <text:a xlink:type="simple" xlink:href="https://www.ukrinform.ua/rubric-society/3708789-rosia-ne-lise-rozlucae-ditej-iz-ridnimi-a-j-vcit-nenaviditi-ukrainu-zelenskij.html" text:style-name="Internet_20_link" text:visited-style-name="Visited_20_Internet_20_Link">
</text:a>
Kyslitsa说，由于俄罗斯袭击，3185个培训机构遭到损害，其中330家彻底摧毁了。 根据报告<text:a xlink:type="simple" xlink:href="https://www.ukrinform.ua/tag-unisef" text:style-name="Internet_20_link" text:visited-style-name="Visited_20_Internet_20_Link">
</text:a>
570万儿童被打断了。一百万儿童面临心理健康问题。</text:p>
      <text:p text:style-name="P4">
Ppred说：“对儿童的暴力驱逐出境无非是一项精心计划的政策，旨在激进的灌输，改变对乌克兰剥夺及其未来一代的种族认同。”</text:p>
      <text:p text:style-name="P4">
迄今为止，乌克兰当局已经确定了在被占领地区被驱逐或被盗的1933名儿童。 其中几乎有4390个是孤儿或剥夺父母护理的儿童。 只有364名儿童设法返回，酸性。 他呼吁联合国秘书长和儿童和武装冲突的特别代表，以适当评估俄罗斯当局在未来的年度报告中对乌克兰儿童的严重性进行评估。</text:p>
      <text:p text:style-name="P4">
<text:span text:style-name="T4">
另请阅读：</text:span>
 <text:a xlink:type="simple" xlink:href="https://www.ukrinform.ua/rubric-society/3707884-pered-kontrnastupom-zsu-rosiani-masovo-deportuut-ditej-save-ukraine.html" text:style-name="Internet_20_link" text:visited-style-name="Visited_20_Internet_20_Link">
</text:a>
</text:p>
      <text:p text:style-name="P4">
根据乌克林福姆的说法，周一，联合国安理会讨论了俄罗斯战争引起的乌克兰人道主义。</text:p>
      <text:p text:style-name="P4">
News Source: <text:a xlink:type="simple" xlink:href="https://www.ukrinform.ua/rubric-ato/3709649-rosia-zbilsila-deportacii-ta-vikradenna-ludej-v-ukraini-kislica-v-radbezi-oon.html" text:style-name="Internet_20_link" text:visited-style-name="Visited_20_Internet_20_Link">
https://www.ukrinform.ua/rubric-ato/3709649-rosia-zbilsila-deportacii-ta-vikradenna-ludej-v-ukraini-kislica-v-radbezi-oon.html</text:a>
</text:p>
      <!--NEWS-->
      <text:h text:style-name="P10" text:outline-level="1">
<text:span text:style-name="T4">
伊朗和俄罗斯正在扩大国防领域的伙伴关系 - 美国找到了新的证据</text:span>
</text:h>
      <text:p text:style-name="P4">
作者: Ukrinform (Person)</text:p>
      <text:p text:style-name="P4">
出版商: Укринформ (Organization)</text:p>
      <text:p text:style-name="P4">
出版时间: 2023-05-15T20:55:00+03:00</text:p>
      <text:p text:style-name="P4">
修改时间: 2023-05-15T20:55:00+03:00</text:p>
      <text:p text:style-name="P4">
描述: 美国已经发现了新的迹象，即尽管禁令批准了联合国安理会的决议，但伊朗仍继续出售战斗无人机以及其他俄罗斯的武器。  - 乌克林。</text:p>
      <text:p text:style-name="P4">
图片: ["<text:a xlink:type="simple" xlink:href="https://static.ukrinform.com/photos/2023_04/thumb_files/630_360_1682395902-573.jpg" text:style-name="Internet_20_link" text:visited-style-name="Visited_20_Internet_20_Link">
630_360_16823...</text:a>
"]</text:p>
      <text:p text:style-name="P4">
标签: ['Безпілотник', 'Іран', 'США', 'Зброя', 'росія']</text:p>
      <text:p text:style-name="P4">
类型: Article</text:p>
      <!--METADATA-->
      <text:p text:style-name="P4">
<draw:frame draw:style-name="fr1" draw:name="Image184" text:anchor-type="as-char" svg:width="6.9236in" svg:height="3.956343in" draw:z-index="0">
<draw:image xlink:href="../Images/yкринформ/2023-05-15T20-55-00-03-00/630_360_1682395902-573.jpg" xlink:type="simple" xlink:show="embed" xlink:actuate="onLoad" draw:mime-type="image/jpeg"/>
</draw:frame>
该联系发现了新的迹象表明，尽管禁止采用禁止，但伊朗仍在其他武器上出售战斗无人机，尤其是联合国果酱解决方案。</text:p>
      <text:p text:style-name="P4">
乌克林福音通讯员报道，在周一由国家安全理事会约翰·柯比(John Kirby)协调员的在线简报中指出，这是在此。</text:p>
      <text:p text:style-name="P4">
“我们进一步看到伊朗和俄罗斯正在扩大其在国防领域前所未有的伙伴关系的迹象。 伊朗仍然是CRF的主要军事支持，”美国国家安全委员会说。</text:p>
      <text:p text:style-name="P4">
他告知，德黑兰已经为俄罗斯提供了炮弹和坦克弹丸，以便在乌克兰使用，并继续为俄罗斯联邦的无人机 - 卡米卡德兹部队提供。</text:p>
      <text:p text:style-name="P4">
“自八月以来，伊朗提供了400多个无人机，主要是Shahaned类型。 这些无人机中的大多数都被使用，亲吻了乌克兰至关重要的基础设施。”柯比说。</text:p>
      <text:p text:style-name="P4">
<text:span text:style-name="T4">
另请阅读：</text:span>
 <text:a xlink:type="simple" xlink:href="https://www.ukrinform.ua/rubric-ato/3708835-iran-prodav-rosii-ponad-tisacu-droniv-ta-insu-zbrou-zelenskij.html" text:style-name="Internet_20_link" text:visited-style-name="Visited_20_Internet_20_Link">
<text:span text:style-name="T4">
伊朗</text:span>
</text:a>
他强调，伊朗以这种方式直接为俄罗斯扎加尔尼茨基对乌克兰战争做出了贡献。</text:p>
      <text:p text:style-name="P4">
SSI政府代表说：“伊朗与俄罗斯联邦在出售高级武器方面的相互作用，目前是特别高级无人机。”</text:p>
      <text:p text:style-name="P4">
同时，据他说，莫斯科和德黑兰之间的相互作用是“ Wobid Side”。 特别是，俄罗斯人提供了火箭的伊朗人，髋关节的电子设备<text:a xlink:type="simple" xlink:href="https://www.ukrinform.ua/tag-ppo" text:style-name="Internet_20_link" text:visited-style-name="Visited_20_Internet_20_Link">
</text:a>
。</text:p>
      <text:p text:style-name="P4">
“上个月，伊朗宣布了在俄罗斯达成战斗机35战斗机协议的缔结。 伊朗试图从俄罗斯联邦购买其他军事设备，包括冲击直升机，雷达和训练以及战斗飞机Yak-130，”柯比补充说，他在谈论数十亿个设备。</text:p>
      <text:p text:style-name="P4">
白宫代表强调，莫斯科与德黑兰之间的这种伙伴关系只会加剧对乌克兰的危险，但也破坏了附近的局势，这威胁了中东和整个国际社会的国家。</text:p>
      <text:p text:style-name="P4">
代表说：“我们使用可用的工具来确定这项活动，我们准备做更多的事情。”</text:p>
      <text:p text:style-name="P4">
<text:span text:style-name="T4">
另请阅读：</text:span>
 <text:a xlink:type="simple" xlink:href="https://www.ukrinform.ua/rubric-ato/3709303-povitrani-sili-vnoci-znisili-rosijskij-orlan-i-cotiri-sahedi.html" text:style-name="Internet_20_link" text:visited-style-name="Visited_20_Internet_20_Link">
<text:span text:style-name="T4">
 shathad </text:span>
</text:a>
他强调，这种互动违反了联合国安理会第2231号决议。正如乌克林福称所报道的那样，俄罗斯恐怖分子继续揭开乌克兰 - 卡米卡德兹伊朗的和平城市的舞台。与此同时，西方盟国为武装部队提供防空，以保护俄罗斯部队的火箭袭击。</text:p>
      <text:p text:style-name="P4">
News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埃尔多安希望在第二轮中获胜</text:span>
</text:h>
      <text:p text:style-name="P4">
作者: Ukrinform (Person)</text:p>
      <text:p text:style-name="P4">
出版商: Укринформ (Organization)</text:p>
      <text:p text:style-name="P4">
出版时间: 2023-05-15T21:00:53+03:00</text:p>
      <text:p text:style-name="P4">
修改时间: 2023-05-15T21:00:53+03:00</text:p>
      <text:p text:style-name="P4">
描述: 5月14日，土耳其赢得了土耳其人民和民主，该国总统任期的候选人之间的分离为250万票，有利于现任国家元首，该元首打算在第二轮中获胜。  - 乌克林。</text:p>
      <text:p text:style-name="P4">
图片: ["<text:a xlink:type="simple" xlink:href="https://static.ukrinform.com/photos/2020_02/thumb_files/630_360_1580752659-674.jpg" text:style-name="Internet_20_link" text:visited-style-name="Visited_20_Internet_20_Link">
630_360_15807...</text:a>
"]</text:p>
      <text:p text:style-name="P4">
标签: ['Ердоган', 'Вибори', 'Туреччина']</text:p>
      <text:p text:style-name="P4">
类型: Article</text:p>
      <!--METADATA-->
      <text:p text:style-name="P4">
<draw:frame draw:style-name="fr1" draw:name="Image185" text:anchor-type="as-char" svg:width="6.9236in" svg:height="3.956343in" draw:z-index="0">
<draw:image xlink:href="../Images/yкринформ/2023-05-15T21-00-53-03-00/630_360_1580752659-674.jpg" xlink:type="simple" xlink:show="embed" xlink:actuate="onLoad" draw:mime-type="image/jpeg"/>
</draw:frame>
5月14日，土耳其人民和民主在土耳其赢得了胜利，该国总统的间候选人分居为250万票赞成国家元首，该元首打算在第二轮中获胜。</text:p>
      <text:p text:style-name="P4">
根据乌克林福姆(Ukrinform(https://twitter.com/rterdogan/status/1658151839135674383?s=46&amp;t=dp-5xCG1Z4cdb5DeqlGO0w).</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人民联盟，确认他们相信我们和我们的联盟，他们相信，他们在这里看到了自己的反应性。”埃尔多安写道。</text:p>
      <text:p text:style-name="P4">
<text:span text:style-name="T4">
另请阅读：</text:span>
 <text:a xlink:type="simple" xlink:href="https://www.ukrinform.ua/rubric-world/3709536-u-tureccini-ogolosili-datu-drugogo-turu-prezidentskih-viboriv.html" text:style-name="Internet_20_link" text:visited-style-name="Visited_20_Internet_20_Link">
</text:a>
土耳其总统要感谢选举，乌克奇尼纳和国外，并表示与凯利希达罗格鲁(Kelichdaroglu)领导的分开投票是250万票。</text:p>
      <text:p text:style-name="P4">
“直到5月28日，我们将履行对我们心爱的国家的职责……我们将在5月28日成为选举中的赢家，增加了5月14日的票数，我希望我们能取得历史上的成功，政客说。</text:p>
      <text:p text:style-name="P4">
埃尔多安(Erdogan)敦促所有公民在第二轮投票，无论他们支持哪个政党。</text:p>
      <text:p text:style-name="P4">
正如乌克林福姆报道的，总统总统大选的第二轮[] [] <text:a xlink:type="simple" xlink:href="https://www.ukrinform.ua/rubric-world/3709536-u-tureccini-ogolosili-datu-drugogo-turu-prezidentskih-viboriv.html" text:style-name="Internet_20_link" text:visited-style-name="Visited_20_Internet_20_Link">
</text:a>
5月28日。</text:p>
      <text:p text:style-name="P4">
News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俄罗斯正在猜测“谷物协议”，其自身出口已翻了一番-Kyslitsa在联合国</text:span>
</text:h>
      <text:p text:style-name="P4">
作者: Ukrinform (Person)</text:p>
      <text:p text:style-name="P4">
出版商: Укринформ (Organization)</text:p>
      <text:p text:style-name="P4">
出版时间: 2023-05-15T21:11:00+03:00</text:p>
      <text:p text:style-name="P4">
修改时间: 2023-05-15T21:11:00+03:00</text:p>
      <text:p text:style-name="P4">
描述: 俄罗斯联邦通过黑海谷物协议的细分将世界勒索勒索，并假装因其行动而损失，实际上，俄罗斯联邦的谷物出口已经成长。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ООН', 'Зерно', 'росія', 'Кислиця']</text:p>
      <text:p text:style-name="P4">
类型: Article</text:p>
      <!--METADATA-->
      <text:p text:style-name="P4">
<draw:frame draw:style-name="fr1" draw:name="Image186" text:anchor-type="as-char" svg:width="6.9236in" svg:height="3.956343in" draw:z-index="0">
<draw:image xlink:href="../Images/yкринформ/2023-05-15T21-11-00-03-00/630_360_1680511197-485.jpg" xlink:type="simple" xlink:show="embed" xlink:actuate="onLoad" draw:mime-type="image/jpeg"/>
</draw:frame>
俄罗斯联邦通过黑海谷物协议的破坏来勒索世界，而且它似乎是从其行动中进行的，实际上，俄罗斯联邦从俄罗斯联邦出口的出口已经增加了两次。</text:p>
      <text:p text:style-name="P4">
乌克兰在联合国安理会的联合国谢尔盖·凯斯利特(Un Sergey Kyslytsyan)会议上，乌克兰的永久代表在周一指出，这是纽约俄罗斯战争的人道主义后果。</text:p>
      <text:p text:style-name="P4">
“令人恶心的是，俄罗斯仍在本协议中。 我什至不会向安全理事会提醒侵略者国家对这种投诉的不道德行为，这是对钩海供应供应食物的唯一威胁。”与同一时期相比，2023年2月几乎翻了一番。 他补充说：“这就是为什么我们认为这些猜测是试图将旨在将食品供应用作武器的俄罗斯不可或缺的行为进行漂白的原因，并且我们敦促国际社会给出决定性的答案。”</text:p>
      <text:p text:style-name="P4">
<text:span text:style-name="T4">
另请阅读：</text:span>
 <text:a xlink:type="simple" xlink:href="https://www.ukrinform.ua/rubric-economy/3709545-u-portah-odesa-ta-cornomorsk-zalisilosa-po-odnomu-sudnu-zernovoi-iniciativi-blackseanews.html" text:style-name="Internet_20_link" text:visited-style-name="Visited_20_Internet_20_Link">
<text:span text:style-name="T4">
谷物</text:span>
</text:a>
他还补充说，从5月1日起，每天不到三次检查，然后从2022年8月到2023年4月的哪个期间每天从6.6检查开始。</text:p>
      <text:p text:style-name="P4">
Kislytsy说：“四月份，我们能够通过谷物走廊出口不到300万吨，这只是我们农业出口能力的一半。” 他提醒理事会成员，5月18日的日期，谷物协议继续，仅通过俄罗斯的立场决定。</text:p>
      <text:p text:style-name="P4">
他解释说：“黑谷物倡议本周没有结束。”  - 但是本周俄罗斯勒索一词已过期。”</text:p>
      <text:p text:style-name="P4">
<text:span text:style-name="T4">
另请阅读：</text:span>
 <text:a xlink:type="simple" xlink:href="https://www.ukrinform.ua/rubric-economy/3709441-zernova-ugoda-u-mzs-kazut-pro-pidvisenu-situaciu-e-rizni-signali.html" text:style-name="Internet_20_link" text:visited-style-name="Visited_20_Internet_20_Link">
<text:span text:style-name="T4">
谷物</text:span>
</text:a>
根据乌克林福姆的说法，周一，联合国安理会讨论了俄罗斯战争引起的乌克兰人道主义。</text:p>
      <text:p text:style-name="P4">
照片：Minagro</text:p>
      <text:p text:style-name="P4">
News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冠军联赛“曼彻斯特城”的半决赛 - “皇家”是由波兰的仲裁员托付的</text:span>
</text:h>
      <text:p text:style-name="P4">
作者: Ukrinform (Person)</text:p>
      <text:p text:style-name="P4">
出版商: Укринформ (Organization)</text:p>
      <text:p text:style-name="P4">
出版时间: 2023-05-15T21:11:49+03:00</text:p>
      <text:p text:style-name="P4">
修改时间: 2023-05-15T21:11:49+03:00</text:p>
      <text:p text:style-name="P4">
描述: 5月17日星期三的欧洲冠军联赛将于响应英国“曼城”球员与现任西班牙“皇家马德里”冠军的1/2决赛。  - 乌克林。</text:p>
      <text:p text:style-name="P4">
图片: ["<text:a xlink:type="simple" xlink:href="https://static.ukrinform.com/photos/2023_05/thumb_files/630_360_1684174249-279.jpg" text:style-name="Internet_20_link" text:visited-style-name="Visited_20_Internet_20_Link">
630_360_16841...</text:a>
"]</text:p>
      <text:p text:style-name="P4">
标签: ['Футбол', 'Ліга чемпіонів', 'Реал Мадрид', 'Манчестер Сіті']</text:p>
      <text:p text:style-name="P4">
类型: Article</text:p>
      <!--METADATA-->
      <text:p text:style-name="P4">
<draw:frame draw:style-name="fr1" draw:name="Image187" text:anchor-type="as-char" svg:width="6.9236in" svg:height="3.956343in" draw:z-index="0">
<draw:image xlink:href="../Images/yкринформ/2023-05-15T21-11-49-03-00/630_360_1684174249-279.jpg" xlink:type="simple" xlink:show="embed" xlink:actuate="onLoad" draw:mime-type="image/jpeg"/>
</draw:frame>
5月17日(星期三)的欧洲联盟Lizichampions将对英国“曼城”球员与Titulis“皇家马德里”的现任冠军之间的1/2决赛进行响应。</text:p>
      <text:p text:style-name="P4">
乌克林福姆报道，曼彻斯特竞技场“阿提哈德”的比赛将由波兰的司法旅提供。</text:p>
      <text:p text:style-name="P4">
Shimon Marchyniak的主要仲裁员将由Pavel Sokolnitsky和Tomash Liskkevich提供帮助。 第四个裁判是伊斯特万·科瓦奇。</text:p>
      <text:p text:style-name="P4">
我们将提醒，马德里的圣地亚哥·伯纳布的第一场比赛以-1：1的平局结束。</text:p>
      <text:p text:style-name="P4">
另一对半决赛由意大利语“国际”和“米兰”组成(2：0)5月16日的回合是什么，以确定朱塞佩梅兹体育场的最终参与者。</text:p>
      <text:p text:style-name="P4">
<text:span text:style-name="T4">
另请阅读：</text:span>
 <text:a xlink:type="simple" xlink:href="https://www.ukrinform.ua/rubric-sports/3709143-apl-man-siti-povernuvsa-v-odnoosibni-lideri-obigravsi-everton-mikolenka.html" text:style-name="Internet_20_link" text:visited-style-name="Visited_20_Internet_20_Link">
</text:a>
欧洲冠军联赛决赛将于6月10日在伊斯坦布尔的阿塔图尔克奥林匹克体育场举行(火鸡).</text:p>
      <text:p text:style-name="P4">
Фото: Твіттер.</text:p>
      <text:p text:style-name="P4">
News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5-15T21:17:00+03:00</text:p>
      <text:p text:style-name="P4">
修改时间: 2023-05-15T21:1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88" text:anchor-type="as-char" svg:width="6.9236in" svg:height="3.956343in" draw:z-index="0">
<draw:image xlink:href="../Images/yкринформ/2023-05-15T21-17-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给<text:span text:style-name="T4">
 <text:a xlink:type="simple" xlink:href="mailto：subanovah@gmail.kom" text:style-name="Internet_20_link" text:visited-style-name="Visited_20_Internet_20_Link">
</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白宫：制裁影响普京的发动战争能力</text:span>
</text:h>
      <text:p text:style-name="P4">
作者: Ukrinform (Person)</text:p>
      <text:p text:style-name="P4">
出版商: Укринформ (Organization)</text:p>
      <text:p text:style-name="P4">
出版时间: 2023-05-15T21:23:00+03:00</text:p>
      <text:p text:style-name="P4">
修改时间: 2023-05-15T21:23:00+03:00</text:p>
      <text:p text:style-name="P4">
描述: 国际制裁直接影响俄罗斯联邦对乌克兰进行战争的能力，因为它们大大限制了俄罗斯MFC的活动并逐渐破坏其经济。  - 乌克林。</text:p>
      <text:p text:style-name="P4">
图片: ["<text:a xlink:type="simple" xlink:href="https://static.ukrinform.com/photos/2022_03/thumb_files/630_360_1647268733-248.jpg" text:style-name="Internet_20_link" text:visited-style-name="Visited_20_Internet_20_Link">
630_360_16472...</text:a>
"]</text:p>
      <text:p text:style-name="P4">
标签: ['Антиросійські санкції', 'Економіка', 'США', 'Білий дім', 'Війна з росією']</text:p>
      <text:p text:style-name="P4">
类型: Article</text:p>
      <!--METADATA-->
      <text:p text:style-name="P4">
<draw:frame draw:style-name="fr1" draw:name="Image189" text:anchor-type="as-char" svg:width="6.9236in" svg:height="3.956343in" draw:z-index="0">
<draw:image xlink:href="../Images/yкринформ/2023-05-15T21-23-00-03-00/630_360_1647268733-248.jpg" xlink:type="simple" xlink:show="embed" xlink:actuate="onLoad" draw:mime-type="image/jpeg"/>
</draw:frame>
国际研究直接影响俄罗斯联邦对乌克兰的战争的能力，因为它显然限制了俄罗斯麦克风的活动并逐渐破坏其经济。</text:p>
      <text:p text:style-name="P4">
乌克林代表通讯员报道，白宫国家安全委员会约翰·柯比(John Kirby)的协调员表示，这是这一点。</text:p>
      <text:p text:style-name="P4">
白宫代表说：“制裁会影响普京发动战争的能力。”</text:p>
      <text:p text:style-name="P4">
据他说，否则，俄罗斯不会在朝鲜的无人机上转向伊朗和不愉快的购买炮弹。 毕竟，由于缺乏获得技术，微电子学和其他必要工具，经济限制和出口控制措施不允许其新近产生新的产品，包括火箭和高精油弹药。</text:p>
      <text:p text:style-name="P4">
柯比强调：“因此，我们知道制裁有其作用。”</text:p>
      <text:p text:style-name="P4">
他指出这花了一些时间。 而且，如果俄罗斯联邦的经济在去年还没有完全完全影响，那么它仍然会受到重大影响。 柯比(Kirby)被说服了，这迫使克里姆林宫(Kremlin)的领导层尤其是财务专家，尤其是加强了卢布(Ruble)，但这种激进的措施不得花很长时间。</text:p>
      <text:p text:style-name="P4">
<text:span text:style-name="T4">
另请阅读：</text:span>
 <text:a xlink:type="simple" xlink:href="https://www.ukrinform.ua/rubric-world/3709592-rosia-v-obhid-sankcij-kupue-zapcastini-do-litakiv-boeing-ta-airbus-nyt.html" text:style-name="Internet_20_link" text:visited-style-name="Visited_20_Internet_20_Link">
</text:a>
普京将不得不考虑给出的经济后果<text:a xlink:type="simple" xlink:href="https://www.ukrinform.ua/tag-sankcii" text:style-name="Internet_20_link" text:visited-style-name="Visited_20_Internet_20_Link">
</text:a>
和出口控制，”白宫代表说服了。</text:p>
      <text:p text:style-name="P4">
柯比补充说，这将需要一些时间，但是现在您可以看到俄罗斯经济的破解。</text:p>
      <text:p text:style-name="P4">
同时，他指出，在G7领导人的峰会上，本周将重新装修一个严重的意图，该意图以使用经济工具的方式与俄罗斯负责。</text:p>
      <text:p text:style-name="P4">
<text:span text:style-name="T4">
另请阅读：</text:span>
 <text:a xlink:type="simple" xlink:href="https://www.ukrinform.ua/rubric-world/3708567-kraini-es-nastupnogo-tizna-prodovzat-obgovorenna-11go-paketu-sankcij-proti-rf.html" text:style-name="Internet_20_link" text:visited-style-name="Visited_20_Internet_20_Link">
</text:a>
正如乌克林福姆报道的，本周末在广岛(日本)G7峰会将举行。 预计乌克兰的支持以及对俄罗斯联邦的压力将是会议期间的主要之一。</text:p>
      <text:p text:style-name="P4">
<text:span text:style-name="T5">
foto：dpa</text:span>
</text:p>
      <text:p text:style-name="P4">
News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匈牙利已从乌克兰的资金资金武器中封锁了5亿欧元 - 媒体</text:span>
</text:h>
      <text:p text:style-name="P4">
作者: Ukrinform (Person)</text:p>
      <text:p text:style-name="P4">
出版商: Укринформ (Organization)</text:p>
      <text:p text:style-name="P4">
出版时间: 2023-05-15T21:31:12+03:00</text:p>
      <text:p text:style-name="P4">
修改时间: 2023-05-15T21:31:12+03:00</text:p>
      <text:p text:style-name="P4">
描述: 匈牙利封锁了欧洲和平基金中第八批资金的支付，武器的金额为5亿欧元，欧盟成员国将其转移到乌克兰。  - 乌克林。</text:p>
      <text:p text:style-name="P4">
图片: ["<text:a xlink:type="simple" xlink:href="https://static.ukrinform.com/photos/2020_05/thumb_files/630_360_1589214027-326.jpg" text:style-name="Internet_20_link" text:visited-style-name="Visited_20_Internet_20_Link">
630_360_15892...</text:a>
"]</text:p>
      <text:p text:style-name="P4">
标签: ['Угорщина', 'Гроші', 'Будапешт']</text:p>
      <text:p text:style-name="P4">
类型: Article</text:p>
      <!--METADATA-->
      <text:p text:style-name="P4">
<draw:frame draw:style-name="fr1" draw:name="Image190" text:anchor-type="as-char" svg:width="6.9236in" svg:height="3.956343in" draw:z-index="0">
<draw:image xlink:href="../Images/yкринформ/2023-05-15T21-31-12-03-00/630_360_1589214027-326.jpg" xlink:type="simple" xlink:show="embed" xlink:actuate="onLoad" draw:mime-type="image/jpeg"/>
</draw:frame>
匈牙利称其为5亿欧元的欧洲和平基金的第八批基金，欧盟成员国将其转移到乌克兰。</text:p>
      <text:p text:style-name="P4">
根据乌克林福姆的报道，该机构报告了<text:a xlink:type="simple" xlink:href="https://www.ansa.it/sito/notizie/topnews/2023/05/15/fonti-budapest-blocca-tranche-fondi-epf-per-armi-a-kiev_c2702c9d-c274-4f17-8297-3b278f4436ca.html" text:style-name="Internet_20_link" text:visited-style-name="Visited_20_Internet_20_Link">
</text:a>
。</text:p>
      <text:p text:style-name="P4">
“匈牙利令人惊讶的是，今天封锁了欧洲和平基金的第八款货币(EPF)该机构说。</text:p>
      <text:p text:style-name="P4">
<text:span text:style-name="T4">
另请阅读：</text:span>
 <text:a xlink:type="simple" xlink:href="https://www.ukrinform.ua/rubric-world/3709356-glavi-mzs-kitau-ta-ugorsini-proveli-pogliblenij-obmin-dumkami-sodo-ukraini.html" text:style-name="Internet_20_link" text:visited-style-name="Visited_20_Internet_20_Link">
<text:span text:style-name="T4">
匈牙利</text:span>
</text:a>
5亿欧元的股票将于下周一22日支付。 但是布达佩斯阻止了这一决定，据称要求“担保”欧洲和平基金将来不会仅用于乌克兰的帮助。</text:p>
      <text:p text:style-name="P4">
据报道，据报道，3月20日，欧洲理事会决定筹集乌克兰弹药的供应，并提高欧洲国防工业的能力。 这一决定规定，在接下来的12个月中，各国将暴露于乌克兰100万只炮弹，其中包括155毫米炮弹。</text:p>
      <text:p text:style-name="P4">
<text:span text:style-name="T4">
另请阅读：</text:span>
 <text:a xlink:type="simple" xlink:href="https://www.ukrinform.ua/rubric-world/3705472-glava-mzs-ugorsini-poskandaliv-z-poslom-ssa-zvinuvativsi-jogo-v-propagandi-vijni.html" text:style-name="Internet_20_link" text:visited-style-name="Visited_20_Internet_20_Link">
<text:span text:style-name="T4">
匈牙利</text:span>
</text:a>
5月5日，欧盟委员会最终批准在欧洲和平基金会内为乌克兰购买弹药和导弹的分配10亿欧元。</text:p>
      <text:p text:style-name="P4">
News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在武装部队的巴赫穆特地区，他们向前迈向两公里 - 腹部</text:span>
</text:h>
      <text:p text:style-name="P4">
作者: Ukrinform (Person)</text:p>
      <text:p text:style-name="P4">
出版商: Укринформ (Organization)</text:p>
      <text:p text:style-name="P4">
出版时间: 2023-05-15T21:35:00+03:00</text:p>
      <text:p text:style-name="P4">
修改时间: 2023-05-15T21:35:00+03:00</text:p>
      <text:p text:style-name="P4">
描述: 在过去的两天中，乌克兰士兵在巴赫穆特附近的350米升至2公里。  - 乌克林。</text:p>
      <text:p text:style-name="P4">
图片: ["<text:a xlink:type="simple" xlink:href="https://static.ukrinform.com/photos/2023_04/thumb_files/630_360_1682412638-215.png" text:style-name="Internet_20_link" text:visited-style-name="Visited_20_Internet_20_Link">
630_360_16824...</text:a>
"]</text:p>
      <text:p text:style-name="P4">
标签: ['Бахмут', 'ЗСУ', 'Війна з росією', 'Єдині новини']</text:p>
      <text:p text:style-name="P4">
类型: Article</text:p>
      <!--METADATA-->
      <text:p text:style-name="P4">
<draw:frame draw:style-name="fr1" draw:name="Image191" text:anchor-type="as-char" svg:width="6.9236in" svg:height="3.956343in" draw:z-index="0">
<draw:image xlink:href="../Images/yкринформ/2023-05-15T21-35-00-03-00/630_360_1682412638-215.png" xlink:type="simple" xlink:show="embed" xlink:actuate="onLoad" draw:mime-type="image/png"/>
</draw:frame>
在过去的两天中，乌克兰乌克兰在巴赫穆塔塔(Bakhmutata)附近的某些地区已从350米到2公里释放。</text:p>
      <text:p text:style-name="P4">
乌克林福姆报道，这是由武装部队武装部队的发言人报道的。</text:p>
      <text:p text:style-name="P4">
“前两天，我们的部队在不同的距离前进：从350米的两公里处起，但敌人势在强烈地抵抗。 敌人也表现出色。 在这一天，有34次战斗报告在巴赫穆特的方向上进行，有479倍具有各种系统的敌人，各种炮兵在该点发射了，有4架飞机发生了。”他说。</text:p>
      <text:p text:style-name="P4">
<text:span text:style-name="T4">
另请阅读：</text:span>
 <text:a xlink:type="simple" xlink:href="https://www.ukrinform.ua/rubric-ato/3709616-bahmut-ta-marinka-zalisautsa-v-epicentri-bojovih-dij-na-shodi-za-dobu-37-zitknen.html" text:style-name="Internet_20_link" text:visited-style-name="Visited_20_Internet_20_Link">
<text:span text:style-name="T4">
 bakhmut </text:span>
</text:a>
Cherevaty补充说，在战斗中，乌克兰军方摧毁了149名入侵者，160人被保证，并占领了6名。</text:p>
      <text:p text:style-name="P4">
同样，在最后一天，我们的军队开枪射击了两辆步兵战车，两辆装甲车，三个敌人无人机和一个带有弹药的田野仓库。</text:p>
      <text:p text:style-name="P4">
<text:span text:style-name="T4">
另请阅读：</text:span>
 <text:a xlink:type="simple" xlink:href="https://www.ukrinform.ua/rubric-ato/3709290-sirskij-pro-oboronu-bahmuta-prosuvanna-zsu-persij-uspih-nastupalnih-dij-ale-castkovij.html" text:style-name="Internet_20_link" text:visited-style-name="Visited_20_Internet_20_Link">
<text:span text:style-name="T4">
 bakhmut </text:span>
</text:a>
“敌人首先要捕捉城市本身，并使这一努力成为可能。 我们的战士继续防守，展示了勇气，英雄主义，耐力和创造力的高峰，以保持敌人的发作。 在国防行动的框架内进行了数月的行动，这一切都预计是针对敌人的绝对破坏。”</text:p>
      <text:p text:style-name="P4">
从乌克林福姆(Ukrinform)报道，从一场完整的战争开始<text:a xlink:type="simple" xlink:href="http://www.ukrinform.ua/rubric-ato/3709259-zsu-vze-znisili-199-tisac-460-rosijskih-zagarbnikiv.html" text:style-name="Internet_20_link" text:visited-style-name="Visited_20_Internet_20_Link">
</text:a>
已经大约19万460人 - 军事俄罗斯联邦和数千个敌人的军事装备。</text:p>
      <text:p text:style-name="P4">
<text:span text:style-name="T5">
foto：konstantin liber</text:span>
</text:p>
      <text:p text:style-name="P4">
News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炮兵摧毁了俄罗斯郁金香砂浆</text:span>
</text:h>
      <text:p text:style-name="P4">
作者: Ukrinform (Person)</text:p>
      <text:p text:style-name="P4">
出版商: Укринформ (Organization)</text:p>
      <text:p text:style-name="P4">
出版时间: 2023-05-15T21:47:00+03:00</text:p>
      <text:p text:style-name="P4">
修改时间: 2023-05-15T21:47:00+03:00</text:p>
      <text:p text:style-name="P4">
描述: 乌克兰武装部队海军的炮兵军官摧毁了240毫米郁金香的俄罗斯自行式迫击炮。  - 乌克林。</text:p>
      <text:p text:style-name="P4">
图片: ["<text:a xlink:type="simple" xlink:href="https://static.ukrinform.com/photos/2023_05/thumb_files/630_360_1684161089-499.jpg" text:style-name="Internet_20_link" text:visited-style-name="Visited_20_Internet_20_Link">
630_360_16841...</text:a>
"]</text:p>
      <text:p text:style-name="P4">
标签: ['Міномет', 'Війна з росією', 'Артилерія']</text:p>
      <text:p text:style-name="P4">
类型: Article</text:p>
      <!--METADATA-->
      <text:p text:style-name="P4">
<draw:frame draw:style-name="fr1" draw:name="Image192" text:anchor-type="as-char" svg:width="6.9236in" svg:height="3.956343in" draw:z-index="0">
<draw:image xlink:href="../Images/yкринформ/2023-05-15T21-47-00-03-00/630_360_1684161089-499.jpg" xlink:type="simple" xlink:show="embed" xlink:actuate="onLoad" draw:mime-type="image/jpeg"/>
</draw:frame>
乌克兰武装部队海军的炮兵军官摧毁了240毫米郁金香的俄罗斯纪念砂浆。</text:p>
      <text:p text:style-name="P4">
根据乌克林福姆的说法，海军新闻服务在[]中报道(https://t.me/ukrainian_navy/3111)“第406个单独的炮兵旅的军人，俄罗斯占领军的240毫米迫击炮2c4“郁金香”  - 驾驶俄罗斯占领军的240毫米驱动着我们的辩护人，但它是从我们的捍卫者的“眼中驾驶的，但是Apt炮兵被敌人摧毁。</text:p>
      <text:p text:style-name="P4">
<text:span text:style-name="T4">
另请阅读：</text:span>
 <text:a xlink:type="simple" xlink:href="https://www.ukrinform.ua/rubric-ato/3709401-morpihi-znisili-rosijskij-plavzasib-iz-zagarbnikami.html" text:style-name="Internet_20_link" text:visited-style-name="Visited_20_Internet_20_Link">
<text:span text:style-name="T4">
销毁</text:span>
</text:a>
正如乌克林福姆报道的，在完整的完整尺度俄罗斯联邦[]中(https://www.ukrinform.ua/rubric-ato/3709259-zsu-vze-znisili-199-tisac-460-rosijskih-zagarbnikiv.html)和成千上万的军事设备。</text:p>
      <text:p text:style-name="P4">
<text:span text:style-name="T5">
foto：wikipedia</text:span>
</text:p>
      <text:p text:style-name="P4">
News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炮兵摧毁了俄罗斯郁金香砂浆</text:span>
</text:h>
      <text:p text:style-name="P4">
作者: Ukrinform (Person)</text:p>
      <text:p text:style-name="P4">
出版商: Укринформ (Organization)</text:p>
      <text:p text:style-name="P4">
出版时间: 2023-05-15T21:47:00+03:00</text:p>
      <text:p text:style-name="P4">
修改时间: 2023-05-15T21:47:00+03:00</text:p>
      <text:p text:style-name="P4">
描述: 乌克兰武装部队海军的炮兵军官摧毁了240毫米郁金香的俄罗斯自行式迫击炮。  - 乌克林。</text:p>
      <text:p text:style-name="P4">
图片: ["<text:a xlink:type="simple" xlink:href="https://static.ukrinform.com/photos/2023_05/thumb_files/630_360_1684161089-499.jpg" text:style-name="Internet_20_link" text:visited-style-name="Visited_20_Internet_20_Link">
630_360_16841...</text:a>
"]</text:p>
      <text:p text:style-name="P4">
标签: ['Міномет', 'Війна з росією', 'Артилерія']</text:p>
      <text:p text:style-name="P4">
类型: Article</text:p>
      <!--METADATA-->
      <text:p text:style-name="P4">
<draw:frame draw:style-name="fr1" draw:name="Image193" text:anchor-type="as-char" svg:width="6.9236in" svg:height="3.956343in" draw:z-index="0">
<draw:image xlink:href="../Images/yкринформ/2023-05-15T21-47-00-03-00/630_360_1684161089-499.jpg" xlink:type="simple" xlink:show="embed" xlink:actuate="onLoad" draw:mime-type="image/jpeg"/>
</draw:frame>
乌克兰武装部队海军的炮兵军官摧毁了240毫米郁金香的俄罗斯纪念砂浆。</text:p>
      <text:p text:style-name="P4">
根据乌克林福姆的说法，海军新闻服务在[]中报道(https://t.me/ukrainian_navy/3111)“第406个单独的炮兵旅的军人，俄罗斯占领军的240毫米迫击炮2c4“郁金香”  - 驾驶俄罗斯占领军的240毫米驱动着我们的辩护人，但它是从我们的捍卫者的“眼中驾驶的，但是Apt炮兵被敌人摧毁。</text:p>
      <text:p text:style-name="P4">
<text:span text:style-name="T4">
另请阅读：</text:span>
 <text:a xlink:type="simple" xlink:href="https://www.ukrinform.ua/rubric-ato/3709401-morpihi-znisili-rosijskij-plavzasib-iz-zagarbnikami.html" text:style-name="Internet_20_link" text:visited-style-name="Visited_20_Internet_20_Link">
<text:span text:style-name="T4">
销毁</text:span>
</text:a>
正如乌克林福姆报道的，在完整的完整尺度俄罗斯联邦[]中(https://www.ukrinform.ua/rubric-ato/3709259-zsu-vze-znisili-199-tisac-460-rosijskih-zagarbnikiv.html)和成千上万的军事设备。</text:p>
      <text:p text:style-name="P4">
<text:span text:style-name="T5">
foto：wikipedia</text:span>
</text:p>
      <text:p text:style-name="P4">
News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日本希望为乌克兰提供新技术以供战后恢复</text:span>
</text:h>
      <text:p text:style-name="P4">
作者: Ukrinform (Person)</text:p>
      <text:p text:style-name="P4">
出版商: Укринформ (Organization)</text:p>
      <text:p text:style-name="P4">
出版时间: 2023-05-15T21:48:38+03:00</text:p>
      <text:p text:style-name="P4">
修改时间: 2023-05-15T21:48:38+03:00</text:p>
      <text:p text:style-name="P4">
描述: 日本政府计划邀请乌克兰政府的代表交换技术，这些技术将在莫斯科的军事入侵造成的毁灭后帮助恢复该国。  - 乌克林。</text:p>
      <text:p text:style-name="P4">
图片: ["<text:a xlink:type="simple" xlink:href="https://static.ukrinform.com/photos/2022_11/thumb_files/630_360_1667308231-551.jpg" text:style-name="Internet_20_link" text:visited-style-name="Visited_20_Internet_20_Link">
630_360_16673...</text:a>
"]</text:p>
      <text:p text:style-name="P4">
标签: ['Японія', 'Відбудова', 'Відновлення України']</text:p>
      <text:p text:style-name="P4">
类型: Article</text:p>
      <!--METADATA-->
      <text:p text:style-name="P4">
<draw:frame draw:style-name="fr1" draw:name="Image194" text:anchor-type="as-char" svg:width="6.9236in" svg:height="3.956343in" draw:z-index="0">
<draw:image xlink:href="../Images/yкринформ/2023-05-15T21-48-38-03-00/630_360_1667308231-551.jpg" xlink:type="simple" xlink:show="embed" xlink:actuate="onLoad" draw:mime-type="image/jpeg"/>
</draw:frame>
政府计划邀请乌克兰政府的代表交换技术，这些技术将有助于莫斯科造成的破坏后恢复该国。</text:p>
      <text:p text:style-name="P4">
正如乌克林福姆报道的那样，它报告了<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日本政府Fumio Kishida说，他想利用这一Sumyatyak证实G7国家与乌克兰的坚定声援。</text:p>
      <text:p text:style-name="P4">
信息说：“日本希望支持他恢复的努力，邀请他检查不同的方法，例如有效的垃圾并知道 - 如何加强电源系统。”</text:p>
      <text:p text:style-name="P4">
<text:span text:style-name="T4">
另请阅读：</text:span>
 <text:a xlink:type="simple" xlink:href="https://www.ukrinform.ua/rubric-vidbudova/3709483-dla-vidbudovi-deokupovanoi-lugansini-planuut-stvoriti-centr-vidnovlenna-ta-rozvitku-gromad.html" text:style-name="Internet_20_link" text:visited-style-name="Visited_20_Internet_20_Link">
<text:span text:style-name="T4">
续订</text:span>
</text:a>
据报道，在紧急恢复计划的框架内，该计划是通过乌克兰政府与日本国际合作机构之间的赠款协议实施的，NEC“ Ukrenergo”将被转让给定提供的数量513.5亿日圆。</text:p>
      <text:p text:style-name="P4">
News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日本希望为乌克兰提供新技术以供战后恢复</text:span>
</text:h>
      <text:p text:style-name="P4">
作者: Ukrinform (Person)</text:p>
      <text:p text:style-name="P4">
出版商: Укринформ (Organization)</text:p>
      <text:p text:style-name="P4">
出版时间: 2023-05-15T21:48:38+03:00</text:p>
      <text:p text:style-name="P4">
修改时间: 2023-05-15T21:48:38+03:00</text:p>
      <text:p text:style-name="P4">
描述: 日本政府计划邀请乌克兰政府的代表交换技术，这些技术将在莫斯科的军事入侵造成的毁灭后帮助恢复该国。  - 乌克林。</text:p>
      <text:p text:style-name="P4">
图片: ["<text:a xlink:type="simple" xlink:href="https://static.ukrinform.com/photos/2022_11/thumb_files/630_360_1667308231-551.jpg" text:style-name="Internet_20_link" text:visited-style-name="Visited_20_Internet_20_Link">
630_360_16673...</text:a>
"]</text:p>
      <text:p text:style-name="P4">
标签: ['Японія', 'Відбудова', 'Відновлення України']</text:p>
      <text:p text:style-name="P4">
类型: Article</text:p>
      <!--METADATA-->
      <text:p text:style-name="P4">
<draw:frame draw:style-name="fr1" draw:name="Image195" text:anchor-type="as-char" svg:width="6.9236in" svg:height="3.956343in" draw:z-index="0">
<draw:image xlink:href="../Images/yкринформ/2023-05-15T21-48-38-03-00/630_360_1667308231-551.jpg" xlink:type="simple" xlink:show="embed" xlink:actuate="onLoad" draw:mime-type="image/jpeg"/>
</draw:frame>
政府计划邀请乌克兰政府的代表交换技术，这些技术将有助于莫斯科造成的破坏后恢复该国。</text:p>
      <text:p text:style-name="P4">
正如乌克林福姆报道的那样，它报告了<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日本政府Fumio Kishida说，他想利用这一Sumyatyak证实G7国家与乌克兰的坚定声援。</text:p>
      <text:p text:style-name="P4">
信息说：“日本希望支持他恢复的努力，邀请他检查不同的方法，例如有效的垃圾并知道 - 如何加强电源系统。”</text:p>
      <text:p text:style-name="P4">
<text:span text:style-name="T4">
另请阅读：</text:span>
 <text:a xlink:type="simple" xlink:href="https://www.ukrinform.ua/rubric-vidbudova/3709483-dla-vidbudovi-deokupovanoi-lugansini-planuut-stvoriti-centr-vidnovlenna-ta-rozvitku-gromad.html" text:style-name="Internet_20_link" text:visited-style-name="Visited_20_Internet_20_Link">
<text:span text:style-name="T4">
续订</text:span>
</text:a>
据报道，在紧急恢复计划的框架内，该计划是通过乌克兰政府与日本国际合作机构之间的赠款协议实施的，NEC“ Ukrenergo”将被转让给定提供的数量513.5亿日圆。</text:p>
      <text:p text:style-name="P4">
News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各州已经带到德国三十打训练箱艾布拉姆斯 - 五角大楼</text:span>
</text:h>
      <text:p text:style-name="P4">
作者: Ukrinform (Person)</text:p>
      <text:p text:style-name="P4">
出版商: Укринформ (Organization)</text:p>
      <text:p text:style-name="P4">
出版时间: 2023-05-15T21:51:00+03:00</text:p>
      <text:p text:style-name="P4">
修改时间: 2023-05-15T21:51:00+03:00</text:p>
      <text:p text:style-name="P4">
描述: 美国已经向德国派遣了三打M1艾布拉姆斯前往德国，乌克兰防守者将很快训练。  - 乌克林。</text:p>
      <text:p text:style-name="P4">
图片: ["<text:a xlink:type="simple" xlink:href="https://static.ukrinform.com/photos/2023_04/thumb_files/630_360_1682371441-131.jpg" text:style-name="Internet_20_link" text:visited-style-name="Visited_20_Internet_20_Link">
630_360_16823...</text:a>
"]</text:p>
      <text:p text:style-name="P4">
标签: ['Німеччина', 'Пентагон', 'США', 'Танк', 'Abrams ', 'Війна з росією']</text:p>
      <text:p text:style-name="P4">
类型: Article</text:p>
      <!--METADATA-->
      <text:p text:style-name="P4">
<draw:frame draw:style-name="fr1" draw:name="Image196" text:anchor-type="as-char" svg:width="6.9236in" svg:height="3.956343in" draw:z-index="0">
<draw:image xlink:href="../Images/yкринформ/2023-05-15T21-51-00-03-00/630_360_1682371441-131.jpg" xlink:type="simple" xlink:show="embed" xlink:actuate="onLoad" draw:mime-type="image/jpeg"/>
</draw:frame>
三打M1艾布拉姆斯坦克已经与德国有联系，乌克兰后卫很快就会训练。</text:p>
      <text:p text:style-name="P4">
五角大楼的发言人帕特里克·赖德(Patrick Ryder)将军在华盛顿的一份简报中说，这是乌克兰代表通讯员的报道。</text:p>
      <text:p text:style-name="P4">
莱德说：“我可以确认，有31个M1艾布拉姆斯坦克抵达德国的Uramaki为乌克兰军队的未来培训做准备。”</text:p>
      <text:p text:style-name="P4">
据他说，关于美国的乌克兰战斗人员<text:a xlink:type="simple" xlink:href="https://www.ukrinform.ua/tag-tank" text:style-name="Internet_20_link" text:visited-style-name="Visited_20_Internet_20_Link">
</text:a>
它将在几周内开始。</text:p>
      <text:p text:style-name="P4">
<text:span text:style-name="T4">
另请阅读：</text:span>
 <text:a xlink:type="simple" xlink:href="https://www.ukrinform.ua/rubric-ato/3708038-stati-peredadut-tanki-abrams-ukraini-na-pocatku-oseni-ostin.html" text:style-name="Internet_20_link" text:visited-style-name="Visited_20_Internet_20_Link">
<text:span text:style-name="T4">
艾布拉姆斯</text:span>
</text:a>
该发言人强调说：“习惯上，针对乌克兰油轮和技术技术的广泛培训计划是为未来做准备，有效地传播了M1坦克并捍卫乌克兰人民。”</text:p>
      <text:p text:style-name="P4">
据报道，拜登总统宣布，美国将把现代化的艾布拉姆斯大学M1-A2移交给乌克兰。 但是，它们仍应在工厂或现代化旧机器中制造。 同时，现代版本所需的不仅仅是对乌克兰军队的专业培训。</text:p>
      <text:p text:style-name="P4">
News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Kalinina将在罗马的WTA锦标赛上与澳大利亚公开赛选手一起比赛</text:span>
</text:h>
      <text:p text:style-name="P4">
作者: Ukrinform (Person)</text:p>
      <text:p text:style-name="P4">
出版商: Укринформ (Organization)</text:p>
      <text:p text:style-name="P4">
出版时间: 2023-05-15T21:59:28+03:00</text:p>
      <text:p text:style-name="P4">
修改时间: 2023-05-15T21:59:28+03:00</text:p>
      <text:p text:style-name="P4">
描述: 来自巴西的比阿特丽斯·纳达德（Beatris Naadad Maya）的12岁以下播种将成为四分之一决赛中乌克兰安吉丽娜·卡利尼娜（Angelina Kalinina）第二个“球拍”的竞争对手。</text:p>
      <text:p text:style-name="P4">
图片: ["<text:a xlink:type="simple" xlink:href="https://static.ukrinform.com/photos/2023_05/thumb_files/630_360_1683975732-816.jpg" text:style-name="Internet_20_link" text:visited-style-name="Visited_20_Internet_20_Link">
630_360_16839...</text:a>
"]</text:p>
      <text:p text:style-name="P4">
标签: ['Теніс', 'Ангеліна Калініна']</text:p>
      <text:p text:style-name="P4">
类型: Article</text:p>
      <!--METADATA-->
      <text:p text:style-name="P4">
<draw:frame draw:style-name="fr1" draw:name="Image197" text:anchor-type="as-char" svg:width="6.9236in" svg:height="3.956343in" draw:z-index="0">
<draw:image xlink:href="../Images/yкринформ/2023-05-15T21-59-28-03-00/630_360_1683975732-816.jpg" xlink:type="simple" xlink:show="embed" xlink:actuate="onLoad" draw:mime-type="image/jpeg"/>
</draw:frame>
来自巴西Beatrice第十二个BATRICE MAIA将在四分之一决赛中成为乌克兰安吉丽娜·卡利尼娜第二个“球拍”的竞争对手(WTA) - 意大利国际bnl-(意大利)奖金350万美元。</text:p>
      <text:p text:style-name="P4">
在比赛的第四轮比赛中，玛雅赢得了哥伦比亚·卡米拉·奥索里奥(Columbia Kamila Osorio)-3：3、6：3据报道，据报道。</text:p>
      <text:p text:style-name="P4">
应当指出的是，去年Beatrice Addad Maia在墨尔本(澳大利亚)它以配对的排放量达到了决赛。</text:p>
      <text:p text:style-name="P4">
<text:span text:style-name="T4">
另请阅读：</text:span>
 <text:a xlink:type="simple" xlink:href="https://www.ukrinform.ua/rubric-sports/3709450-ukrainka-kalinina-peremogla-amerikanku-kiz-na-turniri-wta-1000-u-rimi.html" text:style-name="Internet_20_link" text:visited-style-name="Visited_20_Internet_20_Link">
</text:a>
罗马的比赛将持续到5月21日。</text:p>
      <text:p text:style-name="P4">
照片：盖蒂图像。</text:p>
      <text:p text:style-name="P4">
News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俄罗斯人每天12次在Sumy地区开火</text:span>
</text:h>
      <text:p text:style-name="P4">
作者: Ukrinform (Person)</text:p>
      <text:p text:style-name="P4">
出版商: Укринформ (Organization)</text:p>
      <text:p text:style-name="P4">
出版时间: 2023-05-15T22:05:00+03:00</text:p>
      <text:p text:style-name="P4">
修改时间: 2023-05-15T22:05:00+03:00</text:p>
      <text:p text:style-name="P4">
描述: 白天，俄罗斯军队袭击了苏米地区/乌克林形式的不同类型的武器边界社区的12次袭击。</text:p>
      <text:p text:style-name="P4">
图片: ["<text:a xlink:type="simple" xlink:href="https://static.ukrinform.com/photos/2023_02/thumb_files/630_360_1675418382-232.jpg" text:style-name="Internet_20_link" text:visited-style-name="Visited_20_Internet_20_Link">
630_360_16754...</text:a>
"]</text:p>
      <text:p text:style-name="P4">
标签: ['Обстріл', 'Сумщина', 'Війна з росією']</text:p>
      <text:p text:style-name="P4">
类型: Article</text:p>
      <!--METADATA-->
      <text:p text:style-name="P4">
<draw:frame draw:style-name="fr1" draw:name="Image198" text:anchor-type="as-char" svg:width="6.9236in" svg:height="3.956343in" draw:z-index="0">
<draw:image xlink:href="../Images/yкринформ/2023-05-15T22-05-00-03-00/630_360_1675418382-232.jpg" xlink:type="simple" xlink:show="embed" xlink:actuate="onLoad" draw:mime-type="image/jpeg"/>
</draw:frame>
俄罗斯军队在当天从不同类型的武器社区袭击了12次/</text:p>
      <text:p text:style-name="P4">
根据乌克林福姆的说法，Sumy地区军事行政部门在[]中报道了(https://t.me/Sumy_news_ODA/16182)。</text:p>
      <text:p text:style-name="P4">
Novoslobid社区入侵者是从Tastvolna炮兵的大型机关枪发射的，导致了三场爆炸。 由于敌对，一间私人住宅着火了。</text:p>
      <text:p text:style-name="P4">
<text:span text:style-name="T4">
另请阅读：</text:span>
 <text:a xlink:type="simple" xlink:href="https://www.ukrinform.ua/rubric-ato/3709627-rosiani-trici-vdarili-po-prikordonnu-sumsini-ta-cernigivsini.html" text:style-name="Internet_20_link" text:visited-style-name="Visited_20_Internet_20_Link">
<text:span text:style-name="T4">
 sumshchyn </text:span>
</text:a>
在同一个社区的领土上，俄罗斯人袭击了迫击炮，造成了六次爆炸。 敌对的大火损坏了传输线。</text:p>
      <text:p text:style-name="P4">
结果，入侵者还袭击了贝洛皮尔社区的迫击炮中风，因此发生了51起爆炸。 它的领土从枪管炮弹的炮弹炮弹中袭击了敌人 - 分别发生了7和55爆炸。</text:p>
      <text:p text:style-name="P4">
Shalyginsk社区遭受了俄罗斯罢工的俄罗斯军队 - 记录了9次爆炸。</text:p>
      <text:p text:style-name="P4">
<text:span text:style-name="T4">
另请阅读：</text:span>
 <text:a xlink:type="simple" xlink:href="https://www.ukrinform.ua/rubric-ato/3709220-vorog-za-den-visim-raziv-obstrilav-prikordonna-sumsini-zagalom-109-prilotiv.html" text:style-name="Internet_20_link" text:visited-style-name="Visited_20_Internet_20_Link">
<text:span text:style-name="T4">
 sumshchyn </text:span>
</text:a>
在Krasnopil社区中，俄罗斯人被自行炮兵装置击败，造成8次爆炸。</text:p>
      <text:p text:style-name="P4">
据乌克林福姆报道，5月14日，俄罗斯联邦的部队发射了苏米地区边境社区的八倍。</text:p>
      <text:p text:style-name="P4">
照片说明性</text:p>
      <text:p text:style-name="P4">
News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死去的法国记者阿尔曼·索尔丁（Arman Soldin）在基辅（Kiev）荣幸</text:span>
</text:h>
      <text:p text:style-name="P4">
作者: Ukrinform (Person)</text:p>
      <text:p text:style-name="P4">
出版商: Укринформ (Organization)</text:p>
      <text:p text:style-name="P4">
出版时间: 2023-05-15T22:10:00+03:00</text:p>
      <text:p text:style-name="P4">
修改时间: 2023-05-15T22:10:00+03:00</text:p>
      <text:p text:style-name="P4">
描述: 法国新闻社AFP Arman Soldin的记者的纪念晚上在基辅举行，他于2023年5月9日在Donetsk地区的Ravine时期的一次俄罗斯火箭袭击中去世。  - 乌克林。</text:p>
      <text:p text:style-name="P4">
图片: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标签: ['Ткаченко', 'Журналіст', 'МКІП ']</text:p>
      <text:p text:style-name="P4">
类型: Article</text:p>
      <!--METADATA-->
      <text:p text:style-name="P4">
<draw:frame draw:style-name="fr1" draw:name="Image199" text:anchor-type="as-char" svg:width="6.9236in" svg:height="3.956343in" draw:z-index="0">
<draw:image xlink:href="../Images/yкринформ/2023-05-15T22-10-00-03-00/630_360_1684178771-5424.jpeg" xlink:type="simple" xlink:show="embed" xlink:actuate="onLoad" draw:mime-type="image/jpeg"/>
</draw:frame>
纪念法国新闻社AFP Armmanasoldin的记者的纪念之夜，他于2023年5月9日在基辅播放了2023年5月9日的俄罗斯火箭发射器，在唐纳茨克地区的Ravine时期，他在俄罗斯火箭发射器中去世。</text:p>
      <text:p text:style-name="P4">
为了向堕落的记者致敬，并提及他一生中最亮的页面，法新社组织的AFP新闻社与乌克兰国家国家信息局“乌克林福姆”一百个朋友，该机构通讯员报告大约有一百个朋友。 。</text:p>
      <text:p text:style-name="P4">
阿格斯·法国·法布里斯·弗里斯(Agence -Presse -Presse Fabris Fris)说：“阿曼(Arman)是最早自愿宣布来乌克兰的记者之一……他献出了生命，以使数百万人知道他在这里。”</text:p>
      <text:p text:style-name="P4">
<draw:frame draw:style-name="fr1" draw:name="Image200" text:anchor-type="as-char" svg:width="6.9236in" svg:height="3.955427in" draw:z-index="0">
<draw:image xlink:href="../Images/yкринформ/2023-05-15T22-10-00-03-00/1684178980-997.jpg" xlink:type="simple" xlink:show="embed" xlink:actuate="onLoad" draw:mime-type="image/jpeg"/>
</draw:frame>
<text:span text:style-name="T4">
另请阅读：</text:span>
 <text:a xlink:type="simple" xlink:href="https://www.ukrinform.ua/rubric-society/3707902-100-tisac-na-poratunok-izakiv-zoozahisniki-vidkrili-grant-u-pamat-pro-francuzkogo-zurnalista.html" text:style-name="Internet_20_link" text:visited-style-name="Visited_20_Internet_20_Link">
</text:a>
索尔丁的同事们提到，他讲述了欧彭，布恰，库尔森的战争恐怖，并经常访问巴赫穆特的方向。据记者伊曼纽尔·波莫(Emmanuel Posho)说：“他很认真，知道风险，但他去了乌克兰，因为他想展示并说出有关这场战争的真相。”</text:p>
      <text:p text:style-name="P4">
在讲话中，文化和信息政策部长在讲话中并不熟悉阿曼·索尔丁(Arman Soldin)，而是从认识他的人的回忆录中熟悉，他认为他不仅是一位出色的记者，而且是一个很棒的人。</text:p>
      <text:p text:style-name="P4">
<text:span text:style-name="T4">
另请阅读：</text:span>
 <text:a xlink:type="simple" xlink:href="https://www.ukrinform.ua/rubric-ato/3707769-nazavzdi-molodij-francuzkij-zurnalist-arman-soldin-ubitij-rosijskou-raketou.html" text:style-name="Internet_20_link" text:visited-style-name="Visited_20_Internet_20_Link">
<text:span text:style-name="T4">
 soldin </text:span>
</text:a>
法国的座右铭“自由，平等，兄弟情谊”。 不幸的是，在经过证明方面，平等对每个人都有同样的危险。 但是我相信，所有开始战争的人都应该在调查后承担同样的责任。 他们之所以这样做，是因为不仅记者被杀 - 许多人被杀。 兄弟情谊表现出了以下事实：许多新闻工作者揭示了这场战争，并使世界理解俄罗斯攻击带来了我们。 当然，自由意味着我们正在为她而战，我们将在搬家。” Tkachenko说。</text:p>
      <text:p text:style-name="P4">
在东欧和中央阿齐贾纳·卡维尔(Azijanna Kavelier)的记者无国界的负责人在对乌克林福姆的评论中报道说，法国调查人员已经积累到乌克兰调查阿尔曼·索尔丁(Arman Soldin)的死亡。</text:p>
      <text:p text:style-name="P4">
“我们对此案非常关注，因为谋杀记者不仅是针对平民的战争罪。 记者执行社会功能 - 为社会提供真实的信息，而Arman Soldin则做了专业的职业。” Kavelier说。</text:p>
      <text:p text:style-name="P4">
<text:span text:style-name="T4">
另请阅读：</text:span>
 <text:a xlink:type="simple" xlink:href="https://www.ukrinform.ua/rubric-ato/3707091-poblizu-bahmuta-zaginuv-francuzkij-zurnalist-arman-soldin.html" text:style-name="Internet_20_link" text:visited-style-name="Visited_20_Internet_20_Link">
<text:span text:style-name="T4">
 soldin </text:span>
</text:a>
阿曼·索尔丁(Arman Soldin)于1991年3月21日出生于萨拉热窝，是弗兰克的公民。 他于2015年开始在罗马局担任实习生，并与伦敦联系。 Soldin属于第一支法新社，该队在全面入侵后被送往乌克兰，并于第二天进入。 自9月以来，他住在乌克兰并定期旅行。</text:p>
      <text:p text:style-name="P4">
News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美国 - 关于阻止谷物协议：普京抓住饥饿的人质人民</text:span>
</text:h>
      <text:p text:style-name="P4">
作者: Ukrinform (Person)</text:p>
      <text:p text:style-name="P4">
出版商: Укринформ (Organization)</text:p>
      <text:p text:style-name="P4">
出版时间: 2023-05-15T22:24:00+03:00</text:p>
      <text:p text:style-name="P4">
修改时间: 2023-05-15T22:24:00+03:00</text:p>
      <text:p text:style-name="P4">
描述: 美国坚决提倡扩大黑海谷物倡议，普京政权在对乌克兰的战争中实现其目标，并将其持有饥荒遭受饥荒的人质。  - 乌克林。</text:p>
      <text:p text:style-name="P4">
图片: ["<text:a xlink:type="simple" xlink:href="https://static.ukrinform.com/photos/2023_04/thumb_files/630_360_1682533357-5712.jpeg" text:style-name="Internet_20_link" text:visited-style-name="Visited_20_Internet_20_Link">
630_360_16825...</text:a>
"]</text:p>
      <text:p text:style-name="P4">
标签: ['Експорт', 'ООН', 'путін', 'Війна з росією', 'Продовольча безпека', 'зерновий коридор']</text:p>
      <text:p text:style-name="P4">
类型: Article</text:p>
      <!--METADATA-->
      <text:p text:style-name="P4">
<draw:frame draw:style-name="fr1" draw:name="Image201" text:anchor-type="as-char" svg:width="6.9236in" svg:height="3.956343in" draw:z-index="0">
<draw:image xlink:href="../Images/yкринформ/2023-05-15T22-24-00-03-00/630_360_1682533357-5712.jpeg" xlink:type="simple" xlink:show="embed" xlink:actuate="onLoad" draw:mime-type="image/jpeg"/>
</draw:frame>
沙特多(Shatrdo)与联合国(UN)进行了交谈，以扩大黑海谷物倡议，这是雅库普丁政权用于在反乌克兰战争中实现其目标的Yakuputin政权，并持有饥荒遭受饥荒的国家的人质。</text:p>
      <text:p text:style-name="P4">
这项声明是在联合国安全理事会会议副总理罗伯特·伍德大使的乌克利福德通讯员报告中发表的。</text:p>
      <text:p text:style-name="P4">
“我们敦促普京停止持有世界上饥饿人质的行为。 我们还敦促扩大黑海谷物倡议，以确保其全面实施。”美国外交官说。</text:p>
      <text:p text:style-name="P4">
他强调，俄罗斯防止并威胁要每天暂停黑海倡议，从而提高全球粮食价格。 这是所有人的价格上涨 - 尤其是对于贫穷国家和中等收入的州以及联合国，这也是在世界市场上购买粮食的情况。</text:p>
      <text:p text:style-name="P4">
<text:span text:style-name="T4">
另请阅读：</text:span>
 <text:a xlink:type="simple" xlink:href="https://www.ukrinform.ua/rubric-economy/3709471-mzs-u-razi-zupinki-zernovogo-koridoru-cerez-misac-zrostut-potoki-bizenciv-z-afriki-do-es.html" text:style-name="Internet_20_link" text:visited-style-name="Visited_20_Internet_20_Link">
<text:span text:style-name="T4">
谷物</text:span>
</text:a>
美国代表表示，俄罗斯联邦在准确减少的体积中故意减慢了对船只的验证步伐<text:a xlink:type="simple" xlink:href="https://www.ukrinform.ua/tag-zerno" text:style-name="Internet_20_link" text:visited-style-name="Visited_20_Internet_20_Link">
</text:a>
这是从乌克兰港口以最脆弱的国家的需求。 伍德指出，最近几周，俄罗斯联邦的代表团反复拒绝在伊斯坦布尔的一个联合协调中心进行船舶检查。</text:p>
      <text:p text:style-name="P4">
“现在，俄罗斯人威胁要自5月18日以来停止合作。 俄罗斯联邦正在阻止乌克兰谷物的供应，乌克兰谷物必须养活饥饿的粮食，同时成功出口了大量的谷物。”美国外交官说。</text:p>
      <text:p text:style-name="P4">
<text:span text:style-name="T4">
另请阅读：</text:span>
 <text:a xlink:type="simple" xlink:href="https://www.ukrinform.ua/rubric-economy/3707926-mvf-zaklikav-vziti-vsih-zahodiv-dla-prodovzenna-zernovoi-ugodi.html" text:style-name="Internet_20_link" text:visited-style-name="Visited_20_Internet_20_Link">
<text:span text:style-name="T4">
谷物</text:span>
</text:a>
正如乌克兰富特(Ukrinform)报道的那样，乌克兰的永久代表在美国联合国警官的一次会议上被联合国谢里·凯斯利特(Sergey Kyslytsya)宣布，俄罗斯联邦已受伤，好像损失了一动不动的谷物倡议，尽管实际上出口增加了一倍。</text:p>
      <text:p text:style-name="P4">
<text:span text:style-name="T5">
foto：亚历山大·库布拉科夫(Alexander Kubrakov)，Facebook</text:span>
</text:p>
      <text:p text:style-name="P4">
News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在罗马锦标赛上的Kichenok和Ostapenko比赛在雨中被移动</text:span>
</text:h>
      <text:p text:style-name="P4">
作者: Ukrinform (Person)</text:p>
      <text:p text:style-name="P4">
出版商: Укринформ (Organization)</text:p>
      <text:p text:style-name="P4">
出版时间: 2023-05-15T22:39:00+03:00</text:p>
      <text:p text:style-name="P4">
修改时间: 2023-05-15T22:39:00+03:00</text:p>
      <text:p text:style-name="P4">
描述: Lyudmila Kichenok，Olena Ostapenko，在第二次乌克兰 - 拉特维亚二重奏下播种-Olena Ostapenko并不注定要及时拿到一场决斗以及时到达八分之一决赛500万 -ukrinform。</text:p>
      <text:p text:style-name="P4">
图片: ["<text:a xlink:type="simple" xlink:href="https://static.ukrinform.com/photos/2023_05/thumb_files/630_360_1684179468-596.jpg" text:style-name="Internet_20_link" text:visited-style-name="Visited_20_Internet_20_Link">
630_360_16841...</text:a>
"]</text:p>
      <text:p text:style-name="P4">
标签: ['Теніс']</text:p>
      <text:p text:style-name="P4">
类型: Article</text:p>
      <!--METADATA-->
      <text:p text:style-name="P4">
<draw:frame draw:style-name="fr1" draw:name="Image202" text:anchor-type="as-char" svg:width="6.9236in" svg:height="3.956343in" draw:z-index="0">
<draw:image xlink:href="../Images/yкринформ/2023-05-15T22-39-00-03-00/630_360_1684179468-596.jpg" xlink:type="simple" xlink:show="embed" xlink:actuate="onLoad" draw:mime-type="image/jpeg"/>
</draw:frame>
lyudmila kichenok，在乌克兰 - 拉特维安二重奏的第二名下播种(WTA) - 意大利的BNL BNL -ICCI(意大利)奖金350万美元。</text:p>
      <text:p text:style-name="P4">
据《乌克林福》报道，在Kichenok和Ostapenko比赛的第三轮比赛中，雨水未能与Magnet Linett -Market -Market -Vndroushov的波兰-Czech串联相反。</text:p>
      <text:p text:style-name="P4">
<text:span text:style-name="T4">
另请阅读：</text:span>
 <text:a xlink:type="simple" xlink:href="https://www.ukrinform.ua/rubric-sports/3709202-nadia-kicenok-ne-zmogla-probitisa-v-parnij-cvertfinal-turniru-wta-u-rimi.html" text:style-name="Internet_20_link" text:visited-style-name="Visited_20_Internet_20_Link">
</text:a>
罗马的比赛将持续到5月21日。</text:p>
      <text:p text:style-name="P4">
照片：盖蒂图像。</text:p>
      <text:p text:style-name="P4">
News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在赫尔森，这位少年在俄罗斯迷你</text:span>
</text:h>
      <text:p text:style-name="P4">
作者: Ukrinform (Person)</text:p>
      <text:p text:style-name="P4">
出版商: Укринформ (Organization)</text:p>
      <text:p text:style-name="P4">
出版时间: 2023-05-15T22:41:29+03:00</text:p>
      <text:p text:style-name="P4">
修改时间: 2023-05-15T22:41:29+03:00</text:p>
      <text:p text:style-name="P4">
描述: 在赫尔森地区的特里菲尼维卡（Trifonivka）村，一个17岁的家伙遇到了俄罗斯军队留下的俄罗斯军队，由于弹药的爆炸，受害人受害。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ерсонщина', 'Міна', 'Війна з росією']</text:p>
      <text:p text:style-name="P4">
类型: Article</text:p>
      <!--METADATA-->
      <text:p text:style-name="P4">
<draw:frame draw:style-name="fr1" draw:name="Image203" text:anchor-type="as-char" svg:width="6.9236in" svg:height="3.956343in" draw:z-index="0">
<draw:image xlink:href="../Images/yкринформ/2023-05-15T22-41-29-03-00/630_360_1654768443-794.jpg" xlink:type="simple" xlink:show="embed" xlink:actuate="onLoad" draw:mime-type="image/jpeg"/>
</draw:frame>
在赫尔森地区的塞里蒂里尼维卡(Selitrifonivka)，一个17岁的男孩遇到了一个矿山，为弹药受伤受害者爆发而留下的军队。</text:p>
      <text:p text:style-name="P4">
乌克林福姆(Ukrinform(https://t.me/khersonskaODA/5859)。</text:p>
      <text:p text:style-name="P4">
根据OVA的说法，受伤者被带到最近的医疗机构，为Kryvyi Rih的一家医院做准备。</text:p>
      <text:p text:style-name="P4">
<text:span text:style-name="T4">
另请阅读：</text:span>
 <text:a xlink:type="simple" xlink:href="https://www.ukrinform.ua/rubric-regions/3709465-na-hersonsini-traktor-pidirvavsa-na-rosijskij-mini.html" text:style-name="Internet_20_link" text:visited-style-name="Visited_20_Internet_20_Link">
</text:a>
正如乌克林福姆(Ukrinform(https://t.me/khersonskaODA/5859) .</text:p>
      <text:p text:style-name="P4">
News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在车辆停车场的Zaporozhye中，有一次枪击</text:span>
</text:h>
      <text:p text:style-name="P4">
作者: Ukrinform (Person)</text:p>
      <text:p text:style-name="P4">
出版商: Укринформ (Organization)</text:p>
      <text:p text:style-name="P4">
出版时间: 2023-05-15T22:48:00+03:00</text:p>
      <text:p text:style-name="P4">
修改时间: 2023-05-15T22:48:00+03:00</text:p>
      <text:p text:style-name="P4">
描述: 在Zaporozhye的一个地区，一场以射击结束的冲突在军人和不知名的人之间发生了冲突。  - 乌克林。</text:p>
      <text:p text:style-name="P4">
图片: ["<text:a xlink:type="simple" xlink:href="https://static.ukrinform.com/photos/2022_05/thumb_files/630_360_1653576338-700.jpg" text:style-name="Internet_20_link" text:visited-style-name="Visited_20_Internet_20_Link">
630_360_16535...</text:a>
"]</text:p>
      <text:p text:style-name="P4">
标签: ['Поліція', 'Стрілянина', 'Запоріжжя']</text:p>
      <text:p text:style-name="P4">
类型: Article</text:p>
      <!--METADATA-->
      <text:p text:style-name="P4">
<draw:frame draw:style-name="fr1" draw:name="Image204" text:anchor-type="as-char" svg:width="6.9236in" svg:height="3.956343in" draw:z-index="0">
<draw:image xlink:href="../Images/yкринформ/2023-05-15T22-48-00-03-00/630_360_1653576338-700.jpg" xlink:type="simple" xlink:show="embed" xlink:actuate="onLoad" draw:mime-type="image/jpeg"/>
</draw:frame>
在一个Zaporozhye Zaporozhye中，军人与不知名的人之间发生了冲突，以射击结束。</text:p>
      <text:p text:style-name="P4">
关于<text:a xlink:type="simple" xlink:href="https://t.me/police_zp_news/5186" text:style-name="Internet_20_link" text:visited-style-name="Visited_20_Internet_20_Link">
</text:a>
据报道，乌克兰福姆报道了Zaporozhye地区的国家警察。</text:p>
      <text:p text:style-name="P4">
“今天，大约在下午4:00，在服务人员和不知名的人之间的城市市场附近的停车场发生了冲突，因此上次犯下了火灾和自动武器。</text:p>
      <text:p text:style-name="P4">
<text:span text:style-name="T4">
另请阅读：</text:span>
 <text:a xlink:type="simple" xlink:href="https://www.ukrinform.ua/rubric-world/3708003-na-zavodi-mercedes-u-nimeccini-stalasa-strilanina-e-zertvi-zmi.html" text:style-name="Internet_20_link" text:visited-style-name="Visited_20_Internet_20_Link">
<text:span text:style-name="T4">
拍摄</text:span>
</text:a>
SOG，领土警察的领导和地区格拉夫卡奇亚在现场工作。</text:p>
      <text:p text:style-name="P4">
关于这一事实，根据第1部分的《刑事诉讼》进行了预审调查。 263(非法处理武器，弹药或炸药)，第4页，第296页(流氓)刑法。 罪名的制裁规定，以七年的期限，以无意愿的形式进行惩罚。</text:p>
      <text:p text:style-name="P4">
必要的调查行动仍在继续。</text:p>
      <text:p text:style-name="P4">
正如乌克林福姆报道的<text:a xlink:type="simple" xlink:href="https://www.ukrinform.ua/rubric-world/3707395-serbi-zdali-ponad-3-tisaci-odinic-zbroi-pisla-dvoh-masovih-strilanin.html" text:style-name="Internet_20_link" text:visited-style-name="Visited_20_Internet_20_Link">
</text:a>
在大赦的前两天，在两次大规模拍摄后引入了17人。</text:p>
      <text:p text:style-name="P4">
News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在乌克兰，带回孩子UA运动是为了返回被驱逐的孩子的返回-Zarivna</text:span>
</text:h>
      <text:p text:style-name="P4">
作者: Ukrinform (Person)</text:p>
      <text:p text:style-name="P4">
出版商: Укринформ (Organization)</text:p>
      <text:p text:style-name="P4">
出版时间: 2023-05-15T22:50:00+03:00</text:p>
      <text:p text:style-name="P4">
修改时间: 2023-05-15T22:50:00+03:00</text:p>
      <text:p text:style-name="P4">
描述: 在乌克兰，带回儿童UA运动已经发起 - 它必须团结起来，以返回俄罗斯被猛烈地从临时被俘虏的领土中带出的儿童的家园。  - 乌克林。</text:p>
      <text:p text:style-name="P4">
图片: ["<text:a xlink:type="simple" xlink:href="https://static.ukrinform.com/photos/2023_03/thumb_files/630_360_1678677741-711.jpg" text:style-name="Internet_20_link" text:visited-style-name="Visited_20_Internet_20_Link">
630_360_16786...</text:a>
"]</text:p>
      <text:p text:style-name="P4">
标签: ['Депортація', 'Діти', 'Офіс Президента', 'Війна з росією']</text:p>
      <text:p text:style-name="P4">
类型: Article</text:p>
      <!--METADATA-->
      <text:p text:style-name="P4">
<draw:frame draw:style-name="fr1" draw:name="Image205" text:anchor-type="as-char" svg:width="6.9236in" svg:height="3.956343in" draw:z-index="0">
<draw:image xlink:href="../Images/yкринформ/2023-05-15T22-50-00-03-00/630_360_1678677741-711.jpg" xlink:type="simple" xlink:show="embed" xlink:actuate="onLoad" draw:mime-type="image/jpeg"/>
</draw:frame>
在乌克兰，带回儿童UA的运动已被召集在一起，以团结世界，以返回俄罗斯从暂时占领的领土上猛烈撤离的孩子的孩子。</text:p>
      <text:p text:style-name="P4">
正如乌克林福姆报道的那样，它在[]中报道(https://t.me/dashazarivna/732?fbclid=IwAR2oA0S54_roqO_PL4ersMG7_hzoOBR-4_vImpSp3RtPfg_Gwz1nf6OdiyU)总统办公室顾问顾问。</text:p>
      <text:p text:style-name="P4">
“俄罗斯人绑架乌克兰儿童。 这些事情很难想象任何文明的世界。 头部不符合这样一个事实，即在第21年的种族灭绝发生在欧洲附近，俄罗斯人竭尽所能摧毁乌克兰人民，”她写道。</text:p>
      <text:p text:style-name="P4">
Zarivna说，她在2023年在首都举行的哥本哈根民主峰会。 它是一个聚集了有影响力的人，国家领导人，民主机构的游乐场，讨论乌克兰和世界的局势。</text:p>
      <text:p text:style-name="P4">
“我告诉俄罗斯人如何绑架乌克兰儿童，将他们从暂时占领的领土上带走，并开始带回我们的孩子UA，我们希望团结世界以阻止俄罗斯罪行并返回我们的孩子。 根据我们的数据，大约有20,000名儿童出口到俄罗斯。 尽管这种犯罪的数字可能更高，并且达到了1万以上。”这位代表说。</text:p>
      <text:p text:style-name="P4">
<text:span text:style-name="T4">
另请阅读：</text:span>
 <text:a xlink:type="simple" xlink:href="https://www.ukrinform.ua/rubric-society/3707884-pered-kontrnastupom-zsu-rosiani-masovo-deportuut-ditej-save-ukraine.html" text:style-name="Internet_20_link" text:visited-style-name="Visited_20_Internet_20_Link">
</text:a>
根据她的说法，俄罗斯人经营的主要情况有五种：他们将孩子从孤儿院带走； 杀死父母； 在滤光过程中分配家庭； 为被占领的领土的儿童提供难以忍受的生活条件； 从字面上绑架了他们居住或学习的地方的儿童。</text:p>
      <text:p text:style-name="P4">
在Zarivna峰会上的演讲中，她谈到了Energodar的局势，Zaporizhzhia NPP被驳回。 在那儿，俄罗斯人向家庭提供了休息，但事实证明这是驱逐出境。<text:span text:style-name="T4">
另请阅读：</text:span>
 <text:a xlink:type="simple" xlink:href="https://www.ukrinform.ua/rubric-society/3708789-rosia-ne-lise-rozlucae-ditej-iz-ridnimi-a-j-vcit-nenaviditi-ukrainu-zelenskij.html" text:style-name="Internet_20_link" text:visited-style-name="Visited_20_Internet_20_Link">
</text:a>
她告知，现在只有364个婴儿能够返回乌克兰，他们只是害怕故事。</text:p>
      <text:p text:style-name="P4">
“这些暴行尚未注意到。 这就是为什么Putin和Lviv -Belova是Redeauvity儿童的SO申诉专员，应负责国际刑事法院的Zardnder，” OP的负责人的顾问。</text:p>
      <text:p text:style-name="P4">
Zarivna说，在乌克兰创建了一个新运动 - “一个新的基金会，Novthink，称为Bring Kids Ua”。 她邀请加入这一运动，并帮助返回数千名乌克兰<text:a xlink:type="simple" xlink:href="https://www.ukrinform.ua/tag-diti" text:style-name="Internet_20_link" text:visited-style-name="Visited_20_Internet_20_Link">
</text:a>
家。</text:p>
      <text:p text:style-name="P4">
在这方面，她提到温斯顿·丘吉尔(Winston Churchill)的说法：“没有什么比武力更钦佩的，没有什么比弱点更尊重的了。”</text:p>
      <text:p text:style-name="P4">
据OP代表称，俄罗斯人绑架儿童，试图努力工作：“因为人们在恐惧，逻辑上，这更容易操纵。”</text:p>
      <text:p text:style-name="P4">
<text:span text:style-name="T4">
另请阅读：</text:span>
 <text:a xlink:type="simple" xlink:href="https://www.ukrinform.ua/rubric-polytics/3705282-mzs-pro-deportaciu-ditej-zvit-obse-moze-buti-vikoristanij-dla-pritagnenna-rosii-do-vidpovidalnosti.html" text:style-name="Internet_20_link" text:visited-style-name="Visited_20_Internet_20_Link">
<text:span text:style-name="T4">
 deportant </text:span>
</text:a>
“他们出售的恐怖长期以来一直精疲力尽。 俄罗斯是帝国恐怖的旗帜。 我们不必害怕这个。 当恐惧盛行时，民主。 因此，我们必须一起行动，共同恢复正义。 我也一起去找她，”扎里夫纳总结道。</text:p>
      <text:p text:style-name="P4">
News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法国准备教乌克兰飞行员 - 马克龙</text:span>
</text:h>
      <text:p text:style-name="P4">
作者: Ukrinform (Person)</text:p>
      <text:p text:style-name="P4">
出版商: Укринформ (Organization)</text:p>
      <text:p text:style-name="P4">
出版时间: 2023-05-15T22:56:00+03:00</text:p>
      <text:p text:style-name="P4">
修改时间: 2023-05-15T22:56:00+03:00</text:p>
      <text:p text:style-name="P4">
描述: 法国和其他几个欧洲国家准备开始训练乌克兰军事飞行员。  - 乌克林。</text:p>
      <text:p text:style-name="P4">
图片: ["<text:a xlink:type="simple" xlink:href="https://static.ukrinform.com/photos/2023_02/thumb_files/630_360_1675929865-521.jpg" text:style-name="Internet_20_link" text:visited-style-name="Visited_20_Internet_20_Link">
630_360_16759...</text:a>
"]</text:p>
      <text:p text:style-name="P4">
标签: ['Авіація', 'Франція', 'Макрон', 'Війна з росією']</text:p>
      <text:p text:style-name="P4">
类型: Article</text:p>
      <!--METADATA-->
      <text:p text:style-name="P4">
<draw:frame draw:style-name="fr1" draw:name="Image206" text:anchor-type="as-char" svg:width="6.9236in" svg:height="3.956343in" draw:z-index="0">
<draw:image xlink:href="../Images/yкринформ/2023-05-15T22-56-00-03-00/630_360_1675929865-521.jpg" xlink:type="simple" xlink:show="embed" xlink:actuate="onLoad" draw:mime-type="image/jpeg"/>
</draw:frame>
其他欧洲国家的法国Tansyolka已准备好即将开始训练乌克兰军事飞行员。</text:p>
      <text:p text:style-name="P4">
根据乌克林福姆的说法，这是在接受频道的采访中<text:a xlink:type="simple" xlink:href="http://www.youtube.com/watch" text:style-name="Internet_20_link" text:visited-style-name="Visited_20_Internet_20_Link">
</text:a>
马克龙总统说法国伊曼纽尔总统。</text:p>
      <text:p text:style-name="P4">
法国领导人说：“与其他几个欧洲国家一起为此做好了准备，我们为训练飞行员打开了大门。”</text:p>
      <text:p text:style-name="P4">
据他说，这个问题也“由美国人讨论”。 马克龙说：“学习可以开始。”</text:p>
      <text:p text:style-name="P4">
<text:span text:style-name="T4">
另请阅读：</text:span>
 <text:a xlink:type="simple" xlink:href="https://www.ukrinform.ua/rubric-polytics/3709228-zelenskij-proviv-zustric-z-makronom.html" text:style-name="Internet_20_link" text:visited-style-name="Visited_20_Internet_20_Link">
<text:span text:style-name="T4">
战士</text:span>
</text:a>
他补充说，法国仍然决心帮助乌克兰抵抗俄罗斯侵略。 法国总统强调：“有很多事情，因为成功的对比对于长期和平至关重要。”</text:p>
      <text:p text:style-name="P4">
如报道，<text:a xlink:type="simple" xlink:href="https://www.ukrinform.ua/rubric-ato/3709373-u-britanii-vlitku-rozpocnutsa-navcanna-ukrainskih-pilotiv.html" text:style-name="Internet_20_link" text:visited-style-name="Visited_20_Internet_20_Link">
</text:a>
今年夏天，该国将发展乌克兰飞行员。</text:p>
      <text:p text:style-name="P4">
_foto：op _</text:p>
      <text:p text:style-name="P4">
News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纳布（Nabu）和萨普（Sap）在最高法院暴露了大规模腐败</text:span>
</text:h>
      <text:p text:style-name="P4">
作者: Ukrinform (Person)</text:p>
      <text:p text:style-name="P4">
出版商: Укринформ (Organization)</text:p>
      <text:p text:style-name="P4">
出版时间: 2023-05-15T23:00:00+03:00</text:p>
      <text:p text:style-name="P4">
修改时间: 2023-05-15T23:00:00+03:00</text:p>
      <text:p text:style-name="P4">
描述: 国家反腐败局在乌克兰最高法院暴露了大规模腐败。  - 乌克林。</text:p>
      <text:p text:style-name="P4">
图片: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标签: ['НАБУ', 'САП', 'Корупція']</text:p>
      <text:p text:style-name="P4">
类型: Article</text:p>
      <!--METADATA-->
      <text:p text:style-name="P4">
<draw:frame draw:style-name="fr1" draw:name="Image207" text:anchor-type="as-char" svg:width="6.9236in" svg:height="3.956343in" draw:z-index="0">
<draw:image xlink:href="../Images/yкринформ/2023-05-15T23-00-00-03-00/630_360_1669109795-901.jpg" xlink:type="simple" xlink:show="embed" xlink:actuate="onLoad" draw:mime-type="image/jpeg"/>
</draw:frame>
国家反腐败局在最高司法医生中暴露了大规模的腐败。</text:p>
      <text:p text:style-name="P4">
正如乌克林福姆报道的那样，纳布在其[]中报道了(https://t.me/nab_ukraine/1824)。</text:p>
      <text:p text:style-name="P4">
声明说：“纳布和萨普在乌克兰最高法院暴露了大规模的腐败，即最高法院管理层和法官获得不当福利的计划。”</text:p>
      <text:p text:style-name="P4">
<draw:frame draw:style-name="fr1" draw:name="Image208" text:anchor-type="as-char" svg:width="6.9236in" svg:height="9.231467in" draw:z-index="0">
<draw:image xlink:href="../Images/yкринформ/2023-05-15T23-00-00-03-00/1684181214-137.jpg" xlink:type="simple" xlink:show="embed" xlink:actuate="onLoad" draw:mime-type="image/jpeg"/>
</draw:frame>
值得注意的是，目前正在采取紧急调查行动。</text:p>
      <text:p text:style-name="P4">
纳布报道说：“稍后细节。”</text:p>
      <text:p text:style-name="P4">
根据信息<text:a xlink:type="simple" xlink:href="https://zn.ua/ukr/war/nabu-vzjalo-holovu-verkhovnoho-sudu-knjazjeva-na-bahatomiljonnomu-khabari.html" text:style-name="Internet_20_link" text:visited-style-name="Visited_20_Internet_20_Link">
</text:a>
，纳布(Nabu)暴露了最高法院主席Vsevolod Knyazev，贿赂约300万美元。 他被拘留了，该局在该局管理中的出版物报告。</text:p>
      <text:p text:style-name="P4">
“根据纳布消息人士的Zn.ua，Knyazev从赞成法院的人那里获得了资金，以支持寡头Konstantin Zhevago。回想一下，武装部队的病房认为40.19％的案件(PGZK)ferrexpo。 摩根(Morgan)的决定使这些股票与西瓦哥公司有关，废除了20年前结束的销售合同的无效。”</text:p>
      <text:p text:style-name="P4">
<text:span text:style-name="T4">
另请阅读：</text:span>
 <text:a xlink:type="simple" xlink:href="https://www.ukrinform.ua/rubric-economy/3709562-podatkova-mitnica-ta-beb-potrebuut-perezavantazenna-marcenko.html" text:style-name="Internet_20_link" text:visited-style-name="Visited_20_Internet_20_Link">
</text:a>
值得注意的是，乌克兰目前还没有最高法院。 在Petro Poroshenko第五任总统时期的司法改革之后，APU被更名为倒立法院。</text:p>
      <text:p text:style-name="P4">
相反，APU仍然包括获得薪水的法官。</text:p>
      <text:p text:style-name="P4">
对于哪个法院尚不清楚。</text:p>
      <text:p text:style-name="P4">
正如乌克林福姆(Ukrinform)报道的那样，早些时候知道<text:a xlink:type="simple" xlink:href="https://www.ukrinform.ua/rubric-economy/3708283-na-sogodni-zablokovani-aktivi-u-bils-ak-200-osib-aki-mozna-stagnuti-na-korist-derzavi-minust.html" text:style-name="Internet_20_link" text:visited-style-name="Visited_20_Internet_20_Link">
</text:a>
 .</text:p>
      <text:p text:style-name="P4">
News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在Khmelnytskyi中，俄罗斯炮击之后的辐射背景 -  OVA</text:span>
</text:h>
      <text:p text:style-name="P4">
作者: Ukrinform (Person)</text:p>
      <text:p text:style-name="P4">
出版商: Укринформ (Organization)</text:p>
      <text:p text:style-name="P4">
出版时间: 2023-05-15T23:19:00+03:00</text:p>
      <text:p text:style-name="P4">
修改时间: 2023-05-15T23:19:00+03:00</text:p>
      <text:p text:style-name="P4">
描述: 在Khmelnytsky地区，在5月13日晚上俄罗斯军队罢工后，辐射背景和大气，水和土壤中有害物质的内容在允许的价值之内。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None</text:p>
      <text:p text:style-name="P4">
类型: Article</text:p>
      <!--METADATA-->
      <text:p text:style-name="P4">
<draw:frame draw:style-name="fr1" draw:name="Image209" text:anchor-type="as-char" svg:width="6.9236in" svg:height="3.948443in" draw:z-index="0">
<draw:image xlink:href="../Images/yкринформ/2023-05-15T23-19-00-03-00/630_360_1538997483-946.jpg" xlink:type="simple" xlink:show="embed" xlink:actuate="onLoad" draw:mime-type="image/jpeg"/>
</draw:frame>
Uhmelnitsky地区的辐射背景以及5月13日晚上俄罗斯军队在允许的价值内克服了俄罗斯军队在俄罗斯军队撞击后的有害物质的含量。</text:p>
      <text:p text:style-name="P4">
根据乌克林福姆的说法，赫梅尔尼特斯基地区军事管理部门报告了<text:a xlink:type="simple" xlink:href="https://t.me/khmelnytskaODA/1651" text:style-name="Internet_20_link" text:visited-style-name="Visited_20_Internet_20_Link">
</text:a>
за результатами лабораторних досліджень.</text:p>
      <text:p text:style-name="P4">
Відповідні аналізи були здійснені фахівцями Хмельницького обласного центруконтролю та профілактики хвороб Міністерства охорони здоров'я України післячергової терористичної атаки.</text:p>
      <text:p text:style-name="P4">
<text:span text:style-name="T4">
Читайте також:</text:span>
 <text:a xlink:type="simple" xlink:href="https://www.ukrinform.ua/rubric-regions/3709208-potagi-cerez-vinnicu-hmelnickij-ta-ternopil-poki-kursuvatimut-v-obizd.html" text:style-name="Internet_20_link" text:visited-style-name="Visited_20_Internet_20_Link">
 <text:span text:style-name="T4">
Хмельниц</text:span>
 </text:a>
可以确定，间质保护区域大气中有害物质的含量不超过允许的值。</text:p>
      <text:p text:style-name="P4">
水，土壤和辐射背景的质量在允许的指标内。</text:p>
      <text:p text:style-name="P4">
“因此，对人口的生活没有威胁，”政府的版本总结道。</text:p>
      <text:p text:style-name="P4">
<text:span text:style-name="T4">
另请阅读：</text:span>
 <text:a xlink:type="simple" xlink:href="https://www.ukrinform.ua/rubric-regions/3708750-ataka-rf-na-hmelnickij-kilkist-poskodzenih-infrastrukturnih-obektiv-ide-na-sotni.html" text:style-name="Internet_20_link" text:visited-style-name="Visited_20_Internet_20_Link">
<text:span text:style-name="T4">
 khmelnitz </text:span>
</text:a>
乌克林福姆报道，5月13日晚上，俄罗斯军队<text:a xlink:type="simple" xlink:href="https://www.ukrinform.ua/rubric-ato/3708572-rosiani-vnoci-atakuvali-hmelniccinu-poskodzena-kriticna-infrastruktura.html" text:style-name="Internet_20_link" text:visited-style-name="Visited_20_Internet_20_Link">
</text:a>
击中对象关键基础架构。</text:p>
      <text:p text:style-name="P4">
俄罗斯袭击的受害者数量在赫梅尔尼特地区<text:a xlink:type="simple" xlink:href="https://www.ukrinform.ua/rubric-regions/3708702-na-hmelniccini-kilkist-postrazdalih-vid-nicnoi-ataki-rf-zrosla-do-21.html" text:style-name="Internet_20_link" text:visited-style-name="Visited_20_Internet_20_Link">
</text:a>
 .</text:p>
      <text:p text:style-name="P4">
News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曲棍球世界冠军：胜利瑞典，加拿大，拉脱维亚和美国</text:span>
</text:h>
      <text:p text:style-name="P4">
作者: Ukrinform (Person)</text:p>
      <text:p text:style-name="P4">
出版商: Укринформ (Organization)</text:p>
      <text:p text:style-name="P4">
出版时间: 2023-05-15T23:26:01+03:00</text:p>
      <text:p text:style-name="P4">
修改时间: 2023-05-15T23:26:01+03:00</text:p>
      <text:p text:style-name="P4">
描述: 在坦佩雷（芬兰）和里加（拉脱维亚）的曲棍球世界锦标赛上，举行了另一场比赛。  - 乌克林。</text:p>
      <text:p text:style-name="P4">
图片: ["<text:a xlink:type="simple" xlink:href="https://static.ukrinform.com/photos/2023_05/thumb_files/630_360_1684182293-517.jpg" text:style-name="Internet_20_link" text:visited-style-name="Visited_20_Internet_20_Link">
630_360_16841...</text:a>
"]</text:p>
      <text:p text:style-name="P4">
标签: ['Чемпіонат світу', 'хокей']</text:p>
      <text:p text:style-name="P4">
类型: Article</text:p>
      <!--METADATA-->
      <text:p text:style-name="P4">
<draw:frame draw:style-name="fr1" draw:name="Image210" text:anchor-type="as-char" svg:width="6.9236in" svg:height="3.956343in" draw:z-index="0">
<draw:image xlink:href="../Images/yкринформ/2023-05-15T23-26-01-03-00/630_360_1684182293-517.jpg" xlink:type="simple" xlink:show="embed" xlink:actuate="onLoad" draw:mime-type="image/jpeg"/>
</draw:frame>
全球曲棍球在坦佩雷(芬兰)和里加(拉脱维亚)每天都有游戏日。</text:p>
      <text:p text:style-name="P4">
武士的胜利继续了瑞典国家队的比赛 - 在芬兰队2：1中。(0：0，1：0，0：1，0：0，3：2)和加拿大 - 斯洛伐克 -  2：1(1：1，0：0：0，0，0，0：0，3：2)，报道乌克林福姆。</text:p>
      <text:p text:style-name="P4">
拉脱维亚在加时赛中与捷克共和国比赛的成功撕裂-4：3(0：1，2：1，1，1，1，1：0)，美国Ahokeysters赢得了对德国的自愿胜利-3：2(0：0，1：2，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世界曲棍球锦标赛将持续到5月28日。</text:p>
      <text:p text:style-name="P4">
照片：法新社。</text:p>
      <text:p text:style-name="P4">
News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国务院评论了许多国家教乌克兰飞行员</text:span>
</text:h>
      <text:p text:style-name="P4">
作者: Ukrinform (Person)</text:p>
      <text:p text:style-name="P4">
出版商: Укринформ (Organization)</text:p>
      <text:p text:style-name="P4">
出版时间: 2023-05-15T23:37:00+03:00</text:p>
      <text:p text:style-name="P4">
修改时间: 2023-05-15T23:37:00+03:00</text:p>
      <text:p text:style-name="P4">
描述: 美国国务院认为，训练乌克兰国外的军事训练非常重要，包括各个国家的意图，以确保武装部队飞行员在西方飞机上的准备。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Авіація', 'Літак', 'США', 'Держдеп', 'Війна з росією']</text:p>
      <text:p text:style-name="P4">
类型: Article</text:p>
      <!--METADATA-->
      <text:p text:style-name="P4">
<draw:frame draw:style-name="fr1" draw:name="Image211" text:anchor-type="as-char" svg:width="6.9236in" svg:height="3.956343in" draw:z-index="0">
<draw:image xlink:href="../Images/yкринформ/2023-05-15T23-37-00-03-00/630_360_1666031974-150.jpg" xlink:type="simple" xlink:show="embed" xlink:actuate="onLoad" draw:mime-type="image/jpeg"/>
</draw:frame>
美国国务院认为，训练乌克兰国外的军事训练很重要，包括各个国家的意图，以确保在西部列中准备武装部队的飞行员。</text:p>
      <text:p text:style-name="P4">
相关声明是由外交政策机构Vedant Patel的副发言人报告的，他报告了他自己的乌克林福称记者。</text:p>
      <text:p text:style-name="P4">
“这是一个重要的过程，因为联盟(许多国家)为我们的乌克兰合作伙伴提供了重要的帮助，”因此，公共政治部的代表评论了有关宣布总理的问题英国，Risha Sunak计划乌克兰飞行员的准备计划。</text:p>
      <text:p text:style-name="P4">
帕特尔强调<text:a xlink:type="simple" xlink:href="https://www.ukrinform.ua/tag-ssa" text:style-name="Internet_20_link" text:visited-style-name="Visited_20_Internet_20_Link">
</text:a>
其他国家是“集体目的的唯一一个国家，乌克兰具有自卫能力，保护其领土完整性和主权的一切可能。” 他说，在这方面，某些国家正在激活他们的努力，共享系统和进行培训。</text:p>
      <text:p text:style-name="P4">
<text:span text:style-name="T4">
另请阅读：</text:span>
 <text:a xlink:type="simple" xlink:href="https://www.ukrinform.ua/rubric-ato/3709443-prezident-anonsuvav-vazlivi-risenna-u-pitanni-aviacijnoi-koalicii-dla-ukraini.html" text:style-name="Internet_20_link" text:visited-style-name="Visited_20_Internet_20_Link">
</text:a>
帕特尔说：“我们期待着加深我们的伙伴关系并发挥我们的作用。”</text:p>
      <text:p text:style-name="P4">
正如乌克林福姆报道的那样，法国和欧洲其他几个国家在不久的将来开始准备在乌克兰军事飞行员进行培训。</text:p>
      <text:p text:style-name="P4">
News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APL：利物浦在客人击败莱斯特</text:span>
</text:h>
      <text:p text:style-name="P4">
作者: Ukrinform (Person)</text:p>
      <text:p text:style-name="P4">
出版商: Укринформ (Organization)</text:p>
      <text:p text:style-name="P4">
出版时间: 2023-05-15T23:59:00+03:00</text:p>
      <text:p text:style-name="P4">
修改时间: 2023-05-15T23:59:00+03:00</text:p>
      <text:p text:style-name="P4">
描述: 在英超联赛（APL）中，常规的足球冠军赛正在进行中。  - 乌克林。</text:p>
      <text:p text:style-name="P4">
图片: ["<text:a xlink:type="simple" xlink:href="https://static.ukrinform.com/photos/2023_05/thumb_files/630_360_1684184421-517.jpg" text:style-name="Internet_20_link" text:visited-style-name="Visited_20_Internet_20_Link">
630_360_16841...</text:a>
"]</text:p>
      <text:p text:style-name="P4">
标签: ['Футбол', 'Ліверпуль', 'АПЛ']</text:p>
      <text:p text:style-name="P4">
类型: Article</text:p>
      <!--METADATA-->
      <text:p text:style-name="P4">
<draw:frame draw:style-name="fr1" draw:name="Image212" text:anchor-type="as-char" svg:width="6.9236in" svg:height="3.956343in" draw:z-index="0">
<draw:image xlink:href="../Images/yкринформ/2023-05-15T23-59-00-03-00/630_360_1684184421-517.jpg" xlink:type="simple" xlink:show="embed" xlink:actuate="onLoad" draw:mime-type="image/jpeg"/>
</draw:frame>
旺利乌斯超级联赛(超级联赛)下一场足球冠军赛正在进行中。</text:p>
      <text:p text:style-name="P4">
乌克林福姆报道，利物浦在第36轮访问国王电力史蒂姆的比赛中得分为3：0。</text:p>
      <text:p text:style-name="P4">
胜利“红色”带来了柯蒂斯·琼斯(Curtis Jones)的一倍(33，36-A分钟)特伦特·亚历山大·阿诺德的目标(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曼城领先-85分。 APL排名中的第二个是阿森纳(81)此外 - 纽卡斯尔和曼联”(66)，利物浦(65)- 第五。</text:p>
      <text:p text:style-name="P4">
莱斯特(30分) - 倒数第二，第19。</text:p>
      <text:p text:style-name="P4">
照片：法新社。</text:p>
      <text:p text:style-name="P4">
News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由于该国经济困扰 - 情报</text:span>
</text:h>
      <text:p text:style-name="P4">
作者: ['АРМІЯINFORM']</text:p>
      <text:p text:style-name="P4">
时间: 2023-05-15T31:00:00-04:00</text:p>
      <text:p text:style-name="P4">
描述: Bastard Bilorushai Nadalnishyat通过指南管理Ekononoye Hold，石油...与乌克兰2022年的战争，与乌克兰与乌克兰的最新新闻战争，今天与乌克兰的新闻，乌克兰2022年上次与乌克兰的新闻战争，将在乌克兰和俄罗斯之间以及俄罗斯和俄罗斯之间的战争，当他们说，乌克兰在2022年是否会有一年的时间，在不久的将来是否会与乌克兰进行战争</text:p>
      <text:p text:style-name="P4">
图片: ['<text:a xlink:type="simple" xlink:href="https://armyinform.com.ua/wp-content/uploads/2023/05/1649672958-1058.webp" text:style-name="Internet_20_link" text:visited-style-name="Visited_20_Internet_20_Link">
1649672958-1058.webp</text:a>
']</text:p>
      <text:p text:style-name="P4">
标签: ['STOPRUSSIA', 'БІЛОРУСІЯ', 'ВТОРГНЕННЯ РФ', 'РОЗВІДКА', 'САНКЦІЇ']</text:p>
      <text:p text:style-name="P4">
类别: News</text:p>
      <!--METADATA-->
      <text:p text:style-name="P4">
<draw:frame draw:style-name="fr1" draw:name="Image213" text:anchor-type="as-char" svg:width="6.9236in" svg:height="4.615733in" draw:z-index="0">
<draw:image xlink:href="../ConvertedIMGs/AРМІЯINFORM/2023-05-15T31-00-00-04-00/1649672958-1058.png" xlink:type="simple" xlink:show="embed" xlink:actuate="onLoad" draw:mime-type="image/png"/>
</draw:frame>
白俄罗斯的公民由于经济管理不佳而继续贫穷，只有11.5％的白俄罗斯能够节省下来。</text:p>
      <text:p text:style-name="P4">
关于它<text:a xlink:type="simple" xlink:href="https://www.facebook.com/SZRUkraine/posts/pfbid0YcMM33NjWTADpNDtAnAH812q75yYhvmSKaBpEtXdGf5BSAsLkn6LQraLvFjXBduXl" text:style-name="Internet_20_link" text:visited-style-name="Visited_20_Internet_20_Link">
报告</text:a>
乌克兰的外部情报服务。</text:p>
      <text:p text:style-name="P4">
“据BEROC学术研究中心称，白俄罗斯人的储蓄比例下降到11.5％。 主要原因是对人们的理解，即经济状况不太好。 为了刺激这笔钱以长期向银行捐钱，有必要在不在卢布中的实际表达速度上显着积极。 外币存款的情况甚至更糟，其背后的利率甚至低于美元通货膨胀。 去年，一项对订购订单的研究表明，根据该地区，有20-30％的人累积了不超过一个月。”</text:p>
      <text:p text:style-name="P4">
重要的是，据Belstat称，2023年4月，30.55％以上的价格提高了最大的价格，28.59％的卷烟和27.35％的国际酷刑服务。</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Rashist发射了两倍的锰社区，有破坏和受伤</text:span>
</text:h>
      <text:p text:style-name="P4">
作者: ['АРМІЯINFORM']</text:p>
      <text:p text:style-name="P4">
时间: 2023-05-15T32:00:00-04:00</text:p>
      <text:p text:style-name="P4">
描述: 关于tser dnipropetrovska ova：“拉希·德维奇（Rashi Dvichi）的炮兵很重要。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标签: ['STOPRUSSIA', 'ВОЄННІ ЗЛОЧИНИ ЗС РФ', 'ВТОРГНЕННЯ РФ', 'МАРГАНЕЦЬ']</text:p>
      <text:p text:style-name="P4">
类别: News</text:p>
      <!--METADATA-->
      <text:p text:style-name="P4">
<draw:frame draw:style-name="fr1" draw:name="Image214" text:anchor-type="as-char" svg:width="6.9236in" svg:height="4.321615in" draw:z-index="0">
<draw:image xlink:href="../Images/AРМІЯINFORM/2023-05-15T32-00-00-04-00/photo_2023-05-14_20-21-28.jpg" xlink:type="simple" xlink:show="embed" xlink:actuate="onLoad" draw:mime-type="image/jpeg"/>
</draw:frame>
关于它<text:a xlink:type="simple" xlink:href="https://t.me/dnipropetrovskaODA/4620" text:style-name="Internet_20_link" text:visited-style-name="Visited_20_Internet_20_Link">
报告</text:a>
dnipropetrovsk ova</text:p>
      <text:p text:style-name="P4">
“拉什主义者的重型火炮被两次指向Nanikolopol地区的玛格纳特社区。 总共释放了一个半以上的贝壳。 不幸的是，它已经瞬间了。 也有破坏。”消息写道。</text:p>
      <text:p text:style-name="P4">
<text:a xlink:type="simple" xlink:href="https://armyinform.com.ua/wp-content/uploads/2023/05/photo_2023-05-14_20-21-29.jpg" text:style-name="Internet_20_link" text:visited-style-name="Visited_20_Internet_20_Link">
!(Images/AРМІЯINFORM/2023-05-15T32-00-00-04-00/photo_2023-05-14_20-21-29-150x150.jpg)</text:a>
</text:p>
      <text:p text:style-name="P4">
<text:a xlink:type="simple" xlink:href="https://armyinform.com.ua/wp-content/uploads/2023/05/photo_2023-05-14_20-21-31.jpg" text:style-name="Internet_20_link" text:visited-style-name="Visited_20_Internet_20_Link">
<draw:frame draw:style-name="fr1" draw:name="Image215" text:anchor-type="as-char" svg:width="6.9236in" svg:height="6.9236in" draw:z-index="0">
<draw:image xlink:href="../Images/AРМІЯINFORM/2023-05-15T32-00-00-04-00/photo_2023-05-14_20-21-31-150x150.jpg" xlink:type="simple" xlink:show="embed" xlink:actuate="onLoad" draw:mime-type="image/jpeg"/>
</draw:frame>
</text:a>
根据指定的信息，有7个私人房屋，家庭，围栏，汽车损坏。 两条电源线被损坏。</text:p>
      <text:p text:style-name="P4">
News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关于特殊操作的电影学</text:span>
</text:h>
      <text:p text:style-name="P4">
作者: ['АРМІЯINFORM']</text:p>
      <text:p text:style-name="P4">
时间: 2023-05-15T33:00:00-04:00</text:p>
      <text:p text:style-name="P4">
描述: 纪录片Kinotrilogy的收益有关Gur Mo Mo Ukrainian Pid的特殊作战的荣耀...与乌克兰2022年的战争，与乌克兰的最新新闻，今天与乌克兰的新闻，今天与乌克兰的新闻战争，今天上次与乌克兰的新闻战，将在乌克兰和俄罗斯之间以及俄罗斯和俄罗斯之间的战争，他们在2022年与乌克兰与乌克兰的战争，无论是否将在不久</text:p>
      <text:p text:style-name="P4">
图片: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标签: ['STOPRUSSIA', 'АГРЕСІЯ РФ', 'ВТОРГНЕННЯ РФ', 'ГУР МІНОБОРОНИ УКРАЇНИ']</text:p>
      <text:p text:style-name="P4">
类别: News</text:p>
      <!--METADATA-->
      <text:p text:style-name="P4">
<draw:frame draw:style-name="fr1" draw:name="Image216" text:anchor-type="as-char" svg:width="6.9236in" svg:height="3.894525in" draw:z-index="0">
<draw:image xlink:href="../Images/AРМІЯINFORM/2023-05-15T33-00-00-04-00/346891383_137462172653696_6662830241499410526_n.jpg" xlink:type="simple" xlink:show="embed" xlink:actuate="onLoad" draw:mime-type="image/jpeg"/>
</draw:frame>
纪录片电影的项目关于古尔·穆库鲁纳(Gur Muuukroina)士兵的光荣特殊行动，以“俄罗斯倾向的飞行员”的名义，“对迪纳珀的战争”和“外国同意”参加了乌克兰文化部的艺术竞争。</text:p>
      <text:p text:style-name="P4">
在<text:span text:style-name="T4">
“ Ruly驱动的飞行员” </text:span>
  - 在全面的俄罗斯 - 乌克兰战争时期，空气战的独特人员。</text:p>
      <text:p text:style-name="P4">
<text:span text:style-name="T5">
我们如何抵抗飞机侵略者，而不允许穆斯科维在乌克兰的天空中统治？ </text:span>
为什么俄罗斯杀手飞行员感到这么不受惩罚？</text:p>
      <text:p text:style-name="P4">
乌克兰天空天空捍卫者的作品的印象将在Polovlovzhka Pilots-Offers中分享 - 他们的审讯视频将首次出版。</text:p>
      <text:p text:style-name="P4">
在<text:span text:style-name="T4">
“战争中的战争”中</text:span>
将详细介绍河畔乌克兰的雄伟和象征性的海岸与洪泛区之间的大胆秘密秘密。 在纪录片中：</text:p>
      <ul>
        <li>
Zaporozhye和Kherson地区的战斗作品发作； * Cossack在强迫左DNIEPER海岸的经验中经验； *对水，水下和空中行动。</li>
      </ul>
      <text:p text:style-name="P4">
电影<text:span text:style-name="T4">
外国军团</text:span>
将讲述Zusya星球勇敢而自由的人的故事，Zusya星球在2022年2月24日之后来到乌克兰，并开始与我们协助。</text:p>
      <text:p text:style-name="P4">
<text:span text:style-name="T5">
这些战士是谁？ </text:span>
其中有多少？ <text:span text:style-name="T5">
为什么他们会帮助我们冒着生命危险？ </text:span>
他们在乌克兰在积极进取俄罗斯的胜利中的作用是什么？</text:p>
      <text:p text:style-name="P4">
在外国志愿者中创建一个单位的关键情节是梦of以求的战斗，他们参与电影的最后一部电影《关于乌克兰的古尔莫》。</text:p>
      <text:p text:style-name="P4">
为了保留乌克兰军队在自由和独立战争中的记忆，竞争性电影项目的每个军事故事都应得到改编。</text:p>
      <text:p text:style-name="P4">
<text:span text:style-name="T4">
来源：</text:span>
 _ <text:a xlink:type="simple" xlink:href="https://www.facebook.com/DefenceIntelligenceofUkraine/posts/pfbid02m7wcvLwCAZ4TyDUHMxWa3pjnjdCgeq1iNdGsxT2cbN7hpwN53TVKCipfPVxPSX4Gl" text:style-name="Internet_20_link" text:visited-style-name="Visited_20_Internet_20_Link">
Gur Munukrain</text:a>
_</text:p>
      <text:p text:style-name="P4">
News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从6月1日起，波兰铁路将乘飞机飞往华沙乌克兰到拉瓦 - 鲁斯卡</text:span>
</text:h>
      <text:p text:style-name="P4">
作者: ['АРМІЯINFORM']</text:p>
      <text:p text:style-name="P4">
时间: 2023-05-15T34:00:00-04:00</text:p>
      <text:p text:style-name="P4">
描述: SKPL Z 1 Chervnya的Polska Hall将在乌克兰发动雷伊西的躲避...与乌克兰2022年的战争，与乌克兰的最新新闻，今天与乌克兰的新闻，乌克兰2022年上次与乌克兰的新闻战争，乌克兰和俄罗斯之间的战争将发生战争与乌克兰与乌克兰的战争将是不可行</text:p>
      <text:p text:style-name="P4">
图片: ['<text:a xlink:type="simple" xlink:href="https://armyinform.com.ua/wp-content/uploads/2023/05/kolyeya.jpg" text:style-name="Internet_20_link" text:visited-style-name="Visited_20_Internet_20_Link">
kolyeya.jpg</text:a>
']</text:p>
      <text:p text:style-name="P4">
标签: ['ЗАЛІЗНИЦЯ', 'ПОЛЬЩА', 'РАВА-РУСЬКА', 'УКРАЇНА']</text:p>
      <text:p text:style-name="P4">
类别: News</text:p>
      <!--METADATA-->
      <text:p text:style-name="P4">
<draw:frame draw:style-name="fr1" draw:name="Image217" text:anchor-type="as-char" svg:width="6.9236in" svg:height="3.444491in" draw:z-index="0">
<draw:image xlink:href="../Images/AРМІЯINFORM/2023-05-15T34-00-00-04-00/kolyeya.jpg" xlink:type="simple" xlink:show="embed" xlink:actuate="onLoad" draw:mime-type="image/jpeg"/>
</draw:frame>
波兰铁路公司SKPL将从6月1日起在乌克兰从华沙到拉瓦·鲁斯卡的其他航班。</text:p>
      <text:p text:style-name="P4">
关于它<text:a xlink:type="simple" xlink:href="https://minre.gov.ua/2023/05/14/povernutysya-dodomu-stane-prostishe-polska-zaliznyczya-zapustyt-dodatkovi-rejsy-do-ukrayiny/" text:style-name="Internet_20_link" text:visited-style-name="Visited_20_Internet_20_Link">
报告</text:a>
临时占领领土的重返社会部。</text:p>
      <text:p text:style-name="P4">
“自6月1日以来，波兰铁路公司SKPL计划推出Rava-Ruska河航班(利维夫地区。).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到当地时间)，来自卢布林 -  16：00。 到达Rava-Ruska-at 20:15(根据基辅时间).</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News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乌克兰总统讨论了法国总统“战斗机联盟”</text:span>
</text:h>
      <text:p text:style-name="P4">
作者: ['АРМІЯINFORM']</text:p>
      <text:p text:style-name="P4">
时间: 2023-05-15T35:00:00-04:00</text:p>
      <text:p text:style-name="P4">
描述: 在巴黎，Vidbulach Zustych，总统Volodimir Zelensky与总统...与乌克兰2022年的战争，与乌克兰与乌克兰的最新新闻战争，今天与乌克兰2022年的新闻战争，乌克兰和俄罗斯之间的战争以及俄罗斯之间的战争以及何时在战争中，何时，何时进行战争，他们说，乌克兰在2022年将是与乌克兰的战争</text:p>
      <text:p text:style-name="P4">
图片: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标签: ['STOPRUSSIA', 'ВОЛОДИМИР ЗЕЛЕНСЬКИЙ', 'ВТОРГНЕННЯ РФ', 'ЕММАНУЕЛЬ МАКРОН', 'ФРАНЦІЯ']</text:p>
      <text:p text:style-name="P4">
类别: News</text:p>
      <!--METADATA-->
      <text:p text:style-name="P4">
<draw:frame draw:style-name="fr1" draw:name="Image218" text:anchor-type="as-char" svg:width="6.9236in" svg:height="4.617948in" draw:z-index="0">
<draw:image xlink:href="../Images/AРМІЯINFORM/2023-05-15T35-00-00-04-00/0e3b608f1a1b9ea64dc0f42cace31815_1684098391_extra_large.jpeg" xlink:type="simple" xlink:show="embed" xlink:actuate="onLoad" draw:mime-type="image/jpeg"/>
</draw:frame>
在巴黎，乌克兰沃迪米尔·泽伦斯基(Volodymyr Zelensky)主席的会议由法兰西共和国·伊曼纽尔·马克龙(Emmanuel Macron)举行。</text:p>
      <text:p text:style-name="P4">
会议期间优先关注法国向乌克兰提供模拟其国防能力的主要需求，以保护乌克兰的天空。</text:p>
      <text:p text:style-name="P4">
还讨论了与法兰西共和国的实际互动，以增强有效对比和释放被占领地区必要的乌克兰国防军的潜力。</text:p>
      <text:p text:style-name="P4">
Volodymyr Zelensky感谢法兰西共和国总统的领导地位，并表示希望法国将支持盟国的基本联合成立“战斗机联盟”，这是乌克兰很长时间以来一直期望的。</text:p>
      <text:p text:style-name="P4">
此外，总统讨论了有效实施乌克兰和平公式的互动。 乌克兰国家的负责人表示希望在世界各国，尤其是全球南方国家的国家数量中尽可能地参加全球和平峰会。 伊曼纽尔·马克龙(Emmanuel Macron)的外交努力旨在警告乌克兰战争，并以乌克兰和平公式的基础实现了公正的和平。</text:p>
      <text:p text:style-name="P4">
在会议期间，还分别讨论了对乌克兰的法国 - 欧洲和欧洲 - 大西洋融合的支持问题。 Volodymyr Zelensky在欧盟的途中为乌克兰的一贯支持而打扮，并表示希望从2023年开始就乌克兰加入欧盟进行谈判的决定。</text:p>
      <text:p text:style-name="P4">
乌克兰国家负责人还与法国总统在乌克兰对北约成员的道路上进行了讨论。 Volodymyr Zelensky单独概述了我们的州正在期望北约维尔纽斯峰会为乌克兰的联盟申请申请，为北约维尔纽斯的峰会做出具体的政治决定。</text:p>
      <text:p text:style-name="P4">
乌克兰总统说：“我们期望联盟从乌克兰的北约成员身份进行明确的算法，并保证我们国家在其成员资格时期的安全。”</text:p>
      <text:p text:style-name="P4">
资料来源：<text:a xlink:type="simple" xlink:href="https://www.president.gov.ua/news/prezident-ukrayini-zustrivsya-z-prezidentom-franciyi-v-pariz-82913" text:style-name="Internet_20_link" text:visited-style-name="Visited_20_Internet_20_Link">
总统办公室</text:a>
</text:p>
      <text:p text:style-name="P4">
News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在Dnipropetrovsk地区的Nikopol区开火的Rashists  - 进行了预审调查</text:span>
</text:h>
      <text:p text:style-name="P4">
作者: ['АРМІЯINFORM']</text:p>
      <text:p text:style-name="P4">
时间: 2023-05-15T36:00:00-04:00</text:p>
      <text:p text:style-name="P4">
描述: 对于Dnipropetrovsk检察官办公室Rozdovatovo的专有的Heivnitva，与2022年与乌克兰的战争，与乌克兰的最新新闻，与乌克兰的新闻，与乌克兰2022的战争，今天将与乌克兰和俄罗斯之间的战争以及俄罗斯和俄罗斯之间的最后一场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5/d9b98b79-0e67-4157-a2cd-f38a6667c6c9.jpg" text:style-name="Internet_20_link" text:visited-style-name="Visited_20_Internet_20_Link">
d9b98b79-0e67-4157-a2cd-f38a6667c6c9.jpg</text:a>
']</text:p>
      <text:p text:style-name="P4">
标签: ['STOPRUSSIA', 'АГРЕСІЯ РФ', 'ВТОРГНЕННЯ РФ', 'ДНІПРОПЕТРОВСЬКА ОБЛАСТЬ', 'ОФІС ГЕНПРОКУРОРА УКРАЇНИ']</text:p>
      <text:p text:style-name="P4">
类别: News</text:p>
      <!--METADATA-->
      <text:p text:style-name="P4">
<draw:frame draw:style-name="fr1" draw:name="Image219" text:anchor-type="as-char" svg:width="6.9236in" svg:height="3.894525in" draw:z-index="0">
<draw:image xlink:href="../Images/AРМІЯINFORM/2023-05-15T36-00-00-04-00/d9b98b79-0e67-4157-a2cd-f38a6667c6c9.jpg" xlink:type="simple" xlink:show="embed" xlink:actuate="onLoad" draw:mime-type="image/jpeg"/>
</draw:frame>
在Dnipropetrovsk地区检察官办公室的程序指导下，对违反战争法的刑事诉讼的刑事调查(艺术的第1部分。 乌克兰《刑法》的438).</text:p>
      <text:p text:style-name="P4">
Про це<text:a xlink:type="simple" xlink:href="https://armyinform.com.ua/reformator/script%20async%20src=%22https:/telegram.org/js/telegram-widget.js" text:style-name="Internet_20_link" text:visited-style-name="Visited_20_Internet_20_Link">
повідомляє</text:a>
检察长办公室。</text:p>
      <ul>
        <li>
根据调查，2023年5月14日，侵略者进行了尼科波尔区玛格纳特社区的炮兵。 结果，两名当地居民被解雇。 他们受到了弹片伤口，雷矿的伤害和伤害，他们住院了。 在消息中说，受损的私人房屋，附属建筑，当地人和电力计划。</li>
      </ul>
      <text:p text:style-name="P4">
正在采取优先措施来记录乌克兰 - 侵略者军队犯下的罪行。</text:p>
      <text:p text:style-name="P4">
News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救援人员在ternopil使用工作来消除城市夜生活的后果</text:span>
</text:h>
      <text:p text:style-name="P4">
作者: ['АРМІЯINFORM']</text:p>
      <text:p text:style-name="P4">
时间: 2023-05-15T37:00:00-04:00</text:p>
      <text:p text:style-name="P4">
描述: 在Ternopoli vognebobsi likviszhi中，爆炸的布拉奇的巴德斯奇的黄瓜是战争...与乌克兰2022年的战争，与乌克兰的战争是今天的最新新闻，与乌克兰的新闻战争是与乌克兰2022的新闻战争。成为乌克兰与俄罗斯之间的战争，当与乌克兰与乌克兰的战争在不久的将来是否会与乌克兰进行战争时，与乌克兰的战争，今天的乌克兰新闻，乌克兰新闻俄罗斯人将在俄罗斯</text:p>
      <text:p text:style-name="P4">
图片: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标签: ['STOPRUSSIA', 'ВТОРГНЕННЯ РФ', 'ДСНС', 'РОБОТ', 'ТЕРНОПІЛЬ']</text:p>
      <text:p text:style-name="P4">
类别: News</text:p>
      <!--METADATA-->
      <text:p text:style-name="P4">
<draw:frame draw:style-name="fr1" draw:name="Image220" text:anchor-type="as-char" svg:width="6.9236in" svg:height="4.615733in" draw:z-index="0">
<draw:image xlink:href="../Images/AРМІЯINFORM/2023-05-15T37-00-00-04-00/347245508_6034979446615035_8160551397983583381_n.jpg" xlink:type="simple" xlink:show="embed" xlink:actuate="onLoad" draw:mime-type="image/jpeg"/>
</draw:frame>
在Ternopil，消防员使用工作灭火系统在城市炮击之后发生的两个400 m广场的仓库中消除了大火。</text:p>
      <text:p text:style-name="P4">
关于它<text:a xlink:type="simple" xlink:href="https://www.facebook.com/MNS.GOV.UA/posts/pfbid02MTpvoG5syBZCKCcQZSWfwVMwhg3XGrceMPezTsCLLmQkQ1hQQL1ahBMitgCvSqyil" text:style-name="Internet_20_link" text:visited-style-name="Visited_20_Internet_20_Link">
报告</text:a>
乌克兰的SES。</text:p>
      <text:p text:style-name="P4">
“ 5月14日，在特尔诺维利，SES消防员在400 m广场的总面积上消除了两个仓库中的大火，这是在城市炮击之后出现的，”这将是信息。”</text:p>
      <text:p text:style-name="P4">
<text:a xlink:type="simple" xlink:href="https://armyinform.com.ua/wp-content/uploads/2023/05/346801351_774690074387532_1406252471118999595_n.jpg" text:style-name="Internet_20_link" text:visited-style-name="Visited_20_Internet_20_Link">
!(Images/AРМІЯINFORM/2023-05-15T37-00-00-04-00/346801351_774690074387532_1406252471118999595_n-150x150.jpg)</text:a>
</text:p>
      <text:p text:style-name="P4">
<text:a xlink:type="simple" xlink:href="https://armyinform.com.ua/wp-content/uploads/2023/05/346877847_770452557823789_572401814347663956_n.jpg" text:style-name="Internet_20_link" text:visited-style-name="Visited_20_Internet_20_Link">
<draw:frame draw:style-name="fr1" draw:name="Image221" text:anchor-type="as-char" svg:width="6.9236in" svg:height="6.9236in" draw:z-index="0">
<draw:image xlink:href="../Images/AРМІЯINFORM/2023-05-15T37-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222" text:anchor-type="as-char" svg:width="6.9236in" svg:height="6.9236in" draw:z-index="0">
<draw:image xlink:href="../Images/AРМІЯINFORM/2023-05-15T37-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223" text:anchor-type="as-char" svg:width="6.9236in" svg:height="6.9236in" draw:z-index="0">
<draw:image xlink:href="../Images/AРМІЯINFORM/2023-05-15T37-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224" text:anchor-type="as-char" svg:width="6.9236in" svg:height="6.9236in" draw:z-index="0">
<draw:image xlink:href="../Images/AРМІЯINFORM/2023-05-15T37-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225" text:anchor-type="as-char" svg:width="6.9236in" svg:height="6.9236in" draw:z-index="0">
<draw:image xlink:href="../Images/AРМІЯINFORM/2023-05-15T37-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226" text:anchor-type="as-char" svg:width="6.9236in" svg:height="6.9236in" draw:z-index="0">
<draw:image xlink:href="../Images/AРМІЯINFORM/2023-05-15T37-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227" text:anchor-type="as-char" svg:width="6.9236in" svg:height="6.9236in" draw:z-index="0">
<draw:image xlink:href="../Images/AРМІЯINFORM/2023-05-15T37-00-00-04-00/347242269_949662433017773_4320960063110617159_n-150x150.jpg" xlink:type="simple" xlink:show="embed" xlink:actuate="onLoad" draw:mime-type="image/jpeg"/>
</draw:frame>
</text:a>
如前所述，有33人参与扑灭。 SES的人员和6d。 技术，包括Magirus Wolf R1战术机器人。</text:p>
      <text:p text:style-name="P4">
News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和平与军事援助的公式：乌克兰和法兰西共和国的联合宣言</text:span>
</text:h>
      <text:p text:style-name="P4">
作者: ['АРМІЯINFORM']</text:p>
      <text:p text:style-name="P4">
时间: 2023-05-15T38:00:00-04:00</text:p>
      <text:p text:style-name="P4">
描述: 弗朗西亚（Franziya）要去纳达瓦蒂（Nadavati）一半 - 第一，菲纳索夫（Fisnansov），人道主义领带vissyskov piditrimka ...与乌克兰2022年的战争，与乌克兰的最新新闻，今天与乌克兰的新闻，与乌克兰2022年的新闻战争，今天与乌克兰的新闻战争，乌克兰和俄罗斯与俄罗斯和俄罗斯之间的战争将会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标签: ['STOPRUSSIA', 'ВОЛОДИМИР ЗЕЛЕНСЬКИЙ', 'ВТОРГНЕННЯ РФ', 'ЕММАНУЕЛЬ МАКРОН', 'ФРАНЦІЯ']</text:p>
      <text:p text:style-name="P4">
类别: News</text:p>
      <!--METADATA-->
      <text:p text:style-name="P4">
<draw:frame draw:style-name="fr1" draw:name="Image228" text:anchor-type="as-char" svg:width="6.9236in" svg:height="4.617948in" draw:z-index="0">
<draw:image xlink:href="../Images/AРМІЯINFORM/2023-05-15T38-00-00-04-00/92d13d278c383c15e697b86decff8777_1684104149_extra_large.jpeg" xlink:type="simple" xlink:show="embed" xlink:actuate="onLoad" draw:mime-type="image/jpeg"/>
</draw:frame>
法国将继续为乌克兰提供政治，金融，人道主义和军事支持，尽可能多地通过欧盟，北约，联合国和其他格式的国际合作来为乌克兰提供。</text:p>
      <text:p text:style-name="P4">
这是在《联合宣言》中指出的，乌克兰和法国总统于5月14日在巴黎举行的一次会议上开始。 我们提供文档的全文，<text:a xlink:type="simple" xlink:href="https://www.president.gov.ua/news/spilna-deklaraciya-ukrayini-ta-francuzkoyi-respubliki-82897" text:style-name="Internet_20_link" text:visited-style-name="Visited_20_Internet_20_Link">
已发布</text:a>
在国家元首网站上：</text:p>
      <text:p text:style-name="P4">
“在2023年5月14日在巴黎举行的会议期间，塔尔茨共和国的乌克兰总统发表了这样的声明。</text:p>
      <text:p text:style-name="P4">
乌克兰总统和法国总统再次宣布对俄罗斯持续侵略俄罗斯对乌克兰的持续谴责。 乌克兰在行使其不可剥夺的自卫权的不可剥夺和不合理的攻击权方面表现出了非凡的决心。 俄罗斯应立即在国际公认边界的范围内立即，完全和无条件地从乌克兰领土上撤离其所有部队。 法国和乌克兰分别呼吁Zaporozhye核电站Rivne(兔子)，俄罗斯武装部队不负责任和军事化创造了严肃的代理商。</text:p>
      <text:p text:style-name="P4">
法国对独立的奉献，乌克兰在国际公认的边界内的领土完整的主权仍然坚定不移。弗兰基亚受到乌克兰人民的决心和勇气的高度评价它的财产。 法国将继续为乌克兰提供政治，财务，人道主义的塔维人的支持 - 单独并在欧盟，北约，联合国和其他格式内进行国际合作的继承。 保护欧洲大陆，法国，乌克兰和其他合作伙伴的安全也可以根据规则保护国际秩序。除军事援助外，法兰西共和国还向乌克兰提供了平民援助，包括金融，人道主义和紧急支持。 特别是，法国已将两个移动DNA实验室转移到乌克兰，以加强乌克兰调查军事犯罪。 这种帮助将增长。</text:p>
      <text:p text:style-name="P4">
法兰西共和国基于乌克兰的主权和领土完整性，支持乌克兰关于公正的和平的倡议。 乌克兰和平公式包含许多重要的规定，法国已经在努力。 法国表示对乌克兰公式的支持，并准备与乌克兰合作，以确保尽可能多的国际参与全球和平峰会，该峰会将根据乌克兰和平和其他其他公式的规定，在接下来的几个月中称为可能的良性建议。</text:p>
      <text:p text:style-name="P4">
乌克兰和法国将与有罪不罚，并强调他们的监禁，以使对与军事侵略乌克兰有关的军事和其他残酷犯罪负责。 法国参与了目前与乌克兰的国际努力，以通过创建调查侵略罪的相应机制来确保责任。 在这方面，广泛的国际支持是至关重要的，因为它提供了最大的国际合法性，同时提供了对政治领导的司法迫害。 因此，法国通过参与对乌克兰侵略的主要责任的主要责任，鼓励其他国家加入并增加国际对创建Ad Hoctbuon的支持。 法兰西共和国欢迎关于新国际针对乌克兰的侵略犯罪调查中心的协议(ICPA)海牙并希望尽快发现最高的发现。</text:p>
      <text:p text:style-name="P4">
乌克兰和法国再次宣布国际刑事法院对调查的支持，这是提起参考的一步，并记录了法院逮捕。 法国是国际刑事法院在俄罗斯针对乌克兰战争框架内加强其可能性的临时支持。乌克兰和法国将继续开发机制，以使损失，破坏和由俄罗斯侵略造成的损失的复杂化机制。 这个重要的里程碑是国际损害登记册，该损害登记册将于2023年5月16日至17日在雷克雅未克举行。 我们和我们将努力研究机制补偿的相关融资选择，包括使用冷冻固定的俄罗斯资产的可靠法律依据，以支持乌克兰的恢复和报销。</text:p>
      <text:p text:style-name="P4">
乌克兰和法国也被调整为支持遭受俄罗斯战争后果的国家，尤其是减少粮食危机的影响。 在这方面，法国强调了乌克兰继续进行黑海谷物倡议的持续努力的重要性，以启动旨在坚持全球粮食安全的人道主义计划“来自乌克兰的谷物”。 乌克兰高度赞赏乌克兰人道主义计划的谷物支持，并鼓励加强适当的支持。</text:p>
      <text:p text:style-name="P4">
乌克兰欢迎这样一个事实，即12月13日，法国举办了一次国际会议，该会议导致了制定巴黎机制，以更好地协调挤压援助。 战后，法国与国际组织和合作伙伴一起必须参与乌克兰的恢复和重建。现在，为雄心勃勃且长期的合作奠定基础，这将创造机会并使乌克兰人民恢复机会他们的国家。 为了提供财务支持，投资和必要的知识，包括私人Tamyzhi公司在内的所有相关合作伙伴的参与对于为乌克兰提供繁荣的未来很重要。在北约，法国继续专注于乌克兰的直接支持。 法国继续支持乌克兰加强乌克兰以捍卫自己，并提醒乌克兰有权选择自己的安全。 法国充分支持乌克兰 - 北约作为一个平台，以更加加强和扩大当前合作，以帮助乌克兰根据布加勒斯特宣言，帮助欧洲 - 大西洋家族的道路。乌克兰和法国渴望”。</text:p>
      <text:p text:style-name="P4">
News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这些既罢工又罢工 - 拦截动员的俄罗斯人</text:span>
</text:h>
      <text:p text:style-name="P4">
作者: ['АРМІЯINFORM']</text:p>
      <text:p text:style-name="P4">
时间: 2023-05-15T39:00:00-04:00</text:p>
      <text:p text:style-name="P4">
描述: Viiskovovovovovovovovovovovovovovovovovovovovovovovovovevovidak关于道德和心理营地的非平衡……与乌克兰2022年的战争，与乌克兰的最新新闻，今天与乌克兰的新闻，乌克兰2022年上次与乌克兰的新闻战争，乌克兰和俄罗斯之间以及俄罗斯和俄罗斯之间的战争将发生，当时，当俄罗斯和俄罗斯之间的战争时他们说，乌克兰在2022年是否会有一年的时间，在不久的将来是否会与乌克兰进行战争</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 МО УКРАЇНИ']</text:p>
      <text:p text:style-name="P4">
类别: News</text:p>
      <!--METADATA-->
      <text:p text:style-name="P4">
<draw:frame draw:style-name="fr1" draw:name="Image229" text:anchor-type="as-char" svg:width="6.9236in" svg:height="3.894525in" draw:z-index="0">
<draw:image xlink:href="../Images/AРМІЯINFORM/2023-05-15T39-00-00-04-00/337531944_232614265847457_8544501692430122370_n.jpg" xlink:type="simple" xlink:show="embed" xlink:actuate="onLoad" draw:mime-type="image/jpeg"/>
</draw:frame>
这位俄罗斯军人讲述了在俄罗斯联邦的单位和公民中动员的不情愿，道德和心理状态，他们阻止了监禁中的惩罚。</text:p>
      <text:p text:style-name="P4">
<text:span text:style-name="T4">
来源：</text:span>
 _ <text:a xlink:type="simple" xlink:href="https://gur.gov.ua/content/ety-kak-bastovaly-tak-y-bastuiut-bl-d-p-darasy-bl-d-vot-ety-bl-d-shturmovyky-razvedosy-kh-edosy-mobyky-ety-khu-byky.html" text:style-name="Internet_20_link" text:visited-style-name="Visited_20_Internet_20_Link">
GUR MOU</text:a>
_</text:p>
      <text:p text:style-name="P4">
News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入侵者开除了Chuguev地区的村庄 - 死了</text:span>
</text:h>
      <text:p text:style-name="P4">
作者: ['АРМІЯINFORM']</text:p>
      <text:p text:style-name="P4">
时间: 2023-05-15T40:00:00-04:00</text:p>
      <text:p text:style-name="P4">
描述: Viiskovi derzhavi-agresori向Chuguvshchin开了村庄。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标签: ['STOPRUSSIA', 'ВОЄННІ ЗЛОЧИНИ ЗС РФ', 'ВТОРГНЕННЯ РФ', 'ПРОКУРАТУРА', 'ХАРКІВ']</text:p>
      <text:p text:style-name="P4">
类别: News</text:p>
      <!--METADATA-->
      <text:p text:style-name="P4">
<draw:frame draw:style-name="fr1" draw:name="Image230" text:anchor-type="as-char" svg:width="6.9236in" svg:height="4.61393in" draw:z-index="0">
<draw:image xlink:href="../Images/AРМІЯINFORM/2023-05-15T40-00-00-04-00/347132948_553888603577181_7011348675291570391_n.jpg" xlink:type="simple" xlink:show="embed" xlink:actuate="onLoad" draw:mime-type="image/jpeg"/>
</draw:frame>
军事侵略者说，在Chuguev地区开了一个村庄，死了。</text:p>
      <text:p text:style-name="P4">
关于它<text:a xlink:type="simple" xlink:href="https://www.facebook.com/prokuraturakharkiv/posts/pfbid0KbpUg3YwF3JMqeBoYhrEbS46TT6BzY7iTEdBQuXVAvyPGyg7D4WDfNd31hP8Sj84l" text:style-name="Internet_20_link" text:visited-style-name="Visited_20_Internet_20_Link">
报告</text:a>
哈尔基夫地区检察官办公室的新闻服务。</text:p>
      <text:p text:style-name="P4">
“在哈尔基夫地区Chuguev区检察官办公室的Vovchansky部门的程序领导下，进行了一次预审事实，以进行这一事实(《乌克兰刑法》第438条的第2部分).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News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晚上，俄罗斯恐怖分子再次用冲击无人机卡米卡兹袭击了乌克兰</text:span>
</text:h>
      <text:p text:style-name="P4">
作者: ['АРМІЯINFORM']</text:p>
      <text:p text:style-name="P4">
时间: 2023-05-15T41:00:00-04:00</text:p>
      <text:p text:style-name="P4">
描述: 关于CED Doimlay，ZS乌克兰人，位于Rankova Zvedenni。 “ Syogodni vnochi，Veskhov，...与乌克兰2022年的战争，与乌克兰的最新新闻，今天与乌克兰的新闻战争，今天与乌克兰的新闻战争，今天与乌克兰2022年最后一次，乌克兰和俄罗斯之间的战争将在2022年与乌克兰战争之间发生战争他们说，是否在不久的将来与乌克兰进行战争</text:p>
      <text:p text:style-name="P4">
图片: ['<text:a xlink:type="simple" xlink:href="https://armyinform.com.ua/wp-content/uploads/2023/03/shahed-5447.jpg" text:style-name="Internet_20_link" text:visited-style-name="Visited_20_Internet_20_Link">
shahed-5447.jpg</text:a>
']</text:p>
      <text:p text:style-name="P4">
标签: ['SHAHED', 'STOPRUSSIA', 'ВТОРГНЕННЯ РФ', 'ГШ ЗС УКРАЇНИ']</text:p>
      <text:p text:style-name="P4">
类别: News</text:p>
      <!--METADATA-->
      <text:p text:style-name="P4">
<draw:frame draw:style-name="fr1" draw:name="Image231" text:anchor-type="as-char" svg:width="6.9236in" svg:height="3.4618in" draw:z-index="0">
<draw:image xlink:href="../Images/AРМІЯINFORM/2023-05-15T41-00-00-04-00/shahed-5447.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今晚，俄罗斯恐怖分子再次以Shot-Kamikadze的“ Shahd”袭击了乌克兰。 目前，有关此攻击后果的信息。”消息写道。</text:p>
      <text:p text:style-name="P4">
News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在Donbass中 -  46次战斗冲突，Bakhmut的激烈战斗继续</text:span>
</text:h>
      <text:p text:style-name="P4">
作者: ['АРМІЯINFORM']</text:p>
      <text:p text:style-name="P4">
时间: 2023-05-15T42:00:00-04:00</text:p>
      <text:p text:style-name="P4">
描述: 关于CED Doimlay，ZS乌克兰人，位于Rankova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标签: ['STOPRUSSIA', 'БАХМУТ', 'ВТОРГНЕННЯ РФ', 'ГШ ЗС УКРАЇНИ']</text:p>
      <text:p text:style-name="P4">
类别: News</text:p>
      <!--METADATA-->
      <text:p text:style-name="P4">
<draw:frame draw:style-name="fr1" draw:name="Image232" text:anchor-type="as-char" svg:width="6.9236in" svg:height="4.615733in" draw:z-index="0">
<draw:image xlink:href="../Images/AРМІЯINFORM/2023-05-15T42-00-00-04-00/345932785_472352935069313_7735893693450801731_n.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敌人继续专注于对莱曼，巴赫穆特，阿维迪夫和马林斯克的指示的主要努力-46个战斗交界处发生。 巴赫穆特(Bakhmut)和马林卡(Marinka)仍然留在战斗的中心。”证词写道。</text:p>
      <text:p text:style-name="P4">
还指出，敌人继续发生在巴赫穆特方向。 巴赫穆特(Bakhmut)正在进行激烈的战斗。 此外，白天，敌人朝着Hryhorigorigorovka，Bogdanivka和Predentice的定居点方向进行了不成功的进攻行动。 他击中了Blivanovsky航空中风。 Grigorivka，Bogdanivka，Bakhmut，Ivanivske，Yar，Red，Konstantinovka，Konstantinovka，友谊，North，Toretsk，Donetsk地区的Shuma遭到敌人的炮击受伤。</text:p>
      <text:p text:style-name="P4">
News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敌人造成了41个航空和11次火箭中风</text:span>
</text:h>
      <text:p text:style-name="P4">
作者: ['АРМІЯINFORM']</text:p>
      <text:p text:style-name="P4">
时间: 2023-05-15T43:00:00-04:00</text:p>
      <text:p text:style-name="P4">
描述: 关于CED Doimlay HS ZS乌克兰人，位于Rankova Zvedenni。 “敌人已经过去了……与乌克兰2022年的战争，与乌克兰的战争是今天的最新消息，今天与乌克兰2022年的战争是今天的最后一场，乌克兰和俄罗斯之间的战争将发生战争，当乌克兰会有，是否会有吗</text:p>
      <text:p text:style-name="P4">
图片: ['<text:a xlink:type="simple" xlink:href="https://armyinform.com.ua/wp-content/uploads/2023/03/original-1.jpg" text:style-name="Internet_20_link" text:visited-style-name="Visited_20_Internet_20_Link">
original-1.jpg</text:a>
']</text:p>
      <text:p text:style-name="P4">
标签: ['STOPRUSSIA', 'ВОЄННІ ЗЛОЧИНИ ЗС РФ', 'ВТОРГНЕННЯ РФ', 'ГШ ЗС УКРАЇНИ']</text:p>
      <text:p text:style-name="P4">
类别: News</text:p>
      <!--METADATA-->
      <text:p text:style-name="P4">
<draw:frame draw:style-name="fr1" draw:name="Image233" text:anchor-type="as-char" svg:width="6.9236in" svg:height="4.454183in" draw:z-index="0">
<draw:image xlink:href="../Images/AРМІЯINFORM/2023-05-15T43-00-00-04-00/original-1.jpg" xlink:type="simple" xlink:show="embed" xlink:actuate="onLoad" draw:mime-type="image/jpeg"/>
</draw:frame>
说明性照片</text:p>
      <text:p text:style-name="P4">
关于它<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在过去的一天中，敌人尤其是在哈尔基夫(Kharkiv)，康斯坦蒂尼诺夫卡(Konstantinovka)和佐洛奇夫(Zolochiv)村庄的城市袭击了11个火箭中风。 此外，他施加了41架飞机秤，并在部队和定居点的位置上炮击了74架火箭发射器。 和平的人受伤，私人住宅和其他平民基础设施被摧毁。</text:p>
      <text:p text:style-name="P4">
武装部队的武装部队警告说，整个乌克兰的火箭和航空罢工的可能性仍然很高。</text:p>
      <text:p text:style-name="P4">
News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敌人10和超级摄像机的三个无人机被摧毁</text:span>
</text:h>
      <text:p text:style-name="P4">
作者: ['АРМІЯINFORM']</text:p>
      <text:p text:style-name="P4">
时间: 2023-05-15T44:00:00-04:00</text:p>
      <text:p text:style-name="P4">
描述: 关于CED Doimlay，ZS乌克兰人，位于Rankova Zvedenni。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标签: ['STOPRUSSIA', 'SUPERCAM', 'ВТОРГНЕННЯ РФ', 'ГШ ЗС УКРАЇНИ', 'ОРЛАН-10']</text:p>
      <text:p text:style-name="P4">
类别: News</text:p>
      <!--METADATA-->
      <text:p text:style-name="P4">
<draw:frame draw:style-name="fr1" draw:name="Image234" text:anchor-type="as-char" svg:width="6.9236in" svg:height="4.615733in" draw:z-index="0">
<draw:image xlink:href="../Images/AРМІЯINFORM/2023-05-15T44-00-00-04-00/340836873_228535893058660_7842946212120837350_n.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国防军航空在敌人的个人员工和军事装备的集中领域中进行了17次搏动。 信息还杀死了“ Orlan-10”类型的2种敌人侦察无人机，并摧毁了无人机“ Supercam”。</text:p>
      <text:p text:style-name="P4">
还指出，导弹部队和炮兵的单位被1个标点符号，6个活力集中的区域，4个相关位置的炮兵部队，1种防空手段和7个重要目标击中。</text:p>
      <text:p text:style-name="P4">
News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在南部，占领者以大约40个定居点开火</text:span>
</text:h>
      <text:p text:style-name="P4">
作者: ['АРМІЯINFORM']</text:p>
      <text:p text:style-name="P4">
时间: 2023-05-15T45:00:00-04:00</text:p>
      <text:p text:style-name="P4">
描述: 关于CED Doimlay，ZS乌克兰人，位于Rankova Zvedenni。 “在……与乌克兰2022年的战争的背面，与乌克兰的战争是今天的最新消息，与乌克兰2022的战争是今天的最后一场新闻，乌克兰和俄罗斯之间的战争是否会发生战争，当战争之间以及战争时，在2022年与乌克兰有关，是否会有，无论是否会有，是否会在不久的将来与乌克兰进行战争，这是与乌克兰的战争，今天的乌克兰新闻，乌克兰新闻，乌克兰媒体在俄罗斯的乌克兰新闻</text:p>
      <text:p text:style-name="P4">
图片: ['<text:a xlink:type="simple" xlink:href="https://armyinform.com.ua/wp-content/uploads/2022/06/630_360_1652906572-170.jpg" text:style-name="Internet_20_link" text:visited-style-name="Visited_20_Internet_20_Link">
630_360_1652906572-170.jpg</text:a>
']</text:p>
      <text:p text:style-name="P4">
标签: ['STOPRUSSIA', 'ВТОРГНЕННЯ РФ', 'ГШ ЗС УКРАЇНИ', 'ХЕРСОНЩИНА']</text:p>
      <text:p text:style-name="P4">
类别: News</text:p>
      <!--METADATA-->
      <text:p text:style-name="P4">
<draw:frame draw:style-name="fr1" draw:name="Image235" text:anchor-type="as-char" svg:width="6.9236in" svg:height="3.956343in" draw:z-index="0">
<draw:image xlink:href="../Images/AРМІЯINFORM/2023-05-15T45-00-00-04-00/630_360_1652906572-170.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在Zaporizhhya和Kherson的指示中，敌人继续进行防御。 他在Kizomis和Stanislavorson定居点的地区袭击了航空罢工。 反对这一点，他向大约40支居住的笔开了枪。 这些尤其是Donetsk地区Novopol的Uremivka； Gulyaypole，Railway，White，Mala Tokmachka和Kamianske Zaporizhhya地区； Dnipropetrovsk地区的Nikopol； 节目写道。</text:p>
      <text:p text:style-name="P4">
News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在赫尔森地区，种族主义者贿赂了“ rospasport”的所有者</text:span>
</text:h>
      <text:p text:style-name="P4">
作者: ['АРМІЯINFORM']</text:p>
      <text:p text:style-name="P4">
时间: 2023-05-15T46:00:00-04:00</text:p>
      <text:p text:style-name="P4">
描述: 关于CED Doimlay，ZS乌克兰人，位于Rankova Zvedenni。 “对手我是……与乌克兰2022年的战争，与乌克兰的最新新闻战争，与乌克兰2022年的新闻战争，今天的最后一次战争将在乌克兰和俄罗斯之间发生战争，当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3/05/11-17.jpg" text:style-name="Internet_20_link" text:visited-style-name="Visited_20_Internet_20_Link">
11-17.jpg</text:a>
']</text:p>
      <text:p text:style-name="P4">
标签: ['STOPRUSSIA', 'ВТОРГНЕННЯ РФ', 'ГШ ЗС УКРАЇНИ', 'ХЕРСОНЩИНА']</text:p>
      <text:p text:style-name="P4">
类别: News</text:p>
      <!--METADATA-->
      <text:p text:style-name="P4">
<draw:frame draw:style-name="fr1" draw:name="Image236" text:anchor-type="as-char" svg:width="6.9236in" svg:height="4.580376in" draw:z-index="0">
<draw:image xlink:href="../Images/AРМІЯINFORM/2023-05-15T46-00-00-04-00/11-17.jpg" xlink:type="simple" xlink:show="embed" xlink:actuate="onLoad" draw:mime-type="image/jpeg"/>
</draw:frame>
<text:span text:style-name="T4">
🔥俄罗斯入侵的局势</text:span>
 <text:a xlink:type="simple" xlink:href="https://www.facebook.com/GeneralStaff.ua/posts/pfbid028hGqSCsEXz64VUeh4ehEEd46PwifT6ABQYMF2CwAUtTLUgPCgpovQNKwX2E8J8xQl" text:style-name="Internet_20_link" text:visited-style-name="Visited_20_Internet_20_Link">
报告</text:a>
乌克兰武装部队将军在早晨摘要中。</text:p>
      <text:p text:style-name="P4">
“敌人继续补充损失，以牺牲乌克兰暂时捕获的领土的强迫动员为代价。 因此，赫尔森地区的倾盆大雨的特征是对以前放弃乌克兰公民身份的男人有利地拘留，而不是俄罗斯。 拘留后，在第一盘对话中，侵略者要求此类公民的非法资金以延迟动员。 拒绝付款或没有所需金额的人将所有军事培训的加速课程发送到现场。</text:p>
      <text:p text:style-name="P4">
News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国防军每天消除了近600名入侵者，摧毁了21个Artsystem和11 BBM</text:span>
</text:h>
      <text:p text:style-name="P4">
作者: ['АРМІЯINFORM']</text:p>
      <text:p text:style-name="P4">
时间: 2023-05-15T47:00:00-04:00</text:p>
      <text:p text:style-name="P4">
描述: Zagalni Boyov，将敌人于02/24/22到05/15/23 Orintovo成为：...与乌克兰2022的战争，与乌克兰与乌克兰的最新新闻，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92a3d31c-0096-4b6c-bd15-ec16d4dd1499-scaled.jpg" text:style-name="Internet_20_link" text:visited-style-name="Visited_20_Internet_20_Link">
92a3d31c-0096-4b6c-bd15-ec16d4dd1499-scaled.jpg</text:a>
']</text:p>
      <text:p text:style-name="P4">
标签: ['STOPRUSSIA', 'АГРЕСІЯ РФ', 'ВТОРГНЕННЯ РФ', 'ВТРАТИ ВОРОГА', 'ГШ ЗСУ']</text:p>
      <text:p text:style-name="P4">
类别: News</text:p>
      <!--METADATA-->
      <text:p text:style-name="P4">
<draw:frame draw:style-name="fr1" draw:name="Image237" text:anchor-type="as-char" svg:width="6.9236in" svg:height="6.975527in" draw:z-index="0">
<draw:image xlink:href="../Images/AРМІЯINFORM/2023-05-15T47-00-00-04-00/92a3d31c-0096-4b6c-bd15-ec16d4dd1499-scaled.jpg" xlink:type="simple" xlink:show="embed" xlink:actuate="onLoad" draw:mime-type="image/jpeg"/>
</draw:frame>
敌人从24.02.22到15.05.23的总损失将分配给：</text:p>
      <text:p text:style-name="P4">
<text:span text:style-name="T4">
<text:span text:style-name="T5">
人员 -  </text:span>
* 199460(+580)淘汰的人</text:span>
<text:span text:style-name="T5">
坦克 -  </text:span>
<text:span text:style-name="T5">
 3759(+3)</text:span>
<text:span text:style-name="T4">
战斗装甲车 -  </text:span>
 7336(+11)<text:span text:style-name="T4">
<text:span text:style-name="T5">
炮兵系统 -  </text:span>
<text:span text:style-name="T5">
 3137(+21)</text:span>
 </text:span>
 rszv- <text:span text:style-name="T4">
 562(0)</text:span>
<text:span text:style-name="T5">
防空 -  </text:span>
<text:span text:style-name="T5">
 316(+2)</text:span>
<text:span text:style-name="T4">
飞机 -  </text:span>
 308(0)<text:span text:style-name="T4">
<text:span text:style-name="T5">
直升机 -  </text:span>
* 294(0)</text:span>
<text:span text:style-name="T5">
无人机手术水平 -  </text:span>
<text:span text:style-name="T5">
 2720(+24)</text:span>
<text:span text:style-name="T4">
有翼导弹 -  </text:span>
 973(+3)<text:span text:style-name="T4">
<text:span text:style-name="T5">
船 /船 -  </text:span>
* 18(0)</text:span>
<text:span text:style-name="T5">
汽车设备和坦克 -  </text:span>
<text:span text:style-name="T5">
 6034(+16)</text:span>
<text:span text:style-name="T4">
特殊设备 -  </text:span>
 407(+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5月15日，23日。</text:p>
      <text:p text:style-name="P4">
News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挪威的武装部队将对3200名乌克兰军队进行培训</text:span>
</text:h>
      <text:p text:style-name="P4">
作者: ['АРМІЯINFORM']</text:p>
      <text:p text:style-name="P4">
时间: 2023-05-15T48:00:00-04:00</text:p>
      <text:p text:style-name="P4">
描述: 服务计划中心的Coroline Norwegia服务中心的Zbroini Silia在今天上次与乌克兰与乌克兰的最新新闻，与乌克兰的最新新闻，今天与乌克兰2022年的新闻战争，今天将在乌克兰与乌克兰的《新闻战》，乌克兰与乌克兰之间的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标签: ['БЙОРН АРІЛЬД ГРАМ', 'ВІЙСЬКОВА ПІДГОТОВКА', 'КОРОЛІВСТВО НОРВЕГІЯ']</text:p>
      <text:p text:style-name="P4">
类别: News</text:p>
      <!--METADATA-->
      <text:p text:style-name="P4">
<draw:frame draw:style-name="fr1" draw:name="Image238" text:anchor-type="as-char" svg:width="6.9236in" svg:height="5.560437in" draw:z-index="0">
<draw:image xlink:href="../Images/AРМІЯINFORM/2023-05-15T48-00-00-04-00/347100937_281108924270396_1731979915210376625_n-e1684128758559.jpg" xlink:type="simple" xlink:show="embed" xlink:actuate="onLoad" draw:mime-type="image/jpeg"/>
</draw:frame>
挪威王国的武装部队计划在今年在3200名乌克兰军队中工作。</text:p>
      <text:p text:style-name="P4">
关于它<text:a xlink:type="simple" xlink:href="https://www.facebook.com/GeneralStaff.ua/posts/pfbid02v8QR8NsDAbEZfgdHX1JWUijjeaSagbCHyb3U1gmnn18umMcwGL5sapqz55VvB8nbl" text:style-name="Internet_20_link" text:visited-style-name="Visited_20_Internet_20_Link">
报告</text:a>
武装部队的总人员。</text:p>
      <text:p text:style-name="P4">
挪威国防部长比约恩·阿里达·克拉姆(Bjorn Arilda Gram)在内政部M. Moretene Egghen的责任下，在其中一个垃圾填埋场中访问了乌克兰士兵的培训。</text:p>
      <text:p text:style-name="P4">
“有些人很快能够捍卫自己的家园及其价值观的人给人留下深刻的印象。 当我们遇到来自敌对行动的战士并返回战争时，战争正在接近。 这是一个有力的提醒，它不是独自出现的。 我们将乌克兰在财务上支持，这是这样的培训，我们将维持需要多少钱。”该部说。</text:p>
      <text:p text:style-name="P4">
<draw:frame draw:style-name="fr1" draw:name="Image239" text:anchor-type="as-char" svg:width="6.9236in" svg:height="5.1927in" draw:z-index="0">
<draw:image xlink:href="../Images/AРМІЯINFORM/2023-05-15T48-00-00-04-00/346468596_198248813091396_5234527643515208218_n-1.jpg" xlink:type="simple" xlink:show="embed" xlink:actuate="onLoad" draw:mime-type="image/jpeg"/>
</draw:frame>
众所周知，自4月底以来，挪威国民警卫队的讲师已经开始对一百多名乌克兰军事医学，消防训练和团队领导力进行深入训练。</text:p>
      <text:p text:style-name="P4">
“我们将支持挪威和其他国家的乌克兰人员的培训。 这种支持变得越来越重要，因为乌克兰正在变得越来越多的西方材料。” Bjorn Arilda Gram说。</text:p>
      <text:p text:style-name="P4">
<text:a xlink:type="simple" xlink:href="https://armyinform.com.ua/wp-content/uploads/2023/05/346483039_804326741317614_9004813816187819550_n-1.jpg" text:style-name="Internet_20_link" text:visited-style-name="Visited_20_Internet_20_Link">
!(Images/AРМІЯINFORM/2023-05-15T48-00-00-04-00/346483039_804326741317614_9004813816187819550_n-1-150x150.jpg)</text:a>
</text:p>
      <text:p text:style-name="P4">
<text:a xlink:type="simple" xlink:href="https://armyinform.com.ua/wp-content/uploads/2023/05/347137652_951520769605561_8224673224865492612_n-1.jpg" text:style-name="Internet_20_link" text:visited-style-name="Visited_20_Internet_20_Link">
<draw:frame draw:style-name="fr1" draw:name="Image240" text:anchor-type="as-char" svg:width="6.9236in" svg:height="6.9236in" draw:z-index="0">
<draw:image xlink:href="../Images/AРМІЯINFORM/2023-05-15T48-00-00-04-00/347137652_951520769605561_8224673224865492612_n-1-150x150.jpg" xlink:type="simple" xlink:show="embed" xlink:actuate="onLoad" draw:mime-type="image/jpeg"/>
</draw:frame>
</text:a>
据报道，挪威教师<text:a xlink:type="simple" xlink:href="https://armyinform.com.ua/2023/04/13/norvezki-instruktory-navchayut-ukrayinski-ekipazhi-na-tankah-leopard-proryvaty-tankovi-pereshkody/" text:style-name="Internet_20_link" text:visited-style-name="Visited_20_Internet_20_Link">
教</text:a>
乌克兰船上的豹子坦克船员打破了坦克障碍物。</text:p>
      <text:p text:style-name="P4">
News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当归Terluga的军队成为Krate 1英超锦标赛Kumite的冠军</text:span>
</text:h>
      <text:p text:style-name="P4">
作者: ['АРМІЯINFORM']</text:p>
      <text:p text:style-name="P4">
时间: 2023-05-15T49:00:00-04:00</text:p>
      <text:p text:style-name="P4">
描述: 乌克兰乌克兰乌克兰 - 卡拉特主义者安吉利卡·特拉加（Angelika Terluga他们在2022年与乌克兰有一年</text:p>
      <text:p text:style-name="P4">
图片: ['<text:a xlink:type="simple" xlink:href="https://armyinform.com.ua/wp-content/uploads/2023/05/photo_2023_05_14_19_39_38_650x410.jpg" text:style-name="Internet_20_link" text:visited-style-name="Visited_20_Internet_20_Link">
photo_2023_05_14_19_39_38_650x410.jpg</text:a>
']</text:p>
      <text:p text:style-name="P4">
标签: ['АНЖЕЛІКА ТЕРЛЮГА', 'ВІЙСЬКОВІ СПОРТСМЕНИ', 'КАРАТЕ']</text:p>
      <text:p text:style-name="P4">
类别: News</text:p>
      <!--METADATA-->
      <text:p text:style-name="P4">
<draw:frame draw:style-name="fr1" draw:name="Image241" text:anchor-type="as-char" svg:width="6.9236in" svg:height="4.367194in" draw:z-index="0">
<draw:image xlink:href="../Images/AРМІЯINFORM/2023-05-15T49-00-00-04-00/photo_2023_05_14_19_39_38_650x410.jpg" xlink:type="simple" xlink:show="embed" xlink:actuate="onLoad" draw:mime-type="image/jpeg"/>
</draw:frame>
众所周知的乌克兰天使当归Terluga Angelica成为Rabat的Kumite Kumite 1英超联赛的冠军(摩洛哥).</text:p>
      <text:p text:style-name="P4">
Про це <text:a xlink:type="simple" xlink:href="https://t.me/nocukraine/4783" text:style-name="Internet_20_link" text:visited-style-name="Visited_20_Internet_20_Link">
повідомляє</text:a>
国际奥林匹克委员会的新闻服务。</text:p>
      <text:p text:style-name="P4">
在最高55公斤的重量类别的决定性战斗中，我们的奥运会玛丽卡·凯特(Malica Khitioner(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西班牙)，Angelika Terluga <text:a xlink:type="simple" xlink:href="https://armyinform.com.ua/2023/03/27/zoloto-ta-sriblo-zdobuly-nashi-armijky-na-chempionati-yevropy-z-karate/" text:style-name="Internet_20_link" text:visited-style-name="Visited_20_Internet_20_Link">
Won</text:a>
金牌，赢得了意大利的Finnal格斗代表(8：0).</text:p>
      <text:p text:style-name="P4">
News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F-16是乌克兰军事航空Yuri Ignat今天需要的4多代飞机</text:span>
</text:h>
      <text:p text:style-name="P4">
作者: ['Андрій Агєєв']</text:p>
      <text:p text:style-name="P4">
时间: 2023-05-15T50:00:00-04:00</text:p>
      <text:p text:style-name="P4">
描述: 谈到有关Avisiazisin Coalitsia Krayan -...与乌克兰2022年战争的直接EFIR和TELEMARAFON“єINI新闻”，《与乌克兰与乌克兰的最新新闻》，《与乌克兰的新闻战》，今天最后一次与乌克兰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5/f-16-picture-resize.jpg" text:style-name="Internet_20_link" text:visited-style-name="Visited_20_Internet_20_Link">
f-16-picture-resize.jpg</text:a>
']</text:p>
      <text:p text:style-name="P4">
标签: ['F-16', 'ВТОРГНЕННЯ РФ', 'ЄДИНІ НОВИНИ', 'ПС ЗСУ', 'ЮРІЙ ІГНАТ']</text:p>
      <text:p text:style-name="P4">
类别: News</text:p>
      <!--METADATA-->
      <text:p text:style-name="P4">
<draw:frame draw:style-name="fr1" draw:name="Image242" text:anchor-type="as-char" svg:width="6.9236in" svg:height="4.436874in" draw:z-index="0">
<draw:image xlink:href="../Images/AРМІЯINFORM/2023-05-15T50-00-00-04-00/f-16-picture-resize.jpg" xlink:type="simple" xlink:show="embed" xlink:actuate="onLoad" draw:mime-type="image/jpeg"/>
</draw:frame>
多功能F-16战斗机。 照片：Willard / ISTCK</text:p>
      <text:p text:style-name="P4">
北约成员的统一新闻航空联盟的直播，该联盟可以协助乌克兰使用第四代“+”飞机，这是乌克兰上校Yuri Yuri Ingat的空军的发言人，他指出F-16是最佳的国内军事航空。</text:p>
      <ul>
        <li>
我们长期以来一直在研究并研究了这个问题，在不同的地点和平台上创建了它，并得出结论，我们需要这些飞机。最重要的是，它有能力承担所有必要的印象，以有效地对敌军和手段和手段和手段和手段和手段和手段和手段。其次，其次，他们在当今的法律上是世界上的。”尤里·伊格纳特(Yuri Ignat)强调。</li>
      </ul>
      <text:p text:style-name="P4">
他还补充说，乌克兰空军向现代战斗机的过渡是必要的，因为当今的战斗机，轰炸机，突击步枪和运输航空航空公司的空中公园 - 所有这些都是苏联的样本。</text:p>
      <ul>
        <li>
我们1991年最年轻的飞机。 今天的所有原始部分都是在侵略国的企业今天生产的。 因此，目前飞机的进一步部署，维修和维护注定要失败。 空军发言人强调，我们不必重新与西方样品重新安排自己，也没有其他选择来实现占领者的有效性。</li>
      </ul>
      <text:p text:style-name="P4">
News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在乌克兰沉默的时刻</text:span>
</text:h>
      <text:p text:style-name="P4">
作者: ['АРМІЯINFORM']</text:p>
      <text:p text:style-name="P4">
时间: 2023-05-15T5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3" text:anchor-type="as-char" svg:width="6.9236in" svg:height="3.895992in" draw:z-index="0">
<draw:image xlink:href="../Images/AРМІЯINFORM/2023-05-15T5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5/v-ukrayini-hvylyna-movchannya/" text:style-name="Internet_20_link" text:visited-style-name="Visited_20_Internet_20_Link">
https://armyinform.com.ua/2023/05/15/v-ukrayini-hvylyna-movchannya/</text:a>
</text:p>
      <!--NEWS-->
      <text:h text:style-name="P10" text:outline-level="1">
<text:span text:style-name="T4">
亚历山大·西尔斯基（Alexander Syrsky）：巴赫穆特的晋升是进攻行动的首要成功</text:span>
</text:h>
      <text:p text:style-name="P4">
作者: ['АРМІЯINFORM']</text:p>
      <text:p text:style-name="P4">
时间: 2023-05-15T52:00:00-04:00</text:p>
      <text:p text:style-name="P4">
描述: 地面Viisk ZSU将军上校Oleksandr Sirskoy的指挥官，Shi the Feren ...与乌克兰2022年的战争，与乌克兰与乌克兰的最新消息，今天与乌克兰的新闻，今天与乌克兰2022年上次与乌克兰进行战争，乌克兰和俄罗斯和俄罗斯和俄罗斯之间以及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ec09f2dd-7277-4137-9f6e-8290034df488.jpg" text:style-name="Internet_20_link" text:visited-style-name="Visited_20_Internet_20_Link">
ec09f2dd-7277-4137-9f6e-8290034df488.jpg</text:a>
', '<text:a xlink:type="simple" xlink:href="https://armyinform.com.ua/wp-content/uploads/2023/05/5aedec3a-4608-485c-bf44-601c253709d8-150x150.jpg" text:style-name="Internet_20_link" text:visited-style-name="Visited_20_Internet_20_Link">
5aedec3a-4608-485c-bf44-601c253709d8-150x150.jpg</text:a>
', '<text:a xlink:type="simple" xlink:href="https://armyinform.com.ua/wp-content/uploads/2023/05/217ec912-2104-4ccb-a170-b363e9fdecba-150x150.jpg" text:style-name="Internet_20_link" text:visited-style-name="Visited_20_Internet_20_Link">
217ec912-2104-4ccb-a170-b363e9fdecba-150x150.jpg</text:a>
', '<text:a xlink:type="simple" xlink:href="https://armyinform.com.ua/wp-content/uploads/2023/05/b414c6b6-1ddf-41af-8915-45f624cdad9a-150x150.jpg" text:style-name="Internet_20_link" text:visited-style-name="Visited_20_Internet_20_Link">
b414c6b6-1ddf-41af-8915-45f624cdad9a-150x150.jpg</text:a>
']</text:p>
      <text:p text:style-name="P4">
标签: ['АГРЕСІЯ РФ', 'БАХМУТ', 'ВТОРГНЕННЯ РФ']</text:p>
      <text:p text:style-name="P4">
类别: News</text:p>
      <!--METADATA-->
      <text:p text:style-name="P4">
<draw:frame draw:style-name="fr1" draw:name="Image244" text:anchor-type="as-char" svg:width="6.9236in" svg:height="4.32725in" draw:z-index="0">
<draw:image xlink:href="../Images/AРМІЯINFORM/2023-05-15T52-00-00-04-00/ec09f2dd-7277-4137-9f6e-8290034df488.jpg" xlink:type="simple" xlink:show="embed" xlink:actuate="onLoad" draw:mime-type="image/jpeg"/>
</draw:frame>
武装部队武装部队的指挥官Oleksandr Sirsky上校使乌克兰国防军进攻行动的首次成功是在进行Bakhmut国防行动的过程中促进乌克兰军队Nabakhmut方向。</text:p>
      <text:p text:style-name="P4">
关于它<text:a xlink:type="simple" xlink:href="https://t.me/militarymediacenter/1933" text:style-name="Internet_20_link" text:visited-style-name="Visited_20_Internet_20_Link">
报告</text:a>
军事媒体中心。</text:p>
      <text:p text:style-name="P4">
“最近几天表明我们可以在如此困难的条件下向前迈进和销毁。 我们要战斗比敌人更小的资源。 同时，我们设法摧毁了他的计划。 一切都感谢我们的战斗机，他们将与侵略者相处，克服了人类机会的最高边界。”</text:p>
      <text:p text:style-name="P4">
据他说，这只是部分成功。 这就是必须感知的方式。</text:p>
      <text:p text:style-name="P4">
<text:a xlink:type="simple" xlink:href="https://armyinform.com.ua/wp-content/uploads/2023/05/5aedec3a-4608-485c-bf44-601c253709d8.jpg" text:style-name="Internet_20_link" text:visited-style-name="Visited_20_Internet_20_Link">
!(Images/AРМІЯINFORM/2023-05-15T52-00-00-04-00/5aedec3a-4608-485c-bf44-601c253709d8-150x150.jpg)</text:a>
</text:p>
      <text:p text:style-name="P4">
<text:a xlink:type="simple" xlink:href="https://armyinform.com.ua/wp-content/uploads/2023/05/217ec912-2104-4ccb-a170-b363e9fdecba.jpg" text:style-name="Internet_20_link" text:visited-style-name="Visited_20_Internet_20_Link">
<draw:frame draw:style-name="fr1" draw:name="Image245" text:anchor-type="as-char" svg:width="6.9236in" svg:height="6.9236in" draw:z-index="0">
<draw:image xlink:href="../Images/AРМІЯINFORM/2023-05-15T52-00-00-04-00/217ec912-2104-4ccb-a170-b363e9fdecba-150x150.jpg" xlink:type="simple" xlink:show="embed" xlink:actuate="onLoad" draw:mime-type="image/jpeg"/>
</draw:frame>
</text:a>
</text:p>
      <text:p text:style-name="P4">
<text:a xlink:type="simple" xlink:href="https://armyinform.com.ua/wp-content/uploads/2023/05/b414c6b6-1ddf-41af-8915-45f624cdad9a.jpg" text:style-name="Internet_20_link" text:visited-style-name="Visited_20_Internet_20_Link">
<draw:frame draw:style-name="fr1" draw:name="Image246" text:anchor-type="as-char" svg:width="6.9236in" svg:height="6.9236in" draw:z-index="0">
<draw:image xlink:href="../Images/AРМІЯINFORM/2023-05-15T52-00-00-04-00/b414c6b6-1ddf-41af-8915-45f624cdad9a-150x150.jpg" xlink:type="simple" xlink:show="embed" xlink:actuate="onLoad" draw:mime-type="image/jpeg"/>
</draw:frame>
</text:a>
“巴赫穆特的防御行动正在进行中。 所有必要的解决方案均已制定。 与指挥官发生的所有可能情况都直接在敌对现场工作。</text:p>
      <text:p text:style-name="P4">
News Source: <text:a xlink:type="simple" xlink:href="https://armyinform.com.ua/2023/05/15/oleksandr-syrskyj-prosuvannya-na-bahmutskomu-napryamku-cze-pershyj-uspih-nastupalnyh-dij/" text:style-name="Internet_20_link" text:visited-style-name="Visited_20_Internet_20_Link">
https://armyinform.com.ua/2023/05/15/oleksandr-syrskyj-prosuvannya-na-bahmutskomu-napryamku-cze-pershyj-uspih-nastupalnyh-dij/</text:a>
</text:p>
      <!--NEWS-->
      <text:h text:style-name="P10" text:outline-level="1">
<text:span text:style-name="T4">
武装部队的代表作为击剑的女子国家队的一部分赢得了世界杯</text:span>
</text:h>
      <text:p text:style-name="P4">
作者: ['АРМІЯINFORM']</text:p>
      <text:p text:style-name="P4">
时间: 2023-05-15T53:00:00-04:00</text:p>
      <text:p text:style-name="P4">
描述: Zhinocha Zbirna乌克兰Fekhtuvannaa摇摆了与Batumi的CVIT杯的“黄金” ...与乌克兰2022年的战争，与乌克兰与乌克兰的战争是今天的最新新闻，这是与乌克兰的新闻战争，与乌克兰2022年的新闻战是今天的最后一场，他们将是乌克兰与俄罗斯之间的战争，当战争，与乌克兰战争时，无论是否与乌克兰战争，这将是与乌克兰在不久的将来与乌克兰发生战争，他们说，今天与乌克兰的战争，今天，乌克兰新闻，乌克兰新闻在俄罗斯的乌克兰媒体</text:p>
      <text:p text:style-name="P4">
图片: ['<text:a xlink:type="simple" xlink:href="https://armyinform.com.ua/wp-content/uploads/2023/05/347094150_765275185384120_4047408670909333538_n-1-e1684132153391.jpg" text:style-name="Internet_20_link" text:visited-style-name="Visited_20_Internet_20_Link">
347094150_765275185384120_4047408670909333538_n-1-e1684132153391.jpg</text:a>
']</text:p>
      <text:p text:style-name="P4">
标签: ['ЖІНОЧА ЗБІРНА УКРАЇНИ', 'ПРЕДСТАВНИЦІ ЗСУ', 'ФЕХТУВАННЯ']</text:p>
      <text:p text:style-name="P4">
类别: News</text:p>
      <!--METADATA-->
      <text:p text:style-name="P4">
<draw:frame draw:style-name="fr1" draw:name="Image247" text:anchor-type="as-char" svg:width="6.9236in" svg:height="3.923933in" draw:z-index="0">
<draw:image xlink:href="../Images/AРМІЯINFORM/2023-05-15T53-00-00-04-00/347094150_765275185384120_4047408670909333538_n-1-e1684132153391.jpg" xlink:type="simple" xlink:show="embed" xlink:actuate="onLoad" draw:mime-type="image/jpeg"/>
</draw:frame>
乌克兰在军刀上的女性击剑赢得了Ubatumi世界杯的“黄金”(乔治亚州). У фіналі українки перемогли американок.</text:p>
      <text:p text:style-name="P4">
Про це<text:a xlink:type="simple" xlink:href="https://www.facebook.com/CSKA1992/posts/pfbid0ynP8cyhvZUhdzyqorYMhMojy2T3suaQU1B88amMzYoG9UjQkD4mvrz7WTchtTutel" text:style-name="Internet_20_link" text:visited-style-name="Visited_20_Internet_20_Link">
інформує</text:a>
武装部队的中央体育俱乐部。</text:p>
      <text:p text:style-name="P4">
蓝色和黄色是<text:span text:style-name="T4">
 Olga Harlan </text:span>
的一部分，<text:span text:style-name="T4">
 Elena Kravatskaya </text:span>
乌克兰武装部队Alina Komashchun和<text:span text:style-name="T4">
 Yulia bakastova </text:span>
的Tappore代表。</text:p>
      <text:p text:style-name="P4">
他们在巴图马赢得的“黄金”成为乌克兰在2016年1月我们的女孩庆祝雅典的胜利时，在该级别的比赛中，乌克兰是乌克兰最高成绩的诫命。</text:p>
      <text:p text:style-name="P4">
News Source: <text:a xlink:type="simple" xlink:href="https://armyinform.com.ua/2023/05/15/predstavnyczi-zsu-v-skladi-zhinochoyi-zbirnoyi-ukrayiny-z-fehtuvannya-vygraly-kubok-svitu/" text:style-name="Internet_20_link" text:visited-style-name="Visited_20_Internet_20_Link">
https://armyinform.com.ua/2023/05/15/predstavnyczi-zsu-v-skladi-zhinochoyi-zbirnoyi-ukrayiny-z-fehtuvannya-vygraly-kubok-svitu/</text:a>
</text:p>
      <!--NEWS-->
      <text:h text:style-name="P10" text:outline-level="1">
<text:span text:style-name="T4">
安娜·马利亚（Anna Malyar）谈论巴赫穆特（Bakhmut）的局势：激烈的战斗继续，敌人拉到郊区</text:span>
</text:h>
      <text:p text:style-name="P4">
作者: ['АРМІЯINFORM']</text:p>
      <text:p text:style-name="P4">
时间: 2023-05-15T54:00:00-04:00</text:p>
      <text:p text:style-name="P4">
描述: Ministra Defence的捍卫者乌克兰加纳·马里亚尔·多尔多米尔（Bakhmuti Trivayatus basmuti Baski）与乌克兰2022年的战争，与乌克兰与乌克兰的最新新闻，今天与乌克兰2022年的新闻战争，今天上次与乌克兰的新闻战争，乌克兰和俄罗斯和俄罗斯之间以及俄罗斯和俄罗斯之间的战争将会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5000.webp" text:style-name="Internet_20_link" text:visited-style-name="Visited_20_Internet_20_Link">
5000.webp</text:a>
']</text:p>
      <text:p text:style-name="P4">
标签: ['БАХМУТ', 'ВІЙНА', 'ГАННА МАЛЯР', 'СХІД УКРАЇНИ']</text:p>
      <text:p text:style-name="P4">
类别: News</text:p>
      <!--METADATA-->
      <text:p text:style-name="P4">
<draw:frame draw:style-name="fr1" draw:name="Image248" text:anchor-type="as-char" svg:width="6.9236in" svg:height="4.15416in" draw:z-index="0">
<draw:image xlink:href="../ConvertedIMGs/AРМІЯINFORM/2023-05-15T54-00-00-04-00/5000.png" xlink:type="simple" xlink:show="embed" xlink:actuate="onLoad" draw:mime-type="image/png"/>
</draw:frame>
乌克兰国防部副部长安娜·马里亚尔(Anna Malyar)报告说，激烈的战斗在巴赫穆特(Bakhmutr)。 俄罗斯人不会改变目标，而是将其支队支队推向城市郊区。</text:p>
      <text:p text:style-name="P4">
关于它<text:a xlink:type="simple" xlink:href="https://t.me/annamaliar/738" text:style-name="Internet_20_link" text:visited-style-name="Visited_20_Internet_20_Link">
写</text:a>
在他的电报频道中。</text:p>
      <text:p text:style-name="P4">
“在巴赫穆特和郊区，一切都很困难。 非常。 与所有部队相反，有几天的搬家。 这都是由于我们军队的超级巨星。</text:p>
      <text:p text:style-name="P4">
激烈的战斗正在进行中。 Bakhmut的辩护继续进行，”她的帖子写道。</text:p>
      <text:p text:style-name="P4">
News Source: <text:a xlink:type="simple" xlink:href="https://armyinform.com.ua/2023/05/15/ganna-malyar-pro-sytuacziyu-u-bahmuti-tryvayut-vazhki-boyi-vorog-pidtyaguye-do-okolycz-mista-desantno-shturmovi-zagony/" text:style-name="Internet_20_link" text:visited-style-name="Visited_20_Internet_20_Link">
https://armyinform.com.ua/2023/05/15/ganna-malyar-pro-sytuacziyu-u-bahmuti-tryvayut-vazhki-boyi-vorog-pidtyaguye-do-okolycz-mista-desantno-shturmovi-zagony/</text:a>
</text:p>
      <!--NEWS-->
      <text:h text:style-name="P10" text:outline-level="1">
<text:span text:style-name="T4">
如果缺少在照片或视频中识别出丢失该怎么办</text:span>
</text:h>
      <text:p text:style-name="P4">
作者: ['АРМІЯINFORM']</text:p>
      <text:p text:style-name="P4">
时间: 2023-05-15T55:00:00-04:00</text:p>
      <text:p text:style-name="P4">
描述: 在Znitnoye的Merezhi Internet Blizkyki中的算法，算法，Yakshcho上，与乌克兰2022年的战争，与乌克兰的最新新闻，今天与乌克兰2022年与乌克兰战争进行战争，乌克兰和拉斯兰之间的战争将在，他们在2022年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znykli-bezvisty.jpg" text:style-name="Internet_20_link" text:visited-style-name="Visited_20_Internet_20_Link">
znykli-bezvisty.jpg</text:a>
']</text:p>
      <text:p text:style-name="P4">
标签: ['БЕЗВІСТИ ЗНИКЛІ', 'МІНРЕІНТЕГРАЦІЇ']</text:p>
      <text:p text:style-name="P4">
类别: News</text:p>
      <!--METADATA-->
      <text:p text:style-name="P4">
<draw:frame draw:style-name="fr1" draw:name="Image249" text:anchor-type="as-char" svg:width="6.9236in" svg:height="4.288165in" draw:z-index="0">
<draw:image xlink:href="../Images/AРМІЯINFORM/2023-05-15T55-00-00-04-00/znykli-bezvisty.jpg" xlink:type="simple" xlink:show="embed" xlink:actuate="onLoad" draw:mime-type="image/jpeg"/>
</draw:frame>
如果照片或视频片段在互联网上识别，则重新整合部提供了动作算法。</text:p>
      <text:p text:style-name="P4">
乌克兰暂时占领领土的重新融入部<text:a xlink:type="simple" xlink:href="https://t.me/minre_ua/3333" text:style-name="Internet_20_link" text:visited-style-name="Visited_20_Internet_20_Link">
推荐</text:a>
采取4个步骤：</text:p>
      <text:p text:style-name="P4">
1.必须向正在调查刑事诉讼的调查人员申请肖像检查。 自由法律援助系统的律师将有助于提出请愿书。 2.您需要添加在Internet上找到的照片或视频，以及可以准确识别缺失的照片或视频。 3.调查人员必须在三个工作日内通知任命或拒绝。 4.根据考试的结果，有必要获得专家意见的副本。 向授权人员和国家信息局提供文件副本。</text:p>
      <text:p text:style-name="P4">
专家的意见将帮助申诉专员办公室的搜索人员失踪人员建立失踪人员的位置。</text:p>
      <text:p text:style-name="P4">
News Source: <text:a xlink:type="simple" xlink:href="https://armyinform.com.ua/2023/05/15/shho-robyty-yakshho-znyklogo-bezvisty-vpiznano-na-foto-chy-videomaterialah/" text:style-name="Internet_20_link" text:visited-style-name="Visited_20_Internet_20_Link">
https://armyinform.com.ua/2023/05/15/shho-robyty-yakshho-znyklogo-bezvisty-vpiznano-na-foto-chy-videomaterialah/</text:a>
</text:p>
      <!--NEWS-->
      <text:h text:style-name="P10" text:outline-level="1">
<text:span text:style-name="T4">
在战场上，风暴阴影的有效性将是多么有效-Yuri Ignat在战场上可见</text:span>
</text:h>
      <text:p text:style-name="P4">
作者: ['Анастасія Олехнович']</text:p>
      <text:p text:style-name="P4">
时间: 2023-05-15T56:00:00-04:00</text:p>
      <text:p text:style-name="P4">
描述: Storm Shadow是一种新型的Ozbrinnya，而不是在乌克兰。 关于埃菲尔（Efir）的工作...与乌克兰2022年的战争，与乌克兰的战争是今天的最新消息，与乌克兰2022年的战争新闻是今天的最后一场新闻，乌克兰和俄罗斯和俄罗斯之间以及何时，乌克兰的战争将发生战争2022年与乌克兰与乌克兰的战争，是否会有，是否会有，是否会在不久的将来与乌克兰进行战争，这是与乌克兰的战争，今天与乌克兰的战争，今天的乌克兰新闻，乌克兰媒体在俄罗斯的乌克兰新闻</text:p>
      <text:p text:style-name="P4">
图片: ['<text:a xlink:type="simple" xlink:href="https://armyinform.com.ua/wp-content/uploads/2022/12/foto-3-6.jpg" text:style-name="Internet_20_link" text:visited-style-name="Visited_20_Internet_20_Link">
foto-3-6.jpg</text:a>
']</text:p>
      <text:p text:style-name="P4">
标签: ['STORM SHADOW', 'ЄДИНІ НОВИНИ', 'ПС ЗСУ', 'ЮРІЙ ІГНАТ']</text:p>
      <text:p text:style-name="P4">
类别: News</text:p>
      <!--METADATA-->
      <text:p text:style-name="P4">
<draw:frame draw:style-name="fr1" draw:name="Image250" text:anchor-type="as-char" svg:width="6.9236in" svg:height="5.1927in" draw:z-index="0">
<draw:image xlink:href="../Images/AРМІЯINFORM/2023-05-15T56-00-00-04-00/foto-3-6.jpg" xlink:type="simple" xlink:show="embed" xlink:actuate="onLoad" draw:mime-type="image/jpeg"/>
</draw:frame>
Stormshadow，中心(|髓。 长范围自主巡航系统 - 一般就业)Storm Shadow是乌克兰不可用的一种新型武器。 武装部队武装部队的发言人尤里格特(Yurignat)在Eviritelvagrapher中说了这一点。</text:p>
      <ul>
        <li>
由于西方合作伙伴已经决定转让这些导弹并表达了这些导弹的决定，因此将出现对乌克兰武器的使用和适应的问题。 它是一枚现代有翼的火箭，拥有世界领先国家。 乌克兰敌对行动实践中的西方制造商将看到其武器的效果。 反过来，我们将要求他更多。</li>
      </ul>
      <text:p text:style-name="P4">
当被问及是否是一次时间的帮助或火箭发言人不会回答空军司令部。 但是，可以传达导弹将以足够数量的方式传输，以执行当前的国家保护以及未来的能力。</text:p>
      <text:p text:style-name="P4">
News Source: <text:a xlink:type="simple" xlink:href="https://armyinform.com.ua/2023/05/15/naskilky-efektyvnymy-ye-storm-shadow-bude-vydno-na-poli-boyu-yurij-ignat/" text:style-name="Internet_20_link" text:visited-style-name="Visited_20_Internet_20_Link">
https://armyinform.com.ua/2023/05/15/naskilky-efektyvnymy-ye-storm-shadow-bude-vydno-na-poli-boyu-yurij-ignat/</text:a>
</text:p>
      <!--NEWS-->
      <text:h text:style-name="P10" text:outline-level="1">
<text:span text:style-name="T4">
伊曼纽尔·马克龙（Emmanuel Macron）：乌克兰人和乌克兰人，您可以指望法国国家的支持</text:span>
</text:h>
      <text:p text:style-name="P4">
作者: ['АРМІЯINFORM']</text:p>
      <text:p text:style-name="P4">
时间: 2023-05-15T57:00:00-04:00</text:p>
      <text:p text:style-name="P4">
描述: Klack -Rozrakhovati关于Borotbi Zasyayu的Piditrima Franziy是Podolonni ...与乌克兰2022年的战争，与乌克兰与乌克兰的最新新闻，与乌克兰的新闻，与乌克兰2022年的新闻战争，今天，今天将在乌克兰和俄罗斯与乌克兰战争之间发生一场战争在不久的将来，是否会与乌克兰进行战争，与乌克兰的战争，今天的乌克兰新闻，乌克兰新闻在俄罗斯的乌克兰新闻</text:p>
      <text:p text:style-name="P4">
图片: ['<text:a xlink:type="simple" xlink:href="https://armyinform.com.ua/wp-content/uploads/2023/05/macron_zelenskyy.jpg" text:style-name="Internet_20_link" text:visited-style-name="Visited_20_Internet_20_Link">
macron_zelenskyy.jpg</text:a>
']</text:p>
      <text:p text:style-name="P4">
标签: ['STOPRUSSIA', 'АГРЕСІЯ РФ', 'ВОЛОДИМИР ЗЕЛЕНСЬКИЙ', 'ВТОРГНЕННЯ РФ', 'ЕММАНЮЕЛЬ МАКРОН', 'СВІТ ПІДТРИМУЄ УКРАЇНУ']</text:p>
      <text:p text:style-name="P4">
类别: News</text:p>
      <!--METADATA-->
      <text:p text:style-name="P4">
<draw:frame draw:style-name="fr1" draw:name="Image251" text:anchor-type="as-char" svg:width="6.9236in" svg:height="3.894525in" draw:z-index="0">
<draw:image xlink:href="../Images/AРМІЯINFORM/2023-05-15T57-00-00-04-00/macron_zelenskyy.jpg" xlink:type="simple" xlink:show="embed" xlink:actuate="onLoad" draw:mime-type="image/jpeg"/>
</draw:frame>
乌克兰可以指望法国在与俄罗斯的斗争中的支持以及俄罗斯侵略的后果。</text:p>
      <text:p text:style-name="P4">
这是基于与乌克兰总统弗拉基米尔塞尔斯基的会议<text:a xlink:type="simple" xlink:href="https://twitter.com/EmmanuelMacron/status/1657895076087857170" text:style-name="Internet_20_link" text:visited-style-name="Visited_20_Internet_20_Link">
报告</text:a>
法国领导人伊曼纽尔·马克龙(Emmanuel Macron)。</text:p>
      <text:p text:style-name="P4">
“我们与乌克兰弗拉基米尔·泽伦斯基总统讨论了乌克兰的运营概念，以反对俄罗斯的侵略。 只要有必要，法国就会为乌克兰人提供政治，金融，人道主义和军事支持。”</text:p>
      <text:p text:style-name="P4">
他宣布，巴黎官方将在接下来的几周内通过数十辆装甲车和轻型坦克来教和装备许多乌克兰营。</text:p>
      <text:p text:style-name="P4">
“为了帮助保护人口免受俄罗斯的罢工，法国专注于乌克兰防空的机会。 为了增强乌克兰迫害战争罪犯的能力，我们提供了两个移动DNA实验室。 法国居民强调，这种帮助将继续增加。</text:p>
      <text:p text:style-name="P4">
伊曼纽尔·马克龙(Emmanuel Macron)强调，俄罗斯不应有罪不罚。</text:p>
      <text:p text:style-name="P4">
“为了持有战争罪的肇事者，我们通过正在进行的调查(国际刑事法院)确认我们的支持(https://armyinform.com.ua/2023/03/17/mizhnarodnyj-kryminalnyj-sud-vydav-order-na-aresht-putina/). Ми повинні також забезпечити притягнення довідповідальності політичного керівництва. Ми працюємо над створенням<text:a xlink:type="simple" xlink:href="https://armyinform.com.ua/2023/02/28/koalicziya-zi-stvorennya-specztrybunalu-shhodo-zlochynu-agresiyi-rf-proty-ukrayiny-prodovzhyt-zrostaty-dmytro-kuleba/" text:style-name="Internet_20_link" text:visited-style-name="Visited_20_Internet_20_Link">
спеціального трибуналу</text:a>
. Новий Міжнародний центр з розслідуваннязлочинів російської агресії проти України має почати роботу якнайшвидше», —повідомив президент Франції.</text:p>
      <text:p text:style-name="P4">
Крім того, Емманюель Макрон підтримує українську ініціативу, спрямовану надосягнення справедливого і стійкого миру. За його словами, <text:a xlink:type="simple" xlink:href="https://armyinform.com.ua/2023/02/24/ukrayina-zahyshhaye-osnovni-prynczypy-ta-interesy-yaki-lezhat-v-statuti-oon-mykola-tochyczkyj/" text:style-name="Internet_20_link" text:visited-style-name="Visited_20_Internet_20_Link">
український мирнийплан</text:a>
提供法国已经在处理的重要任务。他还尊重乌克兰人民和乌克兰武装部队的决心和勇气。</text:p>
      <text:p text:style-name="P4">
“您不仅可以保护俄罗斯袭击的国家，还可以使我们大陆，欧洲的安全。 乌克兰人，乌克兰人，亲爱的弗拉基米尔(Vladimir)，代表法国国家，亲自确保您可以扣除我们的友谊，我们的友谊，我们的兄弟情谊，”  - 总结了Macron摘要。</text:p>
      <text:p text:style-name="P4">
我们将提醒，2023年5月14日，乌克兰沃罗迪米尔·泽伦斯基总统到达巴黎与法国领导人伊曼纽尔·马克龙(Emmanuel Macron)会面。乌克兰对乌克兰国防的主要需求。 此外，乌克兰总统也与法国总统[创造]一起发展(https://armyinform.com.ua/2023/05/15/prezydent-ukrayiny-obgovoryv-z-prezydentom-francziyi-koalicziyu-vynyshhuvachiv/)战斗机联盟。</text:p>
      <text:p text:style-name="P4">
News Source: <text:a xlink:type="simple" xlink:href="https://armyinform.com.ua/2023/05/15/emmanyuel-makron-ukrayinky-ta-ukrayinczi-mozhete-rozrahovuvaty-na-pidtrymku-franczuzkoyi-nacziyi/" text:style-name="Internet_20_link" text:visited-style-name="Visited_20_Internet_20_Link">
https://armyinform.com.ua/2023/05/15/emmanyuel-makron-ukrayinky-ta-ukrayinczi-mozhete-rozrahovuvaty-na-pidtrymku-franczuzkoyi-nacziyi/</text:a>
</text:p>
      <!--NEWS-->
      <text:h text:style-name="P10" text:outline-level="1">
<text:span text:style-name="T4">
白天，救援人员去消除了敌人炮击近100次的后果</text:span>
</text:h>
      <text:p text:style-name="P4">
作者: ['АРМІЯINFORM']</text:p>
      <text:p text:style-name="P4">
时间: 2023-05-15T58:00:00-04:00</text:p>
      <text:p text:style-name="P4">
描述: 最后一次，乌克兰Zvozvichahi的持有人服务14次。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ДСНС УКРАЇНИ', 'ЛІКВІДАЦІЯ НАСЛІДКІВ ВОРОЖИХ ОБСТРІЛІВ']</text:p>
      <text:p text:style-name="P4">
类别: News</text:p>
      <!--METADATA-->
      <text:p text:style-name="P4">
<draw:frame draw:style-name="fr1" draw:name="Image252" text:anchor-type="as-char" svg:width="6.9236in" svg:height="3.888597in" draw:z-index="0">
<draw:image xlink:href="../Images/AРМІЯINFORM/2023-05-15T58-00-00-04-00/xzvev8dxadlvsx-pozhezha.jpg" xlink:type="simple" xlink:show="embed" xlink:actuate="onLoad" draw:mime-type="image/jpeg"/>
</draw:frame>
说明性照片</text:p>
      <text:p text:style-name="P4">
在5月14日<text:span text:style-name="T4">
的最后一天，</text:span>
乌克兰公务员不确定情况的公务员部门<text:span text:style-name="T4">
 95离开</text:span>
，以消除定居点和基础设施的居民的后果。 消除了9次大火。 为52人提供了心理帮助。</text:p>
      <text:p text:style-name="P4">
这在[消息]中说明了(https://dsns.gov.ua/uk/news/nadzvicaini-podiyi/operativna-informaciia-dsns-shhodo-naslidkiv-vedennia-boiovix-dii-rosiiskoiu-federacijeiu-157)乌克兰的SES。</text:p>
      <text:p text:style-name="P4">
自从大规模侵略俄罗斯以来，乌克兰SES的单位因消除炮击后果而出发了94 309，已经爆发了14个533大火，救出了4052人，并为214 149人提供了。协助。</text:p>
      <text:p text:style-name="P4">
News Source: <text:a xlink:type="simple" xlink:href="https://armyinform.com.ua/2023/05/15/za-dobu-ryatuvalnyky-majzhe-100-raziv-vyyizhdzhaly-na-likvidacziyu-naslidkiv-vorozhyh-obstriliv/" text:style-name="Internet_20_link" text:visited-style-name="Visited_20_Internet_20_Link">
https://armyinform.com.ua/2023/05/15/za-dobu-ryatuvalnyky-majzhe-100-raziv-vyyizhdzhaly-na-likvidacziyu-naslidkiv-vorozhyh-obstriliv/</text:a>
</text:p>
      <!--NEWS-->
      <text:h text:style-name="P10" text:outline-level="1">
<text:span text:style-name="T4">
俄罗斯联邦的军队用“毕业生”袭击了切尔尼希夫地区：受损的平民基础设施</text:span>
</text:h>
      <text:p text:style-name="P4">
作者: ['АРМІЯINFORM']</text:p>
      <text:p text:style-name="P4">
时间: 2023-05-15T59:00:00-04:00</text:p>
      <text:p text:style-name="P4">
描述: 柴戈夫的Urantsi Rosiyski Vissyska被Bengigyvshchini Bon炮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176703-1_large.jpg" text:style-name="Internet_20_link" text:visited-style-name="Visited_20_Internet_20_Link">
176703-1_large.jpg</text:a>
']</text:p>
      <text:p text:style-name="P4">
标签: ['ВІЙНА', 'ВОРОЖІ ОБСТРІЛИ', 'ОК «ПІВНІЧ»']</text:p>
      <text:p text:style-name="P4">
类别: News</text:p>
      <!--METADATA-->
      <text:p text:style-name="P4">
<draw:frame draw:style-name="fr1" draw:name="Image253" text:anchor-type="as-char" svg:width="6.9236in" svg:height="3.492167in" draw:z-index="0">
<draw:image xlink:href="../Images/AРМІЯINFORM/2023-05-15T59-00-00-04-00/176703-1_large.jpg" xlink:type="simple" xlink:show="embed" xlink:actuate="onLoad" draw:mime-type="image/jpeg"/>
</draw:frame>
早晨，俄罗斯军队再次向切尔尼希夫(Chernihiv)开火，与RSSV“毕业”。</text:p>
      <text:p text:style-name="P4">
关于它<text:a xlink:type="simple" xlink:href="https://t.me/ok_pivnich1/2631" text:style-name="Internet_20_link" text:visited-style-name="Visited_20_Internet_20_Link">
报告</text:a>
操作命令“北”。</text:p>
      <text:p text:style-name="P4">
“从06:30到07:10 16教区，大概是从人口稠密的公司Yeline上的RSSV，”  - 消息写道。</text:p>
      <text:p text:style-name="P4">
由于炮击，平民基础设施受到损害，私人房屋燃烧。</text:p>
      <text:p text:style-name="P4">
指定有关当地人口损失的信息。</text:p>
      <text:p text:style-name="P4">
News Source: <text:a xlink:type="simple" xlink:href="https://armyinform.com.ua/2023/05/15/armiya-rf-vdaryla-po-chernigivshhyni-z-gradiv-poshkodzhena-czyvilna-infrastruktura/" text:style-name="Internet_20_link" text:visited-style-name="Visited_20_Internet_20_Link">
https://armyinform.com.ua/2023/05/15/armiya-rf-vdaryla-po-chernigivshhyni-z-gradiv-poshkodzhena-czyvilna-infrastruktura/</text:a>
</text:p>
      <!--NEWS-->
      <text:h text:style-name="P10" text:outline-level="1">
<text:span text:style-name="T4">
收集了有关武装部队的反性的信息：在哈尔基夫地区，俄罗斯联邦的线人被拘留</text:span>
</text:h>
      <text:p text:style-name="P4">
作者: ['АРМІЯINFORM']</text:p>
      <text:p text:style-name="P4">
时间: 2023-05-15T60:00:00-04:00</text:p>
      <text:p text:style-name="P4">
描述: Croutroly刷了攻击者PID PID小时的胆小鬼，在Zvillenikh上稳定了稳定...与乌克兰2022年的战争，与乌克兰的最新新闻，《与乌克兰的新闻》 2022年与乌克兰的新闻战争，乌克兰和俄罗斯和俄罗斯的最后一次战争，无论是在2022年与乌克兰战争时，他们说，是否会有一年的一年，在不久的将来会与乌克兰战争</text:p>
      <text:p text:style-name="P4">
图片: ['<text:a xlink:type="simple" xlink:href="https://armyinform.com.ua/wp-content/uploads/2023/05/f93ba1cac228f7c8720fbe50c9c34939-e1684135339603.jpeg" text:style-name="Internet_20_link" text:visited-style-name="Visited_20_Internet_20_Link">
f93ba1cac228f7c8720fbe50c9c34939-e1684135339603.jpeg</text:a>
']</text:p>
      <text:p text:style-name="P4">
标签: ['STOPRUSSIA', 'ВТОРГНЕННЯ РФ', 'СБУ']</text:p>
      <text:p text:style-name="P4">
类别: News</text:p>
      <!--METADATA-->
      <text:p text:style-name="P4">
<draw:frame draw:style-name="fr1" draw:name="Image254" text:anchor-type="as-char" svg:width="6.9236in" svg:height="5.128835in" draw:z-index="0">
<draw:image xlink:href="../Images/AРМІЯINFORM/2023-05-15T60-00-00-04-00/f93ba1cac228f7c8720fbe50c9c34939-e1684135339603.jpeg" xlink:type="simple" xlink:show="embed" xlink:actuate="onLoad" draw:mime-type="image/jpeg"/>
</draw:frame>
在哈尔基夫地区指定地区的稳定措施中，又拘留了另外两个侵略者同事。 攻击者熟悉弗洛夫琴克(Vovchansk)的人际关系男子和一名妇女，他们隐藏了收集地下室的信息和边境地区的防御力量。</text:p>
      <text:p text:style-name="P4">
他们还记录了俄罗斯火箭艺术炮弹的后果。 收到的信息已转移给居住在俄罗斯联邦的亲戚。</text:p>
      <text:p text:style-name="P4">
情报所需的乘员用于计划和准备在乌克兰遗址上进行空袭。</text:p>
      <text:p text:style-name="P4">
SBU工作人员设置了位置，并在敌对任务期间拘留了两个恶性因素。 在搜索过程中，被拘留者发现了用来与侵略者相对应的手机。</text:p>
      <text:p text:style-name="P4">
目前，这些人报告怀疑乌克兰未经授权的传播，武器和弹药的转诊，武器和弹药，武装部队的运动，运动或安置或根据武术中根据乌克兰形成的。</text:p>
      <text:p text:style-name="P4">
<text:span text:style-name="T4">
来源：</text:span>
 _ <text:a xlink:type="simple" xlink:href="https://ssu.gov.ua/novyny/sbu-zatrymala-na-kharkivshchyni-dvokh-informatoriv-rf-yaki-shukaly-dlia-voroha-informatsiiu-pro-kontrnastup-zsu" text:style-name="Internet_20_link" text:visited-style-name="Visited_20_Internet_20_Link">
SBU</text:a>
_</text:p>
      <text:p text:style-name="P4">
News Source: <text:a xlink:type="simple" xlink:href="https://armyinform.com.ua/2023/05/15/zbyraly-informacziyu-pro-kontrnastup-zsu-na-harkivshhyni-zatrymano-informatoriv-rf/" text:style-name="Internet_20_link" text:visited-style-name="Visited_20_Internet_20_Link">
https://armyinform.com.ua/2023/05/15/zbyraly-informacziyu-pro-kontrnastup-zsu-na-harkivshhyni-zatrymano-informatoriv-rf/</text:a>
</text:p>
      <!--NEWS-->
      <text:h text:style-name="P10" text:outline-level="1">
<text:span text:style-name="T4">
“奖杯武器的第一批样品被捕获在黑海，两个坦克 - 从戴斯纳河上捕获”  -  Sergey Bachurin上校</text:span>
</text:h>
      <text:p text:style-name="P4">
作者: ['АРМІЯINFORM']</text:p>
      <text:p text:style-name="P4">
时间: 2023-05-15T61:00:00-04:00</text:p>
      <text:p text:style-name="P4">
描述: 关于奖杯湖泊的Pershi卡车，纳斯基尔基（Naskilki）与乌克兰2022年的战争，与乌克兰的最新新闻，今天与乌克兰2022年的新闻战争，今天将在乌克兰和俄罗斯之间进行战争当他们在2022年与乌克兰进行战争时，他们说，在不久的将来，乌克兰是否会与乌克兰进行战争</text:p>
      <text:p text:style-name="P4">
图片: ['<text:a xlink:type="simple" xlink:href="https://armyinform.com.ua/wp-content/uploads/2023/05/foto1-bachurin.jpg" text:style-name="Internet_20_link" text:visited-style-name="Visited_20_Internet_20_Link">
foto1-bachurin.jpg</text:a>
']</text:p>
      <text:p text:style-name="P4">
标签: ['ВТОРГНЕННЯ РФ', 'ОВТ', 'ОЗБРОЄННЯ']</text:p>
      <text:p text:style-name="P4">
类别: News</text:p>
      <!--METADATA-->
      <text:p text:style-name="P4">
<draw:frame draw:style-name="fr1" draw:name="Image255" text:anchor-type="as-char" svg:width="6.9236in" svg:height="4.615733in" draw:z-index="0">
<draw:image xlink:href="../Images/AРМІЯINFORM/2023-05-15T61-00-00-04-00/foto1-bachurin.jpg" xlink:type="simple" xlink:show="embed" xlink:actuate="onLoad" draw:mime-type="image/jpeg"/>
</draw:frame>
Sergey Bachurin，奖杯和预期安排和军事技术中心负责人</text:p>
      <text:p text:style-name="P4">
关于奖杯武器的第一批样本，以及它的困难(https://armyinform.com.ua/2023/05/15/rik-roboty-czentru-doslidzhen-trofejnogo-ta-perspektyvnogo-ovt-rynok-opk-rosiyi-zbidniv-na-milyardy-dolariv/?utm_source=mainnews&amp;utm_medium=article&amp;utm_campaign=traficsource)Sergey Bachurin上校：奖杯和准武器研究中心奖杯和准武器中心：</text:p>
      <text:p text:style-name="P4">
“在战斗领域的技术情报期间获得了有关奖杯OVT样品位置的信息； 癫痫发作敌人的绵羊； 如果自愿向OWT样品的敌人交付承诺的报酬。 另外，当地人口的吸引力(联合领土社区._-______)在提供有关奖杯位置的信息之前(区)军事行政部门。</text:p>
      <text:p text:style-name="P4">
当然，该中心监视媒体和在线资源，因此我们获得了许多有价值的信息。 例如，乌克兰国家警察在Vyshgorod附近的巡逻队揭示了蒙面的无人机“ Orlan-10”。 定期报告其他部队安全和防御的主题。</text:p>
      <text:p text:style-name="P4">
这使您可以控制情况并获取对我们有趣的样本。 一些样品在表达后被黑海捕获。 从切尼希夫地区的德斯纳河(Desna River)到达了两个奖杯坦克。</text:p>
      <text:p text:style-name="P4">
其中一些样本是从哈尔基夫和赫尔森地区指定地区俄罗斯单位的地点获得的。 通常，Taccontic Intelligence非常危险，因为其中许多位置都是由敌人仔细替代的。 我们必须与Sappers合作。 在这种情况下，中央官员还为工作做准备。</text:p>
      <text:p text:style-name="P4">
从技术的角度来看，总是很难变得有趣。 地理 - 乌克兰。 工作时间_  -  _全天候。</text:p>
      <text:p text:style-name="P4">
News Source: <text:a xlink:type="simple" xlink:href="https://armyinform.com.ua/2023/05/15/pershi-zrazky-trofejnogo-ozbroyennya-vylovlyuvaly-v-chornomu-mori-dva-tanky-z-richky-desna-polkovnyk-sergij-bachurin/" text:style-name="Internet_20_link" text:visited-style-name="Visited_20_Internet_20_Link">
https://armyinform.com.ua/2023/05/15/pershi-zrazky-trofejnogo-ozbroyennya-vylovlyuvaly-v-chornomu-mori-dva-tanky-z-richky-desna-polkovnyk-sergij-bachurin/</text:a>
</text:p>
      <!--NEWS-->
      <text:h text:style-name="P10" text:outline-level="1">
<text:span text:style-name="T4">
在武装部队的巴赫穆特方向上，摧毁了敌方枪支和弹药的组成</text:span>
</text:h>
      <text:p text:style-name="P4">
作者: ['АРМІЯINFORM']</text:p>
      <text:p text:style-name="P4">
时间: 2023-05-15T62:00:00-04:00</text:p>
      <text:p text:style-name="P4">
描述: 乌克兰国防的力量是由沸腾的-Dipas Vorog Pid的Garmati IP仓库种族化的...与乌克兰2022年的战争，与乌克兰的最新新闻，今天与乌克兰的新闻战争，今天与乌克兰的新闻战争，今天与乌克兰2022年，将在今天之间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p>
      <text:p text:style-name="P4">
标签: ['STOPRUSSIA', 'АГРЕСІЯ РФ', 'БАХМУТ', 'ОЛЕКСАНДР СИРСЬКИЙ', 'ХРОНІКА ОБОРОНИ']</text:p>
      <text:p text:style-name="P4">
类别: News</text:p>
      <!--METADATA-->
      <text:p text:style-name="P4">
乌克兰的防御力量有效地摧毁了敌人Podbakhmut的枪支和弹药的组成。</text:p>
      <text:p text:style-name="P4">
在[电报]中关于它(https://t.me/osirskiy/69)乌克兰的苏克霍普诺夫斯克武装部队的指挥官被亚历山大·西尔斯基上校告知。</text:p>
      <text:p text:style-name="P4">
«出色的作品45 oabr朝着巴赫穆特方向。 有效地破坏了敌人弹药的枪支。”他说。</text:p>
      <text:p text:style-name="P4">
News Source: <text:a xlink:type="simple" xlink:href="https://armyinform.com.ua/2023/05/15/na-bahmutskomu-napryamku-zsu-znyshhyly-vorozhu-garmatu-i-sklad-boyeprypasiv/" text:style-name="Internet_20_link" text:visited-style-name="Visited_20_Internet_20_Link">
https://armyinform.com.ua/2023/05/15/na-bahmutskomu-napryamku-zsu-znyshhyly-vorozhu-garmatu-i-sklad-boyeprypasiv/</text:a>
</text:p>
      <!--NEWS-->
      <text:h text:style-name="P10" text:outline-level="1">
<text:span text:style-name="T4">
乌克兰南部暂时占领地区的敌人人数超过1.5万</text:span>
</text:h>
      <text:p text:style-name="P4">
作者: ['АРМІЯINFORM']</text:p>
      <text:p text:style-name="P4">
时间: 2023-05-15T63:00:00-04:00</text:p>
      <text:p text:style-name="P4">
描述: 在霍森Teritaic Teritaerae的Timchasovo，Oseredeno地区是Oseredeno的地区...与乌克兰2022年的战争，与乌克兰的战争是今日与乌克兰2022年的新闻新闻，今天将是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АНДРІЙ ЧЕРНЯК', 'ВТОРГНЕННЯ РФ', 'ГУР']</text:p>
      <text:p text:style-name="P4">
类别: News</text:p>
      <!--METADATA-->
      <text:p text:style-name="P4">
<draw:frame draw:style-name="fr1" draw:name="Image256" text:anchor-type="as-char" svg:width="6.9236in" svg:height="4.615733in" draw:z-index="0">
<draw:image xlink:href="../Images/AРМІЯINFORM/2023-05-15T63-00-00-04-00/poraneni-okupanty.jpg" xlink:type="simple" xlink:show="embed" xlink:actuate="onLoad" draw:mime-type="image/jpeg"/>
</draw:frame>
说明性照片</text:p>
      <text:p text:style-name="P4">
在Zaporizhzhya和Kherson地区暂时占领的领土中，有15.2万名敌军人员被告知大约1.52,000名人员，所有的节点都表明他们正在为防御做准备。</text:p>
      <text:p text:style-name="P4">
关于它<text:a xlink:type="simple" xlink:href="https://gur.gov.ua/content/na-okupovanykh-terytoriiakh-pivdnia-ukrainy-zalyshaietsia-ponad-150-tysiach-okupantiv.html" text:style-name="Internet_20_link" text:visited-style-name="Visited_20_Internet_20_Link">
报告</text:a>
国防情报部的代表安德里·切尔尼克(Andriy Chernyak)。</text:p>
      <text:p text:style-name="P4">
他指出，现在尚未记录从Zaporizhhya或Kherson地区删除俄罗斯战斗部队。</text:p>
      <text:p text:style-name="P4">
俄罗斯的侵略国强行从赫尔森和扎波里兹希亚地区被占领的领土上出口平民，其中包括在Energodar被俘虏的AAP的工作人员。</text:p>
      <text:p text:style-name="P4">
“这是关于那些故意从事侵略者或被迫做的人。 他们被告知敌对行动很快就会开始，该领土将被解雇和轰炸，因此他们将说服离开并与俄罗斯人合作，”安德烈·切尔尼克(Andrey Chernyak)说。</text:p>
      <text:p text:style-name="P4">
据他说，从乌克兰南部被占领的占领地带的So估计的“疏散”用作进行反情报的屏幕。</text:p>
      <text:p text:style-name="P4">
“他们(<text:span text:style-name="T5">
 sorians _ </text:span>
- ed ._)首先，他们不希望人口观察他们的战斗准备，也就是说，这是一定的反情绪。 这也是过滤，因为首先，有强制出口 - 乌克兰人口。 第三，俄罗斯人害怕在某些游击运动和内部尊重的领土上经过。” Andrey Chernyak说。</text:p>
      <text:p text:style-name="P4">
News Source: <text:a xlink:type="simple" xlink:href="https://armyinform.com.ua/2023/05/15/kilkist-vorogiv-na-tymchasovo-okupovanyh-terytoriyah-pivdnya-ukrayiny-perevyshhuye-150-tysyach-gur/" text:style-name="Internet_20_link" text:visited-style-name="Visited_20_Internet_20_Link">
https://armyinform.com.ua/2023/05/15/kilkist-vorogiv-na-tymchasovo-okupovanyh-terytoriyah-pivdnya-ukrayiny-perevyshhuye-150-tysyach-gur/</text:a>
</text:p>
      <!--NEWS-->
      <text:h text:style-name="P10" text:outline-level="1">
<text:span text:style-name="T4">
据报道怀疑州暴露于玛丽奥波尔的23个指数：进行“过滤措施”</text:span>
</text:h>
      <text:p text:style-name="P4">
作者: ['АРМІЯINFORM']</text:p>
      <text:p text:style-name="P4">
时间: 2023-05-15T64:00:00-04:00</text:p>
      <text:p text:style-name="P4">
描述: 关于在缺席的个人Zaras办公室的Pydozra，在缺席中，23 METESHKANTSI M. MARIUPOL，S ....与乌克兰2022年战争，与乌克兰与乌克兰的最新新闻，与乌克兰的新闻，与乌克兰2022的最新新闻，今天，将有一场乌克兰和俄罗斯之间的战争以及何时，何时，何时，何时，何时，何时，何时，何时，何时，何时，何时与乌克兰在2022年成为战争，将在不久的将来与乌克兰发生战争与乌克兰的乌克兰今天的新闻乌克兰有关，乌克兰新闻在乌克兰媒体的俄罗斯人</text:p>
      <text:p text:style-name="P4">
图片: ['<text:a xlink:type="simple" xlink:href="https://armyinform.com.ua/wp-content/uploads/2023/05/zobrazhennya-whatsapp-data-2023-05-15-o-101342.jpg" text:style-name="Internet_20_link" text:visited-style-name="Visited_20_Internet_20_Link">
zobrazhennya-whatsapp-data-2023-05-15-o-101342.jpg</text:a>
']</text:p>
      <text:p text:style-name="P4">
标签: ['STOPRUSSIA', 'АГРЕСІЯ РФ', 'ВТОРГНЕННЯ РФ', 'КОЛАБОРАНТИ', 'ОФІС ГЕНЕРАЛЬНОГО ПРОКУРОРА УКРАЇНИ']</text:p>
      <text:p text:style-name="P4">
类别: News</text:p>
      <!--METADATA-->
      <text:p text:style-name="P4">
<draw:frame draw:style-name="fr1" draw:name="Image257" text:anchor-type="as-char" svg:width="6.9236in" svg:height="5.1927in" draw:z-index="0">
<draw:image xlink:href="../Images/AРМІЯINFORM/2023-05-15T64-00-00-04-00/zobrazhennya-whatsapp-data-2023-05-15-o-101342.jpg" xlink:type="simple" xlink:show="embed" xlink:actuate="onLoad" draw:mime-type="image/jpeg"/>
</draw:frame>
23位Mariupol的居民，第1页。 塞多沃，乡镇。 Nikolskoye和Veliky Novosilka。</text:p>
      <text:p text:style-name="P4">
关于它<text:a xlink:type="simple" xlink:href="https://www.gp.gov.ua/ua/posts/provodyat-filtraciyu-miscevogo-naselennya-ta-visukuyut-rodiciv-spivrobitnikiv-policiyi-pidozryuyutsya-23-ekspravooxoroncya-z-mariupolya" text:style-name="Internet_20_link" text:visited-style-name="Visited_20_Internet_20_Link">
报告</text:a>
乌克兰检察长办公室。</text:p>
      <text:p text:style-name="P4">
根据调查，2023年3月，玛丽奥波尔河(Mariupol River)的23名雇员，国家警察局的主要局和顿涅茨克(Donetsk)的巡逻警察局，他们能够宣誓效忠乌克兰。在非法执法机构中。</text:p>
      <text:p text:style-name="P4">
犯罪嫌疑人在SO内部事务部“ DNR”部门工作，与该市Illichivsky，Primorsky和Taptine地区的人口进行“过滤措施”。 此外，他们还收集了有关乌克兰公民以及在被占领领土上闻名的警察及其亲戚的数据。 他们参与了公共活动，这些活动在受控媒体的控制下，并对俄罗斯联邦代表进行其他刑事指示。</text:p>
      <text:p text:style-name="P4">
News Source: <text:a xlink:type="simple" xlink:href="https://armyinform.com.ua/2023/05/15/povidomleno-pro-pidozru-u-derzhzradi-23-ekspoliczejskym-z-mariupolya-provodyat-filtraczijni-zahody/" text:style-name="Internet_20_link" text:visited-style-name="Visited_20_Internet_20_Link">
https://armyinform.com.ua/2023/05/15/povidomleno-pro-pidozru-u-derzhzradi-23-ekspoliczejskym-z-mariupolya-provodyat-filtraczijni-zahody/</text:a>
</text:p>
      <!--NEWS-->
      <text:h text:style-name="P10" text:outline-level="1">
<text:span text:style-name="T4">
在黑海 - 俄罗斯联邦的六艘船，没有火箭载体</text:span>
</text:h>
      <text:p text:style-name="P4">
作者: ['АРМІЯINFORM']</text:p>
      <text:p text:style-name="P4">
时间: 2023-05-15T65:00:00-04:00</text:p>
      <text:p text:style-name="P4">
描述: 在Boyal Cherguvanni的Chorny Morn，Yambobyv的服务，Yaki的Jacques ...与乌克兰2022年的战争，与乌克兰的最新新闻，今天与乌克兰2022年的新闻战争，今天将在今天进行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5/155205-1_large-4.jpg" text:style-name="Internet_20_link" text:visited-style-name="Visited_20_Internet_20_Link">
155205-1_large-4.jpg</text:a>
']</text:p>
      <text:p text:style-name="P4">
标签: ['АЗОВСЬКЕ МОРЕ', 'ВМС ЗСУ', 'РАКЕТИ «КАЛІБР»', 'ЧОРНЕ МОРЕ']</text:p>
      <text:p text:style-name="P4">
类别: News</text:p>
      <!--METADATA-->
      <text:p text:style-name="P4">
<draw:frame draw:style-name="fr1" draw:name="Image258" text:anchor-type="as-char" svg:width="6.9236in" svg:height="3.95374in" draw:z-index="0">
<draw:image xlink:href="../Images/AРМІЯINFORM/2023-05-15T65-00-00-04-00/155205-1_large-4.jpg" xlink:type="simple" xlink:show="embed" xlink:actuate="onLoad" draw:mime-type="image/jpeg"/>
</draw:frame>
在黑海，战斗中有六艘敌船，包括没有碳载货车。</text:p>
      <text:p text:style-name="P4">
关于它<text:a xlink:type="simple" xlink:href="https://t.me/ukrainian_navy/3097" text:style-name="Internet_20_link" text:visited-style-name="Visited_20_Internet_20_Link">
报告</text:a>
武装部队海军的新闻服务。</text:p>
      <text:p text:style-name="P4">
亚齐夫海有两艘敌方船，其中包括一艘带有八个口径的火箭架。</text:p>
      <text:p text:style-name="P4">
地中海有五艘敌船，其中一艘是口径火箭的一架载体，总数多达四只火箭。</text:p>
      <text:p text:style-name="P4">
在白天，为了俄罗斯联邦的利益，凯希·耶尼卡尔海峡的通过：</text:p>
      <ul>
        <li>
19艘到亚佐夫海的船只，其中2艘朝着博斯普鲁斯海峡的方向移动； *到黑海-31艘船，其中6艘继续向Bosphorus方向运动。</li>
      </ul>
      <text:p text:style-name="P4">
俄罗斯联邦继续违反《 1974年海洋保护人类生命的国际公约》。(Solas)通过关闭自动识别系统(AIS)，纳粹船只在亚佐夫海。</text:p>
      <text:p text:style-name="P4">
News Source: <text:a xlink:type="simple" xlink:href="https://armyinform.com.ua/2023/05/15/u-chornomu-mori-shist-korabliv-rf-i-zhodnogo-raketonosiya/" text:style-name="Internet_20_link" text:visited-style-name="Visited_20_Internet_20_Link">
https://armyinform.com.ua/2023/05/15/u-chornomu-mori-shist-korabliv-rf-i-zhodnogo-raketonosiya/</text:a>
</text:p>
      <!--NEWS-->
      <text:h text:style-name="P10" text:outline-level="1">
<text:span text:style-name="T4">
许多外国公司已取消了与俄罗斯联合会的供应T-90的协议</text:span>
</text:h>
      <text:p text:style-name="P4">
作者: ['АРМІЯINFORM']</text:p>
      <text:p text:style-name="P4">
时间: 2023-05-15T66:00:00-04:00</text:p>
      <text:p text:style-name="P4">
描述: 关于Doslizhen Trophy中心负责人的Interva'y Armyanform Rospov的TSE ...与乌克兰2022年的战争，与乌克兰的最新消息，今天与乌克兰的新闻，乌克兰2022年最后一次战争，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1-44.jpg" text:style-name="Internet_20_link" text:visited-style-name="Visited_20_Internet_20_Link">
1-44.jpg</text:a>
']</text:p>
      <text:p text:style-name="P4">
标签: ['ВТОРГНЕННЯ РФ', 'ОЗБРОЄННЯ', 'Т-90М']</text:p>
      <text:p text:style-name="P4">
类别: News</text:p>
      <!--METADATA-->
      <text:p text:style-name="P4">
<draw:frame draw:style-name="fr1" draw:name="Image259" text:anchor-type="as-char" svg:width="6.9236in" svg:height="3.900295in" draw:z-index="0">
<draw:image xlink:href="../Images/AРМІЯINFORM/2023-05-15T66-00-00-04-00/1-44.jpg" xlink:type="simple" xlink:show="embed" xlink:actuate="onLoad" draw:mime-type="image/jpeg"/>
</draw:frame>
乌克兰T-90A被乌克兰T-90A坦克捕获，该坦克被困在哈尔基夫地区的库里洛夫卡纳村。 2022年秋。 照片：warspotting.net</text:p>
      <text:p text:style-name="P4">
<text:span text:style-name="T4">
在接受军队的采访中</text:span>
 <text:a xlink:type="simple" xlink:href="https://armyinform.com.ua/2023/05/15/rik-roboty-czentru-doslidzhen-trofejnogo-ta-perspektyvnogo-ovt-rynok-opk-rosiyi-zbidniv-na-milyardy-dolariv/" text:style-name="Internet_20_link" text:visited-style-name="Visited_20_Internet_20_Link">
<text:span text:style-name="T4">
告诉</text:span>
</text:a>
<text:span text:style-name="T4">
塔维亚技术上校Sergey Bachurin的奖杯和潜在武器中心的负责人：</text:span>
</text:p>
      <text:p text:style-name="P4">
“对他们的“著名” T-90坦克的研究感到惊讶。 奖杯样品已经装备了我们的单位。 它被称为“弗拉基米尔”，我们将理解为什么(笑。 <text:span text:style-name="T5">
-</text:span>
 <text:span text:style-name="T5">
在。</text:span>
). І коли ми його дослідили,зрозуміли, що фактично цей танк нічим не відрізняється від Т-72. Системауправління, засоби зв’язку іноземного виробництва, запчастини — імпортованіросією. Після того як ми оприлюднили свої висновки й ця інформація отрималаширокий розголос далеко за межами України, чимало закордонних компаній, якіукладали договори з рф на поставки Т-90, швидко поскасовували угоди з росією.</text:p>
      <text:p text:style-name="P4">
І ми, як ніхто інший, прекрасно розуміємо, чому це відбулося. Адже нашіофіцери аргументовано виступили з приводу „начиння“ цього танка, показалидоказову базу, що це далеко не найкращий танк у світі. Це просто така собікупа дещо облагородженого металу. Ворогу мати щось краще після наслідків діїзахідних санкцій просто неможливо. Анулювання контрактів для рф означає втратумільярдів доларів. Ці гроші не підуть на озброєння російського війська, азначить — не будуть вбивати наших воїнів на полі бою, наших громадян, небудуть руйнувати нашу країну. Здається, непоганий результат нашої діяльності».</text:p>
      <text:p text:style-name="P4">
News Source: <text:a xlink:type="simple" xlink:href="https://armyinform.com.ua/2023/05/15/chymalo-zakordonnyh-kompanij-skasuvaly-ugody-z-rf-na-postavky-t-90-pislya-oprylyudnenyh-doslidzhen-czentru-sergij-bachurin/" text:style-name="Internet_20_link" text:visited-style-name="Visited_20_Internet_20_Link">
https://armyinform.com.ua/2023/05/15/chymalo-zakordonnyh-kompanij-skasuvaly-ugody-z-rf-na-postavky-t-90-pislya-oprylyudnenyh-doslidzhen-czentru-sergij-bachurin/</text:a>
</text:p>
      <!--NEWS-->
      <text:h text:style-name="P10" text:outline-level="1">
<text:span text:style-name="T4">
乌克兰检察长办公室：已记录了17,000多名针对国家安全罪</text:span>
</text:h>
      <text:p text:style-name="P4">
作者: ['АРМІЯINFORM']</text:p>
      <text:p text:style-name="P4">
时间: 2023-05-15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5052023ua.jpg" text:style-name="Internet_20_link" text:visited-style-name="Visited_20_Internet_20_Link">
warcrime-15052023ua.jpg</text:a>
', '<text:a xlink:type="simple" xlink:href="https://armyinform.com.ua/wp-content/uploads/2023/05/warcrime-15052023en.jpg" text:style-name="Internet_20_link" text:visited-style-name="Visited_20_Internet_20_Link">
warcrime-15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60" text:anchor-type="as-char" svg:width="6.9236in" svg:height="4.448413in" draw:z-index="0">
<draw:image xlink:href="../Images/AРМІЯINFORM/2023-05-15T67-00-00-04-00/warcrime-15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1 <text:span text:style-name="T4">
 </text:span>
 <text:span text:style-name="T4">
 5月5日</text:span>
注册：</text:p>
      <ul>
        <li>
86 820战争犯罪， * 17 128针对乌克兰国家安全的罪行。</li>
      </ul>
      <text:p text:style-name="P4">
此外，根据少年检察官的官方数据，由于俄罗斯联邦的侵略，<text:span text:style-name="T4">
 1454名儿童已成为</text:span>
，包括：</text:p>
      <ul>
        <li>
481-这个孩子被杀， * 973-孩子因严重程度的不同程度受伤。</li>
      </ul>
      <text:p text:style-name="P4">
该部门强调，这些数字不是最终的，因为在暂时占据的有形领土上的积极战斗场所的安装中继续进行工作。</text:p>
      <text:p text:style-name="P4">
<draw:frame draw:style-name="fr1" draw:name="Image261" text:anchor-type="as-char" svg:width="6.9236in" svg:height="4.448413in" draw:z-index="0">
<draw:image xlink:href="../Images/AРМІЯINFORM/2023-05-15T67-00-00-04-00/warcrime-15052023en.jpg" xlink:type="simple" xlink:show="embed" xlink:actuate="onLoad" draw:mime-type="image/jpeg"/>
</draw:frame>
</text:p>
      <text:p text:style-name="P4">
News Source: <text:a xlink:type="simple" xlink:href="https://armyinform.com.ua/2023/05/15/ofis-genprokurora-ukrayiny-zadokumentovano-ponad-17-tysyach-zlochyniv-proty-naczbezpeky-4/" text:style-name="Internet_20_link" text:visited-style-name="Visited_20_Internet_20_Link">
https://armyinform.com.ua/2023/05/15/ofis-genprokurora-ukrayiny-zadokumentovano-ponad-17-tysyach-zlochyniv-proty-naczbezpeky-4/</text:a>
</text:p>
      <!--NEWS-->
      <text:h text:style-name="P10" text:outline-level="1">
<text:span text:style-name="T4">
带有祖父技术的有趣样本：谢尔盖·巴库林（Sergey Bachurin）讲述了俄罗斯武器的“现代化”</text:span>
</text:h>
      <text:p text:style-name="P4">
作者: ['АРМІЯINFORM']</text:p>
      <text:p text:style-name="P4">
时间: 2023-05-15T68:00:00-04:00</text:p>
      <text:p text:style-name="P4">
描述: 时代Viisko打ic的“超级-Zbro”。 嗯，Dosligegensen的专家...与乌克兰2022年的战争，与乌克兰的最新新闻，今天与乌克兰2022年的新闻战争，乌克兰和俄罗斯之间的战争，当与乌克兰与乌克兰之间的战争是否会发生战争2022年，是否会有。是否会在不久的将来与乌克兰的战争，今天与乌克兰的战争，今天的乌克兰新闻，乌克兰的新闻，乌克兰媒体的俄罗斯媒体新闻</text:p>
      <text:p text:style-name="P4">
图片: ['<text:a xlink:type="simple" xlink:href="https://armyinform.com.ua/wp-content/uploads/2023/05/1678003873-3168.jpg" text:style-name="Internet_20_link" text:visited-style-name="Visited_20_Internet_20_Link">
1678003873-3168.jpg</text:a>
']</text:p>
      <text:p text:style-name="P4">
标签: ['ВТОРГНЕННЯ РФ', 'ДУТА ВЕЛИЧ РОСАРМІЇ', 'ОЗБРОЄННЯ']</text:p>
      <text:p text:style-name="P4">
类别: News</text:p>
      <!--METADATA-->
      <text:p text:style-name="P4">
<draw:frame draw:style-name="fr1" draw:name="Image262" text:anchor-type="as-char" svg:width="6.9236in" svg:height="4.615733in" draw:z-index="0">
<draw:image xlink:href="../Images/AРМІЯINFORM/2023-05-15T68-00-00-04-00/1678003873-3168.jpg" xlink:type="simple" xlink:show="embed" xlink:actuate="onLoad" draw:mime-type="image/jpeg"/>
</draw:frame>
<text:span text:style-name="T4">
敌对的军队摇摆了他的“超级武器”。 但是，对奖杯，准武器和军事技术的中央调查的专家发布了诸如俄罗斯联邦国防潜力的不安全感和落后的事实。 关于这在接受军队的采访中</text:span>
 <text:a xlink:type="simple" xlink:href="https://armyinform.com.ua/2023/05/15/rik-roboty-czentru-doslidzhen-trofejnogo-ta-perspektyvnogo-ovt-rynok-opk-rosiyi-zbidniv-na-milyardy-dolariv/" text:style-name="Internet_20_link" text:visited-style-name="Visited_20_Internet_20_Link">
<text:span text:style-name="T4">
告诉</text:span>
</text:a>
<text:span text:style-name="T4">
塔维亚技术上校Sergey Bachurin的奖杯和潜在武器中心的负责人：</text:span>
</text:p>
      <text:p text:style-name="P4">
“大多数最新的超级武器都是苏联时代的发展和现代化。 这几乎适用于一切。 从有翼的导弹，飞机，火箭武器到服务员的小型武器和设备。</text:p>
      <text:p text:style-name="P4">
带有祖父技术的有趣样本也发生了。 例如，奖杯和防护设备包括头盔钢SSH-68，带有现代封面(咖啡师)，乍一看似乎只有现代，但不能提供防止球的保护。</text:p>
      <text:p text:style-name="P4">
显然，每个人都已经在这种盔甲的坦克上笑了。 它们针对现代弹药的有效性值得怀疑。”</text:p>
      <text:p text:style-name="P4">
News Source: <text:a xlink:type="simple" xlink:href="https://armyinform.com.ua/2023/05/15/kumedni-zrazky-z-didivskymy-tehnologiyamy-sergij-bachurin-rozpoviv-pro-modernizacziyeyu-zbroyi-rf/" text:style-name="Internet_20_link" text:visited-style-name="Visited_20_Internet_20_Link">
https://armyinform.com.ua/2023/05/15/kumedni-zrazky-z-didivskymy-tehnologiyamy-sergij-bachurin-rozpoviv-pro-modernizacziyeyu-zbroyi-rf/</text:a>
</text:p>
      <!--NEWS-->
      <text:h text:style-name="P10" text:outline-level="1">
<text:span text:style-name="T4">
Volodymyr Zelenskyy在英国遇到了Riri Sunak</text:span>
</text:h>
      <text:p text:style-name="P4">
作者: ['АРМІЯINFORM']</text:p>
      <text:p text:style-name="P4">
时间: 2023-05-15T69:00:00-04:00</text:p>
      <text:p text:style-name="P4">
描述: 乌克兰总统，通过三个迈萨特人在大英国人之前采用的女王。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photo_5409196183722772636_y.jpg" text:style-name="Internet_20_link" text:visited-style-name="Visited_20_Internet_20_Link">
photo_5409196183722772636_y.jpg</text:a>
']</text:p>
      <text:p text:style-name="P4">
标签: ['ВОЛОДИМИР ЗЕЛЕНСЬКИЙ', 'ПІДТРИМКА УКРАЇНИ', 'ПРЕЗИДЕНТ УКРАЇНИ', 'РІШІ СУНАК']</text:p>
      <text:p text:style-name="P4">
类别: News</text:p>
      <!--METADATA-->
      <text:p text:style-name="P4">
<draw:frame draw:style-name="fr1" draw:name="Image263" text:anchor-type="as-char" svg:width="6.9236in" svg:height="4.61393in" draw:z-index="0">
<draw:image xlink:href="../Images/AРМІЯINFORM/2023-05-15T69-00-00-04-00/photo_5409196183722772636_y.jpg" xlink:type="simple" xlink:show="embed" xlink:actuate="onLoad" draw:mime-type="image/jpeg"/>
</draw:frame>
乌克兰总统在上次访问三个月后到达英国英国，并指出为了胜利而进行的工作正在进行。</text:p>
      <text:p text:style-name="P4">
他最初与总理里卡·斯纳克(Richa Snak)见面并祝贺他。 关于这个<text:a xlink:type="simple" xlink:href="https://twitter.com/RishiSunak/status/1658027796592046081" text:style-name="Internet_20_link" text:visited-style-name="Visited_20_Internet_20_Link">
被引用</text:a>
Snak的屏幕在Twitter中。</text:p>
      <text:p text:style-name="P4">
英国首相写道：“ Zelensky总统返回，”英国首相写道。</text:p>
      <text:p text:style-name="Quotations">

<text:p text:style-name="P4">
欢迎回来，&gt;
 <text:a xlink:type="simple" xlink:href="https://twitter.com/ZelenskyyUa" text:style-name="Internet_20_link" text:visited-style-name="Visited_20_Internet_20_Link">
@zelenskyyua</text:a>
🇬🇧🇺🇦&gt;
 <text:a xlink:type="simple" xlink:href="https://t.co/ph57ZoUHpC" text:style-name="Internet_20_link" text:visited-style-name="Visited_20_Internet_20_Link">
pic.twitter.com/ph57zouhpc</text:a>
&gt;
&gt;
 -Rishi热潮(@rishisunak)<text:a xlink:type="simple" xlink:href="https://twitter.com/RishiSunak/status/1658027796592046081" text:style-name="Internet_20_link" text:visited-style-name="Visited_20_Internet_20_Link">
5月15日，&gt;
 2023</text:a>
Volodymyr Zelenskyy也<text:a xlink:type="simple" xlink:href="https://t.me/V_Zelenskiy_official/6232" text:style-name="Internet_20_link" text:visited-style-name="Visited_20_Internet_20_Link">
出版</text:a>
英国与英国会议的照片。</text:p>

</text:p>
      <text:p text:style-name="P4">
乌克兰总统写道：“我很高兴再次与英国总理Risha Sunak会面。我们将为乌克兰的胜利而努力。”</text:p>
      <text:p text:style-name="P4">
我们将提醒，2月8日，总统弗拉基米尔·泽伦斯基(Vladimir Zelensky)先前访问了英国。 这是他全面入侵俄罗斯进入乌克兰之后的第二次外国访问。 前一天，弗拉基米尔·泽伦斯基(Vladimir Zelensky)已经被法国和德国访问。</text:p>
      <text:p text:style-name="P4">
News Source: <text:a xlink:type="simple" xlink:href="https://armyinform.com.ua/2023/05/15/volodymyr-zelenskyj-zustrivsya-z-rishi-sunakom-u-brytaniyi/" text:style-name="Internet_20_link" text:visited-style-name="Visited_20_Internet_20_Link">
https://armyinform.com.ua/2023/05/15/volodymyr-zelenskyj-zustrivsya-z-rishi-sunakom-u-brytaniyi/</text:a>
</text:p>
      <!--NEWS-->
      <text:h text:style-name="P10" text:outline-level="1">
<text:span text:style-name="T4">
今年夏天在英国将开始训练乌克兰飞行员</text:span>
</text:h>
      <text:p text:style-name="P4">
作者: ['АРМІЯINFORM']</text:p>
      <text:p text:style-name="P4">
时间: 2023-05-15T70:00:00-04:00</text:p>
      <text:p text:style-name="P4">
描述: У Великій Британії влітку розпочнуться навчання українських пілотів.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ukrayinski-lotchyky.jpg" text:style-name="Internet_20_link" text:visited-style-name="Visited_20_Internet_20_Link">
ukrayinski-lotchyky.jpg</text:a>
']</text:p>
      <text:p text:style-name="P4">
标签: ['F-16', 'ВЕЛИКА БРИТАНІЯ', 'ВИНИЩУВАЧІ F-16', 'ДОПОМОГА ПАРТНЕРІВ', 'НАВЧАННЯ УКРАЇНСЬКИХ ПІЛОТІВ']</text:p>
      <text:p text:style-name="P4">
类别: News</text:p>
      <!--METADATA-->
      <text:p text:style-name="P4">
<draw:frame draw:style-name="fr1" draw:name="Image264" text:anchor-type="as-char" svg:width="6.9236in" svg:height="3.894525in" draw:z-index="0">
<draw:image xlink:href="../Images/AРМІЯINFORM/2023-05-15T70-00-00-04-00/ukrayinski-lotchyky.jpg" xlink:type="simple" xlink:show="embed" xlink:actuate="onLoad" draw:mime-type="image/jpeg"/>
</draw:frame>
说明性照片</text:p>
      <text:p text:style-name="P4">
在英国，乌克兰飞行员将在夏天开始。 关于它<text:a xlink:type="simple" xlink:href="https://www.gov.uk/government/news/pm-welcomes-president-zelenskyy-to-the-uk-ahead-of-anticipated-ukrainian-military-surge" text:style-name="Internet_20_link" text:visited-style-name="Visited_20_Internet_20_Link">
报告</text:a>
英国政府的统一主义。</text:p>
      <text:p text:style-name="P4">
它指出，2月，总理里莎·斯纳克(Risha Snak)宣布，英国将在乌克兰飞行员制定一项新的培训计划，以努力在乌克兰的乌克兰建立新的军事空气部队，并使用北约标准使用F-16飞机。</text:p>
      <text:p text:style-name="P4">
“今年夏天，我们将开始在乌克兰束缚飞行员培训的初始阶段。 声明说：“英国飞行员将有一个适应的计划，以使乌克兰人具有飞行员的技能，他们将能够在其他类型的飞机上申请。”</text:p>
      <text:p text:style-name="P4">
还指出，这些练习与英国与其他国家合作就授予战斗机16战斗机的努力紧密相关。</text:p>
      <text:p text:style-name="P4">
值得注意的是，从俄罗斯在乌克兰王国的全面入侵开始，准备了150万乌克兰军队，在2014年至2022年期间，22,000名乌克兰军队在英国接受了“轨道行动”的培训。</text:p>
      <text:p text:style-name="P4">
此外，英国政府报告说，下个月，英国将举行一次会议，以恢复乌克兰，以加强在纯净能源和技术等领域的国际投资。</text:p>
      <text:p text:style-name="P4">
News Source: <text:a xlink:type="simple" xlink:href="https://armyinform.com.ua/2023/05/15/czogo-lita-u-brytaniyi-rozpochnutsya-navchannya-ukrayinskyh-pilotiv/" text:style-name="Internet_20_link" text:visited-style-name="Visited_20_Internet_20_Link">
https://armyinform.com.ua/2023/05/15/czogo-lita-u-brytaniyi-rozpochnutsya-navchannya-ukrayinskyh-pilotiv/</text:a>
</text:p>
      <!--NEWS-->
      <text:h text:style-name="P10" text:outline-level="1">
<text:span text:style-name="T4">
在赫尔森地区，俄罗斯人用无人机和破坏居民的居民恐吓居民 - 纳塔利亚·汉尼克（Natalia Humeniuk）</text:span>
</text:h>
      <text:p text:style-name="P4">
作者: ['Анастасія Олехнович']</text:p>
      <text:p text:style-name="P4">
时间: 2023-05-15T71:00:00-04:00</text:p>
      <text:p text:style-name="P4">
描述: 在Kherson地区，Voro -Vikoristovati是一个积极的胡说八道，这是莫德里亚尼的胡说八道...与乌克兰2022年的战争，与乌克兰与乌克兰的最新新闻，与乌克兰的新闻，与乌克兰2022年的新闻战争，今天将发生战争，将会发生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1/foto5-shahed-136.jpg" text:style-name="Internet_20_link" text:visited-style-name="Visited_20_Internet_20_Link">
foto5-shahed-136.jpg</text:a>
', '<text:a xlink:type="simple" xlink:href="https://armyinform.com.ua/wp-content/uploads/2023/04/photo_2022-11-16_13-45-44.jpg" text:style-name="Internet_20_link" text:visited-style-name="Visited_20_Internet_20_Link">
photo_2022-11-16_13-45-44.jpg</text:a>
']</text:p>
      <text:p text:style-name="P4">
标签: ['ДЕОКУПАЦІЯ ХЕРСОНЩИНИ', 'НАТАЛІЯ ГУМЕНЮК', 'ХЕРСОНСЬКА ОБЛАСТЬ']</text:p>
      <text:p text:style-name="P4">
类别: News</text:p>
      <!--METADATA-->
      <text:p text:style-name="P4">
<draw:frame draw:style-name="fr1" draw:name="Image265" text:anchor-type="as-char" svg:width="6.9236in" svg:height="4.442643in" draw:z-index="0">
<draw:image xlink:href="../Images/AРМІЯINFORM/2023-05-15T71-00-00-04-00/foto5-shahed-136.jpg" xlink:type="simple" xlink:show="embed" xlink:actuate="onLoad" draw:mime-type="image/jpeg"/>
</draw:frame>
说明性照片SHAHD-136</text:p>
      <text:p text:style-name="P4">
在赫尔森地区，敌人继续积极使用无人机进行空中智能，还使用冲击无人机，恐吓地点。 乌克兰南部的首席协调新闻中心1 Runga Natalia Humeniuk在统一新闻的空中报道了这一点。</text:p>
      <text:p text:style-name="P4">
<draw:frame draw:style-name="fr1" draw:name="Image266" text:anchor-type="as-char" svg:width="6.9236in" svg:height="4.61393in" draw:z-index="0">
<draw:image xlink:href="../Images/AРМІЯINFORM/2023-05-15T71-00-00-04-00/photo_2022-11-16_13-45-44.jpg" xlink:type="simple" xlink:show="embed" xlink:actuate="onLoad" draw:mime-type="image/jpeg"/>
</draw:frame>
</text:p>
      <text:p text:style-name="P4">
— Об’єкти, які ще не розміновані, а їх дуже багато на Херсонщині, окупантинамагаються приводити в дію дальніми обстрілами, — додала Наталія Гуменюк. —Влучаючи в поля та інші об’єкти, які вони залишили із «сюрпризами», росіяниспонукають детонацію залишків боєприпасів. Тому вкотре наголошую пронеобхідність бути максимально обережними жителям деокупованих територій, неперебувати поряд із об’єктами, які поки що не перевірили наші вибухотехніки.</text:p>
      <text:p text:style-name="P4">
News Source: <text:a xlink:type="simple" xlink:href="https://armyinform.com.ua/2023/05/15/na-hersonshhyni-rosiyany-teroryzuyut-zhyteliv-udaramy-z-droniv-i-pidryvayut-miny-na-deokupovanyh-terytoriyah-nataliya-gumenyuk/" text:style-name="Internet_20_link" text:visited-style-name="Visited_20_Internet_20_Link">
https://armyinform.com.ua/2023/05/15/na-hersonshhyni-rosiyany-teroryzuyut-zhyteliv-udaramy-z-droniv-i-pidryvayut-miny-na-deokupovanyh-terytoriyah-nataliya-gumenyuk/</text:a>
</text:p>
      <!--NEWS-->
      <text:h text:style-name="P10" text:outline-level="1">
<text:span text:style-name="T4">
每天有600多个爆炸性物品被中和Sess的烟火技术</text:span>
</text:h>
      <text:p text:style-name="P4">
作者: ['АРМІЯINFORM']</text:p>
      <text:p text:style-name="P4">
时间: 2023-05-15T72:00:00-04:00</text:p>
      <text:p text:style-name="P4">
描述: 借出了14次伤害，pirotechnicly，乌克罗兹尼（Ukrodrozhny）的乌克兰服务部门的举止...与乌克兰2022年的战争，与乌克兰的最新新闻，《与乌克兰的新闻战》，乌克兰2022年的战争，今天将在乌克兰和乌克兰之间发生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29a5a7db791be056-1.jpg" text:style-name="Internet_20_link" text:visited-style-name="Visited_20_Internet_20_Link">
29a5a7db791be056-1.jpg</text:a>
', '<text:a xlink:type="simple" xlink:href="https://armyinform.com.ua/wp-content/uploads/2023/05/photo_5408940684708267571_y.jpg" text:style-name="Internet_20_link" text:visited-style-name="Visited_20_Internet_20_Link">
photo_5408940684708267571_y.jpg</text:a>
']</text:p>
      <text:p text:style-name="P4">
标签: ['STOPRUSSIA', 'АГРЕСІЯ РФ', 'ВІЙНА', 'ВТОРГНЕННЯ РФ', 'ДСНС УКРАЇНИ', 'РОЗМІНУВАННЯ']</text:p>
      <text:p text:style-name="P4">
类别: News</text:p>
      <!--METADATA-->
      <text:p text:style-name="P4">
<draw:frame draw:style-name="fr1" draw:name="Image267" text:anchor-type="as-char" svg:width="6.9236in" svg:height="3.892602in" draw:z-index="0">
<draw:image xlink:href="../Images/AРМІЯINFORM/2023-05-15T72-00-00-04-00/29a5a7db791be056-1.jpg" xlink:type="simple" xlink:show="embed" xlink:actuate="onLoad" draw:mime-type="image/jpeg"/>
</draw:frame>
说明性照片</text:p>
      <text:p text:style-name="P4">
在5月14日<text:span text:style-name="T4">
的最后一天，乌克兰州政府服务处的烟火单位为紧急情况</text:span>
 48次**参与执行Demining。</text:p>
      <text:p text:style-name="P4">
关于它_ <text:a xlink:type="simple" xlink:href="https://t.me/dsns_telegram/16785" text:style-name="Internet_20_link" text:visited-style-name="Visited_20_Internet_20_Link">
报告</text:a>
_乌克兰的SES。</text:p>
      <text:p text:style-name="P4">
发现，扣押和处置的烟火单元<text:span text:style-name="T4">
 644 </text:span>
<text:span text:style-name="T4">
炸药</text:span>
 <text:span text:style-name="T4">
项目。</text:span>
(清除)该区域<text:span text:style-name="T4">
 65公顷</text:span>
。</text:p>
      <text:p text:style-name="P4">
背景：从乌克兰俄罗斯联合会的大规模侵略开始，乌克兰SES的烟火部队就涉及54 811次，以执行我的任务。 359 825名爆炸物，包括2223枚航空炸弹。 检查(清除)85 185公顷。</text:p>
      <text:p text:style-name="P4">
总共剩下174,000平方米。 潜在危险领土的公里，占该州总面积的30％。</text:p>
      <text:p text:style-name="P4">
<draw:frame draw:style-name="fr1" draw:name="Image268" text:anchor-type="as-char" svg:width="6.9236in" svg:height="5.804039in" draw:z-index="0">
<draw:image xlink:href="../Images/AРМІЯINFORM/2023-05-15T72-00-00-04-00/photo_5408940684708267571_y.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5/za-dobu-pirotehniky-dsns-zneshkodyly-ponad-600-vybuhonebezpechnyh-predmetiv-4/" text:style-name="Internet_20_link" text:visited-style-name="Visited_20_Internet_20_Link">
https://armyinform.com.ua/2023/05/15/za-dobu-pirotehniky-dsns-zneshkodyly-ponad-600-vybuhonebezpechnyh-predmetiv-4/</text:a>
</text:p>
      <!--NEWS-->
      <text:h text:style-name="P10" text:outline-level="1">
<text:span text:style-name="T4">
5月16日，将在军事媒体中心举行一张圆桌会议。 了解要克服”</text:span>
</text:h>
      <text:p text:style-name="P4">
作者: ['АРМІЯINFORM']</text:p>
      <text:p text:style-name="P4">
时间: 2023-05-15T73:00:00-04:00</text:p>
      <text:p text:style-name="P4">
描述: 在Vivtorok，16个Herbalns，大约11:00在军事媒体中心，在这一主题上进行巡回演出：...与乌克兰2022年的战争，与乌克兰与乌克兰的最新新闻，今天与乌克兰2022年的新闻战争，今天将在那里成为乌克兰与俄罗斯之间的战争，以及2022年与乌克兰的战争将是与乌克兰的战争，是否会在不久的将来与乌克兰进行战争，与乌克兰的战争，乌克兰今天的新闻，乌克兰的新闻，乌克兰媒体的乌克兰新闻</text:p>
      <text:p text:style-name="P4">
图片: ['<text:a xlink:type="simple" xlink:href="https://armyinform.com.ua/wp-content/uploads/2022/09/big-mmc.jpg" text:style-name="Internet_20_link" text:visited-style-name="Visited_20_Internet_20_Link">
big-mmc.jpg</text:a>
']</text:p>
      <text:p text:style-name="P4">
标签: ['КРУГЛИЙ СТІЛ', 'РАШИЗМ']</text:p>
      <text:p text:style-name="P4">
类别: News</text:p>
      <!--METADATA-->
      <text:p text:style-name="P4">
<draw:frame draw:style-name="fr1" draw:name="Image269" text:anchor-type="as-char" svg:width="6.9236in" svg:height="3.894525in" draw:z-index="0">
<draw:image xlink:href="../Images/AРМІЯINFORM/2023-05-15T73-00-00-04-00/big-mmc.jpg" xlink:type="simple" xlink:show="embed" xlink:actuate="onLoad" draw:mime-type="image/jpeg"/>
</draw:frame>
简报</text:p>
      <text:p text:style-name="P4">
5月16日，星期二，11：00 ** <text:a xlink:type="simple" xlink:href="https://t.me/militarymediacenter/1936" text:style-name="Internet_20_link" text:visited-style-name="Visited_20_Internet_20_Link">
在军事媒体中心</text:a>
Nemu将有一张圆桌：“轻率。 了解要克服。”</text:p>
      <text:p text:style-name="P4">
<text:span text:style-name="T5">
要讨论：</text:span>
</text:p>
      <text:p text:style-name="P4">
<text:span text:style-name="T5">
社会经济和文化历史的轻率先决条件。 </text:span>
俄罗斯公民认为自己是轻率的？ 社会学所证明的。 *在法律领域中引入“轻率”一词将有助于促进西方政治思想，并在理事精英对轻率主义作为一种犯罪意识形态的认可中。 国际社会和西方世界知识分子的反应。</text:p>
      <text:p text:style-name="P4">
<text:span text:style-name="T5">
活动的参与者：</text:span>
</text:p>
      <ul>
        <li>
NASU乌克兰历史研究所历史博士Larisa Yakubova； * Alexey Panich，哲学博士，非政府组织“精神与信件”的主要研究员； <text:span text:style-name="T5">
国立战略研究所负责人伊琳娜·帕夫伦科(Irina Pavlenko)； </text:span>
亚历山大·舒尔加(Alexander Shulga)，社会学科学博士，分析中心“冲突学与俄罗斯分析研究所”负责人； * Oleksandr Ovcharov，乌克兰外交部第六届领土局的政治与安全问题部负责人。</li>
      </ul>
      <text:p text:style-name="P4">
<text:span text:style-name="T4">
需要媒体代表的认证，并将持续到5月16日10:00。</text:span>
</text:p>
      <text:p text:style-name="P4">
认证申请发送到E -MAIL地址：<text:a xlink:type="simple" xlink:href="https://armyinform.com.ua/cdn-cgi/l/email-protection#b7c7c4dad8d3c2f7c7d8c4c399dadedb99d0d8c199c2d6" text:style-name="Internet_20_link" text:visited-style-name="Visited_20_Internet_20_Link">
[EmailProtected]</text:a>
指示记者的名称，名称和顾客，出版物的名称，联系电话。</text:p>
      <text:p text:style-name="P4">
News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占领者每天以130个定居点开除：被杀并受伤</text:span>
</text:h>
      <text:p text:style-name="P4">
作者: ['АРМІЯINFORM']</text:p>
      <text:p text:style-name="P4">
时间: 2023-05-15T74: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photo_5409373578756998956_y.jpg" text:style-name="Internet_20_link" text:visited-style-name="Visited_20_Internet_20_Link">
photo_5409373578756998956_y.jpg</text:a>
']</text:p>
      <text:p text:style-name="P4">
标签: ['ВОРОЖІ ОБСТРІЛИ', 'ХАРКІВСЬКИЙ ТРИБУНАЛ']</text:p>
      <text:p text:style-name="P4">
类别: News</text:p>
      <!--METADATA-->
      <text:p text:style-name="P4">
<draw:frame draw:style-name="fr1" draw:name="Image270" text:anchor-type="as-char" svg:width="6.9236in" svg:height="4.799627in" draw:z-index="0">
<draw:image xlink:href="../Images/AРМІЯINFORM/2023-05-15T74-00-00-04-00/photo_5409373578756998956_y.jpg" xlink:type="simple" xlink:show="embed" xlink:actuate="onLoad" draw:mime-type="image/jpeg"/>
</draw:frame>
在最后一天，俄罗斯军队向乌克兰9个地区的领土开火。</text:p>
      <text:p text:style-name="P4">
关于它<text:a xlink:type="simple" xlink:href="https://t.me/militarymediacenter/1934" text:style-name="Internet_20_link" text:visited-style-name="Visited_20_Internet_20_Link">
报告</text:a>
军事媒体中心。</text:p>
      <text:p text:style-name="P4">
通常，不同类型的武器(迫击炮，坦克，炮兵，RSZV，SDR，OTRK，UAV，有翼的导弹和战术航空)开火了130名画家的火灾，确认了104个基础设施对象。</text:p>
      <text:p text:style-name="P4">
根据初步信息，他们在平民中被杀和受伤，受害者的数量被阐明了。</text:p>
      <text:p text:style-name="P4">
News Source: <text:a xlink:type="simple" xlink:href="https://armyinform.com.ua/2023/05/15/okupanty-za-dobu-obstrilyaly-130-naselenyh-punktiv-ye-zagybli-ta-poraneni/" text:style-name="Internet_20_link" text:visited-style-name="Visited_20_Internet_20_Link">
https://armyinform.com.ua/2023/05/15/okupanty-za-dobu-obstrilyaly-130-naselenyh-punktiv-ye-zagybli-ta-poraneni/</text:a>
</text:p>
      <!--NEWS-->
      <text:h text:style-name="P10" text:outline-level="1">
<text:span text:style-name="T4">
通过VLK时有疑问，请在哪里打电话</text:span>
</text:h>
      <text:p text:style-name="P4">
作者: ['АРМІЯINFORM']</text:p>
      <text:p text:style-name="P4">
时间: 2023-05-15T75:00:00-04:00</text:p>
      <text:p text:style-name="P4">
描述: 军事媒体中心建议加里亚奇（Garyachi lisnis），Yaki Wato电话用品...与乌克兰2022年的战争，与乌克兰与乌克兰的最新新闻，今天与乌克兰的新闻战争，乌克兰2022年最后一次，乌克兰和俄罗斯之间的战争以及俄罗斯之间的战争，以及俄罗斯之间的战争他们在2022年与乌克兰有一年</text:p>
      <text:p text:style-name="P4">
图片: ['<text:a xlink:type="simple" xlink:href="https://armyinform.com.ua/wp-content/uploads/2022/04/1-59.jpg" text:style-name="Internet_20_link" text:visited-style-name="Visited_20_Internet_20_Link">
1-59.jpg</text:a>
']</text:p>
      <text:p text:style-name="P4">
标签: ['ВЛК', 'ГАРЯЧА ЛІНІЯ']</text:p>
      <text:p text:style-name="P4">
类别: News</text:p>
      <!--METADATA-->
      <text:p text:style-name="P4">
<draw:frame draw:style-name="fr1" draw:name="Image271" text:anchor-type="as-char" svg:width="6.9236in" svg:height="4.615733in" draw:z-index="0">
<draw:image xlink:href="../Images/AРМІЯINFORM/2023-05-15T75-00-00-04-00/1-59.jpg" xlink:type="simple" xlink:show="embed" xlink:actuate="onLoad" draw:mime-type="image/jpeg"/>
</draw:frame>
军事媒体中心<text:a xlink:type="simple" xlink:href="https://t.me/militarymediacenter/1937" text:style-name="Internet_20_link" text:visited-style-name="Visited_20_Internet_20_Link">
建议</text:a>
通过军事医疗委员会时，军事人员将呼叫热线(VLK).</text:p>
      <text:p text:style-name="P4">
Міністерство оборони України:</text:p>
      <ul>
        <li>
отримання направлення на лікування та ВЛК військовослужбовцями ЗСУ;  * необхідні документи для ВЛК;  * оскарження рішень ВЛК;  * виконання рішень ВЛК, соціальні гарантії військовослужбовців.</li>
      </ul>
      <text:p text:style-name="P4">
<text:span text:style-name="T4">
0 800 500 442</text:span>
</text:p>
      <text:p text:style-name="P4">
Міністерство охорони здоров’я України:</text:p>
      <ul>
        <li>
Проходження військовослужбовцями огляду МСЕК;  * ВЛК у цивільних закладах охорони здоров’я;  * прийом скарг на обслуговування в цивільних закладах охорони здоров’я.</li>
      </ul>
      <text:p text:style-name="P4">
<text:span text:style-name="T4">
0 800 60 20 19</text:span>
</text:p>
      <text:p text:style-name="P4">
Командування Медичних сил Збройних Сил України: медичне забезпеченнявійськовослужбовців ЗСУ — <text:span text:style-name="T4">
(044)522 83 58. </text:span>
</text:p>
      <text:p text:style-name="P4">
武装部队的武装部队：对军事支持的信息支持是次要武装部队在转诊和通过VLK的情况下 -  <text:span text:style-name="T4">
 0 800507028。</text:span>
</text:p>
      <text:p text:style-name="P4">
乌克兰退伍军人部：对退伍军人的支持。</text:p>
      <ul>
        <li>
<text:span text:style-name="T4">
(063)227-14-27 </text:span>
  - 建立地位和社会保护； * <text:span text:style-name="T4">
(063)035-54-68 </text:span>
  - 关于心理援助，康复，教育。</li>
      </ul>
      <text:p text:style-name="P4">
国家信息局针对追捕，彻底摧毁和消失的人的囚犯：对囚犯家庭的支持(044)287-81-65 **(来自国外的电话).</text:p>
      <text:p text:style-name="P4">
Урядовий контактний центр:</text:p>
      <ul>
        <li>
<text:span text:style-name="T4">
1545</text:span>
 — загальна урядова гаряча лінія;  * <text:span text:style-name="T4">
1545</text:span>
 (IVR诺夫9) - 战争退伍军人及其家人的热线。</li>
      </ul>
      <text:p text:style-name="P4">
News Source: <text:a xlink:type="simple" xlink:href="https://armyinform.com.ua/2023/05/15/kudy-telefonuvaty-koly-vynykly-pytannya-pry-prohodzhenni-vlk/" text:style-name="Internet_20_link" text:visited-style-name="Visited_20_Internet_20_Link">
https://armyinform.com.ua/2023/05/15/kudy-telefonuvaty-koly-vynykly-pytannya-pry-prohodzhenni-vlk/</text:a>
</text:p>
      <!--NEWS-->
      <text:h text:style-name="P10" text:outline-level="1">
<text:span text:style-name="T4">
5月16日将与武装部队的TRU指挥官进行直线电话线</text:span>
</text:h>
      <text:p text:style-name="P4">
作者: ['АРМІЯINFORM']</text:p>
      <text:p text:style-name="P4">
时间: 2023-05-15T76:00:00-04:00</text:p>
      <text:p text:style-name="P4">
描述: 明天，16 Herbalop，Z 13：00至14:00在数字0 800 507 028 Viicovovoskovasisiss ...与乌克兰2022年的战争，与乌克兰与乌克兰的最新新闻，今天与乌克兰的新闻战争，今天与乌克兰的新闻战争，今天，乌克兰之间会有一场战争当俄罗斯和乌克兰在2022年与乌克兰的战争将在不久的将来与乌克兰战争，与乌克兰的战争，乌克兰今天的新闻，乌克兰的新闻，乌克兰媒体在俄罗斯的乌克兰新闻</text:p>
      <text:p text:style-name="P4">
图片: ['<text:a xlink:type="simple" xlink:href="https://armyinform.com.ua/wp-content/uploads/2023/05/640073b9b6963.jpeg" text:style-name="Internet_20_link" text:visited-style-name="Visited_20_Internet_20_Link">
640073b9b6963.jpeg</text:a>
']</text:p>
      <text:p text:style-name="P4">
标签: ['ТАНЦЮРА ІГОР', 'ТЕЛЕФОННА \xa0ЛІНІЯ', 'ТРО']</text:p>
      <text:p text:style-name="P4">
类别: News</text:p>
      <!--METADATA-->
      <text:p text:style-name="P4">
<draw:frame draw:style-name="fr1" draw:name="Image272" text:anchor-type="as-char" svg:width="6.9236in" svg:height="4.32725in" draw:z-index="0">
<draw:image xlink:href="../Images/AРМІЯINFORM/2023-05-15T76-00-00-04-00/640073b9b6963.jpeg" xlink:type="simple" xlink:show="embed" xlink:actuate="onLoad" draw:mime-type="image/jpeg"/>
</draw:frame>
明天，<text:span text:style-name="T4">
 5月16日，13:00至14：00 </text:span>
在数字<text:span text:style-name="T4">
 0 800 507 028 </text:span>
武装部队武装部队及其亲戚的士兵可能能够与指挥官联合武装部队的TRO武装部队，伊戈尔少将。</text:p>
      <text:p text:style-name="P4">
关于它<text:a xlink:type="simple" xlink:href="https://www.facebook.com/TerritorialDefenseForces/posts/pfbid0gPVvGjTvHLqtrfHsTyCsch8j5ENGSekz5dMkt7Da92dbKMCFn7xfQqPXyidZL5gPl" text:style-name="Internet_20_link" text:visited-style-name="Visited_20_Internet_20_Link">
报告</text:a>
TRU命令的公共关系服务。</text:p>
      <text:p text:style-name="P4">
“自2022年2月开始以来，我们的热线一直在运行。 在此期间，收到了90,000多个电话。 我们试图解决我们要问的每个问题。 对于我们来说，支持我们的每位战斗机非常重要。您可以进行咨询，您可以每天7:00至20:00致电0 800 507 028，”消息写道。</text:p>
      <text:p text:style-name="P4">
News Source: <text:a xlink:type="simple" xlink:href="https://armyinform.com.ua/2023/05/15/16-travnya-vidbudetsya-pryama-telefonna-liniya-z-komanduvachem-syl-tro-zsu/" text:style-name="Internet_20_link" text:visited-style-name="Visited_20_Internet_20_Link">
https://armyinform.com.ua/2023/05/15/16-travnya-vidbudetsya-pryama-telefonna-liniya-z-komanduvachem-syl-tro-zsu/</text:a>
</text:p>
      <!--NEWS-->
      <text:h text:style-name="P10" text:outline-level="1">
<text:span text:style-name="T4">
Ticker被拘留，该股份在国防军的位置上“耗尽”：他威胁要在8217年中威胁8年；</text:span>
</text:h>
      <text:p text:style-name="P4">
作者: ['АРМІЯINFORM']</text:p>
      <text:p text:style-name="P4">
时间: 2023-05-15T77:00:00-04:00</text:p>
      <text:p text:style-name="P4">
描述: Cherkasy Klosti博客作者，他非法缝制有关这次转变的...与乌克兰2022年的战争，与乌克兰与乌克兰的最新新闻，今天与乌克兰2022年的新闻战争，今天与乌克兰的新闻战争，乌克兰和俄罗斯之间的战争将与俄罗斯之间的战争，以及何时与战争与战争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8c6b5d21a0a1c6ce6279c171b1c4468e.jpeg" text:style-name="Internet_20_link" text:visited-style-name="Visited_20_Internet_20_Link">
8c6b5d21a0a1c6ce6279c171b1c4468e.jpeg</text:a>
']</text:p>
      <text:p text:style-name="P4">
标签: ['STOPRUSSIA', 'АГРЕСІЯ РФ', 'ВТОРГНЕННЯ РФ', 'СБУ']</text:p>
      <text:p text:style-name="P4">
类别: News</text:p>
      <!--METADATA-->
      <text:p text:style-name="P4">
<draw:frame draw:style-name="fr1" draw:name="Image273" text:anchor-type="as-char" svg:width="6.9236in" svg:height="4.615733in" draw:z-index="0">
<draw:image xlink:href="../Images/AРМІЯINFORM/2023-05-15T77-00-00-04-00/8c6b5d21a0a1c6ce6279c171b1c4468e.jpeg" xlink:type="simple" xlink:show="embed" xlink:actuate="onLoad" draw:mime-type="image/jpeg"/>
</draw:frame>
在Cherkasy地区，博客作者被揭露，该博客在该地区非法传播了国防军的信息。</text:p>
      <text:p text:style-name="P4">
如<text:a xlink:type="simple" xlink:href="https://ssu.gov.ua/novyny/za-materialamy-sbu-tiuremne-uviaznennia-zahrozhuie-tiktokeru-yakyi-zlyvav-u-sotsmerezhu-lokatsii-syl-oborony-na-cherkashchyni" text:style-name="Internet_20_link" text:visited-style-name="Visited_20_Internet_20_Link">
报告</text:a>
他亲自捕获了乌克兰的安全局，并用弹药捕获了乌克兰军事设备柱的照片。 有趣的媒体文件已将其在社交网络芯片板上的页面上放置在他自己的页面上。</text:p>
      <text:p text:style-name="P4">
在几分钟内，该视频被俄罗斯宣传出版物(Pro-Kremlovsky Telegram)播放，其中包括超过1万次观众。 订户。 此外，超过50万用户在股票页面上查看了此内容。</text:p>
      <text:p text:style-name="P4">
SBU工作人员建立了博客作者的位置并停止了他 /她的活动。 他解释了自己的犯罪行为，渴望“建立”观众。</text:p>
      <text:p text:style-name="P4">
在搜索过程中，在该人的住所地址中发现了一部手机，他用来修复乌克兰部队在拍摄视频中的“出版物”中的运动。</text:p>
      <text:p text:style-name="P4">
根据收集的证据，他被告知涉嫌传播有关武装部队或其他军事形式的运动，行动或位置的信息。 攻击者面临长达8年的监禁。</text:p>
      <text:p text:style-name="P4">
安全部门再次强调了对视频和飞蛾材料的删除和出版的禁令，表明位错和移动国防军以及敌对炮击的后果。 互联网上这样的照片和视频材料的出版被视为调整敌方火，是犯罪，根据法律指控。</text:p>
      <text:p text:style-name="P4">
News Source: <text:a xlink:type="simple" xlink:href="https://armyinform.com.ua/2023/05/15/zatrymano-tiktokera-yakyj-zlyvav-u-soczmerezhi-lokacziyi-syl-oborony-jomu-zagrozhuye-do-8-rokiv-vyaznyczi/" text:style-name="Internet_20_link" text:visited-style-name="Visited_20_Internet_20_Link">
https://armyinform.com.ua/2023/05/15/zatrymano-tiktokera-yakyj-zlyvav-u-soczmerezhi-lokacziyi-syl-oborony-jomu-zagrozhuye-do-8-rokiv-vyaznyczi/</text:a>
</text:p>
      <!--NEWS-->
      <text:h text:style-name="P10" text:outline-level="1">
<text:span text:style-name="T4">
在欧洲最大的垃圾填埋场之一的芬兰，开始了大规模的军事演习</text:span>
</text:h>
      <text:p text:style-name="P4">
作者: ['АРМІЯINFORM']</text:p>
      <text:p text:style-name="P4">
时间: 2023-05-15T78:00:00-04:00</text:p>
      <text:p text:style-name="P4">
描述: fisnlandi是єvropi -poligyv -Rovyarvi的新来之一，战争是在Hijannya中...与乌克兰2022年的战争，与乌克兰的战争是今天的最新消息，今天与乌克兰的战争是乌克兰2022年的战争，是乌克兰2022年的战争和俄罗斯，当与乌克兰在乌克兰的乌克兰战争时，这将是不在的，无论是否将在不久的将来与乌克兰发生战争，与乌克兰的战争，今天的乌克兰新闻，乌克兰新闻，乌克兰媒体的乌克兰媒体新闻在俄罗斯</text:p>
      <text:p text:style-name="P4">
图片: ['<text:a xlink:type="simple" xlink:href="https://armyinform.com.ua/wp-content/uploads/2023/05/lightning-strike-23.jpg" text:style-name="Internet_20_link" text:visited-style-name="Visited_20_Internet_20_Link">
lightning-strike-23.jpg</text:a>
']</text:p>
      <text:p text:style-name="P4">
标签: ['LIGHTNING STRIKE-23', 'ВІЙСЬКОВІ НАВЧАННЯ', 'ФІНЛЯНДІЯ']</text:p>
      <text:p text:style-name="P4">
类别: News</text:p>
      <!--METADATA-->
      <text:p text:style-name="P4">
<draw:frame draw:style-name="fr1" draw:name="Image274" text:anchor-type="as-char" svg:width="6.9236in" svg:height="3.894525in" draw:z-index="0">
<draw:image xlink:href="../Images/AРМІЯINFORM/2023-05-15T78-00-00-04-00/lightning-strike-23.jpg" xlink:type="simple" xlink:show="embed" xlink:actuate="onLoad" draw:mime-type="image/jpeg"/>
</draw:frame>
Rovaaryv最大的垃圾填埋场之一的芬兰开始了雷击23。</text:p>
      <text:p text:style-name="P4">
这在[消息]中说明了(https://maavoimat.fi/en/lightning-strike-23-and-northern-forest-23)该国国防部的新闻服务。</text:p>
      <text:p text:style-name="P4">
在持续到2023年5月26日的演习期间，他们将与北大西洋联盟和瑞典的部队进行联合大火和战斗，以及提供和获得国际援助的能力。</text:p>
      <text:p text:style-name="P4">
培训将参加陆军，芬兰边境警卫，芬兰国防部，中学和后勤指挥官，英国，瑞典和挪威的指挥。</text:p>
      <text:p text:style-name="P4">
战士步兵战车将与国际部队一起服役(英国)，反应式凌空消防系统(美国和英国)和步兵战车CV90(瑞典和挪威).</text:p>
      <text:p text:style-name="P4">
Нагадаємо, 4 квітня 2023 року Фінляндія офіційно<text:a xlink:type="simple" xlink:href="https://armyinform.com.ua/2023/04/04/yak-hto-i-chomu-stvoryv-nato-74-roky-tomu/" text:style-name="Internet_20_link" text:visited-style-name="Visited_20_Internet_20_Link">
стала</text:a>
北约第三名成员。</text:p>
      <text:p text:style-name="P4">
News Source: <text:a xlink:type="simple" xlink:href="https://armyinform.com.ua/2023/05/15/u-finlyandiyi-na-odnomu-z-najbilshyh-u-yevropi-poligoniv-rozpochalysya-masshtabni-vijskovi-navchannya/" text:style-name="Internet_20_link" text:visited-style-name="Visited_20_Internet_20_Link">
https://armyinform.com.ua/2023/05/15/u-finlyandiyi-na-odnomu-z-najbilshyh-u-yevropi-poligoniv-rozpochalysya-masshtabni-vijskovi-navchannya/</text:a>
</text:p>
      <!--NEWS-->
      <text:h text:style-name="P10" text:outline-level="1">
<text:span text:style-name="T4">
在大七届峰会上，欧盟将坚持向乌克兰扩大军事援助</text:span>
</text:h>
      <text:p text:style-name="P4">
作者: ['АРМІЯINFORM']</text:p>
      <text:p text:style-name="P4">
时间: 2023-05-15T79:00:00-04:00</text:p>
      <text:p text:style-name="P4">
描述: Samiti上的Hovropei联盟“ Xirosimi polagatima on Rozshirennai上的伟大的Simki ...与乌克兰2022年与乌克兰的战争，与乌克兰的最新新闻，今天与乌克兰2022年的新闻战争，今天与乌克兰2022年的新闻战争，乌克兰和俄罗斯和俄罗斯之间以及何时及时会有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weapons-7.jpg" text:style-name="Internet_20_link" text:visited-style-name="Visited_20_Internet_20_Link">
weapons-7.jpg</text:a>
']</text:p>
      <text:p text:style-name="P4">
标签: ['ДОПОМОГА ПАРТНЕРІВ', 'ЄВРОСОЮЗ', 'САМІТ ВЕЛИКОЇ СІМКИ', 'СВІТ ПІДТРИМУЄ УКРАЇНУ', 'УРСУЛА ФОН ДЕР ЛЯЄН']</text:p>
      <text:p text:style-name="P4">
类别: News</text:p>
      <!--METADATA-->
      <text:p text:style-name="P4">
<draw:frame draw:style-name="fr1" draw:name="Image275" text:anchor-type="as-char" svg:width="6.9236in" svg:height="3.894525in" draw:z-index="0">
<draw:image xlink:href="../Images/AРМІЯINFORM/2023-05-15T79-00-00-04-00/weapons-7.jpg" xlink:type="simple" xlink:show="embed" xlink:actuate="onLoad" draw:mime-type="image/jpeg"/>
</draw:frame>
欧盟在广岛举行的七届峰会上将坚持扩张和对乌克兰的军事援助的不安。</text:p>
      <text:p text:style-name="P4">
关于2023年5月15日星期一的新闻发布会<text:a xlink:type="simple" xlink:href="https://twitter.com/i/broadcasts/1BdGYyAoLMQGX" text:style-name="Internet_20_link" text:visited-style-name="Visited_20_Internet_20_Link">
宣布</text:a>
Ursula总统委员会冯·德莱恩(Von der Lyen)。</text:p>
      <text:p text:style-name="P4">
“我希望七国集团领导人将支持两个主要原则。 首先是我们将尽可能多地支持乌克兰。 第二个没什么(<text:span text:style-name="T5">
新闻。 -</text:span>
 <text:span text:style-name="T5">
红色的。</text:span>
)关于没有乌克兰的乌克兰。 “与您一样，”我的意思是，包括2023年之后在内的基本财政援助，以及加速的军事援助，专注于“现在和现在”。 Ursula von der Lyen说，“没有乌克兰的乌克兰没有关于乌克兰的无关”意味着对乌克兰沃迪米尔·泽伦斯基的和平计划主席的大力支持。</text:p>
      <text:p text:style-name="P4">
欧洲委员会主席还表示，为了为俄罗斯付费为她在与乌克兰战争期间造成的破坏付费的条件，将创建特殊的破坏登记册。</text:p>
      <text:p text:style-name="P4">
“在雷克雅未克(<text:span text:style-name="T5">
16</text:span>
 _  -  _ <text:span text:style-name="T5">
17 May _ </text:span>
 _ <text:span text:style-name="T5">
 _ </text:span>
 _ <text:span text:style-name="T5">
欧洲理事会</text:span>
.<text:span text:style-name="T4">
<text:span text:style-name="T5">
_</text:span>
</text:span>
<text:span text:style-name="T4">
<text:span text:style-name="T5">
_</text:span>
</text:span>
<text:span text:style-name="T4">
<text:span text:style-name="T5">
_</text:span>
</text:span>
___)我们将讨论如何使俄罗斯负责。 我支持建立一个法庭，将俄罗斯侵略性犯罪带到法院。我们还将决定在海牙建立毁灭登记册。 这将是第一次，但在俄罗斯赔偿方向上非常好。” Ursulafon der Lyen强调。</text:p>
      <text:p text:style-name="P4">
我们将在与加拿大总理贾斯汀·特鲁多(Justin Trudeau)总统委员会Ursula von der Lyen [陈述]与加拿大总理贾斯汀·特鲁多(Justin Trudeau)总统委员会对话中提醒。(https://armyinform.com.ua/2023/05/05/ukrayina-priorytetna-tema-na-samiti-g7-glava-yevrokomisiyi-u-rozmovi-z-premyerom-kanady/)这将于2023年5月19日至21日在日本城市广岛举行，关键问题之一将是对乌克兰的全面支持。 除了G7参与者<text:a xlink:type="simple" xlink:href="https://armyinform.com.ua/2023/04/20/krayiny-g7-rozglyadayut-mozhlyvist-majzhe-povnoyi-zaborony-eksportu-do-rosiyi/" text:style-name="Internet_20_link" text:visited-style-name="Visited_20_Internet_20_Link">
考虑</text:a>
<text:a xlink:type="simple" xlink:href="https://armyinform.com.ua/2023/04/20/krayiny-g7-rozglyadayut-mozhlyvist-majzhe-povnoyi-zaborony-eksportu-do-rosiyi/" text:style-name="Internet_20_link" text:visited-style-name="Visited_20_Internet_20_Link">
S</text:a>
除了药物，农产品和食品外，大多数出口向俄罗斯出口的可能性。</text:p>
      <text:p text:style-name="P4">
News Source: <text:a xlink:type="simple" xlink:href="https://armyinform.com.ua/2023/05/15/na-samiti-velykoyi-simky-yevrosoyuz-napolyagatyme-na-rozshyrenni-vijskovoyi-dopomogy-ukrayini/" text:style-name="Internet_20_link" text:visited-style-name="Visited_20_Internet_20_Link">
https://armyinform.com.ua/2023/05/15/na-samiti-velykoyi-simky-yevrosoyuz-napolyagatyme-na-rozshyrenni-vijskovoyi-dopomogy-ukrayini/</text:a>
</text:p>
      <!--NEWS-->
      <text:h text:style-name="P10" text:outline-level="1">
<text:span text:style-name="T4">
Volodymyr Zelenskyy关于乌克兰战士的Zelenskyy：在不久的将来，您会听到重要的决定</text:span>
</text:h>
      <text:p text:style-name="P4">
作者: ['АРМІЯINFORM']</text:p>
      <text:p text:style-name="P4">
时间: 2023-05-15T80:00:00-04:00</text:p>
      <text:p text:style-name="P4">
描述: 在马齐特（Mazhi Vizits），直到英国总统沃罗迪米尔·泽伦斯基·波维夫（Volodymyr Zelensky povviv Zustych）...与乌克兰2022年的战争，与乌克兰的最新新闻战争，《与乌克兰的新闻战》 2022年，乌克兰和俄罗斯与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9639816d7fb5be1686e9f4c321003e22_1684142472_extra_large.jpeg" text:style-name="Internet_20_link" text:visited-style-name="Visited_20_Internet_20_Link">
9639816d7fb5be1686e9f4c321003e22_1684142472_extra_large.jpeg</text:a>
']</text:p>
      <text:p text:style-name="P4">
标签: ['STOPRUSSIA', 'АГРЕСІЯ РФ', 'ВОЛОДИМИР ЗЕЛЕНСЬКИЙ', 'ВТОРГНЕННЯ РФ', 'КОАЛІЦІЯ ВИНИЩУВАЧІВ', 'РІШІ СУНАК']</text:p>
      <text:p text:style-name="P4">
类别: News</text:p>
      <!--METADATA-->
      <text:p text:style-name="P4">
<draw:frame draw:style-name="fr1" draw:name="Image276" text:anchor-type="as-char" svg:width="6.9236in" svg:height="4.617948in" draw:z-index="0">
<draw:image xlink:href="../Images/AРМІЯINFORM/2023-05-15T80-00-00-04-00/9639816d7fb5be1686e9f4c321003e22_1684142472_extra_large.jpeg" xlink:type="simple" xlink:show="embed" xlink:actuate="onLoad" draw:mime-type="image/jpeg"/>
</draw:frame>
在访问英国的框架内，乌克兰沃迪米尔·泽伦斯基总统<text:a xlink:type="simple" xlink:href="https://armyinform.com.ua/2023/05/15/volodymyr-zelenskyj-zustrivsya-z-rishi-sunakom-u-brytaniyi/" text:style-name="Internet_20_link" text:visited-style-name="Visited_20_Internet_20_Link">
举行了会议</text:a>
与英国总理瑞莎·萨纳克(Risha Sunak)一起。</text:p>
      <text:p text:style-name="P4">
如<text:a xlink:type="simple" xlink:href="https://www.president.gov.ua/news/u-cej-virishalnij-dlya-nashogo-narodu-moment-usya-velika-bri-82921" text:style-name="Internet_20_link" text:visited-style-name="Visited_20_Internet_20_Link">
报道</text:a>
在总统办公室，今天会议的重点是乌克兰的国防支持问题。</text:p>
      <text:p text:style-name="P4">
Volodymyr Zelensky感谢英国为我们国家准备的大量支持计划，并指出这将有助于挽救我们人民的生命。</text:p>
      <text:p text:style-name="P4">
乌克兰国家负责人说，今天，在谈判中，讨论了给乌克兰战斗人员的问题。</text:p>
      <text:p text:style-name="P4">
“这对我们来说是一个非常重要的话题，因为我们无法控制天空……我们是合作伙伴，Rishi知道前面发生的一切细节。 我们想组成一组战斗机。 我们谈论了。 我非常积极。 而且，我认为，在不久的将来，您将听到有关重要解决方案的信息。 我们有一点工作。”乌克兰总统说。</text:p>
      <text:p text:style-name="P4">
根据里莎·斯纳克(Risha Snak)的说法，他的国家将继续为乌克兰人民提供防止侵略所需的支持。</text:p>
      <text:p text:style-name="P4">
他还指出，英国准备在建立航空联盟中扮演活跃的绵羊角色。 总理指出，这个问题不仅涉及飞机的提供，而且涉及对飞行员的培训，适当的后勤。</text:p>
      <text:p text:style-name="P4">
News Source: <text:a xlink:type="simple" xlink:href="https://armyinform.com.ua/2023/05/15/volodymyr-zelenskyj-pro-vynyshhuvachi-dlya-ukrayiny-najblyzhchym-chasom-vy-pochuyete-vazhlyvi-rishennya/" text:style-name="Internet_20_link" text:visited-style-name="Visited_20_Internet_20_Link">
https://armyinform.com.ua/2023/05/15/volodymyr-zelenskyj-pro-vynyshhuvachi-dlya-ukrayiny-najblyzhchym-chasom-vy-pochuyete-vazhlyvi-rishennya/</text:a>
</text:p>
      <!--NEWS-->
      <text:h text:style-name="P10" text:outline-level="1">
<text:span text:style-name="T4">
Volodymyr Zelenskyy关于乌克兰战士的Zelenskyy：在不久的将来，您会听到重要的决定</text:span>
</text:h>
      <text:p text:style-name="P4">
作者: ['АРМІЯINFORM']</text:p>
      <text:p text:style-name="P4">
时间: 2023-05-15T80:00:00-04:00</text:p>
      <text:p text:style-name="P4">
描述: 在马齐特（Mazhi Vizits），直到英国总统沃罗迪米尔·泽伦斯基·波维夫（Volodymyr Zelensky povviv Zustych）...与乌克兰2022年的战争，与乌克兰的最新新闻战争，《与乌克兰的新闻战》 2022年，乌克兰和俄罗斯与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9639816d7fb5be1686e9f4c321003e22_1684142472_extra_large.jpeg" text:style-name="Internet_20_link" text:visited-style-name="Visited_20_Internet_20_Link">
9639816d7fb5be1686e9f4c321003e22_1684142472_extra_large.jpeg</text:a>
']</text:p>
      <text:p text:style-name="P4">
标签: ['STOPRUSSIA', 'АГРЕСІЯ РФ', 'ВОЛОДИМИР ЗЕЛЕНСЬКИЙ', 'ВТОРГНЕННЯ РФ', 'КОАЛІЦІЯ ВИНИЩУВАЧІВ', 'РІШІ СУНАК']</text:p>
      <text:p text:style-name="P4">
类别: News</text:p>
      <!--METADATA-->
      <text:p text:style-name="P4">
<draw:frame draw:style-name="fr1" draw:name="Image277" text:anchor-type="as-char" svg:width="6.9236in" svg:height="4.617948in" draw:z-index="0">
<draw:image xlink:href="../Images/AРМІЯINFORM/2023-05-15T80-00-00-04-00/9639816d7fb5be1686e9f4c321003e22_1684142472_extra_large.jpeg" xlink:type="simple" xlink:show="embed" xlink:actuate="onLoad" draw:mime-type="image/jpeg"/>
</draw:frame>
在访问英国的框架内，乌克兰沃迪米尔·泽伦斯基总统<text:a xlink:type="simple" xlink:href="https://armyinform.com.ua/2023/05/15/volodymyr-zelenskyj-zustrivsya-z-rishi-sunakom-u-brytaniyi/" text:style-name="Internet_20_link" text:visited-style-name="Visited_20_Internet_20_Link">
举行了会议</text:a>
与英国总理瑞莎·萨纳克(Risha Sunak)一起。</text:p>
      <text:p text:style-name="P4">
如<text:a xlink:type="simple" xlink:href="https://www.president.gov.ua/news/u-cej-virishalnij-dlya-nashogo-narodu-moment-usya-velika-bri-82921" text:style-name="Internet_20_link" text:visited-style-name="Visited_20_Internet_20_Link">
报道</text:a>
在总统办公室，今天会议的重点是乌克兰的国防支持问题。</text:p>
      <text:p text:style-name="P4">
Volodymyr Zelensky感谢英国为我们国家准备的大量支持计划，并指出这将有助于挽救我们人民的生命。</text:p>
      <text:p text:style-name="P4">
乌克兰国家负责人说，今天，在谈判中，讨论了给乌克兰战斗人员的问题。</text:p>
      <text:p text:style-name="P4">
“这对我们来说是一个非常重要的话题，因为我们无法控制天空……我们是合作伙伴，Rishi知道前面发生的一切细节。 我们想组成一组战斗机。 我们谈论了。 我非常积极。 而且，我认为，在不久的将来，您将听到有关重要解决方案的信息。 我们有一点工作。”乌克兰总统说。</text:p>
      <text:p text:style-name="P4">
根据里莎·斯纳克(Risha Snak)的说法，他的国家将继续为乌克兰人民提供防止侵略所需的支持。</text:p>
      <text:p text:style-name="P4">
他还指出，英国准备在建立航空联盟中扮演活跃的绵羊角色。 总理指出，这个问题不仅涉及飞机的提供，而且涉及对飞行员的培训，适当的后勤。</text:p>
      <text:p text:style-name="P4">
News Source: <text:a xlink:type="simple" xlink:href="https://armyinform.com.ua/2023/05/15/volodymyr-zelenskyj-pro-vynyshhuvachi-dlya-ukrayiny-najblyzhchym-chasom-vy-pochuyete-vazhlyvi-rishennya/" text:style-name="Internet_20_link" text:visited-style-name="Visited_20_Internet_20_Link">
https://armyinform.com.ua/2023/05/15/volodymyr-zelenskyj-pro-vynyshhuvachi-dlya-ukrayiny-najblyzhchym-chasom-vy-pochuyete-vazhlyvi-rishennya/</text:a>
</text:p>
      <!--NEWS-->
      <text:h text:style-name="P10" text:outline-level="1">
<text:span text:style-name="T4">
英国议会代表访问了乌克兰军队的培训</text:span>
</text:h>
      <text:p text:style-name="P4">
作者: ['АРМІЯINFORM']</text:p>
      <text:p text:style-name="P4">
时间: 2023-05-15T81:00:00-04:00</text:p>
      <text:p text:style-name="P4">
描述: 主权Miniger Zwan Proceronian英国英国英国英国英国英国英国詹姆斯·卡特里兹·维特维（James Cartliz Vidvis）...与乌克兰2022年的战争，与乌克兰与乌克兰的最新新闻，今天与乌克兰2022年的新闻战争，今天，乌克兰和俄罗斯与俄罗斯之间以及俄罗斯和俄罗斯之间的战争都会他们说，乌克兰在2022年是否会有一年的时间，在不久的将来是否会与乌克兰进行战争</text:p>
      <text:p text:style-name="P4">
图片: ['<text:a xlink:type="simple" xlink:href="https://armyinform.com.ua/wp-content/uploads/2023/05/347258331_1103749470764656_2616853641518069329_n.jpg" text:style-name="Internet_20_link" text:visited-style-name="Visited_20_Internet_20_Link">
347258331_1103749470764656_2616853641518069329_n.jpg</text:a>
', '<text:a xlink:type="simple" xlink:href="https://armyinform.com.ua/wp-content/uploads/2023/05/347278455_1305548230398287_1076672873083040939_n-150x150.jpg" text:style-name="Internet_20_link" text:visited-style-name="Visited_20_Internet_20_Link">
347278455_1305548230398287_1076672873083040939_n-150x150.jpg</text:a>
', '<text:a xlink:type="simple" xlink:href="https://armyinform.com.ua/wp-content/uploads/2023/05/347104941_526198429709673_1711637799416724311_n-150x150.jpg" text:style-name="Internet_20_link" text:visited-style-name="Visited_20_Internet_20_Link">
347104941_526198429709673_1711637799416724311_n-150x150.jpg</text:a>
', '<text:a xlink:type="simple" xlink:href="https://armyinform.com.ua/wp-content/uploads/2023/05/347258548_3347675312229089_2583543401119666098_n-150x150.jpg" text:style-name="Internet_20_link" text:visited-style-name="Visited_20_Internet_20_Link">
347258548_3347675312229089_2583543401119666098_n-150x150.jpg</text:a>
']</text:p>
      <text:p text:style-name="P4">
标签: ['ГЕНШТАБ ЗС УКРАЇНИ', 'ІНТЕРФЛЕКС', 'НАВЧАННЯ УКРАЇНСЬКИХ ВІЙСЬКОВОСЛУЖБОВЦІВ']</text:p>
      <text:p text:style-name="P4">
类别: News</text:p>
      <!--METADATA-->
      <text:p text:style-name="P4">
<draw:frame draw:style-name="fr1" draw:name="Image278" text:anchor-type="as-char" svg:width="6.9236in" svg:height="4.615733in" draw:z-index="0">
<draw:image xlink:href="../Images/AРМІЯINFORM/2023-05-15T81-00-00-04-00/347258331_1103749470764656_2616853641518069329_n.jpg" xlink:type="simple" xlink:show="embed" xlink:actuate="onLoad" draw:mime-type="image/jpeg"/>
</draw:frame>
英国詹姆斯卡蒂奇国防部采购部长访问了英国的乌克兰军事训练。</text:p>
      <text:p text:style-name="P4">
关于它<text:a xlink:type="simple" xlink:href="https://www.facebook.com/GeneralStaff.ua/posts/pfbid02xgiDYNA43rrFkUoH1n6zSPxTKtVYiBZvouXTjs4c4RrYLCQwJF18PJqa2UfN974cl" text:style-name="Internet_20_link" text:visited-style-name="Visited_20_Internet_20_Link">
报告</text:a>
武装部队的总人员。</text:p>
      <text:p text:style-name="P4">
“在英国，新西兰和澳大利亚的指导下培训武装部队的武装力量乌克兰军事人员在跨国教育行动的框架中。</text:p>
      <text:p text:style-name="P4">
<text:a xlink:type="simple" xlink:href="https://armyinform.com.ua/wp-content/uploads/2023/05/347278455_1305548230398287_1076672873083040939_n.jpg" text:style-name="Internet_20_link" text:visited-style-name="Visited_20_Internet_20_Link">
!(Images/AРМІЯINFORM/2023-05-15T81-00-00-04-00/347278455_1305548230398287_1076672873083040939_n-150x150.jpg)</text:a>
</text:p>
      <text:p text:style-name="P4">
<text:a xlink:type="simple" xlink:href="https://armyinform.com.ua/wp-content/uploads/2023/05/347104941_526198429709673_1711637799416724311_n.jpg" text:style-name="Internet_20_link" text:visited-style-name="Visited_20_Internet_20_Link">
<draw:frame draw:style-name="fr1" draw:name="Image279" text:anchor-type="as-char" svg:width="6.9236in" svg:height="6.9236in" draw:z-index="0">
<draw:image xlink:href="../Images/AРМІЯINFORM/2023-05-15T81-00-00-04-00/347104941_526198429709673_1711637799416724311_n-150x150.jpg" xlink:type="simple" xlink:show="embed" xlink:actuate="onLoad" draw:mime-type="image/jpeg"/>
</draw:frame>
</text:a>
</text:p>
      <text:p text:style-name="P4">
<text:a xlink:type="simple" xlink:href="https://armyinform.com.ua/wp-content/uploads/2023/05/347258548_3347675312229089_2583543401119666098_n.jpg" text:style-name="Internet_20_link" text:visited-style-name="Visited_20_Internet_20_Link">
<draw:frame draw:style-name="fr1" draw:name="Image280" text:anchor-type="as-char" svg:width="6.9236in" svg:height="6.9236in" draw:z-index="0">
<draw:image xlink:href="../Images/AРМІЯINFORM/2023-05-15T81-00-00-04-00/347258548_3347675312229089_2583543401119666098_n-150x150.jpg" xlink:type="simple" xlink:show="embed" xlink:actuate="onLoad" draw:mime-type="image/jpeg"/>
</draw:frame>
</text:a>
武装部队的武装部队补充说，乌克兰对英国，新西兰和澳大利亚的支持和援助表示感谢。</text:p>
      <text:p text:style-name="P4">
在Interflex行动的框架内，由英国爱尔兰的英国政府开始，已经<text:a xlink:type="simple" xlink:href="https://armyinform.com.ua/2023/04/06/operacziya-interflex-u-brytaniyi-vzhe-projshly-pidgotovku-10-tysyach-novobrancziv-zsu/" text:style-name="Internet_20_link" text:visited-style-name="Visited_20_Internet_20_Link">
通过</text:a>
培训10,000名武装部队军人。</text:p>
      <text:p text:style-name="P4">
News Source: <text:a xlink:type="simple" xlink:href="https://armyinform.com.ua/2023/05/15/predstavnyk-parlamentu-velykoyi-brytaniyi-pobuvav-na-navchannyah-ukrayinskyh-vijskovyh/" text:style-name="Internet_20_link" text:visited-style-name="Visited_20_Internet_20_Link">
https://armyinform.com.ua/2023/05/15/predstavnyk-parlamentu-velykoyi-brytaniyi-pobuvav-na-navchannyah-ukrayinskyh-vijskovyh/</text:a>
</text:p>
      <!--NEWS-->
      <text:h text:style-name="P10" text:outline-level="1">
<text:span text:style-name="T4">
英国议会代表访问了乌克兰军队的培训</text:span>
</text:h>
      <text:p text:style-name="P4">
作者: ['АРМІЯINFORM']</text:p>
      <text:p text:style-name="P4">
时间: 2023-05-15T81:00:00-04:00</text:p>
      <text:p text:style-name="P4">
描述: 主权Miniger Zwan Proceronian英国英国英国英国英国英国英国詹姆斯·卡特里兹·维特维（James Cartliz Vidvis）...与乌克兰2022年的战争，与乌克兰与乌克兰的最新新闻，今天与乌克兰2022年的新闻战争，今天，乌克兰和俄罗斯与俄罗斯之间以及俄罗斯和俄罗斯之间的战争都会他们说，乌克兰在2022年是否会有一年的时间，在不久的将来是否会与乌克兰进行战争</text:p>
      <text:p text:style-name="P4">
图片: ['<text:a xlink:type="simple" xlink:href="https://armyinform.com.ua/wp-content/uploads/2023/05/347258331_1103749470764656_2616853641518069329_n.jpg" text:style-name="Internet_20_link" text:visited-style-name="Visited_20_Internet_20_Link">
347258331_1103749470764656_2616853641518069329_n.jpg</text:a>
', '<text:a xlink:type="simple" xlink:href="https://armyinform.com.ua/wp-content/uploads/2023/05/347278455_1305548230398287_1076672873083040939_n-150x150.jpg" text:style-name="Internet_20_link" text:visited-style-name="Visited_20_Internet_20_Link">
347278455_1305548230398287_1076672873083040939_n-150x150.jpg</text:a>
', '<text:a xlink:type="simple" xlink:href="https://armyinform.com.ua/wp-content/uploads/2023/05/347104941_526198429709673_1711637799416724311_n-150x150.jpg" text:style-name="Internet_20_link" text:visited-style-name="Visited_20_Internet_20_Link">
347104941_526198429709673_1711637799416724311_n-150x150.jpg</text:a>
', '<text:a xlink:type="simple" xlink:href="https://armyinform.com.ua/wp-content/uploads/2023/05/347258548_3347675312229089_2583543401119666098_n-150x150.jpg" text:style-name="Internet_20_link" text:visited-style-name="Visited_20_Internet_20_Link">
347258548_3347675312229089_2583543401119666098_n-150x150.jpg</text:a>
']</text:p>
      <text:p text:style-name="P4">
标签: ['ГЕНШТАБ ЗС УКРАЇНИ', 'ІНТЕРФЛЕКС', 'НАВЧАННЯ УКРАЇНСЬКИХ ВІЙСЬКОВОСЛУЖБОВЦІВ']</text:p>
      <text:p text:style-name="P4">
类别: News</text:p>
      <!--METADATA-->
      <text:p text:style-name="P4">
<draw:frame draw:style-name="fr1" draw:name="Image281" text:anchor-type="as-char" svg:width="6.9236in" svg:height="4.615733in" draw:z-index="0">
<draw:image xlink:href="../Images/AРМІЯINFORM/2023-05-15T81-00-00-04-00/347258331_1103749470764656_2616853641518069329_n.jpg" xlink:type="simple" xlink:show="embed" xlink:actuate="onLoad" draw:mime-type="image/jpeg"/>
</draw:frame>
英国詹姆斯卡蒂奇国防部采购部长访问了英国的乌克兰军事训练。</text:p>
      <text:p text:style-name="P4">
关于它<text:a xlink:type="simple" xlink:href="https://www.facebook.com/GeneralStaff.ua/posts/pfbid02xgiDYNA43rrFkUoH1n6zSPxTKtVYiBZvouXTjs4c4RrYLCQwJF18PJqa2UfN974cl" text:style-name="Internet_20_link" text:visited-style-name="Visited_20_Internet_20_Link">
报告</text:a>
武装部队的总人员。</text:p>
      <text:p text:style-name="P4">
“在英国，新西兰和澳大利亚的指导下培训武装部队的武装力量乌克兰军事人员在跨国教育行动的框架中。</text:p>
      <text:p text:style-name="P4">
<text:a xlink:type="simple" xlink:href="https://armyinform.com.ua/wp-content/uploads/2023/05/347278455_1305548230398287_1076672873083040939_n.jpg" text:style-name="Internet_20_link" text:visited-style-name="Visited_20_Internet_20_Link">
!(Images/AРМІЯINFORM/2023-05-15T81-00-00-04-00/347278455_1305548230398287_1076672873083040939_n-150x150.jpg)</text:a>
</text:p>
      <text:p text:style-name="P4">
<text:a xlink:type="simple" xlink:href="https://armyinform.com.ua/wp-content/uploads/2023/05/347104941_526198429709673_1711637799416724311_n.jpg" text:style-name="Internet_20_link" text:visited-style-name="Visited_20_Internet_20_Link">
<draw:frame draw:style-name="fr1" draw:name="Image282" text:anchor-type="as-char" svg:width="6.9236in" svg:height="6.9236in" draw:z-index="0">
<draw:image xlink:href="../Images/AРМІЯINFORM/2023-05-15T81-00-00-04-00/347104941_526198429709673_1711637799416724311_n-150x150.jpg" xlink:type="simple" xlink:show="embed" xlink:actuate="onLoad" draw:mime-type="image/jpeg"/>
</draw:frame>
</text:a>
</text:p>
      <text:p text:style-name="P4">
<text:a xlink:type="simple" xlink:href="https://armyinform.com.ua/wp-content/uploads/2023/05/347258548_3347675312229089_2583543401119666098_n.jpg" text:style-name="Internet_20_link" text:visited-style-name="Visited_20_Internet_20_Link">
<draw:frame draw:style-name="fr1" draw:name="Image283" text:anchor-type="as-char" svg:width="6.9236in" svg:height="6.9236in" draw:z-index="0">
<draw:image xlink:href="../Images/AРМІЯINFORM/2023-05-15T81-00-00-04-00/347258548_3347675312229089_2583543401119666098_n-150x150.jpg" xlink:type="simple" xlink:show="embed" xlink:actuate="onLoad" draw:mime-type="image/jpeg"/>
</draw:frame>
</text:a>
武装部队的武装部队补充说，乌克兰对英国，新西兰和澳大利亚的支持和援助表示感谢。</text:p>
      <text:p text:style-name="P4">
在Interflex行动的框架内，由英国爱尔兰的英国政府开始，已经<text:a xlink:type="simple" xlink:href="https://armyinform.com.ua/2023/04/06/operacziya-interflex-u-brytaniyi-vzhe-projshly-pidgotovku-10-tysyach-novobrancziv-zsu/" text:style-name="Internet_20_link" text:visited-style-name="Visited_20_Internet_20_Link">
通过</text:a>
培训10,000名武装部队军人。</text:p>
      <text:p text:style-name="P4">
News Source: <text:a xlink:type="simple" xlink:href="https://armyinform.com.ua/2023/05/15/predstavnyk-parlamentu-velykoyi-brytaniyi-pobuvav-na-navchannyah-ukrayinskyh-vijskovyh/" text:style-name="Internet_20_link" text:visited-style-name="Visited_20_Internet_20_Link">
https://armyinform.com.ua/2023/05/15/predstavnyk-parlamentu-velykoyi-brytaniyi-pobuvav-na-navchannyah-ukrayinskyh-vijskovyh/</text:a>
</text:p>
      <!--NEWS-->
      <text:h text:style-name="P10" text:outline-level="1">
<text:span text:style-name="T4">
已经就强大的防御能力达成了协议 - 国家负责人总结了访问欧洲国家的访问</text:span>
</text:h>
      <text:p text:style-name="P4">
作者: ['АРМІЯINFORM']</text:p>
      <text:p text:style-name="P4">
时间: 2023-05-15T82:00:00-04:00</text:p>
      <text:p text:style-name="P4">
描述: Nekhodavniykh乌克兰沃迪米尔·泽伦斯基（Volodimir Zelensky）到伊利塔（Ilita）的尼克霍达夫尼（Nekhodavniykh）的佩德小时，...与乌克兰2022年的战争，与乌克兰的最新新闻，今天与乌克兰的新闻战争，今天与乌克兰2022年的新闻战争，乌克兰和俄罗斯之间的战争将与乌克兰的战争，以及俄罗斯之间的战争他们说，乌克兰在2022年是否会有一年的时间，在不久的将来是否会与乌克兰进行战争</text:p>
      <text:p text:style-name="P4">
图片: ['<text:a xlink:type="simple" xlink:href="https://armyinform.com.ua/wp-content/uploads/2023/05/19374f0af5b1dcea2e0025820a94e889_1684142472_extra_large.jpeg" text:style-name="Internet_20_link" text:visited-style-name="Visited_20_Internet_20_Link">
19374f0af5b1dcea2e0025820a94e889_1684142472_extra_large.jpeg</text:a>
']</text:p>
      <text:p text:style-name="P4">
标签: ['АГРЕСІЯ РФ', 'ВІЙСЬКОВА ПІДТРИМКА', 'ВОЛОДИМИР ЗЕЛЕНСЬКИЙ', 'ВТОРГНЕННЯ РФ', 'ПРЕЗИДЕНТ УКРАЇНИ']</text:p>
      <text:p text:style-name="P4">
类别: News</text:p>
      <!--METADATA-->
      <text:p text:style-name="P4">
<draw:frame draw:style-name="fr1" draw:name="Image284" text:anchor-type="as-char" svg:width="6.9236in" svg:height="4.617948in" draw:z-index="0">
<draw:image xlink:href="../Images/AРМІЯINFORM/2023-05-15T82-00-00-04-00/19374f0af5b1dcea2e0025820a94e889_1684142472_extra_large.jpeg" xlink:type="simple" xlink:show="embed" xlink:actuate="onLoad" draw:mime-type="image/jpeg"/>
</draw:frame>
在乌克兰沃迪米尔·泽伦斯基(Ukraine Volodymyr Zelensky)，迪塔利(Dytaly)，德国，法国和英国总统最近的访问中，与我们国家的辩护支持达成了重要事务。 [报道]报道，国家元首与赖斯王国的总理进行谈判，导致媒体代表。(https://www.president.gov.ua/news/dosyagnuto-domovlenostej-pro-potuzhni-oboronni-paketi-prezid-82925)乌克兰总统办公室。</text:p>
      <text:p text:style-name="P4">
Volodymyr Zelensky指出，他访问欧洲卡片的优先事项是为乌克兰武装部队在占领被占领领土的前部的积极行动做准备。</text:p>
      <text:p text:style-name="P4">
“我对我们的成就和安排感到非常满意。 我想到里希。 与乔治与奥拉夫，伊曼纽尔和今天的英国举行了一次良好的会面。 确实，重要，强大的防御套件。 这是不值得的。”总统说。</text:p>
      <text:p text:style-name="P4">
他说，在谈判中，这是关于为萨米七峰会做准备的，该峰会<text:a xlink:type="simple" xlink:href="https://armyinform.com.ua/2023/05/15/na-samiti-velykoyi-simky-yevrosoyuz-napolyagatyme-na-rozshyrenni-vijskovoyi-dopomogy-ukrayini/" text:style-name="Internet_20_link" text:visited-style-name="Visited_20_Internet_20_Link">
将发生</text:a>
本周在广岛(日本).</text:p>
      <text:p text:style-name="P4">
«Тут дуже важлива позиція кожної з цих країн. І важливо, щоб ця позиція булаоб’єднана», — зазначив Володимир Зеленський.</text:p>
      <text:p text:style-name="P4">
Глава держави акцентував, що під час зустрічей тривали переговори простворення <text:a xlink:type="simple" xlink:href="https://armyinform.com.ua/2023/05/15/volodymyr-zelenskyj-pro-vynyshhuvachi-dlya-ukrayiny-najblyzhchym-chasom-vy-pochuyete-vazhlyvi-rishennya/" text:style-name="Internet_20_link" text:visited-style-name="Visited_20_Internet_20_Link">
коаліціївинищувачів</text:a>
对于乌克兰，以及维尔纽斯北约峰会的准备。</text:p>
      <text:p text:style-name="P4">
News Source: <text:a xlink:type="simple" xlink:href="https://armyinform.com.ua/2023/05/15/dosyagnuto-domovlenostej-pro-potuzhni-oboronni-pakety-glava-derzhavy-pidsumuvav-vizyty-do-krayin-yevropy/" text:style-name="Internet_20_link" text:visited-style-name="Visited_20_Internet_20_Link">
https://armyinform.com.ua/2023/05/15/dosyagnuto-domovlenostej-pro-potuzhni-oboronni-pakety-glava-derzhavy-pidsumuvav-vizyty-do-krayin-yevropy/</text:a>
</text:p>
      <!--NEWS-->
      <text:h text:style-name="P10" text:outline-level="1">
<text:span text:style-name="T4">
向开发商报告了怀疑，后者出售了由军方任命的公寓</text:span>
</text:h>
      <text:p text:style-name="P4">
作者: ['АРМІЯINFORM']</text:p>
      <text:p text:style-name="P4">
时间: 2023-05-15T83:00:00-04:00</text:p>
      <text:p text:style-name="P4">
描述: Zabudovnik，Yaky，在五月70万人的乌克兰国防上的迷你堡，...与乌克兰2022年的战争，与乌克兰与乌克兰的最新新闻，与乌克兰的新闻战争，今天与乌克兰2022年的新闻战争，今天将发生战争他们说，乌克兰和俄罗斯在2022年与乌克兰战争时，是否会在不久的将来与乌克兰进行战争，他们说，与乌克兰的战争，今天的乌克兰新闻，乌克兰的新闻，乌克兰媒体的乌克兰新闻</text:p>
      <text:p text:style-name="P4">
图片: ['<text:a xlink:type="simple" xlink:href="https://armyinform.com.ua/wp-content/uploads/2020/11/pokupkakvartiryi-e67617083123441d5ac689aa5fc49c8e.jpg" text:style-name="Internet_20_link" text:visited-style-name="Visited_20_Internet_20_Link">
pokupkakvartiryi-e67617083123441d5ac689aa5fc49c8e.jpg</text:a>
']</text:p>
      <text:p text:style-name="P4">
标签: ['ЖИТЛО ДЛЯ ВІЙСЬКОВОСЛУЖБОВЦІВ', 'ЗЛОЧИНИ ПРОТИ ВІЙСЬКОВОСЛУЖБОВЦІВ', 'МІНІСТЕРСТВО ОБОРОНИ УКРАЇНИ', 'МОУ', 'СПЕЦІАЛІЗОВАНА ПРОКУРАТУРА У\xa0СФЕРІ ОБОРОНИ ЗАХІДНОГО РЕГІОНУ', 'ШАХРАЙСТВО']</text:p>
      <text:p text:style-name="P4">
类别: News</text:p>
      <!--METADATA-->
      <text:p text:style-name="P4">
<draw:frame draw:style-name="fr1" draw:name="Image285" text:anchor-type="as-char" svg:width="6.9236in" svg:height="4.137041in" draw:z-index="0">
<draw:image xlink:href="../Images/AРМІЯINFORM/2023-05-15T83-00-00-04-00/pokupkakvartiryi-e67617083123441d5ac689aa5fc49c8e.jpg" xlink:type="simple" xlink:show="embed" xlink:actuate="onLoad" draw:mime-type="image/jpeg"/>
</draw:frame>
说明性照片</text:p>
      <text:p text:style-name="P4">
**被乌克兰国防部以近700万UAH欺骗的开发商卖掉了军方任命的公寓。</text:p>
      <text:p text:style-name="P4">
在碱性地区国防领域的专业检察官办公室的程序指导下，据报道，涉嫌通过欺骗来扣押他人财产的伊万诺 - 弗兰基夫斯克开发商(欺诈罪)，尺寸特别大(《乌克兰刑法》第190条第4部分).</text:p>
      <text:p text:style-name="P4">
За даними слідства, підозрюваний наприкінці 2021 року уклав із Міністерствомоборони України договір, на підставі якого зобов’язувався виділити оборонномувідомству 30 квартир у будинку в м. Коломия та до квітня наступного рокупередати для оформлення права власності. За це МОУ перерахувало підприємцюгрошові кошти у вигляді авансового платежу.</text:p>
      <text:p text:style-name="P4">
Однак, підприємець не поспішав із виконанням зобов’язання та уклав додатковийдоговір про відтермінування до жовтня 2022 року.</text:p>
      <text:p text:style-name="P4">
Тим часом, після завершення будівництва та введення будинку у експлуатацію,<text:span text:style-name="T4">
20</text:span>
 із <text:span text:style-name="T4">
30</text:span>
 обіцяних квартир бізнесмен зареєстрував за власноюбудівельною фірмою, а з них <text:span text:style-name="T4">
9</text:span>
 — розпродав приватним особам, отримавшинадприбутки.</text:p>
      <text:p text:style-name="P4">
Встановлено, що внаслідок такої афери Міністерству оборони завдано шкоди намайже <text:span text:style-name="T4">
7 мільйонів гривень</text:span>
.</text:p>
      <text:p text:style-name="P4">
Наразі вирішується питання про обрання для вказаної особи міри запобіжногозаходу.</text:p>
      <text:p text:style-name="P4">
Крім цього, спецпрокурори вживають заходів з метою відшкодування завданихдержаві збитків. Так, у ході досудового розслідування на 20 квартир накладеноарешт.</text:p>
      <text:p text:style-name="P4">
За вчинене уродженцю Косівського району загрожує від 5 до 12 років позбавленняволі з конфіскацією майна.</text:p>
      <text:p text:style-name="P4">
Досудове розслідування здійснюють слідчі Головного управління Нацполіції уІвано-Франківській області за оперативного супроводу Управління СБУ уФранківській області.</text:p>
      <text:p text:style-name="P4">
<text:span text:style-name="T4">
Примітка:</text:span>
 відповідно до ст.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text:span text:style-name="T5">
Пресслужба Спеціалізованої прокуратури</text:span>
 <text:span text:style-name="T5">
у сфері оборони Західногорегіону</text:span>
</text:span>
</text:p>
      <text:p text:style-name="P4">
News Source: <text:a xlink:type="simple" xlink:href="https://armyinform.com.ua/2023/05/15/povidomleno-pro-pidozru-zabudovnyku-yakyj-rozprodav-kvartyry-shho-pryznachalysya-vijskovym/" text:style-name="Internet_20_link" text:visited-style-name="Visited_20_Internet_20_Link">
https://armyinform.com.ua/2023/05/15/povidomleno-pro-pidozru-zabudovnyku-yakyj-rozprodav-kvartyry-shho-pryznachalysya-vijskovym/</text:a>
</text:p>
      <!--NEWS-->
      <text:h text:style-name="P10" text:outline-level="1">
<text:span text:style-name="T4">
我们需要让乌克兰赢得战争 - 安德斯·雾rasmussen</text:span>
</text:h>
      <text:p text:style-name="P4">
作者: ['АРМІЯINFORM']</text:p>
      <text:p text:style-name="P4">
时间: 2023-05-15T84:00:00-04:00</text:p>
      <text:p text:style-name="P4">
描述: 北约安德斯·福格·拉斯穆森（Nato Anders Fogg Rasmussen）的科利希尼（Kolishniy）秘书长的成立“民主联盟”的任务说...与乌克兰2022年的战争，与乌克兰的最新新闻，今天与乌克兰2022年的新闻战争，乌克兰和乌克兰之间的战争，乌克兰和乌克兰之间的战争将会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1554447175-ანდერს-ფოგ-რასმუსენi.jpg" text:style-name="Internet_20_link" text:visited-style-name="Visited_20_Internet_20_Link">
1554447175-ანდერს-ფოგ-რასმუსენi.jpg</text:a>
']</text:p>
      <text:p text:style-name="P4">
标签: ['АНДРЕС ФОГ РАСМУСЕН', 'КОПЕНГАГЕНСЬКИЙ САМІТ ДЕМОКРАТІЇ', 'СВІТ ПІДТРИМУЄ УКРАЇНУ']</text:p>
      <text:p text:style-name="P4">
类别: News</text:p>
      <!--METADATA-->
      <text:p text:style-name="P4">
<draw:frame draw:style-name="fr1" draw:name="Image286" text:anchor-type="as-char" svg:width="6.9236in" svg:height="4.618711in" draw:z-index="0">
<draw:image xlink:href="../Images/AРМІЯINFORM/2023-05-15T84-00-00-04-00/1554447175-ანდერს-ფოგ-რასმუსენi.jpg" xlink:type="simple" xlink:show="embed" xlink:actuate="onLoad" draw:mime-type="image/jpeg"/>
</draw:frame>
安德烈斯·雾rasmusen</text:p>
      <text:p text:style-name="P4">
北约前秘书长安德斯·费格拉斯森(Anders Fagrasmussen)是民主国家联盟基金会的创始人说，乌克兰应该赢得战争，因为罗西亚(Rosiyia)的拨款将创造一个危险的先例，中国可以利用中国的优势。 关于tsevin <text:a xlink:type="simple" xlink:href="https://copenhagendemocracysummit.com/2023" text:style-name="Internet_20_link" text:visited-style-name="Visited_20_Internet_20_Link">
说</text:a>
，开幕的民主峰会。</text:p>
      <text:p text:style-name="P4">
“让我们从这个峰会中发出一个响亮而清晰的信号。 自由会赢，赤脚。 尽管独裁者的暴行，独裁者的专制主义，暴君的极权主义，但我们仍然看到了希望。 我们看到了乌克兰人民英雄的希望。 这是贵国未来的斗争。 在乌克兰，整个民主世界的问题。 如果俄罗斯能够在一支部队中获得新的现状，它将创造危险的先例。 Sitzinpine将得出结论，他可以简单地捕获台湾。 只有确定决定才能限制专制。 这就是为什么我们必须让乌克兰赢得战争并提供强大的和平的原因。”他说。</text:p>
      <text:p text:style-name="P4">
回想一下，哥本哈根民主峰会将持续5月15日至16日。 峰会的主要方法是讨论民主的状况，并促进世界民主国家之间的更紧密的经济，政治和文化关系。</text:p>
      <text:p text:style-name="P4">
News Source: <text:a xlink:type="simple" xlink:href="https://armyinform.com.ua/2023/05/15/my-mayemo-zrobyty-tak-shhob-ukrayina-vygrala-vijnu-anders-fog-rasmussen/" text:style-name="Internet_20_link" text:visited-style-name="Visited_20_Internet_20_Link">
https://armyinform.com.ua/2023/05/15/my-mayemo-zrobyty-tak-shhob-ukrayina-vygrala-vijnu-anders-fog-rasmussen/</text:a>
</text:p>
      <!--NEWS-->
      <text:h text:style-name="P10" text:outline-level="1">
<text:span text:style-name="T4">
捷克共和国已为乌克兰筹集了230万美元的RSL</text:span>
</text:h>
      <text:p text:style-name="P4">
作者: ['АРМІЯINFORM']</text:p>
      <text:p text:style-name="P4">
时间: 2023-05-15T85:00:00-04:00</text:p>
      <text:p text:style-name="P4">
描述: 捷克的组织者Pozktu“ Podarunok for Putin for Putin”，大约完成了ZBOR 2.3 ...与乌克兰2022年的战争，与乌克兰与乌克兰的最新新闻，今天与乌克兰2022年的新闻战争，今天，乌克兰和乌克兰之间的战争会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5/fwgx5lexoaayagp.jpg" text:style-name="Internet_20_link" text:visited-style-name="Visited_20_Internet_20_Link">
fwgx5lexoaayagp.jpg</text:a>
']</text:p>
      <text:p text:style-name="P4">
标签: ['ДОПОМОГА ЧЕСЬКОЇ РЕСПУБЛІКИ', 'ПОДАРУНОК ДЛЯ ПУТІНА', 'УКРАЇНА - ЧЕХІЯ']</text:p>
      <text:p text:style-name="P4">
类别: News</text:p>
      <!--METADATA-->
      <text:p text:style-name="P4">
<draw:frame draw:style-name="fr1" draw:name="Image287" text:anchor-type="as-char" svg:width="6.9236in" svg:height="4.488801in" draw:z-index="0">
<draw:image xlink:href="../Images/AРМІЯINFORM/2023-05-15T85-00-00-04-00/fwgx5lexoaayagp.jpg" xlink:type="simple" xlink:show="embed" xlink:actuate="onLoad" draw:mime-type="image/jpeg"/>
</draw:frame>
捷克共和国普京礼物的组织者报告说，为乌克兰购买RM-70和DONEA导弹的230万美元。 这是在帐户中报告的<text:a xlink:type="simple" xlink:href="https://twitter.com/DarPutinovi/status/1657801878678151169/photo/1" text:style-name="Internet_20_link" text:visited-style-name="Visited_20_Internet_20_Link">
项目</text:a>
在Twitter中。</text:p>
      <text:p text:style-name="P4">
“我们设法筹集了230万美元，用于购买乌克兰的RM-70和364枚导弹，用于为乌克兰购买捷克反应式火灾。 在短短两个月内，1965人和公司做出了贡献，”该帖子写道。</text:p>
      <text:p text:style-name="P4">
据报道，预计向乌克兰的导弹装置的交付预计将有几周。</text:p>
      <text:p text:style-name="Quotations">

<text:p text:style-name="P4">
我们有令人兴奋的消息。 我们已经设法筹集了2,300,000美元，以购买&gt;
捷克RM-70多火箭发射器和365个火箭。 🎉仅在两个半月半，有19,165个个人和公司贡献。 火箭&gt;
发射器是在……&gt;
 [pic.twitter.com/o6vbmrknnt]中倾注的专家(https://t.co/O6vbmRknNT)&gt;
&gt;
  - 普京的礼物(@darputinovi)<text:a xlink:type="simple" xlink:href="https://twitter.com/DarPutinovi/status/1657801878678151169" text:style-name="Internet_20_link" text:visited-style-name="Visited_20_Internet_20_Link">
5月14日，&gt;
 2023</text:a>
此外，普京礼物的组织者宣布了一个更高的收藏品，用于为乌克兰特定的单位“ Kord”购买10吨炸药。</text:p>

</text:p>
      <text:p text:style-name="P4">
我们将在2月1日提醒捷克共和国的“普京礼物”项目向乌克兰的两辆装甲车告知，这将用于蒸发在乌克兰士兵战斗中受伤的人。</text:p>
      <text:p text:style-name="P4">
News Source: <text:a xlink:type="simple" xlink:href="https://armyinform.com.ua/2023/05/15/u-chehiyi-zibraly-23-miljona-dolariv-na-rszv-dlya-ukrayiny/" text:style-name="Internet_20_link" text:visited-style-name="Visited_20_Internet_20_Link">
https://armyinform.com.ua/2023/05/15/u-chehiyi-zibraly-23-miljona-dolariv-na-rszv-dlya-ukrayiny/</text:a>
</text:p>
      <!--NEWS-->
      <text:h text:style-name="P10" text:outline-level="1">
<text:span text:style-name="T4">
白天，俄罗斯人在乌克兰袭击了38个航空</text:span>
</text:h>
      <text:p text:style-name="P4">
作者: ['АРМІЯINFORM']</text:p>
      <text:p text:style-name="P4">
时间: 2023-05-15T86:00:00-04:00</text:p>
      <text:p text:style-name="P4">
描述: 关于ZS乌克兰人总参谋部的塞斯普尔。 “ Triv Citrist 40 Shosta补充说...与乌克兰2022年的战争，与乌克兰的最新新闻，今天与乌克兰2022年的新闻战争，乌克兰和俄罗斯之间的战争，当乌克兰与俄罗斯之间以及2022年与乌克兰的战争将发生他们说，是否在不久的将来与乌克兰进行战争</text:p>
      <text:p text:style-name="P4">
图片: ['<text:a xlink:type="simple" xlink:href="https://armyinform.com.ua/wp-content/uploads/2021/02/aviacziya-4.jpg" text:style-name="Internet_20_link" text:visited-style-name="Visited_20_Internet_20_Link">
aviacziya-4.jpg</text:a>
']</text:p>
      <text:p text:style-name="P4">
标签: ['STOPRUSSIA', 'АГРЕСІЯ РФ', 'ВТОРГНЕННЯ РФ', 'ГШ ЗСУ']</text:p>
      <text:p text:style-name="P4">
类别: News</text:p>
      <!--METADATA-->
      <text:p text:style-name="P4">
<draw:frame draw:style-name="fr1" draw:name="Image288" text:anchor-type="as-char" svg:width="6.9236in" svg:height="4.621503in" draw:z-index="0">
<draw:image xlink:href="../Images/AРМІЯINFORM/2023-05-15T86-00-00-04-00/aviacziya-4.jpg" xlink:type="simple" xlink:show="embed" xlink:actuate="onLoad" draw:mime-type="image/jpeg"/>
</draw:frame>
说明性照片<text:span text:style-name="T4">
🔥俄罗斯入侵的情况</text:span>
</text:p>
      <text:p text:style-name="P4">
关于它<text:a xlink:type="simple" xlink:href="https://www.facebook.com/GeneralStaff.ua/posts/pfbid0graoCze2X4inr45acwsJX41cYUyALuimYddDxMW7etiKjirNHvbCtgmitaAGUJD2l" text:style-name="Internet_20_link" text:visited-style-name="Visited_20_Internet_20_Link">
报告</text:a>
乌克兰武装部队的总参谋部。</text:p>
      <text:p text:style-name="P4">
“在俄罗斯联邦对乌克兰的大规模武装侵略中，四百四十分之一仍在继续。</text:p>
      <text:p text:style-name="P4">
白天，敌人在Konstantinovka Donetsk地区击中了2枚导弹中风，并应用了S-300 ZRK。 此外，还有38架超过25枚火箭发射器炮击的坦克飞机吹动。</text:p>
      <text:p text:style-name="P4">
消息说：“乌克兰在整个乌克兰的进一步火箭和航空罢工的可能性很高。”</text:p>
      <text:p text:style-name="P4">
News Source: <text:a xlink:type="simple" xlink:href="https://armyinform.com.ua/2023/05/15/protyagom-doby-rosiyany-zavdaly-38-aviaczijnyh-udariv-po-ukrayini/" text:style-name="Internet_20_link" text:visited-style-name="Visited_20_Internet_20_Link">
https://armyinform.com.ua/2023/05/15/protyagom-doby-rosiyany-zavdaly-38-aviaczijnyh-udariv-po-ukrayini/</text:a>
</text:p>
      <!--NEWS-->
      <text:h text:style-name="P10" text:outline-level="1">
<text:span text:style-name="T4">
国防军在巴赫穆特和马林卡战斗中击退了37次俄罗斯人的袭击</text:span>
</text:h>
      <text:p text:style-name="P4">
作者: ['АРМІЯINFORM']</text:p>
      <text:p text:style-name="P4">
时间: 2023-05-15T87:00:00-04:00</text:p>
      <text:p text:style-name="P4">
描述: 关于ZS乌克兰人总参谋部的塞斯普尔。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5/347154990_205620921805602_6739583036793195360_n.jpg" text:style-name="Internet_20_link" text:visited-style-name="Visited_20_Internet_20_Link">
347154990_205620921805602_6739583036793195360_n.jpg</text:a>
']</text:p>
      <text:p text:style-name="P4">
标签: ['STOPRUSSIA', 'АГРЕСІЯ РФ', 'ВТОРГНЕННЯ РФ', 'ГШ ЗСУ']</text:p>
      <text:p text:style-name="P4">
类别: News</text:p>
      <!--METADATA-->
      <text:p text:style-name="P4">
<draw:frame draw:style-name="fr1" draw:name="Image289" text:anchor-type="as-char" svg:width="6.9236in" svg:height="4.611463in" draw:z-index="0">
<draw:image xlink:href="../Images/AРМІЯINFORM/2023-05-15T87-00-00-04-00/347154990_205620921805602_6739583036793195360_n.jpg" xlink:type="simple" xlink:show="embed" xlink:actuate="onLoad" draw:mime-type="image/jpeg"/>
</draw:frame>
说明性照片<text:span text:style-name="T4">
🔥俄罗斯入侵的情况</text:span>
</text:p>
      <text:p text:style-name="P4">
关于它<text:a xlink:type="simple" xlink:href="https://www.facebook.com/GeneralStaff.ua/posts/pfbid0graoCze2X4inr45acwsJX41cYUyALuimYddDxMW7etiKjirNHvbCtgmitaAGUJD2l" text:style-name="Internet_20_link" text:visited-style-name="Visited_20_Internet_20_Link">
报告</text:a>
乌克兰武装部队的总参谋部。</text:p>
      <text:p text:style-name="P4">
“敌人继续专注于对莱曼，巴赫穆特，阿维迪夫和玛丽斯基的指示的主要努力 - 发生了37个战斗交界。 Bakhmut和Marinka仍然留在战斗的中心。</text:p>
      <text:p text:style-name="P4">
<text:span text:style-name="T4">
在volyn和polissya指示中</text:span>
没有太大变化。</text:p>
      <text:p text:style-name="P4">
<text:span text:style-name="T4">
在Siversky和Slobozhansky的指示中</text:span>
敌人在哈尔基夫地区进行了迫击炮taartilerian炮击，圆形，挖洞，挖洞，老人。</text:p>
      <text:p text:style-name="P4">
<text:span text:style-name="T4">
在Kupyansk方向</text:span>
敌人不会停止尝试改善战术。 这一天在Masyutivka领域没有成功的进攻行动。 增加了基斯利夫卡定居点的中风。 The enemy's artillery shelling was suffered by Dvorychanskoe, Kamianka, Krasne First, Mitrofanivka, Fygolovka, Novomlinsk, two -year, Western, Kindrashivka, Kupyansk, Kislivka, Tabaivka, Berestovo, Kharkiv region and Stelmakhmakhivka region.</text:p>
      <text:p text:style-name="P4">
<text:span text:style-name="T4">
在利马方向</text:span>
白天，敌人没有举动。 Lugansk地区的Vodamiakiyivka和Bigorivka的炮弹，Verkhnyamyanskoye和Spirledonetsk地区。</text:p>
      <text:p text:style-name="P4">
<text:span text:style-name="T4">
在Bakhmut方向</text:span>
敌人继续采取进攻行动。 巴赫穆特(Bakhmut)有一场加权战。 此外，在白天，敌人朝着伊万尼维克(Ivanivske)定居的方向进行了连续的连续行动。 从敌人的炮弹，Grigorivka，Bogdanivka，Bakhmut，Ivanivske，友谊，North，Petrovka，Petrovka，Toretsk，Donetsk地区。</text:p>
      <text:p text:style-name="P4">
<text:span text:style-name="T4">
在Avdeevsky的方向</text:span>
敌人继续摧毁屠杀的基础设施，在Avdiivka袭击了Avdiivka的航空罢工，在Steppe，Lastokne，Lastokne，Avdiivka，Pervomaisko，Pervomaisko和Donetsk地区的Karlovka。<text:span text:style-name="T4">
在矿物方向上</text:span>
白天，敌人被碳，普林奇斯蒂夫卡，诺沃克兰卡和沙赫塔尔斯克开火。</text:p>
      <text:p text:style-name="P4">
<text:span text:style-name="T4">
在Zaporizhzhya和Kherson的指示</text:span>
敌人继续行动。 航空吹向Poldonetsk地区Vilne的定居点，Zaporizhzhya地区的Mala Tokmachka和Stanislav Kherson地区。 其中，他解雇了Burlatske，Vilnepole，Donetsk地区Novopol的定居点。 Olgivske，Malynivka，Gulyaipole，Railway，Gulyaypil，Belogorya，Mala Tokmachka，Orikhiv和Kamyanskzesapozhye地区以及Kherson市，以及Kherson市”  - 信息阅读。</text:p>
      <text:p text:style-name="P4">
News Source: <text:a xlink:type="simple" xlink:href="https://armyinform.com.ua/2023/05/15/syly-oborony-vidbyly-37-atak-rosiyan-u-epiczentri-boyiv-bahmut-ta-maryinka/" text:style-name="Internet_20_link" text:visited-style-name="Visited_20_Internet_20_Link">
https://armyinform.com.ua/2023/05/15/syly-oborony-vidbyly-37-atak-rosiyan-u-epiczentri-boyiv-bahmut-ta-maryinka/</text:a>
</text:p>
      <!--NEWS-->
      <text:h text:style-name="P10" text:outline-level="1">
<text:span text:style-name="T4">
在Zaporozhye，占领者迫使乌克兰人拒绝乌克兰公民身份</text:span>
</text:h>
      <text:p text:style-name="P4">
作者: ['АРМІЯINFORM']</text:p>
      <text:p text:style-name="P4">
时间: 2023-05-15T88:00:00-04:00</text:p>
      <text:p text:style-name="P4">
描述: 关于ZS乌克兰人的总部。 “ Vidnedavnaya，在蒂姆乔斯沃（Timchasovo）上……与乌克兰2022年的战争，与乌克兰的最新新闻战争，今天与乌克兰2022年的新闻战争，乌克兰和俄罗斯之间的战争，与乌克兰与乌克兰的战争将在无论是在不久的将来与乌克兰的战争，与乌克兰的战争，今天的乌克兰新闻，乌克兰新闻》，乌克兰媒体上的乌克兰新闻，乌克兰的新闻是，这将是与否</text:p>
      <text:p text:style-name="P4">
图片: ['<text:a xlink:type="simple" xlink:href="https://armyinform.com.ua/wp-content/uploads/2023/04/okupant-2.jpg" text:style-name="Internet_20_link" text:visited-style-name="Visited_20_Internet_20_Link">
okupant-2.jpg</text:a>
']</text:p>
      <text:p text:style-name="P4">
标签: ['STOPRUSSIA', 'АГРЕСІЯ РФ', 'ВТОРГНЕННЯ РФ', 'ГШ ЗСУ', 'ЗАПОРІЖЖЯ', 'ОКУПАНТИ']</text:p>
      <text:p text:style-name="P4">
类别: News</text:p>
      <!--METADATA-->
      <text:p text:style-name="P4">
<draw:frame draw:style-name="fr1" draw:name="Image290" text:anchor-type="as-char" svg:width="6.9236in" svg:height="3.893007in" draw:z-index="0">
<draw:image xlink:href="../Images/AРМІЯINFORM/2023-05-15T88-00-00-04-00/okupant-2.jpg" xlink:type="simple" xlink:show="embed" xlink:actuate="onLoad" draw:mime-type="image/jpeg"/>
</draw:frame>
**🔥i</text:p>
      <text:p text:style-name="P4">
关于它<text:a xlink:type="simple" xlink:href="https://www.facebook.com/GeneralStaff.ua/posts/pfbid0graoCze2X4inr45acwsJX41cYUyALuimYddDxMW7etiKjirNHvbCtgmitaAGUJD2l" text:style-name="Internet_20_link" text:visited-style-name="Visited_20_Internet_20_Link">
报告</text:a>
乌克兰武装部队的总参谋部。</text:p>
      <text:p text:style-name="P4">
“最近，在同意与俄罗斯入侵者合作的Zaporizhzhya地区暂时捕获的领土上，建议以书面拒绝乌克兰公民身份记录并接受俄罗斯人。 那些拒绝这样做的人受到侵略者的威胁，并随后遭受迫害。”</text:p>
      <text:p text:style-name="P4">
News Source: <text:a xlink:type="simple" xlink:href="https://armyinform.com.ua/2023/05/15/na-zaporizhzhi-okupanty-prymushuyut-ukrayincziv-pysaty-vidmovu-vid-gromadyanstva-ukrayiny/" text:style-name="Internet_20_link" text:visited-style-name="Visited_20_Internet_20_Link">
https://armyinform.com.ua/2023/05/15/na-zaporizhzhi-okupanty-prymushuyut-ukrayincziv-pysaty-vidmovu-vid-gromadyanstva-ukrayiny/</text:a>
</text:p>
      <!--NEWS-->
      <text:h text:style-name="P10" text:outline-level="1">
<text:span text:style-name="T4">
国防军每天的航空在俄罗斯人的人员和设备集中的领域中进行了7次跳动</text:span>
</text:h>
      <text:p text:style-name="P4">
作者: ['АРМІЯINFORM']</text:p>
      <text:p text:style-name="P4">
时间: 2023-05-15T89: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ВТОРГНЕННЯ РФ', 'ГШ ЗСУ']</text:p>
      <text:p text:style-name="P4">
类别: News</text:p>
      <!--METADATA-->
      <text:p text:style-name="P4">
<draw:frame draw:style-name="fr1" draw:name="Image291" text:anchor-type="as-char" svg:width="6.9236in" svg:height="3.894525in" draw:z-index="0">
<draw:image xlink:href="../Images/AРМІЯINFORM/2023-05-15T89-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graoCze2X4inr45acwsJX41cYUyALuimYddDxMW7etiKjirNHvbCtgmitaAGUJD2l" text:style-name="Internet_20_link" text:visited-style-name="Visited_20_Internet_20_Link">
报告</text:a>
乌克兰武装部队的总参谋部。</text:p>
      <text:p text:style-name="P4">
“每天的国防军航空在敌人的个人人员和军事装备以及敌人的防空导弹综合大楼的集中领域中获得了7次跳动。</text:p>
      <text:p text:style-name="P4">
白天，导弹和炮兵的细分被办公室击中，有2个集中力量的活力，3个火炮部队，消防部队，2个电台电子摔跤站以及弹药的组成。</text:p>
      <text:p text:style-name="P4">
支持武装部队!去赢!</text:p>
      <text:p text:style-name="P4">
荣耀乌克兰!”， - 消息读到。</text:p>
      <text:p text:style-name="P4">
News Source: <text:a xlink:type="simple" xlink:href="https://armyinform.com.ua/2023/05/15/aviacziya-syl-oborony-za-dobu-zavdala-7-udariv-po-rajonah-zoseredzhennya-osobovogo-skladu-ta-tehniky-rosiyan/" text:style-name="Internet_20_link" text:visited-style-name="Visited_20_Internet_20_Link">
https://armyinform.com.ua/2023/05/15/aviacziya-syl-oborony-za-dobu-zavdala-7-udariv-po-rajonah-zoseredzhennya-osobovogo-skladu-ta-tehniky-rosiyan/</text:a>
</text:p>
      <!--NEWS-->
      <text:h text:style-name="P10" text:outline-level="1">
<text:span text:style-name="T4">
如今的主要结果 - 我们的胜利设法接近 - 乌克兰总统</text:span>
</text:h>
      <text:p text:style-name="P4">
作者: ['АРМІЯINFORM']</text:p>
      <text:p text:style-name="P4">
时间: 2023-05-15T90:00:00-04:00</text:p>
      <text:p text:style-name="P4">
描述: 关于TSE Volodymyr Zelensky，在他的视频中对乌克兰人说。 “巴萨……与乌克兰2022年的战争，与乌克兰的战争是今天的最新消息，今天与乌克兰2022年的战争是今天的战争，乌克兰和俄罗斯之间的战争以及俄罗斯之间的战争以及2022年与乌克兰的战争将威尔不管您是否会在不久的将来与乌克兰进行战争</text:p>
      <text:p text:style-name="P4">
图片: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标签: ['ВІДЕОЗВЕРНЕННЯ ПРЕЗИДЕНТА УКРАЇНИ', 'ВОЛОДИМИР ЗЕЛЕНСЬКИЙ', 'ОФІС ПРЕЗИДЕНТА УКРАЇНИ', 'ПРЕЗИДЕНТ УКРАЇНИ']</text:p>
      <text:p text:style-name="P4">
类别: News</text:p>
      <!--METADATA-->
      <text:p text:style-name="P4">
<draw:frame draw:style-name="fr1" draw:name="Image292" text:anchor-type="as-char" svg:width="6.9236in" svg:height="4.513979in" draw:z-index="0">
<draw:image xlink:href="../Images/AРМІЯINFORM/2023-05-15T90-00-00-04-00/ee3732ec321d117838ca9b49faadf5ce_1683480305_extra_large.jpeg" xlink:type="simple" xlink:show="embed" xlink:actuate="onLoad" draw:mime-type="image/jpeg"/>
</draw:frame>
乌克兰Volodymyr Zelenskyy总裁</text:p>
      <text:p text:style-name="P4">
Volodymyr Zelenskyy <text:a xlink:type="simple" xlink:href="https://www.president.gov.ua/news/golovni-rezultati-za-ci-dni-nashu-peremogu-vdalosya-zrobiti-82929" text:style-name="Internet_20_link" text:visited-style-name="Visited_20_Internet_20_Link">
说</text:a>
在他们给乌克兰人的视频地址中。</text:p>
      <text:p text:style-name="P4">
“ <text:span text:style-name="T4">
 <text:span text:style-name="T5">
为健康，亲爱的乌克兰人!</text:span>
 </text:span>
</text:p>
      <text:p text:style-name="P4">
三天 - 我们的战士，我们的国家变得更加强大。 我敢肯定 - 明显更强大。</text:p>
      <text:p text:style-name="P4">
我们带有新的防御套餐回到家：更多新的，更强大的武器，为我们的人民提供更多保护。 更多的政治支持。</text:p>
      <text:p text:style-name="P4">
意大利是与总理乔治的良好谈判。 会议非常令人鼓舞。 与意大利总统会面。</text:p>
      <text:p text:style-name="P4">
德国是斯坦梅尔总统先生，他与总理奥拉夫·舒尔茨(Olaf Scholtz)会面，这对于我们的辩护尤其有意义。</text:p>
      <text:p text:style-name="P4">
除了柏林，亚兴还参观了。 他在军事基地，检查了“豹子”，检查了“狂欢者”，感谢我们训练Nanimetskaya设备的士兵。</text:p>
      <text:p text:style-name="P4">
代表并为了纪念乌克兰人民，以亚在以卡尔大帝(Karl The Great)命名的欧洲名字。 乌克兰语在演讲中首次在获奖者的大厅中首次发声。 我敢肯定，乌克兰将成为官方语言联盟之一。</text:p>
      <text:p text:style-name="P4">
法国是与马克龙先生主席的一次会面，长期有用的谈判。有一个新的军事方案。 强大的。 有新的政治安排。</text:p>
      <text:p text:style-name="P4">
英国是与Richa的会议，总理Sunak先生。 国防是英国在军事联盟中的重要领导。</text:p>
      <text:p text:style-name="P4">
在计划在不久的将来计划的国际措施之前，它就与途中进行了协调：在Vilnius的峰会之前。</text:p>
      <text:p text:style-name="P4">
所有会议都讨论了我们的和平公式，现在有更多的合作伙伴愿意按照乌克兰公式进行。 我们的环境有更多的支持，更了解乌克兰的加入北约是不可避免的。</text:p>
      <text:p text:style-name="P4">
我感谢意大利为保护我们人民的生活提供帮助 - 免于保护天空，以准备战斗后的全面重建乌克兰。</text:p>
      <text:p text:style-name="P4">
我感谢德国最大的国防套餐-20亿欧元。虹膜防空系统各种修改，为他们提供导弹 - 许多，枪支，炮弹，装甲车...</text:p>
      <text:p text:style-name="P4">
此外，德国将长期支持我们的国家 - 有1100万欧元，纯粹是国防。 加上德国参与了欧洲和平基金，这增强了我们的保护。我感谢英国的飞行员安排。 我们建立了一个联盟，用于培训现代西方飞机的飞行员。 英国 - 是的，波兰 - 是的，我相信法国，其他合作伙伴会联系。 我们继续在战斗人员的联盟上工作，我们正在积极行动。 当然，感谢您为我们的战士和他们的范围提供的远程机会。</text:p>
      <text:p text:style-name="P4">
因此，如今的主要结果 - 乌克兰的新武器，d -ukrainians的荣誉，我们的胜利变得更加接近。</text:p>
      <text:p text:style-name="P4">
我们将增加支持!我知道这。 我相信这个。</text:p>
      <text:p text:style-name="P4">
荣耀所有在为我们国家战斗的人!荣耀所有帮助的人!手套，训练我们的战士的人!</text:p>
      <text:p text:style-name="P4">
<text:span text:style-name="T4">
 <text:span text:style-name="T5">
荣耀乌克兰!</text:span>
 </text:span>
”  - 乌克兰总统说。</text:p>
      <text:p text:style-name="P4">
News Source: <text:a xlink:type="simple" xlink:href="https://armyinform.com.ua/2023/05/15/golovni-rezultaty-za-czi-dni-nashu-peremogu-vdalosya-zrobyty-blyzhchoyu-prezydent-ukrayiny/" text:style-name="Internet_20_link" text:visited-style-name="Visited_20_Internet_20_Link">
https://armyinform.com.ua/2023/05/15/golovni-rezultaty-za-czi-dni-nashu-peremogu-vdalosya-zrobyty-blyzhchoyu-prezydent-ukrayiny/</text:a>
</text:p>
      <!--NEWS-->
      <text:h text:style-name="P10" text:outline-level="1">
<text:span text:style-name="T4">
图卢伊斯市的当局支持乌克兰并协助我们的公民– 安娜画家</text:span>
</text:h>
      <text:p text:style-name="P4">
作者: ['АРМІЯINFORM']</text:p>
      <text:p text:style-name="P4">
时间: 2023-05-15T91:00:00-04:00</text:p>
      <text:p text:style-name="P4">
描述: 乌克兰加纳·玛丽亚尔（Ganna Maryar）的领导人的代祷小时viskovoy plutnitva vidvila ...与乌克兰2022年的战争，与乌克兰与乌克兰的最新新闻，今天与乌克兰2022年的新闻战争，今天，乌克兰和俄罗斯与俄罗斯和俄罗斯之间的战争将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347224031_741074854477180_3278854680861157318_n.jpg" text:style-name="Internet_20_link" text:visited-style-name="Visited_20_Internet_20_Link">
347224031_741074854477180_3278854680861157318_n.jpg</text:a>
', '<text:a xlink:type="simple" xlink:href="https://armyinform.com.ua/wp-content/uploads/2023/05/347238823_776726830513962_6350243450801480767_n-150x150.jpg" text:style-name="Internet_20_link" text:visited-style-name="Visited_20_Internet_20_Link">
347238823_776726830513962_6350243450801480767_n-150x150.jpg</text:a>
', '<text:a xlink:type="simple" xlink:href="https://armyinform.com.ua/wp-content/uploads/2023/05/347254272_985402222643669_610144888566376044_n-150x150.jpg" text:style-name="Internet_20_link" text:visited-style-name="Visited_20_Internet_20_Link">
347254272_985402222643669_610144888566376044_n-150x150.jpg</text:a>
', '<text:a xlink:type="simple" xlink:href="https://armyinform.com.ua/wp-content/uploads/2023/05/346040310_777980044051275_166774016306002572_n-150x150.jpg" text:style-name="Internet_20_link" text:visited-style-name="Visited_20_Internet_20_Link">
346040310_777980044051275_166774016306002572_n-150x150.jpg</text:a>
']</text:p>
      <text:p text:style-name="P4">
标签: ['ГАННА МАЛЯР']</text:p>
      <text:p text:style-name="P4">
类别: News</text:p>
      <!--METADATA-->
      <text:p text:style-name="P4">
<draw:frame draw:style-name="fr1" draw:name="Image293" text:anchor-type="as-char" svg:width="6.9236in" svg:height="5.215779in" draw:z-index="0">
<draw:image xlink:href="../Images/AРМІЯINFORM/2023-05-15T91-00-00-04-00/347224031_741074854477180_3278854680861157318_n.jpg" xlink:type="simple" xlink:show="embed" xlink:actuate="onLoad" draw:mime-type="image/jpeg"/>
</draw:frame>
乌克兰国防部副部长安娜·马利亚尔(Anna Malyar)在军事朝圣期间尊重法国城市图鲁扎(Tuluza)。 她<text:a xlink:type="simple" xlink:href="https://www.facebook.com/ganna.maliar/posts/2452490744909953" text:style-name="Internet_20_link" text:visited-style-name="Visited_20_Internet_20_Link">
报告</text:a>
制作一个Facebook页面。</text:p>
      <text:p text:style-name="P4">
“法国双胞胎城市基辅(Kyiv)支持乌克兰，并为被迫拯救儿童免于战争的公民提供援助。 在图鲁萨市，有舍夫申科的纪念碑，乌克兰旗帜的景观上有乌克兰名字的街道。</text:p>
      <text:p text:style-name="P4">
<text:a xlink:type="simple" xlink:href="https://armyinform.com.ua/wp-content/uploads/2023/05/347238823_776726830513962_6350243450801480767_n.jpg" text:style-name="Internet_20_link" text:visited-style-name="Visited_20_Internet_20_Link">
!(Images/AРМІЯINFORM/2023-05-15T91-00-00-04-00/347238823_776726830513962_6350243450801480767_n-150x150.jpg)</text:a>
</text:p>
      <text:p text:style-name="P4">
<text:a xlink:type="simple" xlink:href="https://armyinform.com.ua/wp-content/uploads/2023/05/347254272_985402222643669_610144888566376044_n.jpg" text:style-name="Internet_20_link" text:visited-style-name="Visited_20_Internet_20_Link">
<draw:frame draw:style-name="fr1" draw:name="Image294" text:anchor-type="as-char" svg:width="6.9236in" svg:height="6.9236in" draw:z-index="0">
<draw:image xlink:href="../Images/AРМІЯINFORM/2023-05-15T91-00-00-04-00/347254272_985402222643669_610144888566376044_n-150x150.jpg" xlink:type="simple" xlink:show="embed" xlink:actuate="onLoad" draw:mime-type="image/jpeg"/>
</draw:frame>
</text:a>
</text:p>
      <text:p text:style-name="P4">
<text:a xlink:type="simple" xlink:href="https://armyinform.com.ua/wp-content/uploads/2023/05/346040310_777980044051275_166774016306002572_n.jpg" text:style-name="Internet_20_link" text:visited-style-name="Visited_20_Internet_20_Link">
<draw:frame draw:style-name="fr1" draw:name="Image295" text:anchor-type="as-char" svg:width="6.9236in" svg:height="6.9236in" draw:z-index="0">
<draw:image xlink:href="../Images/AРМІЯINFORM/2023-05-15T91-00-00-04-00/346040310_777980044051275_166774016306002572_n-150x150.jpg" xlink:type="simple" xlink:show="embed" xlink:actuate="onLoad" draw:mime-type="image/jpeg"/>
</draw:frame>
</text:a>
作为军事朝圣的一部分，我们的代表团还参观了市政厅。我们谈到了关于心理支持和康复最多的军事及其家人的共同工作。 负责基辅 - 塔卢斯兄弟会的莱斯特尔·让·克劳德(Jean-Claude)和负责军事问题的Deskrarai Jean-Baptist先生在乌克兰的帮助和支持下极为突出。 我们的会议非常温暖，真诚，同时建设性。”  - 画家。</text:p>
      <text:p text:style-name="P4">
News Source: <text:a xlink:type="simple" xlink:href="https://armyinform.com.ua/2023/05/15/vlada-mista-tuluza-pidtrymuye-ukrayinu-ta-nadaye-dopomogu-nashym-gromadyanam-ganna-malyar/" text:style-name="Internet_20_link" text:visited-style-name="Visited_20_Internet_20_Link">
https://armyinform.com.ua/2023/05/15/vlada-mista-tuluza-pidtrymuye-ukrayinu-ta-nadaye-dopomogu-nashym-gromadyanam-ganna-malyar/</text:a>
</text:p>
      <!--NEWS-->
      <text:h text:style-name="P10" text:outline-level="1">
<text:span text:style-name="T4">
利马诺 - 库皮安的方向不断被解雇，但敌人没有转向主动攻击奇特的奇雷维特</text:span>
</text:h>
      <text:p text:style-name="P4">
作者: ['Анастасія Олехнович']</text:p>
      <text:p text:style-name="P4">
时间: 2023-05-15T92: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jpg" text:style-name="Internet_20_link" text:visited-style-name="Visited_20_Internet_20_Link">
cherevatyj.jpg</text:a>
']</text:p>
      <text:p text:style-name="P4">
标签: ['STOPRUSSIA', 'АГРЕСІЯ РФ', 'ВТОРГНЕННЯ РФ', 'ГШ ЗСУ', 'КРИМ']</text:p>
      <text:p text:style-name="P4">
类别: News</text:p>
      <!--METADATA-->
      <text:p text:style-name="P4">
<draw:frame draw:style-name="fr1" draw:name="Image296" text:anchor-type="as-char" svg:width="6.9236in" svg:height="4.367638in" draw:z-index="0">
<draw:image xlink:href="../Images/AРМІЯINFORM/2023-05-15T92-00-00-04-00/cherevatyj.jpg" xlink:type="simple" xlink:show="embed" xlink:actuate="onLoad" draw:mime-type="image/jpeg"/>
</draw:frame>
武装部队东部紧急部队Sergey Cherevaty的发言人在唯一新闻的声音中报道了这一点。 该官员解释说，这表明占领者没有机会踏上宽阔的战线。</text:p>
      <text:p text:style-name="P4">
_-_此外，俄罗斯人知道，在成功的哈尔基夫行动之后，tszos  -  cut强大的乌克兰部队，他们随时准备打击。</text:p>
      <text:p text:style-name="P4">
总的来说，在利马诺·库皮斯克(Limano-Kupyansk)的方向上，敌人578次用不同类型的炮兵开火的乌克兰定居点，发生了3次抵制。</text:p>
      <text:p text:style-name="P4">
<text:span text:style-name="T5">
- _敌人遭受损失</text:span>
-53入侵者被摧毁，55人受伤。此外，有2个敌方坦克被击落，其中一个是T-90，这是敌人的最新武器。</text:p>
      <text:p text:style-name="P4">
News Source: <text:a xlink:type="simple" xlink:href="https://armyinform.com.ua/2023/05/15/na-lymano-kupyanskomu-napryamku-postijno-vedutsya-obstrily-odnak-vorog-ne-perehodyt-do-aktyvnyh-atak-sergij-cherevatyj/" text:style-name="Internet_20_link" text:visited-style-name="Visited_20_Internet_20_Link">
https://armyinform.com.ua/2023/05/15/na-lymano-kupyanskomu-napryamku-postijno-vedutsya-obstrily-odnak-vorog-ne-perehodyt-do-aktyvnyh-atak-sergij-cherevatyj/</text:a>
</text:p>
      <!--NEWS-->
      <text:h text:style-name="P10" text:outline-level="1">
<text:span text:style-name="T4">
在现代战争条件下没有冲击无人机 - 绝不 -  Yuri Ignat</text:span>
</text:h>
      <text:p text:style-name="P4">
作者: ['Анастасія Олехнович']</text:p>
      <text:p text:style-name="P4">
时间: 2023-05-15T93:00:00-04:00</text:p>
      <text:p text:style-name="P4">
描述: 我将通过在埃菲尔（Efir）烘烤电视节目来宣布乌克兰饮酒的供应...与乌克兰2022年的战争，与乌克兰的最新新闻，今天与乌克兰2022年的新闻战争，乌克兰和俄罗斯之间的战争将发生战争，什么时候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18877840441197343_y.jpg" text:style-name="Internet_20_link" text:visited-style-name="Visited_20_Internet_20_Link">
photo_5318877840441197343_y.jpg</text:a>
']</text:p>
      <text:p text:style-name="P4">
标签: ['БПЛА', 'УДАРНІ ДРОНИ', 'ЮРІЙ ІГНАТ']</text:p>
      <text:p text:style-name="P4">
类别: News</text:p>
      <!--METADATA-->
      <text:p text:style-name="P4">
<draw:frame draw:style-name="fr1" draw:name="Image297" text:anchor-type="as-char" svg:width="6.9236in" svg:height="4.106071in" draw:z-index="0">
<draw:image xlink:href="../Images/AРМІЯINFORM/2023-05-15T93-00-00-04-00/photo_5318877840441197343_y.jpg" xlink:type="simple" xlink:show="embed" xlink:actuate="onLoad" draw:mime-type="image/jpeg"/>
</draw:frame>
空军司令部发言人尤里·伊格纳特(Yuriy Ignat)评论了关于远程冲击无人机供应的声明，西方合作伙伴在Eviritelita非常谨慎地提供信息。 因此，乌克兰人应该团结一致。</text:p>
      <text:p text:style-name="P4">
<text:span text:style-name="T5">
-_通常震动无人机</text:span>
  -  <text:span text:style-name="T5">
是需要武器。 在现代日</text:span>
- _的条件下没有它们。 每个人都看到它们的使用范围和将被使用。 除了长时间的无人机外，我们还需要前一天所述的远程导弹，例如Storm Shadow。</text:p>
      <text:p text:style-name="P4">
News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我们不会为种族主义者结束的希望感到高兴。 但是，它们的质量会更糟-Yuri Ignat</text:span>
</text:h>
      <text:p text:style-name="P4">
作者: ['Анастасія Олехнович']</text:p>
      <text:p text:style-name="P4">
时间: 2023-05-15T94:00:00-04:00</text:p>
      <text:p text:style-name="P4">
描述: 在联邦议会中，4个litals aparativ的Padisnnya被枯萎了。 Zokrem，2 Gelcopterin ta 2 ...与乌克兰2022年的战争，与乌克兰的最新新闻，今天与乌克兰2022年的新闻战争，乌克兰和俄罗斯与俄罗斯之间以及2022年与乌克兰的战争将发生战争他们说，是否在不久的将来与乌克兰进行战争</text:p>
      <text:p text:style-name="P4">
图片: ['<text:a xlink:type="simple" xlink:href="https://armyinform.com.ua/wp-content/uploads/2022/11/yurij-ignat.jpg" text:style-name="Internet_20_link" text:visited-style-name="Visited_20_Internet_20_Link">
yurij-ignat.jpg</text:a>
']</text:p>
      <text:p text:style-name="P4">
标签: ['ППО ЗСУ', 'ЮРІЙ ІГНАТ']</text:p>
      <text:p text:style-name="P4">
类别: News</text:p>
      <!--METADATA-->
      <text:p text:style-name="P4">
<draw:frame draw:style-name="fr1" draw:name="Image298" text:anchor-type="as-char" svg:width="6.9236in" svg:height="4.365113in" draw:z-index="0">
<draw:image xlink:href="../Images/AРМІЯINFORM/2023-05-15T94-00-00-04-00/yurij-ignat.jpg" xlink:type="simple" xlink:show="embed" xlink:actuate="onLoad" draw:mime-type="image/jpeg"/>
</draw:frame>
尤里·伊格纳特上校</text:p>
      <text:p text:style-name="P4">
在俄罗斯，4架飞机的秋天被正式承认。 特别是2架直升机2架飞机。 出于不清楚的原因，第三架直升机也消失了。 俄罗斯的宣传无法决定该版本，而是责怪乌克兰破坏者的一切，然后是其自己的防空。 武装部队空军尤里·伊格纳特(Yuri Ignat)的空军发言人在联合国的空中说了这一点。</text:p>
      <text:p text:style-name="P4">
_-特别希望飞行员当然会在俄罗斯结束，我们没有。 种族主义者继续准备飞行员，每年大约有100-150人。 但是，质量会更糟。 __</text:p>
      <text:p text:style-name="P4">
News Source: <text:a xlink:type="simple" xlink:href="https://armyinform.com.ua/2023/05/15/nadiyamy-shho-v-rashystiv-zakinchatsya-piloty-my-ne-tishymos-odnak-yihnya-yakist-bude-znachno-girshoyu-yurij-ignat/" text:style-name="Internet_20_link" text:visited-style-name="Visited_20_Internet_20_Link">
https://armyinform.com.ua/2023/05/15/nadiyamy-shho-v-rashystiv-zakinchatsya-piloty-my-ne-tishymos-odnak-yihnya-yakist-bude-znachno-girshoyu-yurij-ignat/</text:a>
</text:p>
      <!--NEWS-->
      <text:h text:style-name="P10" text:outline-level="1">
<text:span text:style-name="T4">
我们的部队继续在巴赫穆特（Bakhmut）搬家 - 谢尔盖·奇尔维蒂（Sergey Cherevaty）</text:span>
</text:h>
      <text:p text:style-name="P4">
作者: ['Анастасія Олехнович']</text:p>
      <text:p text:style-name="P4">
时间: 2023-05-15T95:00:00-04:00</text:p>
      <text:p text:style-name="P4">
描述: 为了在DVI之前，乌克兰维斯卡（Viiska）在巴赫穆蒂（Bakhmuti）上卡在瑜伽士Okolitzi上……与乌克兰2022年的战争，与乌克兰的最新新闻，今天与乌克兰2022年的新闻战争，今天与乌克兰的新闻战争，乌克兰和俄罗斯和俄罗斯和俄罗斯之间的战争将会，与2022年的战争，乌克兰是否会在不久</text:p>
      <text:p text:style-name="P4">
图片: ['<text:a xlink:type="simple" xlink:href="https://armyinform.com.ua/wp-content/uploads/2023/04/cherevatyj.jpg" text:style-name="Internet_20_link" text:visited-style-name="Visited_20_Internet_20_Link">
cherevatyj.jpg</text:a>
']</text:p>
      <text:p text:style-name="P4">
标签: ['STOPRUSSIA', 'АГРЕСІЯ РФ', 'АРЕШТИ У КРИМУ', 'ВТОРГНЕННЯ РФ', 'ГШ ЗСУ', 'КРИМ']</text:p>
      <text:p text:style-name="P4">
类别: News</text:p>
      <!--METADATA-->
      <text:p text:style-name="P4">
<draw:frame draw:style-name="fr1" draw:name="Image299" text:anchor-type="as-char" svg:width="6.9236in" svg:height="4.367638in" draw:z-index="0">
<draw:image xlink:href="../Images/AРМІЯINFORM/2023-05-15T95-00-00-04-00/cherevatyj.jpg" xlink:type="simple" xlink:show="embed" xlink:actuate="onLoad" draw:mime-type="image/jpeg"/>
</draw:frame>
在过去的两天中，乌克兰军队在巴赫穆特(Bakhmut)前进，其骇客距离350米至两公里。 苏什斯格里乌斯·奇尔维蒂(Sushsergius Cherevaty)部队东部组成的发言人在Eviritelvahone中报道了这一点。</text:p>
      <text:p text:style-name="P4">
_  -  _又有敌人具有猛烈的抵抗力，持有进攻。 巴赫穆特(Bakhmut)的方向发生了34次战斗碰撞，与敌人系统进行了479次，并在我们的位置开火的各种口径。 也有航空袭击。 在战斗中，149名入侵者，60名摔倒和6人被抓获。</text:p>
      <text:p text:style-name="P4">
Sergei Cherevaty补充说，乌克兰士兵保留了Bakhmut的防守，展示了勇气，英雄主义，耐力和创造力的高峰。</text:p>
      <text:p text:style-name="P4">
_-_当可能攻击侧面的敌人时，这是必须的。 国防行动的主要目的是敌人的绝对耗尽。 如果战争没有找到补充人员的机会，那将很简单。</text:p>
      <text:p text:style-name="P4">
News Source: <text:a xlink:type="simple" xlink:href="https://armyinform.com.ua/2023/05/15/nashi-vijska-prodovzhuyut-prosuvatys-u-bahmuti-sergij-cherevatyj/" text:style-name="Internet_20_link" text:visited-style-name="Visited_20_Internet_20_Link">
https://armyinform.com.ua/2023/05/15/nashi-vijska-prodovzhuyut-prosuvatys-u-bahmuti-sergij-cherevatyj/</text:a>
</text:p>
      <!--NEWS-->
      <text:h text:style-name="P10" text:outline-level="1">
<text:span text:style-name="T4">
在克里米亚，种族主义者在火车站的克里米亚塔塔尔人安排了突袭</text:span>
</text:h>
      <text:p text:style-name="P4">
作者: ['АРМІЯINFORM']</text:p>
      <text:p text:style-name="P4">
时间: 2023-05-15T96:00:00-04:00</text:p>
      <text:p text:style-name="P4">
描述: 关于ZS乌克兰人的总部。 “随着穆里亚（Meumia）的佩里斯（Meumia Posilent）的辩护，与乌克兰战争，2022年的战争，与乌克兰的最新消息，今天与乌克兰的新闻战争，今天与乌克兰的新闻战争，今天的最后一次战争将在乌克兰和俄罗斯之间以及俄罗斯之间以及2022年2022年与乌克兰战争之间发生战争他们说，与否，是否会在不久的将来与乌克兰进行战争</text:p>
      <text:p text:style-name="P4">
图片: ['<text:a xlink:type="simple" xlink:href="https://armyinform.com.ua/wp-content/uploads/2023/05/202102eca_ukraine_crimea_tatar_protest_0.webp" text:style-name="Internet_20_link" text:visited-style-name="Visited_20_Internet_20_Link">
202102eca_ukraine_crimea_tatar_protest_0.webp</text:a>
']</text:p>
      <text:p text:style-name="P4">
标签: ['STOPRUSSIA', 'АГРЕСІЯ РФ', 'АРЕШТИ У КРИМУ', 'ВТОРГНЕННЯ РФ', 'ГШ ЗСУ', 'КРИМ']</text:p>
      <text:p text:style-name="P4">
类别: News</text:p>
      <!--METADATA-->
      <text:p text:style-name="P4">
<draw:frame draw:style-name="fr1" draw:name="Image300" text:anchor-type="as-char" svg:width="6.9236in" svg:height="5.196773in" draw:z-index="0">
<draw:image xlink:href="../ConvertedIMGs/AРМІЯINFORM/2023-05-15T96-00-00-04-00/202102eca_ukraine_crimea_tatar_protest_0.png" xlink:type="simple" xlink:show="embed" xlink:actuate="onLoad" draw:mime-type="image/png"/>
</draw:frame>
说明性照片<text:span text:style-name="T4">
🔥俄罗斯入侵的情况</text:span>
</text:p>
      <text:p text:style-name="P4">
关于它<text:a xlink:type="simple" xlink:href="https://www.facebook.com/GeneralStaff.ua/posts/pfbid0graoCze2X4inr45acwsJX41cYUyALuimYddDxMW7etiKjirNHvbCtgmitaAGUJD2l" text:style-name="Internet_20_link" text:visited-style-name="Visited_20_Internet_20_Link">
报告</text:a>
乌克兰武装部队的总参谋部。</text:p>
      <text:p text:style-name="P4">
“为了加强对人口的控制，在临时占领的克里米亚，在内政部和俄罗斯联邦的FSB进行了袭击，并在公交车站的突袭行动中进行了袭击。 首先，克里米亚的tatar tatars需要检查。”</text:p>
      <text:p text:style-name="P4">
News Source: <text:a xlink:type="simple" xlink:href="https://armyinform.com.ua/2023/05/15/u-krymu-rashysty-vlashtovuyut-rejdy-na-krymskyh-tatar-na-zaliznychnyh-stancziyah/" text:style-name="Internet_20_link" text:visited-style-name="Visited_20_Internet_20_Link">
https://armyinform.com.ua/2023/05/15/u-krymu-rashysty-vlashtovuyut-rejdy-na-krymskyh-tatar-na-zaliznychnyh-stancziyah/</text:a>
</text:p>
      <!--NEWS-->
      <text:h text:style-name="P10" text:outline-level="1">
<text:span text:style-name="T4">
乌克兰武装部队海军指挥官授予了乌克兰捍卫者，他们在南方捍卫我们的国家</text:span>
</text:h>
      <text:p text:style-name="P4">
作者: ['АРМІЯINFORM']</text:p>
      <text:p text:style-name="P4">
时间: 2023-05-15T97:00:00-04:00</text:p>
      <text:p text:style-name="P4">
描述: Robocho Vizita到Pirzdiliv，Yaki的Pid Hour，在旋转光线上棕色我们的土地，...与乌克兰2022年的战争，与乌克兰与乌克兰的最新新闻，今天与乌克兰2022年的新闻战争，今天，乌克兰和乌克兰之间的战争将会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346825957_3488115721461864_1689445683074463367_n.jpg" text:style-name="Internet_20_link" text:visited-style-name="Visited_20_Internet_20_Link">
346825957_3488115721461864_1689445683074463367_n.jpg</text:a>
', '<text:a xlink:type="simple" xlink:href="https://armyinform.com.ua/wp-content/uploads/2023/05/346875959_203095562588523_8727881855095003447_n-150x150.jpg" text:style-name="Internet_20_link" text:visited-style-name="Visited_20_Internet_20_Link">
346875959_203095562588523_8727881855095003447_n-150x150.jpg</text:a>
', '<text:a xlink:type="simple" xlink:href="https://armyinform.com.ua/wp-content/uploads/2023/05/346666658_560731119305192_5337974643351287899_n-150x150.jpg" text:style-name="Internet_20_link" text:visited-style-name="Visited_20_Internet_20_Link">
346666658_560731119305192_5337974643351287899_n-150x150.jpg</text:a>
', '<text:a xlink:type="simple" xlink:href="https://armyinform.com.ua/wp-content/uploads/2023/05/347000464_1338500753398336_4509264108041573439_n-150x150.jpg" text:style-name="Internet_20_link" text:visited-style-name="Visited_20_Internet_20_Link">
347000464_1338500753398336_4509264108041573439_n-150x150.jpg</text:a>
']</text:p>
      <text:p text:style-name="P4">
标签: ['ВМС УКРАЇНИ', 'ВРУЧЕННЯ НАГОРОД ВІЙСЬКОВОСЛУЖБОВЦЯМ', 'ОК ПІДЕНЬ', 'ОЛЕКСІЙ НЕЇЖПАПА']</text:p>
      <text:p text:style-name="P4">
类别: News</text:p>
      <!--METADATA-->
      <text:p text:style-name="P4">
<draw:frame draw:style-name="fr1" draw:name="Image301" text:anchor-type="as-char" svg:width="6.9236in" svg:height="4.615733in" draw:z-index="0">
<draw:image xlink:href="../Images/AРМІЯINFORM/2023-05-15T97-00-00-04-00/346825957_3488115721461864_1689445683074463367_n.jpg" xlink:type="simple" xlink:show="embed" xlink:actuate="onLoad" draw:mime-type="image/jpeg"/>
</draw:frame>
在对南瓦尔卡捍卫我们国家的单位进行的工作访问期间，乌克兰副海军上将Alexeynetpapa武装部队的指挥官Alexeynetpapa颁发了州和部门奖，向河舰队部队的军事水手颁发了州和部门奖。 关于它<text:a xlink:type="simple" xlink:href="https://www.facebook.com/navy.mil.gov.ua/posts/pfbid02EUYp5dYSUHFMjatS7tDaZewxBWLU1e9VkpAx1pDaH3Js5mQ2sXDfwK8T6kDiTEYQl" text:style-name="Internet_20_link" text:visited-style-name="Visited_20_Internet_20_Link">
报告</text:a>
海军海军新闻服务在Facebook上。</text:p>
      <text:p text:style-name="P4">
<text:a xlink:type="simple" xlink:href="https://armyinform.com.ua/wp-content/uploads/2023/05/346875959_203095562588523_8727881855095003447_n.jpg" text:style-name="Internet_20_link" text:visited-style-name="Visited_20_Internet_20_Link">
!(Images/AРМІЯINFORM/2023-05-15T97-00-00-04-00/346875959_203095562588523_8727881855095003447_n-150x150.jpg)</text:a>
</text:p>
      <text:p text:style-name="P4">
<text:a xlink:type="simple" xlink:href="https://armyinform.com.ua/wp-content/uploads/2023/05/346666658_560731119305192_5337974643351287899_n.jpg" text:style-name="Internet_20_link" text:visited-style-name="Visited_20_Internet_20_Link">
<draw:frame draw:style-name="fr1" draw:name="Image302" text:anchor-type="as-char" svg:width="6.9236in" svg:height="6.9236in" draw:z-index="0">
<draw:image xlink:href="../Images/AРМІЯINFORM/2023-05-15T97-00-00-04-00/346666658_560731119305192_5337974643351287899_n-150x150.jpg" xlink:type="simple" xlink:show="embed" xlink:actuate="onLoad" draw:mime-type="image/jpeg"/>
</draw:frame>
</text:a>
</text:p>
      <text:p text:style-name="P4">
<text:a xlink:type="simple" xlink:href="https://armyinform.com.ua/wp-content/uploads/2023/05/347000464_1338500753398336_4509264108041573439_n.jpg" text:style-name="Internet_20_link" text:visited-style-name="Visited_20_Internet_20_Link">
<draw:frame draw:style-name="fr1" draw:name="Image303" text:anchor-type="as-char" svg:width="6.9236in" svg:height="6.9236in" draw:z-index="0">
<draw:image xlink:href="../Images/AРМІЯINFORM/2023-05-15T97-00-00-04-00/347000464_1338500753398336_4509264108041573439_n-150x150.jpg" xlink:type="simple" xlink:show="embed" xlink:actuate="onLoad" draw:mime-type="image/jpeg"/>
</draw:frame>
</text:a>
为了个人的勇气和奉献，在保护乌克兰的国家秘密和领土完整方面揭示了乌克兰武装部队军事军人的忠诚，以“为勇气”的命令煮沸，徽章“用于模范服务。银十字”和有价值的礼物“手表”。</text:p>
      <text:p text:style-name="P4">
News Source: <text:a xlink:type="simple" xlink:href="https://armyinform.com.ua/2023/05/15/komanduvach-vms-zs-ukrayiny-nagorodyv-ukrayinskyh-zahysnykiv-yaki-boronyat-nashu-krayinu-na-pivdni/" text:style-name="Internet_20_link" text:visited-style-name="Visited_20_Internet_20_Link">
https://armyinform.com.ua/2023/05/15/komanduvach-vms-zs-ukrayiny-nagorodyv-ukrayinskyh-zahysnykiv-yaki-boronyat-nashu-krayinu-na-pivdni/</text:a>
</text:p>
      <!--NEWS-->
      <text:h text:style-name="P10" text:outline-level="1">
<text:span text:style-name="T4">
乌克兰捍卫者展示了PTRK Stugna-P的工作。</text:span>
</text:h>
      <text:p text:style-name="P4">
作者: ['АРМІЯINFORM']</text:p>
      <text:p text:style-name="P4">
时间: 2023-05-15T98:00:00-04:00</text:p>
      <text:p text:style-name="P4">
描述: 视频是ZS乌克兰人的总参谋部的诽谤。 “对于《男孩机器人》的胡说八道……与乌克兰2022年的战争，与乌克兰的战争是今天的最新消息，乌克兰2022年的新闻是今天的最后一个消息，乌克兰和俄罗斯和俄罗斯之间以及何时会发生战争，他们说，与乌克兰与乌克兰的战争将在不久的将来与乌克兰发生战争，他们说，今天与乌克兰的战争，今天的乌克兰新闻，乌克兰新闻，乌克兰媒体在俄罗斯的乌克兰新闻</text:p>
      <text:p text:style-name="P4">
图片: ['<text:a xlink:type="simple" xlink:href="https://armyinform.com.ua/wp-content/uploads/2023/05/stugna-p.webp" text:style-name="Internet_20_link" text:visited-style-name="Visited_20_Internet_20_Link">
stugna-p.webp</text:a>
']</text:p>
      <text:p text:style-name="P4">
标签: ['ПТРК «СТУГНА П»', 'СИЛИ ОБОРОНИ', 'ХРОНІКА ОБОРОНИ', 'ХРОНІКА ОБОРОНИ УКРАЇНИ']</text:p>
      <text:p text:style-name="P4">
类别: News</text:p>
      <!--METADATA-->
      <text:p text:style-name="P4">
<draw:frame draw:style-name="fr1" draw:name="Image304" text:anchor-type="as-char" svg:width="6.9236in" svg:height="3.892372in" draw:z-index="0">
<draw:image xlink:href="../ConvertedIMGs/AРМІЯINFORM/2023-05-15T98-00-00-04-00/stugna-p.png" xlink:type="simple" xlink:show="embed" xlink:actuate="onLoad" draw:mime-type="image/png"/>
</draw:frame>
视频<text:a xlink:type="simple" xlink:href="https://fb.watch/ky4TPANf1P/" text:style-name="Internet_20_link" text:visited-style-name="Visited_20_Internet_20_Link">
公开</text:a>
乌克兰武装部队的总参谋部。</text:p>
      <text:p text:style-name="P4">
演讲说：“对于许多无人机运营商的战斗作品视频，让我们不要忘记这样的工作和乌克兰PTRK Stugna-P计算的定性工作。”</text:p>
      <text:p text:style-name="P4">
News Source: <text:a xlink:type="simple" xlink:href="https://armyinform.com.ua/2023/05/15/ukrayinski-zahysnyky-pokazaly-robotu-rozrahunkiv-ptrk-stugna-p/" text:style-name="Internet_20_link" text:visited-style-name="Visited_20_Internet_20_Link">
https://armyinform.com.ua/2023/05/15/ukrayinski-zahysnyky-pokazaly-robotu-rozrahunkiv-ptrk-stugna-p/</text:a>
</text:p>
      <!--NEWS-->
      <text:h text:style-name="P10" text:outline-level="1">
<text:span text:style-name="T4">
短的。 战争。 第446天。视频</text:span>
</text:h>
      <text:p text:style-name="P4">
作者: ['АРМІЯINFORM']</text:p>
      <text:p text:style-name="P4">
时间: 2023-05-15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text:p>
      <text:p text:style-name="P4">
类别: News</text:p>
      <!--METADATA-->
      <text:p text:style-name="P4">
News Source: <text:a xlink:type="simple" xlink:href="https://armyinform.com.ua/2023/05/15/korotko-vijna-den-446-videodajdzhest/" text:style-name="Internet_20_link" text:visited-style-name="Visited_20_Internet_20_Link">
https://armyinform.com.ua/2023/05/15/korotko-vijna-den-446-videodajdzhest/</text:a>
</text:p>
      <!--NEWS-->
      <text:h text:style-name="P10" text:outline-level="1">
<text:span text:style-name="T4">
国务院讲述了中国特别代表访问乌克兰的期望</text:span>
</text:h>
      <text:p text:style-name="P4">
作者: Ukrinform (Person)</text:p>
      <text:p text:style-name="P4">
出版商: Укринформ (Organization)</text:p>
      <text:p text:style-name="P4">
出版时间: 2023-05-16T-31:02:00+03:00</text:p>
      <text:p text:style-name="P4">
修改时间: 2023-05-16T01:02:00+03:00</text:p>
      <text:p text:style-name="P4">
描述: 在基辅应该在克里姆林宫战争结束时知道基辅的直接立场的背景下，中国对乌克兰和俄罗斯的访问很重要。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Китай', 'США', 'Держдеп', 'Війна з росією', 'Дипломатія']</text:p>
      <text:p text:style-name="P4">
类型: Article</text:p>
      <!--METADATA-->
      <text:p text:style-name="P4">
<draw:frame draw:style-name="fr1" draw:name="Image305" text:anchor-type="as-char" svg:width="6.9236in" svg:height="3.956343in" draw:z-index="0">
<draw:image xlink:href="../Images/yкринформ/2023-05-16T-31-02-00-03-00/630_360_1517552325-3537.jpg" xlink:type="simple" xlink:show="embed" xlink:actuate="onLoad" draw:mime-type="image/jpeg"/>
</draw:frame>
中国对乌克兰和俄罗斯的访问很重要，因为土地应该在克里姆林宫战争结束时了解基辅的直接地位。</text:p>
      <text:p text:style-name="P4">
报道说，这是由美国国务院Vedant Patel所说的。</text:p>
      <text:p text:style-name="P4">
国家政治部的代表说：“对于中国，直接从我们的乌克兰伙伴那里听到，为什么有必要尊重乌克兰在安全计划中的关注以及其主张和领土完整性。”</text:p>
      <text:p text:style-name="P4">
他回忆起“没有乌克兰的乌克兰无关”的原则，解释说，任何外交努力都以中心为中心。 此外，根据Patel的说法，结果应与主权和领土完整性的原则相对应。</text:p>
      <text:p text:style-name="P4">
代表强调[] <text:a xlink:type="simple" xlink:href="https://www.ukrinform.ua/tag-derzdep" text:style-name="Internet_20_link" text:visited-style-name="Visited_20_Internet_20_Link">
</text:a>
。</text:p>
      <text:p text:style-name="P4">
<text:span text:style-name="T4">
另请阅读：</text:span>
 <text:a xlink:type="simple" xlink:href="https://www.ukrinform.ua/rubric-ato/3701406-kitaj-mae-vikoristati-vpliv-na-rf-sob-vidnoviti-teritorialnu-cilisnist-ukraini-evrokomisia.html" text:style-name="Internet_20_link" text:visited-style-name="Visited_20_Internet_20_Link">
</text:a>
据他说，俄罗斯应该对战争表现出严重的兴趣。 “实际上，他们的行动方式相反：当时其他人 - 包括Zelensky总统(概述了自己的和平计划)，以寻求将这片土地置于土地的方式，俄罗斯在邻国发动了志向和导弹，以袭击住宅帕特尔说：“在塔利卡里亚人，电影院，电影院，电影院中，有很多孩子。”</text:p>
      <text:p text:style-name="P4">
在这方面，他强调，美国的目标是为乌克兰提供防止攻击所必需的一切，以及对释放自己的领土的对比。</text:p>
      <text:p text:style-name="P4">
<text:span text:style-name="T4">
另请阅读：</text:span>
 <text:a xlink:type="simple" xlink:href="https://www.ukrinform.ua/rubric-polytics/3708547-podolak-pro-vizit-predstavnika-knr-poasnimo-se-raz-zodnogo-kompromisu-za-rahunok-teritorij.html" text:style-name="Internet_20_link" text:visited-style-name="Visited_20_Internet_20_Link">
</text:a>
正如乌克林福姆报道的<text:a xlink:type="simple" xlink:href="http://www.ukrinform.ua/rubric-polytics/3708184-specpredstavnik-kitau-vidvidae-ukrainu-ta-rosiu.html" text:style-name="Internet_20_link" text:visited-style-name="Visited_20_Internet_20_Link">
</text:a>
欧亚大陆的言论将在本周访问乌克兰，波兰，法国，德国和俄罗斯，讨论乌克兰危机的政治解决。</text:p>
      <text:p text:style-name="P4">
News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冰岛将把现场医院交给乌克兰</text:span>
</text:h>
      <text:p text:style-name="P4">
作者: Ukrinform (Person)</text:p>
      <text:p text:style-name="P4">
出版商: Укринформ (Organization)</text:p>
      <text:p text:style-name="P4">
出版时间: 2023-05-16T-34:44:00+03:00</text:p>
      <text:p text:style-name="P4">
修改时间: 2023-05-16T00:44:00+03:00</text:p>
      <text:p text:style-name="P4">
描述: 冰岛议会支持将野外医院转移到乌克兰的提议。  - 乌克林。</text:p>
      <text:p text:style-name="P4">
图片: ["<text:a xlink:type="simple" xlink:href="https://static.ukrinform.com/photos/2017_05/thumb_files/630_360_1494596759-2633.jpg" text:style-name="Internet_20_link" text:visited-style-name="Visited_20_Internet_20_Link">
630_360_14945...</text:a>
"]</text:p>
      <text:p text:style-name="P4">
标签: ['Ісландія', 'Шпиталь', 'Україна', 'допомога']</text:p>
      <text:p text:style-name="P4">
类型: Article</text:p>
      <!--METADATA-->
      <text:p text:style-name="P4">
<draw:frame draw:style-name="fr1" draw:name="Image306" text:anchor-type="as-char" svg:width="6.9236in" svg:height="3.950967in" draw:z-index="0">
<draw:image xlink:href="../Images/yкринформ/2023-05-16T-34-44-00-03-00/630_360_1494596759-2633.jpg" xlink:type="simple" xlink:show="embed" xlink:actuate="onLoad" draw:mime-type="image/jpeg"/>
</draw:frame>
冰岛议会支持将该领域转移到乌克兰的提案。</text:p>
      <text:p text:style-name="P4">
这是在[]中报道的(http://twitter.com/katrinjak/status/1658128126663090177?ref_src=twsrc%5Etfw%7Ctwcamp%5Etweetembed%7Ctwterm%5E1658128126663090177%7Ctwgr%5Ebd8b527925447d86275037c02963c4119e5a9107%7Ctwcon%5Es1_&amp;ref_url=https%3A%2F%2Fwww.eurointegration.com.ua%2Fnews%2F2023%2F05%2F15%2F7161728%2F)乌克林福姆报道</text:p>
      <text:p text:style-name="P4">
《邮报》写道：“议会的所有政党都团结起来，以便冰岛向乌克兰提供医院。”</text:p>
      <text:p text:style-name="Quotations">

<text:p text:style-name="P4">
冰岛议会的所有政党都团结一致地提出&gt;
冰岛将向乌克兰提供野外医院。 我们仍然致力于&gt;
支持乌克兰人民：这种手势是我们持续&gt;
团结的象征。(@katrinjak) <text:a xlink:type="simple" xlink:href="https://twitter.com/katrinjak/status/1658128126663090177" text:style-name="Internet_20_link" text:visited-style-name="Visited_20_Internet_20_Link">
&gt;
 </text:a>
政府负责人强调<text:a xlink:type="simple" xlink:href="https://www.ukrinform.ua/tag-islandia" text:style-name="Internet_20_link" text:visited-style-name="Visited_20_Internet_20_Link">
</text:a>
和以前一样，他致力于乌克兰人民的支持，这种手势是“象征性的不变团结”。</text:p>

</text:p>
      <text:p text:style-name="P4">
<text:span text:style-name="T4">
另请阅读：</text:span>
 <text:a xlink:type="simple" xlink:href="https://www.ukrinform.ua/rubric-polytics/3682415-energetika-pokaranna-rf-ta-sankcii-smigal-zustrivsa-z-premerkou-islandii.html" text:style-name="Internet_20_link" text:visited-style-name="Visited_20_Internet_20_Link">
<text:span text:style-name="T4">
冰岛</text:span>
</text:a>
据报道，自从俄罗斯联邦冰岛的全面入侵开始以来，冰岛提供了超过2500万美元的援助。</text:p>
      <text:p text:style-name="P4">
News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干燥的天气将在白天在乌克兰盛行，最高+25°</text:span>
</text:h>
      <text:p text:style-name="P4">
作者: Ukrinform (Person)</text:p>
      <text:p text:style-name="P4">
出版商: Укринформ (Organization)</text:p>
      <text:p text:style-name="P4">
出版时间: 2023-05-16T-36:29:00+03:00</text:p>
      <text:p text:style-name="P4">
修改时间: 2023-05-16T00:29:00+03:00</text:p>
      <text:p text:style-name="P4">
描述: 5月16日，星期二，乌克兰预计多云，短期降雨，西部地区的雷暴； 在其余地区，没有大降雨。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Гроза', 'Погода', 'Прогноз']</text:p>
      <text:p text:style-name="P4">
类型: Article</text:p>
      <!--METADATA-->
      <text:p text:style-name="P4">
<draw:frame draw:style-name="fr1" draw:name="Image307" text:anchor-type="as-char" svg:width="6.9236in" svg:height="3.956343in" draw:z-index="0">
<draw:image xlink:href="../Images/yкринформ/2023-05-16T-36-29-00-03-00/630_360_1653467553-903.jpg" xlink:type="simple" xlink:show="embed" xlink:actuate="onLoad" draw:mime-type="image/jpeg"/>
</draw:frame>
预计5月16日的投资将在乌克兰，短期降雨和雷暴变化； 在其余领域，没有基质。</text:p>
      <text:p text:style-name="P4">
乌克兰形式在乌克兰水文气象学中心报道。</text:p>
      <text:p text:style-name="P4">
南部，东南，5-10 m/s，西部地区为15-20 m/s。</text:p>
      <text:p text:style-name="P4">
晚上的温度将为8-13°，白天18-23°，南部为25°；在高地<text:a xlink:type="simple" xlink:href="https://www.ukrinform.ua/tag-karpati" text:style-name="Internet_20_link" text:visited-style-name="Visited_20_Internet_20_Link">
</text:a>
晚上4-9°温暖，下午9-14°。</text:p>
      <text:p text:style-name="P4">
5月16日在基辅和基辅地区，没有大降雨。 晚上，晚上的骨骼温度为11-13°，下午20-22°； 在晚上8-13°的晚上，下午18-23°。</text:p>
      <text:p text:style-name="P4">
在接下来的两天，即5月17日至18日，乌克兰将盛行干燥的天气。 在某些地区和15-20 m/s的海军中，只有视力区域是短期降雨，雷暴。</text:p>
      <text:p text:style-name="P4">
东风，东南，7-12 m/s。</text:p>
      <text:p text:style-name="P4">
晚上的温度10-15°(在8-13°的东部地区)，下午22-27°，在西部孔19-24°(5月18日的位置13-18°).</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晚上9-15°的温度； 在白天21-27°，在西部地区和克里米亚18-24°。</text:p>
      <text:p text:style-name="P4">
在5月19日至20日的基辅和该地区，干旱的天气将占上风。 夜间opostyle的温度为13-15°； 5月19日，5月23日至25日，5月20日21-23°。 在下午21-26°的10-15°面积。</text:p>
      <text:p text:style-name="P4">
News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最高法院将于周二举行非凡的全球</text:span>
</text:h>
      <text:p text:style-name="P4">
作者: Ukrinform (Person)</text:p>
      <text:p text:style-name="P4">
出版商: Укринформ (Organization)</text:p>
      <text:p text:style-name="P4">
出版时间: 2023-05-16T-38:15:00+03:00</text:p>
      <text:p text:style-name="P4">
修改时间: 2023-05-16T00:15:00+03:00</text:p>
      <text:p text:style-name="P4">
描述: 乌克兰最高法院在周二宣布了一次大会的非凡会议。  - 乌克林。</text:p>
      <text:p text:style-name="P4">
图片: ["<text:a xlink:type="simple" xlink:href="https://static.ukrinform.com/photos/2017_10/thumb_files/630_360_1506959315-2422.jpg" text:style-name="Internet_20_link" text:visited-style-name="Visited_20_Internet_20_Link">
630_360_15069...</text:a>
"]</text:p>
      <text:p text:style-name="P4">
标签: ['Князєв', 'Верховний Суд', 'Засідання']</text:p>
      <text:p text:style-name="P4">
类型: Article</text:p>
      <!--METADATA-->
      <text:p text:style-name="P4">
<draw:frame draw:style-name="fr1" draw:name="Image308" text:anchor-type="as-char" svg:width="6.9236in" svg:height="3.956343in" draw:z-index="0">
<draw:image xlink:href="../Images/yкринформ/2023-05-16T-38-15-00-03-00/630_360_1506959315-2422.jpg" xlink:type="simple" xlink:show="embed" xlink:actuate="onLoad" draw:mime-type="image/jpeg"/>
</draw:frame>
乌克兰最高法院在周二宣布了一次大会的非凡会议。</text:p>
      <text:p text:style-name="P4">
最高法院在[]中报告(https://www.facebook.com/supremecourt.ua)，报道乌克林福姆。</text:p>
      <text:p text:style-name="P4">
“与武装部队Knyazev vs董事长周围发生的事件有关，最高法院的非凡会议将于2023年16日举行，”  - 将在一个职位上。</text:p>
      <text:p text:style-name="P4">
会议的时间将额外报道，添加到<text:a xlink:type="simple" xlink:href="https://www.ukrinform.ua/tag-verhovnij-sud" text:style-name="Internet_20_link" text:visited-style-name="Visited_20_Internet_20_Link">
</text:a>
<text:span text:style-name="T4">
另请阅读：</text:span>
 <text:a xlink:type="simple" xlink:href="https://www.ukrinform.ua/rubric-economy/3695982-verhovnij-sud-skasuvav-stagnenna-kostiv-iz-privatbanku-na-korist-kolisnih-vlasnikiv.html" text:style-name="Internet_20_link" text:visited-style-name="Visited_20_Internet_20_Link">
<text:span text:style-name="T4">
 Supreme </text:span>
 <text:span text:style-name="T4">
 </text:span>
法院**</text:a>
如报道，<text:a xlink:type="simple" xlink:href="https://www.ukrinform.ua/rubric-society/3709683-nabu-i-sap-vikrili-masstabnu-korupciu-u-verhovnomu-sudi.html" text:style-name="Internet_20_link" text:visited-style-name="Visited_20_Internet_20_Link">
</text:a>
也就是说，有关其管理层和法官非法利益的计划。</text:p>
      <text:p text:style-name="P4">
News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最高法院将于周二举行非凡的全球</text:span>
</text:h>
      <text:p text:style-name="P4">
作者: Ukrinform (Person)</text:p>
      <text:p text:style-name="P4">
出版商: Укринформ (Organization)</text:p>
      <text:p text:style-name="P4">
出版时间: 2023-05-16T00:15:00+03:00</text:p>
      <text:p text:style-name="P4">
修改时间: 2023-05-16T00:15:00+03:00</text:p>
      <text:p text:style-name="P4">
描述: 乌克兰最高法院在周二宣布了一次大会的非凡会议。  - 乌克林。</text:p>
      <text:p text:style-name="P4">
图片: ["<text:a xlink:type="simple" xlink:href="https://static.ukrinform.com/photos/2017_10/thumb_files/630_360_1506959315-2422.jpg" text:style-name="Internet_20_link" text:visited-style-name="Visited_20_Internet_20_Link">
630_360_15069...</text:a>
"]</text:p>
      <text:p text:style-name="P4">
标签: ['Князєв', 'Верховний Суд', 'Засідання']</text:p>
      <text:p text:style-name="P4">
类型: Article</text:p>
      <!--METADATA-->
      <text:p text:style-name="P4">
<draw:frame draw:style-name="fr1" draw:name="Image309" text:anchor-type="as-char" svg:width="6.9236in" svg:height="3.956343in" draw:z-index="0">
<draw:image xlink:href="../Images/yкринформ/2023-05-16T00-15-00-03-00/630_360_1506959315-2422.jpg" xlink:type="simple" xlink:show="embed" xlink:actuate="onLoad" draw:mime-type="image/jpeg"/>
</draw:frame>
乌克兰最高法院在周二宣布了一次大会的非凡会议。</text:p>
      <text:p text:style-name="P4">
最高法院在[]中报告(https://www.facebook.com/supremecourt.ua)，报道乌克林福姆。</text:p>
      <text:p text:style-name="P4">
“与武装部队Knyazev vs董事长周围发生的事件有关，最高法院的非凡会议将于2023年16日举行，”  - 将在一个职位上。</text:p>
      <text:p text:style-name="P4">
会议的时间将额外报道，添加到<text:a xlink:type="simple" xlink:href="https://www.ukrinform.ua/tag-verhovnij-sud" text:style-name="Internet_20_link" text:visited-style-name="Visited_20_Internet_20_Link">
</text:a>
<text:span text:style-name="T4">
另请阅读：</text:span>
 <text:a xlink:type="simple" xlink:href="https://www.ukrinform.ua/rubric-economy/3695982-verhovnij-sud-skasuvav-stagnenna-kostiv-iz-privatbanku-na-korist-kolisnih-vlasnikiv.html" text:style-name="Internet_20_link" text:visited-style-name="Visited_20_Internet_20_Link">
<text:span text:style-name="T4">
 Supreme </text:span>
 <text:span text:style-name="T4">
 </text:span>
法院**</text:a>
如报道，<text:a xlink:type="simple" xlink:href="https://www.ukrinform.ua/rubric-society/3709683-nabu-i-sap-vikrili-masstabnu-korupciu-u-verhovnomu-sudi.html" text:style-name="Internet_20_link" text:visited-style-name="Visited_20_Internet_20_Link">
</text:a>
也就是说，有关其管理层和法官非法利益的计划。</text:p>
      <text:p text:style-name="P4">
News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干燥的天气将在白天在乌克兰盛行，最高+25°</text:span>
</text:h>
      <text:p text:style-name="P4">
作者: Ukrinform (Person)</text:p>
      <text:p text:style-name="P4">
出版商: Укринформ (Organization)</text:p>
      <text:p text:style-name="P4">
出版时间: 2023-05-16T00:29:00+03:00</text:p>
      <text:p text:style-name="P4">
修改时间: 2023-05-16T00:29:00+03:00</text:p>
      <text:p text:style-name="P4">
描述: 5月16日，星期二，乌克兰预计多云，短期降雨，西部地区的雷暴； 在其余地区，没有大降雨。  - 乌克林。</text:p>
      <text:p text:style-name="P4">
图片: ["<text:a xlink:type="simple" xlink:href="https://static.ukrinform.com/photos/2022_05/thumb_files/630_360_1653467553-903.jpg" text:style-name="Internet_20_link" text:visited-style-name="Visited_20_Internet_20_Link">
630_360_16534...</text:a>
"]</text:p>
      <text:p text:style-name="P4">
标签: ['Гроза', 'Погода', 'Прогноз']</text:p>
      <text:p text:style-name="P4">
类型: Article</text:p>
      <!--METADATA-->
      <text:p text:style-name="P4">
<draw:frame draw:style-name="fr1" draw:name="Image310" text:anchor-type="as-char" svg:width="6.9236in" svg:height="3.956343in" draw:z-index="0">
<draw:image xlink:href="../Images/yкринформ/2023-05-16T00-29-00-03-00/630_360_1653467553-903.jpg" xlink:type="simple" xlink:show="embed" xlink:actuate="onLoad" draw:mime-type="image/jpeg"/>
</draw:frame>
预计5月16日的投资将在乌克兰，短期降雨和雷暴变化； 在其余领域，没有基质。</text:p>
      <text:p text:style-name="P4">
乌克兰形式在乌克兰水文气象学中心报道。</text:p>
      <text:p text:style-name="P4">
南部，东南，5-10 m/s，西部地区为15-20 m/s。</text:p>
      <text:p text:style-name="P4">
晚上的温度将为8-13°，白天18-23°，南部为25°；在高地<text:a xlink:type="simple" xlink:href="https://www.ukrinform.ua/tag-karpati" text:style-name="Internet_20_link" text:visited-style-name="Visited_20_Internet_20_Link">
</text:a>
晚上4-9°温暖，下午9-14°。</text:p>
      <text:p text:style-name="P4">
5月16日在基辅和基辅地区，没有大降雨。 晚上，晚上的骨骼温度为11-13°，下午20-22°； 在晚上8-13°的晚上，下午18-23°。</text:p>
      <text:p text:style-name="P4">
在接下来的两天，即5月17日至18日，乌克兰将盛行干燥的天气。 在某些地区和15-20 m/s的海军中，只有视力区域是短期降雨，雷暴。</text:p>
      <text:p text:style-name="P4">
东风，东南，7-12 m/s。</text:p>
      <text:p text:style-name="P4">
晚上的温度10-15°(在8-13°的东部地区)，下午22-27°，在西部孔19-24°(5月18日的位置13-18°).</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晚上9-15°的温度； 在白天21-27°，在西部地区和克里米亚18-24°。</text:p>
      <text:p text:style-name="P4">
在5月19日至20日的基辅和该地区，干旱的天气将占上风。 夜间opostyle的温度为13-15°； 5月19日，5月23日至25日，5月20日21-23°。 在下午21-26°的10-15°面积。</text:p>
      <text:p text:style-name="P4">
News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冰岛将把现场医院交给乌克兰</text:span>
</text:h>
      <text:p text:style-name="P4">
作者: Ukrinform (Person)</text:p>
      <text:p text:style-name="P4">
出版商: Укринформ (Organization)</text:p>
      <text:p text:style-name="P4">
出版时间: 2023-05-16T00:44:00+03:00</text:p>
      <text:p text:style-name="P4">
修改时间: 2023-05-16T00:44:00+03:00</text:p>
      <text:p text:style-name="P4">
描述: 冰岛议会支持将野外医院转移到乌克兰的提议。  - 乌克林。</text:p>
      <text:p text:style-name="P4">
图片: ["<text:a xlink:type="simple" xlink:href="https://static.ukrinform.com/photos/2017_05/thumb_files/630_360_1494596759-2633.jpg" text:style-name="Internet_20_link" text:visited-style-name="Visited_20_Internet_20_Link">
630_360_14945...</text:a>
"]</text:p>
      <text:p text:style-name="P4">
标签: ['Ісландія', 'Шпиталь', 'Україна', 'допомога']</text:p>
      <text:p text:style-name="P4">
类型: Article</text:p>
      <!--METADATA-->
      <text:p text:style-name="P4">
<draw:frame draw:style-name="fr1" draw:name="Image311" text:anchor-type="as-char" svg:width="6.9236in" svg:height="3.950967in" draw:z-index="0">
<draw:image xlink:href="../Images/yкринформ/2023-05-16T00-44-00-03-00/630_360_1494596759-2633.jpg" xlink:type="simple" xlink:show="embed" xlink:actuate="onLoad" draw:mime-type="image/jpeg"/>
</draw:frame>
议会国家支持将野外医院转移到乌克兰的提议。</text:p>
      <text:p text:style-name="P4">
这是在[]中报道的(http://twitter.com/katrinjak/status/1658128126663090177?ref_src=twsrc%5Etfw%7Ctwcamp%5Etweetembed%7Ctwterm%5E1658128126663090177%7Ctwgr%5Ebd8b527925447d86275037c02963c4119e5a9107%7Ctwcon%5Es1_&amp;ref_url=https%3A%2F%2Fwww.eurointegration.com.ua%2Fnews%2F2023%2F05%2F15%2F7161728%2F)乌克林福姆报道</text:p>
      <text:p text:style-name="P4">
《邮报》写道：“议会的所有政党都团结起来，以便冰岛向乌克兰提供医院。”</text:p>
      <text:p text:style-name="Quotations">

<text:p text:style-name="P4">
冰岛议会的所有政党都团结一致地提出&gt;
冰岛将向乌克兰提供野外医院。 我们仍然致力于&gt;
支持乌克兰人民：这种手势是我们持续&gt;
团结的象征。(@katrinjak) <text:a xlink:type="simple" xlink:href="https://twitter.com/katrinjak/status/1658128126663090177" text:style-name="Internet_20_link" text:visited-style-name="Visited_20_Internet_20_Link">
&gt;
 </text:a>
政府负责人强调<text:a xlink:type="simple" xlink:href="https://www.ukrinform.ua/tag-islandia" text:style-name="Internet_20_link" text:visited-style-name="Visited_20_Internet_20_Link">
</text:a>
和以前一样，他致力于乌克兰人民的支持，这种手势是“象征性的不变团结”。</text:p>

</text:p>
      <text:p text:style-name="P4">
<text:span text:style-name="T4">
另请阅读：</text:span>
 <text:a xlink:type="simple" xlink:href="https://www.ukrinform.ua/rubric-polytics/3682415-energetika-pokaranna-rf-ta-sankcii-smigal-zustrivsa-z-premerkou-islandii.html" text:style-name="Internet_20_link" text:visited-style-name="Visited_20_Internet_20_Link">
<text:span text:style-name="T4">
冰岛</text:span>
</text:a>
据报道，自从俄罗斯联邦冰岛的全面入侵开始以来，冰岛提供了超过2500万美元的援助。</text:p>
      <text:p text:style-name="P4">
News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国务院讲述了中国特别代表访问乌克兰的期望</text:span>
</text:h>
      <text:p text:style-name="P4">
作者: Ukrinform (Person)</text:p>
      <text:p text:style-name="P4">
出版商: Укринформ (Organization)</text:p>
      <text:p text:style-name="P4">
出版时间: 2023-05-16T01:02:00+03:00</text:p>
      <text:p text:style-name="P4">
修改时间: 2023-05-16T01:02:00+03:00</text:p>
      <text:p text:style-name="P4">
描述: 在基辅应该在克里姆林宫战争结束时知道基辅的直接立场的背景下，中国对乌克兰和俄罗斯的访问很重要。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Китай', 'США', 'Держдеп', 'Війна з росією', 'Дипломатія']</text:p>
      <text:p text:style-name="P4">
类型: Article</text:p>
      <!--METADATA-->
      <text:p text:style-name="P4">
<draw:frame draw:style-name="fr1" draw:name="Image312" text:anchor-type="as-char" svg:width="6.9236in" svg:height="3.956343in" draw:z-index="0">
<draw:image xlink:href="../Images/yкринформ/2023-05-16T01-02-00-03-00/630_360_1517552325-3537.jpg" xlink:type="simple" xlink:show="embed" xlink:actuate="onLoad" draw:mime-type="image/jpeg"/>
</draw:frame>
中国对乌克兰和俄罗斯的访问很重要，因为土地应该在克里姆林宫战争结束时了解基辅的直接地位。</text:p>
      <text:p text:style-name="P4">
报道说，这是由美国国务院Vedant Patel所说的。</text:p>
      <text:p text:style-name="P4">
国家政治部的代表说：“对于中国，直接从我们的乌克兰伙伴那里听到，为什么有必要尊重乌克兰在安全计划中的关注以及其主张和领土完整性。”</text:p>
      <text:p text:style-name="P4">
他回忆起“没有乌克兰的乌克兰无关”的原则，解释说，任何外交努力都以中心为中心。 此外，根据Patel的说法，结果应与主权和领土完整性的原则相对应。</text:p>
      <text:p text:style-name="P4">
代表强调[] <text:a xlink:type="simple" xlink:href="https://www.ukrinform.ua/tag-derzdep" text:style-name="Internet_20_link" text:visited-style-name="Visited_20_Internet_20_Link">
</text:a>
。</text:p>
      <text:p text:style-name="P4">
<text:span text:style-name="T4">
另请阅读：</text:span>
 <text:a xlink:type="simple" xlink:href="https://www.ukrinform.ua/rubric-ato/3701406-kitaj-mae-vikoristati-vpliv-na-rf-sob-vidnoviti-teritorialnu-cilisnist-ukraini-evrokomisia.html" text:style-name="Internet_20_link" text:visited-style-name="Visited_20_Internet_20_Link">
</text:a>
据他说，俄罗斯应该对战争表现出严重的兴趣。 “实际上，他们的行动方式相反：当时其他人 - 包括Zelensky总统(概述了自己的和平计划)，以寻求将这片土地置于土地的方式，俄罗斯在邻国发动了志向和导弹，以袭击住宅帕特尔说：“在塔利卡里亚人，电影院，电影院，电影院中，有很多孩子。”</text:p>
      <text:p text:style-name="P4">
在这方面，他强调，美国的目标是为乌克兰提供防止攻击所必需的一切，以及对释放自己的领土的对比。</text:p>
      <text:p text:style-name="P4">
<text:span text:style-name="T4">
另请阅读：</text:span>
 <text:a xlink:type="simple" xlink:href="https://www.ukrinform.ua/rubric-polytics/3708547-podolak-pro-vizit-predstavnika-knr-poasnimo-se-raz-zodnogo-kompromisu-za-rahunok-teritorij.html" text:style-name="Internet_20_link" text:visited-style-name="Visited_20_Internet_20_Link">
</text:a>
正如乌克林福姆报道的<text:a xlink:type="simple" xlink:href="http://www.ukrinform.ua/rubric-polytics/3708184-specpredstavnik-kitau-vidvidae-ukrainu-ta-rosiu.html" text:style-name="Internet_20_link" text:visited-style-name="Visited_20_Internet_20_Link">
</text:a>
欧亚大陆的言论将在本周访问乌克兰，波兰，法国，德国和俄罗斯，讨论乌克兰危机的政治解决。</text:p>
      <text:p text:style-name="P4">
News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乌克兰武装部队海军的炮兵摧毁了俄罗斯2C4“郁金香”</text:span>
</text:h>
      <text:p text:style-name="P4">
作者: ['АРМІЯINFORM']</text:p>
      <text:p text:style-name="P4">
时间: 2023-05-16T98:00:00-04:00</text:p>
      <text:p text:style-name="P4">
描述: 乌克兰的VISSYSOVO服务在管道后面被Zed 240毫米Minem 2S4“ Tulip” ...与乌克兰2022的战争，与乌克兰的最新新闻，《与乌克兰的新闻》，与乌克兰2022年的新闻战争，乌克兰和俄罗斯的最后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tuyflpan.jpg" text:style-name="Internet_20_link" text:visited-style-name="Visited_20_Internet_20_Link">
tuyflpan.jpg</text:a>
']</text:p>
      <text:p text:style-name="P4">
标签: ['STOPRUSSIA', 'АГРЕСІЯ РФ', 'ВТОРГНЕННЯ РФ', 'ТЮЛЬПАН']</text:p>
      <text:p text:style-name="P4">
类别: News</text:p>
      <!--METADATA-->
      <text:p text:style-name="P4">
<draw:frame draw:style-name="fr1" draw:name="Image313" text:anchor-type="as-char" svg:width="6.9236in" svg:height="3.892787in" draw:z-index="0">
<draw:image xlink:href="../Images/AРМІЯINFORM/2023-05-16T98-00-00-04-00/tuyflpan.jpg" xlink:type="simple" xlink:show="embed" xlink:actuate="onLoad" draw:mime-type="image/jpeg"/>
</draw:frame>
说明性照片</text:p>
      <text:p text:style-name="P4">
乌克兰军人摧毁了俄罗斯占领军的240毫米迫击炮2C4“郁金香”  - 汽车试图逃脱我们的后卫的“眼睛”，但急速炮兵的精确击落了设备。</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